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928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93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2.048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3.39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2.228cm"/>
    </style:style>
    <style:style style:name="co1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2.42cm"/>
    </style:style>
    <style:style style:name="co21" style:family="table-column">
      <style:table-column-properties fo:break-before="auto" style:column-width="2.738cm"/>
    </style:style>
    <style:style style:name="co22" style:family="table-column">
      <style:table-column-properties fo:break-before="auto" style:column-width="2.141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31"/>
    <style:style style:name="ce3" style:family="table-cell" style:parent-style-name="Default" style:data-style-name="N60"/>
    <style:style style:name="ce4" style:family="table-cell" style:parent-style-name="Default" style:data-style-name="N134"/>
    <style:style style:name="ce30" style:family="table-cell" style:parent-style-name="Default" style:data-style-name="N134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3"/>
    <style:style style:name="ce32" style:family="table-cell" style:parent-style-name="Default" style:data-style-name="N132"/>
    <style:style style:name="ce10" style:family="table-cell" style:parent-style-name="Default" style:data-style-name="N138"/>
    <style:style style:name="ce15" style:family="table-cell" style:parent-style-name="Default" style:data-style-name="N2"/>
    <style:style style:name="ce13" style:family="table-cell" style:parent-style-name="Default" style:data-style-name="N131">
      <style:text-properties fo:font-weight="bold" style:font-weight-asian="bold" style:font-weight-complex="bold"/>
    </style:style>
    <style:style style:name="ce14" style:family="table-cell" style:parent-style-name="Default" style:data-style-name="N135"/>
    <style:style style:name="ce19" style:family="table-cell" style:parent-style-name="Default" style:data-style-name="N1"/>
    <style:style style:name="ce17" style:family="table-cell" style:parent-style-name="Default">
      <style:text-properties fo:font-size="12pt" fo:language="en" fo:country="US" style:font-size-asian="12pt" style:language-asian="en" style:country-asian="US" style:font-size-complex="6.80000019073486pt" style:language-complex="ar" style:country-complex="SA"/>
    </style:style>
    <style:style style:name="ce11" style:family="table-cell" style:parent-style-name="Default" style:data-style-name="N137"/>
    <style:style style:name="ce7" style:family="table-cell" style:parent-style-name="Default" style:data-style-name="N0"/>
    <style:style style:name="ce41" style:family="table-cell" style:parent-style-name="Default" style:data-style-name="N37"/>
    <style:style style:name="ce18" style:family="table-cell" style:parent-style-name="Default" style:data-style-name="N11"/>
    <style:style style:name="ce20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3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34">
      <style:table-cell-properties fo:background-color="#ccffcc"/>
    </style:style>
    <style:style style:name="ce23" style:family="table-cell" style:parent-style-name="Default" style:data-style-name="N60">
      <style:table-cell-properties fo:background-color="#ccffcc"/>
    </style:style>
    <style:style style:name="ce25" style:family="table-cell" style:parent-style-name="Default" style:data-style-name="N138">
      <style:table-cell-properties fo:background-color="#ccffc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494Mississippi" table:style-name="ta1">
        <table:shapes>
          <draw:frame draw:z-index="0" draw:style-name="gr1" draw:text-style-name="P1" svg:width="15.993cm" svg:height="9.007cm" svg:x="28.838cm" svg:y="14.999cm">
            <draw:object draw:notify-on-update-of-ranges="Data494Mississippi.C37:Data494Mississippi.C48 Data494Mississippi.A37:Data494Mississippi.A37 Data494Mississippi.G37:Data494Mississippi.G48 Data494Mississippi.C49:Data494Mississippi.C60 Data494Mississippi.A49:Data494Mississippi.A49 Data494Mississippi.G49:Data494Mississippi.G60 Data494Mississippi.C61:Data494Mississippi.C72 Data494Mississippi.A61:Data494Mississippi.A61 Data494Mississippi.G61:Data494Mississippi.G72 Data494Mississippi.C73:Data494Mississippi.C84 Data494Mississippi.A73:Data494Mississippi.A73 Data494Mississippi.G73:Data494Mississippi.G84 Data494Mississippi.C85:Data494Mississippi.C96 Data494Mississippi.A85:Data494Mississippi.A85 Data494Mississippi.G85:Data494Mississippi.G96 Data494Mississippi.A97:Data494Mississippi.A97 Data494Mississippi.G97:Data494Mississippi.G107 Data494Mississippi.C97:Data494Mississippi.C108 Data494Mississippi.A109:Data494Mississippi.A109 Data494Mississippi.G109:Data494Mississippi.G120 Data494Mississippi.C109:Data494Mississippi.C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3cm" svg:height="9.007cm" svg:x="28.947cm" svg:y="24.471cm">
            <draw:object draw:notify-on-update-of-ranges="Data494Mississippi.F37:Data494Mississippi.F118 Data494Mississippi.G36:Data494Mississippi.G36 Data494Mississippi.H37:Data494Mississippi.H1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8.313cm" svg:y="4.801cm">
            <draw:object draw:notify-on-update-of-ranges="Data494Mississippi.F37:Data494Mississippi.F118 Data494Mississippi.G37:Data494Mississippi.G1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3" table:default-cell-style-name="Default"/>
        <table:table-column table:style-name="co4" table:default-cell-style-name="ce10"/>
        <table:table-column table:style-name="co5" table:default-cell-style-name="ce12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6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>
            <text:p>Water en elektrisiteit anali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494 Mississippi straat data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4"/>
          <table:table-cell table:number-columns-repeated="15"/>
          <table:table-cell table:style-name="ce5"/>
          <table:table-cell/>
          <table:table-cell table:style-name="ce21"/>
          <table:table-cell table:number-columns-repeated="3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ce2" office:value-type="string" calcext:value-type="string">
            <text:p>Gebeurtenis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3" office:value-type="string" calcext:value-type="string">
            <text:p>Datum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Geyser kombuis se oordruk klep lek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18-04-17" calcext:value-type="date">
            <text:p>17-Apr-18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55 gestel</text:p>
          </table:table-cell>
          <table:table-cell table:style-name="Default"/>
          <table:table-cell/>
          <table:table-cell table:style-name="Default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70 gestel</text:p>
          </table:table-cell>
          <table:table-cell table:style-name="Default"/>
          <table:table-cell/>
          <table:table-cell table:style-name="Default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eerste inverter aa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19-03-20" calcext:value-type="date">
            <text:p>20-Mrt-19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tweede inverter aa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0-05-01" calcext:value-type="date">
            <text:p>01-Mei-20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beheerstrategie met solar assistant begi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2-10-01" calcext:value-type="date">
            <text:p>01-Okt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het vistenk as ‘n las bygevoeg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2-02-14" calcext:value-type="date">
            <text:p>14-Feb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62"/>
        </table:table-row>
        <table:table-row table:style-name="ro2">
          <table:table-cell table:style-name="ce12" office:value-type="string" calcext:value-type="string">
            <text:p>Dus huis op 55 gestel is 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enhede per jaar, afgelei uit eerste twee jaar se data en die vorige huis se data</text:p>
          </table:table-cell>
          <table:table-cell table:style-name="ce4"/>
          <table:table-cell table:style-name="ce12"/>
          <table:table-cell table:style-name="Default"/>
          <table:table-cell table:number-columns-repeated="20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 table:number-columns-repeated="29"/>
        </table:table-row>
        <table:table-row table:style-name="ro2">
          <table:table-cell table:style-name="ce12"/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Werk besparings daarop uit.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Onthou dat ekstra TV, vispomp en deepfreeze by is en dat ekstra besparing dus eintlik hierdie moet bytel, maar dit word konserwatiewelik nie in ag geneem nie.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Neem aan dat gemiddelde prys van elektrisiteit</text:p>
          </table:table-cell>
          <table:table-cell table:style-name="Default"/>
          <table:table-cell/>
          <table:table-cell table:style-name="Default" office:value-type="float" office:value="3.5" calcext:value-type="float">
            <text:p>3,5</text:p>
          </table:table-cell>
          <table:table-cell table:style-name="ce4" office:value-type="string" calcext:value-type="string">
            <text:p>per eenheid is</text:p>
          </table:table-cell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Dan is die koste van krag per jaar:</text:p>
          </table:table-cell>
          <table:table-cell table:style-name="Default"/>
          <table:table-cell/>
          <table:table-cell table:style-name="Default" table:formula="of:=[.D20]*[.C15]" office:value-type="float" office:value="35000" calcext:value-type="float">
            <text:p>35000</text:p>
          </table:table-cell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Spaar so </text:p>
          </table:table-cell>
          <table:table-cell table:style-name="Default"/>
          <table:table-cell/>
          <table:table-cell table:style-name="Default" office:value-type="float" office:value="17000" calcext:value-type="float">
            <text:p>17000</text:p>
          </table:table-cell>
          <table:table-cell table:style-name="ce4" office:value-type="string" calcext:value-type="string">
            <text:p>per jaar</text:p>
          </table:table-cell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Opsomming:</text:p>
          </table:table-cell>
          <table:table-cell table:style-name="Default"/>
          <table:table-cell/>
          <table:table-cell table:style-name="ce15" table:formula="of:=SUM([.D31:.D33])" office:value-type="float" office:value="19525.1126080674" calcext:value-type="float">
            <text:p>19525,11</text:p>
          </table:table-cell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Jaar</text:p>
          </table:table-cell>
          <table:table-cell table:style-name="Default" office:value-type="string" calcext:value-type="string">
            <text:p>Verbruik [kWh]</text:p>
          </table:table-cell>
          <table:table-cell office:value-type="string" calcext:value-type="string">
            <text:p>Besparing</text:p>
          </table:table-cell>
          <table:table-cell table:style-name="Default" office:value-type="string" calcext:value-type="string">
            <text:p>Koste besparing</text:p>
          </table:table-cell>
          <table:table-cell table:style-name="ce4" office:value-type="string" calcext:value-type="string">
            <text:p>Prys van duurste krag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37]" office:value-type="float" office:value="2018" calcext:value-type="float">
            <text:p>2018</text:p>
          </table:table-cell>
          <table:table-cell table:style-name="ce8" table:formula="of:=[.B37]" office:value-type="float" office:value="8885.1366874136" calcext:value-type="float">
            <text:p>8 885</text:p>
          </table:table-cell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49]" office:value-type="float" office:value="2019" calcext:value-type="float">
            <text:p>2019</text:p>
          </table:table-cell>
          <table:table-cell table:style-name="ce9" table:formula="of:=[.B49]" office:value-type="float" office:value="10147.8105504056" calcext:value-type="float">
            <text:p>10 148</text:p>
          </table:table-cell>
          <table:table-cell/>
          <table:table-cell table:style-name="Default"/>
          <table:table-cell table:style-name="ce4"/>
          <table:table-cell office:value-type="string" calcext:value-type="string">
            <text:p>Geyser op 55 gestel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61]" office:value-type="float" office:value="2020" calcext:value-type="float">
            <text:p>2020</text:p>
          </table:table-cell>
          <table:table-cell table:style-name="ce9" table:formula="of:=[.B61]" office:value-type="float" office:value="9717.85760398323" calcext:value-type="float">
            <text:p>9 718</text:p>
          </table:table-cell>
          <table:table-cell table:style-name="ce32" table:formula="of:=([.$C$15]-[.B31])/[.$C$15]" office:value-type="percentage" office:value="0.0282142396016769" calcext:value-type="percentage">
            <text:p>2,8%</text:p>
          </table:table-cell>
          <table:table-cell table:style-name="ce15" table:formula="of:=([.$C$15]-[.B31])*[.E31]" office:value-type="float" office:value="987.49838605869" calcext:value-type="float">
            <text:p>987,50</text:p>
          </table:table-cell>
          <table:table-cell table:style-name="ce15" office:value-type="float" office:value="3.5" calcext:value-type="float">
            <text:p>3,50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73]" office:value-type="float" office:value="2021" calcext:value-type="float">
            <text:p>2021</text:p>
          </table:table-cell>
          <table:table-cell table:style-name="ce9" table:formula="of:=[.B73]" office:value-type="float" office:value="7188.72515819754" calcext:value-type="float">
            <text:p>7 189</text:p>
          </table:table-cell>
          <table:table-cell table:style-name="ce32" table:formula="of:=([.$C$15]-[.B32])/[.$C$15]" office:value-type="percentage" office:value="0.281127484180246" calcext:value-type="percentage">
            <text:p>28,1%</text:p>
          </table:table-cell>
          <table:table-cell table:style-name="ce15" table:formula="of:=([.$C$15]-[.B32])*[.E32]" office:value-type="float" office:value="9839.46194630861" calcext:value-type="float">
            <text:p>9839,46</text:p>
          </table:table-cell>
          <table:table-cell table:style-name="ce15" office:value-type="float" office:value="3.5" calcext:value-type="float">
            <text:p>3,50</text:p>
          </table:table-cell>
          <table:table-cell office:value-type="string" calcext:value-type="string">
            <text:p>Geyser weer op 70 gestel met nuwe stelsel inverter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85]" office:value-type="float" office:value="2022" calcext:value-type="float">
            <text:p>2022</text:p>
          </table:table-cell>
          <table:table-cell table:style-name="ce9" table:formula="of:=[.B85]" office:value-type="float" office:value="7514.81363551426" calcext:value-type="float">
            <text:p>7 515</text:p>
          </table:table-cell>
          <table:table-cell table:style-name="ce32" table:formula="of:=([.$C$15]-[.B33])/[.$C$15]" office:value-type="percentage" office:value="0.248518636448574" calcext:value-type="percentage">
            <text:p>24,9%</text:p>
          </table:table-cell>
          <table:table-cell table:style-name="ce15" table:formula="of:=([.$C$15]-[.B33])*[.E33]" office:value-type="float" office:value="8698.15227570008" calcext:value-type="float">
            <text:p>8698,15</text:p>
          </table:table-cell>
          <table:table-cell table:style-name="ce15" office:value-type="float" office:value="3.5" calcext:value-type="float">
            <text:p>3,50</text:p>
          </table:table-cell>
          <table:table-cell office:value-type="string" calcext:value-type="string">
            <text:p>Wat het bygekom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3" office:value-type="string" calcext:value-type="string">
            <text:p>Jaar</text:p>
          </table:table-cell>
          <table:table-cell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table:style-name="ce3" office:value-type="string" calcext:value-type="string">
            <text:p>Month</text:p>
          </table:table-cell>
          <table:table-cell table:style-name="Default" office:value-type="string" calcext:value-type="string">
            <text:p>Maand nommer</text:p>
          </table:table-cell>
          <table:table-cell office:value-type="string" calcext:value-type="string">
            <text:p>Maand</text:p>
          </table:table-cell>
          <table:table-cell table:style-name="Default" office:value-type="string" calcext:value-type="string">
            <text:p>Kraggebruik maand [kWh]</text:p>
          </table:table-cell>
          <table:table-cell office:value-type="string" calcext:value-type="string">
            <text:p>Kraggebruik kumulatief [kWh]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8" calcext:value-type="float">
            <text:p>2018</text:p>
          </table:table-cell>
          <table:table-cell table:style-name="ce9" table:formula="of:=SUM([.G37:.G48])" office:value-type="float" office:value="8885.1366874136" calcext:value-type="float">
            <text:p>8 885</text:p>
          </table:table-cell>
          <table:table-cell table:formula="of:=[.E37]" office:value-type="float" office:value="1" calcext:value-type="float">
            <text:p>1</text:p>
          </table:table-cell>
          <table:table-cell table:style-name="Default" table:formula="of:=TEXT([.F37]; &quot;mmm&quot;)" office:value-type="string" office:string-value="Mar" calcext:value-type="string">
            <text:p>Mar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3-31" calcext:value-type="date">
            <text:p>Mrt-18</text:p>
          </table:table-cell>
          <table:table-cell table:style-name="ce10" table:formula="of:=[.L128]+[.L129]" office:value-type="float" office:value="189.451252763439" calcext:value-type="float">
            <text:p>189,5</text:p>
          </table:table-cell>
          <table:table-cell table:style-name="ce19"/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/>
          <table:table-cell table:style-name="ce9"/>
          <table:table-cell table:formula="of:=[.E38]" office:value-type="float" office:value="2" calcext:value-type="float">
            <text:p>2</text:p>
          </table:table-cell>
          <table:table-cell table:style-name="Default" table:formula="of:=TEXT([.F38]; &quot;mmm&quot;)" office:value-type="string" office:string-value="Apr" calcext:value-type="string">
            <text:p>Apr</text:p>
          </table:table-cell>
          <table:table-cell table:style-name="Default" table:formula="of:=[.E37]+1" office:value-type="float" office:value="2" calcext:value-type="float">
            <text:p>2</text:p>
          </table:table-cell>
          <table:table-cell table:style-name="ce14" table:formula="of:=EOMONTH([.F37];1)" office:value-type="date" office:date-value="2018-04-30" calcext:value-type="date">
            <text:p>Apr-18</text:p>
          </table:table-cell>
          <table:table-cell table:style-name="ce10" table:formula="of:=[.L133]+[.L132]+[.L130]" office:value-type="float" office:value="777.519273552301" calcext:value-type="float">
            <text:p>777,5</text:p>
          </table:table-cell>
          <table:table-cell table:style-name="ce10" table:formula="of:=[.G37]+[.G38]" office:value-type="float" office:value="966.97052631574" calcext:value-type="float">
            <text:p>967,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9]" office:value-type="float" office:value="3" calcext:value-type="float">
            <text:p>3</text:p>
          </table:table-cell>
          <table:table-cell table:style-name="Default" table:formula="of:=TEXT([.F39]; &quot;mmm&quot;)" office:value-type="string" office:string-value="Mei" calcext:value-type="string">
            <text:p>Mei</text:p>
          </table:table-cell>
          <table:table-cell table:style-name="Default" table:formula="of:=[.E38]+1" office:value-type="float" office:value="3" calcext:value-type="float">
            <text:p>3</text:p>
          </table:table-cell>
          <table:table-cell table:style-name="ce14" table:formula="of:=EOMONTH([.F38];1)" office:value-type="date" office:date-value="2018-05-31" calcext:value-type="date">
            <text:p>Mei-18</text:p>
          </table:table-cell>
          <table:table-cell table:style-name="ce10" table:formula="of:=[.L134]+[.L136]+[.L137]" office:value-type="float" office:value="838.561684439236" calcext:value-type="float">
            <text:p>838,6</text:p>
          </table:table-cell>
          <table:table-cell table:style-name="ce10" table:formula="of:=[.H38]+[.G39]" office:value-type="float" office:value="1805.53221075498" calcext:value-type="float">
            <text:p>1805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0]" office:value-type="float" office:value="4" calcext:value-type="float">
            <text:p>4</text:p>
          </table:table-cell>
          <table:table-cell table:style-name="Default" table:formula="of:=TEXT([.F40]; &quot;mmm&quot;)" office:value-type="string" office:string-value="Jun" calcext:value-type="string">
            <text:p>Jun</text:p>
          </table:table-cell>
          <table:table-cell table:style-name="Default" table:formula="of:=[.E39]+1" office:value-type="float" office:value="4" calcext:value-type="float">
            <text:p>4</text:p>
          </table:table-cell>
          <table:table-cell table:style-name="ce14" table:formula="of:=EOMONTH([.F39];1)" office:value-type="date" office:date-value="2018-06-30" calcext:value-type="date">
            <text:p>Jun-18</text:p>
          </table:table-cell>
          <table:table-cell table:style-name="ce10" table:formula="of:=[.L153]+[.L151]+[.L148]+[.L146]+[.L144]+[.L142]+[.L138]" office:value-type="float" office:value="920.944858940737" calcext:value-type="float">
            <text:p>920,9</text:p>
          </table:table-cell>
          <table:table-cell table:style-name="ce10" table:formula="of:=[.H39]+[.G40]" office:value-type="float" office:value="2726.47706969571" calcext:value-type="float">
            <text:p>2726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1]" office:value-type="float" office:value="5" calcext:value-type="float">
            <text:p>5</text:p>
          </table:table-cell>
          <table:table-cell table:style-name="Default" table:formula="of:=TEXT([.F41]; &quot;mmm&quot;)" office:value-type="string" office:string-value="Jul" calcext:value-type="string">
            <text:p>Jul</text:p>
          </table:table-cell>
          <table:table-cell table:style-name="Default" table:formula="of:=[.E40]+1" office:value-type="float" office:value="5" calcext:value-type="float">
            <text:p>5</text:p>
          </table:table-cell>
          <table:table-cell table:style-name="ce14" table:formula="of:=EOMONTH([.F40];1)" office:value-type="date" office:date-value="2018-07-31" calcext:value-type="date">
            <text:p>Jul-18</text:p>
          </table:table-cell>
          <table:table-cell table:style-name="ce10" table:formula="of:=[.L175]+[.L173]+[.L170]+[.L167]+[.L164]+[.L160]+[.L157]+[.L154]" office:value-type="float" office:value="759.79270207868" calcext:value-type="float">
            <text:p>759,8</text:p>
          </table:table-cell>
          <table:table-cell table:style-name="ce10" table:formula="of:=[.H40]+[.G41]" office:value-type="float" office:value="3486.26977177439" calcext:value-type="float">
            <text:p>3486,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2]" office:value-type="float" office:value="6" calcext:value-type="float">
            <text:p>6</text:p>
          </table:table-cell>
          <table:table-cell table:style-name="Default" table:formula="of:=TEXT([.F42]; &quot;mmm&quot;)" office:value-type="string" office:string-value="Aug" calcext:value-type="string">
            <text:p>Aug</text:p>
          </table:table-cell>
          <table:table-cell table:style-name="Default" table:formula="of:=[.E41]+1" office:value-type="float" office:value="6" calcext:value-type="float">
            <text:p>6</text:p>
          </table:table-cell>
          <table:table-cell table:style-name="ce14" table:formula="of:=EOMONTH([.F41];1)" office:value-type="date" office:date-value="2018-08-31" calcext:value-type="date">
            <text:p>Aug-18</text:p>
          </table:table-cell>
          <table:table-cell table:style-name="ce10" table:formula="of:=[.L200]+[.L198]+[.L195]+[.L192]+[.L188]+[.L185]+[.L182]+[.L179]+[.L176]" office:value-type="float" office:value="862.900413585174" calcext:value-type="float">
            <text:p>862,9</text:p>
          </table:table-cell>
          <table:table-cell table:style-name="ce10" table:formula="of:=[.H41]+[.G42]" office:value-type="float" office:value="4349.17018535957" calcext:value-type="float">
            <text:p>4349,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3]" office:value-type="float" office:value="7" calcext:value-type="float">
            <text:p>7</text:p>
          </table:table-cell>
          <table:table-cell table:style-name="Default" table:formula="of:=TEXT([.F43]; &quot;mmm&quot;)" office:value-type="string" office:string-value="Sep" calcext:value-type="string">
            <text:p>Sep</text:p>
          </table:table-cell>
          <table:table-cell table:style-name="Default" table:formula="of:=[.E42]+1" office:value-type="float" office:value="7" calcext:value-type="float">
            <text:p>7</text:p>
          </table:table-cell>
          <table:table-cell table:style-name="ce14" table:formula="of:=EOMONTH([.F42];1)" office:value-type="date" office:date-value="2018-09-30" calcext:value-type="date">
            <text:p>Sep-18</text:p>
          </table:table-cell>
          <table:table-cell table:style-name="ce10" table:formula="of:=[.L222]+[.L219]+[.L215]+[.L212]+[.L208]+[.L204]+[.L201]" office:value-type="float" office:value="766.652384342626" calcext:value-type="float">
            <text:p>766,7</text:p>
          </table:table-cell>
          <table:table-cell table:style-name="ce10" table:formula="of:=[.H42]+[.G43]" office:value-type="float" office:value="5115.82256970219" calcext:value-type="float">
            <text:p>5115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4]" office:value-type="float" office:value="8" calcext:value-type="float">
            <text:p>8</text:p>
          </table:table-cell>
          <table:table-cell table:style-name="Default" table:formula="of:=TEXT([.F44]; &quot;mmm&quot;)" office:value-type="string" office:string-value="Okt" calcext:value-type="string">
            <text:p>Okt</text:p>
          </table:table-cell>
          <table:table-cell table:style-name="Default" table:formula="of:=[.E43]+1" office:value-type="float" office:value="8" calcext:value-type="float">
            <text:p>8</text:p>
          </table:table-cell>
          <table:table-cell table:style-name="ce14" table:formula="of:=EOMONTH([.F43];1)" office:value-type="date" office:date-value="2018-10-31" calcext:value-type="date">
            <text:p>Okt-18</text:p>
          </table:table-cell>
          <table:table-cell table:style-name="ce10" table:formula="of:=[.L243]+[.L240]+[.L238]+[.L235]+[.L231]+[.L227]+[.L223]" office:value-type="float" office:value="856.672948910017" calcext:value-type="float">
            <text:p>856,7</text:p>
          </table:table-cell>
          <table:table-cell table:style-name="ce10" table:formula="of:=[.H43]+[.G44]" office:value-type="float" office:value="5972.49551861221" calcext:value-type="float">
            <text:p>5972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5]" office:value-type="float" office:value="9" calcext:value-type="float">
            <text:p>9</text:p>
          </table:table-cell>
          <table:table-cell table:style-name="Default" table:formula="of:=TEXT([.F45]; &quot;mmm&quot;)" office:value-type="string" office:string-value="Nov" calcext:value-type="string">
            <text:p>Nov</text:p>
          </table:table-cell>
          <table:table-cell table:style-name="Default" table:formula="of:=[.E44]+1" office:value-type="float" office:value="9" calcext:value-type="float">
            <text:p>9</text:p>
          </table:table-cell>
          <table:table-cell table:style-name="ce14" table:formula="of:=EOMONTH([.F44];1)" office:value-type="date" office:date-value="2018-11-30" calcext:value-type="date">
            <text:p>Nov-18</text:p>
          </table:table-cell>
          <table:table-cell table:style-name="ce10" table:formula="of:=[.L262]+[.L259]+[.L256]+[.L252]+[.L248]+[.L244]" office:value-type="float" office:value="774.531334881903" calcext:value-type="float">
            <text:p>774,5</text:p>
          </table:table-cell>
          <table:table-cell table:style-name="ce10" table:formula="of:=[.H44]+[.G45]" office:value-type="float" office:value="6747.02685349411" calcext:value-type="float">
            <text:p>6747,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6]" office:value-type="float" office:value="10" calcext:value-type="float">
            <text:p>10</text:p>
          </table:table-cell>
          <table:table-cell table:style-name="Default" table:formula="of:=TEXT([.F46]; &quot;mmm&quot;)" office:value-type="string" office:string-value="Des" calcext:value-type="string">
            <text:p>Des</text:p>
          </table:table-cell>
          <table:table-cell table:style-name="Default" table:formula="of:=[.E45]+1" office:value-type="float" office:value="10" calcext:value-type="float">
            <text:p>10</text:p>
          </table:table-cell>
          <table:table-cell table:style-name="ce14" table:formula="of:=EOMONTH([.F45];1)" office:value-type="date" office:date-value="2018-12-31" calcext:value-type="date">
            <text:p>Des-18</text:p>
          </table:table-cell>
          <table:table-cell table:style-name="ce10" table:formula="of:=[.L279]+[.L276]+[.L271]+[.L267]+[.L263]" office:value-type="float" office:value="585.134518371034" calcext:value-type="float">
            <text:p>585,1</text:p>
          </table:table-cell>
          <table:table-cell table:style-name="ce10" table:formula="of:=[.H45]+[.G46]" office:value-type="float" office:value="7332.16137186515" calcext:value-type="float">
            <text:p>7332,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7]" office:value-type="float" office:value="11" calcext:value-type="float">
            <text:p>11</text:p>
          </table:table-cell>
          <table:table-cell table:style-name="Default" table:formula="of:=TEXT([.F47]; &quot;mmm&quot;)" office:value-type="string" office:string-value="Jan" calcext:value-type="string">
            <text:p>Jan</text:p>
          </table:table-cell>
          <table:table-cell table:style-name="Default" table:formula="of:=[.E46]+1" office:value-type="float" office:value="11" calcext:value-type="float">
            <text:p>11</text:p>
          </table:table-cell>
          <table:table-cell table:style-name="ce14" table:formula="of:=EOMONTH([.F46];1)" office:value-type="date" office:date-value="2019-01-31" calcext:value-type="date">
            <text:p>Jan-19</text:p>
          </table:table-cell>
          <table:table-cell table:style-name="ce10" table:formula="of:=[.L293]+[.L292]+[.L290]+[.L288]+[.L286]+[.L284]+[.L280]" office:value-type="float" office:value="780.551299067004" calcext:value-type="float">
            <text:p>780,6</text:p>
          </table:table-cell>
          <table:table-cell table:style-name="ce10" table:formula="of:=[.H46]+[.G47]" office:value-type="float" office:value="8112.71267093215" calcext:value-type="float">
            <text:p>8112,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8]" office:value-type="float" office:value="12" calcext:value-type="float">
            <text:p>12</text:p>
          </table:table-cell>
          <table:table-cell table:style-name="Default" table:formula="of:=TEXT([.F48]; &quot;mmm&quot;)" office:value-type="string" office:string-value="Feb" calcext:value-type="string">
            <text:p>Feb</text:p>
          </table:table-cell>
          <table:table-cell table:style-name="Default" table:formula="of:=[.E47]+1" office:value-type="float" office:value="12" calcext:value-type="float">
            <text:p>12</text:p>
          </table:table-cell>
          <table:table-cell table:style-name="ce14" table:formula="of:=EOMONTH([.F47];1)" office:value-type="date" office:date-value="2019-02-28" calcext:value-type="date">
            <text:p>Feb-19</text:p>
          </table:table-cell>
          <table:table-cell table:style-name="ce10" table:formula="of:=[.L313]+[.L310]+[.L306]+[.L302]+[.L298]+[.L294]" office:value-type="float" office:value="772.424016481452" calcext:value-type="float">
            <text:p>772,4</text:p>
          </table:table-cell>
          <table:table-cell table:style-name="ce10" table:formula="of:=[.H47]+[.G48]" office:value-type="float" office:value="8885.1366874136" calcext:value-type="float">
            <text:p>8885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9" calcext:value-type="float">
            <text:p>2019</text:p>
          </table:table-cell>
          <table:table-cell table:style-name="ce9" table:formula="of:=SUM([.G49:.G60])" office:value-type="float" office:value="10147.8105504056" calcext:value-type="float">
            <text:p>10 148</text:p>
          </table:table-cell>
          <table:table-cell table:formula="of:=[.C37]" office:value-type="float" office:value="1" calcext:value-type="float">
            <text:p>1</text:p>
          </table:table-cell>
          <table:table-cell table:style-name="Default" table:formula="of:=TEXT([.F49]; &quot;mmm&quot;)" office:value-type="string" office:string-value="Mrt" calcext:value-type="string">
            <text:p>Mrt</text:p>
          </table:table-cell>
          <table:table-cell table:style-name="Default" table:formula="of:=[.E48]+1" office:value-type="float" office:value="13" calcext:value-type="float">
            <text:p>13</text:p>
          </table:table-cell>
          <table:table-cell table:style-name="ce14" table:formula="of:=EOMONTH([.F48];1)" office:value-type="date" office:date-value="2019-03-31" calcext:value-type="date">
            <text:p>Mrt-19</text:p>
          </table:table-cell>
          <table:table-cell table:style-name="ce10" table:formula="of:=[.L339]+[.L336]+[.L334]+[.L331]+[.L329]+[.L326]+[.L321]+[.L317]+[.L314]" office:value-type="float" office:value="844.340614173841" calcext:value-type="float">
            <text:p>844,3</text:p>
          </table:table-cell>
          <table:table-cell table:style-name="ce10" table:formula="of:=[.H48]+[.G49]" office:value-type="float" office:value="9729.47730158745" calcext:value-type="float">
            <text:p>9729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8]" office:value-type="float" office:value="2" calcext:value-type="float">
            <text:p>2</text:p>
          </table:table-cell>
          <table:table-cell table:style-name="Default" table:formula="of:=TEXT([.F50]; &quot;mmm&quot;)" office:value-type="string" office:string-value="Apr" calcext:value-type="string">
            <text:p>Apr</text:p>
          </table:table-cell>
          <table:table-cell table:style-name="Default" table:formula="of:=[.E49]+1" office:value-type="float" office:value="14" calcext:value-type="float">
            <text:p>14</text:p>
          </table:table-cell>
          <table:table-cell table:style-name="ce14" table:formula="of:=EOMONTH([.F49];1)" office:value-type="date" office:date-value="2019-04-30" calcext:value-type="date">
            <text:p>Apr-19</text:p>
          </table:table-cell>
          <table:table-cell table:style-name="ce10" table:formula="of:=[.L346]+[.L345]+[.L342]+[.L340]" office:value-type="float" office:value="879.820253424812" calcext:value-type="float">
            <text:p>879,8</text:p>
          </table:table-cell>
          <table:table-cell table:style-name="ce10" table:formula="of:=[.H49]+[.G50]" office:value-type="float" office:value="10609.2975550123" calcext:value-type="float">
            <text:p>10609,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9]" office:value-type="float" office:value="3" calcext:value-type="float">
            <text:p>3</text:p>
          </table:table-cell>
          <table:table-cell table:style-name="Default" table:formula="of:=TEXT([.F51]; &quot;mmm&quot;)" office:value-type="string" office:string-value="Mei" calcext:value-type="string">
            <text:p>Mei</text:p>
          </table:table-cell>
          <table:table-cell table:style-name="Default" table:formula="of:=[.E50]+1" office:value-type="float" office:value="15" calcext:value-type="float">
            <text:p>15</text:p>
          </table:table-cell>
          <table:table-cell table:style-name="ce14" table:formula="of:=EOMONTH([.F50];1)" office:value-type="date" office:date-value="2019-05-31" calcext:value-type="date">
            <text:p>Mei-19</text:p>
          </table:table-cell>
          <table:table-cell table:style-name="ce10" table:formula="of:=[.L352]+[.L351]+[.L349]+[.L347]" office:value-type="float" office:value="956.590041092178" calcext:value-type="float">
            <text:p>956,6</text:p>
          </table:table-cell>
          <table:table-cell table:style-name="ce10" table:formula="of:=[.H50]+[.G51]" office:value-type="float" office:value="11565.8875961044" calcext:value-type="float">
            <text:p>11565,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0]" office:value-type="float" office:value="4" calcext:value-type="float">
            <text:p>4</text:p>
          </table:table-cell>
          <table:table-cell table:style-name="Default" table:formula="of:=TEXT([.F52]; &quot;mmm&quot;)" office:value-type="string" office:string-value="Jun" calcext:value-type="string">
            <text:p>Jun</text:p>
          </table:table-cell>
          <table:table-cell table:style-name="Default" table:formula="of:=[.E51]+1" office:value-type="float" office:value="16" calcext:value-type="float">
            <text:p>16</text:p>
          </table:table-cell>
          <table:table-cell table:style-name="ce14" table:formula="of:=EOMONTH([.F51];1)" office:value-type="date" office:date-value="2019-06-30" calcext:value-type="date">
            <text:p>Jun-19</text:p>
          </table:table-cell>
          <table:table-cell table:style-name="ce10" table:formula="of:=[.L360]+[.L359]+[.L357]+[.L355]+[.L353]" office:value-type="float" office:value="994.751611074479" calcext:value-type="float">
            <text:p>994,8</text:p>
          </table:table-cell>
          <table:table-cell table:style-name="ce10" table:formula="of:=[.H51]+[.G52]" office:value-type="float" office:value="12560.6392071789" calcext:value-type="float">
            <text:p>12560,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1]" office:value-type="float" office:value="5" calcext:value-type="float">
            <text:p>5</text:p>
          </table:table-cell>
          <table:table-cell table:style-name="Default" table:formula="of:=TEXT([.F53]; &quot;mmm&quot;)" office:value-type="string" office:string-value="Jul" calcext:value-type="string">
            <text:p>Jul</text:p>
          </table:table-cell>
          <table:table-cell table:style-name="Default" table:formula="of:=[.E52]+1" office:value-type="float" office:value="17" calcext:value-type="float">
            <text:p>17</text:p>
          </table:table-cell>
          <table:table-cell table:style-name="ce14" table:formula="of:=EOMONTH([.F52];1)" office:value-type="date" office:date-value="2019-07-31" calcext:value-type="date">
            <text:p>Jul-19</text:p>
          </table:table-cell>
          <table:table-cell table:style-name="ce10" table:formula="of:=[.L370]+[.L369]+[.L367]+[.L365]+[.L363]+[.L361]" office:value-type="float" office:value="975.110625641653" calcext:value-type="float">
            <text:p>975,1</text:p>
          </table:table-cell>
          <table:table-cell table:style-name="ce10" table:formula="of:=[.H52]+[.G53]" office:value-type="float" office:value="13535.7498328206" calcext:value-type="float">
            <text:p>13535,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2]" office:value-type="float" office:value="6" calcext:value-type="float">
            <text:p>6</text:p>
          </table:table-cell>
          <table:table-cell table:style-name="Default" table:formula="of:=TEXT([.F54]; &quot;mmm&quot;)" office:value-type="string" office:string-value="Aug" calcext:value-type="string">
            <text:p>Aug</text:p>
          </table:table-cell>
          <table:table-cell table:style-name="Default" table:formula="of:=[.E53]+1" office:value-type="float" office:value="18" calcext:value-type="float">
            <text:p>18</text:p>
          </table:table-cell>
          <table:table-cell table:style-name="ce14" table:formula="of:=EOMONTH([.F53];1)" office:value-type="date" office:date-value="2019-08-31" calcext:value-type="date">
            <text:p>Aug-19</text:p>
          </table:table-cell>
          <table:table-cell table:style-name="ce10" table:formula="of:=[.L376]+[.L375]+[.L373]+[.L371]" office:value-type="float" office:value="835.067821831629" calcext:value-type="float">
            <text:p>835,1</text:p>
          </table:table-cell>
          <table:table-cell table:style-name="ce10" table:formula="of:=[.H53]+[.G54]" office:value-type="float" office:value="14370.8176546522" calcext:value-type="float">
            <text:p>14370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3]" office:value-type="float" office:value="7" calcext:value-type="float">
            <text:p>7</text:p>
          </table:table-cell>
          <table:table-cell table:style-name="Default" table:formula="of:=TEXT([.F55]; &quot;mmm&quot;)" office:value-type="string" office:string-value="Sep" calcext:value-type="string">
            <text:p>Sep</text:p>
          </table:table-cell>
          <table:table-cell table:style-name="Default" table:formula="of:=[.E54]+1" office:value-type="float" office:value="19" calcext:value-type="float">
            <text:p>19</text:p>
          </table:table-cell>
          <table:table-cell table:style-name="ce14" table:formula="of:=EOMONTH([.F54];1)" office:value-type="date" office:date-value="2019-09-30" calcext:value-type="date">
            <text:p>Sep-19</text:p>
          </table:table-cell>
          <table:table-cell table:style-name="ce10" table:formula="of:=[.L385]+[.L384]+[.L381]+[.L379]+[.L377]" office:value-type="float" office:value="781.452034918917" calcext:value-type="float">
            <text:p>781,5</text:p>
          </table:table-cell>
          <table:table-cell table:style-name="ce10" table:formula="of:=[.H54]+[.G55]" office:value-type="float" office:value="15152.2696895711" calcext:value-type="float">
            <text:p>15152,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4]" office:value-type="float" office:value="8" calcext:value-type="float">
            <text:p>8</text:p>
          </table:table-cell>
          <table:table-cell table:style-name="Default" table:formula="of:=TEXT([.F56]; &quot;mmm&quot;)" office:value-type="string" office:string-value="Okt" calcext:value-type="string">
            <text:p>Okt</text:p>
          </table:table-cell>
          <table:table-cell table:style-name="Default" table:formula="of:=[.E55]+1" office:value-type="float" office:value="20" calcext:value-type="float">
            <text:p>20</text:p>
          </table:table-cell>
          <table:table-cell table:style-name="ce14" table:formula="of:=EOMONTH([.F55];1)" office:value-type="date" office:date-value="2019-10-31" calcext:value-type="date">
            <text:p>Okt-19</text:p>
          </table:table-cell>
          <table:table-cell table:style-name="ce10" table:formula="of:=[.L393]+[.L392]+[.L390]+[.L388]+[.L386]" office:value-type="float" office:value="872.782080033236" calcext:value-type="float">
            <text:p>872,8</text:p>
          </table:table-cell>
          <table:table-cell table:style-name="ce10" table:formula="of:=[.H55]+[.G56]" office:value-type="float" office:value="16025.0517696044" calcext:value-type="float">
            <text:p>16025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5]" office:value-type="float" office:value="9" calcext:value-type="float">
            <text:p>9</text:p>
          </table:table-cell>
          <table:table-cell table:style-name="Default" table:formula="of:=TEXT([.F57]; &quot;mmm&quot;)" office:value-type="string" office:string-value="Nov" calcext:value-type="string">
            <text:p>Nov</text:p>
          </table:table-cell>
          <table:table-cell table:style-name="Default" table:formula="of:=[.E56]+1" office:value-type="float" office:value="21" calcext:value-type="float">
            <text:p>21</text:p>
          </table:table-cell>
          <table:table-cell table:style-name="ce14" table:formula="of:=EOMONTH([.F56];1)" office:value-type="date" office:date-value="2019-11-30" calcext:value-type="date">
            <text:p>Nov-19</text:p>
          </table:table-cell>
          <table:table-cell table:style-name="ce10" table:formula="of:=[.L400]+[.L399]+[.L396]+[.L394]" office:value-type="float" office:value="760.865592575445" calcext:value-type="float">
            <text:p>760,9</text:p>
          </table:table-cell>
          <table:table-cell table:style-name="ce10" table:formula="of:=[.H56]+[.G57]" office:value-type="float" office:value="16785.9173621798" calcext:value-type="float">
            <text:p>16785,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6]" office:value-type="float" office:value="10" calcext:value-type="float">
            <text:p>10</text:p>
          </table:table-cell>
          <table:table-cell table:style-name="Default" table:formula="of:=TEXT([.F58]; &quot;mmm&quot;)" office:value-type="string" office:string-value="Des" calcext:value-type="string">
            <text:p>Des</text:p>
          </table:table-cell>
          <table:table-cell table:style-name="Default" table:formula="of:=[.E57]+1" office:value-type="float" office:value="22" calcext:value-type="float">
            <text:p>22</text:p>
          </table:table-cell>
          <table:table-cell table:style-name="ce14" table:formula="of:=EOMONTH([.F57];1)" office:value-type="date" office:date-value="2019-12-31" calcext:value-type="date">
            <text:p>Des-19</text:p>
          </table:table-cell>
          <table:table-cell table:style-name="ce10" table:formula="of:=[.L408]+[.L407]+[.L405]+[.L403]+[.L401]" office:value-type="float" office:value="773.490209673555" calcext:value-type="float">
            <text:p>773,5</text:p>
          </table:table-cell>
          <table:table-cell table:style-name="ce10" table:formula="of:=[.H57]+[.G58]" office:value-type="float" office:value="17559.4075718534" calcext:value-type="float">
            <text:p>17559,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7]" office:value-type="float" office:value="11" calcext:value-type="float">
            <text:p>11</text:p>
          </table:table-cell>
          <table:table-cell table:style-name="Default" table:formula="of:=TEXT([.F59]; &quot;mmm&quot;)" office:value-type="string" office:string-value="Jan" calcext:value-type="string">
            <text:p>Jan</text:p>
          </table:table-cell>
          <table:table-cell table:style-name="Default" table:formula="of:=[.E58]+1" office:value-type="float" office:value="23" calcext:value-type="float">
            <text:p>23</text:p>
          </table:table-cell>
          <table:table-cell table:style-name="ce14" table:formula="of:=EOMONTH([.F58];1)" office:value-type="date" office:date-value="2020-01-31" calcext:value-type="date">
            <text:p>Jan-20</text:p>
          </table:table-cell>
          <table:table-cell table:style-name="ce10" table:formula="of:=[.L414]+[.L413]+[.L411]+[.L409]" office:value-type="float" office:value="772.342439702083" calcext:value-type="float">
            <text:p>772,3</text:p>
          </table:table-cell>
          <table:table-cell table:style-name="ce10" table:formula="of:=[.H58]+[.G59]" office:value-type="float" office:value="18331.7500115554" calcext:value-type="float">
            <text:p>18331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8]" office:value-type="float" office:value="12" calcext:value-type="float">
            <text:p>12</text:p>
          </table:table-cell>
          <table:table-cell table:style-name="Default" table:formula="of:=TEXT([.F60]; &quot;mmm&quot;)" office:value-type="string" office:string-value="Feb" calcext:value-type="string">
            <text:p>Feb</text:p>
          </table:table-cell>
          <table:table-cell table:style-name="Default" table:formula="of:=[.E59]+1" office:value-type="float" office:value="24" calcext:value-type="float">
            <text:p>24</text:p>
          </table:table-cell>
          <table:table-cell table:style-name="ce14" table:formula="of:=EOMONTH([.F59];1)" office:value-type="date" office:date-value="2020-02-29" calcext:value-type="date">
            <text:p>Feb-20</text:p>
          </table:table-cell>
          <table:table-cell table:style-name="ce10" table:formula="of:=[.L420]+[.L419]+[.L417]+[.L415]" office:value-type="float" office:value="701.197226263769" calcext:value-type="float">
            <text:p>701,2</text:p>
          </table:table-cell>
          <table:table-cell table:style-name="ce10" table:formula="of:=[.H59]+[.G60]" office:value-type="float" office:value="19032.9472378192" calcext:value-type="float">
            <text:p>19032,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20" calcext:value-type="float">
            <text:p>2020</text:p>
          </table:table-cell>
          <table:table-cell table:style-name="ce9" table:formula="of:=SUM([.G61:.G72])" office:value-type="float" office:value="9717.85760398323" calcext:value-type="float">
            <text:p>9 718</text:p>
          </table:table-cell>
          <table:table-cell table:formula="of:=[.C49]" office:value-type="float" office:value="1" calcext:value-type="float">
            <text:p>1</text:p>
          </table:table-cell>
          <table:table-cell table:style-name="Default" table:formula="of:=TEXT([.F61]; &quot;mmm&quot;)" office:value-type="string" office:string-value="Mrt" calcext:value-type="string">
            <text:p>Mrt</text:p>
          </table:table-cell>
          <table:table-cell table:style-name="Default" table:formula="of:=[.E60]+1" office:value-type="float" office:value="25" calcext:value-type="float">
            <text:p>25</text:p>
          </table:table-cell>
          <table:table-cell table:style-name="ce14" table:formula="of:=EOMONTH([.F60];1)" office:value-type="date" office:date-value="2020-03-31" calcext:value-type="date">
            <text:p>Mrt-20</text:p>
          </table:table-cell>
          <table:table-cell table:style-name="ce10" table:formula="of:=[.L428]+[.L427]+[.L425]+[.L423]+[.L421]" office:value-type="float" office:value="731.113066678308" calcext:value-type="float">
            <text:p>731,1</text:p>
          </table:table-cell>
          <table:table-cell table:style-name="ce10" table:formula="of:=[.H60]+[.G61]" office:value-type="float" office:value="19764.0603044975" calcext:value-type="float">
            <text:p>19764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0]" office:value-type="float" office:value="2" calcext:value-type="float">
            <text:p>2</text:p>
          </table:table-cell>
          <table:table-cell table:style-name="Default" table:formula="of:=TEXT([.F62]; &quot;mmm&quot;)" office:value-type="string" office:string-value="Apr" calcext:value-type="string">
            <text:p>Apr</text:p>
          </table:table-cell>
          <table:table-cell table:style-name="Default" table:formula="of:=[.E61]+1" office:value-type="float" office:value="26" calcext:value-type="float">
            <text:p>26</text:p>
          </table:table-cell>
          <table:table-cell table:style-name="ce14" table:formula="of:=EOMONTH([.F61];1)" office:value-type="date" office:date-value="2020-04-30" calcext:value-type="date">
            <text:p>Apr-20</text:p>
          </table:table-cell>
          <table:table-cell table:style-name="ce10" table:formula="of:=[.L435]+[.L433]+[.L431]+[.L429]" office:value-type="float" office:value="878.067982325936" calcext:value-type="float">
            <text:p>878,1</text:p>
          </table:table-cell>
          <table:table-cell table:style-name="ce10" table:formula="of:=[.H61]+[.G62]" office:value-type="float" office:value="20642.1282868234" calcext:value-type="float">
            <text:p>20642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1]" office:value-type="float" office:value="3" calcext:value-type="float">
            <text:p>3</text:p>
          </table:table-cell>
          <table:table-cell table:style-name="Default" table:formula="of:=TEXT([.F63]; &quot;mmm&quot;)" office:value-type="string" office:string-value="Mei" calcext:value-type="string">
            <text:p>Mei</text:p>
          </table:table-cell>
          <table:table-cell table:style-name="Default" table:formula="of:=[.E62]+1" office:value-type="float" office:value="27" calcext:value-type="float">
            <text:p>27</text:p>
          </table:table-cell>
          <table:table-cell table:style-name="ce14" table:formula="of:=EOMONTH([.F62];1)" office:value-type="date" office:date-value="2020-05-31" calcext:value-type="date">
            <text:p>Mei-20</text:p>
          </table:table-cell>
          <table:table-cell table:style-name="ce10" table:formula="of:=[.L445]+[.L444]+[.L442]+[.L440]+[.L438]+[.L436]" office:value-type="float" office:value="1036.54869159353" calcext:value-type="float">
            <text:p>1036,5</text:p>
          </table:table-cell>
          <table:table-cell table:style-name="ce10" table:formula="of:=[.H62]+[.G63]" office:value-type="float" office:value="21678.676978417" calcext:value-type="float">
            <text:p>21678,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2]" office:value-type="float" office:value="4" calcext:value-type="float">
            <text:p>4</text:p>
          </table:table-cell>
          <table:table-cell table:style-name="Default" table:formula="of:=TEXT([.F64]; &quot;mmm&quot;)" office:value-type="string" office:string-value="Jun" calcext:value-type="string">
            <text:p>Jun</text:p>
          </table:table-cell>
          <table:table-cell table:style-name="Default" table:formula="of:=[.E63]+1" office:value-type="float" office:value="28" calcext:value-type="float">
            <text:p>28</text:p>
          </table:table-cell>
          <table:table-cell table:style-name="ce14" table:formula="of:=EOMONTH([.F63];1)" office:value-type="date" office:date-value="2020-06-30" calcext:value-type="date">
            <text:p>Jun-20</text:p>
          </table:table-cell>
          <table:table-cell table:style-name="ce10" table:formula="of:=[.L452]+[.L451]+[.L449]+[.L446]" office:value-type="float" office:value="1121.50004002862" calcext:value-type="float">
            <text:p>1121,5</text:p>
          </table:table-cell>
          <table:table-cell table:style-name="ce10" table:formula="of:=[.H63]+[.G64]" office:value-type="float" office:value="22800.1770184456" calcext:value-type="float">
            <text:p>22800,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3]" office:value-type="float" office:value="5" calcext:value-type="float">
            <text:p>5</text:p>
          </table:table-cell>
          <table:table-cell table:style-name="Default" table:formula="of:=TEXT([.F65]; &quot;mmm&quot;)" office:value-type="string" office:string-value="Jul" calcext:value-type="string">
            <text:p>Jul</text:p>
          </table:table-cell>
          <table:table-cell table:style-name="Default" table:formula="of:=[.E64]+1" office:value-type="float" office:value="29" calcext:value-type="float">
            <text:p>29</text:p>
          </table:table-cell>
          <table:table-cell table:style-name="ce14" table:formula="of:=EOMONTH([.F64];1)" office:value-type="date" office:date-value="2020-07-31" calcext:value-type="date">
            <text:p>Jul-20</text:p>
          </table:table-cell>
          <table:table-cell table:style-name="ce10" table:formula="of:=[.L462]+[.L461]+[.L459]+[.L457]+[.L455]+[.L453]" office:value-type="float" office:value="1073.22371442355" calcext:value-type="float">
            <text:p>1073,2</text:p>
          </table:table-cell>
          <table:table-cell table:style-name="ce10" table:formula="of:=[.H64]+[.G65]" office:value-type="float" office:value="23873.4007328691" calcext:value-type="float">
            <text:p>23873,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4]" office:value-type="float" office:value="6" calcext:value-type="float">
            <text:p>6</text:p>
          </table:table-cell>
          <table:table-cell table:style-name="Default" table:formula="of:=TEXT([.F66]; &quot;mmm&quot;)" office:value-type="string" office:string-value="Aug" calcext:value-type="string">
            <text:p>Aug</text:p>
          </table:table-cell>
          <table:table-cell table:style-name="Default" table:formula="of:=[.E65]+1" office:value-type="float" office:value="30" calcext:value-type="float">
            <text:p>30</text:p>
          </table:table-cell>
          <table:table-cell table:style-name="ce14" table:formula="of:=EOMONTH([.F65];1)" office:value-type="date" office:date-value="2020-08-31" calcext:value-type="date">
            <text:p>Aug-20</text:p>
          </table:table-cell>
          <table:table-cell table:style-name="ce10" table:formula="of:=[.L472]+[.L471]+[.L469]+[.L467]+[.L465]+[.L463]" office:value-type="float" office:value="990.426673923107" calcext:value-type="float">
            <text:p>990,4</text:p>
          </table:table-cell>
          <table:table-cell table:style-name="ce10" table:formula="of:=[.H65]+[.G66]" office:value-type="float" office:value="24863.8274067922" calcext:value-type="float">
            <text:p>24863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5]" office:value-type="float" office:value="7" calcext:value-type="float">
            <text:p>7</text:p>
          </table:table-cell>
          <table:table-cell table:style-name="Default" table:formula="of:=TEXT([.F67]; &quot;mmm&quot;)" office:value-type="string" office:string-value="Sep" calcext:value-type="string">
            <text:p>Sep</text:p>
          </table:table-cell>
          <table:table-cell table:style-name="Default" table:formula="of:=[.E66]+1" office:value-type="float" office:value="31" calcext:value-type="float">
            <text:p>31</text:p>
          </table:table-cell>
          <table:table-cell table:style-name="ce14" table:formula="of:=EOMONTH([.F66];1)" office:value-type="date" office:date-value="2020-09-30" calcext:value-type="date">
            <text:p>Sep-20</text:p>
          </table:table-cell>
          <table:table-cell table:style-name="ce10" table:formula="of:=[.L480]+[.L479]+[.L477]+[.L475]+[.L473]" office:value-type="float" office:value="816.674628063105" calcext:value-type="float">
            <text:p>816,7</text:p>
          </table:table-cell>
          <table:table-cell table:style-name="ce10" table:formula="of:=[.H66]+[.G67]" office:value-type="float" office:value="25680.5020348553" calcext:value-type="float">
            <text:p>25680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6]" office:value-type="float" office:value="8" calcext:value-type="float">
            <text:p>8</text:p>
          </table:table-cell>
          <table:table-cell table:style-name="Default" table:formula="of:=TEXT([.F68]; &quot;mmm&quot;)" office:value-type="string" office:string-value="Okt" calcext:value-type="string">
            <text:p>Okt</text:p>
          </table:table-cell>
          <table:table-cell table:style-name="Default" table:formula="of:=[.E67]+1" office:value-type="float" office:value="32" calcext:value-type="float">
            <text:p>32</text:p>
          </table:table-cell>
          <table:table-cell table:style-name="ce14" table:formula="of:=EOMONTH([.F67];1)" office:value-type="date" office:date-value="2020-10-31" calcext:value-type="date">
            <text:p>Okt-20</text:p>
          </table:table-cell>
          <table:table-cell table:style-name="ce10" table:formula="of:=[.L488]+[.L487]+[.L485]+[.L483]+[.L481]" office:value-type="float" office:value="728.913041963707" calcext:value-type="float">
            <text:p>728,9</text:p>
          </table:table-cell>
          <table:table-cell table:style-name="ce10" table:formula="of:=[.H67]+[.G68]" office:value-type="float" office:value="26409.4150768191" calcext:value-type="float">
            <text:p>26409,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7]" office:value-type="float" office:value="9" calcext:value-type="float">
            <text:p>9</text:p>
          </table:table-cell>
          <table:table-cell table:style-name="Default" table:formula="of:=TEXT([.F69]; &quot;mmm&quot;)" office:value-type="string" office:string-value="Nov" calcext:value-type="string">
            <text:p>Nov</text:p>
          </table:table-cell>
          <table:table-cell table:style-name="Default" table:formula="of:=[.E68]+1" office:value-type="float" office:value="33" calcext:value-type="float">
            <text:p>33</text:p>
          </table:table-cell>
          <table:table-cell table:style-name="ce14" table:formula="of:=EOMONTH([.F68];1)" office:value-type="date" office:date-value="2020-11-30" calcext:value-type="date">
            <text:p>Nov-20</text:p>
          </table:table-cell>
          <table:table-cell table:style-name="ce10" table:formula="of:=[.L494]+[.L493]+[.L491]+[.L489]" office:value-type="float" office:value="752.181208713562" calcext:value-type="float">
            <text:p>752,2</text:p>
          </table:table-cell>
          <table:table-cell table:style-name="ce10" table:formula="of:=[.H68]+[.G69]" office:value-type="float" office:value="27161.5962855326" calcext:value-type="float">
            <text:p>27161,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8]" office:value-type="float" office:value="10" calcext:value-type="float">
            <text:p>10</text:p>
          </table:table-cell>
          <table:table-cell table:style-name="Default" table:formula="of:=TEXT([.F70]; &quot;mmm&quot;)" office:value-type="string" office:string-value="Des" calcext:value-type="string">
            <text:p>Des</text:p>
          </table:table-cell>
          <table:table-cell table:style-name="Default" table:formula="of:=[.E69]+1" office:value-type="float" office:value="34" calcext:value-type="float">
            <text:p>34</text:p>
          </table:table-cell>
          <table:table-cell table:style-name="ce14" table:formula="of:=EOMONTH([.F69];1)" office:value-type="date" office:date-value="2020-12-31" calcext:value-type="date">
            <text:p>Des-20</text:p>
          </table:table-cell>
          <table:table-cell table:style-name="ce10" table:formula="of:=[.L500]+[.L499]+[.L497]+[.L495]" office:value-type="float" office:value="540.105817364355" calcext:value-type="float">
            <text:p>540,1</text:p>
          </table:table-cell>
          <table:table-cell table:style-name="ce10" table:formula="of:=[.H69]+[.G70]" office:value-type="float" office:value="27701.702102897" calcext:value-type="float">
            <text:p>27701,7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59]" office:value-type="float" office:value="11" calcext:value-type="float">
            <text:p>11</text:p>
          </table:table-cell>
          <table:table-cell table:style-name="Default" table:formula="of:=TEXT([.F71]; &quot;mmm&quot;)" office:value-type="string" office:string-value="Jan" calcext:value-type="string">
            <text:p>Jan</text:p>
          </table:table-cell>
          <table:table-cell table:style-name="Default" table:formula="of:=[.E70]+1" office:value-type="float" office:value="35" calcext:value-type="float">
            <text:p>35</text:p>
          </table:table-cell>
          <table:table-cell table:style-name="ce14" table:formula="of:=EOMONTH([.F70];1)" office:value-type="date" office:date-value="2021-01-31" calcext:value-type="date">
            <text:p>Jan-21</text:p>
          </table:table-cell>
          <table:table-cell table:style-name="ce10" table:formula="of:=[.L504]+[.L503]+[.L501]" office:value-type="float" office:value="515.814524769072" calcext:value-type="float">
            <text:p>515,8</text:p>
          </table:table-cell>
          <table:table-cell table:style-name="ce10" table:formula="of:=[.H70]+[.G71]" office:value-type="float" office:value="28217.516627666" calcext:value-type="float">
            <text:p>28217,5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0]" office:value-type="float" office:value="12" calcext:value-type="float">
            <text:p>12</text:p>
          </table:table-cell>
          <table:table-cell table:style-name="Default" table:formula="of:=TEXT([.F72]; &quot;mmm&quot;)" office:value-type="string" office:string-value="Feb" calcext:value-type="string">
            <text:p>Feb</text:p>
          </table:table-cell>
          <table:table-cell table:style-name="Default" table:formula="of:=[.E71]+1" office:value-type="float" office:value="36" calcext:value-type="float">
            <text:p>36</text:p>
          </table:table-cell>
          <table:table-cell table:style-name="ce14" table:formula="of:=EOMONTH([.F71];1)" office:value-type="date" office:date-value="2021-02-28" calcext:value-type="date">
            <text:p>Feb-21</text:p>
          </table:table-cell>
          <table:table-cell table:style-name="ce10" table:formula="of:=[.L510]+[.L509]+[.L507]+[.L505]" office:value-type="float" office:value="533.288214136381" calcext:value-type="float">
            <text:p>533,3</text:p>
          </table:table-cell>
          <table:table-cell table:style-name="ce10" table:formula="of:=[.H71]+[.G72]" office:value-type="float" office:value="28750.8048418024" calcext:value-type="float">
            <text:p>28750,8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office:value-type="float" office:value="2021" calcext:value-type="float">
            <text:p>2021</text:p>
          </table:table-cell>
          <table:table-cell table:style-name="ce9" table:formula="of:=SUM([.G73:.G84])" office:value-type="float" office:value="7188.72515819754" calcext:value-type="float">
            <text:p>7 189</text:p>
          </table:table-cell>
          <table:table-cell table:formula="of:=[.C61]" office:value-type="float" office:value="1" calcext:value-type="float">
            <text:p>1</text:p>
          </table:table-cell>
          <table:table-cell table:style-name="Default" table:formula="of:=TEXT([.F73]; &quot;mmm&quot;)" office:value-type="string" office:string-value="Mrt" calcext:value-type="string">
            <text:p>Mrt</text:p>
          </table:table-cell>
          <table:table-cell table:style-name="Default" table:formula="of:=[.E72]+1" office:value-type="float" office:value="37" calcext:value-type="float">
            <text:p>37</text:p>
          </table:table-cell>
          <table:table-cell table:style-name="ce14" table:formula="of:=EOMONTH([.F72];1)" office:value-type="date" office:date-value="2021-03-31" calcext:value-type="date">
            <text:p>Mrt-21</text:p>
          </table:table-cell>
          <table:table-cell table:style-name="ce10" table:formula="of:=[.L514]+[.L513]+[.L511]" office:value-type="float" office:value="588.056087944238" calcext:value-type="float">
            <text:p>588,1</text:p>
          </table:table-cell>
          <table:table-cell table:style-name="ce10" table:formula="of:=[.H72]+[.G73]" office:value-type="float" office:value="29338.8609297467" calcext:value-type="float">
            <text:p>29338,9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2]" office:value-type="float" office:value="2" calcext:value-type="float">
            <text:p>2</text:p>
          </table:table-cell>
          <table:table-cell table:style-name="Default" table:formula="of:=TEXT([.F74]; &quot;mmm&quot;)" office:value-type="string" office:string-value="Apr" calcext:value-type="string">
            <text:p>Apr</text:p>
          </table:table-cell>
          <table:table-cell table:style-name="Default" table:formula="of:=[.E73]+1" office:value-type="float" office:value="38" calcext:value-type="float">
            <text:p>38</text:p>
          </table:table-cell>
          <table:table-cell table:style-name="ce14" table:formula="of:=EOMONTH([.F73];1)" office:value-type="date" office:date-value="2021-04-30" calcext:value-type="date">
            <text:p>Apr-21</text:p>
          </table:table-cell>
          <table:table-cell table:style-name="ce10" table:formula="of:=[.L520]+[.L519]+[.L517]+[.L515]" office:value-type="float" office:value="666.972254436463" calcext:value-type="float">
            <text:p>667,0</text:p>
          </table:table-cell>
          <table:table-cell table:style-name="ce10" table:formula="of:=[.H73]+[.G74]" office:value-type="float" office:value="30005.8331841831" calcext:value-type="float">
            <text:p>30005,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3]" office:value-type="float" office:value="3" calcext:value-type="float">
            <text:p>3</text:p>
          </table:table-cell>
          <table:table-cell table:style-name="Default" table:formula="of:=TEXT([.F75]; &quot;mmm&quot;)" office:value-type="string" office:string-value="Mei" calcext:value-type="string">
            <text:p>Mei</text:p>
          </table:table-cell>
          <table:table-cell table:style-name="Default" table:formula="of:=[.E74]+1" office:value-type="float" office:value="39" calcext:value-type="float">
            <text:p>39</text:p>
          </table:table-cell>
          <table:table-cell table:style-name="ce14" table:formula="of:=EOMONTH([.F74];1)" office:value-type="date" office:date-value="2021-05-31" calcext:value-type="date">
            <text:p>Mei-21</text:p>
          </table:table-cell>
          <table:table-cell table:style-name="ce10" table:formula="of:=[.L527]+[.L526]+[.L523]+[.L521]" office:value-type="float" office:value="745.067642487003" calcext:value-type="float">
            <text:p>745,1</text:p>
          </table:table-cell>
          <table:table-cell table:style-name="ce10" table:formula="of:=[.H74]+[.G75]" office:value-type="float" office:value="30750.9008266701" calcext:value-type="float">
            <text:p>30750,9</text:p>
          </table:table-cell>
          <table:table-cell table:number-columns-repeated="4"/>
          <table:table-cell>
            <draw:frame draw:z-index="3" draw:style-name="gr1" draw:text-style-name="P1" svg:width="15.999cm" svg:height="8.999cm" svg:x="2.209cm" svg:y="0.446cm">
              <draw:object draw:notify-on-update-of-ranges="Data494Mississippi.K83:Data494Mississippi.K89 Data494Mississippi.L83:Data494Mississippi.L8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4]" office:value-type="float" office:value="4" calcext:value-type="float">
            <text:p>4</text:p>
          </table:table-cell>
          <table:table-cell table:style-name="Default" table:formula="of:=TEXT([.F76]; &quot;mmm&quot;)" office:value-type="string" office:string-value="Jun" calcext:value-type="string">
            <text:p>Jun</text:p>
          </table:table-cell>
          <table:table-cell table:style-name="Default" table:formula="of:=[.E75]+1" office:value-type="float" office:value="40" calcext:value-type="float">
            <text:p>40</text:p>
          </table:table-cell>
          <table:table-cell table:style-name="ce14" table:formula="of:=EOMONTH([.F75];1)" office:value-type="date" office:date-value="2021-06-30" calcext:value-type="date">
            <text:p>Jun-21</text:p>
          </table:table-cell>
          <table:table-cell table:style-name="ce10" table:formula="of:=[.L535]+[.L534]+[.L532]+[.L530]+[.L528]" office:value-type="float" office:value="826.864185211249" calcext:value-type="float">
            <text:p>826,9</text:p>
          </table:table-cell>
          <table:table-cell table:style-name="ce10" table:formula="of:=[.H75]+[.G76]" office:value-type="float" office:value="31577.7650118814" calcext:value-type="float">
            <text:p>31577,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5]" office:value-type="float" office:value="5" calcext:value-type="float">
            <text:p>5</text:p>
          </table:table-cell>
          <table:table-cell table:style-name="Default" table:formula="of:=TEXT([.F77]; &quot;mmm&quot;)" office:value-type="string" office:string-value="Jul" calcext:value-type="string">
            <text:p>Jul</text:p>
          </table:table-cell>
          <table:table-cell table:style-name="Default" table:formula="of:=[.E76]+1" office:value-type="float" office:value="41" calcext:value-type="float">
            <text:p>41</text:p>
          </table:table-cell>
          <table:table-cell table:style-name="ce14" table:formula="of:=EOMONTH([.F76];1)" office:value-type="date" office:date-value="2021-07-31" calcext:value-type="date">
            <text:p>Jul-21</text:p>
          </table:table-cell>
          <table:table-cell table:style-name="ce10" table:formula="of:=[.L541]+[.L540]+[.L538]+[.L536]" office:value-type="float" office:value="543.005960094836" calcext:value-type="float">
            <text:p>543,0</text:p>
          </table:table-cell>
          <table:table-cell table:style-name="ce10" table:formula="of:=[.H76]+[.G77]" office:value-type="float" office:value="32120.7709719762" calcext:value-type="float">
            <text:p>32120,8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6]" office:value-type="float" office:value="6" calcext:value-type="float">
            <text:p>6</text:p>
          </table:table-cell>
          <table:table-cell table:style-name="Default" table:formula="of:=TEXT([.F78]; &quot;mmm&quot;)" office:value-type="string" office:string-value="Aug" calcext:value-type="string">
            <text:p>Aug</text:p>
          </table:table-cell>
          <table:table-cell table:style-name="Default" table:formula="of:=[.E77]+1" office:value-type="float" office:value="42" calcext:value-type="float">
            <text:p>42</text:p>
          </table:table-cell>
          <table:table-cell table:style-name="ce14" table:formula="of:=EOMONTH([.F77];1)" office:value-type="date" office:date-value="2021-08-31" calcext:value-type="date">
            <text:p>Aug-21</text:p>
          </table:table-cell>
          <table:table-cell table:style-name="ce10" table:formula="of:=[.L549]+[.L548]+[.L546]+[.L544]+[.L542]" office:value-type="float" office:value="695.613782167853" calcext:value-type="float">
            <text:p>695,6</text:p>
          </table:table-cell>
          <table:table-cell table:style-name="ce10" table:formula="of:=[.H77]+[.G78]" office:value-type="float" office:value="32816.3847541441" calcext:value-type="float">
            <text:p>32816,4</text:p>
          </table:table-cell>
          <table:table-cell table:number-columns-repeated="3"/>
          <table:table-cell table:style-name="ce14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7]" office:value-type="float" office:value="7" calcext:value-type="float">
            <text:p>7</text:p>
          </table:table-cell>
          <table:table-cell table:style-name="Default" table:formula="of:=TEXT([.F79]; &quot;mmm&quot;)" office:value-type="string" office:string-value="Sep" calcext:value-type="string">
            <text:p>Sep</text:p>
          </table:table-cell>
          <table:table-cell table:style-name="Default" table:formula="of:=[.E78]+1" office:value-type="float" office:value="43" calcext:value-type="float">
            <text:p>43</text:p>
          </table:table-cell>
          <table:table-cell table:style-name="ce14" table:formula="of:=EOMONTH([.F78];1)" office:value-type="date" office:date-value="2021-09-30" calcext:value-type="date">
            <text:p>Sep-21</text:p>
          </table:table-cell>
          <table:table-cell table:style-name="ce10" table:formula="of:=[.L555]+[.L554]+[.L552]+[.L550]" office:value-type="float" office:value="568.970405998268" calcext:value-type="float">
            <text:p>569,0</text:p>
          </table:table-cell>
          <table:table-cell table:style-name="ce10" table:formula="of:=[.H78]+[.G79]" office:value-type="float" office:value="33385.3551601423" calcext:value-type="float">
            <text:p>33385,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8]" office:value-type="float" office:value="8" calcext:value-type="float">
            <text:p>8</text:p>
          </table:table-cell>
          <table:table-cell table:style-name="Default" table:formula="of:=TEXT([.F80]; &quot;mmm&quot;)" office:value-type="string" office:string-value="Okt" calcext:value-type="string">
            <text:p>Okt</text:p>
          </table:table-cell>
          <table:table-cell table:style-name="Default" table:formula="of:=[.E79]+1" office:value-type="float" office:value="44" calcext:value-type="float">
            <text:p>44</text:p>
          </table:table-cell>
          <table:table-cell table:style-name="ce14" table:formula="of:=EOMONTH([.F79];1)" office:value-type="date" office:date-value="2021-10-31" calcext:value-type="date">
            <text:p>Okt-21</text:p>
          </table:table-cell>
          <table:table-cell table:style-name="ce10" table:formula="of:=[.L559]+[.L558]+[.L556]" office:value-type="float" office:value="517.006969011109" calcext:value-type="float">
            <text:p>517,0</text:p>
          </table:table-cell>
          <table:table-cell table:style-name="ce10" table:formula="of:=[.H79]+[.G80]" office:value-type="float" office:value="33902.3621291535" calcext:value-type="float">
            <text:p>33902,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9]" office:value-type="float" office:value="9" calcext:value-type="float">
            <text:p>9</text:p>
          </table:table-cell>
          <table:table-cell table:style-name="Default" table:formula="of:=TEXT([.F81]; &quot;mmm&quot;)" office:value-type="string" office:string-value="Nov" calcext:value-type="string">
            <text:p>Nov</text:p>
          </table:table-cell>
          <table:table-cell table:style-name="Default" table:formula="of:=[.E80]+1" office:value-type="float" office:value="45" calcext:value-type="float">
            <text:p>45</text:p>
          </table:table-cell>
          <table:table-cell table:style-name="ce14" table:formula="of:=EOMONTH([.F80];1)" office:value-type="date" office:date-value="2021-11-30" calcext:value-type="date">
            <text:p>Nov-21</text:p>
          </table:table-cell>
          <table:table-cell table:style-name="ce10" table:formula="of:=[.L567]+[.L566]+[.L564]+[.L562]+[.L560]" office:value-type="float" office:value="558.030899692862" calcext:value-type="float">
            <text:p>558,0</text:p>
          </table:table-cell>
          <table:table-cell table:style-name="ce10" table:formula="of:=[.H80]+[.G81]" office:value-type="float" office:value="34460.3930288463" calcext:value-type="float">
            <text:p>34460,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0]" office:value-type="float" office:value="10" calcext:value-type="float">
            <text:p>10</text:p>
          </table:table-cell>
          <table:table-cell table:style-name="Default" table:formula="of:=TEXT([.F82]; &quot;mmm&quot;)" office:value-type="string" office:string-value="Des" calcext:value-type="string">
            <text:p>Des</text:p>
          </table:table-cell>
          <table:table-cell table:style-name="Default" table:formula="of:=[.E81]+1" office:value-type="float" office:value="46" calcext:value-type="float">
            <text:p>46</text:p>
          </table:table-cell>
          <table:table-cell table:style-name="ce14" table:formula="of:=EOMONTH([.F81];1)" office:value-type="date" office:date-value="2021-12-31" calcext:value-type="date">
            <text:p>Des-21</text:p>
          </table:table-cell>
          <table:table-cell table:style-name="ce10" table:formula="of:=[.L573]+[.L572]+[.L570]+[.L568]" office:value-type="float" office:value="503.303702710704" calcext:value-type="float">
            <text:p>503,3</text:p>
          </table:table-cell>
          <table:table-cell table:style-name="ce10" table:formula="of:=[.H81]+[.G82]" office:value-type="float" office:value="34963.696731557" calcext:value-type="float">
            <text:p>34963,7</text:p>
          </table:table-cell>
          <table:table-cell table:number-columns-repeated="2"/>
          <table:table-cell office:value-type="string" calcext:value-type="string">
            <text:p>Jaar</text:p>
          </table:table-cell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1]" office:value-type="float" office:value="11" calcext:value-type="float">
            <text:p>11</text:p>
          </table:table-cell>
          <table:table-cell table:style-name="Default" table:formula="of:=TEXT([.F83]; &quot;mmm&quot;)" office:value-type="string" office:string-value="Jan" calcext:value-type="string">
            <text:p>Jan</text:p>
          </table:table-cell>
          <table:table-cell table:style-name="Default" table:formula="of:=[.E82]+1" office:value-type="float" office:value="47" calcext:value-type="float">
            <text:p>47</text:p>
          </table:table-cell>
          <table:table-cell table:style-name="ce14" table:formula="of:=EOMONTH([.F82];1)" office:value-type="date" office:date-value="2022-01-31" calcext:value-type="date">
            <text:p>Jan-22</text:p>
          </table:table-cell>
          <table:table-cell table:style-name="ce10" table:formula="of:=[.L575]+[.L574]" office:value-type="float" office:value="435.036742883981" calcext:value-type="float">
            <text:p>435,0</text:p>
          </table:table-cell>
          <table:table-cell table:style-name="ce10" table:formula="of:=[.H82]+[.G83]" office:value-type="float" office:value="35398.733474441" calcext:value-type="float">
            <text:p>35398,7</text:p>
          </table:table-cell>
          <table:table-cell table:number-columns-repeated="2"/>
          <table:table-cell table:formula="of:=[.A37]" office:value-type="float" office:value="2018" calcext:value-type="float">
            <text:p>2018</text:p>
          </table:table-cell>
          <table:table-cell table:style-name="ce10" table:formula="of:=[.B37]" office:value-type="float" office:value="8885.1366874136" calcext:value-type="float">
            <text:p>8885,1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2]" office:value-type="float" office:value="12" calcext:value-type="float">
            <text:p>12</text:p>
          </table:table-cell>
          <table:table-cell table:style-name="Default" table:formula="of:=TEXT([.F84]; &quot;mmm&quot;)" office:value-type="string" office:string-value="Feb" calcext:value-type="string">
            <text:p>Feb</text:p>
          </table:table-cell>
          <table:table-cell table:style-name="Default" table:formula="of:=[.E83]+1" office:value-type="float" office:value="48" calcext:value-type="float">
            <text:p>48</text:p>
          </table:table-cell>
          <table:table-cell table:style-name="ce14" table:formula="of:=EOMONTH([.F83];1)" office:value-type="date" office:date-value="2022-02-28" calcext:value-type="date">
            <text:p>Feb-22</text:p>
          </table:table-cell>
          <table:table-cell table:style-name="ce10" table:formula="of:=[.L581]+[.L580]+[.L578]+[.L576]" office:value-type="float" office:value="540.796525558974" calcext:value-type="float">
            <text:p>540,8</text:p>
          </table:table-cell>
          <table:table-cell table:style-name="ce10" table:formula="of:=[.H83]+[.G84]" office:value-type="float" office:value="35939.53" calcext:value-type="float">
            <text:p>35939,5</text:p>
          </table:table-cell>
          <table:table-cell table:number-columns-repeated="2"/>
          <table:table-cell table:formula="of:=[.A49]" office:value-type="float" office:value="2019" calcext:value-type="float">
            <text:p>2019</text:p>
          </table:table-cell>
          <table:table-cell table:style-name="ce10" table:formula="of:=[.B49]" office:value-type="float" office:value="10147.8105504056" calcext:value-type="float">
            <text:p>10147,8</text:p>
          </table:table-cell>
          <table:table-cell table:number-columns-repeated="57"/>
        </table:table-row>
        <table:table-row table:style-name="ro2">
          <table:table-cell table:style-name="Default" office:value-type="float" office:value="2022" calcext:value-type="float">
            <text:p>2022</text:p>
          </table:table-cell>
          <table:table-cell table:style-name="ce9" table:formula="of:=SUM([.G85:.G96])" office:value-type="float" office:value="7514.81363551426" calcext:value-type="float">
            <text:p>7 515</text:p>
          </table:table-cell>
          <table:table-cell table:formula="of:=[.C73]" office:value-type="float" office:value="1" calcext:value-type="float">
            <text:p>1</text:p>
          </table:table-cell>
          <table:table-cell table:style-name="Default" table:formula="of:=TEXT([.F85]; &quot;mmm&quot;)" office:value-type="string" office:string-value="Mrt" calcext:value-type="string">
            <text:p>Mrt</text:p>
          </table:table-cell>
          <table:table-cell table:style-name="Default" table:formula="of:=[.E84]+1" office:value-type="float" office:value="49" calcext:value-type="float">
            <text:p>49</text:p>
          </table:table-cell>
          <table:table-cell table:style-name="ce14" table:formula="of:=EOMONTH([.F84];1)" office:value-type="date" office:date-value="2022-03-31" calcext:value-type="date">
            <text:p>Mrt-22</text:p>
          </table:table-cell>
          <table:table-cell table:style-name="ce10" table:formula="of:=[.L587]+[.L586]+[.L584]+[.L582]" office:value-type="float" office:value="653.530336241256" calcext:value-type="float">
            <text:p>653,5</text:p>
          </table:table-cell>
          <table:table-cell table:style-name="ce10" table:formula="of:=[.H84]+[.G85]" office:value-type="float" office:value="36593.0603362412" calcext:value-type="float">
            <text:p>36593,1</text:p>
          </table:table-cell>
          <table:table-cell table:number-columns-repeated="2"/>
          <table:table-cell table:formula="of:=[.A61]" office:value-type="float" office:value="2020" calcext:value-type="float">
            <text:p>2020</text:p>
          </table:table-cell>
          <table:table-cell table:style-name="ce10" table:formula="of:=[.B61]" office:value-type="float" office:value="9717.85760398323" calcext:value-type="float">
            <text:p>9717,9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4]" office:value-type="float" office:value="2" calcext:value-type="float">
            <text:p>2</text:p>
          </table:table-cell>
          <table:table-cell table:style-name="Default" table:formula="of:=TEXT([.F86]; &quot;mmm&quot;)" office:value-type="string" office:string-value="Apr" calcext:value-type="string">
            <text:p>Apr</text:p>
          </table:table-cell>
          <table:table-cell table:style-name="Default" table:formula="of:=[.E85]+1" office:value-type="float" office:value="50" calcext:value-type="float">
            <text:p>50</text:p>
          </table:table-cell>
          <table:table-cell table:style-name="ce14" table:formula="of:=EOMONTH([.F85];1)" office:value-type="date" office:date-value="2022-04-30" calcext:value-type="date">
            <text:p>Apr-22</text:p>
          </table:table-cell>
          <table:table-cell table:style-name="ce10" table:formula="of:=[.L595]+[.L594]+[.L592]+[.L590]+[.L588]" office:value-type="float" office:value="754.895494442769" calcext:value-type="float">
            <text:p>754,9</text:p>
          </table:table-cell>
          <table:table-cell table:style-name="ce10" table:formula="of:=[.H85]+[.G86]" office:value-type="float" office:value="37347.955830684" calcext:value-type="float">
            <text:p>37348,0</text:p>
          </table:table-cell>
          <table:table-cell table:number-columns-repeated="2"/>
          <table:table-cell table:formula="of:=[.A73]" office:value-type="float" office:value="2021" calcext:value-type="float">
            <text:p>2021</text:p>
          </table:table-cell>
          <table:table-cell table:style-name="ce10" table:formula="of:=[.B73]" office:value-type="float" office:value="7188.72515819754" calcext:value-type="float">
            <text:p>7188,7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5]" office:value-type="float" office:value="3" calcext:value-type="float">
            <text:p>3</text:p>
          </table:table-cell>
          <table:table-cell table:style-name="Default" table:formula="of:=TEXT([.F87]; &quot;mmm&quot;)" office:value-type="string" office:string-value="Mei" calcext:value-type="string">
            <text:p>Mei</text:p>
          </table:table-cell>
          <table:table-cell table:style-name="Default" table:formula="of:=[.E86]+1" office:value-type="float" office:value="51" calcext:value-type="float">
            <text:p>51</text:p>
          </table:table-cell>
          <table:table-cell table:style-name="ce14" table:formula="of:=EOMONTH([.F86];1)" office:value-type="date" office:date-value="2022-05-31" calcext:value-type="date">
            <text:p>Mei-22</text:p>
          </table:table-cell>
          <table:table-cell table:style-name="ce10" table:formula="of:=[.L603]+[.L602]+[.L600]+[.L598]+[.L596]" office:value-type="float" office:value="777.840345903523" calcext:value-type="float">
            <text:p>777,8</text:p>
          </table:table-cell>
          <table:table-cell table:style-name="ce10" table:formula="of:=[.H86]+[.G87]" office:value-type="float" office:value="38125.7961765875" calcext:value-type="float">
            <text:p>38125,8</text:p>
          </table:table-cell>
          <table:table-cell table:number-columns-repeated="2"/>
          <table:table-cell table:formula="of:=[.A85]" office:value-type="float" office:value="2022" calcext:value-type="float">
            <text:p>2022</text:p>
          </table:table-cell>
          <table:table-cell table:style-name="ce10" table:formula="of:=[.B85]" office:value-type="float" office:value="7514.81363551426" calcext:value-type="float">
            <text:p>7514,8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6]" office:value-type="float" office:value="4" calcext:value-type="float">
            <text:p>4</text:p>
          </table:table-cell>
          <table:table-cell table:style-name="Default" table:formula="of:=TEXT([.F88]; &quot;mmm&quot;)" office:value-type="string" office:string-value="Jun" calcext:value-type="string">
            <text:p>Jun</text:p>
          </table:table-cell>
          <table:table-cell table:style-name="Default" table:formula="of:=[.E87]+1" office:value-type="float" office:value="52" calcext:value-type="float">
            <text:p>52</text:p>
          </table:table-cell>
          <table:table-cell table:style-name="ce14" table:formula="of:=EOMONTH([.F87];1)" office:value-type="date" office:date-value="2022-06-30" calcext:value-type="date">
            <text:p>Jun-22</text:p>
          </table:table-cell>
          <table:table-cell table:style-name="ce10" table:formula="of:=[.L613]+[.L612]+[.L610]+[.L608]+[.L606]+[.L604]" office:value-type="float" office:value="881.95462168823" calcext:value-type="float">
            <text:p>882,0</text:p>
          </table:table-cell>
          <table:table-cell table:style-name="ce10" table:formula="of:=[.H87]+[.G88]" office:value-type="float" office:value="39007.7507982758" calcext:value-type="float">
            <text:p>39007,8</text:p>
          </table:table-cell>
          <table:table-cell table:number-columns-repeated="2"/>
          <table:table-cell table:formula="of:=[.A97]" office:value-type="float" office:value="2023" calcext:value-type="float">
            <text:p>2023</text:p>
          </table:table-cell>
          <table:table-cell table:style-name="ce10" table:formula="of:=[.B97]" office:value-type="float" office:value="5899.50816514092" calcext:value-type="float">
            <text:p>5899,5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7]" office:value-type="float" office:value="5" calcext:value-type="float">
            <text:p>5</text:p>
          </table:table-cell>
          <table:table-cell table:style-name="Default" table:formula="of:=TEXT([.F89]; &quot;mmm&quot;)" office:value-type="string" office:string-value="Jul" calcext:value-type="string">
            <text:p>Jul</text:p>
          </table:table-cell>
          <table:table-cell table:style-name="Default" table:formula="of:=[.E88]+1" office:value-type="float" office:value="53" calcext:value-type="float">
            <text:p>53</text:p>
          </table:table-cell>
          <table:table-cell table:style-name="ce14" table:formula="of:=EOMONTH([.F88];1)" office:value-type="date" office:date-value="2022-07-31" calcext:value-type="date">
            <text:p>Jul-22</text:p>
          </table:table-cell>
          <table:table-cell table:style-name="ce10" table:formula="of:=[.L623]+[.L622]+[.L620]+[.L618]+[.L616]+[.L614]" office:value-type="float" office:value="773.309246388245" calcext:value-type="float">
            <text:p>773,3</text:p>
          </table:table-cell>
          <table:table-cell table:style-name="ce10" table:formula="of:=[.H88]+[.G89]" office:value-type="float" office:value="39781.060044664" calcext:value-type="float">
            <text:p>39781,1</text:p>
          </table:table-cell>
          <table:table-cell table:number-columns-repeated="2"/>
          <table:table-cell table:formula="of:=[.A109]" office:value-type="float" office:value="2024" calcext:value-type="float">
            <text:p>2024</text:p>
          </table:table-cell>
          <table:table-cell table:style-name="ce10" table:formula="of:=[.B109]" office:value-type="float" office:value="4358.93672144729" calcext:value-type="float">
            <text:p>4358,9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8]" office:value-type="float" office:value="6" calcext:value-type="float">
            <text:p>6</text:p>
          </table:table-cell>
          <table:table-cell table:style-name="Default" table:formula="of:=TEXT([.F90]; &quot;mmm&quot;)" office:value-type="string" office:string-value="Aug" calcext:value-type="string">
            <text:p>Aug</text:p>
          </table:table-cell>
          <table:table-cell table:style-name="Default" table:formula="of:=[.E89]+1" office:value-type="float" office:value="54" calcext:value-type="float">
            <text:p>54</text:p>
          </table:table-cell>
          <table:table-cell table:style-name="ce14" table:formula="of:=EOMONTH([.F89];1)" office:value-type="date" office:date-value="2022-08-31" calcext:value-type="date">
            <text:p>Aug-22</text:p>
          </table:table-cell>
          <table:table-cell table:style-name="ce10" table:formula="of:=[.L631]+[.L630]+[.L628]+[.L626]+[.L624]" office:value-type="float" office:value="735.00441456907" calcext:value-type="float">
            <text:p>735,0</text:p>
          </table:table-cell>
          <table:table-cell table:style-name="ce10" table:formula="of:=[.H89]+[.G90]" office:value-type="float" office:value="40516.0644592331" calcext:value-type="float">
            <text:p>40516,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9]" office:value-type="float" office:value="7" calcext:value-type="float">
            <text:p>7</text:p>
          </table:table-cell>
          <table:table-cell table:style-name="Default" table:formula="of:=TEXT([.F91]; &quot;mmm&quot;)" office:value-type="string" office:string-value="Sep" calcext:value-type="string">
            <text:p>Sep</text:p>
          </table:table-cell>
          <table:table-cell table:style-name="Default" table:formula="of:=[.E90]+1" office:value-type="float" office:value="55" calcext:value-type="float">
            <text:p>55</text:p>
          </table:table-cell>
          <table:table-cell table:style-name="ce14" table:formula="of:=EOMONTH([.F90];1)" office:value-type="date" office:date-value="2022-09-30" calcext:value-type="date">
            <text:p>Sep-22</text:p>
          </table:table-cell>
          <table:table-cell table:style-name="ce10" table:formula="of:=[.L639]+[.L638]+[.L636]+[.L634]+[.L632]" office:value-type="float" office:value="656.444193564071" calcext:value-type="float">
            <text:p>656,4</text:p>
          </table:table-cell>
          <table:table-cell table:style-name="ce10" table:formula="of:=[.H90]+[.G91]" office:value-type="float" office:value="41172.5086527971" calcext:value-type="float">
            <text:p>41172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0]" office:value-type="float" office:value="8" calcext:value-type="float">
            <text:p>8</text:p>
          </table:table-cell>
          <table:table-cell table:style-name="Default" table:formula="of:=TEXT([.F92]; &quot;mmm&quot;)" office:value-type="string" office:string-value="Okt" calcext:value-type="string">
            <text:p>Okt</text:p>
          </table:table-cell>
          <table:table-cell table:style-name="Default" table:formula="of:=[.E91]+1" office:value-type="float" office:value="56" calcext:value-type="float">
            <text:p>56</text:p>
          </table:table-cell>
          <table:table-cell table:style-name="ce14" table:formula="of:=EOMONTH([.F91];1)" office:value-type="date" office:date-value="2022-10-31" calcext:value-type="date">
            <text:p>Okt-22</text:p>
          </table:table-cell>
          <table:table-cell table:style-name="ce10" table:formula="of:=[.L645]+[.L644]+[.L642]+[.L640]" office:value-type="float" office:value="597.471821080661" calcext:value-type="float">
            <text:p>597,5</text:p>
          </table:table-cell>
          <table:table-cell table:style-name="ce10" table:formula="of:=[.H91]+[.G92]" office:value-type="float" office:value="41769.9804738778" calcext:value-type="float">
            <text:p>41770,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1]" office:value-type="float" office:value="9" calcext:value-type="float">
            <text:p>9</text:p>
          </table:table-cell>
          <table:table-cell table:style-name="Default" table:formula="of:=TEXT([.F93]; &quot;mmm&quot;)" office:value-type="string" office:string-value="Nov" calcext:value-type="string">
            <text:p>Nov</text:p>
          </table:table-cell>
          <table:table-cell table:style-name="Default" table:formula="of:=[.E92]+1" office:value-type="float" office:value="57" calcext:value-type="float">
            <text:p>57</text:p>
          </table:table-cell>
          <table:table-cell table:style-name="ce14" table:formula="of:=EOMONTH([.F92];1)" office:value-type="date" office:date-value="2022-11-30" calcext:value-type="date">
            <text:p>Nov-22</text:p>
          </table:table-cell>
          <table:table-cell table:style-name="ce10" table:formula="of:=[.L651]+[.L650]+[.L648]+[.L646]" office:value-type="float" office:value="551.59162061485" calcext:value-type="float">
            <text:p>551,6</text:p>
          </table:table-cell>
          <table:table-cell table:style-name="ce10" table:formula="of:=[.H92]+[.G93]" office:value-type="float" office:value="42321.5720944927" calcext:value-type="float">
            <text:p>42321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2]" office:value-type="float" office:value="10" calcext:value-type="float">
            <text:p>10</text:p>
          </table:table-cell>
          <table:table-cell table:style-name="Default" table:formula="of:=TEXT([.F94]; &quot;mmm&quot;)" office:value-type="string" office:string-value="Des" calcext:value-type="string">
            <text:p>Des</text:p>
          </table:table-cell>
          <table:table-cell table:style-name="Default" table:formula="of:=[.E93]+1" office:value-type="float" office:value="58" calcext:value-type="float">
            <text:p>58</text:p>
          </table:table-cell>
          <table:table-cell table:style-name="ce14" table:formula="of:=EOMONTH([.F93];1)" office:value-type="date" office:date-value="2022-12-31" calcext:value-type="date">
            <text:p>Des-22</text:p>
          </table:table-cell>
          <table:table-cell table:style-name="ce10" table:formula="of:=[.L652]+[.L654]+[.L656]+[.L658]" office:value-type="float" office:value="238.713968579546" calcext:value-type="float">
            <text:p>238,7</text:p>
          </table:table-cell>
          <table:table-cell table:style-name="ce10" table:formula="of:=[.H93]+[.G94]" office:value-type="float" office:value="42560.2860630722" calcext:value-type="float">
            <text:p>42560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3]" office:value-type="float" office:value="11" calcext:value-type="float">
            <text:p>11</text:p>
          </table:table-cell>
          <table:table-cell table:style-name="Default" table:formula="of:=TEXT([.F95]; &quot;mmm&quot;)" office:value-type="string" office:string-value="Jan" calcext:value-type="string">
            <text:p>Jan</text:p>
          </table:table-cell>
          <table:table-cell table:style-name="Default" table:formula="of:=[.E94]+1" office:value-type="float" office:value="59" calcext:value-type="float">
            <text:p>59</text:p>
          </table:table-cell>
          <table:table-cell table:style-name="ce14" table:formula="of:=EOMONTH([.F94];1)" office:value-type="date" office:date-value="2023-01-31" calcext:value-type="date">
            <text:p>Jan-23</text:p>
          </table:table-cell>
          <table:table-cell table:style-name="ce10" table:formula="of:=[.L661]+[.L662]" office:value-type="float" office:value="391.415614814917" calcext:value-type="float">
            <text:p>391,4</text:p>
          </table:table-cell>
          <table:table-cell table:style-name="ce10" table:formula="of:=[.H94]+[.G95]" office:value-type="float" office:value="42951.7016778871" calcext:value-type="float">
            <text:p>4295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4]" office:value-type="float" office:value="12" calcext:value-type="float">
            <text:p>12</text:p>
          </table:table-cell>
          <table:table-cell table:style-name="Default" table:formula="of:=TEXT([.F96]; &quot;mmm&quot;)" office:value-type="string" office:string-value="Feb" calcext:value-type="string">
            <text:p>Feb</text:p>
          </table:table-cell>
          <table:table-cell table:style-name="Default" table:formula="of:=[.E95]+1" office:value-type="float" office:value="60" calcext:value-type="float">
            <text:p>60</text:p>
          </table:table-cell>
          <table:table-cell table:style-name="ce14" table:formula="of:=EOMONTH([.F95];1)" office:value-type="date" office:date-value="2023-02-28" calcext:value-type="date">
            <text:p>Feb-23</text:p>
          </table:table-cell>
          <table:table-cell table:style-name="ce10" table:formula="of:=[.L665]+[.L667]+[.L669]+[.L670]" office:value-type="float" office:value="502.641957627125" calcext:value-type="float">
            <text:p>502,6</text:p>
          </table:table-cell>
          <table:table-cell table:style-name="ce10" table:formula="of:=[.H95]+[.G96]" office:value-type="float" office:value="43454.3436355142" calcext:value-type="float">
            <text:p>43454,3</text:p>
          </table:table-cell>
          <table:table-cell table:number-columns-repeated="61"/>
        </table:table-row>
        <table:table-row table:style-name="ro2">
          <table:table-cell table:style-name="Default" office:value-type="float" office:value="2023" calcext:value-type="float">
            <text:p>2023</text:p>
          </table:table-cell>
          <table:table-cell table:style-name="ce9" table:formula="of:=SUM([.G97:.G108])" office:value-type="float" office:value="5899.50816514092" calcext:value-type="float">
            <text:p>5 900</text:p>
          </table:table-cell>
          <table:table-cell table:formula="of:=[.C85]" office:value-type="float" office:value="1" calcext:value-type="float">
            <text:p>1</text:p>
          </table:table-cell>
          <table:table-cell table:style-name="Default" table:formula="of:=TEXT([.F97]; &quot;mmm&quot;)" office:value-type="string" office:string-value="Mrt" calcext:value-type="string">
            <text:p>Mrt</text:p>
          </table:table-cell>
          <table:table-cell table:style-name="Default" table:formula="of:=[.E96]+1" office:value-type="float" office:value="61" calcext:value-type="float">
            <text:p>61</text:p>
          </table:table-cell>
          <table:table-cell table:style-name="ce14" table:formula="of:=EOMONTH([.F96];1)" office:value-type="date" office:date-value="2023-03-31" calcext:value-type="date">
            <text:p>Mrt-23</text:p>
          </table:table-cell>
          <table:table-cell table:style-name="ce10" table:formula="of:=[.L673]+[.L675]+[.L676]" office:value-type="float" office:value="428.385208807876" calcext:value-type="float">
            <text:p>428,4</text:p>
          </table:table-cell>
          <table:table-cell table:style-name="ce10" table:formula="of:=[.H96]+[.G97]" office:value-type="float" office:value="43882.7288443221" calcext:value-type="float">
            <text:p>43882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6]" office:value-type="float" office:value="2" calcext:value-type="float">
            <text:p>2</text:p>
          </table:table-cell>
          <table:table-cell table:style-name="Default" table:formula="of:=TEXT([.F98]; &quot;mmm&quot;)" office:value-type="string" office:string-value="Apr" calcext:value-type="string">
            <text:p>Apr</text:p>
          </table:table-cell>
          <table:table-cell table:style-name="Default" table:formula="of:=[.E97]+1" office:value-type="float" office:value="62" calcext:value-type="float">
            <text:p>62</text:p>
          </table:table-cell>
          <table:table-cell table:style-name="ce14" table:formula="of:=EOMONTH([.F97];1)" office:value-type="date" office:date-value="2023-04-30" calcext:value-type="date">
            <text:p>Apr-23</text:p>
          </table:table-cell>
          <table:table-cell table:style-name="ce10" table:formula="of:=[.L679]+[.L680]" office:value-type="float" office:value="364.899457114241" calcext:value-type="float">
            <text:p>364,9</text:p>
          </table:table-cell>
          <table:table-cell table:style-name="ce10" table:formula="of:=[.H97]+[.G98]" office:value-type="float" office:value="44247.6283014364" calcext:value-type="float">
            <text:p>44247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7]" office:value-type="float" office:value="3" calcext:value-type="float">
            <text:p>3</text:p>
          </table:table-cell>
          <table:table-cell table:style-name="Default" table:formula="of:=TEXT([.F99]; &quot;mmm&quot;)" office:value-type="string" office:string-value="Mei" calcext:value-type="string">
            <text:p>Mei</text:p>
          </table:table-cell>
          <table:table-cell table:style-name="Default" table:formula="of:=[.E98]+1" office:value-type="float" office:value="63" calcext:value-type="float">
            <text:p>63</text:p>
          </table:table-cell>
          <table:table-cell table:style-name="ce14" table:formula="of:=EOMONTH([.F98];1)" office:value-type="date" office:date-value="2023-05-31" calcext:value-type="date">
            <text:p>Mei-23</text:p>
          </table:table-cell>
          <table:table-cell table:style-name="ce10" table:formula="of:=[.L683]+[.L685]+[.L687]+[.L688]" office:value-type="float" office:value="707.489132420234" calcext:value-type="float">
            <text:p>707,5</text:p>
          </table:table-cell>
          <table:table-cell table:style-name="ce10" table:formula="of:=[.H98]+[.G99]" office:value-type="float" office:value="44955.1174338566" calcext:value-type="float">
            <text:p>44955,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8]" office:value-type="float" office:value="4" calcext:value-type="float">
            <text:p>4</text:p>
          </table:table-cell>
          <table:table-cell table:style-name="Default" table:formula="of:=TEXT([.F100]; &quot;mmm&quot;)" office:value-type="string" office:string-value="Jun" calcext:value-type="string">
            <text:p>Jun</text:p>
          </table:table-cell>
          <table:table-cell table:style-name="Default" table:formula="of:=[.E99]+1" office:value-type="float" office:value="64" calcext:value-type="float">
            <text:p>64</text:p>
          </table:table-cell>
          <table:table-cell table:style-name="ce14" table:formula="of:=EOMONTH([.F99];1)" office:value-type="date" office:date-value="2023-06-30" calcext:value-type="date">
            <text:p>Jun-23</text:p>
          </table:table-cell>
          <table:table-cell table:style-name="ce10" table:formula="of:=[.L691]+[.L693]+[.L695]+[.L697]+[.L698]" office:value-type="float" office:value="768.379080219585" calcext:value-type="float">
            <text:p>768,4</text:p>
          </table:table-cell>
          <table:table-cell table:style-name="ce10" table:formula="of:=[.H99]+[.G100]" office:value-type="float" office:value="45723.4965140762" calcext:value-type="float">
            <text:p>45723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9]" office:value-type="float" office:value="5" calcext:value-type="float">
            <text:p>5</text:p>
          </table:table-cell>
          <table:table-cell table:style-name="Default" table:formula="of:=TEXT([.F101]; &quot;mmm&quot;)" office:value-type="string" office:string-value="Jul" calcext:value-type="string">
            <text:p>Jul</text:p>
          </table:table-cell>
          <table:table-cell table:style-name="Default" table:formula="of:=[.E100]+1" office:value-type="float" office:value="65" calcext:value-type="float">
            <text:p>65</text:p>
          </table:table-cell>
          <table:table-cell table:style-name="ce14" table:formula="of:=EOMONTH([.F100];1)" office:value-type="date" office:date-value="2023-07-31" calcext:value-type="date">
            <text:p>Jul-23</text:p>
          </table:table-cell>
          <table:table-cell table:style-name="ce10" table:formula="of:=[.L701]+[.L703]+[.L705]+[.L706]" office:value-type="float" office:value="649.831406074436" calcext:value-type="float">
            <text:p>649,8</text:p>
          </table:table-cell>
          <table:table-cell table:style-name="ce10" table:formula="of:=[.H100]+[.G101]" office:value-type="float" office:value="46373.3279201506" calcext:value-type="float">
            <text:p>46373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0]" office:value-type="float" office:value="6" calcext:value-type="float">
            <text:p>6</text:p>
          </table:table-cell>
          <table:table-cell table:style-name="Default" table:formula="of:=TEXT([.F102]; &quot;mmm&quot;)" office:value-type="string" office:string-value="Aug" calcext:value-type="string">
            <text:p>Aug</text:p>
          </table:table-cell>
          <table:table-cell table:style-name="Default" table:formula="of:=[.E101]+1" office:value-type="float" office:value="66" calcext:value-type="float">
            <text:p>66</text:p>
          </table:table-cell>
          <table:table-cell table:style-name="ce14" table:formula="of:=EOMONTH([.F101];1)" office:value-type="date" office:date-value="2023-08-31" calcext:value-type="date">
            <text:p>Aug-23</text:p>
          </table:table-cell>
          <table:table-cell table:style-name="ce10" table:formula="of:=[.L709]+[.L711]+[.L713]+[.L715]+[.L716]" office:value-type="float" office:value="718.602441130248" calcext:value-type="float">
            <text:p>718,6</text:p>
          </table:table-cell>
          <table:table-cell table:style-name="ce10" table:formula="of:=[.H101]+[.G102]" office:value-type="float" office:value="47091.9303612809" calcext:value-type="float">
            <text:p>47091,9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1]" office:value-type="float" office:value="7" calcext:value-type="float">
            <text:p>7</text:p>
          </table:table-cell>
          <table:table-cell table:style-name="Default" table:formula="of:=TEXT([.F103]; &quot;mmm&quot;)" office:value-type="string" office:string-value="Sep" calcext:value-type="string">
            <text:p>Sep</text:p>
          </table:table-cell>
          <table:table-cell table:style-name="Default" table:formula="of:=[.E102]+1" office:value-type="float" office:value="67" calcext:value-type="float">
            <text:p>67</text:p>
          </table:table-cell>
          <table:table-cell table:style-name="ce14" table:formula="of:=EOMONTH([.F102];1)" office:value-type="date" office:date-value="2023-09-30" calcext:value-type="date">
            <text:p>Sep-23</text:p>
          </table:table-cell>
          <table:table-cell table:style-name="ce10" table:formula="of:=[.L719]+[.L721]+[.L723]+[.L724]" office:value-type="float" office:value="536.653408307233" calcext:value-type="float">
            <text:p>536,7</text:p>
          </table:table-cell>
          <table:table-cell table:style-name="ce10" table:formula="of:=[.H102]+[.G103]" office:value-type="float" office:value="47628.5837695881" calcext:value-type="float">
            <text:p>47628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2]" office:value-type="float" office:value="8" calcext:value-type="float">
            <text:p>8</text:p>
          </table:table-cell>
          <table:table-cell table:style-name="Default" table:formula="of:=TEXT([.F104]; &quot;mmm&quot;)" office:value-type="string" office:string-value="Okt" calcext:value-type="string">
            <text:p>Okt</text:p>
          </table:table-cell>
          <table:table-cell table:style-name="Default" table:formula="of:=[.E103]+1" office:value-type="float" office:value="68" calcext:value-type="float">
            <text:p>68</text:p>
          </table:table-cell>
          <table:table-cell table:style-name="ce14" table:formula="of:=EOMONTH([.F103];1)" office:value-type="date" office:date-value="2023-10-31" calcext:value-type="date">
            <text:p>Okt-23</text:p>
          </table:table-cell>
          <table:table-cell table:style-name="ce10" table:formula="of:=[.L727]+[.L730]+[.L731]" office:value-type="float" office:value="317.452575197923" calcext:value-type="float">
            <text:p>317,5</text:p>
          </table:table-cell>
          <table:table-cell table:style-name="ce10" table:formula="of:=[.H103]+[.G104]" office:value-type="float" office:value="47946.036344786" calcext:value-type="float">
            <text:p>47946,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3]" office:value-type="float" office:value="9" calcext:value-type="float">
            <text:p>9</text:p>
          </table:table-cell>
          <table:table-cell table:style-name="Default" table:formula="of:=TEXT([.F105]; &quot;mmm&quot;)" office:value-type="string" office:string-value="Nov" calcext:value-type="string">
            <text:p>Nov</text:p>
          </table:table-cell>
          <table:table-cell table:style-name="Default" table:formula="of:=[.E104]+1" office:value-type="float" office:value="69" calcext:value-type="float">
            <text:p>69</text:p>
          </table:table-cell>
          <table:table-cell table:style-name="ce14" table:formula="of:=EOMONTH([.F104];1)" office:value-type="date" office:date-value="2023-11-30" calcext:value-type="date">
            <text:p>Nov-23</text:p>
          </table:table-cell>
          <table:table-cell table:style-name="ce10" table:formula="of:=[.L734]+[.L736]+[.L737]" office:value-type="float" office:value="477.301801341376" calcext:value-type="float">
            <text:p>477,3</text:p>
          </table:table-cell>
          <table:table-cell table:style-name="ce10" table:formula="of:=[.H104]+[.G105]" office:value-type="float" office:value="48423.3381461274" calcext:value-type="float">
            <text:p>48423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4]" office:value-type="float" office:value="10" calcext:value-type="float">
            <text:p>10</text:p>
          </table:table-cell>
          <table:table-cell table:style-name="Default" table:formula="of:=TEXT([.F106]; &quot;mmm&quot;)" office:value-type="string" office:string-value="Des" calcext:value-type="string">
            <text:p>Des</text:p>
          </table:table-cell>
          <table:table-cell table:style-name="Default" table:formula="of:=[.E105]+1" office:value-type="float" office:value="70" calcext:value-type="float">
            <text:p>70</text:p>
          </table:table-cell>
          <table:table-cell table:style-name="ce14" table:formula="of:=EOMONTH([.F105];1)" office:value-type="date" office:date-value="2023-12-31" calcext:value-type="date">
            <text:p>Des-23</text:p>
          </table:table-cell>
          <table:table-cell table:style-name="ce10" table:formula="of:=[.L740]+[.L742]+[.L744]+[.L746]" office:value-type="float" office:value="377.093748984558" calcext:value-type="float">
            <text:p>377,1</text:p>
          </table:table-cell>
          <table:table-cell table:style-name="ce10" table:formula="of:=[.H105]+[.G106]" office:value-type="float" office:value="48800.431895112" calcext:value-type="float">
            <text:p>48800,4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5]" office:value-type="float" office:value="11" calcext:value-type="float">
            <text:p>11</text:p>
          </table:table-cell>
          <table:table-cell table:style-name="Default" table:formula="of:=TEXT([.F107]; &quot;mmm&quot;)" office:value-type="string" office:string-value="Jan" calcext:value-type="string">
            <text:p>Jan</text:p>
          </table:table-cell>
          <table:table-cell table:style-name="Default" table:formula="of:=[.E106]+1" office:value-type="float" office:value="71" calcext:value-type="float">
            <text:p>71</text:p>
          </table:table-cell>
          <table:table-cell table:style-name="ce14" table:formula="of:=EOMONTH([.F106];1)" office:value-type="date" office:date-value="2024-01-31" calcext:value-type="date">
            <text:p>Jan-24</text:p>
          </table:table-cell>
          <table:table-cell table:style-name="ce10" table:formula="of:=[.L749]" office:value-type="float" office:value="161.871781418156" calcext:value-type="float">
            <text:p>161,9</text:p>
          </table:table-cell>
          <table:table-cell table:style-name="ce10" table:formula="of:=[.H106]+[.G108]" office:value-type="float" office:value="49191.980019237" calcext:value-type="float">
            <text:p>49192,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6]" office:value-type="float" office:value="12" calcext:value-type="float">
            <text:p>12</text:p>
          </table:table-cell>
          <table:table-cell table:style-name="Default" table:formula="of:=TEXT([.F108]; &quot;mmm&quot;)" office:value-type="string" office:string-value="Feb" calcext:value-type="string">
            <text:p>Feb</text:p>
          </table:table-cell>
          <table:table-cell table:style-name="Default" table:formula="of:=[.E107]+1" office:value-type="float" office:value="72" calcext:value-type="float">
            <text:p>72</text:p>
          </table:table-cell>
          <table:table-cell table:style-name="ce14" table:formula="of:=EOMONTH([.F107];1)" office:value-type="date" office:date-value="2024-02-29" calcext:value-type="date">
            <text:p>Feb-24</text:p>
          </table:table-cell>
          <table:table-cell table:style-name="ce10" table:formula="of:=[.L752]+[.L754]+[.L756]+[.L757]" office:value-type="float" office:value="391.548124125055" calcext:value-type="float">
            <text:p>391,5</text:p>
          </table:table-cell>
          <table:table-cell table:style-name="ce10" table:formula="of:=[.H107]+[.G110]" office:value-type="float" office:value="49641.2225538296" calcext:value-type="float">
            <text:p>49641,2</text:p>
          </table:table-cell>
          <table:table-cell table:number-columns-repeated="61"/>
        </table:table-row>
        <table:table-row table:style-name="ro2">
          <table:table-cell table:style-name="Default" office:value-type="float" office:value="2024" calcext:value-type="float">
            <text:p>2024</text:p>
          </table:table-cell>
          <table:table-cell table:style-name="ce9" table:formula="of:=SUM([.G109:.G120])" office:value-type="float" office:value="4358.93672144729" calcext:value-type="float">
            <text:p>4 359</text:p>
          </table:table-cell>
          <table:table-cell table:formula="of:=[.C97]" office:value-type="float" office:value="1" calcext:value-type="float">
            <text:p>1</text:p>
          </table:table-cell>
          <table:table-cell table:style-name="Default" table:formula="of:=TEXT([.F109]; &quot;mmm&quot;)" office:value-type="string" office:string-value="Mrt" calcext:value-type="string">
            <text:p>Mrt</text:p>
          </table:table-cell>
          <table:table-cell table:style-name="Default" table:formula="of:=[.E108]+1" office:value-type="float" office:value="73" calcext:value-type="float">
            <text:p>73</text:p>
          </table:table-cell>
          <table:table-cell table:style-name="ce14" table:formula="of:=EOMONTH([.F108];1)" office:value-type="date" office:date-value="2024-03-31" calcext:value-type="date">
            <text:p>Mrt-24</text:p>
          </table:table-cell>
          <table:table-cell table:style-name="ce10" table:formula="of:=[.L760]+[.L763]" office:value-type="float" office:value="151.812749703987" calcext:value-type="float">
            <text:p>151,8</text:p>
          </table:table-cell>
          <table:table-cell table:style-name="ce10" table:formula="of:=[.H108]+[.G111]" office:value-type="float" office:value="50201.3269178793" calcext:value-type="float">
            <text:p>50201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8]" office:value-type="float" office:value="2" calcext:value-type="float">
            <text:p>2</text:p>
          </table:table-cell>
          <table:table-cell table:style-name="Default" table:formula="of:=TEXT([.F110]; &quot;mmm&quot;)" office:value-type="string" office:string-value="Apr" calcext:value-type="string">
            <text:p>Apr</text:p>
          </table:table-cell>
          <table:table-cell table:style-name="Default" table:formula="of:=[.E109]+1" office:value-type="float" office:value="74" calcext:value-type="float">
            <text:p>74</text:p>
          </table:table-cell>
          <table:table-cell table:style-name="ce14" table:formula="of:=EOMONTH([.F109];1)" office:value-type="date" office:date-value="2024-04-30" calcext:value-type="date">
            <text:p>Apr-24</text:p>
          </table:table-cell>
          <table:table-cell table:style-name="ce10" table:formula="of:=[.L766]+[.L768]+[.L769]" office:value-type="float" office:value="449.242534592589" calcext:value-type="float">
            <text:p>449,2</text:p>
          </table:table-cell>
          <table:table-cell table:style-name="ce10" table:formula="of:=[.H109]+[.G112]" office:value-type="float" office:value="50842.6231346033" calcext:value-type="float">
            <text:p>50842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9]" office:value-type="float" office:value="3" calcext:value-type="float">
            <text:p>3</text:p>
          </table:table-cell>
          <table:table-cell table:style-name="Default" table:formula="of:=TEXT([.F111]; &quot;mmm&quot;)" office:value-type="string" office:string-value="Mei" calcext:value-type="string">
            <text:p>Mei</text:p>
          </table:table-cell>
          <table:table-cell table:style-name="Default" table:formula="of:=[.E110]+1" office:value-type="float" office:value="75" calcext:value-type="float">
            <text:p>75</text:p>
          </table:table-cell>
          <table:table-cell table:style-name="ce14" table:formula="of:=EOMONTH([.F110];1)" office:value-type="date" office:date-value="2024-05-31" calcext:value-type="date">
            <text:p>Mei-24</text:p>
          </table:table-cell>
          <table:table-cell table:style-name="ce10" table:formula="of:=[.L772]+[.L774]+[.L776]+[.L777]" office:value-type="float" office:value="560.104364049686" calcext:value-type="float">
            <text:p>560,1</text:p>
          </table:table-cell>
          <table:table-cell table:style-name="ce10" table:formula="of:=[.H110]+[.G113]" office:value-type="float" office:value="51521.1911439242" calcext:value-type="float">
            <text:p>51521,2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0]" office:value-type="float" office:value="4" calcext:value-type="float">
            <text:p>4</text:p>
          </table:table-cell>
          <table:table-cell table:style-name="Default" table:formula="of:=TEXT([.F112]; &quot;mmm&quot;)" office:value-type="string" office:string-value="Jun" calcext:value-type="string">
            <text:p>Jun</text:p>
          </table:table-cell>
          <table:table-cell table:style-name="Default" table:formula="of:=[.E111]+1" office:value-type="float" office:value="76" calcext:value-type="float">
            <text:p>76</text:p>
          </table:table-cell>
          <table:table-cell table:style-name="ce14" table:formula="of:=EOMONTH([.F111];1)" office:value-type="date" office:date-value="2024-06-30" calcext:value-type="date">
            <text:p>Jun-24</text:p>
          </table:table-cell>
          <table:table-cell table:style-name="ce10" table:formula="of:=[.L780]+[.L782]+[.L784]+[.L786]+[.L787]" office:value-type="float" office:value="641.296216724012" calcext:value-type="float">
            <text:p>641,3</text:p>
          </table:table-cell>
          <table:table-cell table:style-name="ce10" table:formula="of:=[.H111]+[.G114]" office:value-type="float" office:value="51950.4534724766" calcext:value-type="float">
            <text:p>51950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1]" office:value-type="float" office:value="5" calcext:value-type="float">
            <text:p>5</text:p>
          </table:table-cell>
          <table:table-cell table:style-name="Default" table:formula="of:=TEXT([.F113]; &quot;mmm&quot;)" office:value-type="string" office:string-value="Jul" calcext:value-type="string">
            <text:p>Jul</text:p>
          </table:table-cell>
          <table:table-cell table:style-name="Default" table:formula="of:=[.E112]+1" office:value-type="float" office:value="77" calcext:value-type="float">
            <text:p>77</text:p>
          </table:table-cell>
          <table:table-cell table:style-name="ce14" table:formula="of:=EOMONTH([.F112];1)" office:value-type="date" office:date-value="2024-07-31" calcext:value-type="date">
            <text:p>Jul-24</text:p>
          </table:table-cell>
          <table:table-cell table:style-name="ce10" table:formula="of:=[.L790]+[.L792]+[.L794]+[.L796]+[.L797]" office:value-type="float" office:value="678.568009320875" calcext:value-type="float">
            <text:p>678,6</text:p>
          </table:table-cell>
          <table:table-cell table:style-name="ce10" table:formula="of:=[.H112]+[.G115]" office:value-type="float" office:value="52516.5088742098" calcext:value-type="float">
            <text:p>52516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2]" office:value-type="float" office:value="6" calcext:value-type="float">
            <text:p>6</text:p>
          </table:table-cell>
          <table:table-cell table:style-name="Default" table:formula="of:=TEXT([.F114]; &quot;mmm&quot;)" office:value-type="string" office:string-value="Aug" calcext:value-type="string">
            <text:p>Aug</text:p>
          </table:table-cell>
          <table:table-cell table:style-name="Default" table:formula="of:=[.E113]+1" office:value-type="float" office:value="78" calcext:value-type="float">
            <text:p>78</text:p>
          </table:table-cell>
          <table:table-cell table:style-name="ce14" table:formula="of:=EOMONTH([.F113];1)" office:value-type="date" office:date-value="2024-08-31" calcext:value-type="date">
            <text:p>Aug-24</text:p>
          </table:table-cell>
          <table:table-cell table:style-name="ce10" table:formula="of:=[.L800]+[.L802]+[.L804]+[.L806]" office:value-type="float" office:value="429.262328552459" calcext:value-type="float">
            <text:p>429,3</text:p>
          </table:table-cell>
          <table:table-cell table:style-name="ce10" table:formula="of:=[.H113]+[.G116]" office:value-type="float" office:value="53048.1897909243" calcext:value-type="float">
            <text:p>53048,2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3]" office:value-type="float" office:value="7" calcext:value-type="float">
            <text:p>7</text:p>
          </table:table-cell>
          <table:table-cell table:style-name="Default" table:formula="of:=TEXT([.F115]; &quot;mmm&quot;)" office:value-type="string" office:string-value="Sep" calcext:value-type="string">
            <text:p>Sep</text:p>
          </table:table-cell>
          <table:table-cell table:style-name="Default" table:formula="of:=[.E114]+1" office:value-type="float" office:value="79" calcext:value-type="float">
            <text:p>79</text:p>
          </table:table-cell>
          <table:table-cell table:style-name="ce14" table:formula="of:=EOMONTH([.F114];1)" office:value-type="date" office:date-value="2024-09-30" calcext:value-type="date">
            <text:p>Sep-24</text:p>
          </table:table-cell>
          <table:table-cell table:style-name="ce10" table:formula="of:=[.L809]+[.L810]" office:value-type="float" office:value="566.055401733201" calcext:value-type="float">
            <text:p>566,1</text:p>
          </table:table-cell>
          <table:table-cell table:style-name="ce10" table:formula="of:=[.H114]+[.G117]" office:value-type="float" office:value="53399.1039909803" calcext:value-type="float">
            <text:p>53399,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4]" office:value-type="float" office:value="8" calcext:value-type="float">
            <text:p>8</text:p>
          </table:table-cell>
          <table:table-cell table:style-name="Default" table:formula="of:=TEXT([.F116]; &quot;mmm&quot;)" office:value-type="string" office:string-value="Okt" calcext:value-type="string">
            <text:p>Okt</text:p>
          </table:table-cell>
          <table:table-cell table:style-name="Default" table:formula="of:=[.E115]+1" office:value-type="float" office:value="80" calcext:value-type="float">
            <text:p>80</text:p>
          </table:table-cell>
          <table:table-cell table:style-name="ce14" table:formula="of:=EOMONTH([.F115];1)" office:value-type="date" office:date-value="2024-10-31" calcext:value-type="date">
            <text:p>Okt-24</text:p>
          </table:table-cell>
          <table:table-cell table:style-name="ce10" table:formula="of:=[.L813]+[.L815]+[.L816]" office:value-type="float" office:value="531.680916714426" calcext:value-type="float">
            <text:p>531,7</text:p>
          </table:table-cell>
          <table:table-cell table:style-name="ce10" table:formula="of:=[.H115]+[.G116]" office:value-type="float" office:value="53930.7849076947" calcext:value-type="float">
            <text:p>53930,8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5]" office:value-type="float" office:value="9" calcext:value-type="float">
            <text:p>9</text:p>
          </table:table-cell>
          <table:table-cell table:style-name="Default" table:formula="of:=TEXT([.F117]; &quot;mmm&quot;)" office:value-type="string" office:string-value="Nov" calcext:value-type="string">
            <text:p>Nov</text:p>
          </table:table-cell>
          <table:table-cell table:style-name="Default" table:formula="of:=[.E116]+1" office:value-type="float" office:value="81" calcext:value-type="float">
            <text:p>81</text:p>
          </table:table-cell>
          <table:table-cell table:style-name="ce14" table:formula="of:=EOMONTH([.F116];1)" office:value-type="date" office:date-value="2024-11-30" calcext:value-type="date">
            <text:p>Nov-24</text:p>
          </table:table-cell>
          <table:table-cell table:style-name="ce10" table:formula="of:=[.L819]+[.L821]+[.L822]" office:value-type="float" office:value="350.914200056056" calcext:value-type="float">
            <text:p>350,9</text:p>
          </table:table-cell>
          <table:table-cell table:style-name="ce10" table:formula="of:=[.H116]+[.G117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6]" office:value-type="float" office:value="10" calcext:value-type="float">
            <text:p>10</text:p>
          </table:table-cell>
          <table:table-cell table:style-name="Default" table:formula="of:=TEXT([.F118]; &quot;mmm&quot;)" office:value-type="string" office:string-value="Des" calcext:value-type="string">
            <text:p>Des</text:p>
          </table:table-cell>
          <table:table-cell table:style-name="Default" table:formula="of:=[.E117]+1" office:value-type="float" office:value="82" calcext:value-type="float">
            <text:p>82</text:p>
          </table:table-cell>
          <table:table-cell table:style-name="ce14" table:formula="of:=EOMONTH([.F117];1)" office:value-type="date" office:date-value="2024-12-31" calcext:value-type="date">
            <text:p>Des-24</text:p>
          </table:table-cell>
          <table:table-cell table:style-name="Default"/>
          <table:table-cell table:style-name="ce10" table:formula="of:=[.H117]+[.G118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7]" office:value-type="float" office:value="11" calcext:value-type="float">
            <text:p>11</text:p>
          </table:table-cell>
          <table:table-cell table:style-name="Default" table:formula="of:=TEXT([.F119]; &quot;mmm&quot;)" office:value-type="string" office:string-value="Jan" calcext:value-type="string">
            <text:p>Jan</text:p>
          </table:table-cell>
          <table:table-cell table:style-name="Default" table:formula="of:=[.E118]+1" office:value-type="float" office:value="83" calcext:value-type="float">
            <text:p>83</text:p>
          </table:table-cell>
          <table:table-cell table:style-name="ce14" table:formula="of:=EOMONTH([.F118];1)" office:value-type="date" office:date-value="2025-01-31" calcext:value-type="date">
            <text:p>Jan-25</text:p>
          </table:table-cell>
          <table:table-cell table:style-name="Default"/>
          <table:table-cell table:style-name="ce10" table:formula="of:=[.H118]+[.G119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8]" office:value-type="float" office:value="12" calcext:value-type="float">
            <text:p>12</text:p>
          </table:table-cell>
          <table:table-cell table:style-name="Default" table:formula="of:=TEXT([.F120]; &quot;mmm&quot;)" office:value-type="string" office:string-value="Feb" calcext:value-type="string">
            <text:p>Feb</text:p>
          </table:table-cell>
          <table:table-cell table:style-name="Default" table:formula="of:=[.E119]+1" office:value-type="float" office:value="84" calcext:value-type="float">
            <text:p>84</text:p>
          </table:table-cell>
          <table:table-cell table:style-name="ce14" table:formula="of:=EOMONTH([.F119];1)" office:value-type="date" office:date-value="2025-02-28" calcext:value-type="date">
            <text:p>Feb-25</text:p>
          </table:table-cell>
          <table:table-cell table:style-name="Default"/>
          <table:table-cell table:style-name="ce10" table:formula="of:=[.H119]+[.G120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Default" office:value-type="string" calcext:value-type="string">
            <text:p>Totale aankope:</text:p>
          </table:table-cell>
          <table:table-cell/>
          <table:table-cell table:formula="of:=SUM([.D127:.D825])" office:value-type="float" office:value="56783.5" calcext:value-type="float">
            <text:p>56783,5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otale gebruik:</text:p>
          </table:table-cell>
          <table:table-cell/>
          <table:table-cell table:formula="of:=SUM([.L127:.L825])" office:value-type="float" office:value="53757.8385221025" calcext:value-type="float">
            <text:p>53757,8385221025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Verwerkte data: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table:style-name="Default" office:value-type="string" calcext:value-type="string">
            <text:p>Eenhede gekoop [kWh]</text:p>
          </table:table-cell>
          <table:table-cell table:style-name="Default"/>
          <table:table-cell office:value-type="string" calcext:value-type="string">
            <text:p>Datum begin</text:p>
          </table:table-cell>
          <table:table-cell table:style-name="Default"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office:value-type="date" office:date-value="2018-03-15" calcext:value-type="date">
            <text:p>15-Mrt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,7</text:p>
          </table:table-cell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,9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27]-[.C128]" office:value-type="float" office:value="160.8" calcext:value-type="float">
            <text:p>160,8</text:p>
          </table:table-cell>
          <table:table-cell table:number-columns-repeated="57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formula="of:=[.C128]+[.D129]" office:value-type="float" office:value="110.4" calcext:value-type="float">
            <text:p>110,4</text:p>
          </table:table-cell>
          <table:table-cell table:style-name="Default" office:value-type="float" office:value="56.5" calcext:value-type="float">
            <text:p>56,5</text:p>
          </table:table-cell>
          <table:table-cell/>
          <table:table-cell table:style-name="ce4" table:formula="of:=[.A129]+[.B129]" office:value-type="date" office:date-value="2018-03-30T19:31:00" calcext:value-type="date">
            <text:p>30-Mrt-18</text:p>
          </table:table-cell>
          <table:table-cell table:style-name="ce4" table:formula="of:=[.A130]+[.B130]" office:value-type="date" office:date-value="2018-04-01T16:45:00" calcext:value-type="date">
            <text:p>01-Apr-18</text:p>
          </table:table-cell>
          <table:table-cell table:style-name="ce10" table:formula="of:=[.C129]" office:value-type="float" office:value="110.4" calcext:value-type="float">
            <text:p>110,4</text:p>
          </table:table-cell>
          <table:table-cell table:style-name="ce10" table:formula="of:=[.C130]" office:value-type="float" office:value="64.9" calcext:value-type="float">
            <text:p>64,9</text:p>
          </table:table-cell>
          <table:table-cell table:style-name="ce4" office:value-type="date" office:date-value="2018-04-01" calcext:value-type="date">
            <text:p>01-Apr-18</text:p>
          </table:table-cell>
          <table:table-cell table:style-name="ce10" table:formula="of:=[.J129]*(([.I129]-[.H129])/([.G129]-[.F129]))+([.I129]-(([.I129]-[.H129])/([.G129]-[.F129]))*[.G129])" office:value-type="float" office:value="81.748747236561" calcext:value-type="float">
            <text:p>81,7</text:p>
          </table:table-cell>
          <table:table-cell table:style-name="ce10" table:formula="of:=[.H129]-[.K129]" office:value-type="float" office:value="28.651252763439" calcext:value-type="float">
            <text:p>28,7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,9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K129]-[.C130]" office:value-type="float" office:value="16.848747236561" calcext:value-type="float">
            <text:p>16,8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130]+[.D131]" office:value-type="float" office:value="965.3" calcext:value-type="float">
            <text:p>965,3</text:p>
          </table:table-cell>
          <table:table-cell table:style-name="Default" office:value-type="float" office:value="900.4" calcext:value-type="float">
            <text:p>900,4</text:p>
          </table:table-cell>
          <table:table-cell table:number-columns-repeated="2"/>
          <table:table-cell table:style-name="Default"/>
          <table:table-cell table:number-columns-repeated="4"/>
          <table:table-cell table:style-name="ce10"/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,3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31]-[.C132]" office:value-type="float" office:value="744" calcext:value-type="float">
            <text:p>744,0</text:p>
          </table:table-cell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,7</text:p>
          </table:table-cell>
          <table:table-cell table:style-name="Default" office:value-type="float" office:value="810.4" calcext:value-type="float">
            <text:p>810,4</text:p>
          </table:table-cell>
          <table:table-cell/>
          <table:table-cell table:style-name="ce4" table:formula="of:=[.A133]+[.B133]" office:value-type="date" office:date-value="2018-04-30T08:48:00" calcext:value-type="date">
            <text:p>30-Apr-18</text:p>
          </table:table-cell>
          <table:table-cell table:style-name="ce4" table:formula="of:=[.A134]+[.B134]" office:value-type="date" office:date-value="2018-05-20T10:08:00" calcext:value-type="date">
            <text:p>20-Mei-18</text:p>
          </table:table-cell>
          <table:table-cell table:style-name="ce10" table:formula="of:=[.C133]" office:value-type="float" office:value="1031.7" calcext:value-type="float">
            <text:p>1031,7</text:p>
          </table:table-cell>
          <table:table-cell table:style-name="ce10" table:formula="of:=[.C134]" office:value-type="float" office:value="503.8" calcext:value-type="float">
            <text:p>503,8</text:p>
          </table:table-cell>
          <table:table-cell table:style-name="ce4" office:value-type="date" office:date-value="2018-05-01" calcext:value-type="date">
            <text:p>01-Mei-18</text:p>
          </table:table-cell>
          <table:table-cell table:style-name="ce19" table:formula="of:=[.J133]*(([.I133]-[.H133])/([.G133]-[.F133]))+([.I133]-(([.I133]-[.H133])/([.G133]-[.F133]))*[.G133])" office:value-type="float" office:value="1015.02947368426" calcext:value-type="float">
            <text:p>1015</text:p>
          </table:table-cell>
          <table:table-cell table:style-name="ce19" table:formula="of:=[.H133]-[.K133]" office:value-type="float" office:value="16.6705263157401" calcext:value-type="float">
            <text:p>17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,8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K133]-[.C134]" office:value-type="float" office:value="511.22947368426" calcext:value-type="float">
            <text:p>511,2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,3</text:p>
          </table:table-cell>
          <table:table-cell table:style-name="Default" office:value-type="float" office:value="65.5" calcext:value-type="float">
            <text:p>65,5</text:p>
          </table:table-cell>
          <table:table-cell table:number-columns-repeated="65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,2</text:p>
          </table:table-cell>
          <table:table-cell table:style-name="Default"/>
          <table:table-cell table:number-columns-repeated="7"/>
          <table:table-cell table:style-name="ce10" table:formula="of:=[.C135]-[.C136]" office:value-type="float" office:value="2.09999999999991" calcext:value-type="float">
            <text:p>2,1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,9</text:p>
          </table:table-cell>
          <table:table-cell table:style-name="Default" office:value-type="float" office:value="229" calcext:value-type="float">
            <text:p>229</text:p>
          </table:table-cell>
          <table:table-cell/>
          <table:table-cell table:style-name="ce4" table:formula="of:=[.A137]+[.B137]" office:value-type="date" office:date-value="2018-05-20T10:30:00" calcext:value-type="date">
            <text:p>20-Mei-18</text:p>
          </table:table-cell>
          <table:table-cell table:style-name="ce4" table:formula="of:=[.A138]+[.B138]" office:value-type="date" office:date-value="2018-06-12T10:48:00" calcext:value-type="date">
            <text:p>12-Jun-18</text:p>
          </table:table-cell>
          <table:table-cell table:style-name="ce10" table:formula="of:=[.C137]" office:value-type="float" office:value="795.9" calcext:value-type="float">
            <text:p>795,9</text:p>
          </table:table-cell>
          <table:table-cell table:style-name="ce10" table:formula="of:=[.C138]" office:value-type="float" office:value="148.6" calcext:value-type="float">
            <text:p>148,6</text:p>
          </table:table-cell>
          <table:table-cell table:style-name="ce4" office:value-type="date" office:date-value="2018-06-01" calcext:value-type="date">
            <text:p>01-Jun-18</text:p>
          </table:table-cell>
          <table:table-cell table:style-name="ce19" table:formula="of:=[.J137]*(([.I137]-[.H137])/([.G137]-[.F137]))+([.I137]-(([.I137]-[.H137])/([.G137]-[.F137]))*[.G137])" office:value-type="float" office:value="470.667789245024" calcext:value-type="float">
            <text:p>471</text:p>
          </table:table-cell>
          <table:table-cell table:style-name="ce19" table:formula="of:=[.H137]-[.K137]" office:value-type="float" office:value="325.232210754976" calcext:value-type="float">
            <text:p>325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,6</text:p>
          </table:table-cell>
          <table:table-cell table:style-name="Default"/>
          <table:table-cell table:number-columns-repeated="7"/>
          <table:table-cell table:style-name="ce10" table:formula="of:=[.K137]-[.C138]" office:value-type="float" office:value="322.067789245024" calcext:value-type="float">
            <text:p>322,1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38]+[.D139]" office:value-type="float" office:value="214.1" calcext:value-type="float">
            <text:p>214,1</text:p>
          </table:table-cell>
          <table:table-cell table:style-name="Default" office:value-type="float" office:value="65.5" calcext:value-type="float">
            <text:p>65,5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39]+[.D140]" office:value-type="float" office:value="275.1" calcext:value-type="float">
            <text:p>275,1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40]+[.D141]" office:value-type="float" office:value="331.1" calcext:value-type="float">
            <text:p>331,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,9</text:p>
          </table:table-cell>
          <table:table-cell table:style-name="Default"/>
          <table:table-cell table:number-columns-repeated="7"/>
          <table:table-cell table:style-name="ce10" table:formula="of:=[.C141]-[.C142]" office:value-type="float" office:value="89.2" calcext:value-type="float">
            <text:p>89,2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,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,2</text:p>
          </table:table-cell>
          <table:table-cell table:style-name="Default"/>
          <table:table-cell table:number-columns-repeated="7"/>
          <table:table-cell table:style-name="ce10" table:formula="of:=[.C143]-[.C144]" office:value-type="float" office:value="26.4" calcext:value-type="float">
            <text:p>26,4</text:p>
          </table:table-cell>
          <table:table-cell table:number-columns-repeated="57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,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,7</text:p>
          </table:table-cell>
          <table:table-cell table:style-name="Default"/>
          <table:table-cell table:number-columns-repeated="7"/>
          <table:table-cell table:style-name="ce10" table:formula="of:=[.C145]-[.C146]" office:value-type="float" office:value="175.5" calcext:value-type="float">
            <text:p>175,5</text:p>
          </table:table-cell>
          <table:table-cell table:number-columns-repeated="57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,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,5</text:p>
          </table:table-cell>
          <table:table-cell table:style-name="Default"/>
          <table:table-cell table:number-columns-repeated="7"/>
          <table:table-cell table:style-name="ce10" table:formula="of:=[.C147]-[.C148]" office:value-type="float" office:value="76.1" calcext:value-type="float">
            <text:p>76,1</text:p>
          </table:table-cell>
          <table:table-cell table:number-columns-repeated="4"/>
          <table:table-cell table:style-name="ce41"/>
          <table:table-cell table:number-columns-repeated="52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style-name="Default" table:formula="of:=55.5" office:value-type="float" office:value="55.5" calcext:value-type="float">
            <text:p>55,5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,4</text:p>
          </table:table-cell>
          <table:table-cell table:style-name="Default" office:value-type="float" office:value="51.4" calcext:value-type="float">
            <text:p>51,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52]-51.4" office:value-type="float" office:value="95.4" calcext:value-type="float">
            <text:p>95,4</text:p>
          </table:table-cell>
          <table:table-cell table:style-name="Default"/>
          <table:table-cell table:number-columns-repeated="7"/>
          <table:table-cell table:style-name="ce10" table:formula="of:=[.C150]-[.C151]" office:value-type="float" office:value="143" calcext:value-type="float">
            <text:p>143,0</text:p>
          </table:table-cell>
          <table:table-cell table:number-columns-repeated="57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53]-51.4" office:value-type="float" office:value="146.8" calcext:value-type="float">
            <text:p>146,8</text:p>
          </table:table-cell>
          <table:table-cell table:style-name="Default" office:value-type="float" office:value="51.4" calcext:value-type="float">
            <text:p>51,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,2</text:p>
          </table:table-cell>
          <table:table-cell table:style-name="Default" office:value-type="float" office:value="51.4" calcext:value-type="float">
            <text:p>51,4</text:p>
          </table:table-cell>
          <table:table-cell/>
          <table:table-cell table:style-name="ce4" table:formula="of:=[.A153]+[.B153]" office:value-type="date" office:date-value="2018-06-27T22:07:00" calcext:value-type="date">
            <text:p>27-Jun-18</text:p>
          </table:table-cell>
          <table:table-cell table:style-name="ce4" table:formula="of:=[.A154]+[.B154]" office:value-type="date" office:date-value="2018-07-01T12:41:00" calcext:value-type="date">
            <text:p>01-Jul-18</text:p>
          </table:table-cell>
          <table:table-cell table:style-name="ce10" table:formula="of:=[.C153]" office:value-type="float" office:value="198.2" calcext:value-type="float">
            <text:p>198,2</text:p>
          </table:table-cell>
          <table:table-cell table:style-name="ce10" table:formula="of:=[.C154]" office:value-type="float" office:value="94.3" calcext:value-type="float">
            <text:p>94,3</text:p>
          </table:table-cell>
          <table:table-cell table:style-name="ce4" office:value-type="date" office:date-value="2018-07-01" calcext:value-type="date">
            <text:p>01-Jul-18</text:p>
          </table:table-cell>
          <table:table-cell table:style-name="ce19" table:formula="of:=[.J153]*(([.I153]-[.H153])/([.G153]-[.F153]))+([.I153]-(([.I153]-[.H153])/([.G153]-[.F153]))*[.G153])" office:value-type="float" office:value="109.522930304287" calcext:value-type="float">
            <text:p>110</text:p>
          </table:table-cell>
          <table:table-cell table:style-name="ce19" table:formula="of:=[.H153]-[.K153]" office:value-type="float" office:value="88.677069695713" calcext:value-type="float">
            <text:p>89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,3</text:p>
          </table:table-cell>
          <table:table-cell table:style-name="Default"/>
          <table:table-cell table:number-columns-repeated="7"/>
          <table:table-cell table:style-name="ce10" table:formula="of:=[.K153]-[.C154]" office:value-type="float" office:value="15.222930304287" calcext:value-type="float">
            <text:p>15,2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156]-58" office:value-type="float" office:value="155.5" calcext:value-type="float">
            <text:p>155,5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,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58]-[.D158]" office:value-type="float" office:value="98.4" calcext:value-type="float">
            <text:p>98,4</text:p>
          </table:table-cell>
          <table:table-cell table:style-name="Default"/>
          <table:table-cell table:number-columns-repeated="7"/>
          <table:table-cell table:style-name="ce10" table:formula="of:=[.C156]-[.C157]" office:value-type="float" office:value="115.1" calcext:value-type="float">
            <text:p>115,1</text:p>
          </table:table-cell>
          <table:table-cell table:number-columns-repeated="57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59]-[.D159]" office:value-type="float" office:value="150.8" calcext:value-type="float">
            <text:p>150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,9</text:p>
          </table:table-cell>
          <table:table-cell table:style-name="Default"/>
          <table:table-cell table:number-columns-repeated="7"/>
          <table:table-cell table:style-name="ce10" table:formula="of:=[.C159]-[.C160]" office:value-type="float" office:value="94.3" calcext:value-type="float">
            <text:p>94,3</text:p>
          </table:table-cell>
          <table:table-cell table:number-columns-repeated="57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62]-[.D162]" office:value-type="float" office:value="160.7" calcext:value-type="float">
            <text:p>160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63]-[.D163]" office:value-type="float" office:value="213.1" calcext:value-type="float">
            <text:p>213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5"/>
          <table:table-cell table:style-name="ce10"/>
          <table:table-cell table:number-columns-repeated="59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,5</text:p>
          </table:table-cell>
          <table:table-cell table:style-name="Default"/>
          <table:table-cell table:number-columns-repeated="7"/>
          <table:table-cell table:style-name="ce10" table:formula="of:=[.C163]-[.C164]" office:value-type="float" office:value="184" calcext:value-type="float">
            <text:p>184,0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166]-[.D166]" office:value-type="float" office:value="130.5" calcext:value-type="float">
            <text:p>130,5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,1</text:p>
          </table:table-cell>
          <table:table-cell table:style-name="Default"/>
          <table:table-cell table:number-columns-repeated="7"/>
          <table:table-cell table:style-name="ce10" table:formula="of:=[.C166]-[.C167]" office:value-type="float" office:value="112.5" calcext:value-type="float">
            <text:p>112,5</text:p>
          </table:table-cell>
          <table:table-cell table:number-columns-repeated="57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169]-[.D169]" office:value-type="float" office:value="114.2" calcext:value-type="float">
            <text:p>114,2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,3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,1</text:p>
          </table:table-cell>
          <table:table-cell table:style-name="Default"/>
          <table:table-cell table:number-columns-repeated="7"/>
          <table:table-cell table:style-name="ce10" table:formula="of:=[.C169]-[.C170]" office:value-type="float" office:value="26.2" calcext:value-type="float">
            <text:p>26,2</text:p>
          </table:table-cell>
          <table:table-cell table:number-columns-repeated="57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172]-[.D172]" office:value-type="float" office:value="183.9" calcext:value-type="float">
            <text:p>183,9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,5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,9</text:p>
          </table:table-cell>
          <table:table-cell table:style-name="Default"/>
          <table:table-cell table:number-columns-repeated="7"/>
          <table:table-cell table:style-name="ce10" table:formula="of:=[.C172]-[.C173]" office:value-type="float" office:value="101.6" calcext:value-type="float">
            <text:p>101,6</text:p>
          </table:table-cell>
          <table:table-cell table:number-columns-repeated="57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175]-[.D175]" office:value-type="float" office:value="173.4" calcext:value-type="float">
            <text:p>173,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175]+[.B175]" office:value-type="date" office:date-value="2018-07-28T09:34:00" calcext:value-type="date">
            <text:p>28-Jul-18</text:p>
          </table:table-cell>
          <table:table-cell table:style-name="ce4" table:formula="of:=[.A176]+[.B176]" office:value-type="date" office:date-value="2018-08-01T20:55:00" calcext:value-type="date">
            <text:p>01-Aug-18</text:p>
          </table:table-cell>
          <table:table-cell table:style-name="ce10" table:formula="of:=[.C175]" office:value-type="float" office:value="218" calcext:value-type="float">
            <text:p>218,0</text:p>
          </table:table-cell>
          <table:table-cell table:style-name="ce10" table:formula="of:=[.C176]" office:value-type="float" office:value="80.3" calcext:value-type="float">
            <text:p>80,3</text:p>
          </table:table-cell>
          <table:table-cell table:style-name="ce4" office:value-type="date" office:date-value="2018-08-01" calcext:value-type="date">
            <text:p>01-Aug-18</text:p>
          </table:table-cell>
          <table:table-cell table:style-name="ce19" table:formula="of:=[.J175]*(([.I175]-[.H175])/([.G175]-[.F175]))+([.I175]-(([.I175]-[.H175])/([.G175]-[.F175]))*[.G175])" office:value-type="float" office:value="107.130228225607" calcext:value-type="float">
            <text:p>107</text:p>
          </table:table-cell>
          <table:table-cell table:style-name="ce19" table:formula="of:=[.H175]-[.K175]" office:value-type="float" office:value="110.869771774393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,3</text:p>
          </table:table-cell>
          <table:table-cell table:style-name="Default"/>
          <table:table-cell table:number-columns-repeated="7"/>
          <table:table-cell table:style-name="ce10" table:formula="of:=[.K175]-[.C176]" office:value-type="float" office:value="26.830228225607" calcext:value-type="float">
            <text:p>26,8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178]-[.D178]" office:value-type="float" office:value="141.5" calcext:value-type="float">
            <text:p>141,5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,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,9</text:p>
          </table:table-cell>
          <table:table-cell table:style-name="Default"/>
          <table:table-cell table:number-columns-repeated="7"/>
          <table:table-cell table:style-name="ce10" table:formula="of:=[.C178]-[.C179]" office:value-type="float" office:value="140.6" calcext:value-type="float">
            <text:p>140,6</text:p>
          </table:table-cell>
          <table:table-cell table:number-columns-repeated="57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181]-[.D181]" office:value-type="float" office:value="111.2" calcext:value-type="float">
            <text:p>111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,6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,1</text:p>
          </table:table-cell>
          <table:table-cell table:style-name="Default"/>
          <table:table-cell table:number-columns-repeated="7"/>
          <table:table-cell table:style-name="ce10" table:formula="of:=[.C181]-[.C182]" office:value-type="float" office:value="90.5" calcext:value-type="float">
            <text:p>90,5</text:p>
          </table:table-cell>
          <table:table-cell table:number-columns-repeated="57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184]-[.D184]" office:value-type="float" office:value="125.4" calcext:value-type="float">
            <text:p>125,4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,6</text:p>
          </table:table-cell>
          <table:table-cell table:style-name="Default"/>
          <table:table-cell table:number-columns-repeated="7"/>
          <table:table-cell table:style-name="ce10" table:formula="of:=[.C184]-[.C185]" office:value-type="float" office:value="109.2" calcext:value-type="float">
            <text:p>109,2</text:p>
          </table:table-cell>
          <table:table-cell table:number-columns-repeated="57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187]-[.D187]" office:value-type="float" office:value="120.8" calcext:value-type="float">
            <text:p>120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,4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,3</text:p>
          </table:table-cell>
          <table:table-cell table:style-name="Default"/>
          <table:table-cell table:number-columns-repeated="7"/>
          <table:table-cell table:style-name="ce10" table:formula="of:=[.C187]-[.C188]" office:value-type="float" office:value="89.1" calcext:value-type="float">
            <text:p>89,1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90]-[.D190]" office:value-type="float" office:value="129.4" calcext:value-type="float">
            <text:p>129,4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91]-[.D191]" office:value-type="float" office:value="177.5" calcext:value-type="float">
            <text:p>177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,1</text:p>
          </table:table-cell>
          <table:table-cell table:style-name="Default"/>
          <table:table-cell table:number-columns-repeated="7"/>
          <table:table-cell table:style-name="ce10" table:formula="of:=[.C191]-[.C192]" office:value-type="float" office:value="127.5" calcext:value-type="float">
            <text:p>127,5</text:p>
          </table:table-cell>
          <table:table-cell table:number-columns-repeated="57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194]-[.D194]" office:value-type="float" office:value="146.1" calcext:value-type="float">
            <text:p>146,1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,7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,8</text:p>
          </table:table-cell>
          <table:table-cell table:style-name="Default"/>
          <table:table-cell table:number-columns-repeated="7"/>
          <table:table-cell table:style-name="ce10" table:formula="of:=[.C194]-[.C195]" office:value-type="float" office:value="117.9" calcext:value-type="float">
            <text:p>117,9</text:p>
          </table:table-cell>
          <table:table-cell table:number-columns-repeated="57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197]-[.D197]" office:value-type="float" office:value="119.4" calcext:value-type="float">
            <text:p>119,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,4</text:p>
          </table:table-cell>
          <table:table-cell table:style-name="Default"/>
          <table:table-cell table:number-columns-repeated="7"/>
          <table:table-cell table:style-name="ce10" table:formula="of:=[.C197]-[.C198]" office:value-type="float" office:value="51.6" calcext:value-type="float">
            <text:p>51,6</text:p>
          </table:table-cell>
          <table:table-cell table:number-columns-repeated="57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200]-[.D200]" office:value-type="float" office:value="157" calcext:value-type="float">
            <text:p>157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,6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00]+[.B200]" office:value-type="date" office:date-value="2018-08-27T20:43:00" calcext:value-type="date">
            <text:p>27-Aug-18</text:p>
          </table:table-cell>
          <table:table-cell table:style-name="ce4" table:formula="of:=[.A201]+[.B201]" office:value-type="date" office:date-value="2018-09-01T06:49:00" calcext:value-type="date">
            <text:p>01-Sep-18</text:p>
          </table:table-cell>
          <table:table-cell table:style-name="ce10" table:formula="of:=[.C200]" office:value-type="float" office:value="201.6" calcext:value-type="float">
            <text:p>201,6</text:p>
          </table:table-cell>
          <table:table-cell table:style-name="ce10" table:formula="of:=[.C201]" office:value-type="float" office:value="84.4" calcext:value-type="float">
            <text:p>84,4</text:p>
          </table:table-cell>
          <table:table-cell table:style-name="ce4" office:value-type="date" office:date-value="2018-09-01" calcext:value-type="date">
            <text:p>01-Sep-18</text:p>
          </table:table-cell>
          <table:table-cell table:style-name="ce19" table:formula="of:=[.J200]*(([.I200]-[.H200])/([.G200]-[.F200]))+([.I200]-(([.I200]-[.H200])/([.G200]-[.F200]))*[.G200])" office:value-type="float" office:value="91.9298146404326" calcext:value-type="float">
            <text:p>92</text:p>
          </table:table-cell>
          <table:table-cell table:style-name="ce19" table:formula="of:=[.H200]-[.K200]" office:value-type="float" office:value="109.670185359567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,4</text:p>
          </table:table-cell>
          <table:table-cell table:style-name="Default"/>
          <table:table-cell table:number-columns-repeated="7"/>
          <table:table-cell table:style-name="ce10" table:formula="of:=[.K200]-[.C201]" office:value-type="float" office:value="7.52981464043259" calcext:value-type="float">
            <text:p>7,5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203]-[.D203]" office:value-type="float" office:value="145.7" calcext:value-type="float">
            <text:p>145,7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,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,8</text:p>
          </table:table-cell>
          <table:table-cell table:style-name="Default"/>
          <table:table-cell table:number-columns-repeated="7"/>
          <table:table-cell table:style-name="ce10" table:formula="of:=[.C203]-[.C204]" office:value-type="float" office:value="118.9" calcext:value-type="float">
            <text:p>118,9</text:p>
          </table:table-cell>
          <table:table-cell table:number-columns-repeated="57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206]-[.D206]" office:value-type="float" office:value="137.1" calcext:value-type="float">
            <text:p>137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207]-[.D207]" office:value-type="float" office:value="189.5" calcext:value-type="float">
            <text:p>189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,9</text:p>
          </table:table-cell>
          <table:table-cell table:style-name="Default"/>
          <table:table-cell table:number-columns-repeated="7"/>
          <table:table-cell table:style-name="ce10" table:formula="of:=[.C207]-[.C208]" office:value-type="float" office:value="176" calcext:value-type="float">
            <text:p>176,0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210]-[.D210]" office:value-type="float" office:value="118.2" calcext:value-type="float">
            <text:p>118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211]-[.D211]" office:value-type="float" office:value="170.6" calcext:value-type="float">
            <text:p>170,6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,2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,9</text:p>
          </table:table-cell>
          <table:table-cell table:style-name="Default"/>
          <table:table-cell table:number-columns-repeated="7"/>
          <table:table-cell table:style-name="ce10" table:formula="of:=[.C211]-[.C212]" office:value-type="float" office:value="115.3" calcext:value-type="float">
            <text:p>115,3</text:p>
          </table:table-cell>
          <table:table-cell table:number-columns-repeated="57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214]-[.D214]" office:value-type="float" office:value="152.5" calcext:value-type="float">
            <text:p>152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number-columns-repeated="7"/>
          <table:table-cell table:style-name="ce10" table:formula="of:=[.C214]-[.C215]" office:value-type="float" office:value="105.6" calcext:value-type="float">
            <text:p>105,6</text:p>
          </table:table-cell>
          <table:table-cell table:number-columns-repeated="57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217]-[.D217]" office:value-type="float" office:value="143.1" calcext:value-type="float">
            <text:p>143,1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218]-[.D218]" office:value-type="float" office:value="191.2" calcext:value-type="float">
            <text:p>191,2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,8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7"/>
          <table:table-cell table:style-name="ce10" table:formula="of:=[.C218]-[.C219]" office:value-type="float" office:value="137.8" calcext:value-type="float">
            <text:p>137,8</text:p>
          </table:table-cell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21]-[.D221]" office:value-type="float" office:value="144.6" calcext:value-type="float">
            <text:p>144,6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22]-[.D222]" office:value-type="float" office:value="189.2" calcext:value-type="float">
            <text:p>189,2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,8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22]+[.B222]" office:value-type="date" office:date-value="2018-09-26T07:04:00" calcext:value-type="date">
            <text:p>26-Sep-18</text:p>
          </table:table-cell>
          <table:table-cell table:style-name="ce4" table:formula="of:=[.A223]+[.B223]" office:value-type="date" office:date-value="2018-10-02T20:17:00" calcext:value-type="date">
            <text:p>02-Okt-18</text:p>
          </table:table-cell>
          <table:table-cell table:style-name="ce10" table:formula="of:=[.C222]" office:value-type="float" office:value="233.8" calcext:value-type="float">
            <text:p>233,8</text:p>
          </table:table-cell>
          <table:table-cell table:style-name="ce10" table:formula="of:=[.C223]" office:value-type="float" office:value="86.9" calcext:value-type="float">
            <text:p>86,9</text:p>
          </table:table-cell>
          <table:table-cell table:style-name="ce4" office:value-type="date" office:date-value="2018-10-01" calcext:value-type="date">
            <text:p>01-Okt-18</text:p>
          </table:table-cell>
          <table:table-cell table:style-name="ce19" table:formula="of:=[.J222]*(([.I222]-[.H222])/([.G222]-[.F222]))+([.I222]-(([.I222]-[.H222])/([.G222]-[.F222]))*[.G222])" office:value-type="float" office:value="128.277430297807" calcext:value-type="float">
            <text:p>128</text:p>
          </table:table-cell>
          <table:table-cell table:style-name="ce19" table:formula="of:=[.H222]-[.K222]" office:value-type="float" office:value="105.522569702193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,9</text:p>
          </table:table-cell>
          <table:table-cell table:style-name="Default"/>
          <table:table-cell table:number-columns-repeated="7"/>
          <table:table-cell table:style-name="ce10" table:formula="of:=[.K222]-[.C223]" office:value-type="float" office:value="41.377430297807" calcext:value-type="float">
            <text:p>41,4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225]-[.D225]" office:value-type="float" office:value="148.1" calcext:value-type="float">
            <text:p>148,1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226]-[.D226]" office:value-type="float" office:value="206.1" calcext:value-type="float">
            <text:p>206,1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,7</text:p>
          </table:table-cell>
          <table:table-cell table:style-name="Default"/>
          <table:table-cell table:number-columns-repeated="7"/>
          <table:table-cell table:style-name="ce10" table:formula="of:=[.C226]-[.C227]" office:value-type="float" office:value="192.8" calcext:value-type="float">
            <text:p>192,8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229]-[.D229]" office:value-type="float" office:value="118.1" calcext:value-type="float">
            <text:p>118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230]-[.D230]" office:value-type="float" office:value="170.5" calcext:value-type="float">
            <text:p>170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,4</text:p>
          </table:table-cell>
          <table:table-cell table:style-name="Default"/>
          <table:table-cell table:number-columns-repeated="7"/>
          <table:table-cell table:style-name="ce10" table:formula="of:=[.C230]-[.C231]" office:value-type="float" office:value="147.5" calcext:value-type="float">
            <text:p>147,5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233]-[.D233]" office:value-type="float" office:value="127.7" calcext:value-type="float">
            <text:p>127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234]-[.D234]" office:value-type="float" office:value="177.3" calcext:value-type="float">
            <text:p>177,3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,4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number-columns-repeated="7"/>
          <table:table-cell table:style-name="ce10" table:formula="of:=[.C234]-[.C235]" office:value-type="float" office:value="130.4" calcext:value-type="float">
            <text:p>130,4</text:p>
          </table:table-cell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table:formula="of:=[.C237]-[.D237]" office:value-type="float" office:value="170.4" calcext:value-type="float">
            <text:p>170,4</text:p>
          </table:table-cell>
          <table:table-cell table:style-name="Default" office:value-type="float" office:value="75.5" calcext:value-type="float">
            <text:p>75,5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,5</text:p>
          </table:table-cell>
          <table:table-cell table:style-name="Default"/>
          <table:table-cell table:number-columns-repeated="7"/>
          <table:table-cell table:style-name="ce10" table:formula="of:=[.C237]-[.C238]" office:value-type="float" office:value="139" calcext:value-type="float">
            <text:p>139,0</text:p>
          </table:table-cell>
          <table:table-cell table:number-columns-repeated="57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,8</text:p>
          </table:table-cell>
          <table:table-cell table:style-name="Default" office:value-type="float" office:value="128.4" calcext:value-type="float">
            <text:p>128,4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,8</text:p>
          </table:table-cell>
          <table:table-cell table:style-name="Default"/>
          <table:table-cell table:number-columns-repeated="7"/>
          <table:table-cell table:style-name="ce10" table:formula="of:=[.C239]-[.C240]" office:value-type="float" office:value="114" calcext:value-type="float">
            <text:p>114,0</text:p>
          </table:table-cell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242]-[.D242]" office:value-type="float" office:value="137.9" calcext:value-type="float">
            <text:p>137,9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243]-[.D243]" office:value-type="float" office:value="182.5" calcext:value-type="float">
            <text:p>182,5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,1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43]+[.B243]" office:value-type="date" office:date-value="2018-10-28T16:36:00" calcext:value-type="date">
            <text:p>28-Okt-18</text:p>
          </table:table-cell>
          <table:table-cell table:style-name="ce4" table:formula="of:=[.A244]+[.B244]" office:value-type="date" office:date-value="2018-11-03T10:57:00" calcext:value-type="date">
            <text:p>03-Nov-18</text:p>
          </table:table-cell>
          <table:table-cell table:style-name="ce10" table:formula="of:=[.C243]" office:value-type="float" office:value="227.1" calcext:value-type="float">
            <text:p>227,1</text:p>
          </table:table-cell>
          <table:table-cell table:style-name="ce10" table:formula="of:=[.C244]" office:value-type="float" office:value="67.5" calcext:value-type="float">
            <text:p>67,5</text:p>
          </table:table-cell>
          <table:table-cell table:style-name="ce4" office:value-type="date" office:date-value="2018-11-01" calcext:value-type="date">
            <text:p>01-Nov-18</text:p>
          </table:table-cell>
          <table:table-cell table:style-name="ce19" table:formula="of:=[.J243]*(([.I243]-[.H243])/([.G243]-[.F243]))+([.I243]-(([.I243]-[.H243])/([.G243]-[.F243]))*[.G243])" office:value-type="float" office:value="135.50448138779" calcext:value-type="float">
            <text:p>136</text:p>
          </table:table-cell>
          <table:table-cell table:style-name="ce19" table:formula="of:=[.H243]-[.K243]" office:value-type="float" office:value="91.59551861221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,5</text:p>
          </table:table-cell>
          <table:table-cell table:style-name="Default"/>
          <table:table-cell table:number-columns-repeated="7"/>
          <table:table-cell table:style-name="ce10" table:formula="of:=[.K243]-[.C244]" office:value-type="float" office:value="68.00448138779" calcext:value-type="float">
            <text:p>68,0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46]-[.D246]" office:value-type="float" office:value="128.7" calcext:value-type="float">
            <text:p>128,7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47]-[.D247]" office:value-type="float" office:value="186.7" calcext:value-type="float">
            <text:p>186,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,5</text:p>
          </table:table-cell>
          <table:table-cell table:style-name="Default"/>
          <table:table-cell table:number-columns-repeated="7"/>
          <table:table-cell table:style-name="ce10" table:formula="of:=[.C247]-[.C248]" office:value-type="float" office:value="171.6" calcext:value-type="float">
            <text:p>171,6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50]-[.D250]" office:value-type="float" office:value="119.9" calcext:value-type="float">
            <text:p>119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51]-[.D251]" office:value-type="float" office:value="172.3" calcext:value-type="float">
            <text:p>172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,9</text:p>
          </table:table-cell>
          <table:table-cell table:style-name="Default"/>
          <table:table-cell table:number-columns-repeated="7"/>
          <table:table-cell table:style-name="ce10" table:formula="of:=[.C251]-[.C252]" office:value-type="float" office:value="146.8" calcext:value-type="float">
            <text:p>146,8</text:p>
          </table:table-cell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54]-[.D254]" office:value-type="float" office:value="130.3" calcext:value-type="float">
            <text:p>130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55]-[.D255]" office:value-type="float" office:value="179.9" calcext:value-type="float">
            <text:p>179,9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,2</text:p>
          </table:table-cell>
          <table:table-cell table:style-name="Default"/>
          <table:table-cell table:number-columns-repeated="7"/>
          <table:table-cell table:style-name="ce10" table:formula="of:=[.C255]-[.C256]" office:value-type="float" office:value="133.8" calcext:value-type="float">
            <text:p>133,8</text:p>
          </table:table-cell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258]-[.D258]" office:value-type="float" office:value="142" calcext:value-type="float">
            <text:p>142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,1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,3</text:p>
          </table:table-cell>
          <table:table-cell table:style-name="Default"/>
          <table:table-cell table:number-columns-repeated="7"/>
          <table:table-cell table:style-name="ce10" table:formula="of:=[.C258]-[.C259]" office:value-type="float" office:value="119.8" calcext:value-type="float">
            <text:p>119,8</text:p>
          </table:table-cell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61]-[.D261]" office:value-type="float" office:value="118.3" calcext:value-type="float">
            <text:p>118,3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62]-[.D262]" office:value-type="float" office:value="164.9" calcext:value-type="float">
            <text:p>164,9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,5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62]+[.B262]" office:value-type="date" office:date-value="2018-11-25T13:03:00" calcext:value-type="date">
            <text:p>25-Nov-18</text:p>
          </table:table-cell>
          <table:table-cell table:style-name="ce4" table:formula="of:=[.A263]+[.B263]" office:value-type="date" office:date-value="2018-12-01T10:00:00" calcext:value-type="date">
            <text:p>01-Des-18</text:p>
          </table:table-cell>
          <table:table-cell table:style-name="ce10" table:formula="of:=[.C262]" office:value-type="float" office:value="209.5" calcext:value-type="float">
            <text:p>209,5</text:p>
          </table:table-cell>
          <table:table-cell table:style-name="ce10" table:formula="of:=[.C263]" office:value-type="float" office:value="64.7" calcext:value-type="float">
            <text:p>64,7</text:p>
          </table:table-cell>
          <table:table-cell table:style-name="ce4" office:value-type="date" office:date-value="2018-12-01" calcext:value-type="date">
            <text:p>01-Des-18</text:p>
          </table:table-cell>
          <table:table-cell table:style-name="ce19" table:formula="of:=[.J262]*(([.I262]-[.H262])/([.G262]-[.F262]))+([.I262]-(([.I262]-[.H262])/([.G262]-[.F262]))*[.G262])" office:value-type="float" office:value="74.9731465058867" calcext:value-type="float">
            <text:p>75</text:p>
          </table:table-cell>
          <table:table-cell table:style-name="ce19" table:formula="of:=[.H262]-[.K262]" office:value-type="float" office:value="134.526853494113" calcext:value-type="float">
            <text:p>135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,7</text:p>
          </table:table-cell>
          <table:table-cell table:style-name="Default"/>
          <table:table-cell table:number-columns-repeated="7"/>
          <table:table-cell table:style-name="ce10" table:formula="of:=[.K262]-[.C263]" office:value-type="float" office:value="10.2731465058867" calcext:value-type="float">
            <text:p>10,3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265]-[.D265]" office:value-type="float" office:value="109.2" calcext:value-type="float">
            <text:p>109,2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266]-[.D266]" office:value-type="float" office:value="153.8" calcext:value-type="float">
            <text:p>153,8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,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,1</text:p>
          </table:table-cell>
          <table:table-cell table:style-name="Default"/>
          <table:table-cell table:number-columns-repeated="7"/>
          <table:table-cell table:style-name="ce10" table:formula="of:=[.C266]-[.C267]" office:value-type="float" office:value="139.3" calcext:value-type="float">
            <text:p>139,3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269]-[.D269]" office:value-type="float" office:value="120.4" calcext:value-type="float">
            <text:p>120,4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270]-[.D270]" office:value-type="float" office:value="178.4" calcext:value-type="float">
            <text:p>178,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,9</text:p>
          </table:table-cell>
          <table:table-cell table:style-name="Default"/>
          <table:table-cell table:number-columns-repeated="7"/>
          <table:table-cell table:style-name="ce10" table:formula="of:=[.C270]-[.C271]" office:value-type="float" office:value="161.9" calcext:value-type="float">
            <text:p>161,9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273]-[.D273]" office:value-type="float" office:value="121.3" calcext:value-type="float">
            <text:p>121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274]-[.D274]" office:value-type="float" office:value="173.7" calcext:value-type="float">
            <text:p>173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275]-[.D275]" office:value-type="float" office:value="226.1" calcext:value-type="float">
            <text:p>226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,3</text:p>
          </table:table-cell>
          <table:table-cell table:style-name="Default"/>
          <table:table-cell table:number-columns-repeated="7"/>
          <table:table-cell table:style-name="ce10" table:formula="of:=[.C275]-[.C276]" office:value-type="float" office:value="41.2" calcext:value-type="float">
            <text:p>41,2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278]-[.D278]" office:value-type="float" office:value="286.9" calcext:value-type="float">
            <text:p>286,9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279]-[.D279]" office:value-type="float" office:value="335" calcext:value-type="float">
            <text:p>33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,1</text:p>
          </table:table-cell>
          <table:table-cell table:style-name="Default" office:value-type="float" office:value="48.1" calcext:value-type="float">
            <text:p>48,1</text:p>
          </table:table-cell>
          <table:table-cell/>
          <table:table-cell table:style-name="ce4" table:formula="of:=[.A279]+[.B279]" office:value-type="date" office:date-value="2018-12-15T10:44:00" calcext:value-type="date">
            <text:p>15-Des-18</text:p>
          </table:table-cell>
          <table:table-cell table:style-name="ce4" table:formula="of:=[.A280]+[.B280]" office:value-type="date" office:date-value="2019-01-05T08:29:00" calcext:value-type="date">
            <text:p>05-Jan-19</text:p>
          </table:table-cell>
          <table:table-cell table:style-name="ce10" table:formula="of:=[.C279]" office:value-type="float" office:value="383.1" calcext:value-type="float">
            <text:p>383,1</text:p>
          </table:table-cell>
          <table:table-cell table:style-name="ce10" table:formula="of:=[.C280]" office:value-type="float" office:value="89.5" calcext:value-type="float">
            <text:p>89,5</text:p>
          </table:table-cell>
          <table:table-cell table:style-name="ce4" office:value-type="date" office:date-value="2019-01-01" calcext:value-type="date">
            <text:p>01-Jan-19</text:p>
          </table:table-cell>
          <table:table-cell table:style-name="ce19" table:formula="of:=[.J279]*(([.I279]-[.H279])/([.G279]-[.F279]))+([.I279]-(([.I279]-[.H279])/([.G279]-[.F279]))*[.G279])" office:value-type="float" office:value="150.638628134853" calcext:value-type="float">
            <text:p>151</text:p>
          </table:table-cell>
          <table:table-cell table:style-name="ce19" table:formula="of:=[.H279]-[.K279]" office:value-type="float" office:value="232.461371865147" calcext:value-type="float">
            <text:p>232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,5</text:p>
          </table:table-cell>
          <table:table-cell table:style-name="Default"/>
          <table:table-cell table:number-columns-repeated="7"/>
          <table:table-cell table:style-name="ce10" table:formula="of:=[.K279]-[.C280]" office:value-type="float" office:value="61.138628134853" calcext:value-type="float">
            <text:p>61,1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82]-[.D282]" office:value-type="float" office:value="150.7" calcext:value-type="float">
            <text:p>150,7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83]-[.D283]" office:value-type="float" office:value="208.7" calcext:value-type="float">
            <text:p>208,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,9</text:p>
          </table:table-cell>
          <table:table-cell table:style-name="Default"/>
          <table:table-cell table:number-columns-repeated="7"/>
          <table:table-cell table:style-name="ce10" table:formula="of:=[.C283]-[.C284]" office:value-type="float" office:value="179.2" calcext:value-type="float">
            <text:p>179,2</text:p>
          </table:table-cell>
          <table:table-cell table:number-columns-repeated="57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,9</text:p>
          </table:table-cell>
          <table:table-cell table:style-name="Default" office:value-type="float" office:value="157.2" calcext:value-type="float">
            <text:p>157,2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,6</text:p>
          </table:table-cell>
          <table:table-cell table:style-name="Default"/>
          <table:table-cell table:number-columns-repeated="7"/>
          <table:table-cell table:style-name="ce10" table:formula="of:=[.C285]-[.C286]" office:value-type="float" office:value="166.3" calcext:value-type="float">
            <text:p>166,3</text:p>
          </table:table-cell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,7</text:p>
          </table:table-cell>
          <table:table-cell table:style-name="Default" office:value-type="float" office:value="150.2" calcext:value-type="float">
            <text:p>150,2</text:p>
          </table:table-cell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,7</text:p>
          </table:table-cell>
          <table:table-cell table:style-name="Default"/>
          <table:table-cell table:number-columns-repeated="7"/>
          <table:table-cell table:style-name="ce10" table:formula="of:=[.C287]-[.C288]" office:value-type="float" office:value="158" calcext:value-type="float">
            <text:p>158,0</text:p>
          </table:table-cell>
          <table:table-cell table:number-columns-repeated="57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,7</text:p>
          </table:table-cell>
          <table:table-cell table:style-name="Default" office:value-type="float" office:value="150.2" calcext:value-type="float">
            <text:p>150,2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,2</text:p>
          </table:table-cell>
          <table:table-cell table:style-name="Default"/>
          <table:table-cell table:number-columns-repeated="7"/>
          <table:table-cell table:style-name="ce10" table:formula="of:=[.C289]-[.C290]" office:value-type="float" office:value="115.5" calcext:value-type="float">
            <text:p>115,5</text:p>
          </table:table-cell>
          <table:table-cell table:number-columns-repeated="4"/>
          <table:table-cell office:value-type="string" calcext:value-type="string">
            <text:p>Moontlike geyser besparing per dag:</text:p>
          </table:table-cell>
          <table:table-cell table:number-columns-repeated="3"/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style-name="Default" office:value-type="float" office:value="135.8" calcext:value-type="float">
            <text:p>135,8</text:p>
          </table:table-cell>
          <table:table-cell table:number-columns-repeated="12"/>
          <table:table-cell office:value-type="string" calcext:value-type="string">
            <text:p>Besparing vir 1 geyser</text:p>
          </table:table-cell>
          <table:table-cell table:number-columns-repeated="2"/>
          <table:table-cell table:style-name="ce10" table:formula="of:=#REF!-#REF!" office:value-type="string" office:string-value="" calcext:value-type="error">
            <text:p>#REF!</text:p>
          </table:table-cell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,6</text:p>
          </table:table-cell>
          <table:table-cell table:style-name="Default"/>
          <table:table-cell table:number-columns-repeated="7"/>
          <table:table-cell table:style-name="ce10" table:formula="of:=[.C291]-[.C292]" office:value-type="float" office:value="29.4" calcext:value-type="float">
            <text:p>29,4</text:p>
          </table:table-cell>
          <table:table-cell table:number-columns-repeated="4"/>
          <table:table-cell office:value-type="string" calcext:value-type="string">
            <text:p>Besparing per jaar</text:p>
          </table:table-cell>
          <table:table-cell table:number-columns-repeated="2"/>
          <table:table-cell table:style-name="ce10" table:formula="of:=[.T291]/2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,2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93]+[.B293]" office:value-type="date" office:date-value="2019-01-29T07:23:00" calcext:value-type="date">
            <text:p>29-Jan-19</text:p>
          </table:table-cell>
          <table:table-cell table:style-name="ce4" table:formula="of:=[.A294]+[.B294]" office:value-type="date" office:date-value="2019-02-03T20:14:00" calcext:value-type="date">
            <text:p>03-Feb-19</text:p>
          </table:table-cell>
          <table:table-cell table:style-name="ce10" table:formula="of:=[.C293]" office:value-type="float" office:value="244.2" calcext:value-type="float">
            <text:p>244,2</text:p>
          </table:table-cell>
          <table:table-cell table:style-name="ce10" table:formula="of:=[.C294]" office:value-type="float" office:value="98.2" calcext:value-type="float">
            <text:p>98,2</text:p>
          </table:table-cell>
          <table:table-cell table:style-name="ce4" office:value-type="date" office:date-value="2019-02-01" calcext:value-type="date">
            <text:p>01-Feb-19</text:p>
          </table:table-cell>
          <table:table-cell table:style-name="ce19" table:formula="of:=[.J293]*(([.I293]-[.H293])/([.G293]-[.F293]))+([.I293]-(([.I293]-[.H293])/([.G293]-[.F293]))*[.G293])" office:value-type="float" office:value="173.187329067849" calcext:value-type="float">
            <text:p>173</text:p>
          </table:table-cell>
          <table:table-cell table:style-name="ce19" table:formula="of:=[.H293]-[.K293]" office:value-type="float" office:value="71.012670932151" calcext:value-type="float">
            <text:p>71</text:p>
          </table:table-cell>
          <table:table-cell table:number-columns-repeated="4"/>
          <table:table-cell office:value-type="string" calcext:value-type="string">
            <text:p>Koste geyserwise</text:p>
          </table:table-cell>
          <table:table-cell table:number-columns-repeated="2"/>
          <table:table-cell table:style-name="ce12" table:formula="of:=[.T292]*2*360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,2</text:p>
          </table:table-cell>
          <table:table-cell table:style-name="Default"/>
          <table:table-cell table:number-columns-repeated="7"/>
          <table:table-cell table:style-name="ce10" table:formula="of:=[.K293]-[.C294]" office:value-type="float" office:value="74.987329067849" calcext:value-type="float">
            <text:p>75,0</text:p>
          </table:table-cell>
          <table:table-cell table:number-columns-repeated="4"/>
          <table:table-cell office:value-type="string" calcext:value-type="string">
            <text:p>Gelykbreek periode op geyserwise</text:p>
          </table:table-cell>
          <table:table-cell table:number-columns-repeated="2"/>
          <table:table-cell table:style-name="ce12" office:value-type="float" office:value="13000" calcext:value-type="float">
            <text:p>R 13 000,00</text:p>
          </table:table-cell>
          <table:table-cell office:value-type="string" calcext:value-type="string">
            <text:p>[jaar]</text:p>
          </table:table-cell>
          <table:table-cell table:number-columns-repeated="48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96]-[.D296]" office:value-type="float" office:value="159.4" calcext:value-type="float">
            <text:p>159,4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15"/>
          <table:table-cell table:style-name="ce15" table:formula="of:=[.T294]/[.T293]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97]-[.D297]" office:value-type="float" office:value="217.4" calcext:value-type="float">
            <text:p>217,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,6</text:p>
          </table:table-cell>
          <table:table-cell table:style-name="Default"/>
          <table:table-cell table:number-columns-repeated="7"/>
          <table:table-cell table:style-name="ce10" table:formula="of:=[.C297]-[.C298]" office:value-type="float" office:value="218.2" calcext:value-type="float">
            <text:p>218,2</text:p>
          </table:table-cell>
          <table:table-cell table:number-columns-repeated="57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300]-[.D300]" office:value-type="float" office:value="103.9" calcext:value-type="float">
            <text:p>103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301]-[.D301]" office:value-type="float" office:value="156.3" calcext:value-type="float">
            <text:p>156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,8</text:p>
          </table:table-cell>
          <table:table-cell table:style-name="Default"/>
          <table:table-cell table:number-columns-repeated="7"/>
          <table:table-cell table:style-name="ce10" table:formula="of:=[.C301]-[.C302]" office:value-type="float" office:value="130.9" calcext:value-type="float">
            <text:p>130,9</text:p>
          </table:table-cell>
          <table:table-cell table:number-columns-repeated="57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304]-[.D304]" office:value-type="float" office:value="130.1" calcext:value-type="float">
            <text:p>130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305]-[.D305]" office:value-type="float" office:value="179.7" calcext:value-type="float">
            <text:p>179,7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,8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,7</text:p>
          </table:table-cell>
          <table:table-cell table:style-name="Default"/>
          <table:table-cell table:number-columns-repeated="7"/>
          <table:table-cell table:style-name="ce10" table:formula="of:=[.C305]-[.C306]" office:value-type="float" office:value="132.1" calcext:value-type="float">
            <text:p>132,1</text:p>
          </table:table-cell>
          <table:table-cell table:number-columns-repeated="57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308]-[.D308]" office:value-type="float" office:value="143.4" calcext:value-type="float">
            <text:p>143,4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309]-[.D309]" office:value-type="float" office:value="191.5" calcext:value-type="float">
            <text:p>191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,9</text:p>
          </table:table-cell>
          <table:table-cell table:style-name="Default"/>
          <table:table-cell table:number-columns-repeated="7"/>
          <table:table-cell table:style-name="ce10" table:formula="of:=[.C309]-[.C310]" office:value-type="float" office:value="133.7" calcext:value-type="float">
            <text:p>133,7</text:p>
          </table:table-cell>
          <table:table-cell table:number-columns-repeated="57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312]-[.D312]" office:value-type="float" office:value="152.4" calcext:value-type="float">
            <text:p>152,4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313]-[.D313]" office:value-type="float" office:value="197" calcext:value-type="float">
            <text:p>197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,6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313]+[.B313]" office:value-type="date" office:date-value="2019-02-25T19:09:00" calcext:value-type="date">
            <text:p>25-Feb-19</text:p>
          </table:table-cell>
          <table:table-cell table:style-name="ce4" table:formula="of:=[.A314]+[.B314]" office:value-type="date" office:date-value="2019-03-03T19:45:00" calcext:value-type="date">
            <text:p>03-Mrt-19</text:p>
          </table:table-cell>
          <table:table-cell table:style-name="ce10" table:formula="of:=[.C313]" office:value-type="float" office:value="241.6" calcext:value-type="float">
            <text:p>241,6</text:p>
          </table:table-cell>
          <table:table-cell table:style-name="ce10" table:formula="of:=[.C314]" office:value-type="float" office:value="86.3" calcext:value-type="float">
            <text:p>86,3</text:p>
          </table:table-cell>
          <table:table-cell table:style-name="ce4" office:value-type="date" office:date-value="2019-03-01" calcext:value-type="date">
            <text:p>01-Mrt-19</text:p>
          </table:table-cell>
          <table:table-cell table:style-name="ce19" table:formula="of:=[.J313]*(([.I313]-[.H313])/([.G313]-[.F313]))+([.I313]-(([.I313]-[.H313])/([.G313]-[.F313]))*[.G313])" office:value-type="float" office:value="159.063312586397" calcext:value-type="float">
            <text:p>159</text:p>
          </table:table-cell>
          <table:table-cell table:style-name="ce19" table:formula="of:=[.H313]-[.K313]" office:value-type="float" office:value="82.536687413603" calcext:value-type="float">
            <text:p>83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,3</text:p>
          </table:table-cell>
          <table:table-cell table:style-name="Default"/>
          <table:table-cell table:number-columns-repeated="7"/>
          <table:table-cell table:style-name="ce10" table:formula="of:=[.K313]-[.C314]" office:value-type="float" office:value="72.763312586397" calcext:value-type="float">
            <text:p>72,8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table:formula="of:=[.C316]-[.D316]" office:value-type="float" office:value="147.5" calcext:value-type="float">
            <text:p>147,5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,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,2</text:p>
          </table:table-cell>
          <table:table-cell table:style-name="Default"/>
          <table:table-cell table:number-columns-repeated="7"/>
          <table:table-cell table:style-name="ce10" table:formula="of:=[.C316]-[.C317]" office:value-type="float" office:value="129.3" calcext:value-type="float">
            <text:p>129,3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319]-[.D319]" office:value-type="float" office:value="128.5" calcext:value-type="float">
            <text:p>128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320]-[.D320]" office:value-type="float" office:value="180.9" calcext:value-type="float">
            <text:p>180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,8</text:p>
          </table:table-cell>
          <table:table-cell table:style-name="Default"/>
          <table:table-cell table:number-columns-repeated="7"/>
          <table:table-cell table:style-name="ce10" table:formula="of:=[.C320]-[.C321]" office:value-type="float" office:value="185.5" calcext:value-type="float">
            <text:p>185,5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323]-[.D323]" office:value-type="float" office:value="100.2" calcext:value-type="float">
            <text:p>100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324]-[.D324]" office:value-type="float" office:value="152.6" calcext:value-type="float">
            <text:p>152,6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325]-[.D325]" office:value-type="float" office:value="202.2" calcext:value-type="float">
            <text:p>202,2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,3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327]-[.D327]" office:value-type="float" office:value="30.7" calcext:value-type="float">
            <text:p>30,7</text:p>
          </table:table-cell>
          <table:table-cell table:style-name="Default"/>
          <table:table-cell table:number-columns-repeated="7"/>
          <table:table-cell table:style-name="ce10" table:formula="of:=[.C325]-[.C326]" office:value-type="float" office:value="219.6" calcext:value-type="float">
            <text:p>219,6</text:p>
          </table:table-cell>
          <table:table-cell table:number-columns-repeated="57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328]-[.D328]" office:value-type="float" office:value="78.8" calcext:value-type="float">
            <text:p>78,8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,9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style-name="Default"/>
          <table:table-cell table:number-columns-repeated="7"/>
          <table:table-cell table:style-name="ce10" table:formula="of:=[.C328]-[.C329]" office:value-type="float" office:value="19.9" calcext:value-type="float">
            <text:p>19,9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style-name="Default"/>
          <table:table-cell table:number-columns-repeated="7"/>
          <table:table-cell table:style-name="ce10" table:formula="of:=[.C330]-[.C331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table:formula="of:=[.C333]-[.D333]" office:value-type="float" office:value="201.6" calcext:value-type="float">
            <text:p>201,6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,2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,2</text:p>
          </table:table-cell>
          <table:table-cell table:style-name="Default"/>
          <table:table-cell table:number-columns-repeated="7"/>
          <table:table-cell table:style-name="ce10" table:formula="of:=[.C333]-[.C334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,4</text:p>
          </table:table-cell>
          <table:table-cell table:style-name="Default" office:value-type="float" office:value="89.2" calcext:value-type="float">
            <text:p>89,2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,4</text:p>
          </table:table-cell>
          <table:table-cell table:style-name="Default"/>
          <table:table-cell table:number-columns-repeated="7"/>
          <table:table-cell table:style-name="ce10" table:formula="of:=[.C335]-[.C336]" office:value-type="float" office:value="210" calcext:value-type="float">
            <text:p>210,0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338]-[.D338]" office:value-type="float" office:value="170" calcext:value-type="float">
            <text:p>170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339]-[.D339]" office:value-type="float" office:value="214.6" calcext:value-type="float">
            <text:p>214,6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,2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339]+[.B339]" office:value-type="date" office:date-value="2019-03-31T17:39:00" calcext:value-type="date">
            <text:p>31-Mrt-19</text:p>
          </table:table-cell>
          <table:table-cell table:style-name="ce4" table:formula="of:=[.A340]+[.B340]" office:value-type="date" office:date-value="2019-04-04T16:09:00" calcext:value-type="date">
            <text:p>04-Apr-19</text:p>
          </table:table-cell>
          <table:table-cell table:style-name="ce10" table:formula="of:=[.C339]" office:value-type="float" office:value="259.2" calcext:value-type="float">
            <text:p>259,2</text:p>
          </table:table-cell>
          <table:table-cell table:style-name="ce10" table:formula="of:=[.C340]" office:value-type="float" office:value="150.9" calcext:value-type="float">
            <text:p>150,9</text:p>
          </table:table-cell>
          <table:table-cell table:style-name="ce4" office:value-type="date" office:date-value="2019-04-01" calcext:value-type="date">
            <text:p>01-Apr-19</text:p>
          </table:table-cell>
          <table:table-cell table:style-name="ce19" table:formula="of:=[.J339]*(([.I339]-[.H339])/([.G339]-[.F339]))+([.I339]-(([.I339]-[.H339])/([.G339]-[.F339]))*[.G339])" office:value-type="float" office:value="251.922698412556" calcext:value-type="float">
            <text:p>252</text:p>
          </table:table-cell>
          <table:table-cell table:style-name="ce19" table:formula="of:=[.H339]-[.K339]" office:value-type="float" office:value="7.27730158744399" calcext:value-type="float">
            <text:p>7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,9</text:p>
          </table:table-cell>
          <table:table-cell table:style-name="Default"/>
          <table:table-cell table:number-columns-repeated="7"/>
          <table:table-cell table:style-name="ce10" table:formula="of:=[.K339]-[.C340]" office:value-type="float" office:value="101.022698412556" calcext:value-type="float">
            <text:p>101,0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,2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,5</text:p>
          </table:table-cell>
          <table:table-cell table:style-name="Default"/>
          <table:table-cell table:number-columns-repeated="7"/>
          <table:table-cell table:style-name="ce10" table:formula="of:=[.C341]-[.C342]" office:value-type="float" office:value="358.7" calcext:value-type="float">
            <text:p>358,7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344]-[.D344]" office:value-type="float" office:value="319.1" calcext:value-type="float">
            <text:p>319,1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,1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,6</text:p>
          </table:table-cell>
          <table:table-cell table:style-name="Default"/>
          <table:table-cell table:number-columns-repeated="7"/>
          <table:table-cell table:style-name="ce10" table:formula="of:=[.C344]-[.C345]" office:value-type="float" office:value="379.5" calcext:value-type="float">
            <text:p>379,5</text:p>
          </table:table-cell>
          <table:table-cell table:number-columns-repeated="57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,7</text:p>
          </table:table-cell>
          <table:table-cell table:style-name="Default" office:value-type="float" office:value="223.1" calcext:value-type="float">
            <text:p>223,1</text:p>
          </table:table-cell>
          <table:table-cell/>
          <table:table-cell table:style-name="ce4" table:formula="of:=[.A346]+[.B346]" office:value-type="date" office:date-value="2019-04-29T11:28:00" calcext:value-type="date">
            <text:p>29-Apr-19</text:p>
          </table:table-cell>
          <table:table-cell table:style-name="ce4" table:formula="of:=[.A347]+[.B347]" office:value-type="date" office:date-value="2019-05-08T13:36:00" calcext:value-type="date">
            <text:p>08-Mei-19</text:p>
          </table:table-cell>
          <table:table-cell table:style-name="ce10" table:formula="of:=[.C346]" office:value-type="float" office:value="394.7" calcext:value-type="float">
            <text:p>394,7</text:p>
          </table:table-cell>
          <table:table-cell table:style-name="ce10" table:formula="of:=[.C347]" office:value-type="float" office:value="152.3" calcext:value-type="float">
            <text:p>152,3</text:p>
          </table:table-cell>
          <table:table-cell table:style-name="ce4" office:value-type="date" office:date-value="2019-05-01" calcext:value-type="date">
            <text:p>01-Mei-19</text:p>
          </table:table-cell>
          <table:table-cell table:style-name="ce19" table:formula="of:=[.J346]*(([.I346]-[.H346])/([.G346]-[.F346]))+([.I346]-(([.I346]-[.H346])/([.G346]-[.F346]))*[.G346])" office:value-type="float" office:value="354.102444987744" calcext:value-type="float">
            <text:p>354</text:p>
          </table:table-cell>
          <table:table-cell table:style-name="ce19" table:formula="of:=[.H346]-[.K346]" office:value-type="float" office:value="40.597555012256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,3</text:p>
          </table:table-cell>
          <table:table-cell table:style-name="Default"/>
          <table:table-cell table:number-columns-repeated="7"/>
          <table:table-cell table:style-name="ce10" table:formula="of:=[.K346]-[.C347]" office:value-type="float" office:value="201.802444987744" calcext:value-type="float">
            <text:p>201,8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,9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,9</text:p>
          </table:table-cell>
          <table:table-cell table:style-name="Default"/>
          <table:table-cell table:number-columns-repeated="7"/>
          <table:table-cell table:style-name="ce10" table:formula="of:=[.C348]-[.C349]" office:value-type="float" office:value="276" calcext:value-type="float">
            <text:p>276,0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,6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,9</text:p>
          </table:table-cell>
          <table:table-cell table:style-name="Default"/>
          <table:table-cell table:number-columns-repeated="7"/>
          <table:table-cell table:style-name="ce10" table:formula="of:=[.C350]-[.C351]" office:value-type="float" office:value="250.7" calcext:value-type="float">
            <text:p>250,7</text:p>
          </table:table-cell>
          <table:table-cell table:number-columns-repeated="57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,3</text:p>
          </table:table-cell>
          <table:table-cell table:style-name="Default" office:value-type="float" office:value="232" calcext:value-type="float">
            <text:p>232</text:p>
          </table:table-cell>
          <table:table-cell/>
          <table:table-cell table:style-name="ce4" table:formula="of:=[.A352]+[.B352]" office:value-type="date" office:date-value="2019-05-25T10:22:00" calcext:value-type="date">
            <text:p>25-Mei-19</text:p>
          </table:table-cell>
          <table:table-cell table:style-name="ce4" table:formula="of:=[.A353]+[.B353]" office:value-type="date" office:date-value="2019-06-02T13:28:00" calcext:value-type="date">
            <text:p>02-Jun-19</text:p>
          </table:table-cell>
          <table:table-cell table:style-name="ce10" table:formula="of:=[.C352]" office:value-type="float" office:value="374.3" calcext:value-type="float">
            <text:p>374,3</text:p>
          </table:table-cell>
          <table:table-cell table:style-name="ce10" table:formula="of:=[.C353]" office:value-type="float" office:value="92" calcext:value-type="float">
            <text:p>92,0</text:p>
          </table:table-cell>
          <table:table-cell table:style-name="ce4" office:value-type="date" office:date-value="2019-06-01" calcext:value-type="date">
            <text:p>01-Jun-19</text:p>
          </table:table-cell>
          <table:table-cell table:style-name="ce19" table:formula="of:=[.J352]*(([.I352]-[.H352])/([.G352]-[.F352]))+([.I352]-(([.I352]-[.H352])/([.G352]-[.F352]))*[.G352])" office:value-type="float" office:value="146.212403895566" calcext:value-type="float">
            <text:p>146</text:p>
          </table:table-cell>
          <table:table-cell table:style-name="ce19" table:formula="of:=[.H352]-[.K352]" office:value-type="float" office:value="228.087596104434" calcext:value-type="float">
            <text:p>228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number-columns-repeated="7"/>
          <table:table-cell table:style-name="ce10" table:formula="of:=[.K352]-[.C353]" office:value-type="float" office:value="54.212403895566" calcext:value-type="float">
            <text:p>54,2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,6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,2</text:p>
          </table:table-cell>
          <table:table-cell table:style-name="Default"/>
          <table:table-cell table:number-columns-repeated="7"/>
          <table:table-cell table:style-name="ce10" table:formula="of:=[.C354]-[.C355]" office:value-type="float" office:value="295.4" calcext:value-type="float">
            <text:p>295,4</text:p>
          </table:table-cell>
          <table:table-cell table:number-columns-repeated="57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,8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,1</text:p>
          </table:table-cell>
          <table:table-cell table:style-name="Default"/>
          <table:table-cell table:number-columns-repeated="7"/>
          <table:table-cell table:style-name="ce10" table:formula="of:=[.C356]-[.C357]" office:value-type="float" office:value="247.7" calcext:value-type="float">
            <text:p>247,7</text:p>
          </table:table-cell>
          <table:table-cell table:number-columns-repeated="57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,4</text:p>
          </table:table-cell>
          <table:table-cell table:style-name="Default"/>
          <table:table-cell table:number-columns-repeated="7"/>
          <table:table-cell table:style-name="ce10" table:formula="of:=[.C358]-[.C359]" office:value-type="float" office:value="212.6" calcext:value-type="float">
            <text:p>212,6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,5</text:p>
          </table:table-cell>
          <table:table-cell table:style-name="Default" office:value-type="float" office:value="223.1" calcext:value-type="float">
            <text:p>223,1</text:p>
          </table:table-cell>
          <table:table-cell/>
          <table:table-cell table:style-name="ce4" table:formula="of:=[.A360]+[.B360]" office:value-type="date" office:date-value="2019-06-25T07:56:00" calcext:value-type="date">
            <text:p>25-Jun-19</text:p>
          </table:table-cell>
          <table:table-cell table:style-name="ce4" table:formula="of:=[.A361]+[.B361]" office:value-type="date" office:date-value="2019-07-02T08:57:00" calcext:value-type="date">
            <text:p>02-Jul-19</text:p>
          </table:table-cell>
          <table:table-cell table:style-name="ce10" table:formula="of:=[.C360]" office:value-type="float" office:value="318.5" calcext:value-type="float">
            <text:p>318,5</text:p>
          </table:table-cell>
          <table:table-cell table:style-name="ce10" table:formula="of:=[.C361]" office:value-type="float" office:value="88.9" calcext:value-type="float">
            <text:p>88,9</text:p>
          </table:table-cell>
          <table:table-cell table:style-name="ce4" office:value-type="date" office:date-value="2019-07-01" calcext:value-type="date">
            <text:p>01-Jul-19</text:p>
          </table:table-cell>
          <table:table-cell table:style-name="ce19" table:formula="of:=[.J360]*(([.I360]-[.H360])/([.G360]-[.F360]))+([.I360]-(([.I360]-[.H360])/([.G360]-[.F360]))*[.G360])" office:value-type="float" office:value="133.660792821087" calcext:value-type="float">
            <text:p>134</text:p>
          </table:table-cell>
          <table:table-cell table:style-name="ce19" table:formula="of:=[.H360]-[.K360]" office:value-type="float" office:value="184.839207178913" calcext:value-type="float">
            <text:p>185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,9</text:p>
          </table:table-cell>
          <table:table-cell table:style-name="Default"/>
          <table:table-cell table:number-columns-repeated="7"/>
          <table:table-cell table:style-name="ce10" table:formula="of:=[.K360]-[.C361]" office:value-type="float" office:value="44.760792821087" calcext:value-type="float">
            <text:p>44,8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223.1" calcext:value-type="float">
            <text:p>223,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,6</text:p>
          </table:table-cell>
          <table:table-cell table:style-name="Default"/>
          <table:table-cell table:number-columns-repeated="7"/>
          <table:table-cell table:style-name="ce10" table:formula="of:=[.C362]-[.C363]" office:value-type="float" office:value="237.4" calcext:value-type="float">
            <text:p>237,4</text:p>
          </table:table-cell>
          <table:table-cell table:number-columns-repeated="57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,4</text:p>
          </table:table-cell>
          <table:table-cell table:style-name="Default" office:value-type="float" office:value="207.8" calcext:value-type="float">
            <text:p>207,8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,8</text:p>
          </table:table-cell>
          <table:table-cell table:style-name="Default"/>
          <table:table-cell table:number-columns-repeated="7"/>
          <table:table-cell table:style-name="ce10" table:formula="of:=[.C364]-[.C365]" office:value-type="float" office:value="125.6" calcext:value-type="float">
            <text:p>125,6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,3</text:p>
          </table:table-cell>
          <table:table-cell table:style-name="Default" office:value-type="float" office:value="238.5" calcext:value-type="float">
            <text:p>238,5</text:p>
          </table:table-cell>
          <table:table-cell table:number-columns-repeated="65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,7</text:p>
          </table:table-cell>
          <table:table-cell table:style-name="Default"/>
          <table:table-cell table:number-columns-repeated="7"/>
          <table:table-cell table:style-name="ce10" table:formula="of:=[.C366]-[.C367]" office:value-type="float" office:value="249.6" calcext:value-type="float">
            <text:p>249,6</text:p>
          </table:table-cell>
          <table:table-cell table:number-columns-repeated="57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,2</text:p>
          </table:table-cell>
          <table:table-cell table:style-name="Default" office:value-type="float" office:value="232.5" calcext:value-type="float">
            <text:p>232,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,4</text:p>
          </table:table-cell>
          <table:table-cell table:style-name="Default"/>
          <table:table-cell table:number-columns-repeated="7"/>
          <table:table-cell table:style-name="ce10" table:formula="of:=[.C368]-[.C369]" office:value-type="float" office:value="259.8" calcext:value-type="float">
            <text:p>259,8</text:p>
          </table:table-cell>
          <table:table-cell table:number-columns-repeated="57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style-name="Default" office:value-type="float" office:value="197.6" calcext:value-type="float">
            <text:p>197,6</text:p>
          </table:table-cell>
          <table:table-cell/>
          <table:table-cell table:style-name="ce4" table:formula="of:=[.A370]+[.B370]" office:value-type="date" office:date-value="2019-07-29T07:07:00" calcext:value-type="date">
            <text:p>29-Jul-19</text:p>
          </table:table-cell>
          <table:table-cell table:style-name="ce4" table:formula="of:=[.A371]+[.B371]" office:value-type="date" office:date-value="2019-08-08T16:21:00" calcext:value-type="date">
            <text:p>08-Aug-19</text:p>
          </table:table-cell>
          <table:table-cell table:style-name="ce10" table:formula="of:=[.C370]" office:value-type="float" office:value="316" calcext:value-type="float">
            <text:p>316,0</text:p>
          </table:table-cell>
          <table:table-cell table:style-name="ce10" table:formula="of:=[.C371]" office:value-type="float" office:value="93.4" calcext:value-type="float">
            <text:p>93,4</text:p>
          </table:table-cell>
          <table:table-cell table:style-name="ce4" office:value-type="date" office:date-value="2019-08-01" calcext:value-type="date">
            <text:p>01-Aug-19</text:p>
          </table:table-cell>
          <table:table-cell table:style-name="ce19" table:formula="of:=[.J370]*(([.I370]-[.H370])/([.G370]-[.F370]))+([.I370]-(([.I370]-[.H370])/([.G370]-[.F370]))*[.G370])" office:value-type="float" office:value="258.050167179434" calcext:value-type="float">
            <text:p>258</text:p>
          </table:table-cell>
          <table:table-cell table:style-name="ce19" table:formula="of:=[.H370]-[.K370]" office:value-type="float" office:value="57.949832820566" calcext:value-type="float">
            <text:p>58</text:p>
          </table:table-cell>
          <table:table-cell table:number-columns-repeated="57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,4</text:p>
          </table:table-cell>
          <table:table-cell table:style-name="Default"/>
          <table:table-cell table:number-columns-repeated="7"/>
          <table:table-cell table:style-name="ce10" table:formula="of:=[.K370]-[.C371]" office:value-type="float" office:value="164.650167179434" calcext:value-type="float">
            <text:p>164,7</text:p>
          </table:table-cell>
          <table:table-cell table:number-columns-repeated="57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,4</text:p>
          </table:table-cell>
          <table:table-cell table:style-name="Default"/>
          <table:table-cell table:number-columns-repeated="7"/>
          <table:table-cell table:style-name="ce10" table:formula="of:=[.C372]-[.C373]" office:value-type="float" office:value="272.6" calcext:value-type="float">
            <text:p>272,6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,1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,6</text:p>
          </table:table-cell>
          <table:table-cell table:style-name="Default"/>
          <table:table-cell table:number-columns-repeated="7"/>
          <table:table-cell table:style-name="ce10" table:formula="of:=[.C374]-[.C375]" office:value-type="float" office:value="285.5" calcext:value-type="float">
            <text:p>285,5</text:p>
          </table:table-cell>
          <table:table-cell table:number-columns-repeated="57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,6</text:p>
          </table:table-cell>
          <table:table-cell table:style-name="Default" office:value-type="float" office:value="232" calcext:value-type="float">
            <text:p>232</text:p>
          </table:table-cell>
          <table:table-cell/>
          <table:table-cell table:style-name="ce4" table:formula="of:=[.A376]+[.B376]" office:value-type="date" office:date-value="2019-08-28T06:11:00" calcext:value-type="date">
            <text:p>28-Aug-19</text:p>
          </table:table-cell>
          <table:table-cell table:style-name="ce4" table:formula="of:=[.A377]+[.B377]" office:value-type="date" office:date-value="2019-09-04T06:02:00" calcext:value-type="date">
            <text:p>04-Sep-19</text:p>
          </table:table-cell>
          <table:table-cell table:style-name="ce10" table:formula="of:=[.C376]" office:value-type="float" office:value="294.6" calcext:value-type="float">
            <text:p>294,6</text:p>
          </table:table-cell>
          <table:table-cell table:style-name="ce10" table:formula="of:=[.C377]" office:value-type="float" office:value="84.7" calcext:value-type="float">
            <text:p>84,7</text:p>
          </table:table-cell>
          <table:table-cell table:style-name="ce4" office:value-type="date" office:date-value="2019-09-01" calcext:value-type="date">
            <text:p>01-Sep-19</text:p>
          </table:table-cell>
          <table:table-cell table:style-name="ce19" table:formula="of:=[.J376]*(([.I376]-[.H376])/([.G376]-[.F376]))+([.I376]-(([.I376]-[.H376])/([.G376]-[.F376]))*[.G376])" office:value-type="float" office:value="182.282345347805" calcext:value-type="float">
            <text:p>182</text:p>
          </table:table-cell>
          <table:table-cell table:style-name="ce19" table:formula="of:=[.H376]-[.K376]" office:value-type="float" office:value="112.317654652195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,7</text:p>
          </table:table-cell>
          <table:table-cell table:style-name="Default"/>
          <table:table-cell table:number-columns-repeated="7"/>
          <table:table-cell table:style-name="ce10" table:formula="of:=[.K376]-[.C377]" office:value-type="float" office:value="97.582345347805" calcext:value-type="float">
            <text:p>97,6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,1</text:p>
          </table:table-cell>
          <table:table-cell table:style-name="Default"/>
          <table:table-cell table:number-columns-repeated="7"/>
          <table:table-cell table:style-name="ce10" table:formula="of:=[.C378]-[.C379]" office:value-type="float" office:value="273.9" calcext:value-type="float">
            <text:p>273,9</text:p>
          </table:table-cell>
          <table:table-cell table:number-columns-repeated="57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,4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,3</text:p>
          </table:table-cell>
          <table:table-cell table:style-name="Default"/>
          <table:table-cell table:number-columns-repeated="7"/>
          <table:table-cell table:style-name="ce10" table:formula="of:=[.C380]-[.C381]" office:value-type="float" office:value="185.1" calcext:value-type="float">
            <text:p>185,1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,4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,8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,1</text:p>
          </table:table-cell>
          <table:table-cell table:style-name="Default"/>
          <table:table-cell table:number-columns-repeated="7"/>
          <table:table-cell table:style-name="ce10" table:formula="of:=[.C383]-[.C384]" office:value-type="float" office:value="152.7" calcext:value-type="float">
            <text:p>152,7</text:p>
          </table:table-cell>
          <table:table-cell table:number-columns-repeated="57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,4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385]+[.B385]" office:value-type="date" office:date-value="2019-09-28T11:14:00" calcext:value-type="date">
            <text:p>28-Sep-19</text:p>
          </table:table-cell>
          <table:table-cell table:style-name="ce4" table:formula="of:=[.A386]+[.B386]" office:value-type="date" office:date-value="2019-10-06T10:22:00" calcext:value-type="date">
            <text:p>06-Okt-19</text:p>
          </table:table-cell>
          <table:table-cell table:style-name="ce10" table:formula="of:=[.C385]" office:value-type="float" office:value="311.4" calcext:value-type="float">
            <text:p>311,4</text:p>
          </table:table-cell>
          <table:table-cell table:style-name="ce10" table:formula="of:=[.C386]" office:value-type="float" office:value="84.4" calcext:value-type="float">
            <text:p>84,4</text:p>
          </table:table-cell>
          <table:table-cell table:style-name="ce4" office:value-type="date" office:date-value="2019-10-01" calcext:value-type="date">
            <text:p>01-Okt-19</text:p>
          </table:table-cell>
          <table:table-cell table:style-name="ce19" table:formula="of:=[.J385]*(([.I385]-[.H385])/([.G385]-[.F385]))+([.I385]-(([.I385]-[.H385])/([.G385]-[.F385]))*[.G385])" office:value-type="float" office:value="239.230310428888" calcext:value-type="float">
            <text:p>239</text:p>
          </table:table-cell>
          <table:table-cell table:style-name="ce19" table:formula="of:=[.H385]-[.K385]" office:value-type="float" office:value="72.169689571112" calcext:value-type="float">
            <text:p>72</text:p>
          </table:table-cell>
          <table:table-cell table:number-columns-repeated="57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,4</text:p>
          </table:table-cell>
          <table:table-cell table:style-name="Default"/>
          <table:table-cell table:number-columns-repeated="7"/>
          <table:table-cell table:style-name="ce10" table:formula="of:=[.K385]-[.C386]" office:value-type="float" office:value="154.830310428888" calcext:value-type="float">
            <text:p>154,8</text:p>
          </table:table-cell>
          <table:table-cell table:number-columns-repeated="57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,7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,1</text:p>
          </table:table-cell>
          <table:table-cell table:style-name="Default"/>
          <table:table-cell table:number-columns-repeated="7"/>
          <table:table-cell table:style-name="ce10" table:formula="of:=[.C387]-[.C388]" office:value-type="float" office:value="281.6" calcext:value-type="float">
            <text:p>281,6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,4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,8</text:p>
          </table:table-cell>
          <table:table-cell table:style-name="Default"/>
          <table:table-cell table:number-columns-repeated="7"/>
          <table:table-cell table:style-name="ce10" table:formula="of:=[.C389]-[.C390]" office:value-type="float" office:value="234.6" calcext:value-type="float">
            <text:p>234,6</text:p>
          </table:table-cell>
          <table:table-cell table:number-columns-repeated="57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,7</text:p>
          </table:table-cell>
          <table:table-cell table:style-name="Default"/>
          <table:table-cell table:number-columns-repeated="7"/>
          <table:table-cell table:style-name="ce10" table:formula="of:=[.C391]-[.C392]" office:value-type="float" office:value="155.3" calcext:value-type="float">
            <text:p>155,3</text:p>
          </table:table-cell>
          <table:table-cell table:number-columns-repeated="57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393]+[.B393]" office:value-type="date" office:date-value="2019-10-30T06:50:00" calcext:value-type="date">
            <text:p>30-Okt-19</text:p>
          </table:table-cell>
          <table:table-cell table:style-name="ce4" table:formula="of:=[.A394]+[.B394]" office:value-type="date" office:date-value="2019-11-08T06:59:00" calcext:value-type="date">
            <text:p>08-Nov-19</text:p>
          </table:table-cell>
          <table:table-cell table:style-name="ce10" table:formula="of:=[.C393]" office:value-type="float" office:value="292" calcext:value-type="float">
            <text:p>292,0</text:p>
          </table:table-cell>
          <table:table-cell table:style-name="ce10" table:formula="of:=[.C394]" office:value-type="float" office:value="48.1" calcext:value-type="float">
            <text:p>48,1</text:p>
          </table:table-cell>
          <table:table-cell table:style-name="ce4" office:value-type="date" office:date-value="2019-11-01" calcext:value-type="date">
            <text:p>01-Nov-19</text:p>
          </table:table-cell>
          <table:table-cell table:style-name="ce19" table:formula="of:=[.J393]*(([.I393]-[.H393])/([.G393]-[.F393]))+([.I393]-(([.I393]-[.H393])/([.G393]-[.F393]))*[.G393])" office:value-type="float" office:value="245.548230395652" calcext:value-type="float">
            <text:p>246</text:p>
          </table:table-cell>
          <table:table-cell table:style-name="ce19" table:formula="of:=[.H393]-[.K393]" office:value-type="float" office:value="46.451769604348" calcext:value-type="float">
            <text:p>46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,1</text:p>
          </table:table-cell>
          <table:table-cell table:style-name="Default"/>
          <table:table-cell table:number-columns-repeated="7"/>
          <table:table-cell table:style-name="ce10" table:formula="of:=[.K393]-[.C394]" office:value-type="float" office:value="197.448230395652" calcext:value-type="float">
            <text:p>197,4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,4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,2</text:p>
          </table:table-cell>
          <table:table-cell table:style-name="Default"/>
          <table:table-cell table:number-columns-repeated="7"/>
          <table:table-cell table:style-name="ce10" table:formula="of:=[.C395]-[.C396]" office:value-type="float" office:value="194.2" calcext:value-type="float">
            <text:p>194,2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,5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,9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,1</text:p>
          </table:table-cell>
          <table:table-cell table:style-name="Default"/>
          <table:table-cell table:number-columns-repeated="7"/>
          <table:table-cell table:style-name="ce10" table:formula="of:=[.C398]-[.C399]" office:value-type="float" office:value="240.8" calcext:value-type="float">
            <text:p>240,8</text:p>
          </table:table-cell>
          <table:table-cell table:number-columns-repeated="57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,3</text:p>
          </table:table-cell>
          <table:table-cell table:style-name="Default" office:value-type="float" office:value="210.2" calcext:value-type="float">
            <text:p>210,2</text:p>
          </table:table-cell>
          <table:table-cell/>
          <table:table-cell table:style-name="ce4" table:formula="of:=[.A400]+[.B400]" office:value-type="date" office:date-value="2019-11-26T09:34:00" calcext:value-type="date">
            <text:p>26-Nov-19</text:p>
          </table:table-cell>
          <table:table-cell table:style-name="ce4" table:formula="of:=[.A401]+[.B401]" office:value-type="date" office:date-value="2019-12-04T01:41:00" calcext:value-type="date">
            <text:p>04-Des-19</text:p>
          </table:table-cell>
          <table:table-cell table:style-name="ce10" table:formula="of:=[.C400]" office:value-type="float" office:value="267.3" calcext:value-type="float">
            <text:p>267,3</text:p>
          </table:table-cell>
          <table:table-cell table:style-name="ce10" table:formula="of:=[.C401]" office:value-type="float" office:value="53.2" calcext:value-type="float">
            <text:p>53,2</text:p>
          </table:table-cell>
          <table:table-cell table:style-name="ce4" office:value-type="date" office:date-value="2019-12-01" calcext:value-type="date">
            <text:p>01-Des-19</text:p>
          </table:table-cell>
          <table:table-cell table:style-name="ce19" table:formula="of:=[.J400]*(([.I400]-[.H400])/([.G400]-[.F400]))+([.I400]-(([.I400]-[.H400])/([.G400]-[.F400]))*[.G400])" office:value-type="float" office:value="138.882637820207" calcext:value-type="float">
            <text:p>139</text:p>
          </table:table-cell>
          <table:table-cell table:style-name="ce19" table:formula="of:=[.H400]-[.K400]" office:value-type="float" office:value="128.417362179793" calcext:value-type="float">
            <text:p>128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,2</text:p>
          </table:table-cell>
          <table:table-cell table:style-name="Default"/>
          <table:table-cell table:number-columns-repeated="7"/>
          <table:table-cell table:style-name="ce10" table:formula="of:=[.K400]-[.C401]" office:value-type="float" office:value="85.682637820207" calcext:value-type="float">
            <text:p>85,7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,5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,3</text:p>
          </table:table-cell>
          <table:table-cell table:style-name="Default"/>
          <table:table-cell table:number-columns-repeated="7"/>
          <table:table-cell table:style-name="ce10" table:formula="of:=[.C402]-[.C403]" office:value-type="float" office:value="220.2" calcext:value-type="float">
            <text:p>220,2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,6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,1</text:p>
          </table:table-cell>
          <table:table-cell table:style-name="Default"/>
          <table:table-cell table:number-columns-repeated="7"/>
          <table:table-cell table:style-name="ce10" table:formula="of:=[.C404]-[.C405]" office:value-type="float" office:value="109.5" calcext:value-type="float">
            <text:p>109,5</text:p>
          </table:table-cell>
          <table:table-cell table:number-columns-repeated="57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,3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,6</text:p>
          </table:table-cell>
          <table:table-cell table:style-name="Default"/>
          <table:table-cell table:number-columns-repeated="7"/>
          <table:table-cell table:style-name="ce10" table:formula="of:=[.C406]-[.C407]" office:value-type="float" office:value="300.7" calcext:value-type="float">
            <text:p>300,7</text:p>
          </table:table-cell>
          <table:table-cell table:number-columns-repeated="57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,9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08]+[.B408]" office:value-type="date" office:date-value="2019-12-29T12:42:00" calcext:value-type="date">
            <text:p>29-Des-19</text:p>
          </table:table-cell>
          <table:table-cell table:style-name="ce4" table:formula="of:=[.A409]+[.B409]" office:value-type="date" office:date-value="2020-01-09T00:57:00" calcext:value-type="date">
            <text:p>09-Jan-20</text:p>
          </table:table-cell>
          <table:table-cell table:style-name="ce10" table:formula="of:=[.C408]" office:value-type="float" office:value="301.9" calcext:value-type="float">
            <text:p>301,9</text:p>
          </table:table-cell>
          <table:table-cell table:style-name="ce10" table:formula="of:=[.C409]" office:value-type="float" office:value="57.7" calcext:value-type="float">
            <text:p>57,7</text:p>
          </table:table-cell>
          <table:table-cell table:style-name="ce4" office:value-type="date" office:date-value="2020-01-01" calcext:value-type="date">
            <text:p>01-Jan-20</text:p>
          </table:table-cell>
          <table:table-cell table:style-name="ce19" table:formula="of:=[.J408]*(([.I408]-[.H408])/([.G408]-[.F408]))+([.I408]-(([.I408]-[.H408])/([.G408]-[.F408]))*[.G408])" office:value-type="float" office:value="244.492428146652" calcext:value-type="float">
            <text:p>244</text:p>
          </table:table-cell>
          <table:table-cell table:style-name="ce19" table:formula="of:=[.H408]-[.K408]" office:value-type="float" office:value="57.407571853348" calcext:value-type="float">
            <text:p>57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,7</text:p>
          </table:table-cell>
          <table:table-cell table:style-name="Default"/>
          <table:table-cell table:number-columns-repeated="7"/>
          <table:table-cell table:style-name="ce10" table:formula="of:=[.K408]-[.C409]" office:value-type="float" office:value="186.792428146652" calcext:value-type="float">
            <text:p>186,8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,6</text:p>
          </table:table-cell>
          <table:table-cell table:style-name="Default"/>
          <table:table-cell table:number-columns-repeated="7"/>
          <table:table-cell table:style-name="ce10" table:formula="of:=[.C410]-[.C411]" office:value-type="float" office:value="236.4" calcext:value-type="float">
            <text:p>236,4</text:p>
          </table:table-cell>
          <table:table-cell table:number-columns-repeated="57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,9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,4</text:p>
          </table:table-cell>
          <table:table-cell table:style-name="Default"/>
          <table:table-cell table:number-columns-repeated="7"/>
          <table:table-cell table:style-name="ce10" table:formula="of:=[.C412]-[.C413]" office:value-type="float" office:value="194.5" calcext:value-type="float">
            <text:p>194,5</text:p>
          </table:table-cell>
          <table:table-cell table:number-columns-repeated="57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,6</text:p>
          </table:table-cell>
          <table:table-cell table:style-name="Default" office:value-type="float" office:value="210.2" calcext:value-type="float">
            <text:p>210,2</text:p>
          </table:table-cell>
          <table:table-cell/>
          <table:table-cell table:style-name="ce4" table:formula="of:=[.A414]+[.B414]" office:value-type="date" office:date-value="2020-01-25T17:09:00" calcext:value-type="date">
            <text:p>25-Jan-20</text:p>
          </table:table-cell>
          <table:table-cell table:style-name="ce4" table:formula="of:=[.A415]+[.B415]" office:value-type="date" office:date-value="2020-02-03T17:30:00" calcext:value-type="date">
            <text:p>03-Feb-20</text:p>
          </table:table-cell>
          <table:table-cell table:style-name="ce10" table:formula="of:=[.C414]" office:value-type="float" office:value="308.6" calcext:value-type="float">
            <text:p>308,6</text:p>
          </table:table-cell>
          <table:table-cell table:style-name="ce10" table:formula="of:=[.C415]" office:value-type="float" office:value="86.8" calcext:value-type="float">
            <text:p>86,8</text:p>
          </table:table-cell>
          <table:table-cell table:style-name="ce4" office:value-type="date" office:date-value="2020-02-01" calcext:value-type="date">
            <text:p>01-Feb-20</text:p>
          </table:table-cell>
          <table:table-cell table:style-name="ce19" table:formula="of:=[.J414]*(([.I414]-[.H414])/([.G414]-[.F414]))+([.I414]-(([.I414]-[.H414])/([.G414]-[.F414]))*[.G414])" office:value-type="float" office:value="153.949988444569" calcext:value-type="float">
            <text:p>154</text:p>
          </table:table-cell>
          <table:table-cell table:style-name="ce19" table:formula="of:=[.H414]-[.K414]" office:value-type="float" office:value="154.650011555431" calcext:value-type="float">
            <text:p>155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,8</text:p>
          </table:table-cell>
          <table:table-cell table:style-name="Default"/>
          <table:table-cell table:number-columns-repeated="7"/>
          <table:table-cell table:style-name="ce10" table:formula="of:=[.K414]-[.C415]" office:value-type="float" office:value="67.149988444569" calcext:value-type="float">
            <text:p>67,1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,1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,6</text:p>
          </table:table-cell>
          <table:table-cell table:style-name="Default"/>
          <table:table-cell table:number-columns-repeated="7"/>
          <table:table-cell table:style-name="ce10" table:formula="of:=[.C416]-[.C417]" office:value-type="float" office:value="278.5" calcext:value-type="float">
            <text:p>278,5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,9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,2</text:p>
          </table:table-cell>
          <table:table-cell table:style-name="Default"/>
          <table:table-cell table:number-columns-repeated="7"/>
          <table:table-cell table:style-name="ce10" table:formula="of:=[.C418]-[.C419]" office:value-type="float" office:value="213.7" calcext:value-type="float">
            <text:p>213,7</text:p>
          </table:table-cell>
          <table:table-cell table:number-columns-repeated="57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,4</text:p>
          </table:table-cell>
          <table:table-cell table:style-name="Default" office:value-type="float" office:value="210.2" calcext:value-type="float">
            <text:p>210,2</text:p>
          </table:table-cell>
          <table:table-cell/>
          <table:table-cell table:style-name="ce4" table:formula="of:=[.A420]+[.B420]" office:value-type="date" office:date-value="2020-02-24T07:11:00" calcext:value-type="date">
            <text:p>24-Feb-20</text:p>
          </table:table-cell>
          <table:table-cell table:style-name="ce4" table:formula="of:=[.A421]+[.B421]" office:value-type="date" office:date-value="2020-03-02T23:13:00" calcext:value-type="date">
            <text:p>02-Mrt-20</text:p>
          </table:table-cell>
          <table:table-cell table:style-name="ce10" table:formula="of:=[.C420]" office:value-type="float" office:value="276.4" calcext:value-type="float">
            <text:p>276,4</text:p>
          </table:table-cell>
          <table:table-cell table:style-name="ce10" table:formula="of:=[.C421]" office:value-type="float" office:value="85.6" calcext:value-type="float">
            <text:p>85,6</text:p>
          </table:table-cell>
          <table:table-cell table:style-name="ce4" office:value-type="date" office:date-value="2020-03-01" calcext:value-type="date">
            <text:p>01-Mrt-20</text:p>
          </table:table-cell>
          <table:table-cell table:style-name="ce19" table:formula="of:=[.J420]*(([.I420]-[.H420])/([.G420]-[.F420]))+([.I420]-(([.I420]-[.H420])/([.G420]-[.F420]))*[.G420])" office:value-type="float" office:value="134.5527621808" calcext:value-type="float">
            <text:p>135</text:p>
          </table:table-cell>
          <table:table-cell table:style-name="ce19" table:formula="of:=[.H420]-[.K420]" office:value-type="float" office:value="141.8472378192" calcext:value-type="float">
            <text:p>142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,6</text:p>
          </table:table-cell>
          <table:table-cell table:style-name="Default"/>
          <table:table-cell table:number-columns-repeated="7"/>
          <table:table-cell table:style-name="ce10" table:formula="of:=[.K420]-[.C421]" office:value-type="float" office:value="48.9527621808" calcext:value-type="float">
            <text:p>49,0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,9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,1</text:p>
          </table:table-cell>
          <table:table-cell table:style-name="Default"/>
          <table:table-cell table:number-columns-repeated="7"/>
          <table:table-cell table:style-name="ce10" table:formula="of:=[.C422]-[.C423]" office:value-type="float" office:value="226.8" calcext:value-type="float">
            <text:p>226,8</text:p>
          </table:table-cell>
          <table:table-cell table:number-columns-repeated="57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,9</text:p>
          </table:table-cell>
          <table:table-cell table:style-name="Default"/>
          <table:table-cell table:number-columns-repeated="7"/>
          <table:table-cell table:style-name="ce10" table:formula="of:=[.C424]-[.C425]" office:value-type="float" office:value="222.1" calcext:value-type="float">
            <text:p>222,1</text:p>
          </table:table-cell>
          <table:table-cell table:number-columns-repeated="57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,1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,9</text:p>
          </table:table-cell>
          <table:table-cell table:style-name="Default"/>
          <table:table-cell table:number-columns-repeated="7"/>
          <table:table-cell table:style-name="ce10" table:formula="of:=[.C426]-[.C427]" office:value-type="float" office:value="124.2" calcext:value-type="float">
            <text:p>124,2</text:p>
          </table:table-cell>
          <table:table-cell table:number-columns-repeated="57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,6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28]+[.B428]" office:value-type="date" office:date-value="2020-03-28T00:46:00" calcext:value-type="date">
            <text:p>28-Mrt-20</text:p>
          </table:table-cell>
          <table:table-cell table:style-name="ce4" table:formula="of:=[.A429]+[.B429]" office:value-type="date" office:date-value="2020-04-08T22:29:00" calcext:value-type="date">
            <text:p>08-Apr-20</text:p>
          </table:table-cell>
          <table:table-cell table:style-name="ce10" table:formula="of:=[.C428]" office:value-type="float" office:value="390.6" calcext:value-type="float">
            <text:p>390,6</text:p>
          </table:table-cell>
          <table:table-cell table:style-name="ce10" table:formula="of:=[.C429]" office:value-type="float" office:value="63.4" calcext:value-type="float">
            <text:p>63,4</text:p>
          </table:table-cell>
          <table:table-cell table:style-name="ce4" office:value-type="date" office:date-value="2020-04-01" calcext:value-type="date">
            <text:p>01-Apr-20</text:p>
          </table:table-cell>
          <table:table-cell table:style-name="ce19" table:formula="of:=[.J428]*(([.I428]-[.H428])/([.G428]-[.F428]))+([.I428]-(([.I428]-[.H428])/([.G428]-[.F428]))*[.G428])" office:value-type="float" office:value="281.539695502492" calcext:value-type="float">
            <text:p>282</text:p>
          </table:table-cell>
          <table:table-cell table:style-name="ce19" table:formula="of:=[.H428]-[.K428]" office:value-type="float" office:value="109.060304497508" calcext:value-type="float">
            <text:p>109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,4</text:p>
          </table:table-cell>
          <table:table-cell table:style-name="Default"/>
          <table:table-cell table:number-columns-repeated="7"/>
          <table:table-cell table:style-name="ce10" table:formula="of:=[.K428]-[.C429]" office:value-type="float" office:value="218.139695502492" calcext:value-type="float">
            <text:p>218,1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style-name="Default"/>
          <table:table-cell table:number-columns-repeated="7"/>
          <table:table-cell table:style-name="ce10" table:formula="of:=[.C430]-[.C431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,9</text:p>
          </table:table-cell>
          <table:table-cell table:style-name="Default"/>
          <table:table-cell table:number-columns-repeated="7"/>
          <table:table-cell table:style-name="ce10" table:formula="of:=[.C432]-[.C433]" office:value-type="float" office:value="482.1" calcext:value-type="float">
            <text:p>482,1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433]+[.D434]" office:value-type="float" office:value="263.1" calcext:value-type="float">
            <text:p>263,1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,4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35]+[.B435]" office:value-type="date" office:date-value="2020-04-24T22:14:00" calcext:value-type="date">
            <text:p>24-Apr-20</text:p>
          </table:table-cell>
          <table:table-cell table:style-name="ce4" table:formula="of:=[.A436]+[.B436]" office:value-type="date" office:date-value="2020-05-04T09:47:00" calcext:value-type="date">
            <text:p>04-Mei-20</text:p>
          </table:table-cell>
          <table:table-cell table:style-name="ce10" table:formula="of:=[.C435]" office:value-type="float" office:value="460.4" calcext:value-type="float">
            <text:p>460,4</text:p>
          </table:table-cell>
          <table:table-cell table:style-name="ce10" table:formula="of:=[.C436]" office:value-type="float" office:value="182.8" calcext:value-type="float">
            <text:p>182,8</text:p>
          </table:table-cell>
          <table:table-cell table:style-name="ce4" office:value-type="date" office:date-value="2020-05-01" calcext:value-type="date">
            <text:p>01-Mei-20</text:p>
          </table:table-cell>
          <table:table-cell table:style-name="ce19" table:formula="of:=[.J435]*(([.I435]-[.H435])/([.G435]-[.F435]))+([.I435]-(([.I435]-[.H435])/([.G435]-[.F435]))*[.G435])" office:value-type="float" office:value="282.571713176556" calcext:value-type="float">
            <text:p>283</text:p>
          </table:table-cell>
          <table:table-cell table:style-name="ce19" table:formula="of:=[.H435]-[.K435]" office:value-type="float" office:value="177.828286823444" calcext:value-type="float">
            <text:p>178</text:p>
          </table:table-cell>
          <table:table-cell table:number-columns-repeated="57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,8</text:p>
          </table:table-cell>
          <table:table-cell table:style-name="Default"/>
          <table:table-cell table:number-columns-repeated="7"/>
          <table:table-cell table:style-name="ce10" table:formula="of:=[.K435]-[.C436]" office:value-type="float" office:value="99.771713176556" calcext:value-type="float">
            <text:p>99,8</text:p>
          </table:table-cell>
          <table:table-cell table:number-columns-repeated="57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,1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,3</text:p>
          </table:table-cell>
          <table:table-cell table:style-name="Default"/>
          <table:table-cell table:number-columns-repeated="7"/>
          <table:table-cell table:style-name="ce10" table:formula="of:=[.C437]-[.C438]" office:value-type="float" office:value="322.8" calcext:value-type="float">
            <text:p>322,8</text:p>
          </table:table-cell>
          <table:table-cell table:number-columns-repeated="57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,6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,6</text:p>
          </table:table-cell>
          <table:table-cell table:style-name="Default"/>
          <table:table-cell table:number-columns-repeated="7"/>
          <table:table-cell table:style-name="ce10" table:formula="of:=[.C439]-[.C440]" office:value-type="float" office:value="264" calcext:value-type="float">
            <text:p>264,0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,8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table:formula="of:=[.C443]-[.D443]" office:value-type="float" office:value="40.1" calcext:value-type="float">
            <text:p>40,1</text:p>
          </table:table-cell>
          <table:table-cell table:style-name="Default"/>
          <table:table-cell table:number-columns-repeated="7"/>
          <table:table-cell table:style-name="ce10" table:formula="of:=[.C441]-[.C442]" office:value-type="float" office:value="237.7" calcext:value-type="float">
            <text:p>237,7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style-name="Default" office:value-type="float" office:value="292.2" calcext:value-type="float">
            <text:p>292,2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style-name="Default"/>
          <table:table-cell table:number-columns-repeated="7"/>
          <table:table-cell table:style-name="ce10" table:formula="of:=[.C443]-[.C444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,6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45]+[.B445]" office:value-type="date" office:date-value="2020-05-28T21:41:00" calcext:value-type="date">
            <text:p>28-Mei-20</text:p>
          </table:table-cell>
          <table:table-cell table:style-name="ce4" table:formula="of:=[.A446]+[.B446]" office:value-type="date" office:date-value="2020-06-11T14:39:00" calcext:value-type="date">
            <text:p>11-Jun-20</text:p>
          </table:table-cell>
          <table:table-cell table:style-name="ce10" table:formula="of:=[.C445]" office:value-type="float" office:value="529.6" calcext:value-type="float">
            <text:p>529,6</text:p>
          </table:table-cell>
          <table:table-cell table:style-name="ce10" table:formula="of:=[.C446]" office:value-type="float" office:value="32.6" calcext:value-type="float">
            <text:p>32,6</text:p>
          </table:table-cell>
          <table:table-cell table:style-name="ce4" office:value-type="date" office:date-value="2020-06-01" calcext:value-type="date">
            <text:p>01-Jun-20</text:p>
          </table:table-cell>
          <table:table-cell table:style-name="ce19" table:formula="of:=[.J445]*(([.I445]-[.H445])/([.G445]-[.F445]))+([.I445]-(([.I445]-[.H445])/([.G445]-[.F445]))*[.G445])" office:value-type="float" office:value="417.323021583026" calcext:value-type="float">
            <text:p>417</text:p>
          </table:table-cell>
          <table:table-cell table:style-name="ce19" table:formula="of:=[.H445]-[.K445]" office:value-type="float" office:value="112.276978416974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,6</text:p>
          </table:table-cell>
          <table:table-cell table:style-name="Default"/>
          <table:table-cell table:number-columns-repeated="7"/>
          <table:table-cell table:style-name="ce10" table:formula="of:=[.K445]-[.C446]" office:value-type="float" office:value="384.723021583026" calcext:value-type="float">
            <text:p>384,7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,9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,2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,6</text:p>
          </table:table-cell>
          <table:table-cell table:style-name="Default"/>
          <table:table-cell table:number-columns-repeated="7"/>
          <table:table-cell table:style-name="ce10" table:formula="of:=[.C448]-[.C449]" office:value-type="float" office:value="393.6" calcext:value-type="float">
            <text:p>393,6</text:p>
          </table:table-cell>
          <table:table-cell table:number-columns-repeated="57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,8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,4</text:p>
          </table:table-cell>
          <table:table-cell table:style-name="Default"/>
          <table:table-cell table:number-columns-repeated="7"/>
          <table:table-cell table:style-name="ce10" table:formula="of:=[.C450]-[.C451]" office:value-type="float" office:value="241.4" calcext:value-type="float">
            <text:p>241,4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,7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52]+[.B452]" office:value-type="date" office:date-value="2020-06-28T12:27:00" calcext:value-type="date">
            <text:p>28-Jun-20</text:p>
          </table:table-cell>
          <table:table-cell table:style-name="ce4" table:formula="of:=[.A453]+[.B453]" office:value-type="date" office:date-value="2020-07-03T02:41:00" calcext:value-type="date">
            <text:p>03-Jul-20</text:p>
          </table:table-cell>
          <table:table-cell table:style-name="ce10" table:formula="of:=[.C452]" office:value-type="float" office:value="276.7" calcext:value-type="float">
            <text:p>276,7</text:p>
          </table:table-cell>
          <table:table-cell table:style-name="ce10" table:formula="of:=[.C453]" office:value-type="float" office:value="88.3" calcext:value-type="float">
            <text:p>88,3</text:p>
          </table:table-cell>
          <table:table-cell table:style-name="ce4" office:value-type="date" office:date-value="2020-07-01" calcext:value-type="date">
            <text:p>01-Jul-20</text:p>
          </table:table-cell>
          <table:table-cell table:style-name="ce19" table:formula="of:=[.J452]*(([.I452]-[.H452])/([.G452]-[.F452]))+([.I452]-(([.I452]-[.H452])/([.G452]-[.F452]))*[.G452])" office:value-type="float" office:value="174.92298155441" calcext:value-type="float">
            <text:p>175</text:p>
          </table:table-cell>
          <table:table-cell table:style-name="ce19" table:formula="of:=[.H452]-[.K452]" office:value-type="float" office:value="101.77701844559" calcext:value-type="float">
            <text:p>102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,3</text:p>
          </table:table-cell>
          <table:table-cell table:style-name="Default"/>
          <table:table-cell table:number-columns-repeated="7"/>
          <table:table-cell table:style-name="ce10" table:formula="of:=[.K452]-[.C453]" office:value-type="float" office:value="86.62298155441" calcext:value-type="float">
            <text:p>86,6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,9</text:p>
          </table:table-cell>
          <table:table-cell table:style-name="Default"/>
          <table:table-cell table:number-columns-repeated="7"/>
          <table:table-cell table:style-name="ce10" table:formula="of:=[.C454]-[.C455]" office:value-type="float" office:value="250.1" calcext:value-type="float">
            <text:p>250,1</text:p>
          </table:table-cell>
          <table:table-cell table:number-columns-repeated="57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,9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,3</text:p>
          </table:table-cell>
          <table:table-cell table:style-name="Default"/>
          <table:table-cell table:number-columns-repeated="7"/>
          <table:table-cell table:style-name="ce10" table:formula="of:=[.C456]-[.C457]" office:value-type="float" office:value="211.6" calcext:value-type="float">
            <text:p>211,6</text:p>
          </table:table-cell>
          <table:table-cell table:number-columns-repeated="57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,6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,4</text:p>
          </table:table-cell>
          <table:table-cell table:style-name="Default"/>
          <table:table-cell table:number-columns-repeated="7"/>
          <table:table-cell table:style-name="ce10" table:formula="of:=[.C458]-[.C459]" office:value-type="float" office:value="195.2" calcext:value-type="float">
            <text:p>195,2</text:p>
          </table:table-cell>
          <table:table-cell table:number-columns-repeated="57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,4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,2</text:p>
          </table:table-cell>
          <table:table-cell table:style-name="Default"/>
          <table:table-cell table:number-columns-repeated="7"/>
          <table:table-cell table:style-name="ce10" table:formula="of:=[.C460]-[.C461]" office:value-type="float" office:value="191.2" calcext:value-type="float">
            <text:p>191,2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style-name="Default" office:value-type="float" office:value="185.8" calcext:value-type="float">
            <text:p>185,8</text:p>
          </table:table-cell>
          <table:table-cell/>
          <table:table-cell table:style-name="ce4" table:formula="of:=[.A462]+[.B462]" office:value-type="date" office:date-value="2020-07-27T21:25:00" calcext:value-type="date">
            <text:p>27-Jul-20</text:p>
          </table:table-cell>
          <table:table-cell table:style-name="ce4" table:formula="of:=[.A463]+[.B463]" office:value-type="date" office:date-value="2020-08-02T13:52:00" calcext:value-type="date">
            <text:p>02-Aug-20</text:p>
          </table:table-cell>
          <table:table-cell table:style-name="ce10" table:formula="of:=[.C462]" office:value-type="float" office:value="259" calcext:value-type="float">
            <text:p>259,0</text:p>
          </table:table-cell>
          <table:table-cell table:style-name="ce10" table:formula="of:=[.C463]" office:value-type="float" office:value="67.3" calcext:value-type="float">
            <text:p>67,3</text:p>
          </table:table-cell>
          <table:table-cell table:style-name="ce4" office:value-type="date" office:date-value="2020-08-01" calcext:value-type="date">
            <text:p>01-Aug-20</text:p>
          </table:table-cell>
          <table:table-cell table:style-name="ce19" table:formula="of:=[.J462]*(([.I462]-[.H462])/([.G462]-[.F462]))+([.I462]-(([.I462]-[.H462])/([.G462]-[.F462]))*[.G462])" office:value-type="float" office:value="120.499267130857" calcext:value-type="float">
            <text:p>120</text:p>
          </table:table-cell>
          <table:table-cell table:style-name="ce19" table:formula="of:=[.H462]-[.K462]" office:value-type="float" office:value="138.500732869143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,3</text:p>
          </table:table-cell>
          <table:table-cell table:style-name="Default"/>
          <table:table-cell table:number-columns-repeated="7"/>
          <table:table-cell table:style-name="ce10" table:formula="of:=[.K462]-[.C463]" office:value-type="float" office:value="53.199267130857" calcext:value-type="float">
            <text:p>53,2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,4</text:p>
          </table:table-cell>
          <table:table-cell table:style-name="Default"/>
          <table:table-cell table:number-columns-repeated="7"/>
          <table:table-cell table:style-name="ce10" table:formula="of:=[.C464]-[.C465]" office:value-type="float" office:value="176.6" calcext:value-type="float">
            <text:p>176,6</text:p>
          </table:table-cell>
          <table:table-cell table:number-columns-repeated="57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,4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,4</text:p>
          </table:table-cell>
          <table:table-cell table:style-name="Default"/>
          <table:table-cell table:number-columns-repeated="7"/>
          <table:table-cell table:style-name="ce10" table:formula="of:=[.C466]-[.C467]" office:value-type="float" office:value="293" calcext:value-type="float">
            <text:p>293,0</text:p>
          </table:table-cell>
          <table:table-cell table:number-columns-repeated="57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,7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,8</text:p>
          </table:table-cell>
          <table:table-cell table:style-name="Default"/>
          <table:table-cell table:number-columns-repeated="7"/>
          <table:table-cell table:style-name="ce10" table:formula="of:=[.C468]-[.C469]" office:value-type="float" office:value="145.9" calcext:value-type="float">
            <text:p>145,9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,8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,2</text:p>
          </table:table-cell>
          <table:table-cell table:style-name="Default"/>
          <table:table-cell table:number-columns-repeated="7"/>
          <table:table-cell table:style-name="ce10" table:formula="of:=[.C470]-[.C471]" office:value-type="float" office:value="200.6" calcext:value-type="float">
            <text:p>200,6</text:p>
          </table:table-cell>
          <table:table-cell table:number-columns-repeated="57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style-name="Default" office:value-type="float" office:value="185.8" calcext:value-type="float">
            <text:p>185,8</text:p>
          </table:table-cell>
          <table:table-cell/>
          <table:table-cell table:style-name="ce4" table:formula="of:=[.A472]+[.B472]" office:value-type="date" office:date-value="2020-08-28T00:06:00" calcext:value-type="date">
            <text:p>28-Aug-20</text:p>
          </table:table-cell>
          <table:table-cell table:style-name="ce4" table:formula="of:=[.A473]+[.B473]" office:value-type="date" office:date-value="2020-09-03T16:35:00" calcext:value-type="date">
            <text:p>03-Sep-20</text:p>
          </table:table-cell>
          <table:table-cell table:style-name="ce10" table:formula="of:=[.C472]" office:value-type="float" office:value="270" calcext:value-type="float">
            <text:p>270,0</text:p>
          </table:table-cell>
          <table:table-cell table:style-name="ce10" table:formula="of:=[.C473]" office:value-type="float" office:value="67.3" calcext:value-type="float">
            <text:p>67,3</text:p>
          </table:table-cell>
          <table:table-cell table:style-name="ce4" office:value-type="date" office:date-value="2020-09-01" calcext:value-type="date">
            <text:p>01-Sep-20</text:p>
          </table:table-cell>
          <table:table-cell table:style-name="ce19" table:formula="of:=[.J472]*(([.I472]-[.H472])/([.G472]-[.F472]))+([.I472]-(([.I472]-[.H472])/([.G472]-[.F472]))*[.G472])" office:value-type="float" office:value="148.87259320775" calcext:value-type="float">
            <text:p>149</text:p>
          </table:table-cell>
          <table:table-cell table:style-name="ce19" table:formula="of:=[.H472]-[.K472]" office:value-type="float" office:value="121.12740679225" calcext:value-type="float">
            <text:p>121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,3</text:p>
          </table:table-cell>
          <table:table-cell table:style-name="Default"/>
          <table:table-cell table:number-columns-repeated="7"/>
          <table:table-cell table:style-name="ce10" table:formula="of:=[.K472]-[.C473]" office:value-type="float" office:value="81.57259320775" calcext:value-type="float">
            <text:p>81,6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,5</text:p>
          </table:table-cell>
          <table:table-cell table:style-name="Default"/>
          <table:table-cell table:number-columns-repeated="7"/>
          <table:table-cell table:style-name="ce10" table:formula="of:=[.C474]-[.C475]" office:value-type="float" office:value="225.5" calcext:value-type="float">
            <text:p>225,5</text:p>
          </table:table-cell>
          <table:table-cell table:number-columns-repeated="57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,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7"/>
          <table:table-cell table:style-name="ce10" table:formula="of:=[.C476]-[.C477]" office:value-type="float" office:value="206.5" calcext:value-type="float">
            <text:p>206,5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,3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,4</text:p>
          </table:table-cell>
          <table:table-cell table:style-name="Default"/>
          <table:table-cell table:number-columns-repeated="7"/>
          <table:table-cell table:style-name="ce10" table:formula="of:=[.C478]-[.C479]" office:value-type="float" office:value="209.9" calcext:value-type="float">
            <text:p>209,9</text:p>
          </table:table-cell>
          <table:table-cell table:number-columns-repeated="57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,4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480]+[.B480]" office:value-type="date" office:date-value="2020-09-27T21:33:00" calcext:value-type="date">
            <text:p>27-Sep-20</text:p>
          </table:table-cell>
          <table:table-cell table:style-name="ce4" table:formula="of:=[.A481]+[.B481]" office:value-type="date" office:date-value="2020-10-05T00:44:00" calcext:value-type="date">
            <text:p>05-Okt-20</text:p>
          </table:table-cell>
          <table:table-cell table:style-name="ce10" table:formula="of:=[.C480]" office:value-type="float" office:value="258.4" calcext:value-type="float">
            <text:p>258,4</text:p>
          </table:table-cell>
          <table:table-cell table:style-name="ce10" table:formula="of:=[.C481]" office:value-type="float" office:value="44.1" calcext:value-type="float">
            <text:p>44,1</text:p>
          </table:table-cell>
          <table:table-cell table:style-name="ce4" office:value-type="date" office:date-value="2020-10-01" calcext:value-type="date">
            <text:p>01-Okt-20</text:p>
          </table:table-cell>
          <table:table-cell table:style-name="ce19" table:formula="of:=[.J480]*(([.I480]-[.H480])/([.G480]-[.F480]))+([.I480]-(([.I480]-[.H480])/([.G480]-[.F480]))*[.G480])" office:value-type="float" office:value="165.197965144645" calcext:value-type="float">
            <text:p>165</text:p>
          </table:table-cell>
          <table:table-cell table:style-name="ce19" table:formula="of:=[.H480]-[.K480]" office:value-type="float" office:value="93.202034855355" calcext:value-type="float">
            <text:p>93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,1</text:p>
          </table:table-cell>
          <table:table-cell table:style-name="Default"/>
          <table:table-cell table:number-columns-repeated="7"/>
          <table:table-cell table:style-name="ce10" table:formula="of:=[.K480]-[.C481]" office:value-type="float" office:value="121.097965144645" calcext:value-type="float">
            <text:p>121,1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,8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,4</text:p>
          </table:table-cell>
          <table:table-cell table:style-name="Default"/>
          <table:table-cell table:number-columns-repeated="7"/>
          <table:table-cell table:style-name="ce10" table:formula="of:=[.C482]-[.C483]" office:value-type="float" office:value="221.4" calcext:value-type="float">
            <text:p>221,4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,4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,1</text:p>
          </table:table-cell>
          <table:table-cell table:style-name="Default"/>
          <table:table-cell table:number-columns-repeated="7"/>
          <table:table-cell table:style-name="ce10" table:formula="of:=[.C484]-[.C485]" office:value-type="float" office:value="200.3" calcext:value-type="float">
            <text:p>200,3</text:p>
          </table:table-cell>
          <table:table-cell table:number-columns-repeated="57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,4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,3</text:p>
          </table:table-cell>
          <table:table-cell table:style-name="Default"/>
          <table:table-cell table:number-columns-repeated="7"/>
          <table:table-cell table:style-name="ce10" table:formula="of:=[.C486]-[.C487]" office:value-type="float" office:value="156.1" calcext:value-type="float">
            <text:p>156,1</text:p>
          </table:table-cell>
          <table:table-cell table:number-columns-repeated="57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,3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488]+[.B488]" office:value-type="date" office:date-value="2020-10-30T19:19:00" calcext:value-type="date">
            <text:p>30-Okt-20</text:p>
          </table:table-cell>
          <table:table-cell table:style-name="ce4" table:formula="of:=[.A489]+[.B489]" office:value-type="date" office:date-value="2020-11-08T00:45:00" calcext:value-type="date">
            <text:p>08-Nov-20</text:p>
          </table:table-cell>
          <table:table-cell table:style-name="ce10" table:formula="of:=[.C488]" office:value-type="float" office:value="297.3" calcext:value-type="float">
            <text:p>297,3</text:p>
          </table:table-cell>
          <table:table-cell table:style-name="ce10" table:formula="of:=[.C489]" office:value-type="float" office:value="90.7" calcext:value-type="float">
            <text:p>90,7</text:p>
          </table:table-cell>
          <table:table-cell table:style-name="ce4" office:value-type="date" office:date-value="2020-11-01" calcext:value-type="date">
            <text:p>01-Nov-20</text:p>
          </table:table-cell>
          <table:table-cell table:style-name="ce19" table:formula="of:=[.J488]*(([.I488]-[.H488])/([.G488]-[.F488]))+([.I488]-(([.I488]-[.H488])/([.G488]-[.F488]))*[.G488])" office:value-type="float" office:value="267.284923180938" calcext:value-type="float">
            <text:p>267</text:p>
          </table:table-cell>
          <table:table-cell table:style-name="ce19" table:formula="of:=[.H488]-[.K488]" office:value-type="float" office:value="30.015076819062" calcext:value-type="float">
            <text:p>30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,7</text:p>
          </table:table-cell>
          <table:table-cell table:style-name="Default"/>
          <table:table-cell table:number-columns-repeated="7"/>
          <table:table-cell table:style-name="ce10" table:formula="of:=[.K488]-[.C489]" office:value-type="float" office:value="176.584923180938" calcext:value-type="float">
            <text:p>176,6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,4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,5</text:p>
          </table:table-cell>
          <table:table-cell table:style-name="Default"/>
          <table:table-cell table:number-columns-repeated="7"/>
          <table:table-cell table:style-name="ce10" table:formula="of:=[.C490]-[.C491]" office:value-type="float" office:value="239.9" calcext:value-type="float">
            <text:p>239,9</text:p>
          </table:table-cell>
          <table:table-cell table:number-columns-repeated="57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,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,9</text:p>
          </table:table-cell>
          <table:table-cell table:style-name="Default"/>
          <table:table-cell table:number-columns-repeated="7"/>
          <table:table-cell table:style-name="ce10" table:formula="of:=[.C492]-[.C493]" office:value-type="float" office:value="224.6" calcext:value-type="float">
            <text:p>224,6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,2</text:p>
          </table:table-cell>
          <table:table-cell table:style-name="Default" office:value-type="float" office:value="200.3" calcext:value-type="float">
            <text:p>200,3</text:p>
          </table:table-cell>
          <table:table-cell/>
          <table:table-cell table:style-name="ce4" table:formula="of:=[.A494]+[.B494]" office:value-type="date" office:date-value="2020-11-26T07:29:00" calcext:value-type="date">
            <text:p>26-Nov-20</text:p>
          </table:table-cell>
          <table:table-cell table:style-name="ce4" table:formula="of:=[.A495]+[.B495]" office:value-type="date" office:date-value="2020-12-03T23:00:00" calcext:value-type="date">
            <text:p>03-Des-20</text:p>
          </table:table-cell>
          <table:table-cell table:style-name="ce10" table:formula="of:=[.C494]" office:value-type="float" office:value="273.2" calcext:value-type="float">
            <text:p>273,2</text:p>
          </table:table-cell>
          <table:table-cell table:style-name="ce10" table:formula="of:=[.C495]" office:value-type="float" office:value="92" calcext:value-type="float">
            <text:p>92,0</text:p>
          </table:table-cell>
          <table:table-cell table:style-name="ce4" office:value-type="date" office:date-value="2020-12-01" calcext:value-type="date">
            <text:p>01-Des-20</text:p>
          </table:table-cell>
          <table:table-cell table:style-name="ce19" table:formula="of:=[.J494]*(([.I494]-[.H494])/([.G494]-[.F494]))+([.I494]-(([.I494]-[.H494])/([.G494]-[.F494]))*[.G494])" office:value-type="float" office:value="162.103714467376" calcext:value-type="float">
            <text:p>162</text:p>
          </table:table-cell>
          <table:table-cell table:style-name="ce19" table:formula="of:=[.H494]-[.K494]" office:value-type="float" office:value="111.096285532624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number-columns-repeated="7"/>
          <table:table-cell table:style-name="ce10" table:formula="of:=[.K494]-[.C495]" office:value-type="float" office:value="70.103714467376" calcext:value-type="float">
            <text:p>70,1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,7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,9</text:p>
          </table:table-cell>
          <table:table-cell table:style-name="Default"/>
          <table:table-cell table:number-columns-repeated="7"/>
          <table:table-cell table:style-name="ce10" table:formula="of:=[.C496]-[.C497]" office:value-type="float" office:value="236.8" calcext:value-type="float">
            <text:p>236,8</text:p>
          </table:table-cell>
          <table:table-cell table:number-columns-repeated="57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,9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,3</text:p>
          </table:table-cell>
          <table:table-cell table:style-name="Default"/>
          <table:table-cell table:number-columns-repeated="7"/>
          <table:table-cell table:style-name="ce10" table:formula="of:=[.C498]-[.C499]" office:value-type="float" office:value="145.6" calcext:value-type="float">
            <text:p>145,6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,6</text:p>
          </table:table-cell>
          <table:table-cell table:style-name="Default" office:value-type="float" office:value="200.3" calcext:value-type="float">
            <text:p>200,3</text:p>
          </table:table-cell>
          <table:table-cell/>
          <table:table-cell table:style-name="ce4" table:formula="of:=[.A500]+[.B500]" office:value-type="date" office:date-value="2020-12-23T09:04:00" calcext:value-type="date">
            <text:p>23-Des-20</text:p>
          </table:table-cell>
          <table:table-cell table:style-name="ce4" table:formula="of:=[.A501]+[.B501]" office:value-type="date" office:date-value="2021-01-11T12:45:00" calcext:value-type="date">
            <text:p>11-Jan-21</text:p>
          </table:table-cell>
          <table:table-cell table:style-name="ce10" table:formula="of:=[.C500]" office:value-type="float" office:value="356.6" calcext:value-type="float">
            <text:p>356,6</text:p>
          </table:table-cell>
          <table:table-cell table:style-name="ce10" table:formula="of:=[.C501]" office:value-type="float" office:value="162" calcext:value-type="float">
            <text:p>162,0</text:p>
          </table:table-cell>
          <table:table-cell table:style-name="ce4" office:value-type="date" office:date-value="2021-01-01" calcext:value-type="date">
            <text:p>01-Jan-21</text:p>
          </table:table-cell>
          <table:table-cell table:style-name="ce19" table:formula="of:=[.J500]*(([.I500]-[.H500])/([.G500]-[.F500]))+([.I500]-(([.I500]-[.H500])/([.G500]-[.F500]))*[.G500])" office:value-type="float" office:value="268.997897103021" calcext:value-type="float">
            <text:p>269</text:p>
          </table:table-cell>
          <table:table-cell table:style-name="ce19" table:formula="of:=[.H500]-[.K500]" office:value-type="float" office:value="87.602102896979" calcext:value-type="float">
            <text:p>88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style-name="Default"/>
          <table:table-cell table:number-columns-repeated="7"/>
          <table:table-cell table:style-name="ce10" table:formula="of:=[.K500]-[.C501]" office:value-type="float" office:value="106.997897103021" calcext:value-type="float">
            <text:p>107,0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,7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,4</text:p>
          </table:table-cell>
          <table:table-cell table:style-name="Default"/>
          <table:table-cell table:number-columns-repeated="7"/>
          <table:table-cell table:style-name="ce10" table:formula="of:=[.C502]-[.C503]" office:value-type="float" office:value="187.3" calcext:value-type="float">
            <text:p>187,3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,4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04]+[.B504]" office:value-type="date" office:date-value="2021-01-21T15:29:00" calcext:value-type="date">
            <text:p>21-Jan-21</text:p>
          </table:table-cell>
          <table:table-cell table:style-name="ce4" table:formula="of:=[.A505]+[.B505]" office:value-type="date" office:date-value="2021-02-01T00:46:00" calcext:value-type="date">
            <text:p>01-Feb-21</text:p>
          </table:table-cell>
          <table:table-cell table:style-name="ce10" table:formula="of:=[.C504]" office:value-type="float" office:value="421.4" calcext:value-type="float">
            <text:p>421,4</text:p>
          </table:table-cell>
          <table:table-cell table:style-name="ce10" table:formula="of:=[.C505]" office:value-type="float" office:value="199.2" calcext:value-type="float">
            <text:p>199,2</text:p>
          </table:table-cell>
          <table:table-cell table:style-name="ce4" office:value-type="date" office:date-value="2021-02-01" calcext:value-type="date">
            <text:p>01-Feb-21</text:p>
          </table:table-cell>
          <table:table-cell table:style-name="ce19" table:formula="of:=[.J504]*(([.I504]-[.H504])/([.G504]-[.F504]))+([.I504]-(([.I504]-[.H504])/([.G504]-[.F504]))*[.G504])" office:value-type="float" office:value="199.883372333949" calcext:value-type="float">
            <text:p>200</text:p>
          </table:table-cell>
          <table:table-cell table:style-name="ce19" table:formula="of:=[.H504]-[.K504]" office:value-type="float" office:value="221.516627666051" calcext:value-type="float">
            <text:p>222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,2</text:p>
          </table:table-cell>
          <table:table-cell table:style-name="Default"/>
          <table:table-cell table:number-columns-repeated="7"/>
          <table:table-cell table:style-name="ce10" table:formula="of:=[.K504]-[.C505]" office:value-type="float" office:value="0.683372333949023" calcext:value-type="float">
            <text:p>0,7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,5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,5</text:p>
          </table:table-cell>
          <table:table-cell table:style-name="Default"/>
          <table:table-cell table:number-columns-repeated="7"/>
          <table:table-cell table:style-name="ce10" table:formula="of:=[.C506]-[.C507]" office:value-type="float" office:value="244" calcext:value-type="float">
            <text:p>244,0</text:p>
          </table:table-cell>
          <table:table-cell table:number-columns-repeated="57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,2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,1</text:p>
          </table:table-cell>
          <table:table-cell table:style-name="Default"/>
          <table:table-cell table:number-columns-repeated="7"/>
          <table:table-cell table:style-name="ce10" table:formula="of:=[.C508]-[.C509]" office:value-type="float" office:value="190.1" calcext:value-type="float">
            <text:p>190,1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,1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10]+[.B510]" office:value-type="date" office:date-value="2021-02-23T00:49:00" calcext:value-type="date">
            <text:p>23-Feb-21</text:p>
          </table:table-cell>
          <table:table-cell table:style-name="ce4" table:formula="of:=[.A511]+[.B511]" office:value-type="date" office:date-value="2021-03-10T23:15:00" calcext:value-type="date">
            <text:p>10-Mrt-21</text:p>
          </table:table-cell>
          <table:table-cell table:style-name="ce10" table:formula="of:=[.C510]" office:value-type="float" office:value="412.1" calcext:value-type="float">
            <text:p>412,1</text:p>
          </table:table-cell>
          <table:table-cell table:style-name="ce10" table:formula="of:=[.C511]" office:value-type="float" office:value="149" calcext:value-type="float">
            <text:p>149,0</text:p>
          </table:table-cell>
          <table:table-cell table:style-name="ce4" office:value-type="date" office:date-value="2021-03-01" calcext:value-type="date">
            <text:p>01-Mrt-21</text:p>
          </table:table-cell>
          <table:table-cell table:style-name="ce19" table:formula="of:=[.J510]*(([.I510]-[.H510])/([.G510]-[.F510]))+([.I510]-(([.I510]-[.H510])/([.G510]-[.F510]))*[.G510])" office:value-type="float" office:value="313.595158197568" calcext:value-type="float">
            <text:p>314</text:p>
          </table:table-cell>
          <table:table-cell table:style-name="ce19" table:formula="of:=[.H510]-[.K510]" office:value-type="float" office:value="98.504841802432" calcext:value-type="float">
            <text:p>99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style-name="Default"/>
          <table:table-cell table:number-columns-repeated="7"/>
          <table:table-cell table:style-name="ce10" table:formula="of:=[.K510]-[.C511]" office:value-type="float" office:value="164.595158197568" calcext:value-type="float">
            <text:p>164,6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,7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,1</text:p>
          </table:table-cell>
          <table:table-cell table:style-name="Default"/>
          <table:table-cell table:number-columns-repeated="7"/>
          <table:table-cell table:style-name="ce10" table:formula="of:=[.C512]-[.C513]" office:value-type="float" office:value="219.6" calcext:value-type="float">
            <text:p>219,6</text:p>
          </table:table-cell>
          <table:table-cell table:number-columns-repeated="57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,1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14]+[.B514]" office:value-type="date" office:date-value="2021-03-23T00:15:00" calcext:value-type="date">
            <text:p>23-Mrt-21</text:p>
          </table:table-cell>
          <table:table-cell table:style-name="ce4" table:formula="of:=[.A515]+[.B515]" office:value-type="date" office:date-value="2021-04-02T15:31:00" calcext:value-type="date">
            <text:p>02-Apr-21</text:p>
          </table:table-cell>
          <table:table-cell table:style-name="ce10" table:formula="of:=[.C514]" office:value-type="float" office:value="376.1" calcext:value-type="float">
            <text:p>376,1</text:p>
          </table:table-cell>
          <table:table-cell table:style-name="ce10" table:formula="of:=[.C515]" office:value-type="float" office:value="134.9" calcext:value-type="float">
            <text:p>134,9</text:p>
          </table:table-cell>
          <table:table-cell table:style-name="ce4" office:value-type="date" office:date-value="2021-04-01" calcext:value-type="date">
            <text:p>01-Apr-21</text:p>
          </table:table-cell>
          <table:table-cell table:style-name="ce19" table:formula="of:=[.J514]*(([.I514]-[.H514])/([.G514]-[.F514]))+([.I514]-(([.I514]-[.H514])/([.G514]-[.F514]))*[.G514])" office:value-type="float" office:value="172.23907025333" calcext:value-type="float">
            <text:p>172</text:p>
          </table:table-cell>
          <table:table-cell table:style-name="ce19" table:formula="of:=[.H514]-[.K514]" office:value-type="float" office:value="203.86092974667" calcext:value-type="float">
            <text:p>204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,9</text:p>
          </table:table-cell>
          <table:table-cell table:style-name="Default"/>
          <table:table-cell table:number-columns-repeated="7"/>
          <table:table-cell table:style-name="ce10" table:formula="of:=[.K514]-[.C515]" office:value-type="float" office:value="37.33907025333" calcext:value-type="float">
            <text:p>37,3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,2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,4</text:p>
          </table:table-cell>
          <table:table-cell table:style-name="Default"/>
          <table:table-cell table:number-columns-repeated="7"/>
          <table:table-cell table:style-name="ce10" table:formula="of:=[.C516]-[.C517]" office:value-type="float" office:value="194.8" calcext:value-type="float">
            <text:p>194,8</text:p>
          </table:table-cell>
          <table:table-cell table:number-columns-repeated="57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,1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,5</text:p>
          </table:table-cell>
          <table:table-cell table:style-name="Default"/>
          <table:table-cell table:number-columns-repeated="7"/>
          <table:table-cell table:style-name="ce10" table:formula="of:=[.C518]-[.C519]" office:value-type="float" office:value="186.6" calcext:value-type="float">
            <text:p>186,6</text:p>
          </table:table-cell>
          <table:table-cell table:number-columns-repeated="57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,5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20]+[.B520]" office:value-type="date" office:date-value="2021-04-19T21:58:00" calcext:value-type="date">
            <text:p>19-Apr-21</text:p>
          </table:table-cell>
          <table:table-cell table:style-name="ce4" table:formula="of:=[.A521]+[.B521]" office:value-type="date" office:date-value="2021-05-03T06:18:00" calcext:value-type="date">
            <text:p>03-Mei-21</text:p>
          </table:table-cell>
          <table:table-cell table:style-name="ce10" table:formula="of:=[.C520]" office:value-type="float" office:value="400.5" calcext:value-type="float">
            <text:p>400,5</text:p>
          </table:table-cell>
          <table:table-cell table:style-name="ce10" table:formula="of:=[.C521]" office:value-type="float" office:value="101.6" calcext:value-type="float">
            <text:p>101,6</text:p>
          </table:table-cell>
          <table:table-cell table:style-name="ce4" office:value-type="date" office:date-value="2021-05-01" calcext:value-type="date">
            <text:p>01-Mei-21</text:p>
          </table:table-cell>
          <table:table-cell table:style-name="ce19" table:formula="of:=[.J520]*(([.I520]-[.H520])/([.G520]-[.F520]))+([.I520]-(([.I520]-[.H520])/([.G520]-[.F520]))*[.G520])" office:value-type="float" office:value="152.266815816867" calcext:value-type="float">
            <text:p>152</text:p>
          </table:table-cell>
          <table:table-cell table:style-name="ce19" table:formula="of:=[.H520]-[.K520]" office:value-type="float" office:value="248.233184183133" calcext:value-type="float">
            <text:p>248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,6</text:p>
          </table:table-cell>
          <table:table-cell table:style-name="Default"/>
          <table:table-cell table:number-columns-repeated="7"/>
          <table:table-cell table:style-name="ce10" table:formula="of:=[.K520]-[.C521]" office:value-type="float" office:value="50.666815816867" calcext:value-type="float">
            <text:p>50,7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,3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,5</text:p>
          </table:table-cell>
          <table:table-cell table:style-name="Default"/>
          <table:table-cell table:number-columns-repeated="7"/>
          <table:table-cell table:style-name="ce10" table:formula="of:=[.C522]-[.C523]" office:value-type="float" office:value="194.8" calcext:value-type="float">
            <text:p>194,8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,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,8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,9</text:p>
          </table:table-cell>
          <table:table-cell table:style-name="Default"/>
          <table:table-cell table:number-columns-repeated="7"/>
          <table:table-cell table:style-name="ce10" table:formula="of:=[.C525]-[.C526]" office:value-type="float" office:value="475.9" calcext:value-type="float">
            <text:p>475,9</text:p>
          </table:table-cell>
          <table:table-cell table:number-columns-repeated="57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,9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527]+[.B527]" office:value-type="date" office:date-value="2021-05-31T06:11:00" calcext:value-type="date">
            <text:p>31-Mei-21</text:p>
          </table:table-cell>
          <table:table-cell table:style-name="ce4" table:formula="of:=[.A528]+[.B528]" office:value-type="date" office:date-value="2021-06-05T09:10:00" calcext:value-type="date">
            <text:p>05-Jun-21</text:p>
          </table:table-cell>
          <table:table-cell table:style-name="ce10" table:formula="of:=[.C527]" office:value-type="float" office:value="264.9" calcext:value-type="float">
            <text:p>264,9</text:p>
          </table:table-cell>
          <table:table-cell table:style-name="ce10" table:formula="of:=[.C528]" office:value-type="float" office:value="101.3" calcext:value-type="float">
            <text:p>101,3</text:p>
          </table:table-cell>
          <table:table-cell table:style-name="ce4" office:value-type="date" office:date-value="2021-06-01" calcext:value-type="date">
            <text:p>01-Jun-21</text:p>
          </table:table-cell>
          <table:table-cell table:style-name="ce19" table:formula="of:=[.J527]*(([.I527]-[.H527])/([.G527]-[.F527]))+([.I527]-(([.I527]-[.H527])/([.G527]-[.F527]))*[.G527])" office:value-type="float" office:value="241.199173329864" calcext:value-type="float">
            <text:p>241</text:p>
          </table:table-cell>
          <table:table-cell table:style-name="ce19" table:formula="of:=[.H527]-[.K527]" office:value-type="float" office:value="23.700826670136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,3</text:p>
          </table:table-cell>
          <table:table-cell table:style-name="Default"/>
          <table:table-cell table:number-columns-repeated="7"/>
          <table:table-cell table:style-name="ce10" table:formula="of:=[.K527]-[.C528]" office:value-type="float" office:value="139.899173329864" calcext:value-type="float">
            <text:p>139,9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,1</text:p>
          </table:table-cell>
          <table:table-cell table:style-name="Default"/>
          <table:table-cell table:number-columns-repeated="7"/>
          <table:table-cell table:style-name="ce10" table:formula="of:=[.C529]-[.C530]" office:value-type="float" office:value="120.9" calcext:value-type="float">
            <text:p>120,9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,1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,7</text:p>
          </table:table-cell>
          <table:table-cell table:style-name="Default"/>
          <table:table-cell table:number-columns-repeated="7"/>
          <table:table-cell table:style-name="ce10" table:formula="of:=[.C531]-[.C532]" office:value-type="float" office:value="241.4" calcext:value-type="float">
            <text:p>241,4</text:p>
          </table:table-cell>
          <table:table-cell table:number-columns-repeated="57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,3</text:p>
          </table:table-cell>
          <table:table-cell table:style-name="Default"/>
          <table:table-cell table:number-columns-repeated="7"/>
          <table:table-cell table:style-name="ce10" table:formula="of:=[.C533]-[.C534]" office:value-type="float" office:value="123.7" calcext:value-type="float">
            <text:p>123,7</text:p>
          </table:table-cell>
          <table:table-cell table:number-columns-repeated="57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,3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535]+[.B535]" office:value-type="date" office:date-value="2021-06-21T21:37:00" calcext:value-type="date">
            <text:p>21-Jun-21</text:p>
          </table:table-cell>
          <table:table-cell table:style-name="ce4" table:formula="of:=[.A536]+[.B536]" office:value-type="date" office:date-value="2021-07-05T08:15:00" calcext:value-type="date">
            <text:p>05-Jul-21</text:p>
          </table:table-cell>
          <table:table-cell table:style-name="ce10" table:formula="of:=[.C535]" office:value-type="float" office:value="448.3" calcext:value-type="float">
            <text:p>448,3</text:p>
          </table:table-cell>
          <table:table-cell table:style-name="ce10" table:formula="of:=[.C536]" office:value-type="float" office:value="151.4" calcext:value-type="float">
            <text:p>151,4</text:p>
          </table:table-cell>
          <table:table-cell table:style-name="ce4" office:value-type="date" office:date-value="2021-07-01" calcext:value-type="date">
            <text:p>01-Jul-21</text:p>
          </table:table-cell>
          <table:table-cell table:style-name="ce19" table:formula="of:=[.J535]*(([.I535]-[.H535])/([.G535]-[.F535]))+([.I535]-(([.I535]-[.H535])/([.G535]-[.F535]))*[.G535])" office:value-type="float" office:value="247.334988118615" calcext:value-type="float">
            <text:p>247</text:p>
          </table:table-cell>
          <table:table-cell table:style-name="ce19" table:formula="of:=[.H535]-[.K535]" office:value-type="float" office:value="200.965011881385" calcext:value-type="float">
            <text:p>201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,4</text:p>
          </table:table-cell>
          <table:table-cell table:style-name="Default"/>
          <table:table-cell table:number-columns-repeated="7"/>
          <table:table-cell table:style-name="ce10" table:formula="of:=[.K535]-[.C536]" office:value-type="float" office:value="95.934988118615" calcext:value-type="float">
            <text:p>95,9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,3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,4</text:p>
          </table:table-cell>
          <table:table-cell table:style-name="Default"/>
          <table:table-cell table:number-columns-repeated="7"/>
          <table:table-cell table:style-name="ce10" table:formula="of:=[.C537]-[.C538]" office:value-type="float" office:value="239.9" calcext:value-type="float">
            <text:p>239,9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,8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,9</text:p>
          </table:table-cell>
          <table:table-cell table:style-name="Default"/>
          <table:table-cell table:number-columns-repeated="7"/>
          <table:table-cell table:style-name="ce10" table:formula="of:=[.C539]-[.C540]" office:value-type="float" office:value="100.9" calcext:value-type="float">
            <text:p>100,9</text:p>
          </table:table-cell>
          <table:table-cell table:number-columns-repeated="57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style-name="Default" office:value-type="float" office:value="175.1" calcext:value-type="float">
            <text:p>175,1</text:p>
          </table:table-cell>
          <table:table-cell/>
          <table:table-cell table:style-name="ce4" table:formula="of:=[.A541]+[.B541]" office:value-type="date" office:date-value="2021-07-26T18:04:00" calcext:value-type="date">
            <text:p>26-Jul-21</text:p>
          </table:table-cell>
          <table:table-cell table:style-name="ce4" table:formula="of:=[.A542]+[.B542]" office:value-type="date" office:date-value="2021-08-06T08:01:00" calcext:value-type="date">
            <text:p>06-Aug-21</text:p>
          </table:table-cell>
          <table:table-cell table:style-name="ce10" table:formula="of:=[.C541]" office:value-type="float" office:value="381" calcext:value-type="float">
            <text:p>381,0</text:p>
          </table:table-cell>
          <table:table-cell table:style-name="ce10" table:formula="of:=[.C542]" office:value-type="float" office:value="166.7" calcext:value-type="float">
            <text:p>166,7</text:p>
          </table:table-cell>
          <table:table-cell table:style-name="ce4" office:value-type="date" office:date-value="2021-08-01" calcext:value-type="date">
            <text:p>01-Aug-21</text:p>
          </table:table-cell>
          <table:table-cell table:style-name="ce19" table:formula="of:=[.J541]*(([.I541]-[.H541])/([.G541]-[.F541]))+([.I541]-(([.I541]-[.H541])/([.G541]-[.F541]))*[.G541])" office:value-type="float" office:value="274.729028023779" calcext:value-type="float">
            <text:p>275</text:p>
          </table:table-cell>
          <table:table-cell table:style-name="ce19" table:formula="of:=[.H541]-[.K541]" office:value-type="float" office:value="106.270971976221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,7</text:p>
          </table:table-cell>
          <table:table-cell table:style-name="Default"/>
          <table:table-cell table:number-columns-repeated="7"/>
          <table:table-cell table:style-name="ce10" table:formula="of:=[.K541]-[.C542]" office:value-type="float" office:value="108.029028023779" calcext:value-type="float">
            <text:p>108,0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,6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,8</text:p>
          </table:table-cell>
          <table:table-cell table:style-name="Default"/>
          <table:table-cell table:number-columns-repeated="7"/>
          <table:table-cell table:style-name="ce10" table:formula="of:=[.C543]-[.C544]" office:value-type="float" office:value="194.8" calcext:value-type="float">
            <text:p>194,8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,2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,6</text:p>
          </table:table-cell>
          <table:table-cell table:style-name="Default"/>
          <table:table-cell table:number-columns-repeated="7"/>
          <table:table-cell table:style-name="ce10" table:formula="of:=[.C545]-[.C546]" office:value-type="float" office:value="234.6" calcext:value-type="float">
            <text:p>234,6</text:p>
          </table:table-cell>
          <table:table-cell table:number-columns-repeated="57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,7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,2</text:p>
          </table:table-cell>
          <table:table-cell table:style-name="Default"/>
          <table:table-cell table:number-columns-repeated="7"/>
          <table:table-cell table:style-name="ce10" table:formula="of:=[.C547]-[.C548]" office:value-type="float" office:value="117.5" calcext:value-type="float">
            <text:p>117,5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,1</text:p>
          </table:table-cell>
          <table:table-cell table:style-name="Default" office:value-type="float" office:value="167.9" calcext:value-type="float">
            <text:p>167,9</text:p>
          </table:table-cell>
          <table:table-cell/>
          <table:table-cell table:style-name="ce4" table:formula="of:=[.A549]+[.B549]" office:value-type="date" office:date-value="2021-08-30T01:37:00" calcext:value-type="date">
            <text:p>30-Aug-21</text:p>
          </table:table-cell>
          <table:table-cell table:style-name="ce4" table:formula="of:=[.A550]+[.B550]" office:value-type="date" office:date-value="2021-09-09T00:55:00" calcext:value-type="date">
            <text:p>09-Sep-21</text:p>
          </table:table-cell>
          <table:table-cell table:style-name="ce10" table:formula="of:=[.C549]" office:value-type="float" office:value="358.1" calcext:value-type="float">
            <text:p>358,1</text:p>
          </table:table-cell>
          <table:table-cell table:style-name="ce10" table:formula="of:=[.C550]" office:value-type="float" office:value="148.2" calcext:value-type="float">
            <text:p>148,2</text:p>
          </table:table-cell>
          <table:table-cell table:style-name="ce4" office:value-type="date" office:date-value="2021-09-01" calcext:value-type="date">
            <text:p>01-Sep-21</text:p>
          </table:table-cell>
          <table:table-cell table:style-name="ce19" table:formula="of:=[.J549]*(([.I549]-[.H549])/([.G549]-[.F549]))+([.I549]-(([.I549]-[.H549])/([.G549]-[.F549]))*[.G549])" office:value-type="float" office:value="317.415245855926" calcext:value-type="float">
            <text:p>317</text:p>
          </table:table-cell>
          <table:table-cell table:style-name="ce19" table:formula="of:=[.H549]-[.K549]" office:value-type="float" office:value="40.684754144074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,2</text:p>
          </table:table-cell>
          <table:table-cell table:style-name="Default"/>
          <table:table-cell table:number-columns-repeated="7"/>
          <table:table-cell table:style-name="ce10" table:formula="of:=[.K549]-[.C550]" office:value-type="float" office:value="169.215245855926" calcext:value-type="float">
            <text:p>169,2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,1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,1</text:p>
          </table:table-cell>
          <table:table-cell table:style-name="Default"/>
          <table:table-cell table:number-columns-repeated="7"/>
          <table:table-cell table:style-name="ce10" table:formula="of:=[.C551]-[.C552]" office:value-type="float" office:value="186" calcext:value-type="float">
            <text:p>186,0</text:p>
          </table:table-cell>
          <table:table-cell table:number-columns-repeated="57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,5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,8</text:p>
          </table:table-cell>
          <table:table-cell table:style-name="Default"/>
          <table:table-cell table:number-columns-repeated="7"/>
          <table:table-cell table:style-name="ce10" table:formula="of:=[.C553]-[.C554]" office:value-type="float" office:value="189.7" calcext:value-type="float">
            <text:p>189,7</text:p>
          </table:table-cell>
          <table:table-cell table:number-columns-repeated="57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,9</text:p>
          </table:table-cell>
          <table:table-cell table:style-name="Default" office:value-type="float" office:value="175.1" calcext:value-type="float">
            <text:p>175,1</text:p>
          </table:table-cell>
          <table:table-cell/>
          <table:table-cell table:style-name="ce4" table:formula="of:=[.A555]+[.B555]" office:value-type="date" office:date-value="2021-09-29T07:02:00" calcext:value-type="date">
            <text:p>29-Sep-21</text:p>
          </table:table-cell>
          <table:table-cell table:style-name="ce4" table:formula="of:=[.A556]+[.B556]" office:value-type="date" office:date-value="2021-10-11T18:46:00" calcext:value-type="date">
            <text:p>11-Okt-21</text:p>
          </table:table-cell>
          <table:table-cell table:style-name="ce10" table:formula="of:=[.C555]" office:value-type="float" office:value="342.9" calcext:value-type="float">
            <text:p>342,9</text:p>
          </table:table-cell>
          <table:table-cell table:style-name="ce10" table:formula="of:=[.C556]" office:value-type="float" office:value="166.9" calcext:value-type="float">
            <text:p>166,9</text:p>
          </table:table-cell>
          <table:table-cell table:style-name="ce4" office:value-type="date" office:date-value="2021-10-01" calcext:value-type="date">
            <text:p>01-Okt-21</text:p>
          </table:table-cell>
          <table:table-cell table:style-name="ce19" table:formula="of:=[.J555]*(([.I555]-[.H555])/([.G555]-[.F555]))+([.I555]-(([.I555]-[.H555])/([.G555]-[.F555]))*[.G555])" office:value-type="float" office:value="318.844839857658" calcext:value-type="float">
            <text:p>319</text:p>
          </table:table-cell>
          <table:table-cell table:style-name="ce19" table:formula="of:=[.H555]-[.K555]" office:value-type="float" office:value="24.055160142342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,9</text:p>
          </table:table-cell>
          <table:table-cell table:style-name="Default"/>
          <table:table-cell table:number-columns-repeated="7"/>
          <table:table-cell table:style-name="ce10" table:formula="of:=[.K555]-[.C556]" office:value-type="float" office:value="151.944839857658" calcext:value-type="float">
            <text:p>151,9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,8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,8</text:p>
          </table:table-cell>
          <table:table-cell table:style-name="Default"/>
          <table:table-cell table:number-columns-repeated="7"/>
          <table:table-cell table:style-name="ce10" table:formula="of:=[.C557]-[.C558]" office:value-type="float" office:value="128" calcext:value-type="float">
            <text:p>128,0</text:p>
          </table:table-cell>
          <table:table-cell table:number-columns-repeated="57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,2</text:p>
          </table:table-cell>
          <table:table-cell table:style-name="Default" office:value-type="float" office:value="190.4" calcext:value-type="float">
            <text:p>190,4</text:p>
          </table:table-cell>
          <table:table-cell/>
          <table:table-cell table:style-name="ce4" table:formula="of:=[.A559]+[.B559]" office:value-type="date" office:date-value="2021-10-18T18:17:00" calcext:value-type="date">
            <text:p>18-Okt-21</text:p>
          </table:table-cell>
          <table:table-cell table:style-name="ce4" table:formula="of:=[.A560]+[.B560]" office:value-type="date" office:date-value="2021-11-01T19:21:00" calcext:value-type="date">
            <text:p>01-Nov-21</text:p>
          </table:table-cell>
          <table:table-cell table:style-name="ce10" table:formula="of:=[.C559]" office:value-type="float" office:value="434.2" calcext:value-type="float">
            <text:p>434,2</text:p>
          </table:table-cell>
          <table:table-cell table:style-name="ce10" table:formula="of:=[.C560]" office:value-type="float" office:value="182.7" calcext:value-type="float">
            <text:p>182,7</text:p>
          </table:table-cell>
          <table:table-cell table:style-name="ce4" office:value-type="date" office:date-value="2021-11-01" calcext:value-type="date">
            <text:p>01-Nov-21</text:p>
          </table:table-cell>
          <table:table-cell table:style-name="ce19" table:formula="of:=[.J559]*(([.I559]-[.H559])/([.G559]-[.F559]))+([.I559]-(([.I559]-[.H559])/([.G559]-[.F559]))*[.G559])" office:value-type="float" office:value="197.137870846549" calcext:value-type="float">
            <text:p>197</text:p>
          </table:table-cell>
          <table:table-cell table:style-name="ce19" table:formula="of:=[.H559]-[.K559]" office:value-type="float" office:value="237.062129153451" calcext:value-type="float">
            <text:p>237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,7</text:p>
          </table:table-cell>
          <table:table-cell table:style-name="Default"/>
          <table:table-cell table:number-columns-repeated="7"/>
          <table:table-cell table:style-name="ce10" table:formula="of:=[.K559]-[.C560]" office:value-type="float" office:value="14.437870846549" calcext:value-type="float">
            <text:p>14,4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,6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,8</text:p>
          </table:table-cell>
          <table:table-cell table:style-name="Default"/>
          <table:table-cell table:number-columns-repeated="7"/>
          <table:table-cell table:style-name="ce10" table:formula="of:=[.C561]-[.C562]" office:value-type="float" office:value="198.8" calcext:value-type="float">
            <text:p>198,8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,2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,7</text:p>
          </table:table-cell>
          <table:table-cell table:style-name="Default"/>
          <table:table-cell table:number-columns-repeated="7"/>
          <table:table-cell table:style-name="ce10" table:formula="of:=[.C563]-[.C564]" office:value-type="float" office:value="183.5" calcext:value-type="float">
            <text:p>183,5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,8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,8</text:p>
          </table:table-cell>
          <table:table-cell table:style-name="Default"/>
          <table:table-cell table:number-columns-repeated="7"/>
          <table:table-cell table:style-name="ce10" table:formula="of:=[.C565]-[.C566]" office:value-type="float" office:value="161" calcext:value-type="float">
            <text:p>161,0</text:p>
          </table:table-cell>
          <table:table-cell table:number-columns-repeated="57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,7</text:p>
          </table:table-cell>
          <table:table-cell table:style-name="Default" office:value-type="float" office:value="167.9" calcext:value-type="float">
            <text:p>167,9</text:p>
          </table:table-cell>
          <table:table-cell/>
          <table:table-cell table:style-name="ce4" table:formula="of:=[.A567]+[.B567]" office:value-type="date" office:date-value="2021-11-30T23:37:00" calcext:value-type="date">
            <text:p>30-Nov-21</text:p>
          </table:table-cell>
          <table:table-cell table:style-name="ce4" table:formula="of:=[.A568]+[.B568]" office:value-type="date" office:date-value="2021-12-11T02:17:00" calcext:value-type="date">
            <text:p>11-Des-21</text:p>
          </table:table-cell>
          <table:table-cell table:style-name="ce10" table:formula="of:=[.C567]" office:value-type="float" office:value="377.7" calcext:value-type="float">
            <text:p>377,7</text:p>
          </table:table-cell>
          <table:table-cell table:style-name="ce10" table:formula="of:=[.C568]" office:value-type="float" office:value="192.2" calcext:value-type="float">
            <text:p>192,2</text:p>
          </table:table-cell>
          <table:table-cell table:style-name="ce4" office:value-type="date" office:date-value="2021-12-01" calcext:value-type="date">
            <text:p>01-Des-21</text:p>
          </table:table-cell>
          <table:table-cell table:style-name="ce19" table:formula="of:=[.J567]*(([.I567]-[.H567])/([.G567]-[.F567]))+([.I567]-(([.I567]-[.H567])/([.G567]-[.F567]))*[.G567])" office:value-type="float" office:value="377.406971153687" calcext:value-type="float">
            <text:p>377</text:p>
          </table:table-cell>
          <table:table-cell table:style-name="ce19" table:formula="of:=[.H567]-[.K567]" office:value-type="float" office:value="0.293028846313007" calcext:value-type="float">
            <text:p>0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,2</text:p>
          </table:table-cell>
          <table:table-cell table:style-name="Default"/>
          <table:table-cell table:number-columns-repeated="7"/>
          <table:table-cell table:style-name="ce10" table:formula="of:=[.K567]-[.C568]" office:value-type="float" office:value="185.206971153687" calcext:value-type="float">
            <text:p>185,2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,1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style-name="Default"/>
          <table:table-cell table:number-columns-repeated="7"/>
          <table:table-cell table:style-name="ce10" table:formula="of:=[.C569]-[.C570]" office:value-type="float" office:value="223.1" calcext:value-type="float">
            <text:p>223,1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,84</text:p>
          </table:table-cell>
          <table:table-cell table:style-name="Default" table:formula="of:=[.C571]-[.C570]" office:value-type="float" office:value="226.84" calcext:value-type="float">
            <text:p>226,8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,84</text:p>
          </table:table-cell>
          <table:table-cell table:style-name="Default"/>
          <table:table-cell table:number-columns-repeated="7"/>
          <table:table-cell table:style-name="ce10" table:formula="of:=[.C571]-[.C572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,43</text:p>
          </table:table-cell>
          <table:table-cell table:style-name="Default" table:formula="of:=[.C573]-[.C572]" office:value-type="float" office:value="174.59" calcext:value-type="float">
            <text:p>174,59</text:p>
          </table:table-cell>
          <table:table-cell/>
          <table:table-cell table:style-name="ce4" table:formula="of:=[.A573]+[.B573]" office:value-type="date" office:date-value="2021-12-24T16:08:00" calcext:value-type="date">
            <text:p>24-Des-21</text:p>
          </table:table-cell>
          <table:table-cell table:style-name="ce4" table:formula="of:=[.A574]+[.B574]" office:value-type="date" office:date-value="2022-01-20T23:05:00" calcext:value-type="date">
            <text:p>20-Jan-22</text:p>
          </table:table-cell>
          <table:table-cell table:style-name="ce10" table:formula="of:=[.C573]" office:value-type="float" office:value="582.43" calcext:value-type="float">
            <text:p>582,4</text:p>
          </table:table-cell>
          <table:table-cell table:style-name="ce10" table:formula="of:=[.C574]" office:value-type="float" office:value="228.65" calcext:value-type="float">
            <text:p>228,7</text:p>
          </table:table-cell>
          <table:table-cell table:style-name="ce4" office:value-type="date" office:date-value="2022-01-01" calcext:value-type="date">
            <text:p>01-Jan-22</text:p>
          </table:table-cell>
          <table:table-cell table:style-name="ce19" table:formula="of:=[.J573]*(([.I573]-[.H573])/([.G573]-[.F573]))+([.I573]-(([.I573]-[.H573])/([.G573]-[.F573]))*[.G573])" office:value-type="float" office:value="487.433268442983" calcext:value-type="float">
            <text:p>487</text:p>
          </table:table-cell>
          <table:table-cell table:style-name="ce19" table:formula="of:=[.H573]-[.K573]" office:value-type="float" office:value="94.996731557017" calcext:value-type="float">
            <text:p>95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,65</text:p>
          </table:table-cell>
          <table:table-cell table:style-name="Default"/>
          <table:table-cell table:number-columns-repeated="7"/>
          <table:table-cell table:style-name="ce10" table:formula="of:=[.K573]-[.C574]" office:value-type="float" office:value="258.783268442983" calcext:value-type="float">
            <text:p>258,8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,76</text:p>
          </table:table-cell>
          <table:table-cell table:style-name="Default" table:formula="of:=[.C575]-[.C574]" office:value-type="float" office:value="205.11" calcext:value-type="float">
            <text:p>205,11</text:p>
          </table:table-cell>
          <table:table-cell/>
          <table:table-cell table:style-name="ce4" table:formula="of:=[.A575]+[.B575]" office:value-type="date" office:date-value="2022-01-20T23:05:00" calcext:value-type="date">
            <text:p>20-Jan-22</text:p>
          </table:table-cell>
          <table:table-cell table:style-name="ce4" table:formula="of:=[.A576]+[.B576]" office:value-type="date" office:date-value="2022-02-04T17:49:00" calcext:value-type="date">
            <text:p>04-Feb-22</text:p>
          </table:table-cell>
          <table:table-cell table:style-name="ce10" table:formula="of:=[.C575]" office:value-type="float" office:value="433.76" calcext:value-type="float">
            <text:p>433,8</text:p>
          </table:table-cell>
          <table:table-cell table:style-name="ce10" table:formula="of:=[.C576]" office:value-type="float" office:value="197.75" calcext:value-type="float">
            <text:p>197,8</text:p>
          </table:table-cell>
          <table:table-cell table:style-name="ce4" office:value-type="date" office:date-value="2022-02-01" calcext:value-type="date">
            <text:p>01-Feb-22</text:p>
          </table:table-cell>
          <table:table-cell table:style-name="ce19" table:formula="of:=[.J575]*(([.I575]-[.H575])/([.G575]-[.F575]))+([.I575]-(([.I575]-[.H575])/([.G575]-[.F575]))*[.G575])" office:value-type="float" office:value="257.506525559002" calcext:value-type="float">
            <text:p>258</text:p>
          </table:table-cell>
          <table:table-cell table:style-name="ce19" table:formula="of:=[.H575]-[.K575]" office:value-type="float" office:value="176.253474440998" calcext:value-type="float">
            <text:p>176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,75</text:p>
          </table:table-cell>
          <table:table-cell table:style-name="Default"/>
          <table:table-cell table:number-columns-repeated="7"/>
          <table:table-cell table:style-name="ce10" table:formula="of:=[.K575]-[.C576]" office:value-type="float" office:value="59.756525559002" calcext:value-type="float">
            <text:p>59,8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,84</text:p>
          </table:table-cell>
          <table:table-cell table:style-name="Default" table:formula="of:=[.C577]-[.C576]" office:value-type="float" office:value="205.09" calcext:value-type="float">
            <text:p>205,0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,65</text:p>
          </table:table-cell>
          <table:table-cell table:style-name="Default"/>
          <table:table-cell table:number-columns-repeated="7"/>
          <table:table-cell table:style-name="ce10" table:formula="of:=[.C577]-[.C578]" office:value-type="float" office:value="322.19" calcext:value-type="float">
            <text:p>322,2</text:p>
          </table:table-cell>
          <table:table-cell table:number-columns-repeated="57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,23</text:p>
          </table:table-cell>
          <table:table-cell table:style-name="Default" table:formula="of:=[.C579]-[.C578]" office:value-type="float" office:value="190.58" calcext:value-type="float">
            <text:p>190,58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,39</text:p>
          </table:table-cell>
          <table:table-cell table:style-name="Default"/>
          <table:table-cell table:number-columns-repeated="7"/>
          <table:table-cell table:style-name="ce10" table:formula="of:=[.C579]-[.C580]" office:value-type="float" office:value="138.84" calcext:value-type="float">
            <text:p>138,8</text:p>
          </table:table-cell>
          <table:table-cell table:number-columns-repeated="57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,29</text:p>
          </table:table-cell>
          <table:table-cell table:style-name="Default" table:formula="of:=[.C581]-[.C580]" office:value-type="float" office:value="174.9" calcext:value-type="float">
            <text:p>174,9</text:p>
          </table:table-cell>
          <table:table-cell/>
          <table:table-cell table:style-name="ce4" table:formula="of:=[.A581]+[.B581]" office:value-type="date" office:date-value="2022-02-28T01:30:00" calcext:value-type="date">
            <text:p>28-Feb-22</text:p>
          </table:table-cell>
          <table:table-cell table:style-name="ce4" table:formula="of:=[.A582]+[.B582]" office:value-type="date" office:date-value="2022-03-06T15:00:00" calcext:value-type="date">
            <text:p>06-Mrt-22</text:p>
          </table:table-cell>
          <table:table-cell table:style-name="ce10" table:formula="of:=[.C581]" office:value-type="float" office:value="307.29" calcext:value-type="float">
            <text:p>307,3</text:p>
          </table:table-cell>
          <table:table-cell table:style-name="ce10" table:formula="of:=[.C582]" office:value-type="float" office:value="167.22" calcext:value-type="float">
            <text:p>167,2</text:p>
          </table:table-cell>
          <table:table-cell table:style-name="ce4" office:value-type="date" office:date-value="2022-03-01" calcext:value-type="date">
            <text:p>01-Mrt-22</text:p>
          </table:table-cell>
          <table:table-cell table:style-name="ce19" table:formula="of:=[.J581]*(([.I581]-[.H581])/([.G581]-[.F581]))+([.I581]-(([.I581]-[.H581])/([.G581]-[.F581]))*[.G581])" office:value-type="float" office:value="287.280000000028" calcext:value-type="float">
            <text:p>287</text:p>
          </table:table-cell>
          <table:table-cell table:style-name="ce19" table:formula="of:=[.H581]-[.K581]" office:value-type="float" office:value="20.009999999972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,22</text:p>
          </table:table-cell>
          <table:table-cell table:style-name="Default"/>
          <table:table-cell table:number-columns-repeated="7"/>
          <table:table-cell table:style-name="ce10" table:formula="of:=[.K581]-[.C582]" office:value-type="float" office:value="120.060000000028" calcext:value-type="float">
            <text:p>120,1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,31</text:p>
          </table:table-cell>
          <table:table-cell table:style-name="Default" table:formula="of:=[.C583]-[.C582]" office:value-type="float" office:value="205.09" calcext:value-type="float">
            <text:p>205,09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,91</text:p>
          </table:table-cell>
          <table:table-cell table:style-name="Default"/>
          <table:table-cell table:number-columns-repeated="7"/>
          <table:table-cell table:style-name="ce10" table:formula="of:=[.C583]-[.C584]" office:value-type="float" office:value="228.4" calcext:value-type="float">
            <text:p>228,4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,42</text:p>
          </table:table-cell>
          <table:table-cell table:style-name="Default" table:formula="of:=[.C585]-[.C584]" office:value-type="float" office:value="190.51" calcext:value-type="float">
            <text:p>190,51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,73</text:p>
          </table:table-cell>
          <table:table-cell table:style-name="Default"/>
          <table:table-cell table:number-columns-repeated="7"/>
          <table:table-cell table:style-name="ce10" table:formula="of:=[.C585]-[.C586]" office:value-type="float" office:value="217.69" calcext:value-type="float">
            <text:p>217,7</text:p>
          </table:table-cell>
          <table:table-cell table:number-columns-repeated="57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,61</text:p>
          </table:table-cell>
          <table:table-cell table:style-name="Default" table:formula="of:=[.C587]-[.C586]" office:value-type="float" office:value="174.88" calcext:value-type="float">
            <text:p>174,88</text:p>
          </table:table-cell>
          <table:table-cell/>
          <table:table-cell table:style-name="ce4" table:formula="of:=[.A587]+[.B587]" office:value-type="date" office:date-value="2022-03-26T14:13:00" calcext:value-type="date">
            <text:p>26-Mrt-22</text:p>
          </table:table-cell>
          <table:table-cell table:style-name="ce4" table:formula="of:=[.A588]+[.B588]" office:value-type="date" office:date-value="2022-04-03T19:00:00" calcext:value-type="date">
            <text:p>03-Apr-22</text:p>
          </table:table-cell>
          <table:table-cell table:style-name="ce10" table:formula="of:=[.C587]" office:value-type="float" office:value="291.61" calcext:value-type="float">
            <text:p>291,6</text:p>
          </table:table-cell>
          <table:table-cell table:style-name="ce10" table:formula="of:=[.C588]" office:value-type="float" office:value="159.12" calcext:value-type="float">
            <text:p>159,1</text:p>
          </table:table-cell>
          <table:table-cell table:style-name="ce4" office:value-type="date" office:date-value="2022-04-01" calcext:value-type="date">
            <text:p>01-Apr-22</text:p>
          </table:table-cell>
          <table:table-cell table:style-name="ce19" table:formula="of:=[.J587]*(([.I587]-[.H587])/([.G587]-[.F587]))+([.I587]-(([.I587]-[.H587])/([.G587]-[.F587]))*[.G587])" office:value-type="float" office:value="204.229663758772" calcext:value-type="float">
            <text:p>204</text:p>
          </table:table-cell>
          <table:table-cell table:style-name="ce19" table:formula="of:=[.H587]-[.K587]" office:value-type="float" office:value="87.380336241228" calcext:value-type="float">
            <text:p>87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,12</text:p>
          </table:table-cell>
          <table:table-cell table:style-name="Default"/>
          <table:table-cell table:number-columns-repeated="7"/>
          <table:table-cell table:style-name="ce10" table:formula="of:=[.K587]-[.C588]" office:value-type="float" office:value="45.109663758772" calcext:value-type="float">
            <text:p>45,1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,17</text:p>
          </table:table-cell>
          <table:table-cell table:style-name="Default" table:formula="of:=[.C589]-[.C588]" office:value-type="float" office:value="205.05" calcext:value-type="float">
            <text:p>205,05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,46</text:p>
          </table:table-cell>
          <table:table-cell table:style-name="Default"/>
          <table:table-cell table:number-columns-repeated="7"/>
          <table:table-cell table:style-name="ce10" table:formula="of:=[.C589]-[.C590]" office:value-type="float" office:value="177.71" calcext:value-type="float">
            <text:p>177,7</text:p>
          </table:table-cell>
          <table:table-cell table:number-columns-repeated="57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,97</text:p>
          </table:table-cell>
          <table:table-cell table:style-name="Default" table:formula="of:=[.C591]-[.C590]" office:value-type="float" office:value="190.51" calcext:value-type="float">
            <text:p>190,51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,45</text:p>
          </table:table-cell>
          <table:table-cell table:style-name="Default"/>
          <table:table-cell table:number-columns-repeated="7"/>
          <table:table-cell table:style-name="ce10" table:formula="of:=[.C591]-[.C592]" office:value-type="float" office:value="217.52" calcext:value-type="float">
            <text:p>217,5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,34</text:p>
          </table:table-cell>
          <table:table-cell table:style-name="Default" table:formula="of:=[.C593]-[.C592]" office:value-type="float" office:value="174.89" calcext:value-type="float">
            <text:p>174,89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,91</text:p>
          </table:table-cell>
          <table:table-cell table:style-name="Default"/>
          <table:table-cell table:number-columns-repeated="7"/>
          <table:table-cell table:style-name="ce10" table:formula="of:=[.C593]-[.C594]" office:value-type="float" office:value="222.43" calcext:value-type="float">
            <text:p>222,4</text:p>
          </table:table-cell>
          <table:table-cell table:number-columns-repeated="57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,6</text:p>
          </table:table-cell>
          <table:table-cell table:style-name="Default" table:formula="of:=[.C595]-[.C594]" office:value-type="float" office:value="167.69" calcext:value-type="float">
            <text:p>167,69</text:p>
          </table:table-cell>
          <table:table-cell/>
          <table:table-cell table:style-name="ce4" table:formula="of:=[.A595]+[.B595]" office:value-type="date" office:date-value="2022-04-26T21:23:00" calcext:value-type="date">
            <text:p>26-Apr-22</text:p>
          </table:table-cell>
          <table:table-cell table:style-name="ce4" table:formula="of:=[.A596]+[.B596]" office:value-type="date" office:date-value="2022-05-06T06:48:00" calcext:value-type="date">
            <text:p>06-Mei-22</text:p>
          </table:table-cell>
          <table:table-cell table:style-name="ce10" table:formula="of:=[.C595]" office:value-type="float" office:value="279.6" calcext:value-type="float">
            <text:p>279,6</text:p>
          </table:table-cell>
          <table:table-cell table:style-name="ce10" table:formula="of:=[.C596]" office:value-type="float" office:value="69.02" calcext:value-type="float">
            <text:p>69,0</text:p>
          </table:table-cell>
          <table:table-cell table:style-name="ce4" office:value-type="date" office:date-value="2022-05-01" calcext:value-type="date">
            <text:p>01-Mei-22</text:p>
          </table:table-cell>
          <table:table-cell table:style-name="ce19" table:formula="of:=[.J595]*(([.I595]-[.H595])/([.G595]-[.F595]))+([.I595]-(([.I595]-[.H595])/([.G595]-[.F595]))*[.G595])" office:value-type="float" office:value="187.474169316003" calcext:value-type="float">
            <text:p>187</text:p>
          </table:table-cell>
          <table:table-cell table:style-name="ce19" table:formula="of:=[.H595]-[.K595]" office:value-type="float" office:value="92.125830683997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,02</text:p>
          </table:table-cell>
          <table:table-cell table:style-name="Default"/>
          <table:table-cell table:number-columns-repeated="7"/>
          <table:table-cell table:style-name="ce10" table:formula="of:=[.K595]-[.C596]" office:value-type="float" office:value="118.454169316003" calcext:value-type="float">
            <text:p>118,5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,12</text:p>
          </table:table-cell>
          <table:table-cell table:style-name="Default" table:formula="of:=[.C597]-[.C596]" office:value-type="float" office:value="205.1" calcext:value-type="float">
            <text:p>205,1</text:p>
          </table:table-cell>
          <table:table-cell table:number-columns-repeated="65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,56</text:p>
          </table:table-cell>
          <table:table-cell table:style-name="Default"/>
          <table:table-cell table:number-columns-repeated="7"/>
          <table:table-cell table:style-name="ce10" table:formula="of:=[.C597]-[.C598]" office:value-type="float" office:value="122.56" calcext:value-type="float">
            <text:p>122,6</text:p>
          </table:table-cell>
          <table:table-cell table:number-columns-repeated="57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,16</text:p>
          </table:table-cell>
          <table:table-cell table:style-name="Default" table:formula="of:=[.C599]-[.C598]" office:value-type="float" office:value="190.6" calcext:value-type="float">
            <text:p>190,6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,1</text:p>
          </table:table-cell>
          <table:table-cell table:style-name="Default"/>
          <table:table-cell table:number-columns-repeated="7"/>
          <table:table-cell table:style-name="ce10" table:formula="of:=[.C599]-[.C600]" office:value-type="float" office:value="162.06" calcext:value-type="float">
            <text:p>162,1</text:p>
          </table:table-cell>
          <table:table-cell table:number-columns-repeated="57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,99</text:p>
          </table:table-cell>
          <table:table-cell table:style-name="Default" table:formula="of:=[.C601]-[.C600]" office:value-type="float" office:value="174.89" calcext:value-type="float">
            <text:p>174,89</text:p>
          </table:table-cell>
          <table:table-cell table:number-columns-repeated="65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,8</text:p>
          </table:table-cell>
          <table:table-cell table:style-name="Default"/>
          <table:table-cell table:number-columns-repeated="7"/>
          <table:table-cell table:style-name="ce10" table:formula="of:=[.C601]-[.C602]" office:value-type="float" office:value="158.19" calcext:value-type="float">
            <text:p>158,2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,47</text:p>
          </table:table-cell>
          <table:table-cell table:style-name="Default" table:formula="of:=[.C603]-[.C602]" office:value-type="float" office:value="167.67" calcext:value-type="float">
            <text:p>167,67</text:p>
          </table:table-cell>
          <table:table-cell/>
          <table:table-cell table:style-name="ce4" table:formula="of:=[.A603]+[.B603]" office:value-type="date" office:date-value="2022-05-23T06:36:00" calcext:value-type="date">
            <text:p>23-Mei-22</text:p>
          </table:table-cell>
          <table:table-cell table:style-name="ce4" table:formula="of:=[.A604]+[.B604]" office:value-type="date" office:date-value="2022-06-02T18:02:00" calcext:value-type="date">
            <text:p>02-Jun-22</text:p>
          </table:table-cell>
          <table:table-cell table:style-name="ce10" table:formula="of:=[.C603]" office:value-type="float" office:value="364.47" calcext:value-type="float">
            <text:p>364,5</text:p>
          </table:table-cell>
          <table:table-cell table:style-name="ce10" table:formula="of:=[.C604]" office:value-type="float" office:value="104.42" calcext:value-type="float">
            <text:p>104,4</text:p>
          </table:table-cell>
          <table:table-cell table:style-name="ce4" office:value-type="date" office:date-value="2022-06-01" calcext:value-type="date">
            <text:p>01-Jun-22</text:p>
          </table:table-cell>
          <table:table-cell table:style-name="ce19" table:formula="of:=[.J603]*(([.I603]-[.H603])/([.G603]-[.F603]))+([.I603]-(([.I603]-[.H603])/([.G603]-[.F603]))*[.G603])" office:value-type="float" office:value="147.89382341248" calcext:value-type="float">
            <text:p>148</text:p>
          </table:table-cell>
          <table:table-cell table:style-name="ce19" table:formula="of:=[.H603]-[.K603]" office:value-type="float" office:value="216.57617658752" calcext:value-type="float">
            <text:p>217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,42</text:p>
          </table:table-cell>
          <table:table-cell table:style-name="Default"/>
          <table:table-cell table:number-columns-repeated="7"/>
          <table:table-cell table:style-name="ce10" table:formula="of:=[.K603]-[.C604]" office:value-type="float" office:value="43.47382341248" calcext:value-type="float">
            <text:p>43,5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,52</text:p>
          </table:table-cell>
          <table:table-cell table:style-name="Default" table:formula="of:=[.C605]-[.C604]" office:value-type="float" office:value="205.1" calcext:value-type="float">
            <text:p>205,1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ce10" table:formula="of:=[.C605]-[.C606]" office:value-type="float" office:value="309.52" calcext:value-type="float">
            <text:p>309,5</text:p>
          </table:table-cell>
          <table:table-cell table:number-columns-repeated="57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,55</text:p>
          </table:table-cell>
          <table:table-cell table:style-name="Default" table:formula="of:=[.C607]-[.C606]" office:value-type="float" office:value="190.55" calcext:value-type="float">
            <text:p>190,55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,24</text:p>
          </table:table-cell>
          <table:table-cell table:style-name="Default"/>
          <table:table-cell table:number-columns-repeated="7"/>
          <table:table-cell table:style-name="ce10" table:formula="of:=[.C607]-[.C608]" office:value-type="float" office:value="29.31" calcext:value-type="float">
            <text:p>29,3</text:p>
          </table:table-cell>
          <table:table-cell table:number-columns-repeated="57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,09</text:p>
          </table:table-cell>
          <table:table-cell table:style-name="Default" table:formula="of:=[.C609]-[.C608]" office:value-type="float" office:value="174.85" calcext:value-type="float">
            <text:p>174,85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,74</text:p>
          </table:table-cell>
          <table:table-cell table:style-name="Default"/>
          <table:table-cell table:number-columns-repeated="7"/>
          <table:table-cell table:style-name="ce10" table:formula="of:=[.C609]-[.C610]" office:value-type="float" office:value="232.35" calcext:value-type="float">
            <text:p>232,4</text:p>
          </table:table-cell>
          <table:table-cell table:number-columns-repeated="57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,37</text:p>
          </table:table-cell>
          <table:table-cell table:style-name="Default" table:formula="of:=[.C611]-[.C610]" office:value-type="float" office:value="167.63" calcext:value-type="float">
            <text:p>167,63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,46</text:p>
          </table:table-cell>
          <table:table-cell table:style-name="Default"/>
          <table:table-cell table:number-columns-repeated="7"/>
          <table:table-cell table:style-name="ce10" table:formula="of:=[.C611]-[.C612]" office:value-type="float" office:value="176.91" calcext:value-type="float">
            <text:p>176,9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,58</text:p>
          </table:table-cell>
          <table:table-cell table:style-name="Default" table:formula="of:=[.C613]-[.C612]" office:value-type="float" office:value="162.12" calcext:value-type="float">
            <text:p>162,12</text:p>
          </table:table-cell>
          <table:table-cell/>
          <table:table-cell table:style-name="ce4" table:formula="of:=[.A613]+[.B613]" office:value-type="date" office:date-value="2022-06-27T19:03:00" calcext:value-type="date">
            <text:p>27-Jun-22</text:p>
          </table:table-cell>
          <table:table-cell table:style-name="ce4" table:formula="of:=[.A614]+[.B614]" office:value-type="date" office:date-value="2022-07-02T11:10:00" calcext:value-type="date">
            <text:p>02-Jul-22</text:p>
          </table:table-cell>
          <table:table-cell table:style-name="ce10" table:formula="of:=[.C613]" office:value-type="float" office:value="256.58" calcext:value-type="float">
            <text:p>256,6</text:p>
          </table:table-cell>
          <table:table-cell table:style-name="ce10" table:formula="of:=[.C614]" office:value-type="float" office:value="124.88" calcext:value-type="float">
            <text:p>124,9</text:p>
          </table:table-cell>
          <table:table-cell table:style-name="ce4" office:value-type="date" office:date-value="2022-07-01" calcext:value-type="date">
            <text:p>01-Jul-22</text:p>
          </table:table-cell>
          <table:table-cell table:style-name="ce19" table:formula="of:=[.J613]*(([.I613]-[.H613])/([.G613]-[.F613]))+([.I613]-(([.I613]-[.H613])/([.G613]-[.F613]))*[.G613])" office:value-type="float" office:value="166.18920172425" calcext:value-type="float">
            <text:p>166</text:p>
          </table:table-cell>
          <table:table-cell table:style-name="ce19" table:formula="of:=[.H613]-[.K613]" office:value-type="float" office:value="90.39079827575" calcext:value-type="float">
            <text:p>90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,88</text:p>
          </table:table-cell>
          <table:table-cell table:style-name="Default"/>
          <table:table-cell table:number-columns-repeated="7"/>
          <table:table-cell table:style-name="ce10" table:formula="of:=[.K613]-[.C614]" office:value-type="float" office:value="41.30920172425" calcext:value-type="float">
            <text:p>41,3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,58</text:p>
          </table:table-cell>
          <table:table-cell table:style-name="Default" table:formula="of:=[.C615]-[.C614]"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,1</text:p>
          </table:table-cell>
          <table:table-cell table:style-name="Default"/>
          <table:table-cell table:number-columns-repeated="7"/>
          <table:table-cell table:style-name="ce10" table:formula="of:=[.C615]-[.C616]" office:value-type="float" office:value="150.48" calcext:value-type="float">
            <text:p>150,5</text:p>
          </table:table-cell>
          <table:table-cell table:number-columns-repeated="57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,2</text:p>
          </table:table-cell>
          <table:table-cell table:style-name="Default" table:formula="of:=[.C617]-[.C616]"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,63</text:p>
          </table:table-cell>
          <table:table-cell table:style-name="Default"/>
          <table:table-cell table:number-columns-repeated="7"/>
          <table:table-cell table:style-name="ce10" table:formula="of:=[.C617]-[.C618]" office:value-type="float" office:value="200.57" calcext:value-type="float">
            <text:p>200,6</text:p>
          </table:table-cell>
          <table:table-cell table:number-columns-repeated="57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,61</text:p>
          </table:table-cell>
          <table:table-cell table:style-name="Default" table:formula="of:=[.C619]-[.C618]" office:value-type="float" office:value="164.98" calcext:value-type="float">
            <text:p>164,98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,21</text:p>
          </table:table-cell>
          <table:table-cell table:style-name="Default"/>
          <table:table-cell table:number-columns-repeated="7"/>
          <table:table-cell table:style-name="ce10" table:formula="of:=[.C619]-[.C620]" office:value-type="float" office:value="189.4" calcext:value-type="float">
            <text:p>189,4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,41</text:p>
          </table:table-cell>
          <table:table-cell table:style-name="Default" table:formula="of:=[.C621]-[.C620]" office:value-type="float" office:value="159.2" calcext:value-type="float">
            <text:p>159,2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,29</text:p>
          </table:table-cell>
          <table:table-cell table:style-name="Default"/>
          <table:table-cell table:number-columns-repeated="7"/>
          <table:table-cell table:style-name="ce10" table:formula="of:=[.C621]-[.C622]" office:value-type="float" office:value="178.12" calcext:value-type="float">
            <text:p>178,1</text:p>
          </table:table-cell>
          <table:table-cell table:number-columns-repeated="57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,08</text:p>
          </table:table-cell>
          <table:table-cell table:style-name="Default" table:formula="of:=[.C623]-[.C622]" office:value-type="float" office:value="150.79" calcext:value-type="float">
            <text:p>150,79</text:p>
          </table:table-cell>
          <table:table-cell/>
          <table:table-cell table:style-name="ce4" table:formula="of:=[.A623]+[.B623]" office:value-type="date" office:date-value="2022-07-31T11:46:00" calcext:value-type="date">
            <text:p>31-Jul-22</text:p>
          </table:table-cell>
          <table:table-cell table:style-name="ce4" table:formula="of:=[.A624]+[.B624]" office:value-type="date" office:date-value="2022-08-07T19:09:00" calcext:value-type="date">
            <text:p>07-Aug-22</text:p>
          </table:table-cell>
          <table:table-cell table:style-name="ce10" table:formula="of:=[.C623]" office:value-type="float" office:value="250.08" calcext:value-type="float">
            <text:p>250,1</text:p>
          </table:table-cell>
          <table:table-cell table:style-name="ce10" table:formula="of:=[.C624]" office:value-type="float" office:value="57.54" calcext:value-type="float">
            <text:p>57,5</text:p>
          </table:table-cell>
          <table:table-cell table:style-name="ce4" office:value-type="date" office:date-value="2022-08-01" calcext:value-type="date">
            <text:p>01-Aug-22</text:p>
          </table:table-cell>
          <table:table-cell table:style-name="ce19" table:formula="of:=[.J623]*(([.I623]-[.H623])/([.G623]-[.F623]))+([.I623]-(([.I623]-[.H623])/([.G623]-[.F623]))*[.G623])" office:value-type="float" office:value="236.649955336005" calcext:value-type="float">
            <text:p>237</text:p>
          </table:table-cell>
          <table:table-cell table:style-name="ce19" table:formula="of:=[.H623]-[.K623]" office:value-type="float" office:value="13.430044663995" calcext:value-type="float">
            <text:p>13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,54</text:p>
          </table:table-cell>
          <table:table-cell table:style-name="Default"/>
          <table:table-cell table:number-columns-repeated="7"/>
          <table:table-cell table:style-name="ce10" table:formula="of:=[.K623]-[.C624]" office:value-type="float" office:value="179.109955336005" calcext:value-type="float">
            <text:p>179,1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,24</text:p>
          </table:table-cell>
          <table:table-cell table:style-name="Default" table:formula="of:=[.C625]-[.C624]"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,46</text:p>
          </table:table-cell>
          <table:table-cell table:style-name="Default"/>
          <table:table-cell table:number-columns-repeated="7"/>
          <table:table-cell table:style-name="ce10" table:formula="of:=[.C625]-[.C626]" office:value-type="float" office:value="148.78" calcext:value-type="float">
            <text:p>148,8</text:p>
          </table:table-cell>
          <table:table-cell table:number-columns-repeated="57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,53</text:p>
          </table:table-cell>
          <table:table-cell table:style-name="Default" table:formula="of:=[.C627]-[.C626]" office:value-type="float" office:value="177.07" calcext:value-type="float">
            <text:p>177,07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,19</text:p>
          </table:table-cell>
          <table:table-cell table:style-name="Default"/>
          <table:table-cell table:number-columns-repeated="7"/>
          <table:table-cell table:style-name="ce10" table:formula="of:=[.C627]-[.C628]" office:value-type="float" office:value="245.34" calcext:value-type="float">
            <text:p>245,3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,18</text:p>
          </table:table-cell>
          <table:table-cell table:style-name="Default" table:formula="of:=[.C629]-[.C628]" office:value-type="float" office:value="164.99" calcext:value-type="float">
            <text:p>164,99</text:p>
          </table:table-cell>
          <table:table-cell table:number-columns-repeated="65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,18</text:p>
          </table:table-cell>
          <table:table-cell table:style-name="Default"/>
          <table:table-cell table:number-columns-repeated="7"/>
          <table:table-cell table:style-name="ce10" table:formula="of:=[.C629]-[.C630]" office:value-type="float" office:value="141" calcext:value-type="float">
            <text:p>141,0</text:p>
          </table:table-cell>
          <table:table-cell table:number-columns-repeated="57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,35</text:p>
          </table:table-cell>
          <table:table-cell table:style-name="Default" table:formula="of:=[.C631]-[.C630]" office:value-type="float" office:value="159.17" calcext:value-type="float">
            <text:p>159,17</text:p>
          </table:table-cell>
          <table:table-cell/>
          <table:table-cell table:style-name="ce4" table:formula="of:=[.A631]+[.B631]" office:value-type="date" office:date-value="2022-08-30T18:49:00" calcext:value-type="date">
            <text:p>30-Aug-22</text:p>
          </table:table-cell>
          <table:table-cell table:style-name="ce4" table:formula="of:=[.A632]+[.B632]" office:value-type="date" office:date-value="2022-09-06T19:52:00" calcext:value-type="date">
            <text:p>06-Sep-22</text:p>
          </table:table-cell>
          <table:table-cell table:style-name="ce10" table:formula="of:=[.C631]" office:value-type="float" office:value="215.35" calcext:value-type="float">
            <text:p>215,4</text:p>
          </table:table-cell>
          <table:table-cell table:style-name="ce10" table:formula="of:=[.C632]" office:value-type="float" office:value="95.01" calcext:value-type="float">
            <text:p>95,0</text:p>
          </table:table-cell>
          <table:table-cell table:style-name="ce4" office:value-type="date" office:date-value="2022-09-01" calcext:value-type="date">
            <text:p>01-Sep-22</text:p>
          </table:table-cell>
          <table:table-cell table:style-name="ce19" table:formula="of:=[.J631]*(([.I631]-[.H631])/([.G631]-[.F631]))+([.I631]-(([.I631]-[.H631])/([.G631]-[.F631]))*[.G631])" office:value-type="float" office:value="194.575540766935" calcext:value-type="float">
            <text:p>195</text:p>
          </table:table-cell>
          <table:table-cell table:style-name="ce19" table:formula="of:=[.H631]-[.K631]" office:value-type="float" office:value="20.774459233065" calcext:value-type="float">
            <text:p>21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,01</text:p>
          </table:table-cell>
          <table:table-cell table:style-name="Default"/>
          <table:table-cell table:number-columns-repeated="7"/>
          <table:table-cell table:style-name="ce10" table:formula="of:=[.K631]-[.C632]" office:value-type="float" office:value="99.565540766935" calcext:value-type="float">
            <text:p>99,6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,68</text:p>
          </table:table-cell>
          <table:table-cell table:style-name="Default" table:formula="of:=[.C633]-[.C632]" office:value-type="float" office:value="191.67" calcext:value-type="float">
            <text:p>191,67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,33</text:p>
          </table:table-cell>
          <table:table-cell table:style-name="Default"/>
          <table:table-cell table:number-columns-repeated="7"/>
          <table:table-cell table:style-name="ce10" table:formula="of:=[.C633]-[.C634]" office:value-type="float" office:value="86.35" calcext:value-type="float">
            <text:p>86,4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,43</text:p>
          </table:table-cell>
          <table:table-cell table:style-name="Default" table:formula="of:=[.C635]-[.C634]"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,95</text:p>
          </table:table-cell>
          <table:table-cell table:style-name="Default"/>
          <table:table-cell table:number-columns-repeated="7"/>
          <table:table-cell table:style-name="ce10" table:formula="of:=[.C635]-[.C636]" office:value-type="float" office:value="242.48" calcext:value-type="float">
            <text:p>242,5</text:p>
          </table:table-cell>
          <table:table-cell table:number-columns-repeated="57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,91</text:p>
          </table:table-cell>
          <table:table-cell table:style-name="Default" table:formula="of:=[.C637]-[.C636]" office:value-type="float" office:value="164.96" calcext:value-type="float">
            <text:p>164,96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,9</text:p>
          </table:table-cell>
          <table:table-cell table:style-name="Default"/>
          <table:table-cell table:number-columns-repeated="7"/>
          <table:table-cell table:style-name="ce10" table:formula="of:=[.C637]-[.C638]" office:value-type="float" office:value="196.01" calcext:value-type="float">
            <text:p>196,0</text:p>
          </table:table-cell>
          <table:table-cell table:number-columns-repeated="57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,1</text:p>
          </table:table-cell>
          <table:table-cell table:style-name="Default" table:formula="of:=[.C639]-[.C638]" office:value-type="float" office:value="159.2" calcext:value-type="float">
            <text:p>159,2</text:p>
          </table:table-cell>
          <table:table-cell/>
          <table:table-cell table:style-name="ce4" table:formula="of:=[.A639]+[.B639]" office:value-type="date" office:date-value="2022-09-28T18:20:00" calcext:value-type="date">
            <text:p>28-Sep-22</text:p>
          </table:table-cell>
          <table:table-cell table:style-name="ce4" table:formula="of:=[.A640]+[.B640]" office:value-type="date" office:date-value="2022-10-09T17:06:00" calcext:value-type="date">
            <text:p>09-Okt-22</text:p>
          </table:table-cell>
          <table:table-cell table:style-name="ce10" table:formula="of:=[.C639]" office:value-type="float" office:value="263.1" calcext:value-type="float">
            <text:p>263,1</text:p>
          </table:table-cell>
          <table:table-cell table:style-name="ce10" table:formula="of:=[.C640]" office:value-type="float" office:value="106.23" calcext:value-type="float">
            <text:p>106,2</text:p>
          </table:table-cell>
          <table:table-cell table:style-name="ce4" office:value-type="date" office:date-value="2022-10-01" calcext:value-type="date">
            <text:p>01-Okt-22</text:p>
          </table:table-cell>
          <table:table-cell table:style-name="ce19" table:formula="of:=[.J639]*(([.I639]-[.H639])/([.G639]-[.F639]))+([.I639]-(([.I639]-[.H639])/([.G639]-[.F639]))*[.G639])" office:value-type="float" office:value="231.061347202864" calcext:value-type="float">
            <text:p>231</text:p>
          </table:table-cell>
          <table:table-cell table:style-name="ce19" table:formula="of:=[.H639]-[.K639]" office:value-type="float" office:value="32.038652797136" calcext:value-type="float">
            <text:p>32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,23</text:p>
          </table:table-cell>
          <table:table-cell table:style-name="Default"/>
          <table:table-cell table:number-columns-repeated="7"/>
          <table:table-cell table:style-name="ce10" table:formula="of:=[.K639]-[.C640]" office:value-type="float" office:value="124.831347202864" calcext:value-type="float">
            <text:p>124,8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,93</text:p>
          </table:table-cell>
          <table:table-cell table:style-name="Default" table:formula="of:=[.C641]-[.C640]"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,83</text:p>
          </table:table-cell>
          <table:table-cell table:style-name="Default"/>
          <table:table-cell table:number-columns-repeated="7"/>
          <table:table-cell table:style-name="ce10" table:formula="of:=[.C641]-[.C642]" office:value-type="float" office:value="151.1" calcext:value-type="float">
            <text:p>151,1</text:p>
          </table:table-cell>
          <table:table-cell table:number-columns-repeated="57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,89</text:p>
          </table:table-cell>
          <table:table-cell table:style-name="Default" table:formula="of:=[.C643]-[.C642]" office:value-type="float" office:value="177.06" calcext:value-type="float">
            <text:p>177,06</text:p>
          </table:table-cell>
          <table:table-cell table:number-columns-repeated="65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,02</text:p>
          </table:table-cell>
          <table:table-cell table:style-name="Default"/>
          <table:table-cell table:number-columns-repeated="7"/>
          <table:table-cell table:style-name="ce10" table:formula="of:=[.C643]-[.C644]" office:value-type="float" office:value="182.87" calcext:value-type="float">
            <text:p>182,9</text:p>
          </table:table-cell>
          <table:table-cell table:number-columns-repeated="57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,01</text:p>
          </table:table-cell>
          <table:table-cell table:style-name="Default" table:formula="of:=[.C645]-[.C644]" office:value-type="float" office:value="164.99" calcext:value-type="float">
            <text:p>164,99</text:p>
          </table:table-cell>
          <table:table-cell/>
          <table:table-cell table:style-name="ce4" table:formula="of:=[.A645]+[.B645]" office:value-type="date" office:date-value="2022-10-25T06:31:00" calcext:value-type="date">
            <text:p>25-Okt-22</text:p>
          </table:table-cell>
          <table:table-cell table:style-name="ce4" table:formula="of:=[.A646]+[.B646]" office:value-type="date" office:date-value="2022-11-04T20:27:00" calcext:value-type="date">
            <text:p>04-Nov-22</text:p>
          </table:table-cell>
          <table:table-cell table:style-name="ce10" table:formula="of:=[.C645]" office:value-type="float" office:value="306.01" calcext:value-type="float">
            <text:p>306,0</text:p>
          </table:table-cell>
          <table:table-cell table:style-name="ce10" table:formula="of:=[.C646]" office:value-type="float" office:value="87.95" calcext:value-type="float">
            <text:p>88,0</text:p>
          </table:table-cell>
          <table:table-cell table:style-name="ce4" office:value-type="date" office:date-value="2022-11-01" calcext:value-type="date">
            <text:p>01-Nov-22</text:p>
          </table:table-cell>
          <table:table-cell table:style-name="ce19" table:formula="of:=[.J645]*(([.I645]-[.H645])/([.G645]-[.F645]))+([.I645]-(([.I645]-[.H645])/([.G645]-[.F645]))*[.G645])" office:value-type="float" office:value="167.339526122203" calcext:value-type="float">
            <text:p>167</text:p>
          </table:table-cell>
          <table:table-cell table:style-name="ce19" table:formula="of:=[.H645]-[.K645]" office:value-type="float" office:value="138.670473877797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,95</text:p>
          </table:table-cell>
          <table:table-cell table:style-name="Default"/>
          <table:table-cell table:number-columns-repeated="7"/>
          <table:table-cell table:style-name="ce10" table:formula="of:=[.K645]-[.C646]" office:value-type="float" office:value="79.389526122203" calcext:value-type="float">
            <text:p>79,4</text:p>
          </table:table-cell>
          <table:table-cell table:number-columns-repeated="57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,64</text:p>
          </table:table-cell>
          <table:table-cell table:style-name="Default" table:formula="of:=[.C647]-[.C646]" office:value-type="float" office:value="191.69" calcext:value-type="float">
            <text:p>191,69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,05</text:p>
          </table:table-cell>
          <table:table-cell table:style-name="Default"/>
          <table:table-cell table:number-columns-repeated="7"/>
          <table:table-cell table:style-name="ce10" table:formula="of:=[.C647]-[.C648]" office:value-type="float" office:value="174.59" calcext:value-type="float">
            <text:p>174,6</text:p>
          </table:table-cell>
          <table:table-cell table:number-columns-repeated="57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,14</text:p>
          </table:table-cell>
          <table:table-cell table:style-name="Default" table:formula="of:=[.C649]-[.C648]" office:value-type="float" office:value="177.09" calcext:value-type="float">
            <text:p>177,09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,22</text:p>
          </table:table-cell>
          <table:table-cell table:style-name="Default"/>
          <table:table-cell table:number-columns-repeated="7"/>
          <table:table-cell table:style-name="ce10" table:formula="of:=[.C649]-[.C650]" office:value-type="float" office:value="237.92" calcext:value-type="float">
            <text:p>237,9</text:p>
          </table:table-cell>
          <table:table-cell table:number-columns-repeated="57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,21</text:p>
          </table:table-cell>
          <table:table-cell table:style-name="Default" table:formula="of:=[.C651]-[.C650]" office:value-type="float" office:value="164.99" calcext:value-type="float">
            <text:p>164,99</text:p>
          </table:table-cell>
          <table:table-cell/>
          <table:table-cell table:style-name="ce4" table:formula="of:=[.A651]+[.B651]" office:value-type="date" office:date-value="2022-11-26T09:41:00" calcext:value-type="date">
            <text:p>26-Nov-22</text:p>
          </table:table-cell>
          <table:table-cell table:style-name="ce4" table:formula="of:=[.A652]+[.B652]" office:value-type="date" office:date-value="2022-12-03T18:25:00" calcext:value-type="date">
            <text:p>03-Des-22</text:p>
          </table:table-cell>
          <table:table-cell table:style-name="ce10" table:formula="of:=[.C651]" office:value-type="float" office:value="209.21" calcext:value-type="float">
            <text:p>209,2</text:p>
          </table:table-cell>
          <table:table-cell table:style-name="ce10" table:formula="of:=[.C652]" office:value-type="float" office:value="113.58" calcext:value-type="float">
            <text:p>113,6</text:p>
          </table:table-cell>
          <table:table-cell table:style-name="ce4" office:value-type="date" office:date-value="2022-12-01" calcext:value-type="date">
            <text:p>01-Des-22</text:p>
          </table:table-cell>
          <table:table-cell table:style-name="ce19" table:formula="of:=[.J651]*(([.I651]-[.H651])/([.G651]-[.F651]))+([.I651]-(([.I651]-[.H651])/([.G651]-[.F651]))*[.G651])" office:value-type="float" office:value="149.517905507353" calcext:value-type="float">
            <text:p>150</text:p>
          </table:table-cell>
          <table:table-cell table:style-name="ce19" table:formula="of:=[.H651]-[.K651]" office:value-type="float" office:value="59.6920944926469" calcext:value-type="float">
            <text:p>60</text:p>
          </table:table-cell>
          <table:table-cell table:number-columns-repeated="57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,58</text:p>
          </table:table-cell>
          <table:table-cell table:number-columns-repeated="8"/>
          <table:table-cell table:style-name="ce10" table:formula="of:=[.K651]-[.C652]" office:value-type="float" office:value="35.9379055073531" calcext:value-type="float">
            <text:p>35,9</text:p>
          </table:table-cell>
          <table:table-cell table:number-columns-repeated="57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,28</text:p>
          </table:table-cell>
          <table:table-cell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12-10" calcext:value-type="date">
            <text:p>10-Des-22</text:p>
          </table:table-cell>
          <table:table-cell office:value-type="time" office:time-value="PT05H53M00S" calcext:value-type="time">
            <text:p>05:53</text:p>
          </table:table-cell>
          <table:table-cell office:value-type="float" office:value="193.27" calcext:value-type="float">
            <text:p>193,27</text:p>
          </table:table-cell>
          <table:table-cell table:number-columns-repeated="8"/>
          <table:table-cell table:style-name="ce10" table:formula="of:=[.C653]-[.C654]" office:value-type="float" office:value="112.01" calcext:value-type="float">
            <text:p>112,0</text:p>
          </table:table-cell>
          <table:table-cell table:number-columns-repeated="57"/>
        </table:table-row>
        <table:table-row table:style-name="ro2">
          <table:table-cell office:value-type="date" office:date-value="2022-12-10" calcext:value-type="date">
            <text:p>10-Des-22</text:p>
          </table:table-cell>
          <table:table-cell office:value-type="time" office:time-value="PT05H53M00S" calcext:value-type="time">
            <text:p>05:53</text:p>
          </table:table-cell>
          <table:table-cell office:value-type="float" office:value="370.36" calcext:value-type="float">
            <text:p>370,36</text:p>
          </table:table-cell>
          <table:table-cell office:value-type="float" office:value="177.09" calcext:value-type="float">
            <text:p>177,1</text:p>
          </table:table-cell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2-12-18" calcext:value-type="date">
            <text:p>18-Des-22</text:p>
          </table:table-cell>
          <table:table-cell office:value-type="time" office:time-value="PT21H12M00S" calcext:value-type="time">
            <text:p>21:12</text:p>
          </table:table-cell>
          <table:table-cell office:value-type="float" office:value="349.76" calcext:value-type="float">
            <text:p>349,76</text:p>
          </table:table-cell>
          <table:table-cell table:number-columns-repeated="8"/>
          <table:table-cell table:style-name="ce10" table:formula="of:=[.C655]-[.C656]" office:value-type="float" office:value="20.6" calcext:value-type="float">
            <text:p>20,6</text:p>
          </table:table-cell>
          <table:table-cell table:number-columns-repeated="57"/>
        </table:table-row>
        <table:table-row table:style-name="ro2">
          <table:table-cell office:value-type="date" office:date-value="2022-12-23" calcext:value-type="date">
            <text:p>23-Des-22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297.32" calcext:value-type="float">
            <text:p>297,32</text:p>
          </table:table-cell>
          <table:table-cell table:number-columns-repeated="66"/>
        </table:table-row>
        <table:table-row table:style-name="ro2">
          <table:table-cell office:value-type="date" office:date-value="2022-12-27" calcext:value-type="date">
            <text:p>27-Des-22</text:p>
          </table:table-cell>
          <table:table-cell office:value-type="time" office:time-value="PT15H24M00S" calcext:value-type="time">
            <text:p>15:24</text:p>
          </table:table-cell>
          <table:table-cell office:value-type="float" office:value="289.09" calcext:value-type="float">
            <text:p>289,09</text:p>
          </table:table-cell>
          <table:table-cell table:number-columns-repeated="2"/>
          <table:table-cell table:style-name="ce4" table:formula="of:=[.A658]+[.B658]" office:value-type="date" office:date-value="2022-12-27T15:24:00" calcext:value-type="date">
            <text:p>27-Des-22</text:p>
          </table:table-cell>
          <table:table-cell table:style-name="ce4" table:formula="of:=[.A659]+[.B659]" office:value-type="date" office:date-value="2023-01-07T13:32:00" calcext:value-type="date">
            <text:p>07-Jan-23</text:p>
          </table:table-cell>
          <table:table-cell table:style-name="ce10" table:formula="of:=[.C658]" office:value-type="float" office:value="289.09" calcext:value-type="float">
            <text:p>289,1</text:p>
          </table:table-cell>
          <table:table-cell table:style-name="ce10" table:formula="of:=[.C659]" office:value-type="float" office:value="113.25" calcext:value-type="float">
            <text:p>113,3</text:p>
          </table:table-cell>
          <table:table-cell table:style-name="ce4" office:value-type="date" office:date-value="2023-01-01" calcext:value-type="date">
            <text:p>01-Jan-23</text:p>
          </table:table-cell>
          <table:table-cell table:style-name="ce19" table:formula="of:=[.J658]*(([.I658]-[.H658])/([.G658]-[.F658]))+([.I658]-(([.I658]-[.H658])/([.G658]-[.F658]))*[.G658])" office:value-type="float" office:value="218.923936927808" calcext:value-type="float">
            <text:p>219</text:p>
          </table:table-cell>
          <table:table-cell table:style-name="ce19" table:formula="of:=[.H658]-[.K658]" office:value-type="float" office:value="70.1660630721925" calcext:value-type="float">
            <text:p>70</text:p>
          </table:table-cell>
          <table:table-cell table:number-columns-repeated="57"/>
        </table:table-row>
        <table:table-row table:style-name="ro2">
          <table:table-cell office:value-type="date" office:date-value="2023-01-07" calcext:value-type="date">
            <text:p>07-Jan-23</text:p>
          </table:table-cell>
          <table:table-cell office:value-type="time" office:time-value="PT13H32M00S" calcext:value-type="time">
            <text:p>13:32</text:p>
          </table:table-cell>
          <table:table-cell office:value-type="float" office:value="113.25" calcext:value-type="float">
            <text:p>113,25</text:p>
          </table:table-cell>
          <table:table-cell table:number-columns-repeated="66"/>
        </table:table-row>
        <table:table-row table:style-name="ro2">
          <table:table-cell office:value-type="date" office:date-value="2023-01-07" calcext:value-type="date">
            <text:p>07-Jan-23</text:p>
          </table:table-cell>
          <table:table-cell office:value-type="time" office:time-value="PT13H32M00S" calcext:value-type="time">
            <text:p>13:32</text:p>
          </table:table-cell>
          <table:table-cell office:value-type="float" office:value="304.95" calcext:value-type="float">
            <text:p>304,95</text:p>
          </table:table-cell>
          <table:table-cell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1-18" calcext:value-type="date">
            <text:p>18-Jan-23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32.82" calcext:value-type="float">
            <text:p>132,82</text:p>
          </table:table-cell>
          <table:table-cell table:number-columns-repeated="8"/>
          <table:table-cell table:style-name="ce10" table:formula="of:=[.C660]-[.C661]" office:value-type="float" office:value="172.13" calcext:value-type="float">
            <text:p>172,1</text:p>
          </table:table-cell>
          <table:table-cell table:number-columns-repeated="57"/>
        </table:table-row>
        <table:table-row table:style-name="ro2">
          <table:table-cell office:value-type="date" office:date-value="2023-01-18" calcext:value-type="date">
            <text:p>18-Jan-23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309.92" calcext:value-type="float">
            <text:p>309,92</text:p>
          </table:table-cell>
          <table:table-cell office:value-type="float" office:value="177.1" calcext:value-type="float">
            <text:p>177,1</text:p>
          </table:table-cell>
          <table:table-cell/>
          <table:table-cell table:style-name="ce4" table:formula="of:=[.A662]+[.B662]" office:value-type="date" office:date-value="2023-01-18T19:19:00" calcext:value-type="date">
            <text:p>18-Jan-23</text:p>
          </table:table-cell>
          <table:table-cell table:style-name="ce4" table:formula="of:=[.A663]+[.B663]" office:value-type="date" office:date-value="2023-02-03T06:34:00" calcext:value-type="date">
            <text:p>03-Feb-23</text:p>
          </table:table-cell>
          <table:table-cell table:style-name="ce10" table:formula="of:=[.C662]" office:value-type="float" office:value="309.92" calcext:value-type="float">
            <text:p>309,9</text:p>
          </table:table-cell>
          <table:table-cell table:style-name="ce10" table:formula="of:=[.C663]" office:value-type="float" office:value="52.85" calcext:value-type="float">
            <text:p>52,9</text:p>
          </table:table-cell>
          <table:table-cell table:style-name="ce4" office:value-type="date" office:date-value="2023-02-01" calcext:value-type="date">
            <text:p>01-Feb-23</text:p>
          </table:table-cell>
          <table:table-cell table:style-name="ce19" table:formula="of:=[.J662]*(([.I662]-[.H662])/([.G662]-[.F662]))+([.I662]-(([.I662]-[.H662])/([.G662]-[.F662]))*[.G662])" office:value-type="float" office:value="90.6343851850834" calcext:value-type="float">
            <text:p>91</text:p>
          </table:table-cell>
          <table:table-cell table:style-name="ce19" table:formula="of:=[.H662]-[.K662]" office:value-type="float" office:value="219.285614814917" calcext:value-type="float">
            <text:p>219</text:p>
          </table:table-cell>
          <table:table-cell table:number-columns-repeated="57"/>
        </table:table-row>
        <table:table-row table:style-name="ro2">
          <table:table-cell office:value-type="date" office:date-value="2023-02-03" calcext:value-type="date">
            <text:p>03-Feb-23</text:p>
          </table:table-cell>
          <table:table-cell office:value-type="time" office:time-value="PT06H34M00S" calcext:value-type="time">
            <text:p>06:34</text:p>
          </table:table-cell>
          <table:table-cell office:value-type="float" office:value="52.85" calcext:value-type="float">
            <text:p>52,85</text:p>
          </table:table-cell>
          <table:table-cell table:number-columns-repeated="66"/>
        </table:table-row>
        <table:table-row table:style-name="ro2">
          <table:table-cell office:value-type="date" office:date-value="2023-02-03" calcext:value-type="date">
            <text:p>03-Feb-23</text:p>
          </table:table-cell>
          <table:table-cell office:value-type="time" office:time-value="PT06H34M00S" calcext:value-type="time">
            <text:p>06:34</text:p>
          </table:table-cell>
          <table:table-cell office:value-type="float" office:value="244.54" calcext:value-type="float">
            <text:p>244,54</text:p>
          </table:table-cell>
          <table:table-cell office:value-type="float" office:value="191.69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2-13" calcext:value-type="date">
            <text:p>13-Feb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117.73" calcext:value-type="float">
            <text:p>117,73</text:p>
          </table:table-cell>
          <table:table-cell table:number-columns-repeated="8"/>
          <table:table-cell table:style-name="ce10" table:formula="of:=[.C664]-[.C665]" office:value-type="float" office:value="126.81" calcext:value-type="float">
            <text:p>126,8</text:p>
          </table:table-cell>
          <table:table-cell table:number-columns-repeated="57"/>
        </table:table-row>
        <table:table-row table:style-name="ro2">
          <table:table-cell office:value-type="date" office:date-value="2023-02-13" calcext:value-type="date">
            <text:p>13-Feb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294.77" calcext:value-type="float">
            <text:p>294,77</text:p>
          </table:table-cell>
          <table:table-cell office:value-type="float" office:value="177.04" calcext:value-type="float">
            <text:p>177,0</text:p>
          </table:table-cell>
          <table:table-cell table:number-columns-repeated="65"/>
        </table:table-row>
        <table:table-row table:style-name="ro2">
          <table:table-cell office:value-type="date" office:date-value="2023-02-20" calcext:value-type="date">
            <text:p>20-Feb-23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57.11" calcext:value-type="float">
            <text:p>57,11</text:p>
          </table:table-cell>
          <table:table-cell table:number-columns-repeated="8"/>
          <table:table-cell table:style-name="ce10" table:formula="of:=[.C666]-[.C667]" office:value-type="float" office:value="237.66" calcext:value-type="float">
            <text:p>237,7</text:p>
          </table:table-cell>
          <table:table-cell table:number-columns-repeated="57"/>
        </table:table-row>
        <table:table-row table:style-name="ro2">
          <table:table-cell office:value-type="date" office:date-value="2023-02-20" calcext:value-type="date">
            <text:p>20-Feb-23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222.1" calcext:value-type="float">
            <text:p>222,1</text:p>
          </table:table-cell>
          <table:table-cell office:value-type="float" office:value="164.99" calcext:value-type="float">
            <text:p>165,0</text:p>
          </table:table-cell>
          <table:table-cell table:number-columns-repeated="65"/>
        </table:table-row>
        <table:table-row table:style-name="ro2">
          <table:table-cell office:value-type="date" office:date-value="2023-02-26" calcext:value-type="date">
            <text:p>26-Feb-23</text:p>
          </table:table-cell>
          <table:table-cell office:value-type="time" office:time-value="PT20H13M00S" calcext:value-type="time">
            <text:p>20:13</text:p>
          </table:table-cell>
          <table:table-cell office:value-type="float" office:value="118.5" calcext:value-type="float">
            <text:p>118,5</text:p>
          </table:table-cell>
          <table:table-cell table:number-columns-repeated="8"/>
          <table:table-cell table:style-name="ce10" table:formula="of:=[.C668]-[.C669]" office:value-type="float" office:value="103.6" calcext:value-type="float">
            <text:p>103,6</text:p>
          </table:table-cell>
          <table:table-cell table:number-columns-repeated="57"/>
        </table:table-row>
        <table:table-row table:style-name="ro2">
          <table:table-cell office:value-type="date" office:date-value="2023-02-26" calcext:value-type="date">
            <text:p>26-Feb-23</text:p>
          </table:table-cell>
          <table:table-cell office:value-type="time" office:time-value="PT20H13M00S" calcext:value-type="time">
            <text:p>20:13</text:p>
          </table:table-cell>
          <table:table-cell office:value-type="float" office:value="277.7" calcext:value-type="float">
            <text:p>277,7</text:p>
          </table:table-cell>
          <table:table-cell office:value-type="float" office:value="159.2" calcext:value-type="float">
            <text:p>159,2</text:p>
          </table:table-cell>
          <table:table-cell/>
          <table:table-cell table:style-name="ce4" table:formula="of:=[.A670]+[.B670]" office:value-type="date" office:date-value="2023-02-26T20:13:00" calcext:value-type="date">
            <text:p>26-Feb-23</text:p>
          </table:table-cell>
          <table:table-cell table:style-name="ce4" table:formula="of:=[.A671]+[.B671]" office:value-type="date" office:date-value="2023-03-07T20:33:00" calcext:value-type="date">
            <text:p>07-Mrt-23</text:p>
          </table:table-cell>
          <table:table-cell table:style-name="ce10" table:formula="of:=[.C670]" office:value-type="float" office:value="277.7" calcext:value-type="float">
            <text:p>277,7</text:p>
          </table:table-cell>
          <table:table-cell table:style-name="ce10" table:formula="of:=[.C671]" office:value-type="float" office:value="133.27" calcext:value-type="float">
            <text:p>133,3</text:p>
          </table:table-cell>
          <table:table-cell table:style-name="ce4" office:value-type="date" office:date-value="2023-03-01" calcext:value-type="date">
            <text:p>01-Mrt-23</text:p>
          </table:table-cell>
          <table:table-cell table:style-name="ce19" table:formula="of:=[.J670]*(([.I670]-[.H670])/([.G670]-[.F670]))+([.I670]-(([.I670]-[.H670])/([.G670]-[.F670]))*[.G670])" office:value-type="float" office:value="243.128042372875" calcext:value-type="float">
            <text:p>243</text:p>
          </table:table-cell>
          <table:table-cell table:style-name="ce19" table:formula="of:=[.H670]-[.K670]" office:value-type="float" office:value="34.5719576271251" calcext:value-type="float">
            <text:p>35</text:p>
          </table:table-cell>
          <table:table-cell table:number-columns-repeated="57"/>
        </table:table-row>
        <table:table-row table:style-name="ro2">
          <table:table-cell office:value-type="date" office:date-value="2023-03-07" calcext:value-type="date">
            <text:p>07-Mrt-23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133.27" calcext:value-type="float">
            <text:p>133,27</text:p>
          </table:table-cell>
          <table:table-cell table:number-columns-repeated="66"/>
        </table:table-row>
        <table:table-row table:style-name="ro2">
          <table:table-cell office:value-type="date" office:date-value="2023-03-07" calcext:value-type="date">
            <text:p>07-Mrt-23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324.92" calcext:value-type="float">
            <text:p>324,92</text:p>
          </table:table-cell>
          <table:table-cell office:value-type="float" office:value="191.65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3-20" calcext:value-type="date">
            <text:p>20-Mrt-23</text:p>
          </table:table-cell>
          <table:table-cell office:value-type="time" office:time-value="PT21H04M00S" calcext:value-type="time">
            <text:p>21:04</text:p>
          </table:table-cell>
          <table:table-cell office:value-type="float" office:value="120.2" calcext:value-type="float">
            <text:p>120,2</text:p>
          </table:table-cell>
          <table:table-cell table:number-columns-repeated="8"/>
          <table:table-cell table:style-name="ce10" table:formula="of:=[.C672]-[.C673]" office:value-type="float" office:value="204.72" calcext:value-type="float">
            <text:p>204,7</text:p>
          </table:table-cell>
          <table:table-cell table:number-columns-repeated="57"/>
        </table:table-row>
        <table:table-row table:style-name="ro2">
          <table:table-cell office:value-type="date" office:date-value="2023-03-20" calcext:value-type="date">
            <text:p>20-Mrt-23</text:p>
          </table:table-cell>
          <table:table-cell office:value-type="time" office:time-value="PT21H04M00S" calcext:value-type="time">
            <text:p>21:04</text:p>
          </table:table-cell>
          <table:table-cell office:value-type="float" office:value="297.3" calcext:value-type="float">
            <text:p>297,3</text:p>
          </table:table-cell>
          <table:table-cell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3-03-29" calcext:value-type="date">
            <text:p>29-Mrt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115.98" calcext:value-type="float">
            <text:p>115,98</text:p>
          </table:table-cell>
          <table:table-cell table:number-columns-repeated="8"/>
          <table:table-cell table:style-name="ce10" table:formula="of:=[.C674]-[.C675]" office:value-type="float" office:value="181.32" calcext:value-type="float">
            <text:p>181,3</text:p>
          </table:table-cell>
          <table:table-cell table:number-columns-repeated="57"/>
        </table:table-row>
        <table:table-row table:style-name="ro2">
          <table:table-cell office:value-type="date" office:date-value="2023-03-29" calcext:value-type="date">
            <text:p>29-Mrt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80.97" calcext:value-type="float">
            <text:p>280,97</text:p>
          </table:table-cell>
          <table:table-cell office:value-type="float" office:value="164.99" calcext:value-type="float">
            <text:p>165,0</text:p>
          </table:table-cell>
          <table:table-cell/>
          <table:table-cell table:style-name="ce4" table:formula="of:=[.A676]+[.B676]" office:value-type="date" office:date-value="2023-03-29T06:56:00" calcext:value-type="date">
            <text:p>29-Mrt-23</text:p>
          </table:table-cell>
          <table:table-cell table:style-name="ce4" table:formula="of:=[.A677]+[.B677]" office:value-type="date" office:date-value="2023-04-07T10:26:00" calcext:value-type="date">
            <text:p>07-Apr-23</text:p>
          </table:table-cell>
          <table:table-cell table:style-name="ce10" table:formula="of:=[.C676]" office:value-type="float" office:value="280.97" calcext:value-type="float">
            <text:p>281,0</text:p>
          </table:table-cell>
          <table:table-cell table:style-name="ce10" table:formula="of:=[.C677]" office:value-type="float" office:value="138.12" calcext:value-type="float">
            <text:p>138,1</text:p>
          </table:table-cell>
          <table:table-cell table:style-name="ce4" office:value-type="date" office:date-value="2023-04-01" calcext:value-type="date">
            <text:p>01-Apr-23</text:p>
          </table:table-cell>
          <table:table-cell table:style-name="ce19" table:formula="of:=[.J676]*(([.I676]-[.H676])/([.G676]-[.F676]))+([.I676]-(([.I676]-[.H676])/([.G676]-[.F676]))*[.G676])" office:value-type="float" office:value="238.624791192124" calcext:value-type="float">
            <text:p>239</text:p>
          </table:table-cell>
          <table:table-cell table:style-name="ce19" table:formula="of:=[.H676]-[.K676]" office:value-type="float" office:value="42.3452088078764" calcext:value-type="float">
            <text:p>42</text:p>
          </table:table-cell>
          <table:table-cell table:number-columns-repeated="57"/>
        </table:table-row>
        <table:table-row table:style-name="ro2">
          <table:table-cell office:value-type="date" office:date-value="2023-04-07" calcext:value-type="date">
            <text:p>07-Apr-23</text:p>
          </table:table-cell>
          <table:table-cell office:value-type="time" office:time-value="PT10H26M00S" calcext:value-type="time">
            <text:p>10:26</text:p>
          </table:table-cell>
          <table:table-cell office:value-type="float" office:value="138.12" calcext:value-type="float">
            <text:p>138,12</text:p>
          </table:table-cell>
          <table:table-cell table:number-columns-repeated="66"/>
        </table:table-row>
        <table:table-row table:style-name="ro2">
          <table:table-cell office:value-type="date" office:date-value="2023-04-07" calcext:value-type="date">
            <text:p>07-Apr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329.82" calcext:value-type="float">
            <text:p>329,82</text:p>
          </table:table-cell>
          <table:table-cell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4-18" calcext:value-type="date">
            <text:p>18-Apr-23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57.45" calcext:value-type="float">
            <text:p>157,45</text:p>
          </table:table-cell>
          <table:table-cell table:number-columns-repeated="8"/>
          <table:table-cell table:style-name="ce10" table:formula="of:=[.C678]-[.C679]" office:value-type="float" office:value="172.37" calcext:value-type="float">
            <text:p>172,4</text:p>
          </table:table-cell>
          <table:table-cell table:number-columns-repeated="57"/>
        </table:table-row>
        <table:table-row table:style-name="ro2">
          <table:table-cell office:value-type="date" office:date-value="2023-04-18" calcext:value-type="date">
            <text:p>18-Apr-23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334.55" calcext:value-type="float">
            <text:p>334,55</text:p>
          </table:table-cell>
          <table:table-cell office:value-type="float" office:value="177.1" calcext:value-type="float">
            <text:p>177,1</text:p>
          </table:table-cell>
          <table:table-cell/>
          <table:table-cell table:style-name="ce4" table:formula="of:=[.A680]+[.B680]" office:value-type="date" office:date-value="2023-04-18T19:18:00" calcext:value-type="date">
            <text:p>18-Apr-23</text:p>
          </table:table-cell>
          <table:table-cell table:style-name="ce4" table:formula="of:=[.A681]+[.B681]" office:value-type="date" office:date-value="2023-05-01T06:56:00" calcext:value-type="date">
            <text:p>01-Mei-23</text:p>
          </table:table-cell>
          <table:table-cell table:style-name="ce10" table:formula="of:=[.C680]" office:value-type="float" office:value="334.55" calcext:value-type="float">
            <text:p>334,6</text:p>
          </table:table-cell>
          <table:table-cell table:style-name="ce10" table:formula="of:=[.C681]" office:value-type="float" office:value="137.46" calcext:value-type="float">
            <text:p>137,5</text:p>
          </table:table-cell>
          <table:table-cell table:style-name="ce4" office:value-type="date" office:date-value="2023-05-01" calcext:value-type="date">
            <text:p>01-Mei-23</text:p>
          </table:table-cell>
          <table:table-cell table:style-name="ce19" table:formula="of:=[.J680]*(([.I680]-[.H680])/([.G680]-[.F680]))+([.I680]-(([.I680]-[.H680])/([.G680]-[.F680]))*[.G680])" office:value-type="float" office:value="142.020542885759" calcext:value-type="float">
            <text:p>142</text:p>
          </table:table-cell>
          <table:table-cell table:style-name="ce19" table:formula="of:=[.H680]-[.K680]" office:value-type="float" office:value="192.529457114241" calcext:value-type="float">
            <text:p>193</text:p>
          </table:table-cell>
          <table:table-cell table:number-columns-repeated="57"/>
        </table:table-row>
        <table:table-row table:style-name="ro2">
          <table:table-cell office:value-type="date" office:date-value="2023-05-01" calcext:value-type="date">
            <text:p>01-Mei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137.46" calcext:value-type="float">
            <text:p>137,46</text:p>
          </table:table-cell>
          <table:table-cell table:number-columns-repeated="66"/>
        </table:table-row>
        <table:table-row table:style-name="ro2">
          <table:table-cell office:value-type="date" office:date-value="2023-05-01" calcext:value-type="date">
            <text:p>01-Mei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329.15" calcext:value-type="float">
            <text:p>329,15</text:p>
          </table:table-cell>
          <table:table-cell office:value-type="float" office:value="191.69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5-08" calcext:value-type="date">
            <text:p>08-Mei-23</text:p>
          </table:table-cell>
          <table:table-cell office:value-type="time" office:time-value="PT17H48M00S" calcext:value-type="time">
            <text:p>17:48</text:p>
          </table:table-cell>
          <table:table-cell office:value-type="float" office:value="182.14" calcext:value-type="float">
            <text:p>182,14</text:p>
          </table:table-cell>
          <table:table-cell table:number-columns-repeated="8"/>
          <table:table-cell table:style-name="ce10" table:formula="of:=[.C682]-[.C683]" office:value-type="float" office:value="147.01" calcext:value-type="float">
            <text:p>147,0</text:p>
          </table:table-cell>
          <table:table-cell table:number-columns-repeated="57"/>
        </table:table-row>
        <table:table-row table:style-name="ro2">
          <table:table-cell office:value-type="date" office:date-value="2023-05-08" calcext:value-type="date">
            <text:p>08-Mei-23</text:p>
          </table:table-cell>
          <table:table-cell office:value-type="time" office:time-value="PT17H48M00S" calcext:value-type="time">
            <text:p>17:48</text:p>
          </table:table-cell>
          <table:table-cell office:value-type="float" office:value="359.24" calcext:value-type="float">
            <text:p>359,24</text:p>
          </table:table-cell>
          <table:table-cell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3-05-17" calcext:value-type="date">
            <text:p>17-Mei-23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124.37" calcext:value-type="float">
            <text:p>124,37</text:p>
          </table:table-cell>
          <table:table-cell table:number-columns-repeated="8"/>
          <table:table-cell table:style-name="ce10" table:formula="of:=[.C684]-[.C685]" office:value-type="float" office:value="234.87" calcext:value-type="float">
            <text:p>234,9</text:p>
          </table:table-cell>
          <table:table-cell table:number-columns-repeated="57"/>
        </table:table-row>
        <table:table-row table:style-name="ro2">
          <table:table-cell office:value-type="date" office:date-value="2023-05-17" calcext:value-type="date">
            <text:p>17-Mei-23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289.34" calcext:value-type="float">
            <text:p>289,34</text:p>
          </table:table-cell>
          <table:table-cell office:value-type="float" office:value="164.97" calcext:value-type="float">
            <text:p>165,0</text:p>
          </table:table-cell>
          <table:table-cell table:number-columns-repeated="65"/>
        </table:table-row>
        <table:table-row table:style-name="ro2">
          <table:table-cell office:value-type="date" office:date-value="2023-05-26" calcext:value-type="date">
            <text:p>26-Mei-23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99.94" calcext:value-type="float">
            <text:p>99,94</text:p>
          </table:table-cell>
          <table:table-cell table:number-columns-repeated="8"/>
          <table:table-cell table:style-name="ce10" table:formula="of:=[.C686]-[.C687]" office:value-type="float" office:value="189.4" calcext:value-type="float">
            <text:p>189,4</text:p>
          </table:table-cell>
          <table:table-cell table:number-columns-repeated="57"/>
        </table:table-row>
        <table:table-row table:style-name="ro2">
          <table:table-cell office:value-type="date" office:date-value="2023-05-26" calcext:value-type="date">
            <text:p>26-Mei-23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259.14" calcext:value-type="float">
            <text:p>259,14</text:p>
          </table:table-cell>
          <table:table-cell office:value-type="float" office:value="159.2" calcext:value-type="float">
            <text:p>159,2</text:p>
          </table:table-cell>
          <table:table-cell/>
          <table:table-cell table:style-name="ce4" table:formula="of:=[.A688]+[.B688]" office:value-type="date" office:date-value="2023-05-26T07:25:00" calcext:value-type="date">
            <text:p>26-Mei-23</text:p>
          </table:table-cell>
          <table:table-cell table:style-name="ce4" table:formula="of:=[.A689]+[.B689]" office:value-type="date" office:date-value="2023-06-03T08:52:00" calcext:value-type="date">
            <text:p>03-Jun-23</text:p>
          </table:table-cell>
          <table:table-cell table:style-name="ce10" table:formula="of:=[.C688]" office:value-type="float" office:value="259.14" calcext:value-type="float">
            <text:p>259,1</text:p>
          </table:table-cell>
          <table:table-cell table:style-name="ce10" table:formula="of:=[.C689]" office:value-type="float" office:value="66.22" calcext:value-type="float">
            <text:p>66,2</text:p>
          </table:table-cell>
          <table:table-cell table:style-name="ce4" office:value-type="date" office:date-value="2023-06-01" calcext:value-type="date">
            <text:p>01-Jun-23</text:p>
          </table:table-cell>
          <table:table-cell table:style-name="ce19" table:formula="of:=[.J688]*(([.I688]-[.H688])/([.G688]-[.F688]))+([.I688]-(([.I688]-[.H688])/([.G688]-[.F688]))*[.G688])" office:value-type="float" office:value="122.930867579766" calcext:value-type="float">
            <text:p>123</text:p>
          </table:table-cell>
          <table:table-cell table:style-name="ce19" table:formula="of:=[.H688]-[.K688]" office:value-type="float" office:value="136.209132420234" calcext:value-type="float">
            <text:p>136</text:p>
          </table:table-cell>
          <table:table-cell table:number-columns-repeated="57"/>
        </table:table-row>
        <table:table-row table:style-name="ro2">
          <table:table-cell office:value-type="date" office:date-value="2023-06-03" calcext:value-type="date">
            <text:p>03-Jun-23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66.22" calcext:value-type="float">
            <text:p>66,22</text:p>
          </table:table-cell>
          <table:table-cell table:number-columns-repeated="66"/>
        </table:table-row>
        <table:table-row table:style-name="ro2">
          <table:table-cell office:value-type="date" office:date-value="2023-06-03" calcext:value-type="date">
            <text:p>03-Jun-23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257.89" calcext:value-type="float">
            <text:p>257,89</text:p>
          </table:table-cell>
          <table:table-cell office:value-type="float" office:value="191.6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6-08" calcext:value-type="date">
            <text:p>08-Jun-23</text:p>
          </table:table-cell>
          <table:table-cell office:value-type="time" office:time-value="PT19H30M00S" calcext:value-type="time">
            <text:p>19:30</text:p>
          </table:table-cell>
          <table:table-cell office:value-type="float" office:value="134.83" calcext:value-type="float">
            <text:p>134,83</text:p>
          </table:table-cell>
          <table:table-cell table:number-columns-repeated="8"/>
          <table:table-cell table:style-name="ce10" table:formula="of:=[.C690]-[.C691]" office:value-type="float" office:value="123.06" calcext:value-type="float">
            <text:p>123,1</text:p>
          </table:table-cell>
          <table:table-cell table:number-columns-repeated="57"/>
        </table:table-row>
        <table:table-row table:style-name="ro2">
          <table:table-cell office:value-type="date" office:date-value="2023-06-08" calcext:value-type="date">
            <text:p>08-Jun-23</text:p>
          </table:table-cell>
          <table:table-cell office:value-type="time" office:time-value="PT19H30M00S" calcext:value-type="time">
            <text:p>19:30</text:p>
          </table:table-cell>
          <table:table-cell office:value-type="float" office:value="311.93" calcext:value-type="float">
            <text:p>311,93</text:p>
          </table:table-cell>
          <table:table-cell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3-06-15" calcext:value-type="date">
            <text:p>15-Jun-2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0.42" calcext:value-type="float">
            <text:p>100,42</text:p>
          </table:table-cell>
          <table:table-cell table:number-columns-repeated="8"/>
          <table:table-cell table:style-name="ce10" table:formula="of:=[.C692]-[.C693]" office:value-type="float" office:value="211.51" calcext:value-type="float">
            <text:p>211,5</text:p>
          </table:table-cell>
          <table:table-cell table:number-columns-repeated="57"/>
        </table:table-row>
        <table:table-row table:style-name="ro2">
          <table:table-cell office:value-type="date" office:date-value="2023-06-15" calcext:value-type="date">
            <text:p>15-Jun-2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65.4" calcext:value-type="float">
            <text:p>265,4</text:p>
          </table:table-cell>
          <table:table-cell office:value-type="float" office:value="164.98" calcext:value-type="float">
            <text:p>165,0</text:p>
          </table:table-cell>
          <table:table-cell table:number-columns-repeated="65"/>
        </table:table-row>
        <table:table-row table:style-name="ro2">
          <table:table-cell office:value-type="date" office:date-value="2023-06-23" calcext:value-type="date">
            <text:p>23-Jun-2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47.09" calcext:value-type="float">
            <text:p>47,09</text:p>
          </table:table-cell>
          <table:table-cell table:number-columns-repeated="8"/>
          <table:table-cell table:style-name="ce10" table:formula="of:=[.C694]-[.C695]" office:value-type="float" office:value="218.31" calcext:value-type="float">
            <text:p>218,3</text:p>
          </table:table-cell>
          <table:table-cell table:number-columns-repeated="57"/>
        </table:table-row>
        <table:table-row table:style-name="ro2">
          <table:table-cell office:value-type="date" office:date-value="2023-06-23" calcext:value-type="date">
            <text:p>23-Jun-2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206.28" calcext:value-type="float">
            <text:p>206,28</text:p>
          </table:table-cell>
          <table:table-cell office:value-type="float" office:value="159.19" calcext:value-type="float">
            <text:p>159,2</text:p>
          </table:table-cell>
          <table:table-cell table:number-columns-repeated="65"/>
        </table:table-row>
        <table:table-row table:style-name="ro2">
          <table:table-cell office:value-type="date" office:date-value="2023-06-28" calcext:value-type="date">
            <text:p>28-Jun-23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58.28" calcext:value-type="float">
            <text:p>58,28</text:p>
          </table:table-cell>
          <table:table-cell table:number-columns-repeated="8"/>
          <table:table-cell table:style-name="ce10" table:formula="of:=[.C696]-[.C697]" office:value-type="float" office:value="148" calcext:value-type="float">
            <text:p>148,0</text:p>
          </table:table-cell>
          <table:table-cell table:number-columns-repeated="57"/>
        </table:table-row>
        <table:table-row table:style-name="ro2">
          <table:table-cell office:value-type="date" office:date-value="2023-06-28" calcext:value-type="date">
            <text:p>28-Jun-23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208.95" calcext:value-type="float">
            <text:p>208,95</text:p>
          </table:table-cell>
          <table:table-cell office:value-type="float" office:value="150.67" calcext:value-type="float">
            <text:p>150,7</text:p>
          </table:table-cell>
          <table:table-cell/>
          <table:table-cell table:style-name="ce4" table:formula="of:=[.A698]+[.B698]" office:value-type="date" office:date-value="2023-06-28T19:29:00" calcext:value-type="date">
            <text:p>28-Jun-23</text:p>
          </table:table-cell>
          <table:table-cell table:style-name="ce4" table:formula="of:=[.A699]+[.B699]" office:value-type="date" office:date-value="2023-07-01T11:16:00" calcext:value-type="date">
            <text:p>01-Jul-23</text:p>
          </table:table-cell>
          <table:table-cell table:style-name="ce10" table:formula="of:=[.C698]" office:value-type="float" office:value="208.95" calcext:value-type="float">
            <text:p>209,0</text:p>
          </table:table-cell>
          <table:table-cell table:style-name="ce10" table:formula="of:=[.C699]" office:value-type="float" office:value="126.97" calcext:value-type="float">
            <text:p>127,0</text:p>
          </table:table-cell>
          <table:table-cell table:style-name="ce4" office:value-type="date" office:date-value="2023-07-01" calcext:value-type="date">
            <text:p>01-Jul-23</text:p>
          </table:table-cell>
          <table:table-cell table:style-name="ce19" table:formula="of:=[.J698]*(([.I698]-[.H698])/([.G698]-[.F698]))+([.I698]-(([.I698]-[.H698])/([.G698]-[.F698]))*[.G698])" office:value-type="float" office:value="141.450919780415" calcext:value-type="float">
            <text:p>141</text:p>
          </table:table-cell>
          <table:table-cell table:style-name="ce19" table:formula="of:=[.H698]-[.K698]" office:value-type="float" office:value="67.4990802195854" calcext:value-type="float">
            <text:p>67</text:p>
          </table:table-cell>
          <table:table-cell table:number-columns-repeated="57"/>
        </table:table-row>
        <table:table-row table:style-name="ro2">
          <table:table-cell office:value-type="date" office:date-value="2023-07-01" calcext:value-type="date">
            <text:p>01-Jul-23</text:p>
          </table:table-cell>
          <table:table-cell office:value-type="time" office:time-value="PT11H16M00S" calcext:value-type="time">
            <text:p>11:16</text:p>
          </table:table-cell>
          <table:table-cell office:value-type="float" office:value="126.97" calcext:value-type="float">
            <text:p>126,97</text:p>
          </table:table-cell>
          <table:table-cell table:number-columns-repeated="66"/>
        </table:table-row>
        <table:table-row table:style-name="ro2">
          <table:table-cell office:value-type="date" office:date-value="2023-07-01" calcext:value-type="date">
            <text:p>01-Jul-23</text:p>
          </table:table-cell>
          <table:table-cell office:value-type="time" office:time-value="PT11H16M00S" calcext:value-type="time">
            <text:p>11:16</text:p>
          </table:table-cell>
          <table:table-cell office:value-type="float" office:value="295.36" calcext:value-type="float">
            <text:p>295,36</text:p>
          </table:table-cell>
          <table:table-cell office:value-type="float" office:value="168.39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07-09" calcext:value-type="date">
            <text:p>09-Jul-23</text:p>
          </table:table-cell>
          <table:table-cell office:value-type="time" office:time-value="PT22H28M00S" calcext:value-type="time">
            <text:p>22:28</text:p>
          </table:table-cell>
          <table:table-cell office:value-type="float" office:value="162.56" calcext:value-type="float">
            <text:p>162,56</text:p>
          </table:table-cell>
          <table:table-cell table:number-columns-repeated="8"/>
          <table:table-cell table:style-name="ce10" table:formula="of:=[.C700]-[.C701]" office:value-type="float" office:value="132.8" calcext:value-type="float">
            <text:p>132,8</text:p>
          </table:table-cell>
          <table:table-cell table:number-columns-repeated="57"/>
        </table:table-row>
        <table:table-row table:style-name="ro2">
          <table:table-cell office:value-type="date" office:date-value="2023-07-09" calcext:value-type="date">
            <text:p>09-Jul-23</text:p>
          </table:table-cell>
          <table:table-cell office:value-type="time" office:time-value="PT22H28M00S" calcext:value-type="time">
            <text:p>22:28</text:p>
          </table:table-cell>
          <table:table-cell office:value-type="float" office:value="316.44" calcext:value-type="float">
            <text:p>316,44</text:p>
          </table:table-cell>
          <table:table-cell office:value-type="float" office:value="153.88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07-19" calcext:value-type="date">
            <text:p>19-Jul-23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129.8" calcext:value-type="float">
            <text:p>129,8</text:p>
          </table:table-cell>
          <table:table-cell table:number-columns-repeated="8"/>
          <table:table-cell table:style-name="ce10" table:formula="of:=[.C702]-[.C703]" office:value-type="float" office:value="186.64" calcext:value-type="float">
            <text:p>186,6</text:p>
          </table:table-cell>
          <table:table-cell table:number-columns-repeated="57"/>
        </table:table-row>
        <table:table-row table:style-name="ro2">
          <table:table-cell office:value-type="date" office:date-value="2023-07-19" calcext:value-type="date">
            <text:p>19-Jul-23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277.27" calcext:value-type="float">
            <text:p>277,27</text:p>
          </table:table-cell>
          <table:table-cell office:value-type="float" office:value="147.47" calcext:value-type="float">
            <text:p>147,5</text:p>
          </table:table-cell>
          <table:table-cell table:number-columns-repeated="65"/>
        </table:table-row>
        <table:table-row table:style-name="ro2">
          <table:table-cell office:value-type="date" office:date-value="2023-07-25" calcext:value-type="date">
            <text:p>25-Jul-23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4.28" calcext:value-type="float">
            <text:p>94,28</text:p>
          </table:table-cell>
          <table:table-cell table:number-columns-repeated="8"/>
          <table:table-cell table:style-name="ce10" table:formula="of:=[.C704]-[.C705]" office:value-type="float" office:value="182.99" calcext:value-type="float">
            <text:p>183,0</text:p>
          </table:table-cell>
          <table:table-cell table:number-columns-repeated="57"/>
        </table:table-row>
        <table:table-row table:style-name="ro2">
          <table:table-cell office:value-type="date" office:date-value="2023-07-25" calcext:value-type="date">
            <text:p>25-Jul-23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235.47" calcext:value-type="float">
            <text:p>235,47</text:p>
          </table:table-cell>
          <table:table-cell office:value-type="float" office:value="141.19" calcext:value-type="float">
            <text:p>141,2</text:p>
          </table:table-cell>
          <table:table-cell/>
          <table:table-cell table:style-name="ce4" table:formula="of:=[.A706]+[.B706]" office:value-type="date" office:date-value="2023-07-25T22:15:00" calcext:value-type="date">
            <text:p>25-Jul-23</text:p>
          </table:table-cell>
          <table:table-cell table:style-name="ce4" table:formula="of:=[.A707]+[.B707]" office:value-type="date" office:date-value="2023-08-01T17:14:00" calcext:value-type="date">
            <text:p>01-Aug-23</text:p>
          </table:table-cell>
          <table:table-cell table:style-name="ce10" table:formula="of:=[.C706]" office:value-type="float" office:value="235.47" calcext:value-type="float">
            <text:p>235,5</text:p>
          </table:table-cell>
          <table:table-cell table:style-name="ce10" table:formula="of:=[.C707]" office:value-type="float" office:value="70.64" calcext:value-type="float">
            <text:p>70,6</text:p>
          </table:table-cell>
          <table:table-cell table:style-name="ce4" office:value-type="date" office:date-value="2023-08-01" calcext:value-type="date">
            <text:p>01-Aug-23</text:p>
          </table:table-cell>
          <table:table-cell table:style-name="ce19" table:formula="of:=[.J706]*(([.I706]-[.H706])/([.G706]-[.F706]))+([.I706]-(([.I706]-[.H706])/([.G706]-[.F706]))*[.G706])" office:value-type="float" office:value="88.0685939255636" calcext:value-type="float">
            <text:p>88</text:p>
          </table:table-cell>
          <table:table-cell table:style-name="ce19" table:formula="of:=[.H706]-[.K706]" office:value-type="float" office:value="147.401406074436" calcext:value-type="float">
            <text:p>147</text:p>
          </table:table-cell>
          <table:table-cell table:number-columns-repeated="57"/>
        </table:table-row>
        <table:table-row table:style-name="ro2">
          <table:table-cell office:value-type="date" office:date-value="2023-08-01" calcext:value-type="date">
            <text:p>01-Aug-23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70.64" calcext:value-type="float">
            <text:p>70,64</text:p>
          </table:table-cell>
          <table:table-cell table:number-columns-repeated="66"/>
        </table:table-row>
        <table:table-row table:style-name="ro2">
          <table:table-cell office:value-type="date" office:date-value="2023-08-01" calcext:value-type="date">
            <text:p>01-Aug-23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239.04" calcext:value-type="float">
            <text:p>239,04</text:p>
          </table:table-cell>
          <table:table-cell office:value-type="float" office:value="168.4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08-07" calcext:value-type="date">
            <text:p>07-Aug-23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90.85" calcext:value-type="float">
            <text:p>90,85</text:p>
          </table:table-cell>
          <table:table-cell table:number-columns-repeated="8"/>
          <table:table-cell table:style-name="ce10" table:formula="of:=[.C708]-[.C709]" office:value-type="float" office:value="148.19" calcext:value-type="float">
            <text:p>148,2</text:p>
          </table:table-cell>
          <table:table-cell table:number-columns-repeated="57"/>
        </table:table-row>
        <table:table-row table:style-name="ro2">
          <table:table-cell office:value-type="date" office:date-value="2023-08-07" calcext:value-type="date">
            <text:p>07-Aug-23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244.71" calcext:value-type="float">
            <text:p>244,71</text:p>
          </table:table-cell>
          <table:table-cell office:value-type="float" office:value="153.86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08-13" calcext:value-type="date">
            <text:p>13-Aug-23</text:p>
          </table:table-cell>
          <table:table-cell office:value-type="time" office:time-value="PT14H18M00S" calcext:value-type="time">
            <text:p>14:18</text:p>
          </table:table-cell>
          <table:table-cell office:value-type="float" office:value="98.2" calcext:value-type="float">
            <text:p>98,2</text:p>
          </table:table-cell>
          <table:table-cell table:number-columns-repeated="8"/>
          <table:table-cell table:style-name="ce10" table:formula="of:=[.C710]-[.C711]" office:value-type="float" office:value="146.51" calcext:value-type="float">
            <text:p>146,5</text:p>
          </table:table-cell>
          <table:table-cell table:number-columns-repeated="57"/>
        </table:table-row>
        <table:table-row table:style-name="ro2">
          <table:table-cell office:value-type="date" office:date-value="2023-08-13" calcext:value-type="date">
            <text:p>13-Aug-23</text:p>
          </table:table-cell>
          <table:table-cell office:value-type="time" office:time-value="PT14H18M00S" calcext:value-type="time">
            <text:p>14:18</text:p>
          </table:table-cell>
          <table:table-cell office:value-type="float" office:value="245.67" calcext:value-type="float">
            <text:p>245,67</text:p>
          </table:table-cell>
          <table:table-cell office:value-type="float" office:value="147.47" calcext:value-type="float">
            <text:p>147,5</text:p>
          </table:table-cell>
          <table:table-cell table:number-columns-repeated="65"/>
        </table:table-row>
        <table:table-row table:style-name="ro2">
          <table:table-cell office:value-type="date" office:date-value="2023-08-24" calcext:value-type="date">
            <text:p>24-Aug-23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2.05" calcext:value-type="float">
            <text:p>2,05</text:p>
          </table:table-cell>
          <table:table-cell table:number-columns-repeated="8"/>
          <table:table-cell table:style-name="ce10" table:formula="of:=[.C712]-[.C713]" office:value-type="float" office:value="243.62" calcext:value-type="float">
            <text:p>243,6</text:p>
          </table:table-cell>
          <table:table-cell table:number-columns-repeated="57"/>
        </table:table-row>
        <table:table-row table:style-name="ro2">
          <table:table-cell office:value-type="date" office:date-value="2023-08-24" calcext:value-type="date">
            <text:p>24-Aug-23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143.24" calcext:value-type="float">
            <text:p>143,24</text:p>
          </table:table-cell>
          <table:table-cell office:value-type="float" office:value="141.19" calcext:value-type="float">
            <text:p>141,2</text:p>
          </table:table-cell>
          <table:table-cell table:number-columns-repeated="65"/>
        </table:table-row>
        <table:table-row table:style-name="ro2">
          <table:table-cell office:value-type="date" office:date-value="2023-08-25" calcext:value-type="date">
            <text:p>25-Aug-2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96.96" calcext:value-type="float">
            <text:p>96,96</text:p>
          </table:table-cell>
          <table:table-cell table:number-columns-repeated="8"/>
          <table:table-cell table:style-name="ce10" table:formula="of:=[.C714]-[.C715]" office:value-type="float" office:value="46.28" calcext:value-type="float">
            <text:p>46,3</text:p>
          </table:table-cell>
          <table:table-cell table:number-columns-repeated="57"/>
        </table:table-row>
        <table:table-row table:style-name="ro2">
          <table:table-cell office:value-type="date" office:date-value="2023-08-25" calcext:value-type="date">
            <text:p>25-Aug-2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230.73" calcext:value-type="float">
            <text:p>230,73</text:p>
          </table:table-cell>
          <table:table-cell office:value-type="float" office:value="133.77" calcext:value-type="float">
            <text:p>133,8</text:p>
          </table:table-cell>
          <table:table-cell/>
          <table:table-cell table:style-name="ce4" table:formula="of:=[.A716]+[.B716]" office:value-type="date" office:date-value="2023-08-25T19:24:00" calcext:value-type="date">
            <text:p>25-Aug-23</text:p>
          </table:table-cell>
          <table:table-cell table:style-name="ce4" table:formula="of:=[.A717]+[.B717]" office:value-type="date" office:date-value="2023-09-01T21:16:00" calcext:value-type="date">
            <text:p>01-Sep-23</text:p>
          </table:table-cell>
          <table:table-cell table:style-name="ce10" table:formula="of:=[.C716]" office:value-type="float" office:value="230.73" calcext:value-type="float">
            <text:p>230,7</text:p>
          </table:table-cell>
          <table:table-cell table:style-name="ce10" table:formula="of:=[.C717]" office:value-type="float" office:value="77.55" calcext:value-type="float">
            <text:p>77,6</text:p>
          </table:table-cell>
          <table:table-cell table:style-name="ce4" office:value-type="date" office:date-value="2023-09-01" calcext:value-type="date">
            <text:p>01-Sep-23</text:p>
          </table:table-cell>
          <table:table-cell table:style-name="ce19" table:formula="of:=[.J716]*(([.I716]-[.H716])/([.G716]-[.F716]))+([.I716]-(([.I716]-[.H716])/([.G716]-[.F716]))*[.G716])" office:value-type="float" office:value="96.7275588697521" calcext:value-type="float">
            <text:p>97</text:p>
          </table:table-cell>
          <table:table-cell table:style-name="ce19" table:formula="of:=[.H716]-[.K716]" office:value-type="float" office:value="134.002441130248" calcext:value-type="float">
            <text:p>134</text:p>
          </table:table-cell>
          <table:table-cell table:number-columns-repeated="57"/>
        </table:table-row>
        <table:table-row table:style-name="ro2">
          <table:table-cell office:value-type="date" office:date-value="2023-09-01" calcext:value-type="date">
            <text:p>01-Sep-23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77.55" calcext:value-type="float">
            <text:p>77,55</text:p>
          </table:table-cell>
          <table:table-cell table:number-columns-repeated="66"/>
        </table:table-row>
        <table:table-row table:style-name="ro2">
          <table:table-cell office:value-type="date" office:date-value="2023-09-01" calcext:value-type="date">
            <text:p>01-Sep-23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245.93" calcext:value-type="float">
            <text:p>245,93</text:p>
          </table:table-cell>
          <table:table-cell office:value-type="float" office:value="168.38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09-10" calcext:value-type="date">
            <text:p>10-Sep-23</text:p>
          </table:table-cell>
          <table:table-cell office:value-type="time" office:time-value="PT12H16M00S" calcext:value-type="time">
            <text:p>12:16</text:p>
          </table:table-cell>
          <table:table-cell office:value-type="float" office:value="70.64" calcext:value-type="float">
            <text:p>70,64</text:p>
          </table:table-cell>
          <table:table-cell table:number-columns-repeated="8"/>
          <table:table-cell table:style-name="ce10" table:formula="of:=[.C718]-[.C719]" office:value-type="float" office:value="175.29" calcext:value-type="float">
            <text:p>175,3</text:p>
          </table:table-cell>
          <table:table-cell table:number-columns-repeated="57"/>
        </table:table-row>
        <table:table-row table:style-name="ro2">
          <table:table-cell office:value-type="date" office:date-value="2023-09-10" calcext:value-type="date">
            <text:p>10-Sep-23</text:p>
          </table:table-cell>
          <table:table-cell office:value-type="time" office:time-value="PT12H16M00S" calcext:value-type="time">
            <text:p>12:16</text:p>
          </table:table-cell>
          <table:table-cell office:value-type="float" office:value="224.54" calcext:value-type="float">
            <text:p>224,54</text:p>
          </table:table-cell>
          <table:table-cell office:value-type="float" office:value="153.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09-14" calcext:value-type="date">
            <text:p>14-Sep-23</text:p>
          </table:table-cell>
          <table:table-cell office:value-type="time" office:time-value="PT20H21M00S" calcext:value-type="time">
            <text:p>20:21</text:p>
          </table:table-cell>
          <table:table-cell office:value-type="float" office:value="132.56" calcext:value-type="float">
            <text:p>132,56</text:p>
          </table:table-cell>
          <table:table-cell table:number-columns-repeated="8"/>
          <table:table-cell table:style-name="ce10" table:formula="of:=[.C720]-[.C721]" office:value-type="float" office:value="91.98" calcext:value-type="float">
            <text:p>92,0</text:p>
          </table:table-cell>
          <table:table-cell table:number-columns-repeated="57"/>
        </table:table-row>
        <table:table-row table:style-name="ro2">
          <table:table-cell office:value-type="date" office:date-value="2023-09-14" calcext:value-type="date">
            <text:p>14-Sep-23</text:p>
          </table:table-cell>
          <table:table-cell office:value-type="time" office:time-value="PT20H21M00S" calcext:value-type="time">
            <text:p>20:21</text:p>
          </table:table-cell>
          <table:table-cell office:value-type="float" office:value="280.05" calcext:value-type="float">
            <text:p>280,05</text:p>
          </table:table-cell>
          <table:table-cell office:value-type="float" office:value="147.49" calcext:value-type="float">
            <text:p>147,5</text:p>
          </table:table-cell>
          <table:table-cell table:number-columns-repeated="65"/>
        </table:table-row>
        <table:table-row table:style-name="ro2">
          <table:table-cell office:value-type="date" office:date-value="2023-09-22" calcext:value-type="date">
            <text:p>22-Sep-23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41.79" calcext:value-type="float">
            <text:p>141,79</text:p>
          </table:table-cell>
          <table:table-cell table:number-columns-repeated="8"/>
          <table:table-cell table:style-name="ce10" table:formula="of:=[.C722]-[.C723]" office:value-type="float" office:value="138.26" calcext:value-type="float">
            <text:p>138,3</text:p>
          </table:table-cell>
          <table:table-cell table:number-columns-repeated="57"/>
        </table:table-row>
        <table:table-row table:style-name="ro2">
          <table:table-cell office:value-type="date" office:date-value="2023-09-22" calcext:value-type="date">
            <text:p>22-Sep-23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282.97" calcext:value-type="float">
            <text:p>282,97</text:p>
          </table:table-cell>
          <table:table-cell office:value-type="float" office:value="141.18" calcext:value-type="float">
            <text:p>141,2</text:p>
          </table:table-cell>
          <table:table-cell/>
          <table:table-cell table:style-name="ce4" table:formula="of:=[.A724]+[.B724]" office:value-type="date" office:date-value="2023-09-22T08:15:00" calcext:value-type="date">
            <text:p>22-Sep-23</text:p>
          </table:table-cell>
          <table:table-cell table:style-name="ce4" table:formula="of:=[.A725]+[.B725]" office:value-type="date" office:date-value="2023-10-05T20:04:00" calcext:value-type="date">
            <text:p>05-Okt-23</text:p>
          </table:table-cell>
          <table:table-cell table:style-name="ce10" table:formula="of:=[.C724]" office:value-type="float" office:value="282.97" calcext:value-type="float">
            <text:p>283,0</text:p>
          </table:table-cell>
          <table:table-cell table:style-name="ce10" table:formula="of:=[.C725]" office:value-type="float" office:value="78.59" calcext:value-type="float">
            <text:p>78,6</text:p>
          </table:table-cell>
          <table:table-cell table:style-name="ce4" office:value-type="date" office:date-value="2023-10-01" calcext:value-type="date">
            <text:p>01-Okt-23</text:p>
          </table:table-cell>
          <table:table-cell table:style-name="ce19" table:formula="of:=[.J724]*(([.I724]-[.H724])/([.G724]-[.F724]))+([.I724]-(([.I724]-[.H724])/([.G724]-[.F724]))*[.G724])" office:value-type="float" office:value="151.846591692767" calcext:value-type="float">
            <text:p>152</text:p>
          </table:table-cell>
          <table:table-cell table:style-name="ce19" table:formula="of:=[.H724]-[.K724]" office:value-type="float" office:value="131.123408307233" calcext:value-type="float">
            <text:p>131</text:p>
          </table:table-cell>
          <table:table-cell table:number-columns-repeated="57"/>
        </table:table-row>
        <table:table-row table:style-name="ro2">
          <table:table-cell office:value-type="date" office:date-value="2023-10-05" calcext:value-type="date">
            <text:p>05-Okt-23</text:p>
          </table:table-cell>
          <table:table-cell office:value-type="time" office:time-value="PT20H04M00S" calcext:value-type="time">
            <text:p>20:04</text:p>
          </table:table-cell>
          <table:table-cell office:value-type="float" office:value="78.59" calcext:value-type="float">
            <text:p>78,59</text:p>
          </table:table-cell>
          <table:table-cell table:number-columns-repeated="66"/>
        </table:table-row>
        <table:table-row table:style-name="ro2">
          <table:table-cell office:value-type="date" office:date-value="2023-10-05" calcext:value-type="date">
            <text:p>05-Okt-23</text:p>
          </table:table-cell>
          <table:table-cell office:value-type="time" office:time-value="PT20H04M00S" calcext:value-type="time">
            <text:p>20:04</text:p>
          </table:table-cell>
          <table:table-cell office:value-type="float" office:value="246.98" calcext:value-type="float">
            <text:p>246,98</text:p>
          </table:table-cell>
          <table:table-cell office:value-type="float" office:value="168.39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10-08" calcext:value-type="date">
            <text:p>08-Okt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225.32" calcext:value-type="float">
            <text:p>225,32</text:p>
          </table:table-cell>
          <table:table-cell table:number-columns-repeated="8"/>
          <table:table-cell table:style-name="ce10" table:formula="of:=[.C726]-[.C727]" office:value-type="float" office:value="21.66" calcext:value-type="float">
            <text:p>21,7</text:p>
          </table:table-cell>
          <table:table-cell table:number-columns-repeated="57"/>
        </table:table-row>
        <table:table-row table:style-name="ro2">
          <table:table-cell office:value-type="date" office:date-value="2023-10-12" calcext:value-type="date">
            <text:p>12-Okt-23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113.89" calcext:value-type="float">
            <text:p>113,89</text:p>
          </table:table-cell>
          <table:table-cell table:number-columns-repeated="66"/>
        </table:table-row>
        <table:table-row table:style-name="ro2">
          <table:table-cell office:value-type="date" office:date-value="2023-10-12" calcext:value-type="date">
            <text:p>12-Okt-23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267.74" calcext:value-type="float">
            <text:p>267,74</text:p>
          </table:table-cell>
          <table:table-cell office:value-type="float" office:value="153.85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10-25" calcext:value-type="date">
            <text:p>25-Okt-23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81.5" calcext:value-type="float">
            <text:p>81,5</text:p>
          </table:table-cell>
          <table:table-cell table:number-columns-repeated="8"/>
          <table:table-cell table:style-name="ce10" table:formula="of:=[.C729]-[.C730]" office:value-type="float" office:value="186.24" calcext:value-type="float">
            <text:p>186,2</text:p>
          </table:table-cell>
          <table:table-cell table:number-columns-repeated="57"/>
        </table:table-row>
        <table:table-row table:style-name="ro2">
          <table:table-cell office:value-type="date" office:date-value="2023-10-25" calcext:value-type="date">
            <text:p>25-Okt-23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249.96" calcext:value-type="float">
            <text:p>249,96</text:p>
          </table:table-cell>
          <table:table-cell office:value-type="float" office:value="168.46" calcext:value-type="float">
            <text:p>168,5</text:p>
          </table:table-cell>
          <table:table-cell/>
          <table:table-cell table:style-name="ce4" table:formula="of:=[.A731]+[.B731]" office:value-type="date" office:date-value="2023-10-25T06:39:00" calcext:value-type="date">
            <text:p>25-Okt-23</text:p>
          </table:table-cell>
          <table:table-cell table:style-name="ce4" table:formula="of:=[.A732]+[.B732]" office:value-type="date" office:date-value="2023-11-03T11:44:00" calcext:value-type="date">
            <text:p>03-Nov-23</text:p>
          </table:table-cell>
          <table:table-cell table:style-name="ce10" table:formula="of:=[.C731]" office:value-type="float" office:value="249.96" calcext:value-type="float">
            <text:p>250,0</text:p>
          </table:table-cell>
          <table:table-cell table:style-name="ce10" table:formula="of:=[.C732]" office:value-type="float" office:value="99.85" calcext:value-type="float">
            <text:p>99,9</text:p>
          </table:table-cell>
          <table:table-cell table:style-name="ce4" office:value-type="date" office:date-value="2023-11-01" calcext:value-type="date">
            <text:p>01-Nov-23</text:p>
          </table:table-cell>
          <table:table-cell table:style-name="ce19" table:formula="of:=[.J731]*(([.I731]-[.H731])/([.G731]-[.F731]))+([.I731]-(([.I731]-[.H731])/([.G731]-[.F731]))*[.G731])" office:value-type="float" office:value="140.407424802077" calcext:value-type="float">
            <text:p>140</text:p>
          </table:table-cell>
          <table:table-cell table:style-name="ce19" table:formula="of:=[.H731]-[.K731]" office:value-type="float" office:value="109.552575197923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23-11-03" calcext:value-type="date">
            <text:p>03-Nov-23</text:p>
          </table:table-cell>
          <table:table-cell office:value-type="time" office:time-value="PT11H44M00S" calcext:value-type="time">
            <text:p>11:44</text:p>
          </table:table-cell>
          <table:table-cell office:value-type="float" office:value="99.85" calcext:value-type="float">
            <text:p>99,85</text:p>
          </table:table-cell>
          <table:table-cell table:number-columns-repeated="66"/>
        </table:table-row>
        <table:table-row table:style-name="ro2">
          <table:table-cell office:value-type="date" office:date-value="2023-11-03" calcext:value-type="date">
            <text:p>03-Nov-23</text:p>
          </table:table-cell>
          <table:table-cell office:value-type="time" office:time-value="PT11H44M00S" calcext:value-type="time">
            <text:p>11:44</text:p>
          </table:table-cell>
          <table:table-cell office:value-type="float" office:value="264.31" calcext:value-type="float">
            <text:p>264,31</text:p>
          </table:table-cell>
          <table:table-cell office:value-type="float" office:value="164.46" calcext:value-type="float">
            <text:p>164,5</text:p>
          </table:table-cell>
          <table:table-cell table:number-columns-repeated="65"/>
        </table:table-row>
        <table:table-row table:style-name="ro2">
          <table:table-cell office:value-type="date" office:date-value="2023-11-14" calcext:value-type="date">
            <text:p>14-Nov-23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49" calcext:value-type="float">
            <text:p>86,49</text:p>
          </table:table-cell>
          <table:table-cell table:number-columns-repeated="8"/>
          <table:table-cell table:style-name="ce10" table:formula="of:=[.C733]-[.C734]" office:value-type="float" office:value="177.82" calcext:value-type="float">
            <text:p>177,8</text:p>
          </table:table-cell>
          <table:table-cell table:number-columns-repeated="57"/>
        </table:table-row>
        <table:table-row table:style-name="ro2">
          <table:table-cell office:value-type="date" office:date-value="2023-11-14" calcext:value-type="date">
            <text:p>14-Nov-23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40.33" calcext:value-type="float">
            <text:p>240,33</text:p>
          </table:table-cell>
          <table:table-cell office:value-type="float" office:value="153.84" calcext:value-type="float">
            <text:p>153,8</text:p>
          </table:table-cell>
          <table:table-cell table:number-columns-repeated="65"/>
        </table:table-row>
        <table:table-row table:style-name="ro2">
          <table:table-cell office:value-type="date" office:date-value="2023-11-19" calcext:value-type="date">
            <text:p>19-Nov-23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136.1" calcext:value-type="float">
            <text:p>136,1</text:p>
          </table:table-cell>
          <table:table-cell table:number-columns-repeated="8"/>
          <table:table-cell table:style-name="ce10" table:formula="of:=[.C735]-[.C736]" office:value-type="float" office:value="104.23" calcext:value-type="float">
            <text:p>104,2</text:p>
          </table:table-cell>
          <table:table-cell table:number-columns-repeated="57"/>
        </table:table-row>
        <table:table-row table:style-name="ro2">
          <table:table-cell office:value-type="date" office:date-value="2023-11-19" calcext:value-type="date">
            <text:p>19-Nov-23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283.8" calcext:value-type="float">
            <text:p>283,8</text:p>
          </table:table-cell>
          <table:table-cell office:value-type="float" office:value="147.7" calcext:value-type="float">
            <text:p>147,7</text:p>
          </table:table-cell>
          <table:table-cell/>
          <table:table-cell table:style-name="ce4" table:formula="of:=[.A737]+[.B737]" office:value-type="date" office:date-value="2023-11-19T13:02:00" calcext:value-type="date">
            <text:p>19-Nov-23</text:p>
          </table:table-cell>
          <table:table-cell table:style-name="ce4" table:formula="of:=[.A738]+[.B738]" office:value-type="date" office:date-value="2023-12-02T14:08:00" calcext:value-type="date">
            <text:p>02-Des-23</text:p>
          </table:table-cell>
          <table:table-cell table:style-name="ce10" table:formula="of:=[.C737]" office:value-type="float" office:value="283.8" calcext:value-type="float">
            <text:p>283,8</text:p>
          </table:table-cell>
          <table:table-cell table:style-name="ce10" table:formula="of:=[.C738]" office:value-type="float" office:value="61.47" calcext:value-type="float">
            <text:p>61,5</text:p>
          </table:table-cell>
          <table:table-cell table:style-name="ce4" office:value-type="date" office:date-value="2023-12-01" calcext:value-type="date">
            <text:p>01-Des-23</text:p>
          </table:table-cell>
          <table:table-cell table:style-name="ce19" table:formula="of:=[.J737]*(([.I737]-[.H737])/([.G737]-[.F737]))+([.I737]-(([.I737]-[.H737])/([.G737]-[.F737]))*[.G737])" office:value-type="float" office:value="88.5481986586237" calcext:value-type="float">
            <text:p>89</text:p>
          </table:table-cell>
          <table:table-cell table:style-name="ce19" table:formula="of:=[.H737]-[.K737]" office:value-type="float" office:value="195.251801341376" calcext:value-type="float">
            <text:p>195</text:p>
          </table:table-cell>
          <table:table-cell table:number-columns-repeated="57"/>
        </table:table-row>
        <table:table-row table:style-name="ro2">
          <table:table-cell office:value-type="date" office:date-value="2023-12-02" calcext:value-type="date">
            <text:p>02-Des-23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61.47" calcext:value-type="float">
            <text:p>61,47</text:p>
          </table:table-cell>
          <table:table-cell table:number-columns-repeated="66"/>
        </table:table-row>
        <table:table-row table:style-name="ro2">
          <table:table-cell office:value-type="date" office:date-value="2023-12-02" calcext:value-type="date">
            <text:p>02-Des-23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229.97" calcext:value-type="float">
            <text:p>229,97</text:p>
          </table:table-cell>
          <table:table-cell office:value-type="float" office:value="168.5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3-12-11" calcext:value-type="date">
            <text:p>11-Des-23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60.93" calcext:value-type="float">
            <text:p>60,93</text:p>
          </table:table-cell>
          <table:table-cell table:number-columns-repeated="8"/>
          <table:table-cell table:style-name="ce10" table:formula="of:=[.C739]-[.C740]" office:value-type="float" office:value="169.04" calcext:value-type="float">
            <text:p>169,0</text:p>
          </table:table-cell>
          <table:table-cell table:number-columns-repeated="57"/>
        </table:table-row>
        <table:table-row table:style-name="ro2">
          <table:table-cell office:value-type="date" office:date-value="2023-12-11" calcext:value-type="date">
            <text:p>11-Des-23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14.82" calcext:value-type="float">
            <text:p>214,82</text:p>
          </table:table-cell>
          <table:table-cell office:value-type="float" office:value="153.8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12-22" calcext:value-type="date">
            <text:p>22-Des-23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41.51" calcext:value-type="float">
            <text:p>41,51</text:p>
          </table:table-cell>
          <table:table-cell table:number-columns-repeated="8"/>
          <table:table-cell table:style-name="ce10" table:formula="of:=[.C741]-[.C742]" office:value-type="float" office:value="173.31" calcext:value-type="float">
            <text:p>173,3</text:p>
          </table:table-cell>
          <table:table-cell table:number-columns-repeated="57"/>
        </table:table-row>
        <table:table-row table:style-name="ro2">
          <table:table-cell office:value-type="date" office:date-value="2023-12-22" calcext:value-type="date">
            <text:p>22-Des-23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189.21" calcext:value-type="float">
            <text:p>189,21</text:p>
          </table:table-cell>
          <table:table-cell office:value-type="float" office:value="147.7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3-12-26" calcext:value-type="date">
            <text:p>26-Des-23</text:p>
          </table:table-cell>
          <table:table-cell office:value-type="time" office:time-value="PT17H21M00S" calcext:value-type="time">
            <text:p>17:21</text:p>
          </table:table-cell>
          <table:table-cell office:value-type="float" office:value="160.73" calcext:value-type="float">
            <text:p>160,73</text:p>
          </table:table-cell>
          <table:table-cell table:number-columns-repeated="8"/>
          <table:table-cell table:style-name="ce10" table:formula="of:=[.C743]-[.C744]" office:value-type="float" office:value="28.48" calcext:value-type="float">
            <text:p>28,5</text:p>
          </table:table-cell>
          <table:table-cell table:number-columns-repeated="57"/>
        </table:table-row>
        <table:table-row table:style-name="ro2">
          <table:table-cell office:value-type="date" office:date-value="2023-12-29" calcext:value-type="date">
            <text:p>29-Des-23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03.15" calcext:value-type="float">
            <text:p>103,15</text:p>
          </table:table-cell>
          <table:table-cell table:number-columns-repeated="66"/>
        </table:table-row>
        <table:table-row table:style-name="ro2">
          <table:table-cell office:value-type="date" office:date-value="2023-12-29" calcext:value-type="date">
            <text:p>29-Des-23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244.43" calcext:value-type="float">
            <text:p>244,43</text:p>
          </table:table-cell>
          <table:table-cell office:value-type="float" office:value="141.28" calcext:value-type="float">
            <text:p>141,3</text:p>
          </table:table-cell>
          <table:table-cell/>
          <table:table-cell table:style-name="ce4" table:formula="of:=[.A746]+[.B746]" office:value-type="date" office:date-value="2023-12-29T20:28:00" calcext:value-type="date">
            <text:p>29-Des-23</text:p>
          </table:table-cell>
          <table:table-cell table:style-name="ce4" table:formula="of:=[.A747]+[.B747]" office:value-type="date" office:date-value="2024-01-12T12:44:00" calcext:value-type="date">
            <text:p>12-Jan-24</text:p>
          </table:table-cell>
          <table:table-cell table:style-name="ce10" table:formula="of:=[.C746]" office:value-type="float" office:value="244.43" calcext:value-type="float">
            <text:p>244,4</text:p>
          </table:table-cell>
          <table:table-cell table:style-name="ce10" table:formula="of:=[.C747]" office:value-type="float" office:value="204.53" calcext:value-type="float">
            <text:p>204,5</text:p>
          </table:table-cell>
          <table:table-cell table:style-name="ce4" office:value-type="date" office:date-value="2024-01-01" calcext:value-type="date">
            <text:p>01-Jan-24</text:p>
          </table:table-cell>
          <table:table-cell table:style-name="ce19" table:formula="of:=[.J746]*(([.I746]-[.H746])/([.G746]-[.F746]))+([.I746]-(([.I746]-[.H746])/([.G746]-[.F746]))*[.G746])" office:value-type="float" office:value="238.166251015442" calcext:value-type="float">
            <text:p>238</text:p>
          </table:table-cell>
          <table:table-cell table:style-name="ce19" table:formula="of:=[.H746]-[.K746]" office:value-type="float" office:value="6.26374898455805" calcext:value-type="float">
            <text:p>6</text:p>
          </table:table-cell>
          <table:table-cell table:number-columns-repeated="57"/>
        </table:table-row>
        <table:table-row table:style-name="ro2">
          <table:table-cell office:value-type="date" office:date-value="2024-01-12" calcext:value-type="date">
            <text:p>12-Jan-24</text:p>
          </table:table-cell>
          <table:table-cell office:value-type="time" office:time-value="PT12H44M00S" calcext:value-type="time">
            <text:p>12:44</text:p>
          </table:table-cell>
          <table:table-cell office:value-type="float" office:value="204.53" calcext:value-type="float">
            <text:p>204,53</text:p>
          </table:table-cell>
          <table:table-cell table:number-columns-repeated="66"/>
        </table:table-row>
        <table:table-row table:style-name="ro2">
          <table:table-cell office:value-type="date" office:date-value="2024-01-22" calcext:value-type="date">
            <text:p>22-Jan-24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55.7" calcext:value-type="float">
            <text:p>55,7</text:p>
          </table:table-cell>
          <table:table-cell table:number-columns-repeated="66"/>
        </table:table-row>
        <table:table-row table:style-name="ro2">
          <table:table-cell office:value-type="date" office:date-value="2024-01-22" calcext:value-type="date">
            <text:p>22-Jan-24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224.19" calcext:value-type="float">
            <text:p>224,19</text:p>
          </table:table-cell>
          <table:table-cell office:value-type="float" office:value="168.49" calcext:value-type="float">
            <text:p>168,5</text:p>
          </table:table-cell>
          <table:table-cell/>
          <table:table-cell table:style-name="ce4" table:formula="of:=[.A749]+[.B749]" office:value-type="date" office:date-value="2024-01-22T06:36:00" calcext:value-type="date">
            <text:p>22-Jan-24</text:p>
          </table:table-cell>
          <table:table-cell table:style-name="ce4" table:formula="of:=[.A750]+[.B750]" office:value-type="date" office:date-value="2024-02-02T18:19:00" calcext:value-type="date">
            <text:p>02-Feb-24</text:p>
          </table:table-cell>
          <table:table-cell table:style-name="ce10" table:formula="of:=[.C749]" office:value-type="float" office:value="224.19" calcext:value-type="float">
            <text:p>224,2</text:p>
          </table:table-cell>
          <table:table-cell table:style-name="ce10" table:formula="of:=[.C750]" office:value-type="float" office:value="32.97" calcext:value-type="float">
            <text:p>33,0</text:p>
          </table:table-cell>
          <table:table-cell table:style-name="ce4" office:value-type="date" office:date-value="2024-02-01" calcext:value-type="date">
            <text:p>01-Feb-24</text:p>
          </table:table-cell>
          <table:table-cell table:style-name="ce19" table:formula="of:=[.J749]*(([.I749]-[.H749])/([.G749]-[.F749]))+([.I749]-(([.I749]-[.H749])/([.G749]-[.F749]))*[.G749])" office:value-type="float" office:value="62.3182185818441" calcext:value-type="float">
            <text:p>62</text:p>
          </table:table-cell>
          <table:table-cell table:style-name="ce19" table:formula="of:=[.H749]-[.K749]" office:value-type="float" office:value="161.871781418156" calcext:value-type="float">
            <text:p>162</text:p>
          </table:table-cell>
          <table:table-cell table:number-columns-repeated="57"/>
        </table:table-row>
        <table:table-row table:style-name="ro2">
          <table:table-cell office:value-type="date" office:date-value="2024-02-02" calcext:value-type="date">
            <text:p>02-Feb-24</text:p>
          </table:table-cell>
          <table:table-cell office:value-type="time" office:time-value="PT18H19M00S" calcext:value-type="time">
            <text:p>18:19</text:p>
          </table:table-cell>
          <table:table-cell office:value-type="float" office:value="32.97" calcext:value-type="float">
            <text:p>32,97</text:p>
          </table:table-cell>
          <table:table-cell table:number-columns-repeated="66"/>
        </table:table-row>
        <table:table-row table:style-name="ro2">
          <table:table-cell office:value-type="date" office:date-value="2024-02-02" calcext:value-type="date">
            <text:p>02-Feb-24</text:p>
          </table:table-cell>
          <table:table-cell office:value-type="time" office:time-value="PT18H19M00S" calcext:value-type="time">
            <text:p>18:19</text:p>
          </table:table-cell>
          <table:table-cell office:value-type="float" office:value="201.47" calcext:value-type="float">
            <text:p>201,47</text:p>
          </table:table-cell>
          <table:table-cell office:value-type="float" office:value="168.5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2-17" calcext:value-type="date">
            <text:p>17-Feb-2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 table:formula="of:=[.C751]-[.C752]" office:value-type="float" office:value="201.47" calcext:value-type="float">
            <text:p>201,5</text:p>
          </table:table-cell>
          <table:table-cell table:number-columns-repeated="57"/>
        </table:table-row>
        <table:table-row table:style-name="ro2">
          <table:table-cell office:value-type="date" office:date-value="2024-02-17" calcext:value-type="date">
            <text:p>17-Feb-2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153.88" calcext:value-type="float">
            <text:p>153,88</text:p>
          </table:table-cell>
          <table:table-cell office:value-type="float" office:value="153.88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4-02-19" calcext:value-type="date">
            <text:p>19-Feb-24</text:p>
          </table:table-cell>
          <table:table-cell office:value-type="time" office:time-value="PT07H19M00S" calcext:value-type="time">
            <text:p>07:19</text:p>
          </table:table-cell>
          <table:table-cell office:value-type="float" office:value="122.09" calcext:value-type="float">
            <text:p>122,09</text:p>
          </table:table-cell>
          <table:table-cell table:number-columns-repeated="8"/>
          <table:table-cell table:style-name="ce10" table:formula="of:=[.C753]-[.C754]" office:value-type="float" office:value="31.79" calcext:value-type="float">
            <text:p>31,8</text:p>
          </table:table-cell>
          <table:table-cell table:number-columns-repeated="57"/>
        </table:table-row>
        <table:table-row table:style-name="ro2">
          <table:table-cell office:value-type="date" office:date-value="2024-02-19" calcext:value-type="date">
            <text:p>19-Feb-24</text:p>
          </table:table-cell>
          <table:table-cell office:value-type="time" office:time-value="PT07H19M00S" calcext:value-type="time">
            <text:p>07:19</text:p>
          </table:table-cell>
          <table:table-cell office:value-type="float" office:value="269.78" calcext:value-type="float">
            <text:p>269,78</text:p>
          </table:table-cell>
          <table:table-cell office:value-type="float" office:value="147.69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4-02-25" calcext:value-type="date">
            <text:p>25-Feb-24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165.96" calcext:value-type="float">
            <text:p>165,96</text:p>
          </table:table-cell>
          <table:table-cell table:number-columns-repeated="8"/>
          <table:table-cell table:style-name="ce10" table:formula="of:=[.C755]-[.C756]" office:value-type="float" office:value="103.82" calcext:value-type="float">
            <text:p>103,8</text:p>
          </table:table-cell>
          <table:table-cell table:number-columns-repeated="57"/>
        </table:table-row>
        <table:table-row table:style-name="ro2">
          <table:table-cell office:value-type="date" office:date-value="2024-02-25" calcext:value-type="date">
            <text:p>25-Feb-24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307.23" calcext:value-type="float">
            <text:p>307,23</text:p>
          </table:table-cell>
          <table:table-cell office:value-type="float" office:value="141.27" calcext:value-type="float">
            <text:p>141,3</text:p>
          </table:table-cell>
          <table:table-cell/>
          <table:table-cell table:style-name="ce4" table:formula="of:=[.A757]+[.B757]" office:value-type="date" office:date-value="2024-02-25T19:55:00" calcext:value-type="date">
            <text:p>25-Feb-24</text:p>
          </table:table-cell>
          <table:table-cell table:style-name="ce4" table:formula="of:=[.A758]+[.B758]" office:value-type="date" office:date-value="2024-03-11T17:05:00" calcext:value-type="date">
            <text:p>11-Mrt-24</text:p>
          </table:table-cell>
          <table:table-cell table:style-name="ce10" table:formula="of:=[.C757]" office:value-type="float" office:value="307.23" calcext:value-type="float">
            <text:p>307,2</text:p>
          </table:table-cell>
          <table:table-cell table:style-name="ce10" table:formula="of:=[.C758]" office:value-type="float" office:value="112.85" calcext:value-type="float">
            <text:p>112,9</text:p>
          </table:table-cell>
          <table:table-cell table:style-name="ce4" office:value-type="date" office:date-value="2024-03-01" calcext:value-type="date">
            <text:p>01-Mrt-24</text:p>
          </table:table-cell>
          <table:table-cell table:style-name="ce19" table:formula="of:=[.J757]*(([.I757]-[.H757])/([.G757]-[.F757]))+([.I757]-(([.I757]-[.H757])/([.G757]-[.F757]))*[.G757])" office:value-type="float" office:value="252.761875874945" calcext:value-type="float">
            <text:p>253</text:p>
          </table:table-cell>
          <table:table-cell table:style-name="ce19" table:formula="of:=[.H757]-[.K757]" office:value-type="float" office:value="54.4681241250551" calcext:value-type="float">
            <text:p>54</text:p>
          </table:table-cell>
          <table:table-cell table:number-columns-repeated="57"/>
        </table:table-row>
        <table:table-row table:style-name="ro2">
          <table:table-cell office:value-type="date" office:date-value="2024-03-11" calcext:value-type="date">
            <text:p>11-Mrt-24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112.85" calcext:value-type="float">
            <text:p>112,85</text:p>
          </table:table-cell>
          <table:table-cell table:number-columns-repeated="66"/>
        </table:table-row>
        <table:table-row table:style-name="ro2">
          <table:table-cell office:value-type="date" office:date-value="2024-03-11" calcext:value-type="date">
            <text:p>11-Mrt-24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281.34" calcext:value-type="float">
            <text:p>281,34</text:p>
          </table:table-cell>
          <table:table-cell office:value-type="float" office:value="168.49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3-18" calcext:value-type="date">
            <text:p>18-Mrt-24</text:p>
          </table:table-cell>
          <table:table-cell office:value-type="time" office:time-value="PT13H56M00S" calcext:value-type="time">
            <text:p>13:56</text:p>
          </table:table-cell>
          <table:table-cell office:value-type="float" office:value="201" calcext:value-type="float">
            <text:p>201</text:p>
          </table:table-cell>
          <table:table-cell table:number-columns-repeated="8"/>
          <table:table-cell table:style-name="ce10" table:formula="of:=[.C759]-[.C760]" office:value-type="float" office:value="80.34" calcext:value-type="float">
            <text:p>80,3</text:p>
          </table:table-cell>
          <table:table-cell table:number-columns-repeated="57"/>
        </table:table-row>
        <table:table-row table:style-name="ro2">
          <table:table-cell office:value-type="date" office:date-value="2024-03-21" calcext:value-type="date">
            <text:p>21-Mrt-24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175.03" calcext:value-type="float">
            <text:p>175,03</text:p>
          </table:table-cell>
          <table:table-cell table:number-columns-repeated="66"/>
        </table:table-row>
        <table:table-row table:style-name="ro2">
          <table:table-cell office:value-type="date" office:date-value="2024-03-26" calcext:value-type="date">
            <text:p>26-Mrt-24</text:p>
          </table:table-cell>
          <table:table-cell office:value-type="time" office:time-value="PT21H43M00S" calcext:value-type="time">
            <text:p>21:43</text:p>
          </table:table-cell>
          <table:table-cell office:value-type="float" office:value="99.53" calcext:value-type="float">
            <text:p>99,53</text:p>
          </table:table-cell>
          <table:table-cell table:number-columns-repeated="66"/>
        </table:table-row>
        <table:table-row table:style-name="ro2">
          <table:table-cell office:value-type="date" office:date-value="2024-03-26" calcext:value-type="date">
            <text:p>26-Mrt-24</text:p>
          </table:table-cell>
          <table:table-cell office:value-type="time" office:time-value="PT21H43M00S" calcext:value-type="time">
            <text:p>21:43</text:p>
          </table:table-cell>
          <table:table-cell office:value-type="float" office:value="253.42" calcext:value-type="float">
            <text:p>253,42</text:p>
          </table:table-cell>
          <table:table-cell office:value-type="float" office:value="153.89" calcext:value-type="float">
            <text:p>153,9</text:p>
          </table:table-cell>
          <table:table-cell/>
          <table:table-cell table:style-name="ce4" table:formula="of:=[.A763]+[.B763]" office:value-type="date" office:date-value="2024-03-26T21:43:00" calcext:value-type="date">
            <text:p>26-Mrt-24</text:p>
          </table:table-cell>
          <table:table-cell table:style-name="ce4" table:formula="of:=[.A764]+[.B764]" office:value-type="date" office:date-value="2024-04-06T11:01:00" calcext:value-type="date">
            <text:p>06-Apr-24</text:p>
          </table:table-cell>
          <table:table-cell table:style-name="ce10" table:formula="of:=[.C763]" office:value-type="float" office:value="253.42" calcext:value-type="float">
            <text:p>253,4</text:p>
          </table:table-cell>
          <table:table-cell table:style-name="ce10" table:formula="of:=[.C764]" office:value-type="float" office:value="105.37" calcext:value-type="float">
            <text:p>105,4</text:p>
          </table:table-cell>
          <table:table-cell table:style-name="ce4" office:value-type="date" office:date-value="2024-04-01" calcext:value-type="date">
            <text:p>01-Apr-24</text:p>
          </table:table-cell>
          <table:table-cell table:style-name="ce19" table:formula="of:=[.J763]*(([.I763]-[.H763])/([.G763]-[.F763]))+([.I763]-(([.I763]-[.H763])/([.G763]-[.F763]))*[.G763])" office:value-type="float" office:value="181.947250296013" calcext:value-type="float">
            <text:p>182</text:p>
          </table:table-cell>
          <table:table-cell table:style-name="ce19" table:formula="of:=[.H763]-[.K763]" office:value-type="float" office:value="71.4727497039875" calcext:value-type="float">
            <text:p>71</text:p>
          </table:table-cell>
          <table:table-cell table:number-columns-repeated="57"/>
        </table:table-row>
        <table:table-row table:style-name="ro2">
          <table:table-cell office:value-type="date" office:date-value="2024-04-06" calcext:value-type="date">
            <text:p>06-Apr-24</text:p>
          </table:table-cell>
          <table:table-cell office:value-type="time" office:time-value="PT11H01M00S" calcext:value-type="time">
            <text:p>11:01</text:p>
          </table:table-cell>
          <table:table-cell office:value-type="float" office:value="105.37" calcext:value-type="float">
            <text:p>105,37</text:p>
          </table:table-cell>
          <table:table-cell table:number-columns-repeated="66"/>
        </table:table-row>
        <table:table-row table:style-name="ro2">
          <table:table-cell office:value-type="date" office:date-value="2024-04-06" calcext:value-type="date">
            <text:p>06-Apr-24</text:p>
          </table:table-cell>
          <table:table-cell office:value-type="time" office:time-value="PT11H01M00S" calcext:value-type="time">
            <text:p>11:01</text:p>
          </table:table-cell>
          <table:table-cell office:value-type="float" office:value="273.84" calcext:value-type="float">
            <text:p>273,84</text:p>
          </table:table-cell>
          <table:table-cell office:value-type="float" office:value="168.47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4-14" calcext:value-type="date">
            <text:p>14-Apr-24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102.02" calcext:value-type="float">
            <text:p>102,02</text:p>
          </table:table-cell>
          <table:table-cell table:number-columns-repeated="8"/>
          <table:table-cell table:style-name="ce10" table:formula="of:=[.C765]-[.C766]" office:value-type="float" office:value="171.82" calcext:value-type="float">
            <text:p>171,8</text:p>
          </table:table-cell>
          <table:table-cell table:number-columns-repeated="57"/>
        </table:table-row>
        <table:table-row table:style-name="ro2">
          <table:table-cell office:value-type="date" office:date-value="2024-04-14" calcext:value-type="date">
            <text:p>14-Apr-24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55.92" calcext:value-type="float">
            <text:p>255,92</text:p>
          </table:table-cell>
          <table:table-cell office:value-type="float" office:value="153.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4-04-29" calcext:value-type="date">
            <text:p>29-Apr-24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 table:formula="of:=[.C767]-[.C768]" office:value-type="float" office:value="255.92" calcext:value-type="float">
            <text:p>255,9</text:p>
          </table:table-cell>
          <table:table-cell table:number-columns-repeated="57"/>
        </table:table-row>
        <table:table-row table:style-name="ro2">
          <table:table-cell office:value-type="date" office:date-value="2024-04-29" calcext:value-type="date">
            <text:p>29-Apr-24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147.68" calcext:value-type="float">
            <text:p>147,68</text:p>
          </table:table-cell>
          <table:table-cell office:value-type="float" office:value="147.68" calcext:value-type="float">
            <text:p>147,7</text:p>
          </table:table-cell>
          <table:table-cell/>
          <table:table-cell table:style-name="ce4" table:formula="of:=[.A769]+[.B769]" office:value-type="date" office:date-value="2024-04-29T06:44:00" calcext:value-type="date">
            <text:p>29-Apr-24</text:p>
          </table:table-cell>
          <table:table-cell table:style-name="ce4" table:formula="of:=[.A770]+[.B770]" office:value-type="date" office:date-value="2024-05-05T14:30:00" calcext:value-type="date">
            <text:p>05-Mei-24</text:p>
          </table:table-cell>
          <table:table-cell table:style-name="ce10" table:formula="of:=[.C769]" office:value-type="float" office:value="147.68" calcext:value-type="float">
            <text:p>147,7</text:p>
          </table:table-cell>
          <table:table-cell table:style-name="ce10" table:formula="of:=[.C770]" office:value-type="float" office:value="68.6" calcext:value-type="float">
            <text:p>68,6</text:p>
          </table:table-cell>
          <table:table-cell table:style-name="ce4" office:value-type="date" office:date-value="2024-05-01" calcext:value-type="date">
            <text:p>01-Mei-24</text:p>
          </table:table-cell>
          <table:table-cell table:style-name="ce19" table:formula="of:=[.J769]*(([.I769]-[.H769])/([.G769]-[.F769]))+([.I769]-(([.I769]-[.H769])/([.G769]-[.F769]))*[.G769])" office:value-type="float" office:value="126.177465407411" calcext:value-type="float">
            <text:p>126</text:p>
          </table:table-cell>
          <table:table-cell table:style-name="ce19" table:formula="of:=[.H769]-[.K769]" office:value-type="float" office:value="21.5025345925894" calcext:value-type="float">
            <text:p>22</text:p>
          </table:table-cell>
          <table:table-cell table:number-columns-repeated="57"/>
        </table:table-row>
        <table:table-row table:style-name="ro2">
          <table:table-cell office:value-type="date" office:date-value="2024-05-05" calcext:value-type="date">
            <text:p>05-Mei-2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68.6" calcext:value-type="float">
            <text:p>68,6</text:p>
          </table:table-cell>
          <table:table-cell table:number-columns-repeated="66"/>
        </table:table-row>
        <table:table-row table:style-name="ro2">
          <table:table-cell office:value-type="date" office:date-value="2024-05-05" calcext:value-type="date">
            <text:p>05-Mei-2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237.09" calcext:value-type="float">
            <text:p>237,09</text:p>
          </table:table-cell>
          <table:table-cell office:value-type="float" office:value="168.49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5-13" calcext:value-type="date">
            <text:p>13-Mei-2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67.08" calcext:value-type="float">
            <text:p>67,08</text:p>
          </table:table-cell>
          <table:table-cell table:number-columns-repeated="8"/>
          <table:table-cell table:style-name="ce10" table:formula="of:=[.C771]-[.C772]" office:value-type="float" office:value="170.01" calcext:value-type="float">
            <text:p>170,0</text:p>
          </table:table-cell>
          <table:table-cell table:number-columns-repeated="57"/>
        </table:table-row>
        <table:table-row table:style-name="ro2">
          <table:table-cell office:value-type="date" office:date-value="2024-05-13" calcext:value-type="date">
            <text:p>13-Mei-2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220.92" calcext:value-type="float">
            <text:p>220,92</text:p>
          </table:table-cell>
          <table:table-cell office:value-type="float" office:value="153.84" calcext:value-type="float">
            <text:p>153,8</text:p>
          </table:table-cell>
          <table:table-cell table:number-columns-repeated="65"/>
        </table:table-row>
        <table:table-row table:style-name="ro2">
          <table:table-cell office:value-type="date" office:date-value="2024-05-20" calcext:value-type="date">
            <text:p>20-Mei-24</text:p>
          </table:table-cell>
          <table:table-cell office:value-type="time" office:time-value="PT18H59M00S" calcext:value-type="time">
            <text:p>18:59</text:p>
          </table:table-cell>
          <table:table-cell office:value-type="float" office:value="82.49" calcext:value-type="float">
            <text:p>82,49</text:p>
          </table:table-cell>
          <table:table-cell table:number-columns-repeated="8"/>
          <table:table-cell table:style-name="ce10" table:formula="of:=[.C773]-[.C774]" office:value-type="float" office:value="138.43" calcext:value-type="float">
            <text:p>138,4</text:p>
          </table:table-cell>
          <table:table-cell table:number-columns-repeated="57"/>
        </table:table-row>
        <table:table-row table:style-name="ro2">
          <table:table-cell office:value-type="date" office:date-value="2024-05-20" calcext:value-type="date">
            <text:p>20-Mei-24</text:p>
          </table:table-cell>
          <table:table-cell office:value-type="time" office:time-value="PT18H59M00S" calcext:value-type="time">
            <text:p>18:59</text:p>
          </table:table-cell>
          <table:table-cell office:value-type="float" office:value="230.19" calcext:value-type="float">
            <text:p>230,19</text:p>
          </table:table-cell>
          <table:table-cell office:value-type="float" office:value="147.7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4-05-26" calcext:value-type="date">
            <text:p>26-Mei-24</text:p>
          </table:table-cell>
          <table:table-cell office:value-type="time" office:time-value="PT22H06M00S" calcext:value-type="time">
            <text:p>22:06</text:p>
          </table:table-cell>
          <table:table-cell office:value-type="float" office:value="93.2" calcext:value-type="float">
            <text:p>93,2</text:p>
          </table:table-cell>
          <table:table-cell table:number-columns-repeated="8"/>
          <table:table-cell table:style-name="ce10" table:formula="of:=[.C775]-[.C776]" office:value-type="float" office:value="136.99" calcext:value-type="float">
            <text:p>137,0</text:p>
          </table:table-cell>
          <table:table-cell table:number-columns-repeated="57"/>
        </table:table-row>
        <table:table-row table:style-name="ro2">
          <table:table-cell office:value-type="date" office:date-value="2024-05-26" calcext:value-type="date">
            <text:p>26-Mei-24</text:p>
          </table:table-cell>
          <table:table-cell office:value-type="time" office:time-value="PT22H06M00S" calcext:value-type="time">
            <text:p>22:06</text:p>
          </table:table-cell>
          <table:table-cell office:value-type="float" office:value="234.5" calcext:value-type="float">
            <text:p>234,5</text:p>
          </table:table-cell>
          <table:table-cell office:value-type="float" office:value="141.3" calcext:value-type="float">
            <text:p>141,3</text:p>
          </table:table-cell>
          <table:table-cell/>
          <table:table-cell table:style-name="ce4" table:formula="of:=[.A777]+[.B777]" office:value-type="date" office:date-value="2024-05-26T22:06:00" calcext:value-type="date">
            <text:p>26-Mei-24</text:p>
          </table:table-cell>
          <table:table-cell table:style-name="ce4" table:formula="of:=[.A778]+[.B778]" office:value-type="date" office:date-value="2024-06-06T07:20:00" calcext:value-type="date">
            <text:p>06-Jun-24</text:p>
          </table:table-cell>
          <table:table-cell table:style-name="ce10" table:formula="of:=[.C777]" office:value-type="float" office:value="234.5" calcext:value-type="float">
            <text:p>234,5</text:p>
          </table:table-cell>
          <table:table-cell table:style-name="ce10" table:formula="of:=[.C778]" office:value-type="float" office:value="0.04" calcext:value-type="float">
            <text:p>0,0</text:p>
          </table:table-cell>
          <table:table-cell table:style-name="ce4" office:value-type="date" office:date-value="2024-06-01" calcext:value-type="date">
            <text:p>01-Jun-24</text:p>
          </table:table-cell>
          <table:table-cell table:style-name="ce19" table:formula="of:=[.J777]*(([.I777]-[.H777])/([.G777]-[.F777]))+([.I777]-(([.I777]-[.H777])/([.G777]-[.F777]))*[.G777])" office:value-type="float" office:value="119.825635950314" calcext:value-type="float">
            <text:p>120</text:p>
          </table:table-cell>
          <table:table-cell table:style-name="ce19" table:formula="of:=[.H777]-[.K777]" office:value-type="float" office:value="114.674364049686" calcext:value-type="float">
            <text:p>115</text:p>
          </table:table-cell>
          <table:table-cell table:number-columns-repeated="57"/>
        </table:table-row>
        <table:table-row table:style-name="ro2">
          <table:table-cell office:value-type="date" office:date-value="2024-06-06" calcext:value-type="date">
            <text:p>06-Jun-2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0.04" calcext:value-type="float">
            <text:p>0,04</text:p>
          </table:table-cell>
          <table:table-cell table:number-columns-repeated="66"/>
        </table:table-row>
        <table:table-row table:style-name="ro2">
          <table:table-cell office:value-type="date" office:date-value="2024-06-06" calcext:value-type="date">
            <text:p>06-Jun-2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168.53" calcext:value-type="float">
            <text:p>168,53</text:p>
          </table:table-cell>
          <table:table-cell office:value-type="float" office:value="168.49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6-09" calcext:value-type="date">
            <text:p>09-Jun-24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49.44" calcext:value-type="float">
            <text:p>49,44</text:p>
          </table:table-cell>
          <table:table-cell table:number-columns-repeated="8"/>
          <table:table-cell table:style-name="ce10" table:formula="of:=[.C779]-[.C780]" office:value-type="float" office:value="119.09" calcext:value-type="float">
            <text:p>119,1</text:p>
          </table:table-cell>
          <table:table-cell table:number-columns-repeated="57"/>
        </table:table-row>
        <table:table-row table:style-name="ro2">
          <table:table-cell office:value-type="date" office:date-value="2024-06-09" calcext:value-type="date">
            <text:p>09-Jun-24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203.33" calcext:value-type="float">
            <text:p>203,33</text:p>
          </table:table-cell>
          <table:table-cell office:value-type="float" office:value="153.8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4-06-14" calcext:value-type="date">
            <text:p>14-Jun-24</text:p>
          </table:table-cell>
          <table:table-cell office:value-type="time" office:time-value="PT19H32M00S" calcext:value-type="time">
            <text:p>19:32</text:p>
          </table:table-cell>
          <table:table-cell office:value-type="float" office:value="69.21" calcext:value-type="float">
            <text:p>69,21</text:p>
          </table:table-cell>
          <table:table-cell table:number-columns-repeated="8"/>
          <table:table-cell table:style-name="ce10" table:formula="of:=[.C781]-[.C782]" office:value-type="float" office:value="134.12" calcext:value-type="float">
            <text:p>134,1</text:p>
          </table:table-cell>
          <table:table-cell table:number-columns-repeated="57"/>
        </table:table-row>
        <table:table-row table:style-name="ro2">
          <table:table-cell office:value-type="date" office:date-value="2024-06-14" calcext:value-type="date">
            <text:p>14-Jun-24</text:p>
          </table:table-cell>
          <table:table-cell office:value-type="time" office:time-value="PT19H32M00S" calcext:value-type="time">
            <text:p>19:32</text:p>
          </table:table-cell>
          <table:table-cell office:value-type="float" office:value="216.91" calcext:value-type="float">
            <text:p>216,91</text:p>
          </table:table-cell>
          <table:table-cell office:value-type="float" office:value="147.7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4-06-19" calcext:value-type="date">
            <text:p>19-Jun-24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35.48" calcext:value-type="float">
            <text:p>135,48</text:p>
          </table:table-cell>
          <table:table-cell table:number-columns-repeated="8"/>
          <table:table-cell table:style-name="ce10" table:formula="of:=[.C783]-[.C784]" office:value-type="float" office:value="81.43" calcext:value-type="float">
            <text:p>81,4</text:p>
          </table:table-cell>
          <table:table-cell table:number-columns-repeated="57"/>
        </table:table-row>
        <table:table-row table:style-name="ro2">
          <table:table-cell office:value-type="date" office:date-value="2024-06-19" calcext:value-type="date">
            <text:p>19-Jun-24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276.57" calcext:value-type="float">
            <text:p>276,57</text:p>
          </table:table-cell>
          <table:table-cell office:value-type="float" office:value="141.09" calcext:value-type="float">
            <text:p>141,1</text:p>
          </table:table-cell>
          <table:table-cell table:number-columns-repeated="65"/>
        </table:table-row>
        <table:table-row table:style-name="ro2">
          <table:table-cell office:value-type="date" office:date-value="2024-06-28" calcext:value-type="date">
            <text:p>28-Jun-24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5.13" calcext:value-type="float">
            <text:p>35,13</text:p>
          </table:table-cell>
          <table:table-cell table:number-columns-repeated="8"/>
          <table:table-cell table:style-name="ce10" table:formula="of:=[.C785]-[.C786]" office:value-type="float" office:value="241.44" calcext:value-type="float">
            <text:p>241,4</text:p>
          </table:table-cell>
          <table:table-cell table:number-columns-repeated="57"/>
        </table:table-row>
        <table:table-row table:style-name="ro2">
          <table:table-cell office:value-type="date" office:date-value="2024-06-28" calcext:value-type="date">
            <text:p>28-Jun-24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68.88" calcext:value-type="float">
            <text:p>168,88</text:p>
          </table:table-cell>
          <table:table-cell office:value-type="float" office:value="133.75" calcext:value-type="float">
            <text:p>133,8</text:p>
          </table:table-cell>
          <table:table-cell/>
          <table:table-cell table:style-name="ce4" table:formula="of:=[.A787]+[.B787]" office:value-type="date" office:date-value="2024-06-28T06:59:00" calcext:value-type="date">
            <text:p>28-Jun-24</text:p>
          </table:table-cell>
          <table:table-cell table:style-name="ce4" table:formula="of:=[.A788]+[.B788]" office:value-type="date" office:date-value="2024-07-04T22:38:00" calcext:value-type="date">
            <text:p>04-Jul-24</text:p>
          </table:table-cell>
          <table:table-cell table:style-name="ce10" table:formula="of:=[.C787]" office:value-type="float" office:value="168.88" calcext:value-type="float">
            <text:p>168,9</text:p>
          </table:table-cell>
          <table:table-cell table:style-name="ce10" table:formula="of:=[.C788]" office:value-type="float" office:value="8.74" calcext:value-type="float">
            <text:p>8,7</text:p>
          </table:table-cell>
          <table:table-cell table:style-name="ce4" office:value-type="date" office:date-value="2024-07-01" calcext:value-type="date">
            <text:p>01-Jul-24</text:p>
          </table:table-cell>
          <table:table-cell table:style-name="ce19" table:formula="of:=[.J787]*(([.I787]-[.H787])/([.G787]-[.F787]))+([.I787]-(([.I787]-[.H787])/([.G787]-[.F787]))*[.G787])" office:value-type="float" office:value="103.663783275988" calcext:value-type="float">
            <text:p>104</text:p>
          </table:table-cell>
          <table:table-cell table:style-name="ce19" table:formula="of:=[.H787]-[.K787]" office:value-type="float" office:value="65.216216724012" calcext:value-type="float">
            <text:p>65</text:p>
          </table:table-cell>
          <table:table-cell table:number-columns-repeated="57"/>
        </table:table-row>
        <table:table-row table:style-name="ro2">
          <table:table-cell office:value-type="date" office:date-value="2024-07-04" calcext:value-type="date">
            <text:p>04-Jul-24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8.74" calcext:value-type="float">
            <text:p>8,74</text:p>
          </table:table-cell>
          <table:table-cell table:number-columns-repeated="66"/>
        </table:table-row>
        <table:table-row table:style-name="ro2">
          <table:table-cell office:value-type="date" office:date-value="2024-07-04" calcext:value-type="date">
            <text:p>04-Jul-24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160.74" calcext:value-type="float">
            <text:p>160,74</text:p>
          </table:table-cell>
          <table:table-cell office:value-type="float" office:value="152" calcext:value-type="float">
            <text:p>152,0</text:p>
          </table:table-cell>
          <table:table-cell table:number-columns-repeated="65"/>
        </table:table-row>
        <table:table-row table:style-name="ro2">
          <table:table-cell office:value-type="date" office:date-value="2024-07-06" calcext:value-type="date">
            <text:p>06-Jul-2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36.82" calcext:value-type="float">
            <text:p>136,82</text:p>
          </table:table-cell>
          <table:table-cell table:number-columns-repeated="8"/>
          <table:table-cell table:style-name="ce10" table:formula="of:=[.C789]-[.C790]" office:value-type="float" office:value="23.92" calcext:value-type="float">
            <text:p>23,9</text:p>
          </table:table-cell>
          <table:table-cell table:number-columns-repeated="57"/>
        </table:table-row>
        <table:table-row table:style-name="ro2">
          <table:table-cell office:value-type="date" office:date-value="2024-07-06" calcext:value-type="date">
            <text:p>06-Jul-2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274.17" calcext:value-type="float">
            <text:p>274,17</text:p>
          </table:table-cell>
          <table:table-cell office:value-type="float" office:value="137.35" calcext:value-type="float">
            <text:p>137,4</text:p>
          </table:table-cell>
          <table:table-cell table:number-columns-repeated="65"/>
        </table:table-row>
        <table:table-row table:style-name="ro2">
          <table:table-cell office:value-type="date" office:date-value="2024-07-11" calcext:value-type="date">
            <text:p>11-Jul-24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27.8" calcext:value-type="float">
            <text:p>127,8</text:p>
          </table:table-cell>
          <table:table-cell table:number-columns-repeated="8"/>
          <table:table-cell table:style-name="ce10" table:formula="of:=[.C791]-[.C792]" office:value-type="float" office:value="146.37" calcext:value-type="float">
            <text:p>146,4</text:p>
          </table:table-cell>
          <table:table-cell table:number-columns-repeated="57"/>
        </table:table-row>
        <table:table-row table:style-name="ro2">
          <table:table-cell office:value-type="date" office:date-value="2024-07-11" calcext:value-type="date">
            <text:p>11-Jul-24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274.17" calcext:value-type="float">
            <text:p>274,17</text:p>
          </table:table-cell>
          <table:table-cell office:value-type="float" office:value="146.37" calcext:value-type="float">
            <text:p>146,4</text:p>
          </table:table-cell>
          <table:table-cell table:number-columns-repeated="65"/>
        </table:table-row>
        <table:table-row table:style-name="ro2">
          <table:table-cell office:value-type="date" office:date-value="2024-07-18" calcext:value-type="date">
            <text:p>18-Jul-24</text:p>
          </table:table-cell>
          <table:table-cell office:value-type="time" office:time-value="PT06H17M00S" calcext:value-type="time">
            <text:p>06:17</text:p>
          </table:table-cell>
          <table:table-cell office:value-type="float" office:value="109.36" calcext:value-type="float">
            <text:p>109,36</text:p>
          </table:table-cell>
          <table:table-cell table:number-columns-repeated="8"/>
          <table:table-cell table:style-name="ce10" table:formula="of:=[.C793]-[.C794]" office:value-type="float" office:value="164.81" calcext:value-type="float">
            <text:p>164,8</text:p>
          </table:table-cell>
          <table:table-cell table:number-columns-repeated="57"/>
        </table:table-row>
        <table:table-row table:style-name="ro2">
          <table:table-cell office:value-type="date" office:date-value="2024-07-18" calcext:value-type="date">
            <text:p>18-Jul-24</text:p>
          </table:table-cell>
          <table:table-cell office:value-type="time" office:time-value="PT06H17M00S" calcext:value-type="time">
            <text:p>06:17</text:p>
          </table:table-cell>
          <table:table-cell office:value-type="float" office:value="235.38" calcext:value-type="float">
            <text:p>235,38</text:p>
          </table:table-cell>
          <table:table-cell office:value-type="float" office:value="126.02" calcext:value-type="float">
            <text:p>126,0</text:p>
          </table:table-cell>
          <table:table-cell table:number-columns-repeated="65"/>
        </table:table-row>
        <table:table-row table:style-name="ro2">
          <table:table-cell office:value-type="date" office:date-value="2024-07-25" calcext:value-type="date">
            <text:p>25-Jul-2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30.43" calcext:value-type="float">
            <text:p>30,43</text:p>
          </table:table-cell>
          <table:table-cell table:number-columns-repeated="8"/>
          <table:table-cell table:style-name="ce10" table:formula="of:=[.C795]-[.C796]" office:value-type="float" office:value="204.95" calcext:value-type="float">
            <text:p>205,0</text:p>
          </table:table-cell>
          <table:table-cell table:number-columns-repeated="57"/>
        </table:table-row>
        <table:table-row table:style-name="ro2">
          <table:table-cell office:value-type="date" office:date-value="2024-07-25" calcext:value-type="date">
            <text:p>25-Jul-2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154.58" calcext:value-type="float">
            <text:p>154,58</text:p>
          </table:table-cell>
          <table:table-cell office:value-type="float" office:value="124.15" calcext:value-type="float">
            <text:p>124,2</text:p>
          </table:table-cell>
          <table:table-cell/>
          <table:table-cell table:style-name="ce4" table:formula="of:=[.A797]+[.B797]" office:value-type="date" office:date-value="2024-07-25T19:45:00" calcext:value-type="date">
            <text:p>25-Jul-24</text:p>
          </table:table-cell>
          <table:table-cell table:style-name="ce4" table:formula="of:=[.A798]+[.B798]" office:value-type="date" office:date-value="2024-08-01T01:57:00" calcext:value-type="date">
            <text:p>01-Aug-24</text:p>
          </table:table-cell>
          <table:table-cell table:style-name="ce10" table:formula="of:=[.C797]" office:value-type="float" office:value="154.58" calcext:value-type="float">
            <text:p>154,6</text:p>
          </table:table-cell>
          <table:table-cell table:style-name="ce10" table:formula="of:=[.C798]" office:value-type="float" office:value="14.24" calcext:value-type="float">
            <text:p>14,2</text:p>
          </table:table-cell>
          <table:table-cell table:style-name="ce4" office:value-type="date" office:date-value="2024-08-01" calcext:value-type="date">
            <text:p>01-Aug-24</text:p>
          </table:table-cell>
          <table:table-cell table:style-name="ce19" table:formula="of:=[.J797]*(([.I797]-[.H797])/([.G797]-[.F797]))+([.I797]-(([.I797]-[.H797])/([.G797]-[.F797]))*[.G797])" office:value-type="float" office:value="16.0619906791253" calcext:value-type="float">
            <text:p>16</text:p>
          </table:table-cell>
          <table:table-cell table:style-name="ce19" table:formula="of:=[.H797]-[.K797]" office:value-type="float" office:value="138.518009320875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4-08-01" calcext:value-type="date">
            <text:p>01-Aug-24</text:p>
          </table:table-cell>
          <table:table-cell office:value-type="time" office:time-value="PT01H57M00S" calcext:value-type="time">
            <text:p>01:57</text:p>
          </table:table-cell>
          <table:table-cell office:value-type="float" office:value="14.24" calcext:value-type="float">
            <text:p>14,24</text:p>
          </table:table-cell>
          <table:table-cell table:number-columns-repeated="66"/>
        </table:table-row>
        <table:table-row table:style-name="ro2">
          <table:table-cell office:value-type="date" office:date-value="2024-08-01" calcext:value-type="date">
            <text:p>01-Aug-24</text:p>
          </table:table-cell>
          <table:table-cell office:value-type="time" office:time-value="PT01H57M00S" calcext:value-type="time">
            <text:p>01:57</text:p>
          </table:table-cell>
          <table:table-cell office:value-type="float" office:value="166.23" calcext:value-type="float">
            <text:p>166,23</text:p>
          </table:table-cell>
          <table:table-cell office:value-type="float" office:value="151.99" calcext:value-type="float">
            <text:p>152,0</text:p>
          </table:table-cell>
          <table:table-cell table:number-columns-repeated="65"/>
        </table:table-row>
        <table:table-row table:style-name="ro2">
          <table:table-cell office:value-type="date" office:date-value="2024-08-04" calcext:value-type="date">
            <text:p>04-Aug-24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65.53" calcext:value-type="float">
            <text:p>65,53</text:p>
          </table:table-cell>
          <table:table-cell table:number-columns-repeated="8"/>
          <table:table-cell table:style-name="ce10" table:formula="of:=[.C799]-[.C800]" office:value-type="float" office:value="100.7" calcext:value-type="float">
            <text:p>100,7</text:p>
          </table:table-cell>
          <table:table-cell table:number-columns-repeated="57"/>
        </table:table-row>
        <table:table-row table:style-name="ro2">
          <table:table-cell office:value-type="date" office:date-value="2024-08-04" calcext:value-type="date">
            <text:p>04-Aug-24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202.9" calcext:value-type="float">
            <text:p>202,9</text:p>
          </table:table-cell>
          <table:table-cell office:value-type="float" office:value="137.37" calcext:value-type="float">
            <text:p>137,4</text:p>
          </table:table-cell>
          <table:table-cell table:number-columns-repeated="65"/>
        </table:table-row>
        <table:table-row table:style-name="ro2">
          <table:table-cell office:value-type="date" office:date-value="2024-08-07" calcext:value-type="date">
            <text:p>07-Aug-24</text:p>
          </table:table-cell>
          <table:table-cell office:value-type="time" office:time-value="PT17H16M00S" calcext:value-type="time">
            <text:p>17:16</text:p>
          </table:table-cell>
          <table:table-cell office:value-type="float" office:value="119.99" calcext:value-type="float">
            <text:p>119,99</text:p>
          </table:table-cell>
          <table:table-cell table:number-columns-repeated="8"/>
          <table:table-cell table:style-name="ce10" table:formula="of:=[.C801]-[.C802]" office:value-type="float" office:value="82.91" calcext:value-type="float">
            <text:p>82,9</text:p>
          </table:table-cell>
          <table:table-cell table:number-columns-repeated="57"/>
        </table:table-row>
        <table:table-row table:style-name="ro2">
          <table:table-cell office:value-type="date" office:date-value="2024-08-07" calcext:value-type="date">
            <text:p>07-Aug-24</text:p>
          </table:table-cell>
          <table:table-cell office:value-type="time" office:time-value="PT17H16M00S" calcext:value-type="time">
            <text:p>17:16</text:p>
          </table:table-cell>
          <table:table-cell office:value-type="float" office:value="381.37" calcext:value-type="float">
            <text:p>381,37</text:p>
          </table:table-cell>
          <table:table-cell office:value-type="float" office:value="261.38" calcext:value-type="float">
            <text:p>261,4</text:p>
          </table:table-cell>
          <table:table-cell table:number-columns-repeated="65"/>
        </table:table-row>
        <table:table-row table:style-name="ro2">
          <table:table-cell office:value-type="date" office:date-value="2024-08-12" calcext:value-type="date">
            <text:p>12-Aug-24</text:p>
          </table:table-cell>
          <table:table-cell office:value-type="time" office:time-value="PT12H51M00S" calcext:value-type="time">
            <text:p>12:51</text:p>
          </table:table-cell>
          <table:table-cell office:value-type="float" office:value="317.89" calcext:value-type="float">
            <text:p>317,89</text:p>
          </table:table-cell>
          <table:table-cell table:number-columns-repeated="8"/>
          <table:table-cell table:style-name="ce10" table:formula="of:=[.C803]-[.C804]" office:value-type="float" office:value="63.48" calcext:value-type="float">
            <text:p>63,5</text:p>
          </table:table-cell>
          <table:table-cell table:number-columns-repeated="57"/>
        </table:table-row>
        <table:table-row table:style-name="ro2">
          <table:table-cell office:value-type="date" office:date-value="2024-08-22" calcext:value-type="date">
            <text:p>22-Aug-24</text:p>
          </table:table-cell>
          <table:table-cell office:value-type="time" office:time-value="PT18H51M00S" calcext:value-type="time">
            <text:p>18:51</text:p>
          </table:table-cell>
          <table:table-cell office:value-type="float" office:value="91.08" calcext:value-type="float">
            <text:p>91,08</text:p>
          </table:table-cell>
          <table:table-cell table:number-columns-repeated="66"/>
        </table:table-row>
        <table:table-row table:style-name="ro2">
          <table:table-cell office:value-type="date" office:date-value="2024-08-22" calcext:value-type="date">
            <text:p>22-Aug-24</text:p>
          </table:table-cell>
          <table:table-cell office:value-type="time" office:time-value="PT18H51M00S" calcext:value-type="time">
            <text:p>18:51</text:p>
          </table:table-cell>
          <table:table-cell office:value-type="float" office:value="332.38" calcext:value-type="float">
            <text:p>332,38</text:p>
          </table:table-cell>
          <table:table-cell office:value-type="float" office:value="241.3" calcext:value-type="float">
            <text:p>241,3</text:p>
          </table:table-cell>
          <table:table-cell/>
          <table:table-cell table:style-name="ce4" table:formula="of:=[.A806]+[.B806]" office:value-type="date" office:date-value="2024-08-22T18:51:00" calcext:value-type="date">
            <text:p>22-Aug-24</text:p>
          </table:table-cell>
          <table:table-cell table:style-name="ce4" table:formula="of:=[.A807]+[.B807]" office:value-type="date" office:date-value="2024-09-03T17:52:00" calcext:value-type="date">
            <text:p>03-Sep-24</text:p>
          </table:table-cell>
          <table:table-cell table:style-name="ce10" table:formula="of:=[.C806]" office:value-type="float" office:value="332.38" calcext:value-type="float">
            <text:p>332,4</text:p>
          </table:table-cell>
          <table:table-cell table:style-name="ce10" table:formula="of:=[.C807]" office:value-type="float" office:value="95.95" calcext:value-type="float">
            <text:p>96,0</text:p>
          </table:table-cell>
          <table:table-cell table:style-name="ce4" office:value-type="date" office:date-value="2024-09-01" calcext:value-type="date">
            <text:p>01-Sep-24</text:p>
          </table:table-cell>
          <table:table-cell table:style-name="ce19" table:formula="of:=[.J806]*(([.I806]-[.H806])/([.G806]-[.F806]))+([.I806]-(([.I806]-[.H806])/([.G806]-[.F806]))*[.G806])" office:value-type="float" office:value="150.207671447541" calcext:value-type="float">
            <text:p>150</text:p>
          </table:table-cell>
          <table:table-cell table:style-name="ce19" table:formula="of:=[.H806]-[.K806]" office:value-type="float" office:value="182.172328552459" calcext:value-type="float">
            <text:p>182</text:p>
          </table:table-cell>
          <table:table-cell table:number-columns-repeated="57"/>
        </table:table-row>
        <table:table-row table:style-name="ro2">
          <table:table-cell office:value-type="date" office:date-value="2024-09-03" calcext:value-type="date">
            <text:p>03-Sep-24</text:p>
          </table:table-cell>
          <table:table-cell office:value-type="time" office:time-value="PT17H52M00S" calcext:value-type="time">
            <text:p>17:52</text:p>
          </table:table-cell>
          <table:table-cell office:value-type="float" office:value="95.95" calcext:value-type="float">
            <text:p>95,95</text:p>
          </table:table-cell>
          <table:table-cell table:number-columns-repeated="66"/>
        </table:table-row>
        <table:table-row table:style-name="ro2">
          <table:table-cell office:value-type="date" office:date-value="2024-09-03" calcext:value-type="date">
            <text:p>03-Sep-24</text:p>
          </table:table-cell>
          <table:table-cell office:value-type="time" office:time-value="PT17H52M00S" calcext:value-type="time">
            <text:p>17:52</text:p>
          </table:table-cell>
          <table:table-cell office:value-type="float" office:value="385.34" calcext:value-type="float">
            <text:p>385,34</text:p>
          </table:table-cell>
          <table:table-cell office:value-type="float" office:value="289.39" calcext:value-type="float">
            <text:p>289,4</text:p>
          </table:table-cell>
          <table:table-cell table:number-columns-repeated="65"/>
        </table:table-row>
        <table:table-row table:style-name="ro2">
          <table:table-cell office:value-type="date" office:date-value="2024-09-16" calcext:value-type="date">
            <text:p>16-Sep-24</text:p>
          </table:table-cell>
          <table:table-cell office:value-type="time" office:time-value="PT19H53M00S" calcext:value-type="time">
            <text:p>19:53</text:p>
          </table:table-cell>
          <table:table-cell office:value-type="float" office:value="123.59" calcext:value-type="float">
            <text:p>123,59</text:p>
          </table:table-cell>
          <table:table-cell table:number-columns-repeated="8"/>
          <table:table-cell table:style-name="ce10" table:formula="of:=[.C808]-[.C809]" office:value-type="float" office:value="261.75" calcext:value-type="float">
            <text:p>261,8</text:p>
          </table:table-cell>
          <table:table-cell table:number-columns-repeated="57"/>
        </table:table-row>
        <table:table-row table:style-name="ro2">
          <table:table-cell office:value-type="date" office:date-value="2024-09-16" calcext:value-type="date">
            <text:p>16-Sep-24</text:p>
          </table:table-cell>
          <table:table-cell office:value-type="time" office:time-value="PT19H53M00S" calcext:value-type="time">
            <text:p>19:53</text:p>
          </table:table-cell>
          <table:table-cell office:value-type="float" office:value="384.94" calcext:value-type="float">
            <text:p>384,94</text:p>
          </table:table-cell>
          <table:table-cell office:value-type="float" office:value="261.35" calcext:value-type="float">
            <text:p>261,4</text:p>
          </table:table-cell>
          <table:table-cell/>
          <table:table-cell table:style-name="ce4" table:formula="of:=[.A810]+[.B810]" office:value-type="date" office:date-value="2024-09-16T19:53:00" calcext:value-type="date">
            <text:p>16-Sep-24</text:p>
          </table:table-cell>
          <table:table-cell table:style-name="ce4" table:formula="of:=[.A811]+[.B811]" office:value-type="date" office:date-value="2024-10-02T18:36:00" calcext:value-type="date">
            <text:p>02-Okt-24</text:p>
          </table:table-cell>
          <table:table-cell table:style-name="ce10" table:formula="of:=[.C810]" office:value-type="float" office:value="384.94" calcext:value-type="float">
            <text:p>384,9</text:p>
          </table:table-cell>
          <table:table-cell table:style-name="ce10" table:formula="of:=[.C811]" office:value-type="float" office:value="42.52" calcext:value-type="float">
            <text:p>42,5</text:p>
          </table:table-cell>
          <table:table-cell table:style-name="ce4" office:value-type="date" office:date-value="2024-10-01" calcext:value-type="date">
            <text:p>01-Okt-24</text:p>
          </table:table-cell>
          <table:table-cell table:style-name="ce19" table:formula="of:=[.J810]*(([.I810]-[.H810])/([.G810]-[.F810]))+([.I810]-(([.I810]-[.H810])/([.G810]-[.F810]))*[.G810])" office:value-type="float" office:value="80.634598266799" calcext:value-type="float">
            <text:p>81</text:p>
          </table:table-cell>
          <table:table-cell table:style-name="ce19" table:formula="of:=[.H810]-[.K810]" office:value-type="float" office:value="304.305401733201" calcext:value-type="float">
            <text:p>304</text:p>
          </table:table-cell>
          <table:table-cell table:number-columns-repeated="57"/>
        </table:table-row>
        <table:table-row table:style-name="ro2">
          <table:table-cell office:value-type="date" office:date-value="2024-10-02" calcext:value-type="date">
            <text:p>02-Okt-24</text:p>
          </table:table-cell>
          <table:table-cell office:value-type="time" office:time-value="PT18H36M00S" calcext:value-type="time">
            <text:p>18:36</text:p>
          </table:table-cell>
          <table:table-cell office:value-type="float" office:value="42.52" calcext:value-type="float">
            <text:p>42,52</text:p>
          </table:table-cell>
          <table:table-cell table:number-columns-repeated="66"/>
        </table:table-row>
        <table:table-row table:style-name="ro2">
          <table:table-cell office:value-type="date" office:date-value="2024-10-02" calcext:value-type="date">
            <text:p>02-Okt-24</text:p>
          </table:table-cell>
          <table:table-cell office:value-type="time" office:time-value="PT18H36M00S" calcext:value-type="time">
            <text:p>18:36</text:p>
          </table:table-cell>
          <table:table-cell office:value-type="float" office:value="331.92" calcext:value-type="float">
            <text:p>331,92</text:p>
          </table:table-cell>
          <table:table-cell office:value-type="float" office:value="289.4" calcext:value-type="float">
            <text:p>289,4</text:p>
          </table:table-cell>
          <table:table-cell table:number-columns-repeated="65"/>
        </table:table-row>
        <table:table-row table:style-name="ro2">
          <table:table-cell office:value-type="date" office:date-value="2024-10-16" calcext:value-type="date">
            <text:p>16-Okt-24</text:p>
          </table:table-cell>
          <table:table-cell office:value-type="time" office:time-value="PT06H27M00S" calcext:value-type="time">
            <text:p>06:27</text:p>
          </table:table-cell>
          <table:table-cell office:value-type="float" office:value="82.64" calcext:value-type="float">
            <text:p>82,64</text:p>
          </table:table-cell>
          <table:table-cell table:number-columns-repeated="8"/>
          <table:table-cell table:style-name="ce10" table:formula="of:=[.C812]-[.C813]" office:value-type="float" office:value="249.28" calcext:value-type="float">
            <text:p>249,3</text:p>
          </table:table-cell>
          <table:table-cell table:number-columns-repeated="57"/>
        </table:table-row>
        <table:table-row table:style-name="ro2">
          <table:table-cell office:value-type="date" office:date-value="2024-10-16" calcext:value-type="date">
            <text:p>16-Okt-24</text:p>
          </table:table-cell>
          <table:table-cell office:value-type="time" office:time-value="PT06H27M00S" calcext:value-type="time">
            <text:p>06:27</text:p>
          </table:table-cell>
          <table:table-cell office:value-type="float" office:value="343.99" calcext:value-type="float">
            <text:p>343,99</text:p>
          </table:table-cell>
          <table:table-cell office:value-type="float" office:value="261.35" calcext:value-type="float">
            <text:p>261,4</text:p>
          </table:table-cell>
          <table:table-cell table:number-columns-repeated="65"/>
        </table:table-row>
        <table:table-row table:style-name="ro2">
          <table:table-cell office:value-type="date" office:date-value="2024-10-30" calcext:value-type="date">
            <text:p>30-Okt-24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81.8" calcext:value-type="float">
            <text:p>81,8</text:p>
          </table:table-cell>
          <table:table-cell table:number-columns-repeated="8"/>
          <table:table-cell table:style-name="ce10" table:formula="of:=[.C814]-[.C815]" office:value-type="float" office:value="262.19" calcext:value-type="float">
            <text:p>262,2</text:p>
          </table:table-cell>
          <table:table-cell table:number-columns-repeated="57"/>
        </table:table-row>
        <table:table-row table:style-name="ro2">
          <table:table-cell office:value-type="date" office:date-value="2024-10-30" calcext:value-type="date">
            <text:p>30-Okt-24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323.09" calcext:value-type="float">
            <text:p>323,09</text:p>
          </table:table-cell>
          <table:table-cell office:value-type="float" office:value="241.29" calcext:value-type="float">
            <text:p>241,3</text:p>
          </table:table-cell>
          <table:table-cell/>
          <table:table-cell table:style-name="ce4" table:formula="of:=[.A816]+[.B816]" office:value-type="date" office:date-value="2024-10-30T19:51:00" calcext:value-type="date">
            <text:p>30-Okt-24</text:p>
          </table:table-cell>
          <table:table-cell table:style-name="ce4" table:formula="of:=[.A817]+[.B817]" office:value-type="date" office:date-value="2024-11-10T18:12:00" calcext:value-type="date">
            <text:p>10-Nov-24</text:p>
          </table:table-cell>
          <table:table-cell table:style-name="ce10" table:formula="of:=[.C816]" office:value-type="float" office:value="323.09" calcext:value-type="float">
            <text:p>323,1</text:p>
          </table:table-cell>
          <table:table-cell table:style-name="ce10" table:formula="of:=[.C817]" office:value-type="float" office:value="134.73" calcext:value-type="float">
            <text:p>134,7</text:p>
          </table:table-cell>
          <table:table-cell table:style-name="ce4" office:value-type="date" office:date-value="2024-11-01" calcext:value-type="date">
            <text:p>01-Nov-24</text:p>
          </table:table-cell>
          <table:table-cell table:style-name="ce19" table:formula="of:=[.J816]*(([.I816]-[.H816])/([.G816]-[.F816]))+([.I816]-(([.I816]-[.H816])/([.G816]-[.F816]))*[.G816])" office:value-type="float" office:value="302.879083285574" calcext:value-type="float">
            <text:p>303</text:p>
          </table:table-cell>
          <table:table-cell table:style-name="ce19" table:formula="of:=[.H816]-[.K816]" office:value-type="float" office:value="20.2109167144261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4-11-10" calcext:value-type="date">
            <text:p>10-Nov-24</text:p>
          </table:table-cell>
          <table:table-cell office:value-type="time" office:time-value="PT18H12M00S" calcext:value-type="time">
            <text:p>18:12</text:p>
          </table:table-cell>
          <table:table-cell office:value-type="float" office:value="134.73" calcext:value-type="float">
            <text:p>134,73</text:p>
          </table:table-cell>
          <table:table-cell table:number-columns-repeated="66"/>
        </table:table-row>
        <table:table-row table:style-name="ro2">
          <table:table-cell office:value-type="date" office:date-value="2024-11-10" calcext:value-type="date">
            <text:p>10-Nov-24</text:p>
          </table:table-cell>
          <table:table-cell office:value-type="time" office:time-value="PT18H12M00S" calcext:value-type="time">
            <text:p>18:12</text:p>
          </table:table-cell>
          <table:table-cell office:value-type="float" office:value="423.97" calcext:value-type="float">
            <text:p>423,97</text:p>
          </table:table-cell>
          <table:table-cell office:value-type="float" office:value="289.24" calcext:value-type="float">
            <text:p>289,2</text:p>
          </table:table-cell>
          <table:table-cell table:number-columns-repeated="65"/>
        </table:table-row>
        <table:table-row table:style-name="ro2">
          <table:table-cell office:value-type="date" office:date-value="2024-11-21" calcext:value-type="date">
            <text:p>21-Nov-24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218.48" calcext:value-type="float">
            <text:p>218,48</text:p>
          </table:table-cell>
          <table:table-cell table:number-columns-repeated="8"/>
          <table:table-cell table:style-name="ce10" table:formula="of:=[.C818]-[.C819]" office:value-type="float" office:value="205.49" calcext:value-type="float">
            <text:p>205,5</text:p>
          </table:table-cell>
          <table:table-cell table:number-columns-repeated="57"/>
        </table:table-row>
        <table:table-row table:style-name="ro2">
          <table:table-cell office:value-type="date" office:date-value="2024-11-21" calcext:value-type="date">
            <text:p>21-Nov-24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479.87" calcext:value-type="float">
            <text:p>479,87</text:p>
          </table:table-cell>
          <table:table-cell office:value-type="float" office:value="261.39" calcext:value-type="float">
            <text:p>261,4</text:p>
          </table:table-cell>
          <table:table-cell table:number-columns-repeated="65"/>
        </table:table-row>
        <table:table-row table:style-name="ro2">
          <table:table-cell office:value-type="date" office:date-value="2024-11-25" calcext:value-type="date">
            <text:p>25-Nov-24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409.82" calcext:value-type="float">
            <text:p>409,82</text:p>
          </table:table-cell>
          <table:table-cell table:number-columns-repeated="8"/>
          <table:table-cell table:style-name="ce10" table:formula="of:=[.C820]-[.C821]" office:value-type="float" office:value="70.05" calcext:value-type="float">
            <text:p>70,1</text:p>
          </table:table-cell>
          <table:table-cell table:number-columns-repeated="57"/>
        </table:table-row>
        <table:table-row table:style-name="ro2">
          <table:table-cell office:value-type="date" office:date-value="2024-11-25" calcext:value-type="date">
            <text:p>25-Nov-24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435.02" calcext:value-type="float">
            <text:p>435,02</text:p>
          </table:table-cell>
          <table:table-cell office:value-type="float" office:value="25.2" calcext:value-type="float">
            <text:p>25,2</text:p>
          </table:table-cell>
          <table:table-cell/>
          <table:table-cell table:style-name="ce4" table:formula="of:=[.A822]+[.B822]" office:value-type="date" office:date-value="2024-11-25T21:56:00" calcext:value-type="date">
            <text:p>25-Nov-24</text:p>
          </table:table-cell>
          <table:table-cell table:style-name="ce4" table:formula="of:=[.A823]+[.B823]" office:value-type="date" office:date-value="2024-12-10T18:50:00" calcext:value-type="date">
            <text:p>10-Des-24</text:p>
          </table:table-cell>
          <table:table-cell table:style-name="ce10" table:formula="of:=[.C822]" office:value-type="float" office:value="435.02" calcext:value-type="float">
            <text:p>435,0</text:p>
          </table:table-cell>
          <table:table-cell table:style-name="ce10" table:formula="of:=[.C823]" office:value-type="float" office:value="214.64" calcext:value-type="float">
            <text:p>214,6</text:p>
          </table:table-cell>
          <table:table-cell table:style-name="ce4" office:value-type="date" office:date-value="2024-12-01" calcext:value-type="date">
            <text:p>01-Des-24</text:p>
          </table:table-cell>
          <table:table-cell table:style-name="ce19" table:formula="of:=[.J822]*(([.I822]-[.H822])/([.G822]-[.F822]))+([.I822]-(([.I822]-[.H822])/([.G822]-[.F822]))*[.G822])" office:value-type="float" office:value="359.645799943944" calcext:value-type="float">
            <text:p>360</text:p>
          </table:table-cell>
          <table:table-cell table:style-name="ce19" table:formula="of:=[.H822]-[.K822]" office:value-type="float" office:value="75.3742000560555" calcext:value-type="float">
            <text:p>75</text:p>
          </table:table-cell>
          <table:table-cell table:number-columns-repeated="57"/>
        </table:table-row>
        <table:table-row table:style-name="ro2">
          <table:table-cell office:value-type="date" office:date-value="2024-12-10" calcext:value-type="date">
            <text:p>10-Des-24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214.64" calcext:value-type="float">
            <text:p>214,64</text:p>
          </table:table-cell>
          <table:table-cell table:number-columns-repeated="66"/>
        </table:table-row>
        <table:table-row table:style-name="ro2">
          <table:table-cell office:value-type="date" office:date-value="2024-12-10" calcext:value-type="date">
            <text:p>10-Des-24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504.04" calcext:value-type="float">
            <text:p>504,04</text:p>
          </table:table-cell>
          <table:table-cell office:value-type="float" office:value="289.4" calcext:value-type="float">
            <text:p>289,4</text:p>
          </table:table-cell>
          <table:table-cell table:number-columns-repeated="65"/>
        </table:table-row>
        <table:table-row table:style-name="ro2">
          <table:table-cell office:value-type="date" office:date-value="2024-12-27" calcext:value-type="date">
            <text:p>27-Des-24</text:p>
          </table:table-cell>
          <table:table-cell office:value-type="time" office:time-value="PT14H46M00S" calcext:value-type="time">
            <text:p>14:46</text:p>
          </table:table-cell>
          <table:table-cell office:value-type="float" office:value="458.99" calcext:value-type="float">
            <text:p>458,99</text:p>
          </table:table-cell>
          <table:table-cell table:number-columns-repeated="8"/>
          <table:table-cell table:style-name="ce10" table:formula="of:=[.C824]-[.C825]" office:value-type="float" office:value="45.05" calcext:value-type="float">
            <text:p>45,1</text:p>
          </table:table-cell>
          <table:table-cell table:number-columns-repeated="57"/>
        </table:table-row>
        <table:table-row table:style-name="ro2" table:number-rows-repeated="15">
          <table:table-cell table:number-columns-repeated="3"/>
          <table:table-cell table:style-name="Default"/>
          <table:table-cell table:number-columns-repeated="65"/>
        </table:table-row>
        <table:table-row table:style-name="ro2">
          <table:table-cell table:number-columns-repeated="69"/>
        </table:table-row>
        <table:table-row table:style-name="ro2">
          <table:table-cell table:style-name="ce30" office:value-type="string" calcext:value-type="string">
            <text:p>Basis data:</text:p>
          </table:table-cell>
          <table:table-cell table:number-columns-repeated="68"/>
        </table:table-row>
        <table:table-row table:style-name="ro2">
          <table:table-cell table:number-columns-repeated="69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table:style-name="Default" office:value-type="string" calcext:value-type="string">
            <text:p>Kraggebruik [kWh/dag]</text:p>
          </table:table-cell>
          <table:table-cell table:style-name="Default" office:value-type="string" calcext:value-type="string">
            <text:p>Bedrag</text:p>
          </table:table-cell>
          <table:table-cell office:value-type="string" calcext:value-type="string">
            <text:p>Eenhede gekoop [kWh]</text:p>
          </table:table-cell>
          <table:table-cell table:style-name="Default" office:value-type="string" calcext:value-type="string">
            <text:p>Prys [R/kWh]</text:p>
          </table:table-cell>
          <table:table-cell table:number-columns-repeated="62"/>
        </table:table-row>
        <table:table-row table:style-name="ro2">
          <table:table-cell office:value-type="date" office:date-value="2018-03-15" calcext:value-type="date">
            <text:p>15-Mrt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,7</text:p>
          </table:table-cell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6" calcext:value-type="date">
            <text:p>16-Mrt-18</text:p>
          </table:table-cell>
          <table:table-cell office:value-type="time" office:time-value="PT17H32M00S" calcext:value-type="time">
            <text:p>17:32</text:p>
          </table:table-cell>
          <table:table-cell table:style-name="ce10" office:value-type="float" office:value="195.3" calcext:value-type="float">
            <text:p>195,3</text:p>
          </table:table-cell>
          <table:table-cell table:formula="of:=IF(([.A846]+[.B846])=([.A845]+[.B845]);&quot;&quot;;([.C845]-[.C846])/(([.A846]-[.A845])+([.B846]-[.B845])))" office:value-type="float" office:value="18.7741935483871" calcext:value-type="float">
            <text:p>18,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7" calcext:value-type="date">
            <text:p>17-Mrt-18</text:p>
          </table:table-cell>
          <table:table-cell office:value-type="time" office:time-value="PT19H41M00S" calcext:value-type="time">
            <text:p>19:41</text:p>
          </table:table-cell>
          <table:table-cell table:style-name="ce10" office:value-type="float" office:value="172.1" calcext:value-type="float">
            <text:p>172,1</text:p>
          </table:table-cell>
          <table:table-cell table:formula="of:=IF(([.A847]+[.B847])=([.A846]+[.B846]);&quot;&quot;;([.C846]-[.C847])/(([.A847]-[.A846])+([.B847]-[.B846])))" office:value-type="float" office:value="21.2925430210325" calcext:value-type="float">
            <text:p>21,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6" calcext:value-type="date">
            <text:p>26-Mrt-18</text:p>
          </table:table-cell>
          <table:table-cell office:value-type="time" office:time-value="PT19H52M00S" calcext:value-type="time">
            <text:p>19:52</text:p>
          </table:table-cell>
          <table:table-cell table:style-name="ce10" office:value-type="float" office:value="146.3" calcext:value-type="float">
            <text:p>146,3</text:p>
          </table:table-cell>
          <table:table-cell table:formula="of:=IF(([.A848]+[.B848])=([.A847]+[.B847]);&quot;&quot;;([.C847]-[.C848])/(([.A848]-[.A847])+([.B848]-[.B847])))" office:value-type="float" office:value="2.86423560249788" calcext:value-type="float">
            <text:p>2,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8" calcext:value-type="date">
            <text:p>28-Mrt-18</text:p>
          </table:table-cell>
          <table:table-cell office:value-type="time" office:time-value="PT18H18M00S" calcext:value-type="time">
            <text:p>18:18</text:p>
          </table:table-cell>
          <table:table-cell table:style-name="ce10" office:value-type="float" office:value="114.3" calcext:value-type="float">
            <text:p>114,3</text:p>
          </table:table-cell>
          <table:table-cell table:formula="of:=IF(([.A849]+[.B849])=([.A848]+[.B848]);&quot;&quot;;([.C848]-[.C849])/(([.A849]-[.A848])+([.B849]-[.B848])))" office:value-type="float" office:value="16.5398420674803" calcext:value-type="float">
            <text:p>16,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,9</text:p>
          </table:table-cell>
          <table:table-cell table:formula="of:=IF(([.A850]+[.B850])=([.A849]+[.B849]);&quot;&quot;;([.C849]-[.C850])/(([.A850]-[.A849])+([.B850]-[.B849])))" office:value-type="float" office:value="29.4534371825262" calcext:value-type="float">
            <text:p>29,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formula="of:=[.C850]+[.F851]" office:value-type="float" office:value="110.4" calcext:value-type="float">
            <text:p>110,4</text:p>
          </table:table-cell>
          <table:table-cell table:formula="of:=IF(([.A851]+[.B851])=([.A850]+[.B850]);&quot;&quot;;([.C850]-[.C851])/(([.A851]-[.A850])+([.B851]-[.B850])))">
            <text:p/>
          </table:table-cell>
          <table:table-cell office:value-type="float" office:value="100" calcext:value-type="float">
            <text:p>R 100,00</text:p>
          </table:table-cell>
          <table:table-cell office:value-type="float" office:value="56.5" calcext:value-type="float">
            <text:p>56,5</text:p>
          </table:table-cell>
          <table:table-cell table:formula="of:=[.E851]/[.F851]" office:value-type="float" office:value="1.76991150442478" calcext:value-type="float">
            <text:p>R 1,77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,9</text:p>
          </table:table-cell>
          <table:table-cell table:formula="of:=IF(([.A852]+[.B852])=([.A851]+[.B851]);&quot;&quot;;([.C851]-[.C852])/(([.A852]-[.A851])+([.B852]-[.B851])))" office:value-type="float" office:value="24.141488577745" calcext:value-type="float">
            <text:p>24,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852]+[.F853]" office:value-type="float" office:value="965.3" calcext:value-type="float">
            <text:p>965,3</text:p>
          </table:table-cell>
          <table:table-cell table:formula="of:=IF(([.A853]+[.B853])=([.A852]+[.B852]);&quot;&quot;;([.C852]-[.C853])/(([.A853]-[.A852])+([.B853]-[.B852])))">
            <text:p/>
          </table:table-cell>
          <table:table-cell office:value-type="float" office:value="1700" calcext:value-type="float">
            <text:p>R 1 700,00</text:p>
          </table:table-cell>
          <table:table-cell office:value-type="float" office:value="900.4" calcext:value-type="float">
            <text:p>900,4</text:p>
          </table:table-cell>
          <table:table-cell table:formula="of:=[.E853]/[.F853]" office:value-type="float" office:value="1.88804975566415" calcext:value-type="float">
            <text:p>R 1,89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959.7" calcext:value-type="float">
            <text:p>959,7</text:p>
          </table:table-cell>
          <table:table-cell table:formula="of:=IF(([.A854]+[.B854])=([.A853]+[.B853]);&quot;&quot;;([.C853]-[.C854])/(([.A854]-[.A853])+([.B854]-[.B853])))" office:value-type="float" office:value="36.3243243243237" calcext:value-type="float">
            <text:p>36,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2" calcext:value-type="date">
            <text:p>02-Apr-18</text:p>
          </table:table-cell>
          <table:table-cell office:value-type="time" office:time-value="PT22H22M00S" calcext:value-type="time">
            <text:p>22:22</text:p>
          </table:table-cell>
          <table:table-cell office:value-type="float" office:value="925.9" calcext:value-type="float">
            <text:p>925,9</text:p>
          </table:table-cell>
          <table:table-cell table:formula="of:=IF(([.A855]+[.B855])=([.A854]+[.B854]);&quot;&quot;;([.C854]-[.C855])/(([.A855]-[.A854])+([.B855]-[.B854])))" office:value-type="float" office:value="31.3003215434084" calcext:value-type="float">
            <text:p>31,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843.4" calcext:value-type="float">
            <text:p>843,4</text:p>
          </table:table-cell>
          <table:table-cell table:formula="of:=IF(([.A856]+[.B856])=([.A855]+[.B855]);&quot;&quot;;([.C855]-[.C856])/(([.A856]-[.A855])+([.B856]-[.B855])))" office:value-type="float" office:value="42.0233463035019" calcext:value-type="float">
            <text:p>42,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2H35M00S" calcext:value-type="time">
            <text:p>22:35</text:p>
          </table:table-cell>
          <table:table-cell office:value-type="float" office:value="841.9" calcext:value-type="float">
            <text:p>841,9</text:p>
          </table:table-cell>
          <table:table-cell table:formula="of:=IF(([.A857]+[.B857])=([.A856]+[.B856]);&quot;&quot;;([.C856]-[.C857])/(([.A857]-[.A856])+([.B857]-[.B856])))" office:value-type="float" office:value="32.7272727272727" calcext:value-type="float">
            <text:p>32,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5" calcext:value-type="date">
            <text:p>05-Apr-18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32.9" calcext:value-type="float">
            <text:p>832,9</text:p>
          </table:table-cell>
          <table:table-cell table:formula="of:=IF(([.A858]+[.B858])=([.A857]+[.B857]);&quot;&quot;;([.C857]-[.C858])/(([.A858]-[.A857])+([.B858]-[.B857])))" office:value-type="float" office:value="24.0445269016698" calcext:value-type="float">
            <text:p>24,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6" calcext:value-type="date">
            <text:p>06-Apr-18</text:p>
          </table:table-cell>
          <table:table-cell office:value-type="time" office:time-value="PT17H13M00S" calcext:value-type="time">
            <text:p>17:13</text:p>
          </table:table-cell>
          <table:table-cell office:value-type="float" office:value="786.4" calcext:value-type="float">
            <text:p>786,4</text:p>
          </table:table-cell>
          <table:table-cell table:formula="of:=IF(([.A859]+[.B859])=([.A858]+[.B858]);&quot;&quot;;([.C858]-[.C859])/(([.A859]-[.A858])+([.B859]-[.B858])))" office:value-type="float" office:value="33.1649331352155" calcext:value-type="float">
            <text:p>33,2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7" calcext:value-type="date">
            <text:p>07-Apr-18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775.4" calcext:value-type="float">
            <text:p>775,4</text:p>
          </table:table-cell>
          <table:table-cell table:formula="of:=IF(([.A860]+[.B860])=([.A859]+[.B859]);&quot;&quot;;([.C859]-[.C860])/(([.A860]-[.A859])+([.B860]-[.B859])))" office:value-type="float" office:value="18.0821917808219" calcext:value-type="float">
            <text:p>18,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750.9" calcext:value-type="float">
            <text:p>750,9</text:p>
          </table:table-cell>
          <table:table-cell table:formula="of:=IF(([.A861]+[.B861])=([.A860]+[.B860]);&quot;&quot;;([.C860]-[.C861])/(([.A861]-[.A860])+([.B861]-[.B860])))" office:value-type="float" office:value="24.6540880503145" calcext:value-type="float">
            <text:p>24,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725.9" calcext:value-type="float">
            <text:p>725,9</text:p>
          </table:table-cell>
          <table:table-cell table:formula="of:=IF(([.A862]+[.B862])=([.A861]+[.B861]);&quot;&quot;;([.C861]-[.C862])/(([.A862]-[.A861])+([.B862]-[.B861])))" office:value-type="float" office:value="47.8723404255319" calcext:value-type="float">
            <text:p>47,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2" calcext:value-type="date">
            <text:p>12-Apr-18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655.9" calcext:value-type="float">
            <text:p>655,9</text:p>
          </table:table-cell>
          <table:table-cell table:formula="of:=IF(([.A863]+[.B863])=([.A862]+[.B862]);&quot;&quot;;([.C862]-[.C863])/(([.A863]-[.A862])+([.B863]-[.B862])))" office:value-type="float" office:value="20.4711616571893" calcext:value-type="float">
            <text:p>20,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628.2" calcext:value-type="float">
            <text:p>628,2</text:p>
          </table:table-cell>
          <table:table-cell table:formula="of:=IF(([.A864]+[.B864])=([.A863]+[.B863]);&quot;&quot;;([.C863]-[.C864])/(([.A864]-[.A863])+([.B864]-[.B863])))" office:value-type="float" office:value="19.9041916167664" calcext:value-type="float">
            <text:p>19,9</text:p>
          </table:table-cell>
          <table:table-cell table:style-name="Default" office:value-type="string" calcext:value-type="string">
            <text:p>Geyser kombuis weer aan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611.2" calcext:value-type="float">
            <text:p>611,2</text:p>
          </table:table-cell>
          <table:table-cell table:formula="of:=IF(([.A865]+[.B865])=([.A864]+[.B864]);&quot;&quot;;([.C864]-[.C865])/(([.A865]-[.A864])+([.B865]-[.B864])))" office:value-type="float" office:value="93.0798479087452" calcext:value-type="float">
            <text:p>93,1</text:p>
          </table:table-cell>
          <table:table-cell table:style-name="Default" office:value-type="string" calcext:value-type="string">
            <text:p>Termostaat van geyser is gebreek. <text:s/>Moet dit vervang. <text:s/>Geyser nou weer af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5" calcext:value-type="date">
            <text:p>15-Apr-18</text:p>
          </table:table-cell>
          <table:table-cell office:value-type="time" office:time-value="PT18H27M00S" calcext:value-type="time">
            <text:p>18:27</text:p>
          </table:table-cell>
          <table:table-cell office:value-type="float" office:value="569.4" calcext:value-type="float">
            <text:p>569,4</text:p>
          </table:table-cell>
          <table:table-cell table:formula="of:=IF(([.A866]+[.B866])=([.A865]+[.B865]);&quot;&quot;;([.C865]-[.C866])/(([.A866]-[.A865])+([.B866]-[.B865])))" office:value-type="float" office:value="21.6206896551725" calcext:value-type="float">
            <text:p>21,6</text:p>
          </table:table-cell>
          <table:table-cell table:style-name="Default"/>
          <table:table-cell/>
          <table:table-cell table:style-name="Default"/>
          <table:table-cell table:number-columns-repeated="20"/>
          <table:table-cell table:style-name="ce5"/>
          <table:table-cell/>
          <table:table-cell table:style-name="ce21"/>
          <table:table-cell table:number-columns-repeated="39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530.3" calcext:value-type="float">
            <text:p>530,3</text:p>
          </table:table-cell>
          <table:table-cell table:formula="of:=IF(([.A867]+[.B867])=([.A866]+[.B866]);&quot;&quot;;([.C866]-[.C867])/(([.A867]-[.A866])+([.B867]-[.B866])))" office:value-type="float" office:value="19.3086419753087" calcext:value-type="float">
            <text:p>19,3</text:p>
          </table:table-cell>
          <table:table-cell table:style-name="Default" office:value-type="string" calcext:value-type="string">
            <text:p>Geyser kombuis weer aan. <text:s/>Termostaat is vervang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525.3" calcext:value-type="float">
            <text:p>525,3</text:p>
          </table:table-cell>
          <table:table-cell table:formula="of:=IF(([.A868]+[.B868])=([.A867]+[.B867]);&quot;&quot;;([.C867]-[.C868])/(([.A868]-[.A867])+([.B868]-[.B867])))" office:value-type="float" office:value="91.1392405063291" calcext:value-type="float">
            <text:p>91,1</text:p>
          </table:table-cell>
          <table:table-cell table:style-name="Default" office:value-type="string" calcext:value-type="string">
            <text:p>Kort stukkie terwyl geyser aan was. <text:s/>Moet dus hoog wees want geyser het water van koud af warm gemaak.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53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511.5" calcext:value-type="float">
            <text:p>511,5</text:p>
          </table:table-cell>
          <table:table-cell table:formula="of:=IF(([.A869]+[.B869])=([.A868]+[.B868]);&quot;&quot;;([.C868]-[.C869])/(([.A869]-[.A868])+([.B869]-[.B868])))" office:value-type="float" office:value="32.6842105263157" calcext:value-type="float">
            <text:p>32,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17H59M00S" calcext:value-type="time">
            <text:p>17:59</text:p>
          </table:table-cell>
          <table:table-cell office:value-type="float" office:value="506.3" calcext:value-type="float">
            <text:p>506,3</text:p>
          </table:table-cell>
          <table:table-cell table:formula="of:=IF(([.A870]+[.B870])=([.A869]+[.B869]);&quot;&quot;;([.C869]-[.C870])/(([.A870]-[.A869])+([.B870]-[.B869])))" office:value-type="float" office:value="10.8679245283019" calcext:value-type="float">
            <text:p>10,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3" calcext:value-type="date">
            <text:p>23-Apr-18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365.8" calcext:value-type="float">
            <text:p>365,8</text:p>
          </table:table-cell>
          <table:table-cell table:formula="of:=IF(([.A871]+[.B871])=([.A870]+[.B870]);&quot;&quot;;([.C870]-[.C871])/(([.A871]-[.A870])+([.B871]-[.B870])))" office:value-type="float" office:value="28.1782729805014" calcext:value-type="float">
            <text:p>28,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11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4" calcext:value-type="date">
            <text:p>24-Apr-18</text:p>
          </table:table-cell>
          <table:table-cell office:value-type="time" office:time-value="PT06H47M00S" calcext:value-type="time">
            <text:p>06:47</text:p>
          </table:table-cell>
          <table:table-cell office:value-type="float" office:value="348.4" calcext:value-type="float">
            <text:p>348,4</text:p>
          </table:table-cell>
          <table:table-cell table:formula="of:=IF(([.A872]+[.B872])=([.A871]+[.B871]);&quot;&quot;;([.C871]-[.C872])/(([.A872]-[.A871])+([.B872]-[.B871])))" office:value-type="float" office:value="31.7969543147209" calcext:value-type="float">
            <text:p>31,8</text:p>
          </table:table-cell>
          <table:table-cell table:style-name="Default"/>
          <table:table-cell/>
          <table:table-cell table:style-name="Default"/>
          <table:table-cell table:number-columns-repeated="11"/>
          <table:table-cell table:style-name="ce20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7" calcext:value-type="date">
            <text:p>27-Apr-18</text:p>
          </table:table-cell>
          <table:table-cell office:value-type="time" office:time-value="PT11H25M00S" calcext:value-type="time">
            <text:p>11:25</text:p>
          </table:table-cell>
          <table:table-cell office:value-type="float" office:value="266.7" calcext:value-type="float">
            <text:p>266,7</text:p>
          </table:table-cell>
          <table:table-cell table:formula="of:=IF(([.A873]+[.B873])=([.A872]+[.B872]);&quot;&quot;;([.C872]-[.C873])/(([.A873]-[.A872])+([.B873]-[.B872])))" office:value-type="float" office:value="25.5867768595041" calcext:value-type="float">
            <text:p>25,6</text:p>
          </table:table-cell>
          <table:table-cell table:style-name="Default" office:value-type="string" calcext:value-type="string">
            <text:p>Geyser af voor weggaan op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9" calcext:value-type="date">
            <text:p>29-Apr-18</text:p>
          </table:table-cell>
          <table:table-cell office:value-type="time" office:time-value="PT20H30M00S" calcext:value-type="time">
            <text:p>20:30</text:p>
          </table:table-cell>
          <table:table-cell office:value-type="float" office:value="235" calcext:value-type="float">
            <text:p>235</text:p>
          </table:table-cell>
          <table:table-cell table:formula="of:=IF(([.A874]+[.B874])=([.A873]+[.B873]);&quot;&quot;;([.C873]-[.C874])/(([.A874]-[.A873])+([.B874]-[.B873])))" office:value-type="float" office:value="13.3278832116788" calcext:value-type="float">
            <text:p>13,3</text:p>
          </table:table-cell>
          <table:table-cell table:style-name="Default" office:value-type="string" calcext:value-type="string">
            <text:p>Geysers nou weer aan vir so 'n uur na die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,3</text:p>
          </table:table-cell>
          <table:table-cell table:formula="of:=IF(([.A875]+[.B875])=([.A874]+[.B874]);&quot;&quot;;([.C874]-[.C875])/(([.A875]-[.A874])+([.B875]-[.B874])))" office:value-type="float" office:value="26.7317073170731" calcext:value-type="float">
            <text:p>26,7</text:p>
          </table:table-cell>
          <table:table-cell table:style-name="Default"/>
          <table:table-cell/>
          <table:table-cell table:style-name="Default"/>
          <table:table-cell table:number-columns-repeated="15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,7</text:p>
          </table:table-cell>
          <table:table-cell table:formula="of:=IF(([.A876]+[.B876])=([.A875]+[.B875]);&quot;&quot;;([.C875]-[.C876])/(([.A876]-[.A875])+([.B876]-[.B875])))">
            <text:p/>
          </table:table-cell>
          <table:table-cell table:formula="of:=1478.26+221.74" office:value-type="float" office:value="1700" calcext:value-type="float">
            <text:p>R 1 700,00</text:p>
          </table:table-cell>
          <table:table-cell office:value-type="float" office:value="810.4" calcext:value-type="float">
            <text:p>810,4</text:p>
          </table:table-cell>
          <table:table-cell table:formula="of:=[.E876]/[.F876]" office:value-type="float" office:value="2.09772951628825" calcext:value-type="float">
            <text:p>R 2,10</text:p>
          </table:table-cell>
          <table:table-cell table:number-columns-repeated="5"/>
          <table:table-cell table:style-name="ce7" table:number-columns-repeated="4"/>
          <table:table-cell table:number-columns-repeated="5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1" calcext:value-type="date">
            <text:p>01-Mei-18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986" calcext:value-type="float">
            <text:p>986</text:p>
          </table:table-cell>
          <table:table-cell table:formula="of:=IF(([.A877]+[.B877])=([.A876]+[.B876]);&quot;&quot;;([.C876]-[.C877])/(([.A877]-[.A876])+([.B877]-[.B876])))" office:value-type="float" office:value="31.3670162059104" calcext:value-type="float">
            <text:p>31,4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4" calcext:value-type="date">
            <text:p>04-Mei-18</text:p>
          </table:table-cell>
          <table:table-cell office:value-type="time" office:time-value="PT17H47M00S" calcext:value-type="time">
            <text:p>17:47</text:p>
          </table:table-cell>
          <table:table-cell office:value-type="float" office:value="911.2" calcext:value-type="float">
            <text:p>911,2</text:p>
          </table:table-cell>
          <table:table-cell table:formula="of:=IF(([.A878]+[.B878])=([.A877]+[.B877]);&quot;&quot;;([.C877]-[.C878])/(([.A878]-[.A877])+([.B878]-[.B877])))" office:value-type="float" office:value="25.6396096167579" calcext:value-type="float">
            <text:p>25,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Kragverbruik met net alarm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2" calcext:value-type="date">
            <text:p>12-Mei-18</text:p>
          </table:table-cell>
          <table:table-cell office:value-type="time" office:time-value="PT11H03M00S" calcext:value-type="time">
            <text:p>11:03</text:p>
          </table:table-cell>
          <table:table-cell office:value-type="float" office:value="704.6" calcext:value-type="float">
            <text:p>704,6</text:p>
          </table:table-cell>
          <table:table-cell table:formula="of:=IF(([.A879]+[.B879])=([.A878]+[.B878]);&quot;&quot;;([.C878]-[.C879])/(([.A879]-[.A878])+([.B879]-[.B878])))" office:value-type="float" office:value="26.7635840230299" calcext:value-type="float">
            <text:p>26,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3" calcext:value-type="date">
            <text:p>13-Mei-18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689.8" calcext:value-type="float">
            <text:p>689,8</text:p>
          </table:table-cell>
          <table:table-cell table:formula="of:=IF(([.A880]+[.B880])=([.A879]+[.B879]);&quot;&quot;;([.C879]-[.C880])/(([.A880]-[.A879])+([.B880]-[.B879])))" office:value-type="float" office:value="11.820299500832" calcext:value-type="float">
            <text:p>11,8</text:p>
          </table:table-cell>
          <table:table-cell table:style-name="Default" office:value-type="string" calcext:value-type="string">
            <text:p>Dus om geysers aan die gang te hou as ons nie daar is nie: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4" calcext:value-type="date">
            <text:p>14-Mei-18</text:p>
          </table:table-cell>
          <table:table-cell office:value-type="time" office:time-value="PT20H38M00S" calcext:value-type="time">
            <text:p>20:38</text:p>
          </table:table-cell>
          <table:table-cell office:value-type="float" office:value="653.4" calcext:value-type="float">
            <text:p>653,4</text:p>
          </table:table-cell>
          <table:table-cell table:formula="of:=IF(([.A881]+[.B881])=([.A880]+[.B880]);&quot;&quot;;([.C880]-[.C881])/(([.A881]-[.A880])+([.B881]-[.B880])))" office:value-type="float" office:value="31.728813559322" calcext:value-type="float">
            <text:p>31,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8" calcext:value-type="date">
            <text:p>18-Mei-18</text:p>
          </table:table-cell>
          <table:table-cell office:value-type="time" office:time-value="PT16H57M00S" calcext:value-type="time">
            <text:p>16:57</text:p>
          </table:table-cell>
          <table:table-cell office:value-type="float" office:value="553.6" calcext:value-type="float">
            <text:p>553,6</text:p>
          </table:table-cell>
          <table:table-cell table:formula="of:=IF(([.A882]+[.B882])=([.A881]+[.B881]);&quot;&quot;;([.C881]-[.C882])/(([.A882]-[.A881])+([.B882]-[.B881])))" office:value-type="float" office:value="25.9454775230186" calcext:value-type="float">
            <text:p>25,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,8</text:p>
          </table:table-cell>
          <table:table-cell table:formula="of:=IF(([.A883]+[.B883])=([.A882]+[.B882]);&quot;&quot;;([.C882]-[.C883])/(([.A883]-[.A882])+([.B883]-[.B882])))" office:value-type="float" office:value="29.0214488061514" calcext:value-type="float">
            <text:p>29,0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,3</text:p>
          </table:table-cell>
          <table:table-cell table:formula="of:=IF(([.A884]+[.B884])=([.A883]+[.B883]);&quot;&quot;;([.C883]-[.C884])/(([.A884]-[.A883])+([.B884]-[.B883])))">
            <text:p/>
          </table:table-cell>
          <table:table-cell office:value-type="float" office:value="100" calcext:value-type="float">
            <text:p>R 100,00</text:p>
          </table:table-cell>
          <table:table-cell office:value-type="float" office:value="65.5" calcext:value-type="float">
            <text:p>65,5</text:p>
          </table:table-cell>
          <table:table-cell table:formula="of:=[.E884]/[.F884]" office:value-type="float" office:value="1.52671755725191" calcext:value-type="float">
            <text:p>R 1,5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,2</text:p>
          </table:table-cell>
          <table:table-cell table:formula="of:=IF(([.A885]+[.B885])=([.A884]+[.B884]);&quot;&quot;;([.C884]-[.C885])/(([.A885]-[.A884])+([.B885]-[.B884])))" office:value-type="float" office:value="137.45454545454" calcext:value-type="float">
            <text:p>137,5</text:p>
          </table:table-cell>
          <table:table-cell office:value-type="string" calcext:value-type="string">
            <text:p>Stoof was aan</text:p>
          </table:table-cell>
          <table:table-cell table:number-columns-repeated="2"/>
          <table:table-cell office:value-type="string" calcext:value-type="string">
            <text:p>Skakel nou tweede geyser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,9</text:p>
          </table:table-cell>
          <table:table-cell table:formula="of:=IF(([.A886]+[.B886])=([.A885]+[.B885]);&quot;&quot;;([.C885]-[.C886])/(([.A886]-[.A885])+([.B886]-[.B885])))">
            <text:p/>
          </table:table-cell>
          <table:table-cell office:value-type="float" office:value="400" calcext:value-type="float">
            <text:p>R 400,00</text:p>
          </table:table-cell>
          <table:table-cell office:value-type="float" office:value="229" calcext:value-type="float">
            <text:p>229</text:p>
          </table:table-cell>
          <table:table-cell table:formula="of:=[.E886]/[.F886]" office:value-type="float" office:value="1.74672489082969" calcext:value-type="float">
            <text:p>R 1,75</text:p>
          </table:table-cell>
          <table:table-cell office:value-type="string" calcext:value-type="string">
            <text:p>Tweede geyser lek warm water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3" calcext:value-type="date">
            <text:p>23-Mei-18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694.1" calcext:value-type="float">
            <text:p>694,1</text:p>
          </table:table-cell>
          <table:table-cell table:formula="of:=IF(([.A887]+[.B887])=([.A886]+[.B886]);&quot;&quot;;([.C886]-[.C887])/(([.A887]-[.A886])+([.B887]-[.B886])))" office:value-type="float" office:value="30.4891846921797" calcext:value-type="float">
            <text:p>30,5</text:p>
          </table:table-cell>
          <table:table-cell office:value-type="string" calcext:value-type="string">
            <text:p>Gaan nou op naweek en sit geysers af.</text:p>
          </table:table-cell>
          <table:table-cell table:number-columns-repeated="2"/>
          <table:table-cell office:value-type="string" calcext:value-type="string">
            <text:p>Skakel nou kombuis tweede geyser af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7" calcext:value-type="date">
            <text:p>27-Mei-18</text:p>
          </table:table-cell>
          <table:table-cell office:value-type="time" office:time-value="PT16H33M00S" calcext:value-type="time">
            <text:p>16:33</text:p>
          </table:table-cell>
          <table:table-cell office:value-type="float" office:value="667.7" calcext:value-type="float">
            <text:p>667,7</text:p>
          </table:table-cell>
          <table:table-cell table:formula="of:=IF(([.A888]+[.B888])=([.A887]+[.B887]);&quot;&quot;;([.C887]-[.C888])/(([.A888]-[.A887])+([.B888]-[.B887])))" office:value-type="float" office:value="6.74640638864241" calcext:value-type="float">
            <text:p>6,7</text:p>
          </table:table-cell>
          <table:table-cell office:value-type="string" calcext:value-type="string">
            <text:p>Terug van naweek. <text:s/>Geysers nou aan. <text:s/>Meestal was hierdie gebruik net swembadpomp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3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,6</text:p>
          </table:table-cell>
          <table:table-cell table:formula="of:=IF(([.A889]+[.B889])=([.A888]+[.B888]);&quot;&quot;;([.C888]-[.C889])/(([.A889]-[.A888])+([.B889]-[.B888])))" office:value-type="float" office:value="32.9369464639789" calcext:value-type="float">
            <text:p>32,9</text:p>
          </table:table-cell>
          <table:table-cell table:number-columns-repeated="3"/>
          <table:table-cell table:style-name="ce17" office:value-type="string" calcext:value-type="string">
            <text:p>Swembadpomp nou af was 24 uur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89]+[.F890]" office:value-type="float" office:value="214.1" calcext:value-type="float">
            <text:p>214,1</text:p>
          </table:table-cell>
          <table:table-cell table:formula="of:=IF(([.A890]+[.B890])=([.A889]+[.B889]);&quot;&quot;;([.C889]-[.C890])/(([.A890]-[.A889])+([.B890]-[.B889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65.5" calcext:value-type="float">
            <text:p>65,5</text:p>
          </table:table-cell>
          <table:table-cell table:formula="of:=[.E890]/[.F890]" office:value-type="float" office:value="1.5618320610687" calcext:value-type="float">
            <text:p>R 1,5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90]+[.F891]" office:value-type="float" office:value="275.1" calcext:value-type="float">
            <text:p>275,1</text:p>
          </table:table-cell>
          <table:table-cell table:formula="of:=IF(([.A891]+[.B891])=([.A890]+[.B890]);&quot;&quot;;([.C890]-[.C891])/(([.A891]-[.A890])+([.B891]-[.B890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61" calcext:value-type="float">
            <text:p>61</text:p>
          </table:table-cell>
          <table:table-cell table:formula="of:=[.E891]/[.F891]" office:value-type="float" office:value="1.67704918032787" calcext:value-type="float">
            <text:p>R 1,68</text:p>
          </table:table-cell>
          <table:table-cell office:value-type="string" calcext:value-type="string">
            <text:p>Geyser kombuis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91]+[.F892]" office:value-type="float" office:value="331.1" calcext:value-type="float">
            <text:p>331,1</text:p>
          </table:table-cell>
          <table:table-cell table:formula="of:=IF(([.A892]+[.B892])=([.A891]+[.B891]);&quot;&quot;;([.C891]-[.C892])/(([.A892]-[.A891])+([.B892]-[.B891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2]/[.F892]" office:value-type="float" office:value="1.82678571428571" calcext:value-type="float">
            <text:p>R 1,83</text:p>
          </table:table-cell>
          <table:table-cell office:value-type="string" calcext:value-type="string">
            <text:p>Geyser kombuis weer af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,9</text:p>
          </table:table-cell>
          <table:table-cell table:formula="of:=IF(([.A893]+[.B893])=([.A892]+[.B892]);&quot;&quot;;([.C892]-[.C893])/(([.A893]-[.A892])+([.B893]-[.B892])))" office:value-type="float" office:value="31.6608331279271" calcext:value-type="float">
            <text:p>31,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,6</text:p>
          </table:table-cell>
          <table:table-cell table:formula="of:=IF(([.A894]+[.B894])=([.A893]+[.B893]);&quot;&quot;;([.C893]-[.C894])/(([.A894]-[.A893])+([.B894]-[.B893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4]/[.F894]" office:value-type="float" office:value="1.82678571428571" calcext:value-type="float">
            <text:p>R 1,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,2</text:p>
          </table:table-cell>
          <table:table-cell table:formula="of:=IF(([.A895]+[.B895])=([.A894]+[.B894]);&quot;&quot;;([.C894]-[.C895])/(([.A895]-[.A894])+([.B895]-[.B894])))" office:value-type="float" office:value="24.6058252427185" calcext:value-type="float">
            <text:p>24,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,2</text:p>
          </table:table-cell>
          <table:table-cell table:formula="of:=IF(([.A896]+[.B896])=([.A895]+[.B895]);&quot;&quot;;([.C895]-[.C896])/(([.A896]-[.A895])+([.B896]-[.B895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6]/[.F896]" office:value-type="float" office:value="1.82678571428571" calcext:value-type="float">
            <text:p>R 1,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9" calcext:value-type="date">
            <text:p>19-Jun-18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189.4" calcext:value-type="float">
            <text:p>189,4</text:p>
          </table:table-cell>
          <table:table-cell table:formula="of:=IF(([.A897]+[.B897])=([.A896]+[.B896]);&quot;&quot;;([.C896]-[.C897])/(([.A897]-[.A896])+([.B897]-[.B896])))" office:value-type="float" office:value="38.7335545578762" calcext:value-type="float">
            <text:p>38,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,7</text:p>
          </table:table-cell>
          <table:table-cell table:formula="of:=IF(([.A898]+[.B898])=([.A897]+[.B897]);&quot;&quot;;([.C897]-[.C898])/(([.A898]-[.A897])+([.B898]-[.B897])))" office:value-type="float" office:value="27.7546012269939" calcext:value-type="float">
            <text:p>27,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,6</text:p>
          </table:table-cell>
          <table:table-cell table:formula="of:=IF(([.A899]+[.B899])=([.A898]+[.B898]);&quot;&quot;;([.C898]-[.C899])/(([.A899]-[.A898])+([.B899]-[.B898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9]/[.F899]" office:value-type="float" office:value="1.82678571428571" calcext:value-type="float">
            <text:p>R 1,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23H29M00S" calcext:value-type="time">
            <text:p>23:29</text:p>
          </table:table-cell>
          <table:table-cell office:value-type="float" office:value="176.3" calcext:value-type="float">
            <text:p>176,3</text:p>
          </table:table-cell>
          <table:table-cell table:formula="of:=IF(([.A900]+[.B900])=([.A899]+[.B899]);&quot;&quot;;([.C899]-[.C900])/(([.A900]-[.A899])+([.B900]-[.B899])))" office:value-type="float" office:value="43.3384615384615" calcext:value-type="float">
            <text:p>43,3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,5</text:p>
          </table:table-cell>
          <table:table-cell table:formula="of:=IF(([.A901]+[.B901])=([.A900]+[.B900]);&quot;&quot;;([.C900]-[.C901])/(([.A901]-[.A900])+([.B901]-[.B900])))" office:value-type="float" office:value="31.2255566311714" calcext:value-type="float">
            <text:p>31,2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formula="of:=IF(([.A902]+[.B902])=([.A901]+[.B901]);&quot;&quot;;([.C901]-[.C902])/(([.A902]-[.A901])+([.B902]-[.B90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table:formula="of:=55.5" office:value-type="float" office:value="55.5" calcext:value-type="float">
            <text:p>55,5</text:p>
          </table:table-cell>
          <table:table-cell table:formula="of:=[.E902]/[.F902]" office:value-type="float" office:value="1.84324324324324" calcext:value-type="float">
            <text:p>R 1,84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,4</text:p>
          </table:table-cell>
          <table:table-cell table:formula="of:=IF(([.A903]+[.B903])=([.A902]+[.B902]);&quot;&quot;;([.C902]-[.C903])/(([.A903]-[.A902])+([.B903]-[.B90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1.4" calcext:value-type="float">
            <text:p>51,4</text:p>
          </table:table-cell>
          <table:table-cell table:formula="of:=[.E903]/[.F903]" office:value-type="float" office:value="1.99027237354086" calcext:value-type="float">
            <text:p>R 1,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905]-51.4" office:value-type="float" office:value="95.4" calcext:value-type="float">
            <text:p>95,4</text:p>
          </table:table-cell>
          <table:table-cell table:formula="of:=IF(([.A904]+[.B904])=([.A903]+[.B903]);&quot;&quot;;([.C903]-[.C904])/(([.A904]-[.A903])+([.B904]-[.B903])))" office:value-type="float" office:value="31.7190388170056" calcext:value-type="float">
            <text:p>31,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906]-51.4" office:value-type="float" office:value="146.8" calcext:value-type="float">
            <text:p>146,8</text:p>
          </table:table-cell>
          <table:table-cell table:formula="of:=IF(([.A905]+[.B905])=([.A904]+[.B904]);&quot;&quot;;([.C904]-[.C905])/(([.A905]-[.A904])+([.B905]-[.B90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1.4" calcext:value-type="float">
            <text:p>51,4</text:p>
          </table:table-cell>
          <table:table-cell table:formula="of:=[.E905]/[.F905]" office:value-type="float" office:value="1.99027237354086" calcext:value-type="float">
            <text:p>R 1,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,2</text:p>
          </table:table-cell>
          <table:table-cell table:formula="of:=IF(([.A906]+[.B906])=([.A905]+[.B905]);&quot;&quot;;([.C905]-[.C906])/(([.A906]-[.A905])+([.B906]-[.B90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1.4" calcext:value-type="float">
            <text:p>51,4</text:p>
          </table:table-cell>
          <table:table-cell table:formula="of:=[.E906]/[.F906]" office:value-type="float" office:value="1.99027237354086" calcext:value-type="float">
            <text:p>R 1,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,3</text:p>
          </table:table-cell>
          <table:table-cell table:formula="of:=IF(([.A907]+[.B907])=([.A906]+[.B906]);&quot;&quot;;([.C906]-[.C907])/(([.A907]-[.A906])+([.B907]-[.B906])))" office:value-type="float" office:value="28.8055448594532" calcext:value-type="float">
            <text:p>28,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909]-58" office:value-type="float" office:value="155.5" calcext:value-type="float">
            <text:p>155,5</text:p>
          </table:table-cell>
          <table:table-cell table:formula="of:=IF(([.A908]+[.B908])=([.A907]+[.B907]);&quot;&quot;;([.C907]-[.C908])/(([.A908]-[.A907])+([.B908]-[.B90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08]/[.F908]" office:value-type="float" office:value="1.66884176182708" calcext:value-type="float">
            <text:p>R 1,67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,5</text:p>
          </table:table-cell>
          <table:table-cell table:formula="of:=IF(([.A909]+[.B909])=([.A908]+[.B908]);&quot;&quot;;([.C908]-[.C909])/(([.A909]-[.A908])+([.B909]-[.B90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09]/[.F909]" office:value-type="float" office:value="1.76379310344828" calcext:value-type="float">
            <text:p>R 1,7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911]-[.F911]" office:value-type="float" office:value="98.4" calcext:value-type="float">
            <text:p>98,4</text:p>
          </table:table-cell>
          <table:table-cell table:formula="of:=IF(([.A910]+[.B910])=([.A909]+[.B909]);&quot;&quot;;([.C909]-[.C910])/(([.A910]-[.A909])+([.B910]-[.B909])))" office:value-type="float" office:value="35.0780952380952" calcext:value-type="float">
            <text:p>35,1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912]-[.F912]" office:value-type="float" office:value="150.8" calcext:value-type="float">
            <text:p>150,8</text:p>
          </table:table-cell>
          <table:table-cell table:formula="of:=IF(([.A911]+[.B911])=([.A910]+[.B910]);&quot;&quot;;([.C910]-[.C911])/(([.A911]-[.A910])+([.B911]-[.B91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1]/[.F911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,2</text:p>
          </table:table-cell>
          <table:table-cell table:formula="of:=IF(([.A912]+[.B912])=([.A911]+[.B911]);&quot;&quot;;([.C911]-[.C912])/(([.A912]-[.A911])+([.B912]-[.B91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2]/[.F912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,9</text:p>
          </table:table-cell>
          <table:table-cell table:formula="of:=IF(([.A913]+[.B913])=([.A912]+[.B912]);&quot;&quot;;([.C912]-[.C913])/(([.A913]-[.A912])+([.B913]-[.B912])))" office:value-type="float" office:value="36.8" calcext:value-type="float">
            <text:p>36,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915]-[.F915]" office:value-type="float" office:value="160.7" calcext:value-type="float">
            <text:p>160,7</text:p>
          </table:table-cell>
          <table:table-cell table:formula="of:=IF(([.A914]+[.B914])=([.A913]+[.B913]);&quot;&quot;;([.C913]-[.C914])/(([.A914]-[.A913])+([.B914]-[.B91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4]/[.F914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916]-[.F916]" office:value-type="float" office:value="213.1" calcext:value-type="float">
            <text:p>213,1</text:p>
          </table:table-cell>
          <table:table-cell table:formula="of:=IF(([.A915]+[.B915])=([.A914]+[.B914]);&quot;&quot;;([.C914]-[.C915])/(([.A915]-[.A914])+([.B915]-[.B91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5]/[.F915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,5</text:p>
          </table:table-cell>
          <table:table-cell table:formula="of:=IF(([.A916]+[.B916])=([.A915]+[.B915]);&quot;&quot;;([.C915]-[.C916])/(([.A916]-[.A915])+([.B916]-[.B91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6]/[.F916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11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,5</text:p>
          </table:table-cell>
          <table:table-cell table:formula="of:=IF(([.A917]+[.B917])=([.A916]+[.B916]);&quot;&quot;;([.C916]-[.C917])/(([.A917]-[.A916])+([.B917]-[.B916])))" office:value-type="float" office:value="14.7429334520365" calcext:value-type="float">
            <text:p>14,7</text:p>
          </table:table-cell>
          <table:table-cell office:value-type="string" calcext:value-type="string">
            <text:p>Krag was vir een week lank af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919]-[.F919]" office:value-type="float" office:value="130.5" calcext:value-type="float">
            <text:p>130,5</text:p>
          </table:table-cell>
          <table:table-cell table:formula="of:=IF(([.A918]+[.B918])=([.A917]+[.B917]);&quot;&quot;;([.C917]-[.C918])/(([.A918]-[.A917])+([.B918]-[.B91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18]/[.F918]" office:value-type="float" office:value="2.0625" calcext:value-type="float">
            <text:p>R 2,0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,6</text:p>
          </table:table-cell>
          <table:table-cell table:formula="of:=IF(([.A919]+[.B919])=([.A918]+[.B918]);&quot;&quot;;([.C918]-[.C919])/(([.A919]-[.A918])+([.B919]-[.B91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19]/[.F919]" office:value-type="float" office:value="2.12681912681913" calcext:value-type="float">
            <text:p>R 2,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,1</text:p>
          </table:table-cell>
          <table:table-cell table:formula="of:=IF(([.A920]+[.B920])=([.A919]+[.B919]);&quot;&quot;;([.C919]-[.C920])/(([.A920]-[.A919])+([.B920]-[.B919])))" office:value-type="float" office:value="27.7920741121976" calcext:value-type="float">
            <text:p>27,8</text:p>
          </table:table-cell>
          <table:table-cell table:number-columns-repeated="5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922]-[.F922]" office:value-type="float" office:value="114.2" calcext:value-type="float">
            <text:p>114,2</text:p>
          </table:table-cell>
          <table:table-cell table:formula="of:=IF(([.A921]+[.B921])=([.A920]+[.B920]);&quot;&quot;;([.C920]-[.C921])/(([.A921]-[.A920])+([.B921]-[.B92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21]/[.F921]" office:value-type="float" office:value="2.12681912681913" calcext:value-type="float">
            <text:p>R 2,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,3</text:p>
          </table:table-cell>
          <table:table-cell table:formula="of:=IF(([.A922]+[.B922])=([.A921]+[.B921]);&quot;&quot;;([.C921]-[.C922])/(([.A922]-[.A921])+([.B922]-[.B92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22]/[.F922]" office:value-type="float" office:value="2.12681912681913" calcext:value-type="float">
            <text:p>R 2,13</text:p>
          </table:table-cell>
          <table:table-cell table:number-columns-repeated="2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,1</text:p>
          </table:table-cell>
          <table:table-cell table:formula="of:=IF(([.A923]+[.B923])=([.A922]+[.B922]);&quot;&quot;;([.C922]-[.C923])/(([.A923]-[.A922])+([.B923]-[.B922])))" office:value-type="float" office:value="27.1815561959654" calcext:value-type="float">
            <text:p>27,2</text:p>
          </table:table-cell>
          <table:table-cell table:number-columns-repeated="5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925]-[.F925]" office:value-type="float" office:value="183.9" calcext:value-type="float">
            <text:p>183,9</text:p>
          </table:table-cell>
          <table:table-cell table:formula="of:=IF(([.A924]+[.B924])=([.A923]+[.B923]);&quot;&quot;;([.C923]-[.C924])/(([.A924]-[.A923])+([.B924]-[.B92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24]/[.F924]" office:value-type="float" office:value="2.12681912681913" calcext:value-type="float">
            <text:p>R 2,1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,5</text:p>
          </table:table-cell>
          <table:table-cell table:formula="of:=IF(([.A925]+[.B925])=([.A924]+[.B924]);&quot;&quot;;([.C924]-[.C925])/(([.A925]-[.A924])+([.B925]-[.B92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925]/[.F925]" office:value-type="float" office:value="2.19527896995708" calcext:value-type="float">
            <text:p>R 2,20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4"/>
          <table:table-cell table:number-columns-repeated="33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,9</text:p>
          </table:table-cell>
          <table:table-cell table:formula="of:=IF(([.A926]+[.B926])=([.A925]+[.B925]);&quot;&quot;;([.C925]-[.C926])/(([.A926]-[.A925])+([.B926]-[.B925])))" office:value-type="float" office:value="28.7490666142661" calcext:value-type="float">
            <text:p>28,7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928]-[.F928]" office:value-type="float" office:value="173.4" calcext:value-type="float">
            <text:p>173,4</text:p>
          </table:table-cell>
          <table:table-cell table:formula="of:=IF(([.A927]+[.B927])=([.A926]+[.B926]);&quot;&quot;;([.C926]-[.C927])/(([.A927]-[.A926])+([.B927]-[.B92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27]/[.F927]" office:value-type="float" office:value="2.29372197309417" calcext:value-type="float">
            <text:p>R 2,2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formula="of:=IF(([.A928]+[.B928])=([.A927]+[.B927]);&quot;&quot;;([.C927]-[.C928])/(([.A928]-[.A927])+([.B928]-[.B92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28]/[.F928]" office:value-type="float" office:value="2.29372197309417" calcext:value-type="float">
            <text:p>R 2,29</text:p>
          </table:table-cell>
          <table:table-cell table:number-columns-repeated="3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,3</text:p>
          </table:table-cell>
          <table:table-cell table:formula="of:=IF(([.A929]+[.B929])=([.A928]+[.B928]);&quot;&quot;;([.C928]-[.C929])/(([.A929]-[.A928])+([.B929]-[.B928])))" office:value-type="float" office:value="30.7852817885422" calcext:value-type="float">
            <text:p>30,8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931]-[.F931]" office:value-type="float" office:value="141.5" calcext:value-type="float">
            <text:p>141,5</text:p>
          </table:table-cell>
          <table:table-cell table:formula="of:=IF(([.A930]+[.B930])=([.A929]+[.B929]);&quot;&quot;;([.C929]-[.C930])/(([.A930]-[.A929])+([.B930]-[.B92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30]/[.F930]" office:value-type="float" office:value="1.66884176182708" calcext:value-type="float">
            <text:p>R 1,67</text:p>
          </table:table-cell>
          <table:table-cell table:number-columns-repeated="3"/>
          <table:table-cell table:style-name="ce3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,5</text:p>
          </table:table-cell>
          <table:table-cell table:formula="of:=IF(([.A931]+[.B931])=([.A930]+[.B930]);&quot;&quot;;([.C930]-[.C931])/(([.A931]-[.A930])+([.B931]-[.B93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31]/[.F931]" office:value-type="float" office:value="1.76379310344828" calcext:value-type="float">
            <text:p>R 1,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,9</text:p>
          </table:table-cell>
          <table:table-cell table:formula="of:=IF(([.A932]+[.B932])=([.A931]+[.B931]);&quot;&quot;;([.C931]-[.C932])/(([.A932]-[.A931])+([.B932]-[.B931])))" office:value-type="float" office:value="29.2831935203934" calcext:value-type="float">
            <text:p>29,3</text:p>
          </table:table-cell>
          <table:table-cell table:number-columns-repeated="7"/>
          <table:table-cell table:style-name="ce10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934]-[.F934]" office:value-type="float" office:value="111.2" calcext:value-type="float">
            <text:p>111,2</text:p>
          </table:table-cell>
          <table:table-cell table:formula="of:=IF(([.A933]+[.B933])=([.A932]+[.B932]);&quot;&quot;;([.C932]-[.C933])/(([.A933]-[.A932])+([.B933]-[.B93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3]/[.F933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,6</text:p>
          </table:table-cell>
          <table:table-cell table:formula="of:=IF(([.A934]+[.B934])=([.A933]+[.B933]);&quot;&quot;;([.C933]-[.C934])/(([.A934]-[.A933])+([.B934]-[.B93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4]/[.F934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,1</text:p>
          </table:table-cell>
          <table:table-cell table:formula="of:=IF(([.A935]+[.B935])=([.A934]+[.B934]);&quot;&quot;;([.C934]-[.C935])/(([.A935]-[.A934])+([.B935]-[.B934])))" office:value-type="float" office:value="32.6289434151227" calcext:value-type="float">
            <text:p>32,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937]-[.F937]" office:value-type="float" office:value="125.4" calcext:value-type="float">
            <text:p>125,4</text:p>
          </table:table-cell>
          <table:table-cell table:formula="of:=IF(([.A936]+[.B936])=([.A935]+[.B935]);&quot;&quot;;([.C935]-[.C936])/(([.A936]-[.A935])+([.B936]-[.B93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6]/[.F936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,8</text:p>
          </table:table-cell>
          <table:table-cell table:formula="of:=IF(([.A937]+[.B937])=([.A936]+[.B936]);&quot;&quot;;([.C936]-[.C937])/(([.A937]-[.A936])+([.B937]-[.B93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7]/[.F937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,6</text:p>
          </table:table-cell>
          <table:table-cell table:formula="of:=IF(([.A938]+[.B938])=([.A937]+[.B937]);&quot;&quot;;([.C937]-[.C938])/(([.A938]-[.A937])+([.B938]-[.B937])))" office:value-type="float" office:value="34.1027976577749" calcext:value-type="float">
            <text:p>34,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940]-[.F940]" office:value-type="float" office:value="120.8" calcext:value-type="float">
            <text:p>120,8</text:p>
          </table:table-cell>
          <table:table-cell table:formula="of:=IF(([.A939]+[.B939])=([.A938]+[.B938]);&quot;&quot;;([.C938]-[.C939])/(([.A939]-[.A938])+([.B939]-[.B93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9]/[.F939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,4</text:p>
          </table:table-cell>
          <table:table-cell table:formula="of:=IF(([.A940]+[.B940])=([.A939]+[.B939]);&quot;&quot;;([.C939]-[.C940])/(([.A940]-[.A939])+([.B940]-[.B93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40]/[.F940]" office:value-type="float" office:value="2.0625" calcext:value-type="float">
            <text:p>R 2,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,3</text:p>
          </table:table-cell>
          <table:table-cell table:formula="of:=IF(([.A941]+[.B941])=([.A940]+[.B940]);&quot;&quot;;([.C940]-[.C941])/(([.A941]-[.A940])+([.B941]-[.B940])))" office:value-type="float" office:value="26.9376443418014" calcext:value-type="float">
            <text:p>26,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943]-[.F943]" office:value-type="float" office:value="129.4" calcext:value-type="float">
            <text:p>129,4</text:p>
          </table:table-cell>
          <table:table-cell table:formula="of:=IF(([.A942]+[.B942])=([.A941]+[.B941]);&quot;&quot;;([.C941]-[.C942])/(([.A942]-[.A941])+([.B942]-[.B94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2]/[.F942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944]-[.F944]" office:value-type="float" office:value="177.5" calcext:value-type="float">
            <text:p>177,5</text:p>
          </table:table-cell>
          <table:table-cell table:formula="of:=IF(([.A943]+[.B943])=([.A942]+[.B942]);&quot;&quot;;([.C942]-[.C943])/(([.A943]-[.A942])+([.B943]-[.B94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3]/[.F943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,6</text:p>
          </table:table-cell>
          <table:table-cell table:formula="of:=IF(([.A944]+[.B944])=([.A943]+[.B943]);&quot;&quot;;([.C943]-[.C944])/(([.A944]-[.A943])+([.B944]-[.B94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4]/[.F944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,1</text:p>
          </table:table-cell>
          <table:table-cell table:formula="of:=IF(([.A945]+[.B945])=([.A944]+[.B944]);&quot;&quot;;([.C944]-[.C945])/(([.A945]-[.A944])+([.B945]-[.B944])))" office:value-type="float" office:value="18.2904961147639" calcext:value-type="float">
            <text:p>18,3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947]-[.F947]" office:value-type="float" office:value="146.1" calcext:value-type="float">
            <text:p>146,1</text:p>
          </table:table-cell>
          <table:table-cell table:formula="of:=IF(([.A946]+[.B946])=([.A945]+[.B945]);&quot;&quot;;([.C945]-[.C946])/(([.A946]-[.A945])+([.B946]-[.B94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6]/[.F946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,7</text:p>
          </table:table-cell>
          <table:table-cell table:formula="of:=IF(([.A947]+[.B947])=([.A946]+[.B946]);&quot;&quot;;([.C946]-[.C947])/(([.A947]-[.A946])+([.B947]-[.B94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947]/[.F947]" office:value-type="float" office:value="2.19527896995708" calcext:value-type="float">
            <text:p>R 2,20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,8</text:p>
          </table:table-cell>
          <table:table-cell table:formula="of:=IF(([.A948]+[.B948])=([.A947]+[.B947]);&quot;&quot;;([.C947]-[.C948])/(([.A948]-[.A947])+([.B948]-[.B947])))" office:value-type="float" office:value="34.8687615526802" calcext:value-type="float">
            <text:p>34,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950]-[.F950]" office:value-type="float" office:value="119.4" calcext:value-type="float">
            <text:p>119,4</text:p>
          </table:table-cell>
          <table:table-cell table:formula="of:=IF(([.A949]+[.B949])=([.A948]+[.B948]);&quot;&quot;;([.C948]-[.C949])/(([.A949]-[.A948])+([.B949]-[.B94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49]/[.F949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formula="of:=IF(([.A950]+[.B950])=([.A949]+[.B949]);&quot;&quot;;([.C949]-[.C950])/(([.A950]-[.A949])+([.B950]-[.B94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50]/[.F950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,4</text:p>
          </table:table-cell>
          <table:table-cell table:formula="of:=IF(([.A951]+[.B951])=([.A950]+[.B950]);&quot;&quot;;([.C950]-[.C951])/(([.A951]-[.A950])+([.B951]-[.B950])))" office:value-type="float" office:value="33.1862438588656" calcext:value-type="float">
            <text:p>33,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953]-[.F953]" office:value-type="float" office:value="157" calcext:value-type="float">
            <text:p>157</text:p>
          </table:table-cell>
          <table:table-cell table:formula="of:=IF(([.A952]+[.B952])=([.A951]+[.B951]);&quot;&quot;;([.C951]-[.C952])/(([.A952]-[.A951])+([.B952]-[.B95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52]/[.F952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,6</text:p>
          </table:table-cell>
          <table:table-cell table:formula="of:=IF(([.A953]+[.B953])=([.A952]+[.B952]);&quot;&quot;;([.C952]-[.C953])/(([.A953]-[.A952])+([.B953]-[.B95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53]/[.F953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,4</text:p>
          </table:table-cell>
          <table:table-cell table:formula="of:=IF(([.A954]+[.B954])=([.A953]+[.B953]);&quot;&quot;;([.C953]-[.C954])/(([.A954]-[.A953])+([.B954]-[.B953])))" office:value-type="float" office:value="26.5108388312912" calcext:value-type="float">
            <text:p>26,5</text:p>
          </table:table-cell>
          <table:table-cell table:number-columns-repeated="5"/>
          <table:table-cell table:style-name="ce10" table:formula="of:=[.D880]-[.D848]" office:value-type="float" office:value="8.95606389833412" calcext:value-type="float">
            <text:p>9,0</text:p>
          </table:table-cell>
          <table:table-cell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956]-[.F956]" office:value-type="float" office:value="145.7" calcext:value-type="float">
            <text:p>145,7</text:p>
          </table:table-cell>
          <table:table-cell table:formula="of:=IF(([.A955]+[.B955])=([.A954]+[.B954]);&quot;&quot;;([.C954]-[.C955])/(([.A955]-[.A954])+([.B955]-[.B95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55]/[.F955]" office:value-type="float" office:value="1.66884176182708" calcext:value-type="float">
            <text:p>R 1,67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,7</text:p>
          </table:table-cell>
          <table:table-cell table:formula="of:=IF(([.A956]+[.B956])=([.A955]+[.B955]);&quot;&quot;;([.C955]-[.C956])/(([.A956]-[.A955])+([.B956]-[.B95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56]/[.F956]" office:value-type="float" office:value="1.76379310344828" calcext:value-type="float">
            <text:p>R 1,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,8</text:p>
          </table:table-cell>
          <table:table-cell table:formula="of:=IF(([.A957]+[.B957])=([.A956]+[.B956]);&quot;&quot;;([.C956]-[.C957])/(([.A957]-[.A956])+([.B957]-[.B956])))" office:value-type="float" office:value="26.1558203483043" calcext:value-type="float">
            <text:p>26,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959]-[.F959]" office:value-type="float" office:value="137.1" calcext:value-type="float">
            <text:p>137,1</text:p>
          </table:table-cell>
          <table:table-cell table:formula="of:=IF(([.A958]+[.B958])=([.A957]+[.B957]);&quot;&quot;;([.C957]-[.C958])/(([.A958]-[.A957])+([.B958]-[.B95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58]/[.F958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960]-[.F960]" office:value-type="float" office:value="189.5" calcext:value-type="float">
            <text:p>189,5</text:p>
          </table:table-cell>
          <table:table-cell table:formula="of:=IF(([.A959]+[.B959])=([.A958]+[.B958]);&quot;&quot;;([.C958]-[.C959])/(([.A959]-[.A958])+([.B959]-[.B95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59]/[.F959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,9</text:p>
          </table:table-cell>
          <table:table-cell table:formula="of:=IF(([.A960]+[.B960])=([.A959]+[.B959]);&quot;&quot;;([.C959]-[.C960])/(([.A960]-[.A959])+([.B960]-[.B95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60]/[.F960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,9</text:p>
          </table:table-cell>
          <table:table-cell table:formula="of:=IF(([.A961]+[.B961])=([.A960]+[.B960]);&quot;&quot;;([.C960]-[.C961])/(([.A961]-[.A960])+([.B961]-[.B960])))" office:value-type="float" office:value="29.2892638391309" calcext:value-type="float">
            <text:p>29,3</text:p>
          </table:table-cell>
          <table:table-cell table:number-columns-repeated="6"/>
          <table:table-cell office:value-type="string" calcext:value-type="string">
            <text:p>[kWh] per dag</text:p>
          </table:table-cell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963]-[.F963]" office:value-type="float" office:value="118.2" calcext:value-type="float">
            <text:p>118,2</text:p>
          </table:table-cell>
          <table:table-cell table:formula="of:=IF(([.A962]+[.B962])=([.A961]+[.B961]);&quot;&quot;;([.C961]-[.C962])/(([.A962]-[.A961])+([.B962]-[.B96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62]/[.F962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964]-[.F964]" office:value-type="float" office:value="170.6" calcext:value-type="float">
            <text:p>170,6</text:p>
          </table:table-cell>
          <table:table-cell table:formula="of:=IF(([.A963]+[.B963])=([.A962]+[.B962]);&quot;&quot;;([.C962]-[.C963])/(([.A963]-[.A962])+([.B963]-[.B96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63]/[.F963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,2</text:p>
          </table:table-cell>
          <table:table-cell table:formula="of:=IF(([.A964]+[.B964])=([.A963]+[.B963]);&quot;&quot;;([.C963]-[.C964])/(([.A964]-[.A963])+([.B964]-[.B96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64]/[.F964]" office:value-type="float" office:value="2.0625" calcext:value-type="float">
            <text:p>R 2,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,9</text:p>
          </table:table-cell>
          <table:table-cell table:formula="of:=IF(([.A965]+[.B965])=([.A964]+[.B964]);&quot;&quot;;([.C964]-[.C965])/(([.A965]-[.A964])+([.B965]-[.B964])))" office:value-type="float" office:value="21.0513503233169" calcext:value-type="float">
            <text:p>21,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967]-[.F967]" office:value-type="float" office:value="152.5" calcext:value-type="float">
            <text:p>152,5</text:p>
          </table:table-cell>
          <table:table-cell table:formula="of:=IF(([.A966]+[.B966])=([.A965]+[.B965]);&quot;&quot;;([.C965]-[.C966])/(([.A966]-[.A965])+([.B966]-[.B96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66]/[.F966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,6</text:p>
          </table:table-cell>
          <table:table-cell table:formula="of:=IF(([.A967]+[.B967])=([.A966]+[.B966]);&quot;&quot;;([.C966]-[.C967])/(([.A967]-[.A966])+([.B967]-[.B96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67]/[.F967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formula="of:=IF(([.A968]+[.B968])=([.A967]+[.B967]);&quot;&quot;;([.C967]-[.C968])/(([.A968]-[.A967])+([.B968]-[.B967])))" office:value-type="float" office:value="22.6555423122765" calcext:value-type="float">
            <text:p>22,7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970]-[.F970]" office:value-type="float" office:value="143.1" calcext:value-type="float">
            <text:p>143,1</text:p>
          </table:table-cell>
          <table:table-cell table:formula="of:=IF(([.A969]+[.B969])=([.A968]+[.B968]);&quot;&quot;;([.C968]-[.C969])/(([.A969]-[.A968])+([.B969]-[.B96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69]/[.F969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971]-[.F971]" office:value-type="float" office:value="191.2" calcext:value-type="float">
            <text:p>191,2</text:p>
          </table:table-cell>
          <table:table-cell table:formula="of:=IF(([.A970]+[.B970])=([.A969]+[.B969]);&quot;&quot;;([.C969]-[.C970])/(([.A970]-[.A969])+([.B970]-[.B96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70]/[.F970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6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,8</text:p>
          </table:table-cell>
          <table:table-cell table:formula="of:=IF(([.A971]+[.B971])=([.A970]+[.B970]);&quot;&quot;;([.C970]-[.C971])/(([.A971]-[.A970])+([.B971]-[.B97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971]/[.F971]" office:value-type="float" office:value="2.19527896995708" calcext:value-type="float">
            <text:p>R 2,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formula="of:=IF(([.A972]+[.B972])=([.A971]+[.B971]);&quot;&quot;;([.C971]-[.C972])/(([.A972]-[.A971])+([.B972]-[.B971])))" office:value-type="float" office:value="31.917645166479" calcext:value-type="float">
            <text:p>31,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974]-[.F974]" office:value-type="float" office:value="144.6" calcext:value-type="float">
            <text:p>144,6</text:p>
          </table:table-cell>
          <table:table-cell table:formula="of:=IF(([.A973]+[.B973])=([.A972]+[.B972]);&quot;&quot;;([.C972]-[.C973])/(([.A973]-[.A972])+([.B973]-[.B97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73]/[.F973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975]-[.F975]" office:value-type="float" office:value="189.2" calcext:value-type="float">
            <text:p>189,2</text:p>
          </table:table-cell>
          <table:table-cell table:formula="of:=IF(([.A974]+[.B974])=([.A973]+[.B973]);&quot;&quot;;([.C973]-[.C974])/(([.A974]-[.A973])+([.B974]-[.B97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74]/[.F974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,8</text:p>
          </table:table-cell>
          <table:table-cell table:formula="of:=IF(([.A975]+[.B975])=([.A974]+[.B974]);&quot;&quot;;([.C974]-[.C975])/(([.A975]-[.A974])+([.B975]-[.B97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75]/[.F975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,9</text:p>
          </table:table-cell>
          <table:table-cell table:formula="of:=IF(([.A976]+[.B976])=([.A975]+[.B975]);&quot;&quot;;([.C975]-[.C976])/(([.A976]-[.A975])+([.B976]-[.B975])))" office:value-type="float" office:value="22.4251033605428" calcext:value-type="float">
            <text:p>22,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978]-[.F978]" office:value-type="float" office:value="148.1" calcext:value-type="float">
            <text:p>148,1</text:p>
          </table:table-cell>
          <table:table-cell table:formula="of:=IF(([.A977]+[.B977])=([.A976]+[.B976]);&quot;&quot;;([.C976]-[.C977])/(([.A977]-[.A976])+([.B977]-[.B97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77]/[.F977]" office:value-type="float" office:value="1.66884176182708" calcext:value-type="float">
            <text:p>R 1,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979]-[.F979]" office:value-type="float" office:value="206.1" calcext:value-type="float">
            <text:p>206,1</text:p>
          </table:table-cell>
          <table:table-cell table:formula="of:=IF(([.A978]+[.B978])=([.A977]+[.B977]);&quot;&quot;;([.C977]-[.C978])/(([.A978]-[.A977])+([.B978]-[.B97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78]/[.F978]" office:value-type="float" office:value="1.76379310344828" calcext:value-type="float">
            <text:p>R 1,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,5</text:p>
          </table:table-cell>
          <table:table-cell table:formula="of:=IF(([.A979]+[.B979])=([.A978]+[.B978]);&quot;&quot;;([.C978]-[.C979])/(([.A979]-[.A978])+([.B979]-[.B97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79]/[.F979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,7</text:p>
          </table:table-cell>
          <table:table-cell table:formula="of:=IF(([.A980]+[.B980])=([.A979]+[.B979]);&quot;&quot;;([.C979]-[.C980])/(([.A980]-[.A979])+([.B980]-[.B979])))" office:value-type="float" office:value="32.1892173913044" calcext:value-type="float">
            <text:p>32,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982]-[.F982]" office:value-type="float" office:value="118.1" calcext:value-type="float">
            <text:p>118,1</text:p>
          </table:table-cell>
          <table:table-cell table:formula="of:=IF(([.A981]+[.B981])=([.A980]+[.B980]);&quot;&quot;;([.C980]-[.C981])/(([.A981]-[.A980])+([.B981]-[.B98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1]/[.F981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983]-[.F983]" office:value-type="float" office:value="170.5" calcext:value-type="float">
            <text:p>170,5</text:p>
          </table:table-cell>
          <table:table-cell table:formula="of:=IF(([.A982]+[.B982])=([.A981]+[.B981]);&quot;&quot;;([.C981]-[.C982])/(([.A982]-[.A981])+([.B982]-[.B98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2]/[.F982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,9</text:p>
          </table:table-cell>
          <table:table-cell table:formula="of:=IF(([.A983]+[.B983])=([.A982]+[.B982]);&quot;&quot;;([.C982]-[.C983])/(([.A983]-[.A982])+([.B983]-[.B98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3]/[.F983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2" calcext:value-type="date">
            <text:p>12-Okt-18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14.2" calcext:value-type="float">
            <text:p>114,2</text:p>
          </table:table-cell>
          <table:table-cell table:formula="of:=IF(([.A984]+[.B984])=([.A983]+[.B983]);&quot;&quot;;([.C983]-[.C984])/(([.A984]-[.A983])+([.B984]-[.B983])))" office:value-type="float" office:value="27.7531914893617" calcext:value-type="float">
            <text:p>27,8</text:p>
          </table:table-cell>
          <table:table-cell office:value-type="string" calcext:value-type="string">
            <text:p>Geyser af voor weggaan op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4" calcext:value-type="date">
            <text:p>14-Okt-18</text:p>
          </table:table-cell>
          <table:table-cell office:value-type="time" office:time-value="PT16H02M00S" calcext:value-type="time">
            <text:p>16:02</text:p>
          </table:table-cell>
          <table:table-cell office:value-type="float" office:value="93.4" calcext:value-type="float">
            <text:p>93,4</text:p>
          </table:table-cell>
          <table:table-cell table:formula="of:=IF(([.A985]+[.B985])=([.A984]+[.B984]);&quot;&quot;;([.C984]-[.C985])/(([.A985]-[.A984])+([.B985]-[.B984])))" office:value-type="float" office:value="10.8521739130435" calcext:value-type="float">
            <text:p>10,9</text:p>
          </table:table-cell>
          <table:table-cell office:value-type="string" calcext:value-type="string">
            <text:p>Geyser aan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,4</text:p>
          </table:table-cell>
          <table:table-cell table:formula="of:=IF(([.A986]+[.B986])=([.A985]+[.B985]);&quot;&quot;;([.C985]-[.C986])/(([.A986]-[.A985])+([.B986]-[.B985])))" office:value-type="float" office:value="45.7950530035336" calcext:value-type="float">
            <text:p>45,8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988]-[.F988]" office:value-type="float" office:value="127.7" calcext:value-type="float">
            <text:p>127,7</text:p>
          </table:table-cell>
          <table:table-cell table:formula="of:=IF(([.A987]+[.B987])=([.A986]+[.B986]);&quot;&quot;;([.C986]-[.C987])/(([.A987]-[.A986])+([.B987]-[.B98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7]/[.F987]" office:value-type="float" office:value="1.95229007633588" calcext:value-type="float">
            <text:p>R 1,95</text:p>
          </table:table-cell>
          <table:table-cell office:value-type="string" calcext:value-type="string">
            <text:p>Tweede geyser was af vir 'n ruk a.g.v. Los kontak.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989]-[.F989]" office:value-type="float" office:value="177.3" calcext:value-type="float">
            <text:p>177,3</text:p>
          </table:table-cell>
          <table:table-cell table:formula="of:=IF(([.A988]+[.B988])=([.A987]+[.B987]);&quot;&quot;;([.C987]-[.C988])/(([.A988]-[.A987])+([.B988]-[.B98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88]/[.F988]" office:value-type="float" office:value="2.0625" calcext:value-type="float">
            <text:p>R 2,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,4</text:p>
          </table:table-cell>
          <table:table-cell table:formula="of:=IF(([.A989]+[.B989])=([.A988]+[.B988]);&quot;&quot;;([.C988]-[.C989])/(([.A989]-[.A988])+([.B989]-[.B98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89]/[.F989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formula="of:=IF(([.A990]+[.B990])=([.A989]+[.B989]);&quot;&quot;;([.C989]-[.C990])/(([.A990]-[.A989])+([.B990]-[.B989])))" office:value-type="float" office:value="28.0137251976727" calcext:value-type="float">
            <text:p>28,0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table:formula="of:=[.C992]-[.F992]" office:value-type="float" office:value="170.4" calcext:value-type="float">
            <text:p>170,4</text:p>
          </table:table-cell>
          <table:table-cell table:formula="of:=IF(([.A991]+[.B991])=([.A990]+[.B990]);&quot;&quot;;([.C990]-[.C991])/(([.A991]-[.A990])+([.B991]-[.B990])))">
            <text:p/>
          </table:table-cell>
          <table:table-cell table:formula="of:=136.43+20.46+2.3" office:value-type="float" office:value="159.19" calcext:value-type="float">
            <text:p>R 159,19</text:p>
          </table:table-cell>
          <table:table-cell office:value-type="float" office:value="75.5" calcext:value-type="float">
            <text:p>75,5</text:p>
          </table:table-cell>
          <table:table-cell table:formula="of:=[.E991]/[.F991]" office:value-type="float" office:value="2.10847682119205" calcext:value-type="float">
            <text:p>R 2,11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,5</text:p>
          </table:table-cell>
          <table:table-cell table:formula="of:=IF(([.A992]+[.B992])=([.A991]+[.B991]);&quot;&quot;;([.C991]-[.C992])/(([.A992]-[.A991])+([.B992]-[.B99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92]/[.F992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,5</text:p>
          </table:table-cell>
          <table:table-cell table:formula="of:=IF(([.A993]+[.B993])=([.A992]+[.B992]);&quot;&quot;;([.C992]-[.C993])/(([.A993]-[.A992])+([.B993]-[.B992])))" office:value-type="float" office:value="27.2215422276622" calcext:value-type="float">
            <text:p>27,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,8</text:p>
          </table:table-cell>
          <table:table-cell table:formula="of:=IF(([.A994]+[.B994])=([.A993]+[.B993]);&quot;&quot;;([.C993]-[.C994])/(([.A994]-[.A993])+([.B994]-[.B993])))">
            <text:p/>
          </table:table-cell>
          <table:table-cell table:formula="of:=243.48+36.52+2.3" office:value-type="float" office:value="282.3" calcext:value-type="float">
            <text:p>R 282,30</text:p>
          </table:table-cell>
          <table:table-cell office:value-type="float" office:value="128.4" calcext:value-type="float">
            <text:p>128,4</text:p>
          </table:table-cell>
          <table:table-cell table:formula="of:=[.E994]/[.F994]" office:value-type="float" office:value="2.19859813084112" calcext:value-type="float">
            <text:p>R 2,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,8</text:p>
          </table:table-cell>
          <table:table-cell table:formula="of:=IF(([.A995]+[.B995])=([.A994]+[.B994]);&quot;&quot;;([.C994]-[.C995])/(([.A995]-[.A994])+([.B995]-[.B994])))" office:value-type="float" office:value="29.4615936826992" calcext:value-type="float">
            <text:p>29,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997]-[.F997]" office:value-type="float" office:value="137.9" calcext:value-type="float">
            <text:p>137,9</text:p>
          </table:table-cell>
          <table:table-cell table:formula="of:=IF(([.A996]+[.B996])=([.A995]+[.B995]);&quot;&quot;;([.C995]-[.C996])/(([.A996]-[.A995])+([.B996]-[.B99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96]/[.F996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998]-[.F998]" office:value-type="float" office:value="182.5" calcext:value-type="float">
            <text:p>182,5</text:p>
          </table:table-cell>
          <table:table-cell table:formula="of:=IF(([.A997]+[.B997])=([.A996]+[.B996]);&quot;&quot;;([.C996]-[.C997])/(([.A997]-[.A996])+([.B997]-[.B99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97]/[.F997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,1</text:p>
          </table:table-cell>
          <table:table-cell table:formula="of:=IF(([.A998]+[.B998])=([.A997]+[.B997]);&quot;&quot;;([.C997]-[.C998])/(([.A998]-[.A997])+([.B998]-[.B99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98]/[.F998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,5</text:p>
          </table:table-cell>
          <table:table-cell table:formula="of:=IF(([.A999]+[.B999])=([.A998]+[.B998]);&quot;&quot;;([.C998]-[.C999])/(([.A999]-[.A998])+([.B999]-[.B998])))" office:value-type="float" office:value="27.6863028550777" calcext:value-type="float">
            <text:p>27,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1001]-[.F1001]" office:value-type="float" office:value="128.7" calcext:value-type="float">
            <text:p>128,7</text:p>
          </table:table-cell>
          <table:table-cell table:formula="of:=IF(([.A1000]+[.B1000])=([.A999]+[.B999]);&quot;&quot;;([.C999]-[.C1000])/(([.A1000]-[.A999])+([.B1000]-[.B99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00]/[.F1000]" office:value-type="float" office:value="1.66884176182708" calcext:value-type="float">
            <text:p>R 1,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1002]-[.F1002]" office:value-type="float" office:value="186.7" calcext:value-type="float">
            <text:p>186,7</text:p>
          </table:table-cell>
          <table:table-cell table:formula="of:=IF(([.A1001]+[.B1001])=([.A1000]+[.B1000]);&quot;&quot;;([.C1000]-[.C1001])/(([.A1001]-[.A1000])+([.B1001]-[.B100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01]/[.F1001]" office:value-type="float" office:value="1.76379310344828" calcext:value-type="float">
            <text:p>R 1,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,1</text:p>
          </table:table-cell>
          <table:table-cell table:formula="of:=IF(([.A1002]+[.B1002])=([.A1001]+[.B1001]);&quot;&quot;;([.C1001]-[.C1002])/(([.A1002]-[.A1001])+([.B1002]-[.B100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2]/[.F1002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,5</text:p>
          </table:table-cell>
          <table:table-cell table:formula="of:=IF(([.A1003]+[.B1003])=([.A1002]+[.B1002]);&quot;&quot;;([.C1002]-[.C1003])/(([.A1003]-[.A1002])+([.B1003]-[.B1002])))" office:value-type="float" office:value="27.2170943936557" calcext:value-type="float">
            <text:p>27,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1005]-[.F1005]" office:value-type="float" office:value="119.9" calcext:value-type="float">
            <text:p>119,9</text:p>
          </table:table-cell>
          <table:table-cell table:formula="of:=IF(([.A1004]+[.B1004])=([.A1003]+[.B1003]);&quot;&quot;;([.C1003]-[.C1004])/(([.A1004]-[.A1003])+([.B1004]-[.B100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4]/[.F1004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1006]-[.F1006]" office:value-type="float" office:value="172.3" calcext:value-type="float">
            <text:p>172,3</text:p>
          </table:table-cell>
          <table:table-cell table:formula="of:=IF(([.A1005]+[.B1005])=([.A1004]+[.B1004]);&quot;&quot;;([.C1004]-[.C1005])/(([.A1005]-[.A1004])+([.B1005]-[.B100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5]/[.F1005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,7</text:p>
          </table:table-cell>
          <table:table-cell table:formula="of:=IF(([.A1006]+[.B1006])=([.A1005]+[.B1005]);&quot;&quot;;([.C1005]-[.C1006])/(([.A1006]-[.A1005])+([.B1006]-[.B100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6]/[.F1006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,9</text:p>
          </table:table-cell>
          <table:table-cell table:formula="of:=IF(([.A1007]+[.B1007])=([.A1006]+[.B1006]);&quot;&quot;;([.C1006]-[.C1007])/(([.A1007]-[.A1006])+([.B1007]-[.B1006])))" office:value-type="float" office:value="28.8629164391043" calcext:value-type="float">
            <text:p>28,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1009]-[.F1009]" office:value-type="float" office:value="130.3" calcext:value-type="float">
            <text:p>130,3</text:p>
          </table:table-cell>
          <table:table-cell table:formula="of:=IF(([.A1008]+[.B1008])=([.A1007]+[.B1007]);&quot;&quot;;([.C1007]-[.C1008])/(([.A1008]-[.A1007])+([.B1008]-[.B100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8]/[.F1008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1010]-[.F1010]" office:value-type="float" office:value="179.9" calcext:value-type="float">
            <text:p>179,9</text:p>
          </table:table-cell>
          <table:table-cell table:formula="of:=IF(([.A1009]+[.B1009])=([.A1008]+[.B1008]);&quot;&quot;;([.C1008]-[.C1009])/(([.A1009]-[.A1008])+([.B1009]-[.B100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09]/[.F1009]" office:value-type="float" office:value="2.0625" calcext:value-type="float">
            <text:p>R 2,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formula="of:=IF(([.A1010]+[.B1010])=([.A1009]+[.B1009]);&quot;&quot;;([.C1009]-[.C1010])/(([.A1010]-[.A1009])+([.B1010]-[.B100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0]/[.F1010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,2</text:p>
          </table:table-cell>
          <table:table-cell table:formula="of:=IF(([.A1011]+[.B1011])=([.A1010]+[.B1010]);&quot;&quot;;([.C1010]-[.C1011])/(([.A1011]-[.A1010])+([.B1011]-[.B1010])))" office:value-type="float" office:value="30.1946403385049" calcext:value-type="float">
            <text:p>30,2</text:p>
          </table:table-cell>
          <table:table-cell office:value-type="string" calcext:value-type="string">
            <text:p>Het swembadpomp aangehad vir lank om water te verwarm Vrydag, Saterdag en Sondag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1013]-[.F1013]" office:value-type="float" office:value="142" calcext:value-type="float">
            <text:p>142</text:p>
          </table:table-cell>
          <table:table-cell table:formula="of:=IF(([.A1012]+[.B1012])=([.A1011]+[.B1011]);&quot;&quot;;([.C1011]-[.C1012])/(([.A1012]-[.A1011])+([.B1012]-[.B101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2]/[.F1012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,1</text:p>
          </table:table-cell>
          <table:table-cell table:formula="of:=IF(([.A1013]+[.B1013])=([.A1012]+[.B1012]);&quot;&quot;;([.C1012]-[.C1013])/(([.A1013]-[.A1012])+([.B1013]-[.B101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3]/[.F1013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3" calcext:value-type="date">
            <text:p>23-Nov-18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5.2" calcext:value-type="float">
            <text:p>95,2</text:p>
          </table:table-cell>
          <table:table-cell table:formula="of:=IF(([.A1014]+[.B1014])=([.A1013]+[.B1013]);&quot;&quot;;([.C1013]-[.C1014])/(([.A1014]-[.A1013])+([.B1014]-[.B1013])))" office:value-type="float" office:value="23.6633766233766" calcext:value-type="float">
            <text:p>23,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,3</text:p>
          </table:table-cell>
          <table:table-cell table:formula="of:=IF(([.A1015]+[.B1015])=([.A1014]+[.B1014]);&quot;&quot;;([.C1014]-[.C1015])/(([.A1015]-[.A1014])+([.B1015]-[.B1014])))" office:value-type="float" office:value="11.0428087465353" calcext:value-type="float">
            <text:p>11,0</text:p>
          </table:table-cell>
          <table:table-cell office:value-type="string" calcext:value-type="string">
            <text:p>Geysers was af vir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1017]-[.F1017]" office:value-type="float" office:value="118.3" calcext:value-type="float">
            <text:p>118,3</text:p>
          </table:table-cell>
          <table:table-cell table:formula="of:=IF(([.A1016]+[.B1016])=([.A1015]+[.B1015]);&quot;&quot;;([.C1015]-[.C1016])/(([.A1016]-[.A1015])+([.B1016]-[.B101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6]/[.F1016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1018]-[.F1018]" office:value-type="float" office:value="164.9" calcext:value-type="float">
            <text:p>164,9</text:p>
          </table:table-cell>
          <table:table-cell table:formula="of:=IF(([.A1017]+[.B1017])=([.A1016]+[.B1016]);&quot;&quot;;([.C1016]-[.C1017])/(([.A1017]-[.A1016])+([.B1017]-[.B101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1017]/[.F1017]" office:value-type="float" office:value="2.19527896995708" calcext:value-type="float">
            <text:p>R 2,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,5</text:p>
          </table:table-cell>
          <table:table-cell table:formula="of:=IF(([.A1018]+[.B1018])=([.A1017]+[.B1017]);&quot;&quot;;([.C1017]-[.C1018])/(([.A1018]-[.A1017])+([.B1018]-[.B101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18]/[.F1018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,7</text:p>
          </table:table-cell>
          <table:table-cell table:formula="of:=IF(([.A1019]+[.B1019])=([.A1018]+[.B1018]);&quot;&quot;;([.C1018]-[.C1019])/(([.A1019]-[.A1018])+([.B1019]-[.B1018])))" office:value-type="float" office:value="24.6555516140475" calcext:value-type="float">
            <text:p>24,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1021]-[.F1021]" office:value-type="float" office:value="109.2" calcext:value-type="float">
            <text:p>109,2</text:p>
          </table:table-cell>
          <table:table-cell table:formula="of:=IF(([.A1020]+[.B1020])=([.A1019]+[.B1019]);&quot;&quot;;([.C1019]-[.C1020])/(([.A1020]-[.A1019])+([.B1020]-[.B101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20]/[.F1020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1022]-[.F1022]" office:value-type="float" office:value="153.8" calcext:value-type="float">
            <text:p>153,8</text:p>
          </table:table-cell>
          <table:table-cell table:formula="of:=IF(([.A1021]+[.B1021])=([.A1020]+[.B1020]);&quot;&quot;;([.C1020]-[.C1021])/(([.A1021]-[.A1020])+([.B1021]-[.B102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21]/[.F1021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,4</text:p>
          </table:table-cell>
          <table:table-cell table:formula="of:=IF(([.A1022]+[.B1022])=([.A1021]+[.B1021]);&quot;&quot;;([.C1021]-[.C1022])/(([.A1022]-[.A1021])+([.B1022]-[.B102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22]/[.F1022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,1</text:p>
          </table:table-cell>
          <table:table-cell table:formula="of:=IF(([.A1023]+[.B1023])=([.A1022]+[.B1022]);&quot;&quot;;([.C1022]-[.C1023])/(([.A1023]-[.A1022])+([.B1023]-[.B1022])))" office:value-type="float" office:value="25.4558375634518" calcext:value-type="float">
            <text:p>25,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1025]-[.F1025]" office:value-type="float" office:value="120.4" calcext:value-type="float">
            <text:p>120,4</text:p>
          </table:table-cell>
          <table:table-cell table:formula="of:=IF(([.A1024]+[.B1024])=([.A1023]+[.B1023]);&quot;&quot;;([.C1023]-[.C1024])/(([.A1024]-[.A1023])+([.B1024]-[.B102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24]/[.F1024]" office:value-type="float" office:value="1.66884176182708" calcext:value-type="float">
            <text:p>R 1,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1026]-[.F1026]" office:value-type="float" office:value="178.4" calcext:value-type="float">
            <text:p>178,4</text:p>
          </table:table-cell>
          <table:table-cell table:formula="of:=IF(([.A1025]+[.B1025])=([.A1024]+[.B1024]);&quot;&quot;;([.C1024]-[.C1025])/(([.A1025]-[.A1024])+([.B1025]-[.B102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25]/[.F1025]" office:value-type="float" office:value="1.76379310344828" calcext:value-type="float">
            <text:p>R 1,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,8</text:p>
          </table:table-cell>
          <table:table-cell table:formula="of:=IF(([.A1026]+[.B1026])=([.A1025]+[.B1025]);&quot;&quot;;([.C1025]-[.C1026])/(([.A1026]-[.A1025])+([.B1026]-[.B102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26]/[.F1026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,9</text:p>
          </table:table-cell>
          <table:table-cell table:formula="of:=IF(([.A1027]+[.B1027])=([.A1026]+[.B1026]);&quot;&quot;;([.C1026]-[.C1027])/(([.A1027]-[.A1026])+([.B1027]-[.B1026])))" office:value-type="float" office:value="23.4260450160772" calcext:value-type="float">
            <text:p>23,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1029]-[.F1029]" office:value-type="float" office:value="121.3" calcext:value-type="float">
            <text:p>121,3</text:p>
          </table:table-cell>
          <table:table-cell table:formula="of:=IF(([.A1028]+[.B1028])=([.A1027]+[.B1027]);&quot;&quot;;([.C1027]-[.C1028])/(([.A1028]-[.A1027])+([.B1028]-[.B102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28]/[.F1028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1030]-[.F1030]" office:value-type="float" office:value="173.7" calcext:value-type="float">
            <text:p>173,7</text:p>
          </table:table-cell>
          <table:table-cell table:formula="of:=IF(([.A1029]+[.B1029])=([.A1028]+[.B1028]);&quot;&quot;;([.C1028]-[.C1029])/(([.A1029]-[.A1028])+([.B1029]-[.B102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29]/[.F1029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1031]-[.F1031]" office:value-type="float" office:value="226.1" calcext:value-type="float">
            <text:p>226,1</text:p>
          </table:table-cell>
          <table:table-cell table:formula="of:=IF(([.A1030]+[.B1030])=([.A1029]+[.B1029]);&quot;&quot;;([.C1029]-[.C1030])/(([.A1030]-[.A1029])+([.B1030]-[.B102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30]/[.F1030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,5</text:p>
          </table:table-cell>
          <table:table-cell table:formula="of:=IF(([.A1031]+[.B1031])=([.A1030]+[.B1030]);&quot;&quot;;([.C1030]-[.C1031])/(([.A1031]-[.A1030])+([.B1031]-[.B103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31]/[.F1031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,3</text:p>
          </table:table-cell>
          <table:table-cell table:formula="of:=IF(([.A1032]+[.B1032])=([.A1031]+[.B1031]);&quot;&quot;;([.C1031]-[.C1032])/(([.A1032]-[.A1031])+([.B1032]-[.B1031])))" office:value-type="float" office:value="25.0118043844857" calcext:value-type="float">
            <text:p>25,0</text:p>
          </table:table-cell>
          <table:table-cell office:value-type="string" calcext:value-type="string">
            <text:p>Geysers af. <text:s/>Gaan op Desember vakansie.</text:p>
          </table:table-cell>
          <table:table-cell table:number-columns-repeated="64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1034]-[.F1034]" office:value-type="float" office:value="286.9" calcext:value-type="float">
            <text:p>286,9</text:p>
          </table:table-cell>
          <table:table-cell table:formula="of:=IF(([.A1033]+[.B1033])=([.A1032]+[.B1032]);&quot;&quot;;([.C1032]-[.C1033])/(([.A1033]-[.A1032])+([.B1033]-[.B103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33]/[.F1033]" office:value-type="float" office:value="2.0625" calcext:value-type="float">
            <text:p>R 2,06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1035]-[.F1035]" office:value-type="float" office:value="335" calcext:value-type="float">
            <text:p>335</text:p>
          </table:table-cell>
          <table:table-cell table:formula="of:=IF(([.A1034]+[.B1034])=([.A1033]+[.B1033]);&quot;&quot;;([.C1033]-[.C1034])/(([.A1034]-[.A1033])+([.B1034]-[.B103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34]/[.F1034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,1</text:p>
          </table:table-cell>
          <table:table-cell table:formula="of:=IF(([.A1035]+[.B1035])=([.A1034]+[.B1034]);&quot;&quot;;([.C1034]-[.C1035])/(([.A1035]-[.A1034])+([.B1035]-[.B103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35]/[.F1035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1-01" calcext:value-type="date">
            <text:p>01-Jan-19</text:p>
          </table:table-cell>
          <table:table-cell office:value-type="time" office:time-value="PT12H07M00S" calcext:value-type="time">
            <text:p>12:07</text:p>
          </table:table-cell>
          <table:table-cell office:value-type="float" office:value="216.1" calcext:value-type="float">
            <text:p>216,1</text:p>
          </table:table-cell>
          <table:table-cell table:formula="of:=IF(([.A1036]+[.B1036])=([.A1035]+[.B1035]);&quot;&quot;;([.C1035]-[.C1036])/(([.A1036]-[.A1035])+([.B1036]-[.B1035])))" office:value-type="float" office:value="9.79033505679274" calcext:value-type="float">
            <text:p>9,8</text:p>
          </table:table-cell>
          <table:table-cell office:value-type="string" calcext:value-type="string">
            <text:p>Terug van vakansie krag weer aan.</text:p>
          </table:table-cell>
          <table:table-cell table:number-columns-repeated="64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,5</text:p>
          </table:table-cell>
          <table:table-cell table:formula="of:=IF(([.A1037]+[.B1037])=([.A1036]+[.B1036]);&quot;&quot;;([.C1036]-[.C1037])/(([.A1037]-[.A1036])+([.B1037]-[.B1036])))" office:value-type="float" office:value="32.8949837603753" calcext:value-type="float">
            <text:p>32,9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1039]-[.F1039]" office:value-type="float" office:value="150.7" calcext:value-type="float">
            <text:p>150,7</text:p>
          </table:table-cell>
          <table:table-cell table:formula="of:=IF(([.A1038]+[.B1038])=([.A1037]+[.B1037]);&quot;&quot;;([.C1037]-[.C1038])/(([.A1038]-[.A1037])+([.B1038]-[.B103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38]/[.F1038]" office:value-type="float" office:value="1.66884176182708" calcext:value-type="float">
            <text:p>R 1,67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1040]-[.F1040]" office:value-type="float" office:value="208.7" calcext:value-type="float">
            <text:p>208,7</text:p>
          </table:table-cell>
          <table:table-cell table:formula="of:=IF(([.A1039]+[.B1039])=([.A1038]+[.B1038]);&quot;&quot;;([.C1038]-[.C1039])/(([.A1039]-[.A1038])+([.B1039]-[.B103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39]/[.F1039]" office:value-type="float" office:value="1.76379310344828" calcext:value-type="float">
            <text:p>R 1,76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,1</text:p>
          </table:table-cell>
          <table:table-cell table:formula="of:=IF(([.A1040]+[.B1040])=([.A1039]+[.B1039]);&quot;&quot;;([.C1039]-[.C1040])/(([.A1040]-[.A1039])+([.B1040]-[.B103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40]/[.F1040]" office:value-type="float" office:value="1.95229007633588" calcext:value-type="float">
            <text:p>R 1,95</text:p>
          </table:table-cell>
          <table:table-cell table:number-columns-repeated="9"/>
          <table:table-cell table:style-name="ce18"/>
          <table:table-cell table:number-columns-repeated="52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,9</text:p>
          </table:table-cell>
          <table:table-cell table:formula="of:=IF(([.A1041]+[.B1041])=([.A1040]+[.B1040]);&quot;&quot;;([.C1040]-[.C1041])/(([.A1041]-[.A1040])+([.B1041]-[.B1040])))" office:value-type="float" office:value="27.8880363125473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,9</text:p>
          </table:table-cell>
          <table:table-cell table:formula="of:=IF(([.A1042]+[.B1042])=([.A1041]+[.B1041]);&quot;&quot;;([.C1041]-[.C1042])/(([.A1042]-[.A1041])+([.B1042]-[.B1041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57.2" calcext:value-type="float">
            <text:p>157,2</text:p>
          </table:table-cell>
          <table:table-cell table:formula="of:=[.E1042]/[.F1042]" office:value-type="float" office:value="1.92302798982188" calcext:value-type="float">
            <text:p>R 1,92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,6</text:p>
          </table:table-cell>
          <table:table-cell table:formula="of:=IF(([.A1043]+[.B1043])=([.A1042]+[.B1042]);&quot;&quot;;([.C1042]-[.C1043])/(([.A1043]-[.A1042])+([.B1043]-[.B1042])))" office:value-type="float" office:value="27.6398891966759" calcext:value-type="float">
            <text:p>27,6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,7</text:p>
          </table:table-cell>
          <table:table-cell table:formula="of:=IF(([.A1044]+[.B1044])=([.A1043]+[.B1043]);&quot;&quot;;([.C1043]-[.C1044])/(([.A1044]-[.A1043])+([.B1044]-[.B1043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50.2" calcext:value-type="float">
            <text:p>150,2</text:p>
          </table:table-cell>
          <table:table-cell table:formula="of:=[.E1044]/[.F1044]" office:value-type="float" office:value="2.01264980026631" calcext:value-type="float">
            <text:p>R 2,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,7</text:p>
          </table:table-cell>
          <table:table-cell table:formula="of:=IF(([.A1045]+[.B1045])=([.A1044]+[.B1044]);&quot;&quot;;([.C1044]-[.C1045])/(([.A1045]-[.A1044])+([.B1045]-[.B1044])))" office:value-type="float" office:value="24.4513702310586" calcext:value-type="float">
            <text:p>24,5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,7</text:p>
          </table:table-cell>
          <table:table-cell table:formula="of:=IF(([.A1046]+[.B1046])=([.A1045]+[.B1045]);&quot;&quot;;([.C1045]-[.C1046])/(([.A1046]-[.A1045])+([.B1046]-[.B1045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50.2" calcext:value-type="float">
            <text:p>150,2</text:p>
          </table:table-cell>
          <table:table-cell table:formula="of:=[.E1046]/[.F1046]" office:value-type="float" office:value="2.01264980026631" calcext:value-type="float">
            <text:p>R 2,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,2</text:p>
          </table:table-cell>
          <table:table-cell table:formula="of:=IF(([.A1047]+[.B1047])=([.A1046]+[.B1046]);&quot;&quot;;([.C1046]-[.C1047])/(([.A1047]-[.A1046])+([.B1047]-[.B1046])))" office:value-type="float" office:value="28.780065755321" calcext:value-type="float">
            <text:p>28,8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formula="of:=IF(([.A1048]+[.B1048])=([.A1047]+[.B1047]);&quot;&quot;;([.C1047]-[.C1048])/(([.A1048]-[.A1047])+([.B1048]-[.B1047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35.8" calcext:value-type="float">
            <text:p>135,8</text:p>
          </table:table-cell>
          <table:table-cell table:formula="of:=[.E1048]/[.F1048]" office:value-type="float" office:value="2.226067746686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,6</text:p>
          </table:table-cell>
          <table:table-cell table:formula="of:=IF(([.A1049]+[.B1049])=([.A1048]+[.B1048]);&quot;&quot;;([.C1048]-[.C1049])/(([.A1049]-[.A1048])+([.B1049]-[.B1048])))" office:value-type="float" office:value="28.3563295378433" calcext:value-type="float">
            <text:p>28,4</text:p>
          </table:table-cell>
          <table:table-cell table:number-columns-repeated="65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,2</text:p>
          </table:table-cell>
          <table:table-cell table:formula="of:=IF(([.A1050]+[.B1050])=([.A1049]+[.B1049]);&quot;&quot;;([.C1049]-[.C1050])/(([.A1050]-[.A1049])+([.B1050]-[.B1049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50]/[.F1050]" office:value-type="float" office:value="2.29372197309417" calcext:value-type="float">
            <text:p>R 2,29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,2</text:p>
          </table:table-cell>
          <table:table-cell table:formula="of:=IF(([.A1051]+[.B1051])=([.A1050]+[.B1050]);&quot;&quot;;([.C1050]-[.C1051])/(([.A1051]-[.A1050])+([.B1051]-[.B1050])))" office:value-type="float" office:value="26.3756115920211" calcext:value-type="float">
            <text:p>26,4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1053]-[.F1053]" office:value-type="float" office:value="159.4" calcext:value-type="float">
            <text:p>159,4</text:p>
          </table:table-cell>
          <table:table-cell table:formula="of:=IF(([.A1052]+[.B1052])=([.A1051]+[.B1051]);&quot;&quot;;([.C1051]-[.C1052])/(([.A1052]-[.A1051])+([.B1052]-[.B105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52]/[.F1052]" office:value-type="float" office:value="1.66884176182708" calcext:value-type="float">
            <text:p>R 1,67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1054]-[.F1054]" office:value-type="float" office:value="217.4" calcext:value-type="float">
            <text:p>217,4</text:p>
          </table:table-cell>
          <table:table-cell table:formula="of:=IF(([.A1053]+[.B1053])=([.A1052]+[.B1052]);&quot;&quot;;([.C1052]-[.C1053])/(([.A1053]-[.A1052])+([.B1053]-[.B105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53]/[.F1053]" office:value-type="float" office:value="1.76379310344828" calcext:value-type="float">
            <text:p>R 1,76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,8</text:p>
          </table:table-cell>
          <table:table-cell table:formula="of:=IF(([.A1054]+[.B1054])=([.A1053]+[.B1053]);&quot;&quot;;([.C1053]-[.C1054])/(([.A1054]-[.A1053])+([.B1054]-[.B105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4]/[.F1054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,6</text:p>
          </table:table-cell>
          <table:table-cell table:formula="of:=IF(([.A1055]+[.B1055])=([.A1054]+[.B1054]);&quot;&quot;;([.C1054]-[.C1055])/(([.A1055]-[.A1054])+([.B1055]-[.B1054])))" office:value-type="float" office:value="29.1500139159477" calcext:value-type="float">
            <text:p>29,2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1057]-[.F1057]" office:value-type="float" office:value="103.9" calcext:value-type="float">
            <text:p>103,9</text:p>
          </table:table-cell>
          <table:table-cell table:formula="of:=IF(([.A1056]+[.B1056])=([.A1055]+[.B1055]);&quot;&quot;;([.C1055]-[.C1056])/(([.A1056]-[.A1055])+([.B1056]-[.B105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6]/[.F1056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1058]-[.F1058]" office:value-type="float" office:value="156.3" calcext:value-type="float">
            <text:p>156,3</text:p>
          </table:table-cell>
          <table:table-cell table:formula="of:=IF(([.A1057]+[.B1057])=([.A1056]+[.B1056]);&quot;&quot;;([.C1056]-[.C1057])/(([.A1057]-[.A1056])+([.B1057]-[.B105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7]/[.F1057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,7</text:p>
          </table:table-cell>
          <table:table-cell table:formula="of:=IF(([.A1058]+[.B1058])=([.A1057]+[.B1057]);&quot;&quot;;([.C1057]-[.C1058])/(([.A1058]-[.A1057])+([.B1058]-[.B105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8]/[.F1058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,8</text:p>
          </table:table-cell>
          <table:table-cell table:formula="of:=IF(([.A1059]+[.B1059])=([.A1058]+[.B1058]);&quot;&quot;;([.C1058]-[.C1059])/(([.A1059]-[.A1058])+([.B1059]-[.B1058])))" office:value-type="float" office:value="25.7966333652662" calcext:value-type="float">
            <text:p>25,8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1061]-[.F1061]" office:value-type="float" office:value="130.1" calcext:value-type="float">
            <text:p>130,1</text:p>
          </table:table-cell>
          <table:table-cell table:formula="of:=IF(([.A1060]+[.B1060])=([.A1059]+[.B1059]);&quot;&quot;;([.C1059]-[.C1060])/(([.A1060]-[.A1059])+([.B1060]-[.B105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60]/[.F1060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1062]-[.F1062]" office:value-type="float" office:value="179.7" calcext:value-type="float">
            <text:p>179,7</text:p>
          </table:table-cell>
          <table:table-cell table:formula="of:=IF(([.A1061]+[.B1061])=([.A1060]+[.B1060]);&quot;&quot;;([.C1060]-[.C1061])/(([.A1061]-[.A1060])+([.B1061]-[.B106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61]/[.F1061]" office:value-type="float" office:value="2.0625" calcext:value-type="float">
            <text:p>R 2,06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,8</text:p>
          </table:table-cell>
          <table:table-cell table:formula="of:=IF(([.A1062]+[.B1062])=([.A1061]+[.B1061]);&quot;&quot;;([.C1061]-[.C1062])/(([.A1062]-[.A1061])+([.B1062]-[.B106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2]/[.F1062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,7</text:p>
          </table:table-cell>
          <table:table-cell table:formula="of:=IF(([.A1063]+[.B1063])=([.A1062]+[.B1062]);&quot;&quot;;([.C1062]-[.C1063])/(([.A1063]-[.A1062])+([.B1063]-[.B1062])))" office:value-type="float" office:value="27.1167498218104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1065]-[.F1065]" office:value-type="float" office:value="143.4" calcext:value-type="float">
            <text:p>143,4</text:p>
          </table:table-cell>
          <table:table-cell table:formula="of:=IF(([.A1064]+[.B1064])=([.A1063]+[.B1063]);&quot;&quot;;([.C1063]-[.C1064])/(([.A1064]-[.A1063])+([.B1064]-[.B106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4]/[.F1064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1066]-[.F1066]" office:value-type="float" office:value="191.5" calcext:value-type="float">
            <text:p>191,5</text:p>
          </table:table-cell>
          <table:table-cell table:formula="of:=IF(([.A1065]+[.B1065])=([.A1064]+[.B1064]);&quot;&quot;;([.C1064]-[.C1065])/(([.A1065]-[.A1064])+([.B1065]-[.B106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5]/[.F1065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,6</text:p>
          </table:table-cell>
          <table:table-cell table:formula="of:=IF(([.A1066]+[.B1066])=([.A1065]+[.B1065]);&quot;&quot;;([.C1065]-[.C1066])/(([.A1066]-[.A1065])+([.B1066]-[.B106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6]/[.F1066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,9</text:p>
          </table:table-cell>
          <table:table-cell table:formula="of:=IF(([.A1067]+[.B1067])=([.A1066]+[.B1066]);&quot;&quot;;([.C1066]-[.C1067])/(([.A1067]-[.A1066])+([.B1067]-[.B1066])))" office:value-type="float" office:value="29.5560331593491" calcext:value-type="float">
            <text:p>29,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1069]-[.F1069]" office:value-type="float" office:value="152.4" calcext:value-type="float">
            <text:p>152,4</text:p>
          </table:table-cell>
          <table:table-cell table:formula="of:=IF(([.A1068]+[.B1068])=([.A1067]+[.B1067]);&quot;&quot;;([.C1067]-[.C1068])/(([.A1068]-[.A1067])+([.B1068]-[.B106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1068]/[.F1068]" office:value-type="float" office:value="2.19527896995708" calcext:value-type="float">
            <text:p>R 2,20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1070]-[.F1070]" office:value-type="float" office:value="197" calcext:value-type="float">
            <text:p>197</text:p>
          </table:table-cell>
          <table:table-cell table:formula="of:=IF(([.A1069]+[.B1069])=([.A1068]+[.B1068]);&quot;&quot;;([.C1068]-[.C1069])/(([.A1069]-[.A1068])+([.B1069]-[.B106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69]/[.F1069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,6</text:p>
          </table:table-cell>
          <table:table-cell table:formula="of:=IF(([.A1070]+[.B1070])=([.A1069]+[.B1069]);&quot;&quot;;([.C1069]-[.C1070])/(([.A1070]-[.A1069])+([.B1070]-[.B106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70]/[.F1070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,3</text:p>
          </table:table-cell>
          <table:table-cell table:formula="of:=IF(([.A1071]+[.B1071])=([.A1070]+[.B1070]);&quot;&quot;;([.C1070]-[.C1071])/(([.A1071]-[.A1070])+([.B1071]-[.B1070])))" office:value-type="float" office:value="25.7759336099585" calcext:value-type="float">
            <text:p>25,8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table:formula="of:=[.C1073]-[.F1073]" office:value-type="float" office:value="147.5" calcext:value-type="float">
            <text:p>147,5</text:p>
          </table:table-cell>
          <table:table-cell table:formula="of:=IF(([.A1072]+[.B1072])=([.A1071]+[.B1071]);&quot;&quot;;([.C1071]-[.C1072])/(([.A1072]-[.A1071])+([.B1072]-[.B107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72]/[.F1072]" office:value-type="float" office:value="1.66884176182708" calcext:value-type="float">
            <text:p>R 1,67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,5</text:p>
          </table:table-cell>
          <table:table-cell table:formula="of:=IF(([.A1073]+[.B1073])=([.A1072]+[.B1072]);&quot;&quot;;([.C1072]-[.C1073])/(([.A1073]-[.A1072])+([.B1073]-[.B107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73]/[.F1073]" office:value-type="float" office:value="1.76379310344828" calcext:value-type="float">
            <text:p>R 1,76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,2</text:p>
          </table:table-cell>
          <table:table-cell table:formula="of:=IF(([.A1074]+[.B1074])=([.A1073]+[.B1073]);&quot;&quot;;([.C1073]-[.C1074])/(([.A1074]-[.A1073])+([.B1074]-[.B1073])))" office:value-type="float" office:value="26.5760776477305" calcext:value-type="float">
            <text:p>26,6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1076]-[.F1076]" office:value-type="float" office:value="128.5" calcext:value-type="float">
            <text:p>128,5</text:p>
          </table:table-cell>
          <table:table-cell table:formula="of:=IF(([.A1075]+[.B1075])=([.A1074]+[.B1074]);&quot;&quot;;([.C1074]-[.C1075])/(([.A1075]-[.A1074])+([.B1075]-[.B107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5]/[.F1075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1077]-[.F1077]" office:value-type="float" office:value="180.9" calcext:value-type="float">
            <text:p>180,9</text:p>
          </table:table-cell>
          <table:table-cell table:formula="of:=IF(([.A1076]+[.B1076])=([.A1075]+[.B1075]);&quot;&quot;;([.C1075]-[.C1076])/(([.A1076]-[.A1075])+([.B1076]-[.B107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6]/[.F1076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,3</text:p>
          </table:table-cell>
          <table:table-cell table:formula="of:=IF(([.A1077]+[.B1077])=([.A1076]+[.B1076]);&quot;&quot;;([.C1076]-[.C1077])/(([.A1077]-[.A1076])+([.B1077]-[.B107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7]/[.F1077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,8</text:p>
          </table:table-cell>
          <table:table-cell table:formula="of:=IF(([.A1078]+[.B1078])=([.A1077]+[.B1077]);&quot;&quot;;([.C1077]-[.C1078])/(([.A1078]-[.A1077])+([.B1078]-[.B1077])))" office:value-type="float" office:value="26.4684898929845" calcext:value-type="float">
            <text:p>26,5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1080]-[.F1080]" office:value-type="float" office:value="100.2" calcext:value-type="float">
            <text:p>100,2</text:p>
          </table:table-cell>
          <table:table-cell table:formula="of:=IF(([.A1079]+[.B1079])=([.A1078]+[.B1078]);&quot;&quot;;([.C1078]-[.C1079])/(([.A1079]-[.A1078])+([.B1079]-[.B107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9]/[.F1079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1081]-[.F1081]" office:value-type="float" office:value="152.6" calcext:value-type="float">
            <text:p>152,6</text:p>
          </table:table-cell>
          <table:table-cell table:formula="of:=IF(([.A1080]+[.B1080])=([.A1079]+[.B1079]);&quot;&quot;;([.C1079]-[.C1080])/(([.A1080]-[.A1079])+([.B1080]-[.B107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80]/[.F1080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1082]-[.F1082]" office:value-type="float" office:value="202.2" calcext:value-type="float">
            <text:p>202,2</text:p>
          </table:table-cell>
          <table:table-cell table:formula="of:=IF(([.A1081]+[.B1081])=([.A1080]+[.B1080]);&quot;&quot;;([.C1080]-[.C1081])/(([.A1081]-[.A1080])+([.B1081]-[.B108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81]/[.F1081]" office:value-type="float" office:value="2.0625" calcext:value-type="float">
            <text:p>R 2,06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,3</text:p>
          </table:table-cell>
          <table:table-cell table:formula="of:=IF(([.A1082]+[.B1082])=([.A1080]+[.B1080]);&quot;&quot;;([.C1080]-[.C1082])/(([.A1082]-[.A1080])+([.B1082]-[.B108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2]/[.F1082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1084]-[.F1084]" office:value-type="float" office:value="30.7" calcext:value-type="float">
            <text:p>30,7</text:p>
          </table:table-cell>
          <table:table-cell table:formula="of:=IF(([.A1083]+[.B1083])=([.A1082]+[.B1082]);&quot;&quot;;([.C1082]-[.C1083])/(([.A1083]-[.A1082])+([.B1083]-[.B1082])))" office:value-type="float" office:value="27.0647038685382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1085]-[.F1085]" office:value-type="float" office:value="78.8" calcext:value-type="float">
            <text:p>78,8</text:p>
          </table:table-cell>
          <table:table-cell table:formula="of:=IF(([.A1084]+[.B1084])=([.A1083]+[.B1083]);&quot;&quot;;([.C1083]-[.C1084])/(([.A1084]-[.A1083])+([.B1084]-[.B108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4]/[.F1084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,9</text:p>
          </table:table-cell>
          <table:table-cell table:formula="of:=IF(([.A1085]+[.B1085])=([.A1084]+[.B1084]);&quot;&quot;;([.C1084]-[.C1085])/(([.A1085]-[.A1084])+([.B1085]-[.B108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5]/[.F1085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formula="of:=IF(([.A1086]+[.B1086])=([.A1085]+[.B1085]);&quot;&quot;;([.C1085]-[.C1086])/(([.A1086]-[.A1085])+([.B1086]-[.B1085])))" office:value-type="float" office:value="28.9162462159435" calcext:value-type="float">
            <text:p>28,9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formula="of:=IF(([.A1087]+[.B1087])=([.A1086]+[.B1086]);&quot;&quot;;([.C1086]-[.C1087])/(([.A1087]-[.A1086])+([.B1087]-[.B108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7]/[.F1087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formula="of:=IF(([.A1088]+[.B1088])=([.A1087]+[.B1087]);&quot;&quot;;([.C1087]-[.C1088])/(([.A1088]-[.A1087])+([.B1088]-[.B1087])))" office:value-type="float" office:value="0" calcext:value-type="float">
            <text:p>0,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table:formula="of:=[.C1090]-[.F1090]" office:value-type="float" office:value="201.6" calcext:value-type="float">
            <text:p>201,6</text:p>
          </table:table-cell>
          <table:table-cell table:formula="of:=IF(([.A1089]+[.B1089])=([.A1088]+[.B1088]);&quot;&quot;;([.C1088]-[.C1089])/(([.A1089]-[.A1088])+([.B1089]-[.B108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1089]/[.F1089]" office:value-type="float" office:value="2.19527896995708" calcext:value-type="float">
            <text:p>R 2,20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,2</text:p>
          </table:table-cell>
          <table:table-cell table:formula="of:=IF(([.A1090]+[.B1090])=([.A1089]+[.B1089]);&quot;&quot;;([.C1089]-[.C1090])/(([.A1090]-[.A1089])+([.B1090]-[.B108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0]/[.F1090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,2</text:p>
          </table:table-cell>
          <table:table-cell table:formula="of:=IF(([.A1091]+[.B1091])=([.A1090]+[.B1090]);&quot;&quot;;([.C1090]-[.C1091])/(([.A1091]-[.A1090])+([.B1091]-[.B1090])))" office:value-type="float" office:value="0" calcext:value-type="float">
            <text:p>0,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,4</text:p>
          </table:table-cell>
          <table:table-cell table:formula="of:=IF(([.A1092]+[.B1092])=([.A1091]+[.B1091]);&quot;&quot;;([.C1091]-[.C1092])/(([.A1092]-[.A1091])+([.B1092]-[.B1091])))">
            <text:p/>
          </table:table-cell>
          <table:table-cell office:value-type="float" office:value="200" calcext:value-type="float">
            <text:p>R 200,00</text:p>
          </table:table-cell>
          <table:table-cell office:value-type="float" office:value="89.2" calcext:value-type="float">
            <text:p>89,2</text:p>
          </table:table-cell>
          <table:table-cell table:formula="of:=[.E1092]/[.F1092]" office:value-type="float" office:value="2.24215246636771" calcext:value-type="float">
            <text:p>R 2,24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,4</text:p>
          </table:table-cell>
          <table:table-cell table:formula="of:=IF(([.A1093]+[.B1093])=([.A1092]+[.B1092]);&quot;&quot;;([.C1092]-[.C1093])/(([.A1093]-[.A1092])+([.B1093]-[.B1092])))" office:value-type="float" office:value="29.0266845843732" calcext:value-type="float">
            <text:p>29,0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1095]-[.F1095]" office:value-type="float" office:value="170" calcext:value-type="float">
            <text:p>170</text:p>
          </table:table-cell>
          <table:table-cell table:formula="of:=IF(([.A1094]+[.B1094])=([.A1093]+[.B1093]);&quot;&quot;;([.C1093]-[.C1094])/(([.A1094]-[.A1093])+([.B1094]-[.B109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4]/[.F1094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1096]-[.F1096]" office:value-type="float" office:value="214.6" calcext:value-type="float">
            <text:p>214,6</text:p>
          </table:table-cell>
          <table:table-cell table:formula="of:=IF(([.A1095]+[.B1095])=([.A1094]+[.B1094]);&quot;&quot;;([.C1094]-[.C1095])/(([.A1095]-[.A1094])+([.B1095]-[.B109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5]/[.F1095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,2</text:p>
          </table:table-cell>
          <table:table-cell table:formula="of:=IF(([.A1096]+[.B1096])=([.A1095]+[.B1095]);&quot;&quot;;([.C1095]-[.C1096])/(([.A1096]-[.A1095])+([.B1096]-[.B109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6]/[.F1096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,9</text:p>
          </table:table-cell>
          <table:table-cell table:formula="of:=IF(([.A1097]+[.B1097])=([.A1096]+[.B1096]);&quot;&quot;;([.C1096]-[.C1097])/(([.A1097]-[.A1096])+([.B1097]-[.B1096])))" office:value-type="float" office:value="27.5047619047619" calcext:value-type="float">
            <text:p>27,5</text:p>
          </table:table-cell>
          <table:table-cell table:number-columns-repeated="65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,2</text:p>
          </table:table-cell>
          <table:table-cell table:formula="of:=IF(([.A1098]+[.B1098])=([.A1097]+[.B1097]);&quot;&quot;;([.C1097]-[.C1098])/(([.A1098]-[.A1097])+([.B1098]-[.B109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098]/[.F1098]" office:value-type="float" office:value="1.81597975415763" calcext:value-type="float">
            <text:p>R 1,82</text:p>
          </table:table-cell>
          <table:table-cell table:number-columns-repeated="62"/>
        </table:table-row>
        <table:table-row table:style-name="ro2">
          <table:table-cell office:value-type="date" office:date-value="2019-04-12" calcext:value-type="date">
            <text:p>12-Apr-19</text:p>
          </table:table-cell>
          <table:table-cell office:value-type="time" office:time-value="PT14H23M00S" calcext:value-type="time">
            <text:p>14:23</text:p>
          </table:table-cell>
          <table:table-cell office:value-type="float" office:value="194.3" calcext:value-type="float">
            <text:p>194,3</text:p>
          </table:table-cell>
          <table:table-cell table:formula="of:=IF(([.A1099]+[.B1099])=([.A1098]+[.B1098]);&quot;&quot;;([.C1098]-[.C1099])/(([.A1099]-[.A1098])+([.B1099]-[.B1098])))" office:value-type="float" office:value="29.3828631505169" calcext:value-type="float">
            <text:p>29,4</text:p>
          </table:table-cell>
          <table:table-cell table:number-columns-repeated="65"/>
        </table:table-row>
        <table:table-row table:style-name="ro2">
          <table:table-cell office:value-type="date" office:date-value="2019-04-14" calcext:value-type="date">
            <text:p>14-Apr-19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164.9" calcext:value-type="float">
            <text:p>164,9</text:p>
          </table:table-cell>
          <table:table-cell table:formula="of:=IF(([.A1100]+[.B1100])=([.A1099]+[.B1099]);&quot;&quot;;([.C1099]-[.C1100])/(([.A1100]-[.A1099])+([.B1100]-[.B1099])))" office:value-type="float" office:value="14.6339440027653" calcext:value-type="float">
            <text:p>14,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,5</text:p>
          </table:table-cell>
          <table:table-cell table:formula="of:=IF(([.A1101]+[.B1101])=([.A1100]+[.B1100]);&quot;&quot;;([.C1100]-[.C1101])/(([.A1101]-[.A1100])+([.B1101]-[.B1100])))" office:value-type="float" office:value="30.6707909854176" calcext:value-type="float">
            <text:p>30,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1103]-[.F1103]" office:value-type="float" office:value="319.1" calcext:value-type="float">
            <text:p>319,1</text:p>
          </table:table-cell>
          <table:table-cell table:formula="of:=IF(([.A1102]+[.B1102])=([.A1101]+[.B1101]);&quot;&quot;;([.C1101]-[.C1102])/(([.A1102]-[.A1101])+([.B1102]-[.B110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02]/[.F1102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,1</text:p>
          </table:table-cell>
          <table:table-cell table:formula="of:=IF(([.A1103]+[.B1103])=([.A1102]+[.B1102]);&quot;&quot;;([.C1102]-[.C1103])/(([.A1103]-[.A1102])+([.B1103]-[.B110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03]/[.F1103]" office:value-type="float" office:value="2.16508620689655" calcext:value-type="float">
            <text:p>R 2,17</text:p>
          </table:table-cell>
          <table:table-cell table:number-columns-repeated="62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,6</text:p>
          </table:table-cell>
          <table:table-cell table:formula="of:=IF(([.A1104]+[.B1104])=([.A1103]+[.B1103]);&quot;&quot;;([.C1103]-[.C1104])/(([.A1104]-[.A1103])+([.B1104]-[.B1103])))" office:value-type="float" office:value="32.3629041809783" calcext:value-type="float">
            <text:p>32,4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,7</text:p>
          </table:table-cell>
          <table:table-cell table:formula="of:=IF(([.A1105]+[.B1105])=([.A1104]+[.B1104]);&quot;&quot;;([.C1104]-[.C1105])/(([.A1105]-[.A1104])+([.B1105]-[.B110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3.1" calcext:value-type="float">
            <text:p>223,1</text:p>
          </table:table-cell>
          <table:table-cell table:formula="of:=[.E1105]/[.F1105]" office:value-type="float" office:value="2.25145674585388" calcext:value-type="float">
            <text:p>R 2,25</text:p>
          </table:table-cell>
          <table:table-cell table:number-columns-repeated="62"/>
        </table:table-row>
        <table:table-row table:style-name="ro2">
          <table:table-cell office:value-type="date" office:date-value="2019-05-04" calcext:value-type="date">
            <text:p>04-Mei-19</text:p>
          </table:table-cell>
          <table:table-cell office:value-type="time" office:time-value="PT09H55M00S" calcext:value-type="time">
            <text:p>09:55</text:p>
          </table:table-cell>
          <table:table-cell office:value-type="float" office:value="257.2" calcext:value-type="float">
            <text:p>257,2</text:p>
          </table:table-cell>
          <table:table-cell table:formula="of:=IF(([.A1106]+[.B1106])=([.A1105]+[.B1105]);&quot;&quot;;([.C1105]-[.C1106])/(([.A1106]-[.A1105])+([.B1106]-[.B1105])))" office:value-type="float" office:value="27.8598564795272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19-05-05" calcext:value-type="date">
            <text:p>05-Mei-19</text:p>
          </table:table-cell>
          <table:table-cell office:value-type="time" office:time-value="PT14H21M00S" calcext:value-type="time">
            <text:p>14:21</text:p>
          </table:table-cell>
          <table:table-cell office:value-type="float" office:value="243.2" calcext:value-type="float">
            <text:p>243,2</text:p>
          </table:table-cell>
          <table:table-cell table:formula="of:=IF(([.A1107]+[.B1107])=([.A1106]+[.B1106]);&quot;&quot;;([.C1106]-[.C1107])/(([.A1107]-[.A1106])+([.B1107]-[.B1106])))" office:value-type="float" office:value="11.8171160609613" calcext:value-type="float">
            <text:p>11,8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,3</text:p>
          </table:table-cell>
          <table:table-cell table:formula="of:=IF(([.A1108]+[.B1108])=([.A1107]+[.B1107]);&quot;&quot;;([.C1107]-[.C1108])/(([.A1108]-[.A1107])+([.B1108]-[.B1107])))" office:value-type="float" office:value="30.618947368421" calcext:value-type="float">
            <text:p>30,6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,9</text:p>
          </table:table-cell>
          <table:table-cell table:formula="of:=IF(([.A1109]+[.B1109])=([.A1108]+[.B1108]);&quot;&quot;;([.C1108]-[.C1109])/(([.A1109]-[.A1108])+([.B1109]-[.B110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109]/[.F1109]" office:value-type="float" office:value="1.81597975415763" calcext:value-type="float">
            <text:p>R 1,82</text:p>
          </table:table-cell>
          <table:table-cell table:number-columns-repeated="62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,9</text:p>
          </table:table-cell>
          <table:table-cell table:formula="of:=IF(([.A1110]+[.B1110])=([.A1109]+[.B1109]);&quot;&quot;;([.C1109]-[.C1110])/(([.A1110]-[.A1109])+([.B1110]-[.B1109])))" office:value-type="float" office:value="30.2626970227671" calcext:value-type="float">
            <text:p>30,3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,6</text:p>
          </table:table-cell>
          <table:table-cell table:formula="of:=IF(([.A1111]+[.B1111])=([.A1110]+[.B1110]);&quot;&quot;;([.C1110]-[.C1111])/(([.A1111]-[.A1110])+([.B1111]-[.B111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11]/[.F1111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,9</text:p>
          </table:table-cell>
          <table:table-cell table:formula="of:=IF(([.A1112]+[.B1112])=([.A1111]+[.B1111]);&quot;&quot;;([.C1111]-[.C1112])/(([.A1112]-[.A1111])+([.B1112]-[.B1111])))" office:value-type="float" office:value="32.3686900385547" calcext:value-type="float">
            <text:p>32,4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,3</text:p>
          </table:table-cell>
          <table:table-cell table:formula="of:=IF(([.A1113]+[.B1113])=([.A1112]+[.B1112]);&quot;&quot;;([.C1112]-[.C1113])/(([.A1113]-[.A1112])+([.B1113]-[.B111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13]/[.F1113]" office:value-type="float" office:value="2.16508620689655" calcext:value-type="float">
            <text:p>R 2,17</text:p>
          </table:table-cell>
          <table:table-cell office:value-type="string" calcext:value-type="string">
            <text:p>Inverter aan vanaf 20 Maart 2019. <text:s/>Kyk dat kragverbruik nie te veel vermeerder nie.</text:p>
          </table:table-cell>
          <table:table-cell table:number-columns-repeated="61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formula="of:=IF(([.A1114]+[.B1114])=([.A1113]+[.B1113]);&quot;&quot;;([.C1113]-[.C1114])/(([.A1114]-[.A1113])+([.B1114]-[.B1113])))" office:value-type="float" office:value="34.7268067657612" calcext:value-type="float">
            <text:p>34,7</text:p>
          </table:table-cell>
          <table:table-cell table:number-columns-repeated="65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,6</text:p>
          </table:table-cell>
          <table:table-cell table:formula="of:=IF(([.A1115]+[.B1115])=([.A1114]+[.B1114]);&quot;&quot;;([.C1114]-[.C1115])/(([.A1115]-[.A1114])+([.B1115]-[.B111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115]/[.F1115]" office:value-type="float" office:value="1.81597975415763" calcext:value-type="float">
            <text:p>R 1,82</text:p>
          </table:table-cell>
          <table:table-cell table:number-columns-repeated="62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,2</text:p>
          </table:table-cell>
          <table:table-cell table:formula="of:=IF(([.A1116]+[.B1116])=([.A1115]+[.B1115]);&quot;&quot;;([.C1115]-[.C1116])/(([.A1116]-[.A1115])+([.B1116]-[.B1115])))" office:value-type="float" office:value="38.1674293405115" calcext:value-type="float">
            <text:p>38,2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,8</text:p>
          </table:table-cell>
          <table:table-cell table:formula="of:=IF(([.A1117]+[.B1117])=([.A1116]+[.B1116]);&quot;&quot;;([.C1116]-[.C1117])/(([.A1117]-[.A1116])+([.B1117]-[.B111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17]/[.F1117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,1</text:p>
          </table:table-cell>
          <table:table-cell table:formula="of:=IF(([.A1118]+[.B1118])=([.A1117]+[.B1117]);&quot;&quot;;([.C1117]-[.C1118])/(([.A1118]-[.A1117])+([.B1118]-[.B1117])))" office:value-type="float" office:value="27.5668907952701" calcext:value-type="float">
            <text:p>27,6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formula="of:=IF(([.A1119]+[.B1119])=([.A1118]+[.B1118]);&quot;&quot;;([.C1118]-[.C1119])/(([.A1119]-[.A1118])+([.B1119]-[.B111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19]/[.F1119]" office:value-type="float" office:value="2.16508620689655" calcext:value-type="float">
            <text:p>R 2,17</text:p>
          </table:table-cell>
          <table:table-cell table:number-columns-repeated="62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,4</text:p>
          </table:table-cell>
          <table:table-cell table:formula="of:=IF(([.A1120]+[.B1120])=([.A1119]+[.B1119]);&quot;&quot;;([.C1119]-[.C1120])/(([.A1120]-[.A1119])+([.B1120]-[.B1119])))" office:value-type="float" office:value="35.1727941176471" calcext:value-type="float">
            <text:p>35,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,5</text:p>
          </table:table-cell>
          <table:table-cell table:formula="of:=IF(([.A1121]+[.B1121])=([.A1120]+[.B1120]);&quot;&quot;;([.C1120]-[.C1121])/(([.A1121]-[.A1120])+([.B1121]-[.B112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3.1" calcext:value-type="float">
            <text:p>223,1</text:p>
          </table:table-cell>
          <table:table-cell table:formula="of:=[.E1121]/[.F1121]" office:value-type="float" office:value="2.25145674585388" calcext:value-type="float">
            <text:p>R 2,25</text:p>
          </table:table-cell>
          <table:table-cell table:number-columns-repeated="62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,9</text:p>
          </table:table-cell>
          <table:table-cell table:formula="of:=IF(([.A1122]+[.B1122])=([.A1121]+[.B1121]);&quot;&quot;;([.C1121]-[.C1122])/(([.A1122]-[.A1121])+([.B1122]-[.B1121])))" office:value-type="float" office:value="32.6027019031654" calcext:value-type="float">
            <text:p>32,6</text:p>
          </table:table-cell>
          <table:table-cell table:number-columns-repeated="65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formula="of:=IF(([.A1123]+[.B1123])=([.A1122]+[.B1122]);&quot;&quot;;([.C1122]-[.C1123])/(([.A1123]-[.A1122])+([.B1123]-[.B112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3.1" calcext:value-type="float">
            <text:p>223,1</text:p>
          </table:table-cell>
          <table:table-cell table:formula="of:=[.E1123]/[.F1123]" office:value-type="float" office:value="2.25145674585388" calcext:value-type="float">
            <text:p>R 2,25</text:p>
          </table:table-cell>
          <table:table-cell office:value-type="string" calcext:value-type="string">
            <text:p>Swembadpomp was redelik baie aan. <text:s/>Stoof ook baie aan die naweek.</text:p>
          </table:table-cell>
          <table:table-cell table:number-columns-repeated="61"/>
        </table:table-row>
        <table:table-row table:style-name="ro2">
          <table:table-cell office:value-type="date" office:date-value="2019-07-04" calcext:value-type="date">
            <text:p>04-Jul-19</text:p>
          </table:table-cell>
          <table:table-cell office:value-type="time" office:time-value="PT04H58M00S" calcext:value-type="time">
            <text:p>04:58</text:p>
          </table:table-cell>
          <table:table-cell office:value-type="float" office:value="246.6" calcext:value-type="float">
            <text:p>246,6</text:p>
          </table:table-cell>
          <table:table-cell table:formula="of:=IF(([.A1124]+[.B1124])=([.A1123]+[.B1123]);&quot;&quot;;([.C1123]-[.C1124])/(([.A1124]-[.A1123])+([.B1124]-[.B1123])))" office:value-type="float" office:value="35.6592199924271" calcext:value-type="float">
            <text:p>35,7</text:p>
          </table:table-cell>
          <table:table-cell table:number-columns-repeated="65"/>
        </table:table-row>
        <table:table-row table:style-name="ro2">
          <table:table-cell office:value-type="date" office:date-value="2019-07-07" calcext:value-type="date">
            <text:p>07-Jul-19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211.9" calcext:value-type="float">
            <text:p>211,9</text:p>
          </table:table-cell>
          <table:table-cell table:formula="of:=IF(([.A1125]+[.B1125])=([.A1124]+[.B1124]);&quot;&quot;;([.C1124]-[.C1125])/(([.A1125]-[.A1124])+([.B1125]-[.B1124])))" office:value-type="float" office:value="10.1643612693247" calcext:value-type="float">
            <text:p>10,2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,6</text:p>
          </table:table-cell>
          <table:table-cell table:formula="of:=IF(([.A1126]+[.B1126])=([.A1125]+[.B1125]);&quot;&quot;;([.C1125]-[.C1126])/(([.A1126]-[.A1125])+([.B1126]-[.B1125])))" office:value-type="float" office:value="37.066366704162" calcext:value-type="float">
            <text:p>37,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,4</text:p>
          </table:table-cell>
          <table:table-cell table:formula="of:=IF(([.A1127]+[.B1127])=([.A1126]+[.B1126]);&quot;&quot;;([.C1126]-[.C1127])/(([.A1127]-[.A1126])+([.B1127]-[.B1126])))">
            <text:p/>
          </table:table-cell>
          <table:table-cell table:formula="of:=444+2.3" office:value-type="float" office:value="446.3" calcext:value-type="float">
            <text:p>R 446,30</text:p>
          </table:table-cell>
          <table:table-cell office:value-type="float" office:value="207.8" calcext:value-type="float">
            <text:p>207,8</text:p>
          </table:table-cell>
          <table:table-cell table:formula="of:=[.E1127]/[.F1127]" office:value-type="float" office:value="2.14773820981713" calcext:value-type="float">
            <text:p>R 2,15</text:p>
          </table:table-cell>
          <table:table-cell table:number-columns-repeated="62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,8</text:p>
          </table:table-cell>
          <table:table-cell table:formula="of:=IF(([.A1128]+[.B1128])=([.A1127]+[.B1127]);&quot;&quot;;([.C1127]-[.C1128])/(([.A1128]-[.A1127])+([.B1128]-[.B1127])))" office:value-type="float" office:value="39.1141868512111" calcext:value-type="float">
            <text:p>39,1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,3</text:p>
          </table:table-cell>
          <table:table-cell table:formula="of:=IF(([.A1129]+[.B1129])=([.A1128]+[.B1128]);&quot;&quot;;([.C1128]-[.C1129])/(([.A1129]-[.A1128])+([.B1129]-[.B112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8.5" calcext:value-type="float">
            <text:p>238,5</text:p>
          </table:table-cell>
          <table:table-cell table:formula="of:=[.E1129]/[.F1129]" office:value-type="float" office:value="2.10607966457023" calcext:value-type="float">
            <text:p>R 2,11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,7</text:p>
          </table:table-cell>
          <table:table-cell table:formula="of:=IF(([.A1130]+[.B1130])=([.A1129]+[.B1129]);&quot;&quot;;([.C1129]-[.C1130])/(([.A1130]-[.A1129])+([.B1130]-[.B1129])))" office:value-type="float" office:value="36.1884816753927" calcext:value-type="float">
            <text:p>36,2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,2</text:p>
          </table:table-cell>
          <table:table-cell table:formula="of:=IF(([.A1131]+[.B1131])=([.A1130]+[.B1130]);&quot;&quot;;([.C1130]-[.C1131])/(([.A1131]-[.A1130])+([.B1131]-[.B113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5" calcext:value-type="float">
            <text:p>232,5</text:p>
          </table:table-cell>
          <table:table-cell table:formula="of:=[.E1131]/[.F1131]" office:value-type="float" office:value="2.16043010752688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19-07-23" calcext:value-type="date">
            <text:p>23-Jul-19</text:p>
          </table:table-cell>
          <table:table-cell office:value-type="time" office:time-value="PT12H36M00S" calcext:value-type="time">
            <text:p>12:36</text:p>
          </table:table-cell>
          <table:table-cell office:value-type="float" office:value="358.3" calcext:value-type="float">
            <text:p>358,3</text:p>
          </table:table-cell>
          <table:table-cell table:formula="of:=IF(([.A1132]+[.B1132])=([.A1131]+[.B1131]);&quot;&quot;;([.C1131]-[.C1132])/(([.A1132]-[.A1131])+([.B1132]-[.B1131])))" office:value-type="float" office:value="9.51394422310756" calcext:value-type="float">
            <text:p>9,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,4</text:p>
          </table:table-cell>
          <table:table-cell table:formula="of:=IF(([.A1133]+[.B1133])=([.A1132]+[.B1132]);&quot;&quot;;([.C1132]-[.C1133])/(([.A1133]-[.A1132])+([.B1133]-[.B1132])))" office:value-type="float" office:value="41.5661171940801" calcext:value-type="float">
            <text:p>41,6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formula="of:=IF(([.A1134]+[.B1134])=([.A1133]+[.B1133]);&quot;&quot;;([.C1133]-[.C1134])/(([.A1134]-[.A1133])+([.B1134]-[.B113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6" calcext:value-type="float">
            <text:p>197,6</text:p>
          </table:table-cell>
          <table:table-cell table:formula="of:=[.E1134]/[.F1134]" office:value-type="float" office:value="2.542004048583" calcext:value-type="float">
            <text:p>R 2,54</text:p>
          </table:table-cell>
          <table:table-cell table:number-columns-repeated="62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,4</text:p>
          </table:table-cell>
          <table:table-cell table:formula="of:=IF(([.A1135]+[.B1135])=([.A1134]+[.B1134]);&quot;&quot;;([.C1134]-[.C1135])/(([.A1135]-[.A1134])+([.B1135]-[.B1134])))" office:value-type="float" office:value="21.4353350274174" calcext:value-type="float">
            <text:p>21,4</text:p>
          </table:table-cell>
          <table:table-cell table:number-columns-repeated="65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formula="of:=IF(([.A1136]+[.B1136])=([.A1135]+[.B1135]);&quot;&quot;;([.C1135]-[.C1136])/(([.A1136]-[.A1135])+([.B1136]-[.B113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136]/[.F1136]" office:value-type="float" office:value="1.81597975415763" calcext:value-type="float">
            <text:p>R 1,82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,4</text:p>
          </table:table-cell>
          <table:table-cell table:formula="of:=IF(([.A1137]+[.B1137])=([.A1136]+[.B1136]);&quot;&quot;;([.C1136]-[.C1137])/(([.A1137]-[.A1136])+([.B1137]-[.B1136])))" office:value-type="float" office:value="30.8458274398868" calcext:value-type="float">
            <text:p>30,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,1</text:p>
          </table:table-cell>
          <table:table-cell table:formula="of:=IF(([.A1138]+[.B1138])=([.A1137]+[.B1137]);&quot;&quot;;([.C1137]-[.C1138])/(([.A1138]-[.A1137])+([.B1138]-[.B113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38]/[.F1138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,6</text:p>
          </table:table-cell>
          <table:table-cell table:formula="of:=IF(([.A1139]+[.B1139])=([.A1138]+[.B1138]);&quot;&quot;;([.C1138]-[.C1139])/(([.A1139]-[.A1138])+([.B1139]-[.B1138])))" office:value-type="float" office:value="26.5856182100362" calcext:value-type="float">
            <text:p>26,6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,6</text:p>
          </table:table-cell>
          <table:table-cell table:formula="of:=IF(([.A1140]+[.B1140])=([.A1139]+[.B1139]);&quot;&quot;;([.C1139]-[.C1140])/(([.A1140]-[.A1139])+([.B1140]-[.B113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40]/[.F1140]" office:value-type="float" office:value="2.16508620689655" calcext:value-type="float">
            <text:p>R 2,17</text:p>
          </table:table-cell>
          <table:table-cell table:number-columns-repeated="62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,7</text:p>
          </table:table-cell>
          <table:table-cell table:formula="of:=IF(([.A1141]+[.B1141])=([.A1140]+[.B1140]);&quot;&quot;;([.C1140]-[.C1141])/(([.A1141]-[.A1140])+([.B1141]-[.B1140])))" office:value-type="float" office:value="30.0125111706881" calcext:value-type="float">
            <text:p>30,0</text:p>
          </table:table-cell>
          <table:table-cell table:number-columns-repeated="65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formula="of:=IF(([.A1142]+[.B1142])=([.A1141]+[.B1141]);&quot;&quot;;([.C1141]-[.C1142])/(([.A1142]-[.A1141])+([.B1142]-[.B114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42]/[.F1142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,1</text:p>
          </table:table-cell>
          <table:table-cell table:formula="of:=IF(([.A1143]+[.B1143])=([.A1142]+[.B1142]);&quot;&quot;;([.C1142]-[.C1143])/(([.A1143]-[.A1142])+([.B1143]-[.B1142])))" office:value-type="float" office:value="28.9607166458624" calcext:value-type="float">
            <text:p>29,0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,4</text:p>
          </table:table-cell>
          <table:table-cell table:formula="of:=IF(([.A1144]+[.B1144])=([.A1143]+[.B1143]);&quot;&quot;;([.C1143]-[.C1144])/(([.A1144]-[.A1143])+([.B1144]-[.B114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44]/[.F1144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,3</text:p>
          </table:table-cell>
          <table:table-cell table:formula="of:=IF(([.A1145]+[.B1145])=([.A1144]+[.B1144]);&quot;&quot;;([.C1144]-[.C1145])/(([.A1145]-[.A1144])+([.B1145]-[.B1144])))" office:value-type="float" office:value="28.1818566293085" calcext:value-type="float">
            <text:p>28,2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,4</text:p>
          </table:table-cell>
          <table:table-cell table:formula="of:=IF(([.A1146]+[.B1146])=([.A1145]+[.B1145]);&quot;&quot;;([.C1145]-[.C1146])/(([.A1146]-[.A1145])+([.B1146]-[.B114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46]/[.F1146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,8</text:p>
          </table:table-cell>
          <table:table-cell table:formula="of:=IF(([.A1147]+[.B1147])=([.A1146]+[.B1146]);&quot;&quot;;([.C1146]-[.C1147])/(([.A1147]-[.A1146])+([.B1147]-[.B1146])))" office:value-type="float" office:value="11.5678670360111" calcext:value-type="float">
            <text:p>11,6</text:p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47]/[.F1147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,1</text:p>
          </table:table-cell>
          <table:table-cell table:formula="of:=IF(([.A1148]+[.B1148])=([.A1147]+[.B1147]);&quot;&quot;;([.C1147]-[.C1148])/(([.A1148]-[.A1147])+([.B1148]-[.B1147])))" office:value-type="float" office:value="32.6194926568758" calcext:value-type="float">
            <text:p>32,6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,4</text:p>
          </table:table-cell>
          <table:table-cell table:formula="of:=IF(([.A1149]+[.B1149])=([.A1148]+[.B1148]);&quot;&quot;;([.C1148]-[.C1149])/(([.A1149]-[.A1148])+([.B1149]-[.B114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149]/[.F1149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,4</text:p>
          </table:table-cell>
          <table:table-cell table:formula="of:=IF(([.A1150]+[.B1150])=([.A1149]+[.B1149]);&quot;&quot;;([.C1149]-[.C1150])/(([.A1150]-[.A1149])+([.B1150]-[.B1149])))" office:value-type="float" office:value="28.5036623648413" calcext:value-type="float">
            <text:p>28,5</text:p>
          </table:table-cell>
          <table:table-cell table:number-columns-repeated="65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,7</text:p>
          </table:table-cell>
          <table:table-cell table:formula="of:=IF(([.A1151]+[.B1151])=([.A1150]+[.B1150]);&quot;&quot;;([.C1150]-[.C1151])/(([.A1151]-[.A1150])+([.B1151]-[.B115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51]/[.F1151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,1</text:p>
          </table:table-cell>
          <table:table-cell table:formula="of:=IF(([.A1152]+[.B1152])=([.A1151]+[.B1151]);&quot;&quot;;([.C1151]-[.C1152])/(([.A1152]-[.A1151])+([.B1152]-[.B1151])))" office:value-type="float" office:value="28.5686909961956" calcext:value-type="float">
            <text:p>28,6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,4</text:p>
          </table:table-cell>
          <table:table-cell table:formula="of:=IF(([.A1153]+[.B1153])=([.A1152]+[.B1152]);&quot;&quot;;([.C1152]-[.C1153])/(([.A1153]-[.A1152])+([.B1153]-[.B115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53]/[.F1153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,8</text:p>
          </table:table-cell>
          <table:table-cell table:formula="of:=IF(([.A1154]+[.B1154])=([.A1153]+[.B1153]);&quot;&quot;;([.C1153]-[.C1154])/(([.A1154]-[.A1153])+([.B1154]-[.B1153])))" office:value-type="float" office:value="26.1879069767442" calcext:value-type="float">
            <text:p>26,2</text:p>
          </table:table-cell>
          <table:table-cell table:number-columns-repeated="3"/>
          <table:table-cell office:value-type="string" calcext:value-type="string">
            <text:p>Geysers af vir jagnaweek.</text:p>
          </table:table-cell>
          <table:table-cell table:number-columns-repeated="61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formula="of:=IF(([.A1155]+[.B1155])=([.A1154]+[.B1154]);&quot;&quot;;([.C1154]-[.C1155])/(([.A1155]-[.A1154])+([.B1155]-[.B115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55]/[.F1155]" office:value-type="float" office:value="2.38962892483349" calcext:value-type="float">
            <text:p>R 2,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,7</text:p>
          </table:table-cell>
          <table:table-cell table:formula="of:=IF(([.A1156]+[.B1156])=([.A1155]+[.B1155]);&quot;&quot;;([.C1155]-[.C1156])/(([.A1156]-[.A1155])+([.B1156]-[.B1155])))" office:value-type="float" office:value="30.8287841191067" calcext:value-type="float">
            <text:p>30,8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formula="of:=IF(([.A1157]+[.B1157])=([.A1156]+[.B1156]);&quot;&quot;;([.C1156]-[.C1157])/(([.A1157]-[.A1156])+([.B1157]-[.B115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157]/[.F1157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,1</text:p>
          </table:table-cell>
          <table:table-cell table:formula="of:=IF(([.A1158]+[.B1158])=([.A1157]+[.B1157]);&quot;&quot;;([.C1157]-[.C1158])/(([.A1158]-[.A1157])+([.B1158]-[.B1157])))" office:value-type="float" office:value="27.0811936155448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,4</text:p>
          </table:table-cell>
          <table:table-cell table:formula="of:=IF(([.A1159]+[.B1159])=([.A1158]+[.B1158]);&quot;&quot;;([.C1158]-[.C1159])/(([.A1159]-[.A1158])+([.B1159]-[.B115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59]/[.F1159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,2</text:p>
          </table:table-cell>
          <table:table-cell table:formula="of:=IF(([.A1160]+[.B1160])=([.A1159]+[.B1159]);&quot;&quot;;([.C1159]-[.C1160])/(([.A1160]-[.A1159])+([.B1160]-[.B1159])))" office:value-type="float" office:value="27.7373536996628" calcext:value-type="float">
            <text:p>27,7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,5</text:p>
          </table:table-cell>
          <table:table-cell table:formula="of:=IF(([.A1161]+[.B1161])=([.A1160]+[.B1160]);&quot;&quot;;([.C1160]-[.C1161])/(([.A1161]-[.A1160])+([.B1161]-[.B116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61]/[.F1161]" office:value-type="float" office:value="2.2294718153573" calcext:value-type="float">
            <text:p>R 2,23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,9</text:p>
          </table:table-cell>
          <table:table-cell table:formula="of:=IF(([.A1162]+[.B1162])=([.A1161]+[.B1161]);&quot;&quot;;([.C1161]-[.C1162])/(([.A1162]-[.A1161])+([.B1162]-[.B1161])))" office:value-type="float" office:value="11.440414507772" calcext:value-type="float">
            <text:p>11,4</text:p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62]/[.F1162]" office:value-type="float" office:value="2.2294718153573" calcext:value-type="float">
            <text:p>R 2,23</text:p>
          </table:table-cell>
          <table:table-cell office:value-type="string" calcext:value-type="string">
            <text:p>Geysers aan. <text:s/>Yskas ook op inverter.</text:p>
          </table:table-cell>
          <table:table-cell table:number-columns-repeated="61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,1</text:p>
          </table:table-cell>
          <table:table-cell table:formula="of:=IF(([.A1163]+[.B1163])=([.A1162]+[.B1162]);&quot;&quot;;([.C1162]-[.C1163])/(([.A1163]-[.A1162])+([.B1163]-[.B1162])))" office:value-type="float" office:value="27.6980589503954" calcext:value-type="float">
            <text:p>27,7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,3</text:p>
          </table:table-cell>
          <table:table-cell table:formula="of:=IF(([.A1164]+[.B1164])=([.A1163]+[.B1163]);&quot;&quot;;([.C1163]-[.C1164])/(([.A1164]-[.A1163])+([.B1164]-[.B116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64]/[.F1164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,2</text:p>
          </table:table-cell>
          <table:table-cell table:formula="of:=IF(([.A1165]+[.B1165])=([.A1164]+[.B1164]);&quot;&quot;;([.C1164]-[.C1165])/(([.A1165]-[.A1164])+([.B1165]-[.B1164])))" office:value-type="float" office:value="27.9083914184847" calcext:value-type="float">
            <text:p>27,9</text:p>
          </table:table-cell>
          <table:table-cell table:number-columns-repeated="3"/>
          <table:table-cell office:value-type="string" calcext:value-type="string">
            <text:p>Krag was af vir paar dae.</text:p>
          </table:table-cell>
          <table:table-cell table:number-columns-repeated="61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,5</text:p>
          </table:table-cell>
          <table:table-cell table:formula="of:=IF(([.A1166]+[.B1166])=([.A1165]+[.B1165]);&quot;&quot;;([.C1165]-[.C1166])/(([.A1166]-[.A1165])+([.B1166]-[.B116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66]/[.F1166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,3</text:p>
          </table:table-cell>
          <table:table-cell table:formula="of:=IF(([.A1167]+[.B1167])=([.A1166]+[.B1166]);&quot;&quot;;([.C1166]-[.C1167])/(([.A1167]-[.A1166])+([.B1167]-[.B1166])))" office:value-type="float" office:value="28.5716345287439" calcext:value-type="float">
            <text:p>28,6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,6</text:p>
          </table:table-cell>
          <table:table-cell table:formula="of:=IF(([.A1168]+[.B1168])=([.A1167]+[.B1167]);&quot;&quot;;([.C1167]-[.C1168])/(([.A1168]-[.A1167])+([.B1168]-[.B116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68]/[.F1168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,1</text:p>
          </table:table-cell>
          <table:table-cell table:formula="of:=IF(([.A1169]+[.B1169])=([.A1168]+[.B1168]);&quot;&quot;;([.C1168]-[.C1169])/(([.A1169]-[.A1168])+([.B1169]-[.B1168])))" office:value-type="float" office:value="21.87265917603" calcext:value-type="float">
            <text:p>21,9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,3</text:p>
          </table:table-cell>
          <table:table-cell table:formula="of:=IF(([.A1170]+[.B1170])=([.A1169]+[.B1169]);&quot;&quot;;([.C1169]-[.C1170])/(([.A1170]-[.A1169])+([.B1170]-[.B116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70]/[.F1170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12-17" calcext:value-type="date">
            <text:p>17-Des-19</text:p>
          </table:table-cell>
          <table:table-cell office:value-type="time" office:time-value="PT09H58M00S" calcext:value-type="time">
            <text:p>09:58</text:p>
          </table:table-cell>
          <table:table-cell office:value-type="float" office:value="392.3" calcext:value-type="float">
            <text:p>392,3</text:p>
          </table:table-cell>
          <table:table-cell table:formula="of:=IF(([.A1171]+[.B1171])=([.A1170]+[.B1170]);&quot;&quot;;([.C1170]-[.C1171])/(([.A1171]-[.A1170])+([.B1171]-[.B1170])))" office:value-type="float" office:value="20.5714285714286" calcext:value-type="float">
            <text:p>20,6</text:p>
          </table:table-cell>
          <table:table-cell table:number-columns-repeated="65"/>
        </table:table-row>
        <table:table-row table:style-name="ro2">
          <table:table-cell office:value-type="date" office:date-value="2019-12-22" calcext:value-type="date">
            <text:p>22-Des-19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334" calcext:value-type="float">
            <text:p>334</text:p>
          </table:table-cell>
          <table:table-cell table:formula="of:=IF(([.A1172]+[.B1172])=([.A1171]+[.B1171]);&quot;&quot;;([.C1171]-[.C1172])/(([.A1172]-[.A1171])+([.B1172]-[.B1171])))" office:value-type="float" office:value="10.8887159533074" calcext:value-type="float">
            <text:p>10,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,6</text:p>
          </table:table-cell>
          <table:table-cell table:formula="of:=IF(([.A1173]+[.B1173])=([.A1172]+[.B1172]);&quot;&quot;;([.C1172]-[.C1173])/(([.A1173]-[.A1172])+([.B1173]-[.B1172])))" office:value-type="float" office:value="33.9363057324841" calcext:value-type="float">
            <text:p>33,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,9</text:p>
          </table:table-cell>
          <table:table-cell table:formula="of:=IF(([.A1174]+[.B1174])=([.A1173]+[.B1173]);&quot;&quot;;([.C1173]-[.C1174])/(([.A1174]-[.A1173])+([.B1174]-[.B117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174]/[.F1174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19-12-30" calcext:value-type="date">
            <text:p>30-Des-19</text:p>
          </table:table-cell>
          <table:table-cell office:value-type="time" office:time-value="PT14H28M00S" calcext:value-type="time">
            <text:p>14:28</text:p>
          </table:table-cell>
          <table:table-cell office:value-type="float" office:value="272.8" calcext:value-type="float">
            <text:p>272,8</text:p>
          </table:table-cell>
          <table:table-cell table:formula="of:=IF(([.A1175]+[.B1175])=([.A1174]+[.B1174]);&quot;&quot;;([.C1174]-[.C1175])/(([.A1175]-[.A1174])+([.B1175]-[.B1174])))" office:value-type="float" office:value="27.1047865459249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20-01-02" calcext:value-type="date">
            <text:p>02-Jan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39.5" calcext:value-type="float">
            <text:p>239,5</text:p>
          </table:table-cell>
          <table:table-cell table:formula="of:=IF(([.A1176]+[.B1176])=([.A1175]+[.B1175]);&quot;&quot;;([.C1175]-[.C1176])/(([.A1176]-[.A1175])+([.B1176]-[.B1175])))" office:value-type="float" office:value="10.6512661039538" calcext:value-type="float">
            <text:p>10,7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,7</text:p>
          </table:table-cell>
          <table:table-cell table:formula="of:=IF(([.A1177]+[.B1177])=([.A1176]+[.B1176]);&quot;&quot;;([.C1176]-[.C1177])/(([.A1177]-[.A1176])+([.B1177]-[.B1176])))" office:value-type="float" office:value="28.809508088478" calcext:value-type="float">
            <text:p>28,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formula="of:=IF(([.A1178]+[.B1178])=([.A1177]+[.B1177]);&quot;&quot;;([.C1177]-[.C1178])/(([.A1178]-[.A1177])+([.B1178]-[.B117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78]/[.F1178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,6</text:p>
          </table:table-cell>
          <table:table-cell table:formula="of:=IF(([.A1179]+[.B1179])=([.A1178]+[.B1178]);&quot;&quot;;([.C1178]-[.C1179])/(([.A1179]-[.A1178])+([.B1179]-[.B1178])))" office:value-type="float" office:value="26.386791721572" calcext:value-type="float">
            <text:p>26,4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,9</text:p>
          </table:table-cell>
          <table:table-cell table:formula="of:=IF(([.A1180]+[.B1180])=([.A1179]+[.B1179]);&quot;&quot;;([.C1179]-[.C1180])/(([.A1180]-[.A1179])+([.B1180]-[.B117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80]/[.F1180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,4</text:p>
          </table:table-cell>
          <table:table-cell table:formula="of:=IF(([.A1181]+[.B1181])=([.A1180]+[.B1180]);&quot;&quot;;([.C1180]-[.C1181])/(([.A1181]-[.A1180])+([.B1181]-[.B1180])))" office:value-type="float" office:value="25.2074520745207" calcext:value-type="float">
            <text:p>25,2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,6</text:p>
          </table:table-cell>
          <table:table-cell table:formula="of:=IF(([.A1182]+[.B1182])=([.A1181]+[.B1181]);&quot;&quot;;([.C1181]-[.C1182])/(([.A1182]-[.A1181])+([.B1182]-[.B118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82]/[.F1182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,8</text:p>
          </table:table-cell>
          <table:table-cell table:formula="of:=IF(([.A1183]+[.B1183])=([.A1182]+[.B1182]);&quot;&quot;;([.C1182]-[.C1183])/(([.A1183]-[.A1182])+([.B1183]-[.B1182])))" office:value-type="float" office:value="24.6045759186503" calcext:value-type="float">
            <text:p>24,6</text:p>
          </table:table-cell>
          <table:table-cell table:number-columns-repeated="65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,1</text:p>
          </table:table-cell>
          <table:table-cell table:formula="of:=IF(([.A1184]+[.B1184])=([.A1183]+[.B1183]);&quot;&quot;;([.C1183]-[.C1184])/(([.A1184]-[.A1183])+([.B1184]-[.B118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84]/[.F1184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,6</text:p>
          </table:table-cell>
          <table:table-cell table:formula="of:=IF(([.A1185]+[.B1185])=([.A1184]+[.B1184]);&quot;&quot;;([.C1184]-[.C1185])/(([.A1185]-[.A1184])+([.B1185]-[.B1184])))" office:value-type="float" office:value="26.8343927735028" calcext:value-type="float">
            <text:p>26,8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,9</text:p>
          </table:table-cell>
          <table:table-cell table:formula="of:=IF(([.A1186]+[.B1186])=([.A1185]+[.B1185]);&quot;&quot;;([.C1185]-[.C1186])/(([.A1186]-[.A1185])+([.B1186]-[.B118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86]/[.F1186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2-15" calcext:value-type="date">
            <text:p>15-Feb-20</text:p>
          </table:table-cell>
          <table:table-cell office:value-type="time" office:time-value="PT10H01M00S" calcext:value-type="time">
            <text:p>10:01</text:p>
          </table:table-cell>
          <table:table-cell office:value-type="float" office:value="258.3" calcext:value-type="float">
            <text:p>258,3</text:p>
          </table:table-cell>
          <table:table-cell table:formula="of:=IF(([.A1187]+[.B1187])=([.A1186]+[.B1186]);&quot;&quot;;([.C1186]-[.C1187])/(([.A1187]-[.A1186])+([.B1187]-[.B1186])))" office:value-type="float" office:value="16.492046659597" calcext:value-type="float">
            <text:p>16,5</text:p>
          </table:table-cell>
          <table:table-cell table:number-columns-repeated="65"/>
        </table:table-row>
        <table:table-row table:style-name="ro2">
          <table:table-cell office:value-type="date" office:date-value="2020-02-16" calcext:value-type="date">
            <text:p>16-Feb-2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249.2" calcext:value-type="float">
            <text:p>249,2</text:p>
          </table:table-cell>
          <table:table-cell table:formula="of:=IF(([.A1188]+[.B1188])=([.A1187]+[.B1187]);&quot;&quot;;([.C1187]-[.C1188])/(([.A1188]-[.A1187])+([.B1188]-[.B1187])))" office:value-type="float" office:value="7.24378109452738" calcext:value-type="float">
            <text:p>7,2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,2</text:p>
          </table:table-cell>
          <table:table-cell table:formula="of:=IF(([.A1189]+[.B1189])=([.A1188]+[.B1188]);&quot;&quot;;([.C1188]-[.C1189])/(([.A1189]-[.A1188])+([.B1189]-[.B1188])))" office:value-type="float" office:value="23.9978144067025" calcext:value-type="float">
            <text:p>24,0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,4</text:p>
          </table:table-cell>
          <table:table-cell table:formula="of:=IF(([.A1190]+[.B1190])=([.A1189]+[.B1189]);&quot;&quot;;([.C1189]-[.C1190])/(([.A1190]-[.A1189])+([.B1190]-[.B118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90]/[.F1190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,6</text:p>
          </table:table-cell>
          <table:table-cell table:formula="of:=IF(([.A1191]+[.B1191])=([.A1190]+[.B1190]);&quot;&quot;;([.C1190]-[.C1191])/(([.A1191]-[.A1190])+([.B1191]-[.B1190])))" office:value-type="float" office:value="24.8824488317334" calcext:value-type="float">
            <text:p>24,9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,9</text:p>
          </table:table-cell>
          <table:table-cell table:formula="of:=IF(([.A1192]+[.B1192])=([.A1191]+[.B1191]);&quot;&quot;;([.C1191]-[.C1192])/(([.A1192]-[.A1191])+([.B1192]-[.B119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92]/[.F1192]" office:value-type="float" office:value="2.03938286642306" calcext:value-type="float">
            <text:p>R 2,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,1</text:p>
          </table:table-cell>
          <table:table-cell table:formula="of:=IF(([.A1193]+[.B1193])=([.A1192]+[.B1192]);&quot;&quot;;([.C1192]-[.C1193])/(([.A1193]-[.A1192])+([.B1193]-[.B1192])))" office:value-type="float" office:value="27.2432432432432" calcext:value-type="float">
            <text:p>27,2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formula="of:=IF(([.A1194]+[.B1194])=([.A1193]+[.B1193]);&quot;&quot;;([.C1193]-[.C1194])/(([.A1194]-[.A1193])+([.B1194]-[.B119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94]/[.F1194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,9</text:p>
          </table:table-cell>
          <table:table-cell table:formula="of:=IF(([.A1195]+[.B1195])=([.A1194]+[.B1194]);&quot;&quot;;([.C1194]-[.C1195])/(([.A1195]-[.A1194])+([.B1195]-[.B1194])))" office:value-type="float" office:value="22.0401075046516" calcext:value-type="float">
            <text:p>22,0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,1</text:p>
          </table:table-cell>
          <table:table-cell table:formula="of:=IF(([.A1196]+[.B1196])=([.A1195]+[.B1195]);&quot;&quot;;([.C1195]-[.C1196])/(([.A1196]-[.A1195])+([.B1196]-[.B119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96]/[.F1196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3-23" calcext:value-type="date">
            <text:p>23-Mrt-20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302.1" calcext:value-type="float">
            <text:p>302,1</text:p>
          </table:table-cell>
          <table:table-cell table:formula="of:=IF(([.A1197]+[.B1197])=([.A1196]+[.B1196]);&quot;&quot;;([.C1196]-[.C1197])/(([.A1197]-[.A1196])+([.B1197]-[.B1196])))" office:value-type="float" office:value="6.61878770468256" calcext:value-type="float">
            <text:p>6,6</text:p>
          </table:table-cell>
          <table:table-cell table:number-columns-repeated="65"/>
        </table:table-row>
        <table:table-row table:style-name="ro2">
          <table:table-cell office:value-type="date" office:date-value="2020-03-24" calcext:value-type="date">
            <text:p>24-Mrt-20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285.7" calcext:value-type="float">
            <text:p>285,7</text:p>
          </table:table-cell>
          <table:table-cell table:formula="of:=IF(([.A1198]+[.B1198])=([.A1197]+[.B1197]);&quot;&quot;;([.C1197]-[.C1198])/(([.A1198]-[.A1197])+([.B1198]-[.B1197])))" office:value-type="float" office:value="17.0021598272139" calcext:value-type="float">
            <text:p>17,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,9</text:p>
          </table:table-cell>
          <table:table-cell table:formula="of:=IF(([.A1199]+[.B1199])=([.A1198]+[.B1198]);&quot;&quot;;([.C1198]-[.C1199])/(([.A1199]-[.A1198])+([.B1199]-[.B1198])))" office:value-type="float" office:value="27.9830651989839" calcext:value-type="float">
            <text:p>28,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,6</text:p>
          </table:table-cell>
          <table:table-cell table:formula="of:=IF(([.A1200]+[.B1200])=([.A1199]+[.B1199]);&quot;&quot;;([.C1199]-[.C1200])/(([.A1200]-[.A1199])+([.B1200]-[.B119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00]/[.F1200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,4</text:p>
          </table:table-cell>
          <table:table-cell table:formula="of:=IF(([.A1201]+[.B1201])=([.A1200]+[.B1200]);&quot;&quot;;([.C1200]-[.C1201])/(([.A1201]-[.A1200])+([.B1201]-[.B1200])))" office:value-type="float" office:value="27.4845709619087" calcext:value-type="float">
            <text:p>27,5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formula="of:=IF(([.A1202]+[.B1202])=([.A1201]+[.B1201]);&quot;&quot;;([.C1201]-[.C1202])/(([.A1202]-[.A1201])+([.B1202]-[.B120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202]/[.F1202]" office:value-type="float" office:value="2.03938286642306" calcext:value-type="float">
            <text:p>R 2,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formula="of:=IF(([.A1203]+[.B1203])=([.A1202]+[.B1202]);&quot;&quot;;([.C1202]-[.C1203])/(([.A1203]-[.A1202])+([.B1203]-[.B1202])))">
            <text:p/>
          </table:table-cell>
          <table:table-cell table:number-columns-repeated="3"/>
          <table:table-cell office:value-type="string" calcext:value-type="string">
            <text:p>Het baie die swembadpomp gebruik vir verhitting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formula="of:=IF(([.A1204]+[.B1204])=([.A1203]+[.B1203]);&quot;&quot;;([.C1203]-[.C1204])/(([.A1204]-[.A1203])+([.B1204]-[.B120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204]/[.F1204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,9</text:p>
          </table:table-cell>
          <table:table-cell table:formula="of:=IF(([.A1205]+[.B1205])=([.A1204]+[.B1204]);&quot;&quot;;([.C1204]-[.C1205])/(([.A1205]-[.A1204])+([.B1205]-[.B1204])))" office:value-type="float" office:value="30.1508794788274" calcext:value-type="float">
            <text:p>30,2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1205]+[.F1206]" office:value-type="float" office:value="263.1" calcext:value-type="float">
            <text:p>263,1</text:p>
          </table:table-cell>
          <table:table-cell table:formula="of:=IF(([.A1206]+[.B1206])=([.A1205]+[.B1205]);&quot;&quot;;([.C1205]-[.C1206])/(([.A1206]-[.A1205])+([.B1206]-[.B120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206]/[.F1206]" office:value-type="float" office:value="2.38962892483349" calcext:value-type="float">
            <text:p>R 2,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,4</text:p>
          </table:table-cell>
          <table:table-cell table:formula="of:=IF(([.A1207]+[.B1207])=([.A1206]+[.B1206]);&quot;&quot;;([.C1206]-[.C1207])/(([.A1207]-[.A1206])+([.B1207]-[.B120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07]/[.F1207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20-05-02" calcext:value-type="date">
            <text:p>02-Mei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231" calcext:value-type="float">
            <text:p>231</text:p>
          </table:table-cell>
          <table:table-cell table:formula="of:=IF(([.A1208]+[.B1208])=([.A1207]+[.B1207]);&quot;&quot;;([.C1207]-[.C1208])/(([.A1208]-[.A1207])+([.B1208]-[.B1207])))" office:value-type="float" office:value="29.4548372715114" calcext:value-type="float">
            <text:p>29,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,8</text:p>
          </table:table-cell>
          <table:table-cell table:formula="of:=IF(([.A1209]+[.B1209])=([.A1208]+[.B1208]);&quot;&quot;;([.C1208]-[.C1209])/(([.A1209]-[.A1208])+([.B1209]-[.B1208])))" office:value-type="float" office:value="28.4692370795734" calcext:value-type="float">
            <text:p>28,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,1</text:p>
          </table:table-cell>
          <table:table-cell table:formula="of:=IF(([.A1210]+[.B1210])=([.A1209]+[.B1209]);&quot;&quot;;([.C1209]-[.C1210])/(([.A1210]-[.A1209])+([.B1210]-[.B120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210]/[.F1210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,3</text:p>
          </table:table-cell>
          <table:table-cell table:formula="of:=IF(([.A1211]+[.B1211])=([.A1210]+[.B1210]);&quot;&quot;;([.C1210]-[.C1211])/(([.A1211]-[.A1210])+([.B1211]-[.B1210])))" office:value-type="float" office:value="30.2861610633307" calcext:value-type="float">
            <text:p>30,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,6</text:p>
          </table:table-cell>
          <table:table-cell table:formula="of:=IF(([.A1212]+[.B1212])=([.A1211]+[.B1211]);&quot;&quot;;([.C1211]-[.C1212])/(([.A1212]-[.A1211])+([.B1212]-[.B121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212]/[.F1212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,6</text:p>
          </table:table-cell>
          <table:table-cell table:formula="of:=IF(([.A1213]+[.B1213])=([.A1212]+[.B1212]);&quot;&quot;;([.C1212]-[.C1213])/(([.A1213]-[.A1212])+([.B1213]-[.B1212])))" office:value-type="float" office:value="34.790884963851" calcext:value-type="float">
            <text:p>34,8</text:p>
          </table:table-cell>
          <table:table-cell table:number-columns-repeated="3"/>
          <table:table-cell office:value-type="string" calcext:value-type="string">
            <text:p>Het baie die swembadpomp gebruik vir verhitting Saterdag.</text:p>
          </table:table-cell>
          <table:table-cell table:number-columns-repeated="61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,8</text:p>
          </table:table-cell>
          <table:table-cell table:formula="of:=IF(([.A1214]+[.B1214])=([.A1213]+[.B1213]);&quot;&quot;;([.C1213]-[.C1214])/(([.A1214]-[.A1213])+([.B1214]-[.B121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214]/[.F1214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table:formula="of:=[.C1216]-[.F1216]" office:value-type="float" office:value="40.1" calcext:value-type="float">
            <text:p>40,1</text:p>
          </table:table-cell>
          <table:table-cell table:formula="of:=IF(([.A1215]+[.B1215])=([.A1214]+[.B1214]);&quot;&quot;;([.C1214]-[.C1215])/(([.A1215]-[.A1214])+([.B1215]-[.B1214])))" office:value-type="float" office:value="38.0362262473608" calcext:value-type="float">
            <text:p>38,0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formula="of:=IF(([.A1216]+[.B1216])=([.A1215]+[.B1215]);&quot;&quot;;([.C1215]-[.C1216])/(([.A1216]-[.A1215])+([.B1216]-[.B121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92.2" calcext:value-type="float">
            <text:p>292,2</text:p>
          </table:table-cell>
          <table:table-cell table:formula="of:=[.E1216]/[.F1216]" office:value-type="float" office:value="1.71902806297057" calcext:value-type="float">
            <text:p>R 1,72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formula="of:=IF(([.A1217]+[.B1217])=([.A1216]+[.B1216]);&quot;&quot;;([.C1216]-[.C1217])/(([.A1217]-[.A1216])+([.B1217]-[.B1216])))">
            <text:p/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,6</text:p>
          </table:table-cell>
          <table:table-cell table:formula="of:=IF(([.A1218]+[.B1218])=([.A1217]+[.B1217]);&quot;&quot;;([.C1217]-[.C1218])/(([.A1218]-[.A1217])+([.B1218]-[.B121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18]/[.F1218]" office:value-type="float" office:value="2.54586923466802" calcext:value-type="float">
            <text:p>R 2,55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5-29" calcext:value-type="date">
            <text:p>29-Mei-20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504.4" calcext:value-type="float">
            <text:p>504,4</text:p>
          </table:table-cell>
          <table:table-cell table:formula="of:=IF(([.A1219]+[.B1219])=([.A1218]+[.B1218]);&quot;&quot;;([.C1218]-[.C1219])/(([.A1219]-[.A1218])+([.B1219]-[.B1218])))" office:value-type="float" office:value="39.8331503841933" calcext:value-type="float">
            <text:p>39,8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,6</text:p>
          </table:table-cell>
          <table:table-cell table:formula="of:=IF(([.A1220]+[.B1220])=([.A1219]+[.B1219]);&quot;&quot;;([.C1219]-[.C1220])/(([.A1220]-[.A1219])+([.B1220]-[.B1219])))" office:value-type="float" office:value="36.0860466351516" calcext:value-type="float">
            <text:p>36,1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,9</text:p>
          </table:table-cell>
          <table:table-cell table:formula="of:=IF(([.A1221]+[.B1221])=([.A1220]+[.B1220]);&quot;&quot;;([.C1220]-[.C1221])/(([.A1221]-[.A1220])+([.B1221]-[.B122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221]/[.F1221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,2</text:p>
          </table:table-cell>
          <table:table-cell table:formula="of:=IF(([.A1222]+[.B1222])=([.A1221]+[.B1221]);&quot;&quot;;([.C1221]-[.C1222])/(([.A1222]-[.A1221])+([.B1222]-[.B122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222]/[.F1222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,6</text:p>
          </table:table-cell>
          <table:table-cell table:formula="of:=IF(([.A1223]+[.B1223])=([.A1222]+[.B1222]);&quot;&quot;;([.C1222]-[.C1223])/(([.A1223]-[.A1222])+([.B1223]-[.B1222])))" office:value-type="float" office:value="38.0238830001342" calcext:value-type="float">
            <text:p>38,0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,8</text:p>
          </table:table-cell>
          <table:table-cell table:formula="of:=IF(([.A1224]+[.B1224])=([.A1223]+[.B1223]);&quot;&quot;;([.C1223]-[.C1224])/(([.A1224]-[.A1223])+([.B1224]-[.B122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224]/[.F1224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,4</text:p>
          </table:table-cell>
          <table:table-cell table:formula="of:=IF(([.A1225]+[.B1225])=([.A1224]+[.B1224]);&quot;&quot;;([.C1224]-[.C1225])/(([.A1225]-[.A1224])+([.B1225]-[.B1224])))" office:value-type="float" office:value="36.815928828638" calcext:value-type="float">
            <text:p>36,8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,7</text:p>
          </table:table-cell>
          <table:table-cell table:formula="of:=IF(([.A1226]+[.B1226])=([.A1225]+[.B1225]);&quot;&quot;;([.C1225]-[.C1226])/(([.A1226]-[.A1225])+([.B1226]-[.B122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26]/[.F1226]" office:value-type="float" office:value="2.54586923466802" calcext:value-type="float">
            <text:p>R 2,55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,3</text:p>
          </table:table-cell>
          <table:table-cell table:formula="of:=IF(([.A1227]+[.B1227])=([.A1226]+[.B1226]);&quot;&quot;;([.C1226]-[.C1227])/(([.A1227]-[.A1226])+([.B1227]-[.B1226])))" office:value-type="float" office:value="41.0184457211975" calcext:value-type="float">
            <text:p>41,0</text:p>
          </table:table-cell>
          <table:table-cell table:number-columns-repeated="3"/>
          <table:table-cell office:value-type="string" calcext:value-type="string">
            <text:p>Geyser kamer aan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formula="of:=IF(([.A1228]+[.B1228])=([.A1227]+[.B1227]);&quot;&quot;;([.C1227]-[.C1228])/(([.A1228]-[.A1227])+([.B1228]-[.B122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28]/[.F1228]" office:value-type="float" office:value="2.15857327030511" calcext:value-type="float">
            <text:p>R 2,16</text:p>
          </table:table-cell>
          <table:table-cell office:value-type="string" calcext:value-type="string">
            <text:p>Geyser kombuis aan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,9</text:p>
          </table:table-cell>
          <table:table-cell table:formula="of:=IF(([.A1229]+[.B1229])=([.A1228]+[.B1228]);&quot;&quot;;([.C1228]-[.C1229])/(([.A1229]-[.A1228])+([.B1229]-[.B1228])))" office:value-type="float" office:value="28.9947669269785" calcext:value-type="float">
            <text:p>29,0</text:p>
          </table:table-cell>
          <table:table-cell table:number-columns-repeated="3"/>
          <table:table-cell office:value-type="string" calcext:value-type="string">
            <text:p>Bly by huis a.g.v. lockdown. <text:s/>Gebruik nou meer krag as normaalweg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,9</text:p>
          </table:table-cell>
          <table:table-cell table:formula="of:=IF(([.A1230]+[.B1230])=([.A1229]+[.B1229]);&quot;&quot;;([.C1229]-[.C1230])/(([.A1230]-[.A1229])+([.B1230]-[.B122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30]/[.F1230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,3</text:p>
          </table:table-cell>
          <table:table-cell table:formula="of:=IF(([.A1231]+[.B1231])=([.A1230]+[.B1230]);&quot;&quot;;([.C1230]-[.C1231])/(([.A1231]-[.A1230])+([.B1231]-[.B1230])))" office:value-type="float" office:value="40.4492234169653" calcext:value-type="float">
            <text:p>40,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,6</text:p>
          </table:table-cell>
          <table:table-cell table:formula="of:=IF(([.A1232]+[.B1232])=([.A1231]+[.B1231]);&quot;&quot;;([.C1231]-[.C1232])/(([.A1232]-[.A1231])+([.B1232]-[.B123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32]/[.F1232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,4</text:p>
          </table:table-cell>
          <table:table-cell table:formula="of:=IF(([.A1233]+[.B1233])=([.A1232]+[.B1232]);&quot;&quot;;([.C1232]-[.C1233])/(([.A1233]-[.A1232])+([.B1233]-[.B1232])))" office:value-type="float" office:value="30.6998689384011" calcext:value-type="float">
            <text:p>30,7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,4</text:p>
          </table:table-cell>
          <table:table-cell table:formula="of:=IF(([.A1234]+[.B1234])=([.A1233]+[.B1233]);&quot;&quot;;([.C1233]-[.C1234])/(([.A1234]-[.A1233])+([.B1234]-[.B123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34]/[.F1234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,2</text:p>
          </table:table-cell>
          <table:table-cell table:formula="of:=IF(([.A1235]+[.B1235])=([.A1234]+[.B1234]);&quot;&quot;;([.C1234]-[.C1235])/(([.A1235]-[.A1234])+([.B1235]-[.B1234])))" office:value-type="float" office:value="41.8813507757834" calcext:value-type="float">
            <text:p>41,9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formula="of:=IF(([.A1236]+[.B1236])=([.A1235]+[.B1235]);&quot;&quot;;([.C1235]-[.C1236])/(([.A1236]-[.A1235])+([.B1236]-[.B123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5.8" calcext:value-type="float">
            <text:p>185,8</text:p>
          </table:table-cell>
          <table:table-cell table:formula="of:=[.E1236]/[.F1236]" office:value-type="float" office:value="2.7034445640473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,3</text:p>
          </table:table-cell>
          <table:table-cell table:formula="of:=IF(([.A1237]+[.B1237])=([.A1236]+[.B1236]);&quot;&quot;;([.C1236]-[.C1237])/(([.A1237]-[.A1236])+([.B1237]-[.B1236])))" office:value-type="float" office:value="33.7178453646024" calcext:value-type="float">
            <text:p>33,7</text:p>
          </table:table-cell>
          <table:table-cell table:number-columns-repeated="65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formula="of:=IF(([.A1238]+[.B1238])=([.A1237]+[.B1237]);&quot;&quot;;([.C1237]-[.C1238])/(([.A1238]-[.A1237])+([.B1238]-[.B123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38]/[.F1238]" office:value-type="float" office:value="2.15857327030511" calcext:value-type="float">
            <text:p>R 2,16</text:p>
          </table:table-cell>
          <table:table-cell office:value-type="string" calcext:value-type="string">
            <text:p>Geyser nou op oorskakelaar. <text:s/>Het battery alarm twee keer vandag saam met geyser gekry. <text:s/>Het geyser vandag saam met battery getoets. <text:s/>Ligte op inverter vanaf 1 Mei 2020.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136.9" calcext:value-type="float">
            <text:p>136,9</text:p>
          </table:table-cell>
          <table:table-cell table:formula="of:=IF(([.A1239]+[.B1239])=([.A1238]+[.B1238]);&quot;&quot;;([.C1238]-[.C1239])/(([.A1239]-[.A1238])+([.B1239]-[.B1238])))" office:value-type="float" office:value="33.9840833453914" calcext:value-type="float">
            <text:p>34,0</text:p>
          </table:table-cell>
          <table:table-cell table:number-columns-repeated="3"/>
          <table:table-cell office:value-type="string" calcext:value-type="string">
            <text:p>Geyser was heeltyd aan met nuwe bedrading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,4</text:p>
          </table:table-cell>
          <table:table-cell table:formula="of:=IF(([.A1240]+[.B1240])=([.A1239]+[.B1239]);&quot;&quot;;([.C1239]-[.C1240])/(([.A1240]-[.A1239])+([.B1240]-[.B1239])))" office:value-type="float" office:value="32.1322314049587" calcext:value-type="float">
            <text:p>32,1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,4</text:p>
          </table:table-cell>
          <table:table-cell table:formula="of:=IF(([.A1241]+[.B1241])=([.A1240]+[.B1240]);&quot;&quot;;([.C1240]-[.C1241])/(([.A1241]-[.A1240])+([.B1241]-[.B124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41]/[.F1241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08-10" calcext:value-type="date">
            <text:p>10-Aug-20</text:p>
          </table:table-cell>
          <table:table-cell office:value-type="time" office:time-value="PT13H01M00S" calcext:value-type="time">
            <text:p>13:01</text:p>
          </table:table-cell>
          <table:table-cell office:value-type="float" office:value="276" calcext:value-type="float">
            <text:p>276</text:p>
          </table:table-cell>
          <table:table-cell table:formula="of:=IF(([.A1242]+[.B1242])=([.A1241]+[.B1241]);&quot;&quot;;([.C1241]-[.C1242])/(([.A1242]-[.A1241])+([.B1242]-[.B1241])))" office:value-type="float" office:value="22.3668100177081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,4</text:p>
          </table:table-cell>
          <table:table-cell table:formula="of:=IF(([.A1243]+[.B1243])=([.A1242]+[.B1242]);&quot;&quot;;([.C1242]-[.C1243])/(([.A1243]-[.A1242])+([.B1243]-[.B1242])))" office:value-type="float" office:value="32.0676923076923" calcext:value-type="float">
            <text:p>32,1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,7</text:p>
          </table:table-cell>
          <table:table-cell table:formula="of:=IF(([.A1244]+[.B1244])=([.A1243]+[.B1243]);&quot;&quot;;([.C1243]-[.C1244])/(([.A1244]-[.A1243])+([.B1244]-[.B124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44]/[.F1244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,8</text:p>
          </table:table-cell>
          <table:table-cell table:formula="of:=IF(([.A1245]+[.B1245])=([.A1244]+[.B1244]);&quot;&quot;;([.C1244]-[.C1245])/(([.A1245]-[.A1244])+([.B1245]-[.B1244])))" office:value-type="float" office:value="31.2178306092125" calcext:value-type="float">
            <text:p>31,2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,8</text:p>
          </table:table-cell>
          <table:table-cell table:formula="of:=IF(([.A1246]+[.B1246])=([.A1245]+[.B1245]);&quot;&quot;;([.C1245]-[.C1246])/(([.A1246]-[.A1245])+([.B1246]-[.B124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46]/[.F1246]" office:value-type="float" office:value="2.7005376344086" calcext:value-type="float">
            <text:p>R 2,70</text:p>
          </table:table-cell>
          <table:table-cell office:value-type="string" calcext:value-type="string">
            <text:p>Kry dit teen baie goedkoop prys, onseker waarom so goedkoop.</text:p>
          </table:table-cell>
          <table:table-cell table:number-columns-repeated="61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,2</text:p>
          </table:table-cell>
          <table:table-cell table:formula="of:=IF(([.A1247]+[.B1247])=([.A1246]+[.B1246]);&quot;&quot;;([.C1246]-[.C1247])/(([.A1247]-[.A1246])+([.B1247]-[.B1246])))" office:value-type="float" office:value="36.0404242046164" calcext:value-type="float">
            <text:p>36,0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formula="of:=IF(([.A1248]+[.B1248])=([.A1247]+[.B1247]);&quot;&quot;;([.C1247]-[.C1248])/(([.A1248]-[.A1247])+([.B1248]-[.B124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5.8" calcext:value-type="float">
            <text:p>185,8</text:p>
          </table:table-cell>
          <table:table-cell table:formula="of:=[.E1248]/[.F1248]" office:value-type="float" office:value="2.7034445640473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,3</text:p>
          </table:table-cell>
          <table:table-cell table:formula="of:=IF(([.A1249]+[.B1249])=([.A1248]+[.B1248]);&quot;&quot;;([.C1248]-[.C1249])/(([.A1249]-[.A1248])+([.B1249]-[.B1248])))" office:value-type="float" office:value="30.3134281856891" calcext:value-type="float">
            <text:p>30,3</text:p>
          </table:table-cell>
          <table:table-cell table:number-columns-repeated="3"/>
          <table:table-cell office:value-type="string" calcext:value-type="string">
            <text:p>Dis nou 3 grade in die nag. <text:s/>Moontlik vat geysers baie krag. <text:s/>Stoof en oond word ook baie gebruik.</text:p>
          </table:table-cell>
          <table:table-cell table:number-columns-repeated="61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formula="of:=IF(([.A1250]+[.B1250])=([.A1249]+[.B1249]);&quot;&quot;;([.C1249]-[.C1250])/(([.A1250]-[.A1249])+([.B1250]-[.B124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50]/[.F1250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,5</text:p>
          </table:table-cell>
          <table:table-cell table:formula="of:=IF(([.A1251]+[.B1251])=([.A1250]+[.B1250]);&quot;&quot;;([.C1250]-[.C1251])/(([.A1251]-[.A1250])+([.B1251]-[.B1250])))" office:value-type="float" office:value="31.2411006349817" calcext:value-type="float">
            <text:p>31,2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,5</text:p>
          </table:table-cell>
          <table:table-cell table:formula="of:=IF(([.A1252]+[.B1252])=([.A1251]+[.B1251]);&quot;&quot;;([.C1251]-[.C1252])/(([.A1252]-[.A1251])+([.B1252]-[.B125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52]/[.F1252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formula="of:=IF(([.A1253]+[.B1253])=([.A1252]+[.B1252]);&quot;&quot;;([.C1252]-[.C1253])/(([.A1253]-[.A1252])+([.B1253]-[.B1252])))" office:value-type="float" office:value="29.2303155411383" calcext:value-type="float">
            <text:p>29,2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,3</text:p>
          </table:table-cell>
          <table:table-cell table:formula="of:=IF(([.A1254]+[.B1254])=([.A1253]+[.B1253]);&quot;&quot;;([.C1253]-[.C1254])/(([.A1254]-[.A1253])+([.B1254]-[.B125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54]/[.F1254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09-23" calcext:value-type="date">
            <text:p>23-Sep-20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145.1" calcext:value-type="float">
            <text:p>145,1</text:p>
          </table:table-cell>
          <table:table-cell table:formula="of:=IF(([.A1255]+[.B1255])=([.A1254]+[.B1254]);&quot;&quot;;([.C1254]-[.C1255])/(([.A1255]-[.A1254])+([.B1255]-[.B1254])))" office:value-type="float" office:value="24.2563535911602" calcext:value-type="float">
            <text:p>24,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,4</text:p>
          </table:table-cell>
          <table:table-cell table:formula="of:=IF(([.A1256]+[.B1256])=([.A1255]+[.B1255]);&quot;&quot;;([.C1255]-[.C1256])/(([.A1256]-[.A1255])+([.B1256]-[.B1255])))" office:value-type="float" office:value="17.0335177351123" calcext:value-type="float">
            <text:p>17,0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,4</text:p>
          </table:table-cell>
          <table:table-cell table:formula="of:=IF(([.A1257]+[.B1257])=([.A1256]+[.B1256]);&quot;&quot;;([.C1256]-[.C1257])/(([.A1257]-[.A1256])+([.B1257]-[.B125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57]/[.F1257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,1</text:p>
          </table:table-cell>
          <table:table-cell table:formula="of:=IF(([.A1258]+[.B1258])=([.A1257]+[.B1257]);&quot;&quot;;([.C1257]-[.C1258])/(([.A1258]-[.A1257])+([.B1258]-[.B1257])))" office:value-type="float" office:value="30.0449810145069" calcext:value-type="float">
            <text:p>30,0</text:p>
          </table:table-cell>
          <table:table-cell table:number-columns-repeated="65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,8</text:p>
          </table:table-cell>
          <table:table-cell table:formula="of:=IF(([.A1259]+[.B1259])=([.A1258]+[.B1258]);&quot;&quot;;([.C1258]-[.C1259])/(([.A1259]-[.A1258])+([.B1259]-[.B125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59]/[.F1259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,4</text:p>
          </table:table-cell>
          <table:table-cell table:formula="of:=IF(([.A1260]+[.B1260])=([.A1259]+[.B1259]);&quot;&quot;;([.C1259]-[.C1260])/(([.A1260]-[.A1259])+([.B1260]-[.B1259])))" office:value-type="float" office:value="24.0216998191682" calcext:value-type="float">
            <text:p>24,0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,4</text:p>
          </table:table-cell>
          <table:table-cell table:formula="of:=IF(([.A1261]+[.B1261])=([.A1260]+[.B1260]);&quot;&quot;;([.C1260]-[.C1261])/(([.A1261]-[.A1260])+([.B1261]-[.B126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61]/[.F1261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,1</text:p>
          </table:table-cell>
          <table:table-cell table:formula="of:=IF(([.A1262]+[.B1262])=([.A1261]+[.B1261]);&quot;&quot;;([.C1261]-[.C1262])/(([.A1262]-[.A1261])+([.B1262]-[.B1261])))" office:value-type="float" office:value="22.1054567749847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,4</text:p>
          </table:table-cell>
          <table:table-cell table:formula="of:=IF(([.A1263]+[.B1263])=([.A1262]+[.B1262]);&quot;&quot;;([.C1262]-[.C1263])/(([.A1263]-[.A1262])+([.B1263]-[.B126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63]/[.F1263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10-25" calcext:value-type="date">
            <text:p>25-Okt-2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53.4" calcext:value-type="float">
            <text:p>253,4</text:p>
          </table:table-cell>
          <table:table-cell table:formula="of:=IF(([.A1264]+[.B1264])=([.A1263]+[.B1263]);&quot;&quot;;([.C1263]-[.C1264])/(([.A1264]-[.A1263])+([.B1264]-[.B1263])))" office:value-type="float" office:value="6.55290102389077" calcext:value-type="float">
            <text:p>6,6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,3</text:p>
          </table:table-cell>
          <table:table-cell table:formula="of:=IF(([.A1265]+[.B1265])=([.A1264]+[.B1264]);&quot;&quot;;([.C1264]-[.C1265])/(([.A1265]-[.A1264])+([.B1265]-[.B1264])))" office:value-type="float" office:value="27.7158950405276" calcext:value-type="float">
            <text:p>27,7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,3</text:p>
          </table:table-cell>
          <table:table-cell table:formula="of:=IF(([.A1266]+[.B1266])=([.A1265]+[.B1265]);&quot;&quot;;([.C1265]-[.C1266])/(([.A1266]-[.A1265])+([.B1266]-[.B126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66]/[.F1266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,7</text:p>
          </table:table-cell>
          <table:table-cell table:formula="of:=IF(([.A1267]+[.B1267])=([.A1266]+[.B1266]);&quot;&quot;;([.C1266]-[.C1267])/(([.A1267]-[.A1266])+([.B1267]-[.B1266])))" office:value-type="float" office:value="25.1143001857167" calcext:value-type="float">
            <text:p>25,1</text:p>
          </table:table-cell>
          <table:table-cell table:number-columns-repeated="65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,4</text:p>
          </table:table-cell>
          <table:table-cell table:formula="of:=IF(([.A1268]+[.B1268])=([.A1267]+[.B1267]);&quot;&quot;;([.C1267]-[.C1268])/(([.A1268]-[.A1267])+([.B1268]-[.B126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68]/[.F1268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,5</text:p>
          </table:table-cell>
          <table:table-cell table:formula="of:=IF(([.A1269]+[.B1269])=([.A1268]+[.B1268]);&quot;&quot;;([.C1268]-[.C1269])/(([.A1269]-[.A1268])+([.B1269]-[.B1268])))" office:value-type="float" office:value="24.3914424909977" calcext:value-type="float">
            <text:p>24,4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,5</text:p>
          </table:table-cell>
          <table:table-cell table:formula="of:=IF(([.A1270]+[.B1270])=([.A1269]+[.B1269]);&quot;&quot;;([.C1269]-[.C1270])/(([.A1270]-[.A1269])+([.B1270]-[.B126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70]/[.F1270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,9</text:p>
          </table:table-cell>
          <table:table-cell table:formula="of:=IF(([.A1271]+[.B1271])=([.A1270]+[.B1270]);&quot;&quot;;([.C1270]-[.C1271])/(([.A1271]-[.A1270])+([.B1271]-[.B1270])))" office:value-type="float" office:value="26.5951813173259" calcext:value-type="float">
            <text:p>26,6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,2</text:p>
          </table:table-cell>
          <table:table-cell table:formula="of:=IF(([.A1272]+[.B1272])=([.A1271]+[.B1271]);&quot;&quot;;([.C1271]-[.C1272])/(([.A1272]-[.A1271])+([.B1272]-[.B127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72]/[.F1272]" office:value-type="float" office:value="2.50773839241138" calcext:value-type="float">
            <text:p>R 2,51</text:p>
          </table:table-cell>
          <table:table-cell office:value-type="string" calcext:value-type="string">
            <text:p>As 2 mense in huis is oor naweek.</text:p>
          </table:table-cell>
          <table:table-cell table:number-columns-repeated="61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formula="of:=IF(([.A1273]+[.B1273])=([.A1272]+[.B1272]);&quot;&quot;;([.C1272]-[.C1273])/(([.A1273]-[.A1272])+([.B1273]-[.B1272])))" office:value-type="float" office:value="23.6970302424848" calcext:value-type="float">
            <text:p>23,7</text:p>
          </table:table-cell>
          <table:table-cell table:number-columns-repeated="65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,7</text:p>
          </table:table-cell>
          <table:table-cell table:formula="of:=IF(([.A1274]+[.B1274])=([.A1273]+[.B1273]);&quot;&quot;;([.C1273]-[.C1274])/(([.A1274]-[.A1273])+([.B1274]-[.B127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74]/[.F1274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,9</text:p>
          </table:table-cell>
          <table:table-cell table:formula="of:=IF(([.A1275]+[.B1275])=([.A1274]+[.B1274]);&quot;&quot;;([.C1274]-[.C1275])/(([.A1275]-[.A1274])+([.B1275]-[.B1274])))" office:value-type="float" office:value="20.9596164484603" calcext:value-type="float">
            <text:p>21,0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,9</text:p>
          </table:table-cell>
          <table:table-cell table:formula="of:=IF(([.A1276]+[.B1276])=([.A1275]+[.B1275]);&quot;&quot;;([.C1275]-[.C1276])/(([.A1276]-[.A1275])+([.B1276]-[.B127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76]/[.F1276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,3</text:p>
          </table:table-cell>
          <table:table-cell table:formula="of:=IF(([.A1277]+[.B1277])=([.A1276]+[.B1276]);&quot;&quot;;([.C1276]-[.C1277])/(([.A1277]-[.A1276])+([.B1277]-[.B1276])))" office:value-type="float" office:value="17.927661393758" calcext:value-type="float">
            <text:p>17,9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,6</text:p>
          </table:table-cell>
          <table:table-cell table:formula="of:=IF(([.A1278]+[.B1278])=([.A1277]+[.B1277]);&quot;&quot;;([.C1277]-[.C1278])/(([.A1278]-[.A1277])+([.B1278]-[.B127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78]/[.F1278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353.8" calcext:value-type="float">
            <text:p>353,8</text:p>
          </table:table-cell>
          <table:table-cell table:formula="of:=IF(([.A1279]+[.B1279])=([.A1278]+[.B1278]);&quot;&quot;;([.C1278]-[.C1279])/(([.A1279]-[.A1278])+([.B1279]-[.B1278])))" office:value-type="float" office:value="12.2926829268293" calcext:value-type="float">
            <text:p>12,3</text:p>
          </table:table-cell>
          <table:table-cell table:number-columns-repeated="65"/>
        </table:table-row>
        <table:table-row table:style-name="ro2">
          <table:table-cell office:value-type="date" office:date-value="2020-12-27" calcext:value-type="date">
            <text:p>27-Des-20</text:p>
          </table:table-cell>
          <table:table-cell office:value-type="time" office:time-value="PT13H11M00S" calcext:value-type="time">
            <text:p>13:11</text:p>
          </table:table-cell>
          <table:table-cell office:value-type="float" office:value="338.6" calcext:value-type="float">
            <text:p>338,6</text:p>
          </table:table-cell>
          <table:table-cell table:formula="of:=IF(([.A1280]+[.B1280])=([.A1279]+[.B1279]);&quot;&quot;;([.C1279]-[.C1280])/(([.A1280]-[.A1279])+([.B1280]-[.B1279])))" office:value-type="float" office:value="3.85419968304279" calcext:value-type="float">
            <text:p>3,9</text:p>
          </table:table-cell>
          <table:table-cell table:number-columns-repeated="65"/>
        </table:table-row>
        <table:table-row table:style-name="ro2">
          <table:table-cell office:value-type="date" office:date-value="2021-01-04" calcext:value-type="date">
            <text:p>04-Jan-21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97.9" calcext:value-type="float">
            <text:p>197,9</text:p>
          </table:table-cell>
          <table:table-cell table:formula="of:=IF(([.A1281]+[.B1281])=([.A1280]+[.B1280]);&quot;&quot;;([.C1280]-[.C1281])/(([.A1281]-[.A1280])+([.B1281]-[.B1280])))" office:value-type="float" office:value="17.8132583084227" calcext:value-type="float">
            <text:p>17,8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formula="of:=IF(([.A1282]+[.B1282])=([.A1281]+[.B1281]);&quot;&quot;;([.C1281]-[.C1282])/(([.A1282]-[.A1281])+([.B1282]-[.B1281])))" office:value-type="float" office:value="5.06823529411765" calcext:value-type="float">
            <text:p>5,1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,7</text:p>
          </table:table-cell>
          <table:table-cell table:formula="of:=IF(([.A1283]+[.B1283])=([.A1282]+[.B1282]);&quot;&quot;;([.C1282]-[.C1283])/(([.A1283]-[.A1282])+([.B1283]-[.B128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83]/[.F1283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,4</text:p>
          </table:table-cell>
          <table:table-cell table:formula="of:=IF(([.A1284]+[.B1284])=([.A1283]+[.B1283]);&quot;&quot;;([.C1283]-[.C1284])/(([.A1284]-[.A1283])+([.B1284]-[.B1283])))" office:value-type="float" office:value="18.5190881625927" calcext:value-type="float">
            <text:p>18,5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,4</text:p>
          </table:table-cell>
          <table:table-cell table:formula="of:=IF(([.A1285]+[.B1285])=([.A1284]+[.B1284]);&quot;&quot;;([.C1284]-[.C1285])/(([.A1285]-[.A1284])+([.B1285]-[.B128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85]/[.F1285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,2</text:p>
          </table:table-cell>
          <table:table-cell table:formula="of:=IF(([.A1286]+[.B1286])=([.A1285]+[.B1285]);&quot;&quot;;([.C1285]-[.C1286])/(([.A1286]-[.A1285])+([.B1286]-[.B1285])))" office:value-type="float" office:value="21.3925252390185" calcext:value-type="float">
            <text:p>21,4</text:p>
          </table:table-cell>
          <table:table-cell table:number-columns-repeated="65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,5</text:p>
          </table:table-cell>
          <table:table-cell table:formula="of:=IF(([.A1287]+[.B1287])=([.A1286]+[.B1286]);&quot;&quot;;([.C1286]-[.C1287])/(([.A1287]-[.A1286])+([.B1287]-[.B128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87]/[.F1287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,5</text:p>
          </table:table-cell>
          <table:table-cell table:formula="of:=IF(([.A1288]+[.B1288])=([.A1287]+[.B1287]);&quot;&quot;;([.C1287]-[.C1288])/(([.A1288]-[.A1287])+([.B1288]-[.B1287])))" office:value-type="float" office:value="22.1496564332094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,2</text:p>
          </table:table-cell>
          <table:table-cell table:formula="of:=IF(([.A1289]+[.B1289])=([.A1288]+[.B1288]);&quot;&quot;;([.C1288]-[.C1289])/(([.A1289]-[.A1288])+([.B1289]-[.B128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89]/[.F1289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,1</text:p>
          </table:table-cell>
          <table:table-cell table:formula="of:=IF(([.A1290]+[.B1290])=([.A1289]+[.B1289]);&quot;&quot;;([.C1289]-[.C1290])/(([.A1290]-[.A1289])+([.B1290]-[.B1289])))" office:value-type="float" office:value="17.3036662452592" calcext:value-type="float">
            <text:p>17,3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,1</text:p>
          </table:table-cell>
          <table:table-cell table:formula="of:=IF(([.A1291]+[.B1291])=([.A1290]+[.B1290]);&quot;&quot;;([.C1290]-[.C1291])/(([.A1291]-[.A1290])+([.B1291]-[.B129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91]/[.F1291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formula="of:=IF(([.A1292]+[.B1292])=([.A1291]+[.B1291]);&quot;&quot;;([.C1291]-[.C1292])/(([.A1292]-[.A1291])+([.B1292]-[.B1291])))" office:value-type="float" office:value="16.5111130480258" calcext:value-type="float">
            <text:p>16,5</text:p>
          </table:table-cell>
          <table:table-cell table:number-columns-repeated="65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,7</text:p>
          </table:table-cell>
          <table:table-cell table:formula="of:=IF(([.A1293]+[.B1293])=([.A1292]+[.B1292]);&quot;&quot;;([.C1292]-[.C1293])/(([.A1293]-[.A1292])+([.B1293]-[.B129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93]/[.F1293]" office:value-type="float" office:value="2.15857327030511" calcext:value-type="float">
            <text:p>R 2,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,1</text:p>
          </table:table-cell>
          <table:table-cell table:formula="of:=IF(([.A1294]+[.B1294])=([.A1293]+[.B1293]);&quot;&quot;;([.C1293]-[.C1294])/(([.A1294]-[.A1293])+([.B1294]-[.B1293])))" office:value-type="float" office:value="18.236678200692" calcext:value-type="float">
            <text:p>18,2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,1</text:p>
          </table:table-cell>
          <table:table-cell table:formula="of:=IF(([.A1295]+[.B1295])=([.A1294]+[.B1294]);&quot;&quot;;([.C1294]-[.C1295])/(([.A1295]-[.A1294])+([.B1295]-[.B129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95]/[.F1295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,9</text:p>
          </table:table-cell>
          <table:table-cell table:formula="of:=IF(([.A1296]+[.B1296])=([.A1295]+[.B1295]);&quot;&quot;;([.C1295]-[.C1296])/(([.A1296]-[.A1295])+([.B1296]-[.B1295])))" office:value-type="float" office:value="22.6774614781927" calcext:value-type="float">
            <text:p>22,7</text:p>
          </table:table-cell>
          <table:table-cell table:number-columns-repeated="65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,2</text:p>
          </table:table-cell>
          <table:table-cell table:formula="of:=IF(([.A1297]+[.B1297])=([.A1296]+[.B1296]);&quot;&quot;;([.C1296]-[.C1297])/(([.A1297]-[.A1296])+([.B1297]-[.B129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97]/[.F1297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4-05" calcext:value-type="date">
            <text:p>05-Apr-21</text:p>
          </table:table-cell>
          <table:table-cell office:value-type="time" office:time-value="PT12H23M00S" calcext:value-type="time">
            <text:p>12:23</text:p>
          </table:table-cell>
          <table:table-cell office:value-type="float" office:value="327.9" calcext:value-type="float">
            <text:p>327,9</text:p>
          </table:table-cell>
          <table:table-cell table:formula="of:=IF(([.A1298]+[.B1298])=([.A1297]+[.B1297]);&quot;&quot;;([.C1297]-[.C1298])/(([.A1298]-[.A1297])+([.B1298]-[.B1297])))" office:value-type="float" office:value="2.54404646660213" calcext:value-type="float">
            <text:p>2,5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,4</text:p>
          </table:table-cell>
          <table:table-cell table:formula="of:=IF(([.A1299]+[.B1299])=([.A1298]+[.B1298]);&quot;&quot;;([.C1298]-[.C1299])/(([.A1299]-[.A1298])+([.B1299]-[.B1298])))" office:value-type="float" office:value="22.066034651847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,1</text:p>
          </table:table-cell>
          <table:table-cell table:formula="of:=IF(([.A1300]+[.B1300])=([.A1299]+[.B1299]);&quot;&quot;;([.C1299]-[.C1300])/(([.A1300]-[.A1299])+([.B1300]-[.B129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300]/[.F1300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,5</text:p>
          </table:table-cell>
          <table:table-cell table:formula="of:=IF(([.A1301]+[.B1301])=([.A1300]+[.B1300]);&quot;&quot;;([.C1300]-[.C1301])/(([.A1301]-[.A1300])+([.B1301]-[.B1300])))" office:value-type="float" office:value="31.6159548182139" calcext:value-type="float">
            <text:p>31,6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,5</text:p>
          </table:table-cell>
          <table:table-cell table:formula="of:=IF(([.A1302]+[.B1302])=([.A1301]+[.B1301]);&quot;&quot;;([.C1301]-[.C1302])/(([.A1302]-[.A1301])+([.B1302]-[.B130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302]/[.F1302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,6</text:p>
          </table:table-cell>
          <table:table-cell table:formula="of:=IF(([.A1303]+[.B1303])=([.A1302]+[.B1302]);&quot;&quot;;([.C1302]-[.C1303])/(([.A1303]-[.A1302])+([.B1303]-[.B1302])))" office:value-type="float" office:value="22.3941727367326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,3</text:p>
          </table:table-cell>
          <table:table-cell table:formula="of:=IF(([.A1304]+[.B1304])=([.A1303]+[.B1303]);&quot;&quot;;([.C1303]-[.C1304])/(([.A1304]-[.A1303])+([.B1304]-[.B130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304]/[.F1304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,5</text:p>
          </table:table-cell>
          <table:table-cell table:formula="of:=IF(([.A1305]+[.B1305])=([.A1304]+[.B1304]);&quot;&quot;;([.C1304]-[.C1305])/(([.A1305]-[.A1304])+([.B1305]-[.B1304])))" office:value-type="float" office:value="25.1602834334918" calcext:value-type="float">
            <text:p>25,2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,5</text:p>
          </table:table-cell>
          <table:table-cell table:formula="of:=IF(([.A1306]+[.B1306])=([.A1305]+[.B1305]);&quot;&quot;;([.C1305]-[.C1306])/(([.A1306]-[.A1305])+([.B1306]-[.B130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306]/[.F1306]" office:value-type="float" office:value="2.34719626168224" calcext:value-type="float">
            <text:p>R 2,35</text:p>
          </table:table-cell>
          <table:table-cell office:value-type="string" calcext:value-type="string">
            <text:p>Au pair verlaat hier die eiendom. <text:s/>Hierna behoort dit meer duidelik te wees wat is die besparing van die tweede stel sonpanele. <text:s/>Gebruik soveel as moontlik die sonpanele vir geyser in stort.</text:p>
          </table:table-cell>
          <table:table-cell table:number-columns-repeated="61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,8</text:p>
          </table:table-cell>
          <table:table-cell table:formula="of:=IF(([.A1307]+[.B1307])=([.A1306]+[.B1306]);&quot;&quot;;([.C1306]-[.C1307])/(([.A1307]-[.A1306])+([.B1307]-[.B130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307]/[.F1307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,9</text:p>
          </table:table-cell>
          <table:table-cell table:formula="of:=IF(([.A1308]+[.B1308])=([.A1307]+[.B1307]);&quot;&quot;;([.C1307]-[.C1308])/(([.A1308]-[.A1307])+([.B1308]-[.B1307])))" office:value-type="float" office:value="23.4980112467426" calcext:value-type="float">
            <text:p>23,5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,9</text:p>
          </table:table-cell>
          <table:table-cell table:formula="of:=IF(([.A1309]+[.B1309])=([.A1308]+[.B1308]);&quot;&quot;;([.C1308]-[.C1309])/(([.A1309]-[.A1308])+([.B1309]-[.B130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309]/[.F1309]" office:value-type="float" office:value="2.7005376344086" calcext:value-type="float">
            <text:p>R 2,70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,3</text:p>
          </table:table-cell>
          <table:table-cell table:formula="of:=IF(([.A1310]+[.B1310])=([.A1309]+[.B1309]);&quot;&quot;;([.C1309]-[.C1310])/(([.A1310]-[.A1309])+([.B1310]-[.B1309])))" office:value-type="float" office:value="31.9262772733433" calcext:value-type="float">
            <text:p>31,9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formula="of:=IF(([.A1311]+[.B1311])=([.A1310]+[.B1310]);&quot;&quot;;([.C1310]-[.C1311])/(([.A1311]-[.A1310])+([.B1311]-[.B131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311]/[.F1311]" office:value-type="float" office:value="2.15857327030511" calcext:value-type="float">
            <text:p>R 2,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,1</text:p>
          </table:table-cell>
          <table:table-cell table:formula="of:=IF(([.A1312]+[.B1312])=([.A1311]+[.B1311]);&quot;&quot;;([.C1311]-[.C1312])/(([.A1312]-[.A1311])+([.B1312]-[.B1311])))" office:value-type="float" office:value="26.8459521973786" calcext:value-type="float">
            <text:p>26,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,1</text:p>
          </table:table-cell>
          <table:table-cell table:formula="of:=IF(([.A1313]+[.B1313])=([.A1312]+[.B1312]);&quot;&quot;;([.C1312]-[.C1313])/(([.A1313]-[.A1312])+([.B1313]-[.B131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313]/[.F1313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,7</text:p>
          </table:table-cell>
          <table:table-cell table:formula="of:=IF(([.A1314]+[.B1314])=([.A1313]+[.B1313]);&quot;&quot;;([.C1313]-[.C1314])/(([.A1314]-[.A1313])+([.B1314]-[.B1313])))" office:value-type="float" office:value="30.1096578605457" calcext:value-type="float">
            <text:p>30,1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formula="of:=IF(([.A1315]+[.B1315])=([.A1314]+[.B1314]);&quot;&quot;;([.C1314]-[.C1315])/(([.A1315]-[.A1314])+([.B1315]-[.B131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315]/[.F1315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,3</text:p>
          </table:table-cell>
          <table:table-cell table:formula="of:=IF(([.A1316]+[.B1316])=([.A1315]+[.B1315]);&quot;&quot;;([.C1315]-[.C1316])/(([.A1316]-[.A1315])+([.B1316]-[.B1315])))" office:value-type="float" office:value="30.941115164148" calcext:value-type="float">
            <text:p>30,9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,3</text:p>
          </table:table-cell>
          <table:table-cell table:formula="of:=IF(([.A1317]+[.B1317])=([.A1316]+[.B1316]);&quot;&quot;;([.C1316]-[.C1317])/(([.A1317]-[.A1316])+([.B1317]-[.B131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317]/[.F1317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,4</text:p>
          </table:table-cell>
          <table:table-cell table:formula="of:=IF(([.A1318]+[.B1318])=([.A1317]+[.B1317]);&quot;&quot;;([.C1317]-[.C1318])/(([.A1318]-[.A1317])+([.B1318]-[.B1317])))" office:value-type="float" office:value="22.0857526603988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,3</text:p>
          </table:table-cell>
          <table:table-cell table:formula="of:=IF(([.A1319]+[.B1319])=([.A1318]+[.B1318]);&quot;&quot;;([.C1318]-[.C1319])/(([.A1319]-[.A1318])+([.B1319]-[.B131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19]/[.F1319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,4</text:p>
          </table:table-cell>
          <table:table-cell table:formula="of:=IF(([.A1320]+[.B1320])=([.A1319]+[.B1319]);&quot;&quot;;([.C1319]-[.C1320])/(([.A1320]-[.A1319])+([.B1320]-[.B1319])))" office:value-type="float" office:value="21.2522916025838" calcext:value-type="float">
            <text:p>21,3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,8</text:p>
          </table:table-cell>
          <table:table-cell table:formula="of:=IF(([.A1321]+[.B1321])=([.A1320]+[.B1320]);&quot;&quot;;([.C1320]-[.C1321])/(([.A1321]-[.A1320])+([.B1321]-[.B132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21]/[.F1321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,9</text:p>
          </table:table-cell>
          <table:table-cell table:formula="of:=IF(([.A1322]+[.B1322])=([.A1321]+[.B1321]);&quot;&quot;;([.C1321]-[.C1322])/(([.A1322]-[.A1321])+([.B1322]-[.B1321])))" office:value-type="float" office:value="9.96953478797859" calcext:value-type="float">
            <text:p>10,0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formula="of:=IF(([.A1323]+[.B1323])=([.A1322]+[.B1322]);&quot;&quot;;([.C1322]-[.C1323])/(([.A1323]-[.A1322])+([.B1323]-[.B132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23]/[.F1323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,7</text:p>
          </table:table-cell>
          <table:table-cell table:formula="of:=IF(([.A1324]+[.B1324])=([.A1323]+[.B1323]);&quot;&quot;;([.C1323]-[.C1324])/(([.A1324]-[.A1323])+([.B1324]-[.B1323])))" office:value-type="float" office:value="20.2528056704076" calcext:value-type="float">
            <text:p>20,3</text:p>
          </table:table-cell>
          <table:table-cell table:number-columns-repeated="65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,6</text:p>
          </table:table-cell>
          <table:table-cell table:formula="of:=IF(([.A1325]+[.B1325])=([.A1324]+[.B1324]);&quot;&quot;;([.C1324]-[.C1325])/(([.A1325]-[.A1324])+([.B1325]-[.B132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25]/[.F1325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,8</text:p>
          </table:table-cell>
          <table:table-cell table:formula="of:=IF(([.A1326]+[.B1326])=([.A1325]+[.B1325]);&quot;&quot;;([.C1325]-[.C1326])/(([.A1326]-[.A1325])+([.B1326]-[.B1325])))" office:value-type="float" office:value="21.1787089467724" calcext:value-type="float">
            <text:p>21,2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,2</text:p>
          </table:table-cell>
          <table:table-cell table:formula="of:=IF(([.A1327]+[.B1327])=([.A1326]+[.B1326]);&quot;&quot;;([.C1326]-[.C1327])/(([.A1327]-[.A1326])+([.B1327]-[.B132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27]/[.F1327]" office:value-type="float" office:value="2.63813025210084" calcext:value-type="float">
            <text:p>R 2,64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,6</text:p>
          </table:table-cell>
          <table:table-cell table:formula="of:=IF(([.A1328]+[.B1328])=([.A1327]+[.B1327]);&quot;&quot;;([.C1327]-[.C1328])/(([.A1328]-[.A1327])+([.B1328]-[.B1327])))" office:value-type="float" office:value="25.6257301069559" calcext:value-type="float">
            <text:p>25,6</text:p>
          </table:table-cell>
          <table:table-cell table:number-columns-repeated="3"/>
          <table:table-cell office:value-type="string" calcext:value-type="string">
            <text:p>Geyser aan na naweek. <text:s/>Swembadpomp was af en die ou vrieskas was op die ligte se batterye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,7</text:p>
          </table:table-cell>
          <table:table-cell table:formula="of:=IF(([.A1329]+[.B1329])=([.A1328]+[.B1328]);&quot;&quot;;([.C1328]-[.C1329])/(([.A1329]-[.A1328])+([.B1329]-[.B132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29]/[.F1329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,2</text:p>
          </table:table-cell>
          <table:table-cell table:formula="of:=IF(([.A1330]+[.B1330])=([.A1329]+[.B1329]);&quot;&quot;;([.C1329]-[.C1330])/(([.A1330]-[.A1329])+([.B1330]-[.B1329])))" office:value-type="float" office:value="21.8378936499742" calcext:value-type="float">
            <text:p>21,8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,1</text:p>
          </table:table-cell>
          <table:table-cell table:formula="of:=IF(([.A1331]+[.B1331])=([.A1330]+[.B1330]);&quot;&quot;;([.C1330]-[.C1331])/(([.A1331]-[.A1330])+([.B1331]-[.B133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67.9" calcext:value-type="float">
            <text:p>167,9</text:p>
          </table:table-cell>
          <table:table-cell table:formula="of:=[.E1331]/[.F1331]" office:value-type="float" office:value="2.99166170339488" calcext:value-type="float">
            <text:p>R 2,99</text:p>
          </table:table-cell>
          <table:table-cell office:value-type="string" calcext:value-type="string">
            <text:p>Raspberry pi was af van stelsel, yskaste het geloop sonder son. <text:s/>Daar was baie gaste en het nie op son gestort nie.</text:p>
          </table:table-cell>
          <table:table-cell table:number-columns-repeated="61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,2</text:p>
          </table:table-cell>
          <table:table-cell table:formula="of:=IF(([.A1332]+[.B1332])=([.A1331]+[.B1331]);&quot;&quot;;([.C1331]-[.C1332])/(([.A1332]-[.A1331])+([.B1332]-[.B1331])))" office:value-type="float" office:value="21.0513999164229" calcext:value-type="float">
            <text:p>21,1</text:p>
          </table:table-cell>
          <table:table-cell table:number-columns-repeated="65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,1</text:p>
          </table:table-cell>
          <table:table-cell table:formula="of:=IF(([.A1333]+[.B1333])=([.A1332]+[.B1332]);&quot;&quot;;([.C1332]-[.C1333])/(([.A1333]-[.A1332])+([.B1333]-[.B133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33]/[.F1333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,1</text:p>
          </table:table-cell>
          <table:table-cell table:formula="of:=IF(([.A1334]+[.B1334])=([.A1333]+[.B1333]);&quot;&quot;;([.C1333]-[.C1334])/(([.A1334]-[.A1333])+([.B1334]-[.B1333])))" office:value-type="float" office:value="19.3302540415704" calcext:value-type="float">
            <text:p>19,3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,5</text:p>
          </table:table-cell>
          <table:table-cell table:formula="of:=IF(([.A1335]+[.B1335])=([.A1334]+[.B1334]);&quot;&quot;;([.C1334]-[.C1335])/(([.A1335]-[.A1334])+([.B1335]-[.B133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35]/[.F1335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09-23" calcext:value-type="date">
            <text:p>23-Sep-21</text:p>
          </table:table-cell>
          <table:table-cell office:value-type="time" office:time-value="PT11H38M00S" calcext:value-type="time">
            <text:p>11:38</text:p>
          </table:table-cell>
          <table:table-cell office:value-type="float" office:value="248.6" calcext:value-type="float">
            <text:p>248,6</text:p>
          </table:table-cell>
          <table:table-cell table:formula="of:=IF(([.A1336]+[.B1336])=([.A1335]+[.B1335]);&quot;&quot;;([.C1335]-[.C1336])/(([.A1336]-[.A1335])+([.B1336]-[.B1335])))" office:value-type="float" office:value="22.5731970634806" calcext:value-type="float">
            <text:p>22,6</text:p>
          </table:table-cell>
          <table:table-cell table:number-columns-repeated="65"/>
        </table:table-row>
        <table:table-row table:style-name="ro2">
          <table:table-cell office:value-type="date" office:date-value="2021-09-26" calcext:value-type="date">
            <text:p>26-Sep-21</text:p>
          </table:table-cell>
          <table:table-cell office:value-type="time" office:time-value="PT13H26M00S" calcext:value-type="time">
            <text:p>13:26</text:p>
          </table:table-cell>
          <table:table-cell office:value-type="float" office:value="232.8" calcext:value-type="float">
            <text:p>232,8</text:p>
          </table:table-cell>
          <table:table-cell table:formula="of:=IF(([.A1337]+[.B1337])=([.A1336]+[.B1336]);&quot;&quot;;([.C1336]-[.C1337])/(([.A1337]-[.A1336])+([.B1337]-[.B1336])))" office:value-type="float" office:value="5.13821138211382" calcext:value-type="float">
            <text:p>5,1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,8</text:p>
          </table:table-cell>
          <table:table-cell table:formula="of:=IF(([.A1338]+[.B1338])=([.A1337]+[.B1337]);&quot;&quot;;([.C1337]-[.C1338])/(([.A1338]-[.A1337])+([.B1338]-[.B1337])))" office:value-type="float" office:value="23.7804878048781" calcext:value-type="float">
            <text:p>23,8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,9</text:p>
          </table:table-cell>
          <table:table-cell table:formula="of:=IF(([.A1339]+[.B1339])=([.A1338]+[.B1338]);&quot;&quot;;([.C1338]-[.C1339])/(([.A1339]-[.A1338])+([.B1339]-[.B133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39]/[.F1339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,9</text:p>
          </table:table-cell>
          <table:table-cell table:formula="of:=IF(([.A1340]+[.B1340])=([.A1339]+[.B1339]);&quot;&quot;;([.C1339]-[.C1340])/(([.A1340]-[.A1339])+([.B1340]-[.B1339])))" office:value-type="float" office:value="14.0925266903915" calcext:value-type="float">
            <text:p>14,1</text:p>
          </table:table-cell>
          <table:table-cell table:number-columns-repeated="65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,8</text:p>
          </table:table-cell>
          <table:table-cell table:formula="of:=IF(([.A1341]+[.B1341])=([.A1340]+[.B1340]);&quot;&quot;;([.C1340]-[.C1341])/(([.A1341]-[.A1340])+([.B1341]-[.B134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41]/[.F1341]" office:value-type="float" office:value="2.63813025210084" calcext:value-type="float">
            <text:p>R 2,64</text:p>
          </table:table-cell>
          <table:table-cell office:value-type="string" calcext:value-type="string">
            <text:p>6 Jun 2021 Geyser op 70 grade Celcius gestel</text:p>
          </table:table-cell>
          <table:table-cell table:number-columns-repeated="61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,8</text:p>
          </table:table-cell>
          <table:table-cell table:formula="of:=IF(([.A1342]+[.B1342])=([.A1341]+[.B1341]);&quot;&quot;;([.C1341]-[.C1342])/(([.A1342]-[.A1341])+([.B1342]-[.B1341])))" office:value-type="float" office:value="18.3384737837031" calcext:value-type="float">
            <text:p>18,3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,2</text:p>
          </table:table-cell>
          <table:table-cell table:formula="of:=IF(([.A1343]+[.B1343])=([.A1342]+[.B1342]);&quot;&quot;;([.C1342]-[.C1343])/(([.A1343]-[.A1342])+([.B1343]-[.B134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43]/[.F1343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10-29" calcext:value-type="date">
            <text:p>29-Okt-21</text:p>
          </table:table-cell>
          <table:table-cell office:value-type="time" office:time-value="PT14H35M00S" calcext:value-type="time">
            <text:p>14:35</text:p>
          </table:table-cell>
          <table:table-cell office:value-type="float" office:value="213.8" calcext:value-type="float">
            <text:p>213,8</text:p>
          </table:table-cell>
          <table:table-cell table:formula="of:=IF(([.A1344]+[.B1344])=([.A1343]+[.B1343]);&quot;&quot;;([.C1343]-[.C1344])/(([.A1344]-[.A1343])+([.B1344]-[.B1343])))" office:value-type="float" office:value="20.3211678832117" calcext:value-type="float">
            <text:p>20,3</text:p>
          </table:table-cell>
          <table:table-cell table:number-columns-repeated="65"/>
        </table:table-row>
        <table:table-row table:style-name="ro2">
          <table:table-cell office:value-type="date" office:date-value="2021-10-31" calcext:value-type="date">
            <text:p>31-Okt-21</text:p>
          </table:table-cell>
          <table:table-cell office:value-type="time" office:time-value="PT10H29M00S" calcext:value-type="time">
            <text:p>10:29</text:p>
          </table:table-cell>
          <table:table-cell office:value-type="float" office:value="205.2" calcext:value-type="float">
            <text:p>205,2</text:p>
          </table:table-cell>
          <table:table-cell table:formula="of:=IF(([.A1345]+[.B1345])=([.A1344]+[.B1344]);&quot;&quot;;([.C1344]-[.C1345])/(([.A1345]-[.A1344])+([.B1345]-[.B1344])))" office:value-type="float" office:value="4.70159453302963" calcext:value-type="float">
            <text:p>4,7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,7</text:p>
          </table:table-cell>
          <table:table-cell table:formula="of:=IF(([.A1346]+[.B1346])=([.A1345]+[.B1345]);&quot;&quot;;([.C1345]-[.C1346])/(([.A1346]-[.A1345])+([.B1346]-[.B1345])))" office:value-type="float" office:value="16.4300202839757" calcext:value-type="float">
            <text:p>16,4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,6</text:p>
          </table:table-cell>
          <table:table-cell table:formula="of:=IF(([.A1347]+[.B1347])=([.A1346]+[.B1346]);&quot;&quot;;([.C1346]-[.C1347])/(([.A1347]-[.A1346])+([.B1347]-[.B134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47]/[.F1347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,8</text:p>
          </table:table-cell>
          <table:table-cell table:formula="of:=IF(([.A1348]+[.B1348])=([.A1347]+[.B1347]);&quot;&quot;;([.C1347]-[.C1348])/(([.A1348]-[.A1347])+([.B1348]-[.B1347])))" office:value-type="float" office:value="19.9298245614035" calcext:value-type="float">
            <text:p>19,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,2</text:p>
          </table:table-cell>
          <table:table-cell table:formula="of:=IF(([.A1349]+[.B1349])=([.A1348]+[.B1348]);&quot;&quot;;([.C1348]-[.C1349])/(([.A1349]-[.A1348])+([.B1349]-[.B134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49]/[.F1349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11-12" calcext:value-type="date">
            <text:p>12-Nov-21</text:p>
          </table:table-cell>
          <table:table-cell office:value-type="time" office:time-value="PT10H09M00S" calcext:value-type="time">
            <text:p>10:09</text:p>
          </table:table-cell>
          <table:table-cell office:value-type="float" office:value="366.2" calcext:value-type="float">
            <text:p>366,2</text:p>
          </table:table-cell>
          <table:table-cell table:formula="of:=IF(([.A1350]+[.B1350])=([.A1349]+[.B1349]);&quot;&quot;;([.C1349]-[.C1350])/(([.A1350]-[.A1349])+([.B1350]-[.B1349])))" office:value-type="float" office:value="20.2597402597403" calcext:value-type="float">
            <text:p>20,3</text:p>
          </table:table-cell>
          <table:table-cell table:number-columns-repeated="65"/>
        </table:table-row>
        <table:table-row table:style-name="ro2">
          <table:table-cell office:value-type="date" office:date-value="2021-11-14" calcext:value-type="date">
            <text:p>14-Nov-21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349.2" calcext:value-type="float">
            <text:p>349,2</text:p>
          </table:table-cell>
          <table:table-cell table:formula="of:=IF(([.A1351]+[.B1351])=([.A1350]+[.B1350]);&quot;&quot;;([.C1350]-[.C1351])/(([.A1351]-[.A1350])+([.B1351]-[.B1350])))" office:value-type="float" office:value="7.38016279770877" calcext:value-type="float">
            <text:p>7,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,7</text:p>
          </table:table-cell>
          <table:table-cell table:formula="of:=IF(([.A1352]+[.B1352])=([.A1351]+[.B1351]);&quot;&quot;;([.C1351]-[.C1352])/(([.A1352]-[.A1351])+([.B1352]-[.B1351])))" office:value-type="float" office:value="17.8690379951496" calcext:value-type="float">
            <text:p>17,9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,8</text:p>
          </table:table-cell>
          <table:table-cell table:formula="of:=IF(([.A1353]+[.B1353])=([.A1352]+[.B1352]);&quot;&quot;;([.C1352]-[.C1353])/(([.A1353]-[.A1352])+([.B1353]-[.B135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53]/[.F1353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,8</text:p>
          </table:table-cell>
          <table:table-cell table:formula="of:=IF(([.A1354]+[.B1354])=([.A1353]+[.B1353]);&quot;&quot;;([.C1353]-[.C1354])/(([.A1354]-[.A1353])+([.B1354]-[.B1353])))" office:value-type="float" office:value="20.9980979983697" calcext:value-type="float">
            <text:p>21,0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,7</text:p>
          </table:table-cell>
          <table:table-cell table:formula="of:=IF(([.A1355]+[.B1355])=([.A1354]+[.B1354]);&quot;&quot;;([.C1354]-[.C1355])/(([.A1355]-[.A1354])+([.B1355]-[.B135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67.9" calcext:value-type="float">
            <text:p>167,9</text:p>
          </table:table-cell>
          <table:table-cell table:formula="of:=[.E1355]/[.F1355]" office:value-type="float" office:value="2.99166170339488" calcext:value-type="float">
            <text:p>R 2,99</text:p>
          </table:table-cell>
          <table:table-cell table:number-columns-repeated="62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,2</text:p>
          </table:table-cell>
          <table:table-cell table:formula="of:=IF(([.A1356]+[.B1356])=([.A1355]+[.B1355]);&quot;&quot;;([.C1355]-[.C1356])/(([.A1356]-[.A1355])+([.B1356]-[.B1355])))" office:value-type="float" office:value="18.3461538461538" calcext:value-type="float">
            <text:p>18,3</text:p>
          </table:table-cell>
          <table:table-cell table:number-columns-repeated="65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,1</text:p>
          </table:table-cell>
          <table:table-cell table:formula="of:=IF(([.A1357]+[.B1357])=([.A1356]+[.B1356]);&quot;&quot;;([.C1356]-[.C1357])/(([.A1357]-[.A1356])+([.B1357]-[.B135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57]/[.F1357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formula="of:=IF(([.A1358]+[.B1358])=([.A1357]+[.B1357]);&quot;&quot;;([.C1357]-[.C1358])/(([.A1358]-[.A1357])+([.B1358]-[.B1357])))" office:value-type="float" office:value="16.4346224677716" calcext:value-type="float">
            <text:p>16,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,84</text:p>
          </table:table-cell>
          <table:table-cell table:formula="of:=IF(([.A1359]+[.B1359])=([.A1358]+[.B1358]);&quot;&quot;;([.C1358]-[.C1359])/(([.A1359]-[.A1358])+([.B1359]-[.B135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59]-[.C1358]" office:value-type="float" office:value="226.84" calcext:value-type="float">
            <text:p>226,84</text:p>
          </table:table-cell>
          <table:table-cell table:formula="of:=[.E1359]/[.F1359]" office:value-type="float" office:value="2.21433609592664" calcext:value-type="float">
            <text:p>R 2,21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,84</text:p>
          </table:table-cell>
          <table:table-cell table:formula="of:=IF(([.A1360]+[.B1360])=([.A1359]+[.B1359]);&quot;&quot;;([.C1359]-[.C1360])/(([.A1360]-[.A1359])+([.B1360]-[.B1359])))" office:value-type="float" office:value="0" calcext:value-type="float">
            <text:p>0,0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,43</text:p>
          </table:table-cell>
          <table:table-cell table:formula="of:=IF(([.A1361]+[.B1361])=([.A1360]+[.B1360]);&quot;&quot;;([.C1360]-[.C1361])/(([.A1361]-[.A1360])+([.B1361]-[.B136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61]-[.C1360]" office:value-type="float" office:value="174.59" calcext:value-type="float">
            <text:p>174,59</text:p>
          </table:table-cell>
          <table:table-cell table:formula="of:=[.E1361]/[.F1361]" office:value-type="float" office:value="2.87702617561143" calcext:value-type="float">
            <text:p>R 2,88</text:p>
          </table:table-cell>
          <table:table-cell table:number-columns-repeated="62"/>
        </table:table-row>
        <table:table-row table:style-name="ro2">
          <table:table-cell office:value-type="date" office:date-value="2022-01-07" calcext:value-type="date">
            <text:p>07-Jan-22</text:p>
          </table:table-cell>
          <table:table-cell office:value-type="time" office:time-value="PT14H14M00S" calcext:value-type="time">
            <text:p>14:14</text:p>
          </table:table-cell>
          <table:table-cell office:value-type="float" office:value="522.36" calcext:value-type="float">
            <text:p>522,36</text:p>
          </table:table-cell>
          <table:table-cell table:formula="of:=IF(([.A1362]+[.B1362])=([.A1361]+[.B1361]);&quot;&quot;;([.C1361]-[.C1362])/(([.A1362]-[.A1361])+([.B1362]-[.B1361])))" office:value-type="float" office:value="4.31511523495959" calcext:value-type="float">
            <text:p>4,3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,65</text:p>
          </table:table-cell>
          <table:table-cell table:formula="of:=IF(([.A1363]+[.B1363])=([.A1362]+[.B1362]);&quot;&quot;;([.C1362]-[.C1363])/(([.A1363]-[.A1362])+([.B1363]-[.B1362])))" office:value-type="float" office:value="21.9698924731183" calcext:value-type="float">
            <text:p>22,0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,76</text:p>
          </table:table-cell>
          <table:table-cell table:formula="of:=IF(([.A1364]+[.B1364])=([.A1363]+[.B1363]);&quot;&quot;;([.C1363]-[.C1364])/(([.A1364]-[.A1363])+([.B1364]-[.B136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64]-[.C1363]" office:value-type="float" office:value="205.11" calcext:value-type="float">
            <text:p>205,11</text:p>
          </table:table-cell>
          <table:table-cell table:formula="of:=[.E1364]/[.F1364]" office:value-type="float" office:value="2.44892984252352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2-01-21" calcext:value-type="date">
            <text:p>21-Jan-22</text:p>
          </table:table-cell>
          <table:table-cell office:value-type="time" office:time-value="PT16H39M00S" calcext:value-type="time">
            <text:p>16:39</text:p>
          </table:table-cell>
          <table:table-cell office:value-type="float" office:value="427.44" calcext:value-type="float">
            <text:p>427,44</text:p>
          </table:table-cell>
          <table:table-cell table:formula="of:=IF(([.A1365]+[.B1365])=([.A1364]+[.B1364]);&quot;&quot;;([.C1364]-[.C1365])/(([.A1365]-[.A1364])+([.B1365]-[.B1364])))" office:value-type="float" office:value="8.63453510436432" calcext:value-type="float">
            <text:p>8,6</text:p>
          </table:table-cell>
          <table:table-cell table:number-columns-repeated="65"/>
        </table:table-row>
        <table:table-row table:style-name="ro2">
          <table:table-cell office:value-type="date" office:date-value="2022-01-23" calcext:value-type="date">
            <text:p>23-Ja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407.28" calcext:value-type="float">
            <text:p>407,28</text:p>
          </table:table-cell>
          <table:table-cell table:formula="of:=IF(([.A1366]+[.B1366])=([.A1365]+[.B1365]);&quot;&quot;;([.C1365]-[.C1366])/(([.A1366]-[.A1365])+([.B1366]-[.B1365])))" office:value-type="float" office:value="9.60000000000001" calcext:value-type="float">
            <text:p>9,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,75</text:p>
          </table:table-cell>
          <table:table-cell table:formula="of:=IF(([.A1367]+[.B1367])=([.A1366]+[.B1366]);&quot;&quot;;([.C1366]-[.C1367])/(([.A1367]-[.A1366])+([.B1367]-[.B1366])))" office:value-type="float" office:value="17.535929326979" calcext:value-type="float">
            <text:p>17,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,84</text:p>
          </table:table-cell>
          <table:table-cell table:formula="of:=IF(([.A1368]+[.B1368])=([.A1367]+[.B1367]);&quot;&quot;;([.C1367]-[.C1368])/(([.A1368]-[.A1367])+([.B1368]-[.B136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68]-[.C1367]" office:value-type="float" office:value="205.09" calcext:value-type="float">
            <text:p>205,09</text:p>
          </table:table-cell>
          <table:table-cell table:formula="of:=[.E1368]/[.F1368]" office:value-type="float" office:value="2.44916865766249" calcext:value-type="float">
            <text:p>R 2,45</text:p>
          </table:table-cell>
          <table:table-cell office:value-type="string" calcext:value-type="string">
            <text:p>Van hier af sit die “charge priority” van die yskas inverter oor na “solar first”. <text:s/>Dus laai net met sonkrag en kyk na effek.</text:p>
          </table:table-cell>
          <table:table-cell table:number-columns-repeated="61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,65</text:p>
          </table:table-cell>
          <table:table-cell table:formula="of:=IF(([.A1369]+[.B1369])=([.A1368]+[.B1368]);&quot;&quot;;([.C1368]-[.C1369])/(([.A1369]-[.A1368])+([.B1369]-[.B1368])))" office:value-type="float" office:value="18.9307001795332" calcext:value-type="float">
            <text:p>18,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,23</text:p>
          </table:table-cell>
          <table:table-cell table:formula="of:=IF(([.A1370]+[.B1370])=([.A1369]+[.B1369]);&quot;&quot;;([.C1369]-[.C1370])/(([.A1370]-[.A1369])+([.B1370]-[.B136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0]-[.C1369]" office:value-type="float" office:value="190.58" calcext:value-type="float">
            <text:p>190,58</text:p>
          </table:table-cell>
          <table:table-cell table:formula="of:=[.E1370]/[.F1370]" office:value-type="float" office:value="2.63563857697555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,39</text:p>
          </table:table-cell>
          <table:table-cell table:formula="of:=IF(([.A1371]+[.B1371])=([.A1370]+[.B1370]);&quot;&quot;;([.C1370]-[.C1371])/(([.A1371]-[.A1370])+([.B1371]-[.B1370])))" office:value-type="float" office:value="22.0356662625372" calcext:value-type="float">
            <text:p>22,0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,29</text:p>
          </table:table-cell>
          <table:table-cell table:formula="of:=IF(([.A1372]+[.B1372])=([.A1371]+[.B1371]);&quot;&quot;;([.C1371]-[.C1372])/(([.A1372]-[.A1371])+([.B1372]-[.B137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2]-[.C1371]" office:value-type="float" office:value="174.9" calcext:value-type="float">
            <text:p>174,9</text:p>
          </table:table-cell>
          <table:table-cell table:formula="of:=[.E1372]/[.F1372]" office:value-type="float" office:value="2.87192681532304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3-02" calcext:value-type="date">
            <text:p>02-Mrt-22</text:p>
          </table:table-cell>
          <table:table-cell office:value-type="time" office:time-value="PT06H51M00S" calcext:value-type="time">
            <text:p>06:51</text:p>
          </table:table-cell>
          <table:table-cell office:value-type="float" office:value="257.36" calcext:value-type="float">
            <text:p>257,36</text:p>
          </table:table-cell>
          <table:table-cell table:formula="of:=IF(([.A1373]+[.B1373])=([.A1372]+[.B1372]);&quot;&quot;;([.C1372]-[.C1373])/(([.A1373]-[.A1372])+([.B1373]-[.B1372])))" office:value-type="float" office:value="22.461480787254" calcext:value-type="float">
            <text:p>22,5</text:p>
          </table:table-cell>
          <table:table-cell table:number-columns-repeated="65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,22</text:p>
          </table:table-cell>
          <table:table-cell table:formula="of:=IF(([.A1374]+[.B1374])=([.A1373]+[.B1373]);&quot;&quot;;([.C1373]-[.C1374])/(([.A1374]-[.A1373])+([.B1374]-[.B1373])))" office:value-type="float" office:value="20.7715794527124" calcext:value-type="float">
            <text:p>20,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,31</text:p>
          </table:table-cell>
          <table:table-cell table:formula="of:=IF(([.A1375]+[.B1375])=([.A1374]+[.B1374]);&quot;&quot;;([.C1374]-[.C1375])/(([.A1375]-[.A1374])+([.B1375]-[.B137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5]-[.C1374]" office:value-type="float" office:value="205.09" calcext:value-type="float">
            <text:p>205,09</text:p>
          </table:table-cell>
          <table:table-cell table:formula="of:=[.E1375]/[.F1375]" office:value-type="float" office:value="2.44916865766249" calcext:value-type="float">
            <text:p>R 2,45</text:p>
          </table:table-cell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,91</text:p>
          </table:table-cell>
          <table:table-cell table:formula="of:=IF(([.A1376]+[.B1376])=([.A1375]+[.B1375]);&quot;&quot;;([.C1375]-[.C1376])/(([.A1376]-[.A1375])+([.B1376]-[.B1375])))" office:value-type="float" office:value="21.4138941337327" calcext:value-type="float">
            <text:p>21,4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,42</text:p>
          </table:table-cell>
          <table:table-cell table:formula="of:=IF(([.A1377]+[.B1377])=([.A1376]+[.B1376]);&quot;&quot;;([.C1376]-[.C1377])/(([.A1377]-[.A1376])+([.B1377]-[.B137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7]-[.C1376]" office:value-type="float" office:value="190.51" calcext:value-type="float">
            <text:p>190,51</text:p>
          </table:table-cell>
          <table:table-cell table:formula="of:=[.E1377]/[.F1377]" office:value-type="float" office:value="2.6366070022571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,73</text:p>
          </table:table-cell>
          <table:table-cell table:formula="of:=IF(([.A1378]+[.B1378])=([.A1377]+[.B1377]);&quot;&quot;;([.C1377]-[.C1378])/(([.A1378]-[.A1377])+([.B1378]-[.B1377])))" office:value-type="float" office:value="23.4040316559654" calcext:value-type="float">
            <text:p>23,4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,61</text:p>
          </table:table-cell>
          <table:table-cell table:formula="of:=IF(([.A1379]+[.B1379])=([.A1378]+[.B1378]);&quot;&quot;;([.C1378]-[.C1379])/(([.A1379]-[.A1378])+([.B1379]-[.B137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9]-[.C1378]" office:value-type="float" office:value="174.88" calcext:value-type="float">
            <text:p>174,88</text:p>
          </table:table-cell>
          <table:table-cell table:formula="of:=[.E1379]/[.F1379]" office:value-type="float" office:value="2.8722552607502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4-01" calcext:value-type="date">
            <text:p>01-Apr-22</text:p>
          </table:table-cell>
          <table:table-cell office:value-type="time" office:time-value="PT16H44M00S" calcext:value-type="time">
            <text:p>16:44</text:p>
          </table:table-cell>
          <table:table-cell office:value-type="float" office:value="214.57" calcext:value-type="float">
            <text:p>214,57</text:p>
          </table:table-cell>
          <table:table-cell table:formula="of:=IF(([.A1380]+[.B1380])=([.A1379]+[.B1379]);&quot;&quot;;([.C1379]-[.C1380])/(([.A1380]-[.A1379])+([.B1380]-[.B1379])))" office:value-type="float" office:value="12.6194517119782" calcext:value-type="float">
            <text:p>12,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,12</text:p>
          </table:table-cell>
          <table:table-cell table:formula="of:=IF(([.A1381]+[.B1381])=([.A1380]+[.B1380]);&quot;&quot;;([.C1380]-[.C1381])/(([.A1381]-[.A1380])+([.B1381]-[.B1380])))" office:value-type="float" office:value="26.474801061008" calcext:value-type="float">
            <text:p>26,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,17</text:p>
          </table:table-cell>
          <table:table-cell table:formula="of:=IF(([.A1382]+[.B1382])=([.A1381]+[.B1381]);&quot;&quot;;([.C1381]-[.C1382])/(([.A1382]-[.A1381])+([.B1382]-[.B138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2]-[.C1381]" office:value-type="float" office:value="205.05" calcext:value-type="float">
            <text:p>205,05</text:p>
          </table:table-cell>
          <table:table-cell table:formula="of:=[.E1382]/[.F1382]" office:value-type="float" office:value="2.44964642770056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2-04-04" calcext:value-type="date">
            <text:p>04-Apr-22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327.83" calcext:value-type="float">
            <text:p>327,83</text:p>
          </table:table-cell>
          <table:table-cell table:formula="of:=IF(([.A1383]+[.B1383])=([.A1382]+[.B1382]);&quot;&quot;;([.C1382]-[.C1383])/(([.A1383]-[.A1382])+([.B1383]-[.B1382])))" office:value-type="float" office:value="32.9324103209566" calcext:value-type="float">
            <text:p>32,9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,46</text:p>
          </table:table-cell>
          <table:table-cell table:formula="of:=IF(([.A1384]+[.B1384])=([.A1383]+[.B1383]);&quot;&quot;;([.C1383]-[.C1384])/(([.A1384]-[.A1383])+([.B1384]-[.B1383])))" office:value-type="float" office:value="24.1171425186589" calcext:value-type="float">
            <text:p>24,1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,97</text:p>
          </table:table-cell>
          <table:table-cell table:formula="of:=IF(([.A1385]+[.B1385])=([.A1384]+[.B1384]);&quot;&quot;;([.C1384]-[.C1385])/(([.A1385]-[.A1384])+([.B1385]-[.B138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5]-[.C1384]" office:value-type="float" office:value="190.51" calcext:value-type="float">
            <text:p>190,51</text:p>
          </table:table-cell>
          <table:table-cell table:formula="of:=[.E1385]/[.F1385]" office:value-type="float" office:value="2.6366070022571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,45</text:p>
          </table:table-cell>
          <table:table-cell table:formula="of:=IF(([.A1386]+[.B1386])=([.A1385]+[.B1385]);&quot;&quot;;([.C1385]-[.C1386])/(([.A1386]-[.A1385])+([.B1386]-[.B1385])))" office:value-type="float" office:value="27.8549399733215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,34</text:p>
          </table:table-cell>
          <table:table-cell table:formula="of:=IF(([.A1387]+[.B1387])=([.A1386]+[.B1386]);&quot;&quot;;([.C1386]-[.C1387])/(([.A1387]-[.A1386])+([.B1387]-[.B138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7]-[.C1386]" office:value-type="float" office:value="174.89" calcext:value-type="float">
            <text:p>174,89</text:p>
          </table:table-cell>
          <table:table-cell table:formula="of:=[.E1387]/[.F1387]" office:value-type="float" office:value="2.87209102864658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,91</text:p>
          </table:table-cell>
          <table:table-cell table:formula="of:=IF(([.A1388]+[.B1388])=([.A1387]+[.B1387]);&quot;&quot;;([.C1387]-[.C1388])/(([.A1388]-[.A1387])+([.B1388]-[.B1387])))" office:value-type="float" office:value="26.7183183183183" calcext:value-type="float">
            <text:p>26,7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,6</text:p>
          </table:table-cell>
          <table:table-cell table:formula="of:=IF(([.A1389]+[.B1389])=([.A1388]+[.B1388]);&quot;&quot;;([.C1388]-[.C1389])/(([.A1389]-[.A1388])+([.B1389]-[.B138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9]-[.C1388]" office:value-type="float" office:value="167.69" calcext:value-type="float">
            <text:p>167,69</text:p>
          </table:table-cell>
          <table:table-cell table:formula="of:=[.E1389]/[.F1389]" office:value-type="float" office:value="2.99540819369074" calcext:value-type="float">
            <text:p>R 3,00</text:p>
          </table:table-cell>
          <table:table-cell office:value-type="string" calcext:value-type="string">
            <text:p>Meter word hier vervang, dus is die vervangingsprys van die elektrisiteit nie presies reg nie.</text:p>
          </table:table-cell>
          <table:table-cell table:number-columns-repeated="61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,02</text:p>
          </table:table-cell>
          <table:table-cell table:formula="of:=IF(([.A1390]+[.B1390])=([.A1389]+[.B1389]);&quot;&quot;;([.C1389]-[.C1390])/(([.A1390]-[.A1389])+([.B1390]-[.B1389])))" office:value-type="float" office:value="22.4203475046211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,12</text:p>
          </table:table-cell>
          <table:table-cell table:formula="of:=IF(([.A1391]+[.B1391])=([.A1390]+[.B1390]);&quot;&quot;;([.C1390]-[.C1391])/(([.A1391]-[.A1390])+([.B1391]-[.B139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1]-[.C1390]" office:value-type="float" office:value="205.1" calcext:value-type="float">
            <text:p>205,1</text:p>
          </table:table-cell>
          <table:table-cell table:formula="of:=[.E1391]/[.F1391]" office:value-type="float" office:value="2.44904924427109" calcext:value-type="float">
            <text:p>R 2,45</text:p>
          </table:table-cell>
          <table:table-cell office:value-type="string" calcext:value-type="string">
            <text:p>Geysers af vir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,56</text:p>
          </table:table-cell>
          <table:table-cell table:formula="of:=IF(([.A1392]+[.B1392])=([.A1391]+[.B1391]);&quot;&quot;;([.C1391]-[.C1392])/(([.A1392]-[.A1391])+([.B1392]-[.B1391])))" office:value-type="float" office:value="24.4983897834536" calcext:value-type="float">
            <text:p>24,5</text:p>
          </table:table-cell>
          <table:table-cell table:number-columns-repeated="3"/>
          <table:table-cell office:value-type="string" calcext:value-type="string">
            <text:p>Geysers aan na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,16</text:p>
          </table:table-cell>
          <table:table-cell table:formula="of:=IF(([.A1393]+[.B1393])=([.A1392]+[.B1392]);&quot;&quot;;([.C1392]-[.C1393])/(([.A1393]-[.A1392])+([.B1393]-[.B1392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3]-[.C1392]" office:value-type="float" office:value="190.6" calcext:value-type="float">
            <text:p>190,6</text:p>
          </table:table-cell>
          <table:table-cell table:formula="of:=[.E1393]/[.F1393]" office:value-type="float" office:value="2.63536201469045" calcext:value-type="float">
            <text:p>R 2,64</text:p>
          </table:table-cell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,1</text:p>
          </table:table-cell>
          <table:table-cell table:formula="of:=IF(([.A1394]+[.B1394])=([.A1393]+[.B1393]);&quot;&quot;;([.C1393]-[.C1394])/(([.A1394]-[.A1393])+([.B1394]-[.B1393])))" office:value-type="float" office:value="24.7053144188016" calcext:value-type="float">
            <text:p>24,7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,99</text:p>
          </table:table-cell>
          <table:table-cell table:formula="of:=IF(([.A1395]+[.B1395])=([.A1394]+[.B1394]);&quot;&quot;;([.C1394]-[.C1395])/(([.A1395]-[.A1394])+([.B1395]-[.B139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5]-[.C1394]" office:value-type="float" office:value="174.89" calcext:value-type="float">
            <text:p>174,89</text:p>
          </table:table-cell>
          <table:table-cell table:formula="of:=[.E1395]/[.F1395]" office:value-type="float" office:value="2.87209102864658" calcext:value-type="float">
            <text:p>R 2,87</text:p>
          </table:table-cell>
          <table:table-cell office:value-type="string" calcext:value-type="string">
            <text:p>Geysers af vir nawee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,8</text:p>
          </table:table-cell>
          <table:table-cell table:formula="of:=IF(([.A1396]+[.B1396])=([.A1395]+[.B1395]);&quot;&quot;;([.C1395]-[.C1396])/(([.A1396]-[.A1395])+([.B1396]-[.B1395])))" office:value-type="float" office:value="29.137068303914" calcext:value-type="float">
            <text:p>29,1</text:p>
          </table:table-cell>
          <table:table-cell table:number-columns-repeated="3"/>
          <table:table-cell office:value-type="string" calcext:value-type="string">
            <text:p>Geysers aan na naweek, maar geysers was al ‘n ruk aan en het stoof gebrui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,47</text:p>
          </table:table-cell>
          <table:table-cell table:formula="of:=IF(([.A1397]+[.B1397])=([.A1396]+[.B1396]);&quot;&quot;;([.C1396]-[.C1397])/(([.A1397]-[.A1396])+([.B1397]-[.B139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7]-[.C1396]" office:value-type="float" office:value="167.67" calcext:value-type="float">
            <text:p>167,67</text:p>
          </table:table-cell>
          <table:table-cell table:formula="of:=[.E1397]/[.F1397]" office:value-type="float" office:value="2.99576549173973" calcext:value-type="float">
            <text:p>R 3,00</text:p>
          </table:table-cell>
          <table:table-cell table:number-columns-repeated="62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,42</text:p>
          </table:table-cell>
          <table:table-cell table:formula="of:=IF(([.A1398]+[.B1398])=([.A1397]+[.B1397]);&quot;&quot;;([.C1397]-[.C1398])/(([.A1398]-[.A1397])+([.B1398]-[.B1397])))" office:value-type="float" office:value="24.8224844226435" calcext:value-type="float">
            <text:p>24,8</text:p>
          </table:table-cell>
          <table:table-cell table:number-columns-repeated="3"/>
          <table:table-cell office:value-type="string" calcext:value-type="string">
            <text:p>9 Feb is begin met solar assistant, nou is oorgaan na sonkrag nie outomaties nie. <text:s/>Kan lei tot minder besparings as mens vergeet om oor te sit.</text:p>
          </table:table-cell>
          <table:table-cell table:number-columns-repeated="61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,52</text:p>
          </table:table-cell>
          <table:table-cell table:formula="of:=IF(([.A1399]+[.B1399])=([.A1398]+[.B1398]);&quot;&quot;;([.C1398]-[.C1399])/(([.A1399]-[.A1398])+([.B1399]-[.B139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9]-[.C1398]" office:value-type="float" office:value="205.1" calcext:value-type="float">
            <text:p>205,1</text:p>
          </table:table-cell>
          <table:table-cell table:formula="of:=[.E1399]/[.F1399]" office:value-type="float" office:value="2.44904924427109" calcext:value-type="float">
            <text:p>R 2,45</text:p>
          </table:table-cell>
          <table:table-cell office:value-type="string" calcext:value-type="string">
            <text:p>Vistenk aan 14 Feb 2022</text:p>
          </table:table-cell>
          <table:table-cell table:number-columns-repeated="61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formula="of:=IF(([.A1400]+[.B1400])=([.A1399]+[.B1399]);&quot;&quot;;([.C1399]-[.C1400])/(([.A1400]-[.A1399])+([.B1400]-[.B1399])))" office:value-type="float" office:value="27.851577829157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,55</text:p>
          </table:table-cell>
          <table:table-cell table:formula="of:=IF(([.A1401]+[.B1401])=([.A1400]+[.B1400]);&quot;&quot;;([.C1400]-[.C1401])/(([.A1401]-[.A1400])+([.B1401]-[.B140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1]-[.C1400]" office:value-type="float" office:value="190.55" calcext:value-type="float">
            <text:p>190,55</text:p>
          </table:table-cell>
          <table:table-cell table:formula="of:=[.E1401]/[.F1401]" office:value-type="float" office:value="2.63605352925741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,24</text:p>
          </table:table-cell>
          <table:table-cell table:formula="of:=IF(([.A1402]+[.B1402])=([.A1401]+[.B1401]);&quot;&quot;;([.C1401]-[.C1402])/(([.A1402]-[.A1401])+([.B1402]-[.B1401])))" office:value-type="float" office:value="31.7341353383459" calcext:value-type="float">
            <text:p>31,7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,09</text:p>
          </table:table-cell>
          <table:table-cell table:formula="of:=IF(([.A1403]+[.B1403])=([.A1402]+[.B1402]);&quot;&quot;;([.C1402]-[.C1403])/(([.A1403]-[.A1402])+([.B1403]-[.B1402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3]-[.C1402]" office:value-type="float" office:value="174.85" calcext:value-type="float">
            <text:p>174,85</text:p>
          </table:table-cell>
          <table:table-cell table:formula="of:=[.E1403]/[.F1403]" office:value-type="float" office:value="2.87274806977409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,74</text:p>
          </table:table-cell>
          <table:table-cell table:formula="of:=IF(([.A1404]+[.B1404])=([.A1403]+[.B1403]);&quot;&quot;;([.C1403]-[.C1404])/(([.A1404]-[.A1403])+([.B1404]-[.B1403])))" office:value-type="float" office:value="29.0084966186926" calcext:value-type="float">
            <text:p>29,0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,37</text:p>
          </table:table-cell>
          <table:table-cell table:formula="of:=IF(([.A1405]+[.B1405])=([.A1404]+[.B1404]);&quot;&quot;;([.C1404]-[.C1405])/(([.A1405]-[.A1404])+([.B1405]-[.B140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5]-[.C1404]" office:value-type="float" office:value="167.63" calcext:value-type="float">
            <text:p>167,63</text:p>
          </table:table-cell>
          <table:table-cell table:formula="of:=[.E1405]/[.F1405]" office:value-type="float" office:value="2.99648034361391" calcext:value-type="float">
            <text:p>R 3,00</text:p>
          </table:table-cell>
          <table:table-cell table:number-columns-repeated="62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,46</text:p>
          </table:table-cell>
          <table:table-cell table:formula="of:=IF(([.A1406]+[.B1406])=([.A1405]+[.B1405]);&quot;&quot;;([.C1405]-[.C1406])/(([.A1406]-[.A1405])+([.B1406]-[.B1405])))" office:value-type="float" office:value="35.4115095913261" calcext:value-type="float">
            <text:p>35,4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,58</text:p>
          </table:table-cell>
          <table:table-cell table:formula="of:=IF(([.A1407]+[.B1407])=([.A1406]+[.B1406]);&quot;&quot;;([.C1406]-[.C1407])/(([.A1407]-[.A1406])+([.B1407]-[.B140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7]-[.C1406]" office:value-type="float" office:value="162.12" calcext:value-type="float">
            <text:p>162,12</text:p>
          </table:table-cell>
          <table:table-cell table:formula="of:=[.E1407]/[.F1407]" office:value-type="float" office:value="3.09832223044658" calcext:value-type="float">
            <text:p>R 3,10</text:p>
          </table:table-cell>
          <table:table-cell table:number-columns-repeated="62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,88</text:p>
          </table:table-cell>
          <table:table-cell table:formula="of:=IF(([.A1408]+[.B1408])=([.A1407]+[.B1407]);&quot;&quot;;([.C1407]-[.C1408])/(([.A1408]-[.A1407])+([.B1408]-[.B1407])))" office:value-type="float" office:value="28.1920618403449" calcext:value-type="float">
            <text:p>28,2</text:p>
          </table:table-cell>
          <table:table-cell table:number-columns-repeated="65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,58</text:p>
          </table:table-cell>
          <table:table-cell table:formula="of:=IF(([.A1409]+[.B1409])=([.A1408]+[.B1408]);&quot;&quot;;([.C1408]-[.C1409])/(([.A1409]-[.A1408])+([.B1409]-[.B140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9]-[.C1408]" office:value-type="float" office:value="191.7" calcext:value-type="float">
            <text:p>191,7</text:p>
          </table:table-cell>
          <table:table-cell table:formula="of:=[.E1409]/[.F1409]" office:value-type="float" office:value="2.62023995826813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,1</text:p>
          </table:table-cell>
          <table:table-cell table:formula="of:=IF(([.A1410]+[.B1410])=([.A1409]+[.B1409]);&quot;&quot;;([.C1409]-[.C1410])/(([.A1410]-[.A1409])+([.B1410]-[.B1409])))" office:value-type="float" office:value="18.9697277422744" calcext:value-type="float">
            <text:p>19,0</text:p>
          </table:table-cell>
          <table:table-cell table:number-columns-repeated="3"/>
          <table:table-cell office:value-type="string" calcext:value-type="string">
            <text:p>Was vir hierdie week alleen by die huis. <text:s/>Gebruik dus minder warm water</text:p>
          </table:table-cell>
          <table:table-cell table:number-columns-repeated="61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,2</text:p>
          </table:table-cell>
          <table:table-cell table:formula="of:=IF(([.A1411]+[.B1411])=([.A1410]+[.B1410]);&quot;&quot;;([.C1410]-[.C1411])/(([.A1411]-[.A1410])+([.B1411]-[.B141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1]-[.C1410]" office:value-type="float" office:value="177.1" calcext:value-type="float">
            <text:p>177,1</text:p>
          </table:table-cell>
          <table:table-cell table:formula="of:=[.E1411]/[.F1411]" office:value-type="float" office:value="2.83625070581592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07-13" calcext:value-type="date">
            <text:p>13-Jul-22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284.3" calcext:value-type="float">
            <text:p>284,3</text:p>
          </table:table-cell>
          <table:table-cell table:formula="of:=IF(([.A1412]+[.B1412])=([.A1411]+[.B1411]);&quot;&quot;;([.C1411]-[.C1412])/(([.A1412]-[.A1411])+([.B1412]-[.B1411])))" office:value-type="float" office:value="18.7770644232898" calcext:value-type="float">
            <text:p>18,8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,63</text:p>
          </table:table-cell>
          <table:table-cell table:formula="of:=IF(([.A1413]+[.B1413])=([.A1412]+[.B1412]);&quot;&quot;;([.C1412]-[.C1413])/(([.A1413]-[.A1412])+([.B1413]-[.B1412])))" office:value-type="float" office:value="32.8721882049629" calcext:value-type="float">
            <text:p>32,9</text:p>
          </table:table-cell>
          <table:table-cell table:number-columns-repeated="3"/>
          <table:table-cell office:value-type="string" calcext:value-type="string">
            <text:p>Vandag is vistenk verhitter aan. <text:s/>Moontlik 50W ekstra. <text:s/>Het klere in tuimeldroër drooggemaak. <text:s/>Dis hoekom verbruik so erg op is.</text:p>
          </table:table-cell>
          <table:table-cell table:number-columns-repeated="61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,61</text:p>
          </table:table-cell>
          <table:table-cell table:formula="of:=IF(([.A1414]+[.B1414])=([.A1413]+[.B1413]);&quot;&quot;;([.C1413]-[.C1414])/(([.A1414]-[.A1413])+([.B1414]-[.B141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4]-[.C1413]" office:value-type="float" office:value="164.98" calcext:value-type="float">
            <text:p>164,98</text:p>
          </table:table-cell>
          <table:table-cell table:formula="of:=[.E1414]/[.F1414]" office:value-type="float" office:value="3.04461146805673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,21</text:p>
          </table:table-cell>
          <table:table-cell table:formula="of:=IF(([.A1415]+[.B1415])=([.A1414]+[.B1414]);&quot;&quot;;([.C1414]-[.C1415])/(([.A1415]-[.A1414])+([.B1415]-[.B1414])))" office:value-type="float" office:value="28.4812030075188" calcext:value-type="float">
            <text:p>28,5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,41</text:p>
          </table:table-cell>
          <table:table-cell table:formula="of:=IF(([.A1416]+[.B1416])=([.A1415]+[.B1415]);&quot;&quot;;([.C1415]-[.C1416])/(([.A1416]-[.A1415])+([.B1416]-[.B1415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6]-[.C1415]" office:value-type="float" office:value="159.2" calcext:value-type="float">
            <text:p>159,2</text:p>
          </table:table-cell>
          <table:table-cell table:formula="of:=[.E1416]/[.F1416]" office:value-type="float" office:value="3.15515075376884" calcext:value-type="float">
            <text:p>R 3,16</text:p>
          </table:table-cell>
          <table:table-cell table:number-columns-repeated="62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,29</text:p>
          </table:table-cell>
          <table:table-cell table:formula="of:=IF(([.A1417]+[.B1417])=([.A1416]+[.B1416]);&quot;&quot;;([.C1416]-[.C1417])/(([.A1417]-[.A1416])+([.B1417]-[.B1416])))" office:value-type="float" office:value="25.4608695652174" calcext:value-type="float">
            <text:p>25,5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,08</text:p>
          </table:table-cell>
          <table:table-cell table:formula="of:=IF(([.A1418]+[.B1418])=([.A1417]+[.B1417]);&quot;&quot;;([.C1417]-[.C1418])/(([.A1418]-[.A1417])+([.B1418]-[.B141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8]-[.C1417]" office:value-type="float" office:value="150.79" calcext:value-type="float">
            <text:p>150,79</text:p>
          </table:table-cell>
          <table:table-cell table:formula="of:=[.E1418]/[.F1418]" office:value-type="float" office:value="3.33112275349824" calcext:value-type="float">
            <text:p>R 3,33</text:p>
          </table:table-cell>
          <table:table-cell table:number-columns-repeated="62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,54</text:p>
          </table:table-cell>
          <table:table-cell table:formula="of:=IF(([.A1419]+[.B1419])=([.A1418]+[.B1418]);&quot;&quot;;([.C1418]-[.C1419])/(([.A1419]-[.A1418])+([.B1419]-[.B1418])))" office:value-type="float" office:value="26.3477715480376" calcext:value-type="float">
            <text:p>26,3</text:p>
          </table:table-cell>
          <table:table-cell table:number-columns-repeated="65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,24</text:p>
          </table:table-cell>
          <table:table-cell table:formula="of:=IF(([.A1420]+[.B1420])=([.A1419]+[.B1419]);&quot;&quot;;([.C1419]-[.C1420])/(([.A1420]-[.A1419])+([.B1420]-[.B141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0]-[.C1419]" office:value-type="float" office:value="191.7" calcext:value-type="float">
            <text:p>191,7</text:p>
          </table:table-cell>
          <table:table-cell table:formula="of:=[.E1420]/[.F1420]" office:value-type="float" office:value="2.62023995826813" calcext:value-type="float">
            <text:p>R 2,62</text:p>
          </table:table-cell>
          <table:table-cell office:value-type="string" calcext:value-type="string">
            <text:p>Het nou meer aggressief die geyser op battery begin gebruik.</text:p>
          </table:table-cell>
          <table:table-cell table:number-columns-repeated="61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,46</text:p>
          </table:table-cell>
          <table:table-cell table:formula="of:=IF(([.A1421]+[.B1421])=([.A1420]+[.B1420]);&quot;&quot;;([.C1420]-[.C1421])/(([.A1421]-[.A1420])+([.B1421]-[.B1420])))" office:value-type="float" office:value="21.1765543145201" calcext:value-type="float">
            <text:p>21,2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,53</text:p>
          </table:table-cell>
          <table:table-cell table:formula="of:=IF(([.A1422]+[.B1422])=([.A1421]+[.B1421]);&quot;&quot;;([.C1421]-[.C1422])/(([.A1422]-[.A1421])+([.B1422]-[.B142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2]-[.C1421]" office:value-type="float" office:value="177.07" calcext:value-type="float">
            <text:p>177,07</text:p>
          </table:table-cell>
          <table:table-cell table:formula="of:=[.E1422]/[.F1422]" office:value-type="float" office:value="2.83673123623426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,19</text:p>
          </table:table-cell>
          <table:table-cell table:formula="of:=IF(([.A1423]+[.B1423])=([.A1422]+[.B1422]);&quot;&quot;;([.C1422]-[.C1423])/(([.A1423]-[.A1422])+([.B1423]-[.B1422])))" office:value-type="float" office:value="22.443910806175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,18</text:p>
          </table:table-cell>
          <table:table-cell table:formula="of:=IF(([.A1424]+[.B1424])=([.A1423]+[.B1423]);&quot;&quot;;([.C1423]-[.C1424])/(([.A1424]-[.A1423])+([.B1424]-[.B142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4]-[.C1423]" office:value-type="float" office:value="164.99" calcext:value-type="float">
            <text:p>164,99</text:p>
          </table:table-cell>
          <table:table-cell table:formula="of:=[.E1424]/[.F1424]" office:value-type="float" office:value="3.04442693496576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,18</text:p>
          </table:table-cell>
          <table:table-cell table:formula="of:=IF(([.A1425]+[.B1425])=([.A1424]+[.B1424]);&quot;&quot;;([.C1424]-[.C1425])/(([.A1425]-[.A1424])+([.B1425]-[.B1424])))" office:value-type="float" office:value="28.036454018227" calcext:value-type="float">
            <text:p>28,0</text:p>
          </table:table-cell>
          <table:table-cell table:number-columns-repeated="3"/>
          <table:table-cell office:value-type="string" calcext:value-type="string">
            <text:p>Kry nuwe yskas 20 Mei. <text:s/>Dit het dalk laer energieverbruik.</text:p>
          </table:table-cell>
          <table:table-cell table:number-columns-repeated="61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,35</text:p>
          </table:table-cell>
          <table:table-cell table:formula="of:=IF(([.A1426]+[.B1426])=([.A1425]+[.B1425]);&quot;&quot;;([.C1425]-[.C1426])/(([.A1426]-[.A1425])+([.B1426]-[.B1425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6]-[.C1425]" office:value-type="float" office:value="159.17" calcext:value-type="float">
            <text:p>159,17</text:p>
          </table:table-cell>
          <table:table-cell table:formula="of:=[.E1426]/[.F1426]" office:value-type="float" office:value="3.15574542941509" calcext:value-type="float">
            <text:p>R 3,16</text:p>
          </table:table-cell>
          <table:table-cell table:number-columns-repeated="62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,01</text:p>
          </table:table-cell>
          <table:table-cell table:formula="of:=IF(([.A1427]+[.B1427])=([.A1426]+[.B1426]);&quot;&quot;;([.C1426]-[.C1427])/(([.A1427]-[.A1426])+([.B1427]-[.B1426])))" office:value-type="float" office:value="17.0846495119787" calcext:value-type="float">
            <text:p>17,1</text:p>
          </table:table-cell>
          <table:table-cell table:number-columns-repeated="65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,68</text:p>
          </table:table-cell>
          <table:table-cell table:formula="of:=IF(([.A1428]+[.B1428])=([.A1427]+[.B1427]);&quot;&quot;;([.C1427]-[.C1428])/(([.A1428]-[.A1427])+([.B1428]-[.B142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8]-[.C1427]" office:value-type="float" office:value="191.67" calcext:value-type="float">
            <text:p>191,67</text:p>
          </table:table-cell>
          <table:table-cell table:formula="of:=[.E1428]/[.F1428]" office:value-type="float" office:value="2.62065007565086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,33</text:p>
          </table:table-cell>
          <table:table-cell table:formula="of:=IF(([.A1429]+[.B1429])=([.A1428]+[.B1428]);&quot;&quot;;([.C1428]-[.C1429])/(([.A1429]-[.A1428])+([.B1429]-[.B1428])))" office:value-type="float" office:value="22.7777981315259" calcext:value-type="float">
            <text:p>22,8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,43</text:p>
          </table:table-cell>
          <table:table-cell table:formula="of:=IF(([.A1430]+[.B1430])=([.A1429]+[.B1429]);&quot;&quot;;([.C1429]-[.C1430])/(([.A1430]-[.A1429])+([.B1430]-[.B142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0]-[.C1429]" office:value-type="float" office:value="177.1" calcext:value-type="float">
            <text:p>177,1</text:p>
          </table:table-cell>
          <table:table-cell table:formula="of:=[.E1430]/[.F1430]" office:value-type="float" office:value="2.83625070581592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,95</text:p>
          </table:table-cell>
          <table:table-cell table:formula="of:=IF(([.A1431]+[.B1431])=([.A1430]+[.B1430]);&quot;&quot;;([.C1430]-[.C1431])/(([.A1431]-[.A1430])+([.B1431]-[.B1430])))" office:value-type="float" office:value="25.1075861077155" calcext:value-type="float">
            <text:p>25,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,91</text:p>
          </table:table-cell>
          <table:table-cell table:formula="of:=IF(([.A1432]+[.B1432])=([.A1431]+[.B1431]);&quot;&quot;;([.C1431]-[.C1432])/(([.A1432]-[.A1431])+([.B1432]-[.B143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2]-[.C1431]" office:value-type="float" office:value="164.96" calcext:value-type="float">
            <text:p>164,96</text:p>
          </table:table-cell>
          <table:table-cell table:formula="of:=[.E1432]/[.F1432]" office:value-type="float" office:value="3.0449806013579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,9</text:p>
          </table:table-cell>
          <table:table-cell table:formula="of:=IF(([.A1433]+[.B1433])=([.A1432]+[.B1432]);&quot;&quot;;([.C1432]-[.C1433])/(([.A1433]-[.A1432])+([.B1433]-[.B1432])))" office:value-type="float" office:value="23.0939617083947" calcext:value-type="float">
            <text:p>23,1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,1</text:p>
          </table:table-cell>
          <table:table-cell table:formula="of:=IF(([.A1434]+[.B1434])=([.A1433]+[.B1433]);&quot;&quot;;([.C1433]-[.C1434])/(([.A1434]-[.A1433])+([.B1434]-[.B143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4]-[.C1433]" office:value-type="float" office:value="159.2" calcext:value-type="float">
            <text:p>159,2</text:p>
          </table:table-cell>
          <table:table-cell table:formula="of:=[.E1434]/[.F1434]" office:value-type="float" office:value="3.15515075376884" calcext:value-type="float">
            <text:p>R 3,16</text:p>
          </table:table-cell>
          <table:table-cell table:number-columns-repeated="62"/>
        </table:table-row>
        <table:table-row table:style-name="ro2">
          <table:table-cell office:value-type="date" office:date-value="2022-09-30" calcext:value-type="date">
            <text:p>30-Sep-22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219.02" calcext:value-type="float">
            <text:p>219,02</text:p>
          </table:table-cell>
          <table:table-cell table:formula="of:=IF(([.A1435]+[.B1435])=([.A1434]+[.B1434]);&quot;&quot;;([.C1434]-[.C1435])/(([.A1435]-[.A1434])+([.B1435]-[.B1434])))" office:value-type="float" office:value="22.3819464033851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2-10-04" calcext:value-type="date">
            <text:p>04-Okt-22</text:p>
          </table:table-cell>
          <table:table-cell office:value-type="time" office:time-value="PT09H29M00S" calcext:value-type="time">
            <text:p>09:29</text:p>
          </table:table-cell>
          <table:table-cell office:value-type="float" office:value="193.07" calcext:value-type="float">
            <text:p>193,07</text:p>
          </table:table-cell>
          <table:table-cell table:formula="of:=IF(([.A1436]+[.B1436])=([.A1435]+[.B1435]);&quot;&quot;;([.C1435]-[.C1436])/(([.A1436]-[.A1435])+([.B1436]-[.B1435])))" office:value-type="float" office:value="7.08666793096909" calcext:value-type="float">
            <text:p>7,1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,23</text:p>
          </table:table-cell>
          <table:table-cell table:formula="of:=IF(([.A1437]+[.B1437])=([.A1436]+[.B1436]);&quot;&quot;;([.C1436]-[.C1437])/(([.A1437]-[.A1436])+([.B1437]-[.B1436])))" office:value-type="float" office:value="16.3314091680815" calcext:value-type="float">
            <text:p>16,3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,93</text:p>
          </table:table-cell>
          <table:table-cell table:formula="of:=IF(([.A1438]+[.B1438])=([.A1437]+[.B1437]);&quot;&quot;;([.C1437]-[.C1438])/(([.A1438]-[.A1437])+([.B1438]-[.B143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8]-[.C1437]" office:value-type="float" office:value="191.7" calcext:value-type="float">
            <text:p>191,7</text:p>
          </table:table-cell>
          <table:table-cell table:formula="of:=[.E1438]/[.F1438]" office:value-type="float" office:value="2.62023995826813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,83</text:p>
          </table:table-cell>
          <table:table-cell table:formula="of:=IF(([.A1439]+[.B1439])=([.A1438]+[.B1438]);&quot;&quot;;([.C1438]-[.C1439])/(([.A1439]-[.A1438])+([.B1439]-[.B1438])))" office:value-type="float" office:value="21.5408375408375" calcext:value-type="float">
            <text:p>21,5</text:p>
          </table:table-cell>
          <table:table-cell table:number-columns-repeated="3"/>
          <table:table-cell office:value-type="string" calcext:value-type="string">
            <text:p>Verhoging in tarief</text:p>
          </table:table-cell>
          <table:table-cell table:number-columns-repeated="61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,89</text:p>
          </table:table-cell>
          <table:table-cell table:formula="of:=IF(([.A1440]+[.B1440])=([.A1439]+[.B1439]);&quot;&quot;;([.C1439]-[.C1440])/(([.A1440]-[.A1439])+([.B1440]-[.B143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0]-[.C1439]" office:value-type="float" office:value="177.06" calcext:value-type="float">
            <text:p>177,06</text:p>
          </table:table-cell>
          <table:table-cell table:formula="of:=[.E1440]/[.F1440]" office:value-type="float" office:value="2.83689144922625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10-20" calcext:value-type="date">
            <text:p>20-Okt-22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252.15" calcext:value-type="float">
            <text:p>252,15</text:p>
          </table:table-cell>
          <table:table-cell table:formula="of:=IF(([.A1441]+[.B1441])=([.A1440]+[.B1440]);&quot;&quot;;([.C1440]-[.C1441])/(([.A1441]-[.A1440])+([.B1441]-[.B1440])))" office:value-type="float" office:value="20.1847596717468" calcext:value-type="float">
            <text:p>20,2</text:p>
          </table:table-cell>
          <table:table-cell table:number-columns-repeated="3"/>
          <table:table-cell office:value-type="string" calcext:value-type="string">
            <text:p>Gaan op langnaweek, los alles aan vir die huisoppasser. <text:s/>Verwag hoër verbruik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,02</text:p>
          </table:table-cell>
          <table:table-cell table:formula="of:=IF(([.A1442]+[.B1442])=([.A1441]+[.B1441]);&quot;&quot;;([.C1441]-[.C1442])/(([.A1442]-[.A1441])+([.B1442]-[.B1441])))" office:value-type="float" office:value="22.2693014194267" calcext:value-type="float">
            <text:p>22,3</text:p>
          </table:table-cell>
          <table:table-cell table:number-columns-repeated="3"/>
          <table:table-cell office:value-type="string" calcext:value-type="string">
            <text:p>Terug van langnaweek. <text:s/>Kragverbruik was eintlik nogal min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,01</text:p>
          </table:table-cell>
          <table:table-cell table:formula="of:=IF(([.A1443]+[.B1443])=([.A1442]+[.B1442]);&quot;&quot;;([.C1442]-[.C1443])/(([.A1443]-[.A1442])+([.B1443]-[.B1442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3]-[.C1442]" office:value-type="float" office:value="164.99" calcext:value-type="float">
            <text:p>164,99</text:p>
          </table:table-cell>
          <table:table-cell table:formula="of:=[.E1443]/[.F1443]" office:value-type="float" office:value="3.04442693496576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10-31" calcext:value-type="date">
            <text:p>31-Okt-22</text:p>
          </table:table-cell>
          <table:table-cell office:value-type="time" office:time-value="PT08H16M00S" calcext:value-type="time">
            <text:p>08:16</text:p>
          </table:table-cell>
          <table:table-cell office:value-type="float" office:value="218.94" calcext:value-type="float">
            <text:p>218,94</text:p>
          </table:table-cell>
          <table:table-cell table:formula="of:=IF(([.A1444]+[.B1444])=([.A1443]+[.B1443]);&quot;&quot;;([.C1443]-[.C1444])/(([.A1444]-[.A1443])+([.B1444]-[.B1443])))" office:value-type="float" office:value="14.3374271012007" calcext:value-type="float">
            <text:p>14,3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,95</text:p>
          </table:table-cell>
          <table:table-cell table:formula="of:=IF(([.A1445]+[.B1445])=([.A1444]+[.B1444]);&quot;&quot;;([.C1444]-[.C1445])/(([.A1445]-[.A1444])+([.B1445]-[.B1444])))" office:value-type="float" office:value="29.0595593899245" calcext:value-type="float">
            <text:p>29,1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,64</text:p>
          </table:table-cell>
          <table:table-cell table:formula="of:=IF(([.A1446]+[.B1446])=([.A1445]+[.B1445]);&quot;&quot;;([.C1445]-[.C1446])/(([.A1446]-[.A1445])+([.B1446]-[.B1445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6]-[.C1445]" office:value-type="float" office:value="191.69" calcext:value-type="float">
            <text:p>191,69</text:p>
          </table:table-cell>
          <table:table-cell table:formula="of:=[.E1446]/[.F1446]" office:value-type="float" office:value="2.62037664979916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,05</text:p>
          </table:table-cell>
          <table:table-cell table:formula="of:=IF(([.A1447]+[.B1447])=([.A1446]+[.B1446]);&quot;&quot;;([.C1446]-[.C1447])/(([.A1447]-[.A1446])+([.B1447]-[.B1446])))" office:value-type="float" office:value="22.6006472491909" calcext:value-type="float">
            <text:p>22,6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,14</text:p>
          </table:table-cell>
          <table:table-cell table:formula="of:=IF(([.A1448]+[.B1448])=([.A1447]+[.B1447]);&quot;&quot;;([.C1447]-[.C1448])/(([.A1448]-[.A1447])+([.B1448]-[.B144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8]-[.C1447]" office:value-type="float" office:value="177.09" calcext:value-type="float">
            <text:p>177,09</text:p>
          </table:table-cell>
          <table:table-cell table:formula="of:=[.E1448]/[.F1448]" office:value-type="float" office:value="2.83641086453216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,22</text:p>
          </table:table-cell>
          <table:table-cell table:formula="of:=IF(([.A1449]+[.B1449])=([.A1448]+[.B1448]);&quot;&quot;;([.C1448]-[.C1449])/(([.A1449]-[.A1448])+([.B1449]-[.B1448])))" office:value-type="float" office:value="17.2076745354093" calcext:value-type="float">
            <text:p>17,2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,21</text:p>
          </table:table-cell>
          <table:table-cell table:formula="of:=IF(([.A1450]+[.B1450])=([.A1449]+[.B1449]);&quot;&quot;;([.C1449]-[.C1450])/(([.A1450]-[.A1449])+([.B1450]-[.B144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50]-[.C1449]" office:value-type="float" office:value="164.99" calcext:value-type="float">
            <text:p>164,99</text:p>
          </table:table-cell>
          <table:table-cell table:formula="of:=[.E1450]/[.F1450]" office:value-type="float" office:value="3.04442693496576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,58</text:p>
          </table:table-cell>
          <table:table-cell table:formula="of:=IF(([.A1451]+[.B1451])=([.A1450]+[.B1450]);&quot;&quot;;([.C1450]-[.C1451])/(([.A1451]-[.A1450])+([.B1451]-[.B1450])))" office:value-type="float" office:value="12.9863447755564" calcext:value-type="float">
            <text:p>13,0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,28</text:p>
          </table:table-cell>
          <table:table-cell table:formula="of:=IF(([.A1452]+[.B1452])=([.A1451]+[.B1451]);&quot;&quot;;([.C1451]-[.C1452])/(([.A1452]-[.A1451])+([.B1452]-[.B145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52]-[.C1451]" office:value-type="float" office:value="191.7" calcext:value-type="float">
            <text:p>191,7</text:p>
          </table:table-cell>
          <table:table-cell table:formula="of:=[.E1452]/[.F1452]" office:value-type="float" office:value="2.62023995826813" calcext:value-type="float">
            <text:p>R 2,62</text:p>
          </table:table-cell>
          <table:table-cell table:number-columns-repeated="62"/>
        </table:table-row>
        <table:table-row table:style-name="ro2" table:number-rows-repeated="6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it boorgat in op hierdie datum. <text:s/>Dit loop meestal op munisipale krag.</text:p>
          </table:table-cell>
          <table:table-cell table:number-columns-repeated="61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aan op kampnaweek. <text:s/>Sit kombuisgeyser af en hou hoofgeyser op die so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Terug van kampnaweek. <text:s/>Sit geysers aan. <text:s/>Het sonpanele vandag skoongemaak. <text:s/>Dit behoort nou meer krag te lewer.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14 Okt 2022 – songeyserligte stelsel het nou derde battery.</text:p>
          </table:table-cell>
          <table:table-cell table:number-columns-repeated="61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Toets met die nuwe battery en moniteringsagteware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</table:table>
      <table:table table:name="Data258AnnettevanZyl" table:style-name="ta1">
        <table:shapes>
          <draw:frame draw:z-index="0" draw:style-name="gr1" draw:text-style-name="P1" svg:width="15.999cm" svg:height="8.999cm" svg:x="36.419cm" svg:y="5.156cm">
            <draw:object draw:notify-on-update-of-ranges="Data258AnnettevanZyl.A18:Data258AnnettevanZyl.A96 Data258AnnettevanZyl.C18:Data258AnnettevanZyl.C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3cm" svg:height="9.007cm" svg:x="36.382cm" svg:y="14.716cm">
            <draw:object draw:notify-on-update-of-ranges="Data258AnnettevanZyl.H25:Data258AnnettevanZyl.H36 Data258AnnettevanZyl.F25:Data258AnnettevanZyl.F25 Data258AnnettevanZyl.O25:Data258AnnettevanZyl.O36 Data258AnnettevanZyl.H37:Data258AnnettevanZyl.H48 Data258AnnettevanZyl.F37:Data258AnnettevanZyl.F37 Data258AnnettevanZyl.O37:Data258AnnettevanZyl.O48 Data258AnnettevanZyl.H49:Data258AnnettevanZyl.H60 Data258AnnettevanZyl.F49:Data258AnnettevanZyl.F49 Data258AnnettevanZyl.O49:Data258AnnettevanZyl.O60 Data258AnnettevanZyl.H61:Data258AnnettevanZyl.H72 Data258AnnettevanZyl.F61:Data258AnnettevanZyl.F61 Data258AnnettevanZyl.O61:Data258AnnettevanZyl.O72 Data258AnnettevanZyl.H73:Data258AnnettevanZyl.H84 Data258AnnettevanZyl.F73:Data258AnnettevanZyl.F73 Data258AnnettevanZyl.O73:Data258AnnettevanZyl.O84 Data258AnnettevanZyl.H85:Data258AnnettevanZyl.H95 Data258AnnettevanZyl.F85:Data258AnnettevanZyl.F85 Data258AnnettevanZyl.O85:Data258AnnettevanZyl.O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3" table:default-cell-style-name="ce4"/>
        <table:table-column table:style-name="co23" table:default-cell-style-name="ce3"/>
        <table:table-column table:style-name="co23" table:default-cell-style-name="ce10"/>
        <table:table-column table:style-name="co23" table:number-columns-repeated="12" table:default-cell-style-name="Default"/>
        <table:table-row table:style-name="ro2">
          <table:table-cell table:style-name="ce13" office:value-type="string" calcext:value-type="string">
            <text:p>258 Annette van Zyl straat data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Jaar</text:p>
          </table:table-cell>
          <table:table-cell table:style-name="ce2" office:value-type="string" calcext:value-type="string">
            <text:p>Verbruik [kWh]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25]" office:value-type="float" office:value="2012" calcext:value-type="float">
            <text:p>2012</text:p>
          </table:table-cell>
          <table:table-cell table:style-name="ce19" table:formula="of:=[.G25]" office:value-type="float" office:value="12973.5195123958" calcext:value-type="float">
            <text:p>12974</text:p>
          </table:table-cell>
          <table:table-cell table:style-name="Default"/>
          <table:table-cell office:value-type="string" calcext:value-type="string">
            <text:p>Huis met geyser op 70 gestel:</text:p>
          </table:table-cell>
          <table:table-cell table:number-columns-repeated="2"/>
          <table:table-cell table:style-name="ce19" table:formula="of:=AVERAGE([.B4:.B5])" office:value-type="float" office:value="13575.6662362338" calcext:value-type="float">
            <text:p>13576</text:p>
          </table:table-cell>
          <table:table-cell table:number-columns-repeated="8"/>
        </table:table-row>
        <table:table-row table:style-name="ro2">
          <table:table-cell table:style-name="Default" table:formula="of:=[.F37]" office:value-type="float" office:value="2013" calcext:value-type="float">
            <text:p>2013</text:p>
          </table:table-cell>
          <table:table-cell table:style-name="ce19" table:formula="of:=[.G37]" office:value-type="float" office:value="14177.8129600717" calcext:value-type="float">
            <text:p>14178</text:p>
          </table:table-cell>
          <table:table-cell table:style-name="Default"/>
          <table:table-cell office:value-type="string" calcext:value-type="string">
            <text:p>Huis met geyser op 55 gestel:</text:p>
          </table:table-cell>
          <table:table-cell table:number-columns-repeated="2"/>
          <table:table-cell table:style-name="ce19" table:formula="of:=AVERAGE([.B6:.B8])" office:value-type="float" office:value="10028.3869152115" calcext:value-type="float">
            <text:p>10028</text:p>
          </table:table-cell>
          <table:table-cell table:number-columns-repeated="8"/>
        </table:table-row>
        <table:table-row table:style-name="ro2">
          <table:table-cell table:style-name="Default" table:formula="of:=[.F49]" office:value-type="float" office:value="2014" calcext:value-type="float">
            <text:p>2014</text:p>
          </table:table-cell>
          <table:table-cell table:style-name="ce19" table:formula="of:=[.G49]" office:value-type="float" office:value="10710.015159406" calcext:value-type="float">
            <text:p>10710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61]" office:value-type="float" office:value="2015" calcext:value-type="float">
            <text:p>2015</text:p>
          </table:table-cell>
          <table:table-cell table:style-name="ce19" table:formula="of:=[.G61]" office:value-type="float" office:value="9883.89581886632" calcext:value-type="float">
            <text:p>9884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73]" office:value-type="float" office:value="2016" calcext:value-type="float">
            <text:p>2016</text:p>
          </table:table-cell>
          <table:table-cell table:style-name="ce19" table:formula="of:=[.G73]" office:value-type="float" office:value="9491.24976736214" calcext:value-type="float">
            <text:p>9491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85]" office:value-type="float" office:value="2017" calcext:value-type="float">
            <text:p>2017</text:p>
          </table:table-cell>
          <table:table-cell table:style-name="ce19" table:formula="of:=[.G85]" office:value-type="float" office:value="8816.70635285636" calcext:value-type="float">
            <text:p>8817</text:p>
          </table:table-cell>
          <table:table-cell table:style-name="Default" office:value-type="string" calcext:value-type="string">
            <text:p>Laaste jaar was nie volle jaar nie</text:p>
          </table:table-cell>
          <table:table-cell table:number-columns-repeated="12"/>
        </table:table-row>
        <table:table-row table:style-name="ro2" table:number-rows-repeated="3">
          <table:table-cell table:style-name="Default" table:number-columns-repeated="3"/>
          <table:table-cell table:number-columns-repeated="12"/>
        </table:table-row>
        <table:table-row table:style-name="ro2" table:number-rows-repeated="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 office:value-type="string" calcext:value-type="string">
            <text:p>Totaal</text:p>
          </table:table-cell>
          <table:table-cell table:style-name="Default"/>
          <table:table-cell table:style-name="ce19" table:formula="of:=[.C96]-[.C18]" office:value-type="float" office:value="73132.3" calcext:value-type="float">
            <text:p>73132</text:p>
          </table:table-cell>
          <table:table-cell table:number-columns-repeated="11"/>
          <table:table-cell table:style-name="ce19" table:formula="of:=SUM([.O18:.O96])" office:value-type="float" office:value="72747.4476690466" calcext:value-type="float">
            <text:p>72747</text:p>
          </table:table-cell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2"/>
          <table:table-cell table:style-name="ce3" office:value-type="string" calcext:value-type="string">
            <text:p>Jaar</text:p>
          </table:table-cell>
          <table:table-cell table:style-name="ce3"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office:value-type="string" calcext:value-type="string">
            <text:p>Datum begin</text:p>
          </table:table-cell>
          <table:table-cell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,3</text:p>
          </table:table-cell>
          <table:table-cell table:number-columns-repeated="5"/>
          <table:table-cell table:style-name="ce4" table:formula="of:=[.A18]+[.B18]" office:value-type="date" office:date-value="2011-08-24T19:00:00" calcext:value-type="date">
            <text:p>24-Aug-11</text:p>
          </table:table-cell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10" table:formula="of:=[.C18]" office:value-type="float" office:value="72255.3" calcext:value-type="float">
            <text:p>72255,3</text:p>
          </table:table-cell>
          <table:table-cell table:style-name="ce10" table:formula="of:=[.C19]" office:value-type="float" office:value="72546" calcext:value-type="float">
            <text:p>72546,0</text:p>
          </table:table-cell>
          <table:table-cell table:style-name="ce4" table:formula="of:=EOMONTH([.A18];0)" office:value-type="date" office:date-value="2011-08-31" calcext:value-type="date">
            <text:p>31-Aug-11</text:p>
          </table:table-cell>
          <table:table-cell table:style-name="ce10" table:formula="of:=[.M18]*(([.L18]-[.K18])/([.J18]-[.I18]))+([.L18]-(([.L18]-[.K18])/([.J18]-[.I18]))*[.J18])" office:value-type="float" office:value="72495.4458140826" calcext:value-type="float">
            <text:p>72495,4</text:p>
          </table:table-cell>
          <table:table-cell table:style-name="ce10" table:formula="of:=[.N18]-[.C18]" office:value-type="float" office:value="240.145814082629" calcext:value-type="float">
            <text:p>240,1</text:p>
          </table:table-cell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,0</text:p>
          </table:table-cell>
          <table:table-cell table:number-columns-repeated="5"/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4" table:formula="of:=[.A20]+[.B20]" office:value-type="date" office:date-value="2011-10-18T17:31:00" calcext:value-type="date">
            <text:p>18-Okt-11</text:p>
          </table:table-cell>
          <table:table-cell table:style-name="ce10" table:formula="of:=[.C19]" office:value-type="float" office:value="72546" calcext:value-type="float">
            <text:p>72546,0</text:p>
          </table:table-cell>
          <table:table-cell table:style-name="ce10" table:formula="of:=[.C20]" office:value-type="float" office:value="74484.4" calcext:value-type="float">
            <text:p>74484,4</text:p>
          </table:table-cell>
          <table:table-cell table:style-name="ce4" table:formula="of:=EOMONTH([.A19];0)" office:value-type="date" office:date-value="2011-09-30" calcext:value-type="date">
            <text:p>30-Sep-11</text:p>
          </table:table-cell>
          <table:table-cell table:style-name="ce10" table:formula="of:=[.M19]*(([.L19]-[.K19])/([.J19]-[.I19]))+([.L19]-(([.L19]-[.K19])/([.J19]-[.I19]))*[.J19])" office:value-type="float" office:value="73718.8215554482" calcext:value-type="float">
            <text:p>73718,8</text:p>
          </table:table-cell>
          <table:table-cell table:style-name="ce10" table:formula="of:=[.N19]-[.N18]" office:value-type="float" office:value="1223.3757413656" calcext:value-type="float">
            <text:p>1223,4</text:p>
          </table:table-cell>
        </table:table-row>
        <table:table-row table:style-name="ro2">
          <table:table-cell office:value-type="date" office:date-value="2011-10-18" calcext:value-type="date">
            <text:p>18-Ok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,4</text:p>
          </table:table-cell>
          <table:table-cell table:number-columns-repeated="5"/>
          <table:table-cell table:style-name="ce4" table:formula="of:=[.A20]+[.B20]" office:value-type="date" office:date-value="2011-10-18T17:31:00" calcext:value-type="date">
            <text:p>18-Okt-11</text:p>
          </table:table-cell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10" table:formula="of:=[.C20]" office:value-type="float" office:value="74484.4" calcext:value-type="float">
            <text:p>74484,4</text:p>
          </table:table-cell>
          <table:table-cell table:style-name="ce10" table:formula="of:=[.C21]" office:value-type="float" office:value="75011.4" calcext:value-type="float">
            <text:p>75011,4</text:p>
          </table:table-cell>
          <table:table-cell table:style-name="ce4" table:formula="of:=EOMONTH([.A20];0)" office:value-type="date" office:date-value="2011-10-31" calcext:value-type="date">
            <text:p>31-Okt-11</text:p>
          </table:table-cell>
          <table:table-cell table:style-name="ce10" table:formula="of:=[.M20]*(([.L20]-[.K20])/([.J20]-[.I20]))+([.L20]-(([.L20]-[.K20])/([.J20]-[.I20]))*[.J20])" office:value-type="float" office:value="74914.2768754906" calcext:value-type="float">
            <text:p>74914,3</text:p>
          </table:table-cell>
          <table:table-cell table:style-name="ce10" table:formula="of:=[.N20]-[.N19]" office:value-type="float" office:value="1195.45532004233" calcext:value-type="float">
            <text:p>1195,5</text:p>
          </table:table-cell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,4</text:p>
          </table:table-cell>
          <table:table-cell table:number-columns-repeated="5"/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4" table:formula="of:=[.A22]+[.B22]" office:value-type="date" office:date-value="2011-12-12T17:03:00" calcext:value-type="date">
            <text:p>12-Des-11</text:p>
          </table:table-cell>
          <table:table-cell table:style-name="ce10" table:formula="of:=[.C21]" office:value-type="float" office:value="75011.4" calcext:value-type="float">
            <text:p>75011,4</text:p>
          </table:table-cell>
          <table:table-cell table:style-name="ce10" table:formula="of:=[.C22]" office:value-type="float" office:value="76505.1" calcext:value-type="float">
            <text:p>76505,1</text:p>
          </table:table-cell>
          <table:table-cell table:style-name="ce4" table:formula="of:=EOMONTH([.A21];0)" office:value-type="date" office:date-value="2011-11-30" calcext:value-type="date">
            <text:p>30-Nov-11</text:p>
          </table:table-cell>
          <table:table-cell table:style-name="ce10" table:formula="of:=[.M21]*(([.L21]-[.K21])/([.J21]-[.I21]))+([.L21]-(([.L21]-[.K21])/([.J21]-[.I21]))*[.J21])" office:value-type="float" office:value="76029.7267479266" calcext:value-type="float">
            <text:p>76029,7</text:p>
          </table:table-cell>
          <table:table-cell table:style-name="ce10" table:formula="of:=[.N21]-[.N20]" office:value-type="float" office:value="1115.449872436" calcext:value-type="float">
            <text:p>1115,4</text:p>
          </table:table-cell>
        </table:table-row>
        <table:table-row table:style-name="ro2">
          <table:table-cell office:value-type="date" office:date-value="2011-12-12" calcext:value-type="date">
            <text:p>12-Des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,1</text:p>
          </table:table-cell>
          <table:table-cell table:number-columns-repeated="5"/>
          <table:table-cell table:style-name="ce4" table:formula="of:=[.A22]+[.B22]" office:value-type="date" office:date-value="2011-12-12T17:03:00" calcext:value-type="date">
            <text:p>12-Des-11</text:p>
          </table:table-cell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10" table:formula="of:=[.C22]" office:value-type="float" office:value="76505.1" calcext:value-type="float">
            <text:p>76505,1</text:p>
          </table:table-cell>
          <table:table-cell table:style-name="ce10" table:formula="of:=[.C23]" office:value-type="float" office:value="77331" calcext:value-type="float">
            <text:p>77331,0</text:p>
          </table:table-cell>
          <table:table-cell table:style-name="ce4" table:formula="of:=EOMONTH([.A22];0)" office:value-type="date" office:date-value="2011-12-31" calcext:value-type="date">
            <text:p>31-Des-11</text:p>
          </table:table-cell>
          <table:table-cell table:style-name="ce10" table:formula="of:=[.M22]*(([.L22]-[.K22])/([.J22]-[.I22]))+([.L22]-(([.L22]-[.K22])/([.J22]-[.I22]))*[.J22])" office:value-type="float" office:value="77134.4174487905" calcext:value-type="float">
            <text:p>77134,4</text:p>
          </table:table-cell>
          <table:table-cell table:style-name="ce10" table:formula="of:=[.N22]-[.N21]" office:value-type="float" office:value="1104.69070086395" calcext:value-type="float">
            <text:p>1104,7</text:p>
          </table:table-cell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,0</text:p>
          </table:table-cell>
          <table:table-cell table:number-columns-repeated="5"/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10" table:formula="of:=[.C23]" office:value-type="float" office:value="77331" calcext:value-type="float">
            <text:p>77331,0</text:p>
          </table:table-cell>
          <table:table-cell table:style-name="ce10" table:formula="of:=[.C24]" office:value-type="float" office:value="78298.4" calcext:value-type="float">
            <text:p>78298,4</text:p>
          </table:table-cell>
          <table:table-cell table:style-name="ce4" table:formula="of:=EOMONTH([.A23];0)" office:value-type="date" office:date-value="2012-01-31" calcext:value-type="date">
            <text:p>31-Jan-12</text:p>
          </table:table-cell>
          <table:table-cell table:style-name="ce10" table:formula="of:=[.M23]*(([.L23]-[.K23])/([.J23]-[.I23]))+([.L23]-(([.L23]-[.K23])/([.J23]-[.I23]))*[.J23])" office:value-type="float" office:value="78070.8386197046" calcext:value-type="float">
            <text:p>78070,8</text:p>
          </table:table-cell>
          <table:table-cell table:style-name="ce10" table:formula="of:=[.N23]-[.N22]" office:value-type="float" office:value="936.42117091408" calcext:value-type="float">
            <text:p>936,4</text:p>
          </table:table-cell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,4</text:p>
          </table:table-cell>
          <table:table-cell table:number-columns-repeated="5"/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4" table:formula="of:=[.A25]+[.B25]" office:value-type="date" office:date-value="2012-03-14T17:50:00" calcext:value-type="date">
            <text:p>14-Mrt-12</text:p>
          </table:table-cell>
          <table:table-cell table:style-name="ce10" table:formula="of:=[.C24]" office:value-type="float" office:value="78298.4" calcext:value-type="float">
            <text:p>78298,4</text:p>
          </table:table-cell>
          <table:table-cell table:style-name="ce10" table:formula="of:=[.C25]" office:value-type="float" office:value="79401.9" calcext:value-type="float">
            <text:p>79401,9</text:p>
          </table:table-cell>
          <table:table-cell table:style-name="ce4" table:formula="of:=EOMONTH([.A24];0)" office:value-type="date" office:date-value="2012-02-29" calcext:value-type="date">
            <text:p>29-Feb-12</text:p>
          </table:table-cell>
          <table:table-cell table:style-name="ce10" table:formula="of:=[.M24]*(([.L24]-[.K24])/([.J24]-[.I24]))+([.L24]-(([.L24]-[.K24])/([.J24]-[.I24]))*[.J24])" office:value-type="float" office:value="78949.5480980882" calcext:value-type="float">
            <text:p>78949,5</text:p>
          </table:table-cell>
          <table:table-cell table:style-name="ce10" table:formula="of:=[.N24]-[.N23]" office:value-type="float" office:value="878.709478383651" calcext:value-type="float">
            <text:p>878,7</text:p>
          </table:table-cell>
        </table:table-row>
        <table:table-row table:style-name="ro2">
          <table:table-cell office:value-type="date" office:date-value="2012-03-14" calcext:value-type="date">
            <text:p>14-Mrt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,9</text:p>
          </table:table-cell>
          <table:table-cell table:number-columns-repeated="2"/>
          <table:table-cell table:formula="of:=YEAR([.I25])" office:value-type="float" office:value="2012" calcext:value-type="float">
            <text:p>2012</text:p>
          </table:table-cell>
          <table:table-cell table:style-name="ce19" table:formula="of:=SUM([.O25:.O36])" office:value-type="float" office:value="12973.5195123958" calcext:value-type="float">
            <text:p>12974</text:p>
          </table:table-cell>
          <table:table-cell office:value-type="float" office:value="1" calcext:value-type="float">
            <text:p>1</text:p>
          </table:table-cell>
          <table:table-cell table:style-name="ce4" table:formula="of:=[.A25]+[.B25]" office:value-type="date" office:date-value="2012-03-14T17:50:00" calcext:value-type="date">
            <text:p>14-Mrt-1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10" table:formula="of:=[.C25]" office:value-type="float" office:value="79401.9" calcext:value-type="float">
            <text:p>79401,9</text:p>
          </table:table-cell>
          <table:table-cell table:style-name="ce10" table:formula="of:=[.C26]" office:value-type="float" office:value="80230.1" calcext:value-type="float">
            <text:p>80230,1</text:p>
          </table:table-cell>
          <table:table-cell table:style-name="ce4" table:formula="of:=EOMONTH([.A25];0)" office:value-type="date" office:date-value="2012-03-31" calcext:value-type="date">
            <text:p>31-Mrt-12</text:p>
          </table:table-cell>
          <table:table-cell table:style-name="ce10" table:formula="of:=[.M25]*(([.L25]-[.K25])/([.J25]-[.I25]))+([.L25]-(([.L25]-[.K25])/([.J25]-[.I25]))*[.J25])" office:value-type="float" office:value="79899.81114307" calcext:value-type="float">
            <text:p>79899,8</text:p>
          </table:table-cell>
          <table:table-cell table:style-name="ce10" table:formula="of:=[.N25]-[.N24]" office:value-type="float" office:value="950.263044981752" calcext:value-type="float">
            <text:p>950,3</text:p>
          </table:table-cell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,1</text:p>
          </table:table-cell>
          <table:table-cell table:number-columns-repeated="4"/>
          <table:table-cell table:formula="of:=[.H25]+1" office:value-type="float" office:value="2" calcext:value-type="float">
            <text:p>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4" table:formula="of:=[.A27]+[.B27]" office:value-type="date" office:date-value="2012-05-15T07:11:00" calcext:value-type="date">
            <text:p>15-Mei-12</text:p>
          </table:table-cell>
          <table:table-cell table:style-name="ce10" table:formula="of:=[.C26]" office:value-type="float" office:value="80230.1" calcext:value-type="float">
            <text:p>80230,1</text:p>
          </table:table-cell>
          <table:table-cell table:style-name="ce10" table:formula="of:=[.C27]" office:value-type="float" office:value="81527.9" calcext:value-type="float">
            <text:p>81527,9</text:p>
          </table:table-cell>
          <table:table-cell table:style-name="ce4" table:formula="of:=EOMONTH([.A26];0)" office:value-type="date" office:date-value="2012-04-30" calcext:value-type="date">
            <text:p>30-Apr-12</text:p>
          </table:table-cell>
          <table:table-cell table:style-name="ce10" table:formula="of:=[.M26]*(([.L26]-[.K26])/([.J26]-[.I26]))+([.L26]-(([.L26]-[.K26])/([.J26]-[.I26]))*[.J26])" office:value-type="float" office:value="80952.6347833085" calcext:value-type="float">
            <text:p>80952,6</text:p>
          </table:table-cell>
          <table:table-cell table:style-name="ce10" table:formula="of:=[.N26]-[.N25]" office:value-type="float" office:value="1052.82364023849" calcext:value-type="float">
            <text:p>1052,8</text:p>
          </table:table-cell>
        </table:table-row>
        <table:table-row table:style-name="ro2">
          <table:table-cell office:value-type="date" office:date-value="2012-05-15" calcext:value-type="date">
            <text:p>15-Mei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,9</text:p>
          </table:table-cell>
          <table:table-cell table:number-columns-repeated="4"/>
          <table:table-cell table:formula="of:=[.H26]+1" office:value-type="float" office:value="3" calcext:value-type="float">
            <text:p>3</text:p>
          </table:table-cell>
          <table:table-cell table:style-name="ce4" table:formula="of:=[.A27]+[.B27]" office:value-type="date" office:date-value="2012-05-15T07:11:00" calcext:value-type="date">
            <text:p>15-Mei-12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10" table:formula="of:=[.C27]" office:value-type="float" office:value="81527.9" calcext:value-type="float">
            <text:p>81527,9</text:p>
          </table:table-cell>
          <table:table-cell table:style-name="ce10" table:formula="of:=[.C28]" office:value-type="float" office:value="82225.9" calcext:value-type="float">
            <text:p>82225,9</text:p>
          </table:table-cell>
          <table:table-cell table:style-name="ce4" table:formula="of:=EOMONTH([.A27];0)" office:value-type="date" office:date-value="2012-05-31" calcext:value-type="date">
            <text:p>31-Mei-12</text:p>
          </table:table-cell>
          <table:table-cell table:style-name="ce10" table:formula="of:=[.M27]*(([.L27]-[.K27])/([.J27]-[.I27]))+([.L27]-(([.L27]-[.K27])/([.J27]-[.I27]))*[.J27])" office:value-type="float" office:value="82160.2562269594" calcext:value-type="float">
            <text:p>82160,3</text:p>
          </table:table-cell>
          <table:table-cell table:style-name="ce10" table:formula="of:=[.N27]-[.N26]" office:value-type="float" office:value="1207.62144365092" calcext:value-type="float">
            <text:p>1207,6</text:p>
          </table:table-cell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,9</text:p>
          </table:table-cell>
          <table:table-cell table:number-columns-repeated="4"/>
          <table:table-cell table:formula="of:=[.H27]+1" office:value-type="float" office:value="4" calcext:value-type="float">
            <text:p>4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10" table:formula="of:=[.C28]" office:value-type="float" office:value="82225.9" calcext:value-type="float">
            <text:p>82225,9</text:p>
          </table:table-cell>
          <table:table-cell table:style-name="ce10" table:formula="of:=[.C29]" office:value-type="float" office:value="83797.3" calcext:value-type="float">
            <text:p>83797,3</text:p>
          </table:table-cell>
          <table:table-cell table:style-name="ce4" table:formula="of:=EOMONTH([.A28];0)" office:value-type="date" office:date-value="2012-06-30" calcext:value-type="date">
            <text:p>30-Jun-12</text:p>
          </table:table-cell>
          <table:table-cell table:style-name="ce10" table:formula="of:=[.M28]*(([.L28]-[.K28])/([.J28]-[.I28]))+([.L28]-(([.L28]-[.K28])/([.J28]-[.I28]))*[.J28])" office:value-type="float" office:value="83706.4785234898" calcext:value-type="float">
            <text:p>83706,5</text:p>
          </table:table-cell>
          <table:table-cell table:style-name="ce10" table:formula="of:=[.N28]-[.N27]" office:value-type="float" office:value="1546.22229653038" calcext:value-type="float">
            <text:p>1546,2</text:p>
          </table:table-cell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,3</text:p>
          </table:table-cell>
          <table:table-cell table:number-columns-repeated="4"/>
          <table:table-cell table:formula="of:=[.H28]+1" office:value-type="float" office:value="5" calcext:value-type="float">
            <text:p>5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10" table:formula="of:=[.C29]" office:value-type="float" office:value="83797.3" calcext:value-type="float">
            <text:p>83797,3</text:p>
          </table:table-cell>
          <table:table-cell table:style-name="ce10" table:formula="of:=[.C30]" office:value-type="float" office:value="85435.6" calcext:value-type="float">
            <text:p>85435,6</text:p>
          </table:table-cell>
          <table:table-cell table:style-name="ce4" table:formula="of:=EOMONTH([.A29];0)" office:value-type="date" office:date-value="2012-07-31" calcext:value-type="date">
            <text:p>31-Jul-12</text:p>
          </table:table-cell>
          <table:table-cell table:style-name="ce10" table:formula="of:=[.M29]*(([.L29]-[.K29])/([.J29]-[.I29]))+([.L29]-(([.L29]-[.K29])/([.J29]-[.I29]))*[.J29])" office:value-type="float" office:value="85365.4440332586" calcext:value-type="float">
            <text:p>85365,4</text:p>
          </table:table-cell>
          <table:table-cell table:style-name="ce10" table:formula="of:=[.N29]-[.N28]" office:value-type="float" office:value="1658.96550976881" calcext:value-type="float">
            <text:p>1659,0</text:p>
          </table:table-cell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,6</text:p>
          </table:table-cell>
          <table:table-cell table:number-columns-repeated="4"/>
          <table:table-cell table:formula="of:=[.H29]+1" office:value-type="float" office:value="6" calcext:value-type="float">
            <text:p>6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10" table:formula="of:=[.C30]" office:value-type="float" office:value="85435.6" calcext:value-type="float">
            <text:p>85435,6</text:p>
          </table:table-cell>
          <table:table-cell table:style-name="ce10" table:formula="of:=[.C31]" office:value-type="float" office:value="86813.2" calcext:value-type="float">
            <text:p>86813,2</text:p>
          </table:table-cell>
          <table:table-cell table:style-name="ce4" table:formula="of:=EOMONTH([.A30];0)" office:value-type="date" office:date-value="2012-08-31" calcext:value-type="date">
            <text:p>31-Aug-12</text:p>
          </table:table-cell>
          <table:table-cell table:style-name="ce10" table:formula="of:=[.M30]*(([.L30]-[.K30])/([.J30]-[.I30]))+([.L30]-(([.L30]-[.K30])/([.J30]-[.I30]))*[.J30])" office:value-type="float" office:value="86638.6329050837" calcext:value-type="float">
            <text:p>86638,6</text:p>
          </table:table-cell>
          <table:table-cell table:style-name="ce10" table:formula="of:=[.N30]-[.N29]" office:value-type="float" office:value="1273.18887182511" calcext:value-type="float">
            <text:p>1273,2</text:p>
          </table:table-cell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,2</text:p>
          </table:table-cell>
          <table:table-cell table:number-columns-repeated="4"/>
          <table:table-cell table:formula="of:=[.H30]+1" office:value-type="float" office:value="7" calcext:value-type="float">
            <text:p>7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4" table:formula="of:=[.A32]+[.B32]" office:value-type="date" office:date-value="2012-10-06T09:14:00" calcext:value-type="date">
            <text:p>06-Okt-12</text:p>
          </table:table-cell>
          <table:table-cell table:style-name="ce10" table:formula="of:=[.C31]" office:value-type="float" office:value="86813.2" calcext:value-type="float">
            <text:p>86813,2</text:p>
          </table:table-cell>
          <table:table-cell table:style-name="ce10" table:formula="of:=[.C32]" office:value-type="float" office:value="87925.1" calcext:value-type="float">
            <text:p>87925,1</text:p>
          </table:table-cell>
          <table:table-cell table:style-name="ce4" table:formula="of:=EOMONTH([.A31];0)" office:value-type="date" office:date-value="2012-09-30" calcext:value-type="date">
            <text:p>30-Sep-12</text:p>
          </table:table-cell>
          <table:table-cell table:style-name="ce10" table:formula="of:=[.M31]*(([.L31]-[.K31])/([.J31]-[.I31]))+([.L31]-(([.L31]-[.K31])/([.J31]-[.I31]))*[.J31])" office:value-type="float" office:value="87703.7791816411" calcext:value-type="float">
            <text:p>87703,8</text:p>
          </table:table-cell>
          <table:table-cell table:style-name="ce10" table:formula="of:=[.N31]-[.N30]" office:value-type="float" office:value="1065.14627655735" calcext:value-type="float">
            <text:p>1065,1</text:p>
          </table:table-cell>
        </table:table-row>
        <table:table-row table:style-name="ro2">
          <table:table-cell office:value-type="date" office:date-value="2012-10-06" calcext:value-type="date">
            <text:p>06-Ok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,1</text:p>
          </table:table-cell>
          <table:table-cell table:number-columns-repeated="4"/>
          <table:table-cell table:formula="of:=[.H31]+1" office:value-type="float" office:value="8" calcext:value-type="float">
            <text:p>8</text:p>
          </table:table-cell>
          <table:table-cell table:style-name="ce4" table:formula="of:=[.A32]+[.B32]" office:value-type="date" office:date-value="2012-10-06T09:14:00" calcext:value-type="date">
            <text:p>06-Okt-12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10" table:formula="of:=[.C32]" office:value-type="float" office:value="87925.1" calcext:value-type="float">
            <text:p>87925,1</text:p>
          </table:table-cell>
          <table:table-cell table:style-name="ce10" table:formula="of:=[.C33]" office:value-type="float" office:value="88915.3" calcext:value-type="float">
            <text:p>88915,3</text:p>
          </table:table-cell>
          <table:table-cell table:style-name="ce4" table:formula="of:=EOMONTH([.A32];0)" office:value-type="date" office:date-value="2012-10-31" calcext:value-type="date">
            <text:p>31-Okt-12</text:p>
          </table:table-cell>
          <table:table-cell table:style-name="ce10" table:formula="of:=[.M32]*(([.L32]-[.K32])/([.J32]-[.I32]))+([.L32]-(([.L32]-[.K32])/([.J32]-[.I32]))*[.J32])" office:value-type="float" office:value="88713.0364507802" calcext:value-type="float">
            <text:p>88713,0</text:p>
          </table:table-cell>
          <table:table-cell table:style-name="ce10" table:formula="of:=[.N32]-[.N31]" office:value-type="float" office:value="1009.25726913917" calcext:value-type="float">
            <text:p>1009,3</text:p>
          </table:table-cell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,3</text:p>
          </table:table-cell>
          <table:table-cell table:number-columns-repeated="4"/>
          <table:table-cell table:formula="of:=[.H32]+1" office:value-type="float" office:value="9" calcext:value-type="float">
            <text:p>9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4" table:formula="of:=[.A34]+[.B34]" office:value-type="date" office:date-value="2012-12-06T08:14:00" calcext:value-type="date">
            <text:p>06-Des-12</text:p>
          </table:table-cell>
          <table:table-cell table:style-name="ce10" table:formula="of:=[.C33]" office:value-type="float" office:value="88915.3" calcext:value-type="float">
            <text:p>88915,3</text:p>
          </table:table-cell>
          <table:table-cell table:style-name="ce10" table:formula="of:=[.C34]" office:value-type="float" office:value="89753.5" calcext:value-type="float">
            <text:p>89753,5</text:p>
          </table:table-cell>
          <table:table-cell table:style-name="ce4" table:formula="of:=EOMONTH([.A33];0)" office:value-type="date" office:date-value="2012-11-30" calcext:value-type="date">
            <text:p>30-Nov-12</text:p>
          </table:table-cell>
          <table:table-cell table:style-name="ce10" table:formula="of:=[.M33]*(([.L33]-[.K33])/([.J33]-[.I33]))+([.L33]-(([.L33]-[.K33])/([.J33]-[.I33]))*[.J33])" office:value-type="float" office:value="89576.4184965883" calcext:value-type="float">
            <text:p>89576,4</text:p>
          </table:table-cell>
          <table:table-cell table:style-name="ce10" table:formula="of:=[.N33]-[.N32]" office:value-type="float" office:value="863.382045808015" calcext:value-type="float">
            <text:p>863,4</text:p>
          </table:table-cell>
        </table:table-row>
        <table:table-row table:style-name="ro2">
          <table:table-cell office:value-type="date" office:date-value="2012-12-06" calcext:value-type="date">
            <text:p>06-Des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,5</text:p>
          </table:table-cell>
          <table:table-cell table:number-columns-repeated="4"/>
          <table:table-cell table:formula="of:=[.H33]+1" office:value-type="float" office:value="10" calcext:value-type="float">
            <text:p>10</text:p>
          </table:table-cell>
          <table:table-cell table:style-name="ce4" table:formula="of:=[.A34]+[.B34]" office:value-type="date" office:date-value="2012-12-06T08:14:00" calcext:value-type="date">
            <text:p>06-Des-12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10" table:formula="of:=[.C34]" office:value-type="float" office:value="89753.5" calcext:value-type="float">
            <text:p>89753,5</text:p>
          </table:table-cell>
          <table:table-cell table:style-name="ce10" table:formula="of:=[.C35]" office:value-type="float" office:value="90344.7" calcext:value-type="float">
            <text:p>90344,7</text:p>
          </table:table-cell>
          <table:table-cell table:style-name="ce4" table:formula="of:=EOMONTH([.A34];0)" office:value-type="date" office:date-value="2012-12-31" calcext:value-type="date">
            <text:p>31-Des-12</text:p>
          </table:table-cell>
          <table:table-cell table:style-name="ce10" table:formula="of:=[.M34]*(([.L34]-[.K34])/([.J34]-[.I34]))+([.L34]-(([.L34]-[.K34])/([.J34]-[.I34]))*[.J34])" office:value-type="float" office:value="90266.6807940542" calcext:value-type="float">
            <text:p>90266,7</text:p>
          </table:table-cell>
          <table:table-cell table:style-name="ce10" table:formula="of:=[.N34]-[.N33]" office:value-type="float" office:value="690.262297465932" calcext:value-type="float">
            <text:p>690,3</text:p>
          </table:table-cell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,7</text:p>
          </table:table-cell>
          <table:table-cell table:number-columns-repeated="4"/>
          <table:table-cell table:formula="of:=[.H34]+1" office:value-type="float" office:value="11" calcext:value-type="float">
            <text:p>11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10" table:formula="of:=[.C35]" office:value-type="float" office:value="90344.7" calcext:value-type="float">
            <text:p>90344,7</text:p>
          </table:table-cell>
          <table:table-cell table:style-name="ce10" table:formula="of:=[.C36]" office:value-type="float" office:value="91231.8" calcext:value-type="float">
            <text:p>91231,8</text:p>
          </table:table-cell>
          <table:table-cell table:style-name="ce4" table:formula="of:=EOMONTH([.A35];0)" office:value-type="date" office:date-value="2013-01-31" calcext:value-type="date">
            <text:p>31-Jan-13</text:p>
          </table:table-cell>
          <table:table-cell table:style-name="ce10" table:formula="of:=[.M35]*(([.L35]-[.K35])/([.J35]-[.I35]))+([.L35]-(([.L35]-[.K35])/([.J35]-[.I35]))*[.J35])" office:value-type="float" office:value="91097.9691002728" calcext:value-type="float">
            <text:p>91098,0</text:p>
          </table:table-cell>
          <table:table-cell table:style-name="ce10" table:formula="of:=[.N35]-[.N34]" office:value-type="float" office:value="831.288306218572" calcext:value-type="float">
            <text:p>831,3</text:p>
          </table:table-cell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,8</text:p>
          </table:table-cell>
          <table:table-cell table:number-columns-repeated="4"/>
          <table:table-cell table:formula="of:=[.H35]+1" office:value-type="float" office:value="12" calcext:value-type="float">
            <text:p>12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4" table:formula="of:=[.A37]+[.B37]" office:value-type="date" office:date-value="2013-03-05T21:08:00" calcext:value-type="date">
            <text:p>05-Mrt-13</text:p>
          </table:table-cell>
          <table:table-cell table:style-name="ce10" table:formula="of:=[.C36]" office:value-type="float" office:value="91231.8" calcext:value-type="float">
            <text:p>91231,8</text:p>
          </table:table-cell>
          <table:table-cell table:style-name="ce10" table:formula="of:=[.C37]" office:value-type="float" office:value="92098.6" calcext:value-type="float">
            <text:p>92098,6</text:p>
          </table:table-cell>
          <table:table-cell table:style-name="ce4" table:formula="of:=EOMONTH([.A36];0)" office:value-type="date" office:date-value="2013-02-28" calcext:value-type="date">
            <text:p>28-Feb-13</text:p>
          </table:table-cell>
          <table:table-cell table:style-name="ce10" table:formula="of:=[.M36]*(([.L36]-[.K36])/([.J36]-[.I36]))+([.L36]-(([.L36]-[.K36])/([.J36]-[.I36]))*[.J36])" office:value-type="float" office:value="91923.0676104841" calcext:value-type="float">
            <text:p>91923,1</text:p>
          </table:table-cell>
          <table:table-cell table:style-name="ce10" table:formula="of:=[.N36]-[.N35]" office:value-type="float" office:value="825.098510211334" calcext:value-type="float">
            <text:p>825,1</text:p>
          </table:table-cell>
        </table:table-row>
        <table:table-row table:style-name="ro2">
          <table:table-cell office:value-type="date" office:date-value="2013-03-05" calcext:value-type="date">
            <text:p>05-Mrt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,6</text:p>
          </table:table-cell>
          <table:table-cell table:number-columns-repeated="2"/>
          <table:table-cell table:formula="of:=YEAR([.I37])" office:value-type="float" office:value="2013" calcext:value-type="float">
            <text:p>2013</text:p>
          </table:table-cell>
          <table:table-cell table:style-name="ce19" table:formula="of:=SUM([.O37:.O48])" office:value-type="float" office:value="14177.8129600717" calcext:value-type="float">
            <text:p>14178</text:p>
          </table:table-cell>
          <table:table-cell table:formula="of:=[.H25]" office:value-type="float" office:value="1" calcext:value-type="float">
            <text:p>1</text:p>
          </table:table-cell>
          <table:table-cell table:style-name="ce4" table:formula="of:=[.A37]+[.B37]" office:value-type="date" office:date-value="2013-03-05T21:08:00" calcext:value-type="date">
            <text:p>05-Mrt-13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10" table:formula="of:=[.C37]" office:value-type="float" office:value="92098.6" calcext:value-type="float">
            <text:p>92098,6</text:p>
          </table:table-cell>
          <table:table-cell table:style-name="ce10" table:formula="of:=[.C38]" office:value-type="float" office:value="93029.7" calcext:value-type="float">
            <text:p>93029,7</text:p>
          </table:table-cell>
          <table:table-cell table:style-name="ce4" table:formula="of:=EOMONTH([.A37];0)" office:value-type="date" office:date-value="2013-03-31" calcext:value-type="date">
            <text:p>31-Mrt-13</text:p>
          </table:table-cell>
          <table:table-cell table:style-name="ce10" table:formula="of:=[.M37]*(([.L37]-[.K37])/([.J37]-[.I37]))+([.L37]-(([.L37]-[.K37])/([.J37]-[.I37]))*[.J37])" office:value-type="float" office:value="92904.7792182302" calcext:value-type="float">
            <text:p>92904,8</text:p>
          </table:table-cell>
          <table:table-cell table:style-name="ce10" table:formula="of:=[.N37]-[.N36]" office:value-type="float" office:value="981.711607746081" calcext:value-type="float">
            <text:p>981,7</text:p>
          </table:table-cell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,7</text:p>
          </table:table-cell>
          <table:table-cell table:number-columns-repeated="4"/>
          <table:table-cell table:formula="of:=[.H26]" office:value-type="float" office:value="2" calcext:value-type="float">
            <text:p>2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4" table:formula="of:=[.A39]+[.B39]" office:value-type="date" office:date-value="2013-05-06T20:34:00" calcext:value-type="date">
            <text:p>06-Mei-13</text:p>
          </table:table-cell>
          <table:table-cell table:style-name="ce10" table:formula="of:=[.C38]" office:value-type="float" office:value="93029.7" calcext:value-type="float">
            <text:p>93029,7</text:p>
          </table:table-cell>
          <table:table-cell table:style-name="ce10" table:formula="of:=[.C39]" office:value-type="float" office:value="94216.8" calcext:value-type="float">
            <text:p>94216,8</text:p>
          </table:table-cell>
          <table:table-cell table:style-name="ce4" table:formula="of:=EOMONTH([.A38];0)" office:value-type="date" office:date-value="2013-04-30" calcext:value-type="date">
            <text:p>30-Apr-13</text:p>
          </table:table-cell>
          <table:table-cell table:style-name="ce10" table:formula="of:=[.M38]*(([.L38]-[.K38])/([.J38]-[.I38]))+([.L38]-(([.L38]-[.K38])/([.J38]-[.I38]))*[.J38])" office:value-type="float" office:value="93969.871996461" calcext:value-type="float">
            <text:p>93969,9</text:p>
          </table:table-cell>
          <table:table-cell table:style-name="ce10" table:formula="of:=[.N38]-[.N37]" office:value-type="float" office:value="1065.09277823078" calcext:value-type="float">
            <text:p>1065,1</text:p>
          </table:table-cell>
        </table:table-row>
        <table:table-row table:style-name="ro2">
          <table:table-cell office:value-type="date" office:date-value="2013-05-06" calcext:value-type="date">
            <text:p>06-Mei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,8</text:p>
          </table:table-cell>
          <table:table-cell table:number-columns-repeated="4"/>
          <table:table-cell table:formula="of:=[.H27]" office:value-type="float" office:value="3" calcext:value-type="float">
            <text:p>3</text:p>
          </table:table-cell>
          <table:table-cell table:style-name="ce4" table:formula="of:=[.A39]+[.B39]" office:value-type="date" office:date-value="2013-05-06T20:34:00" calcext:value-type="date">
            <text:p>06-Mei-13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10" table:formula="of:=[.C39]" office:value-type="float" office:value="94216.8" calcext:value-type="float">
            <text:p>94216,8</text:p>
          </table:table-cell>
          <table:table-cell table:style-name="ce10" table:formula="of:=[.C40]" office:value-type="float" office:value="95387.7" calcext:value-type="float">
            <text:p>95387,7</text:p>
          </table:table-cell>
          <table:table-cell table:style-name="ce4" table:formula="of:=EOMONTH([.A39];0)" office:value-type="date" office:date-value="2013-05-31" calcext:value-type="date">
            <text:p>31-Mei-13</text:p>
          </table:table-cell>
          <table:table-cell table:style-name="ce10" table:formula="of:=[.M39]*(([.L39]-[.K39])/([.J39]-[.I39]))+([.L39]-(([.L39]-[.K39])/([.J39]-[.I39]))*[.J39])" office:value-type="float" office:value="95228.2420801553" calcext:value-type="float">
            <text:p>95228,2</text:p>
          </table:table-cell>
          <table:table-cell table:style-name="ce10" table:formula="of:=[.N39]-[.N38]" office:value-type="float" office:value="1258.37008369435" calcext:value-type="float">
            <text:p>1258,4</text:p>
          </table:table-cell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,7</text:p>
          </table:table-cell>
          <table:table-cell table:number-columns-repeated="4"/>
          <table:table-cell table:formula="of:=[.H28]" office:value-type="float" office:value="4" calcext:value-type="float">
            <text:p>4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10" table:formula="of:=[.C40]" office:value-type="float" office:value="95387.7" calcext:value-type="float">
            <text:p>95387,7</text:p>
          </table:table-cell>
          <table:table-cell table:style-name="ce10" table:formula="of:=[.C41]" office:value-type="float" office:value="96770.8" calcext:value-type="float">
            <text:p>96770,8</text:p>
          </table:table-cell>
          <table:table-cell table:style-name="ce4" table:formula="of:=EOMONTH([.A40];0)" office:value-type="date" office:date-value="2013-06-30" calcext:value-type="date">
            <text:p>30-Jun-13</text:p>
          </table:table-cell>
          <table:table-cell table:style-name="ce10" table:formula="of:=[.M40]*(([.L40]-[.K40])/([.J40]-[.I40]))+([.L40]-(([.L40]-[.K40])/([.J40]-[.I40]))*[.J40])" office:value-type="float" office:value="96640.4410647394" calcext:value-type="float">
            <text:p>96640,4</text:p>
          </table:table-cell>
          <table:table-cell table:style-name="ce10" table:formula="of:=[.N40]-[.N39]" office:value-type="float" office:value="1412.19898458407" calcext:value-type="float">
            <text:p>1412,2</text:p>
          </table:table-cell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,8</text:p>
          </table:table-cell>
          <table:table-cell table:number-columns-repeated="4"/>
          <table:table-cell table:formula="of:=[.H29]" office:value-type="float" office:value="5" calcext:value-type="float">
            <text:p>5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10" table:formula="of:=[.C41]" office:value-type="float" office:value="96770.8" calcext:value-type="float">
            <text:p>96770,8</text:p>
          </table:table-cell>
          <table:table-cell table:style-name="ce10" table:formula="of:=[.C42]" office:value-type="float" office:value="98376.1" calcext:value-type="float">
            <text:p>98376,1</text:p>
          </table:table-cell>
          <table:table-cell table:style-name="ce4" table:formula="of:=EOMONTH([.A41];0)" office:value-type="date" office:date-value="2013-07-31" calcext:value-type="date">
            <text:p>31-Jul-13</text:p>
          </table:table-cell>
          <table:table-cell table:style-name="ce10" table:formula="of:=[.M41]*(([.L41]-[.K41])/([.J41]-[.I41]))+([.L41]-(([.L41]-[.K41])/([.J41]-[.I41]))*[.J41])" office:value-type="float" office:value="98280.5080243917" calcext:value-type="float">
            <text:p>98280,5</text:p>
          </table:table-cell>
          <table:table-cell table:style-name="ce10" table:formula="of:=[.N41]-[.N40]" office:value-type="float" office:value="1640.06695965235" calcext:value-type="float">
            <text:p>1640,1</text:p>
          </table:table-cell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,1</text:p>
          </table:table-cell>
          <table:table-cell table:number-columns-repeated="4"/>
          <table:table-cell table:formula="of:=[.H30]" office:value-type="float" office:value="6" calcext:value-type="float">
            <text:p>6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10" table:formula="of:=[.C42]" office:value-type="float" office:value="98376.1" calcext:value-type="float">
            <text:p>98376,1</text:p>
          </table:table-cell>
          <table:table-cell table:style-name="ce10" table:formula="of:=[.C43]" office:value-type="float" office:value="99944.2" calcext:value-type="float">
            <text:p>99944,2</text:p>
          </table:table-cell>
          <table:table-cell table:style-name="ce4" table:formula="of:=EOMONTH([.A42];0)" office:value-type="date" office:date-value="2013-08-31" calcext:value-type="date">
            <text:p>31-Aug-13</text:p>
          </table:table-cell>
          <table:table-cell table:style-name="ce10" table:formula="of:=[.M42]*(([.L42]-[.K42])/([.J42]-[.I42]))+([.L42]-(([.L42]-[.K42])/([.J42]-[.I42]))*[.J42])" office:value-type="float" office:value="99830.2519070504" calcext:value-type="float">
            <text:p>99830,3</text:p>
          </table:table-cell>
          <table:table-cell table:style-name="ce10" table:formula="of:=[.N42]-[.N41]" office:value-type="float" office:value="1549.74388265866" calcext:value-type="float">
            <text:p>1549,7</text:p>
          </table:table-cell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,2</text:p>
          </table:table-cell>
          <table:table-cell table:number-columns-repeated="4"/>
          <table:table-cell table:formula="of:=[.H31]" office:value-type="float" office:value="7" calcext:value-type="float">
            <text:p>7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4" table:formula="of:=[.A44]+[.B44]" office:value-type="date" office:date-value="2013-10-06T13:54:00" calcext:value-type="date">
            <text:p>06-Okt-13</text:p>
          </table:table-cell>
          <table:table-cell table:style-name="ce10" table:formula="of:=[.C43]" office:value-type="float" office:value="99944.2" calcext:value-type="float">
            <text:p>99944,2</text:p>
          </table:table-cell>
          <table:table-cell table:style-name="ce10" table:formula="of:=[.C44]" office:value-type="float" office:value="101157.7" calcext:value-type="float">
            <text:p>101157,7</text:p>
          </table:table-cell>
          <table:table-cell table:style-name="ce4" table:formula="of:=EOMONTH([.A43];0)" office:value-type="date" office:date-value="2013-09-30" calcext:value-type="date">
            <text:p>30-Sep-13</text:p>
          </table:table-cell>
          <table:table-cell table:style-name="ce10" table:formula="of:=[.M43]*(([.L43]-[.K43])/([.J43]-[.I43]))+([.L43]-(([.L43]-[.K43])/([.J43]-[.I43]))*[.J43])" office:value-type="float" office:value="100924.869609948" calcext:value-type="float">
            <text:p>100924,9</text:p>
          </table:table-cell>
          <table:table-cell table:style-name="ce10" table:formula="of:=[.N43]-[.N42]" office:value-type="float" office:value="1094.61770289764" calcext:value-type="float">
            <text:p>1094,6</text:p>
          </table:table-cell>
        </table:table-row>
        <table:table-row table:style-name="ro2">
          <table:table-cell office:value-type="date" office:date-value="2013-10-06" calcext:value-type="date">
            <text:p>06-Ok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,7</text:p>
          </table:table-cell>
          <table:table-cell table:number-columns-repeated="4"/>
          <table:table-cell table:formula="of:=[.H32]" office:value-type="float" office:value="8" calcext:value-type="float">
            <text:p>8</text:p>
          </table:table-cell>
          <table:table-cell table:style-name="ce4" table:formula="of:=[.A44]+[.B44]" office:value-type="date" office:date-value="2013-10-06T13:54:00" calcext:value-type="date">
            <text:p>06-Okt-13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10" table:formula="of:=[.C44]" office:value-type="float" office:value="101157.7" calcext:value-type="float">
            <text:p>101157,7</text:p>
          </table:table-cell>
          <table:table-cell table:style-name="ce10" table:formula="of:=[.C45]" office:value-type="float" office:value="102546.6" calcext:value-type="float">
            <text:p>102546,6</text:p>
          </table:table-cell>
          <table:table-cell table:style-name="ce4" table:formula="of:=EOMONTH([.A44];0)" office:value-type="date" office:date-value="2013-10-31" calcext:value-type="date">
            <text:p>31-Okt-13</text:p>
          </table:table-cell>
          <table:table-cell table:style-name="ce10" table:formula="of:=[.M44]*(([.L44]-[.K44])/([.J44]-[.I44]))+([.L44]-(([.L44]-[.K44])/([.J44]-[.I44]))*[.J44])" office:value-type="float" office:value="102001.462868396" calcext:value-type="float">
            <text:p>102001,5</text:p>
          </table:table-cell>
          <table:table-cell table:style-name="ce10" table:formula="of:=[.N44]-[.N43]" office:value-type="float" office:value="1076.59325844841" calcext:value-type="float">
            <text:p>1076,6</text:p>
          </table:table-cell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,6</text:p>
          </table:table-cell>
          <table:table-cell table:number-columns-repeated="4"/>
          <table:table-cell table:formula="of:=[.H33]" office:value-type="float" office:value="9" calcext:value-type="float">
            <text:p>9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4" table:formula="of:=[.A46]+[.B46]" office:value-type="date" office:date-value="2013-12-02T19:24:00" calcext:value-type="date">
            <text:p>02-Des-13</text:p>
          </table:table-cell>
          <table:table-cell table:style-name="ce10" table:formula="of:=[.C45]" office:value-type="float" office:value="102546.6" calcext:value-type="float">
            <text:p>102546,6</text:p>
          </table:table-cell>
          <table:table-cell table:style-name="ce10" table:formula="of:=[.C46]" office:value-type="float" office:value="103163.3" calcext:value-type="float">
            <text:p>103163,3</text:p>
          </table:table-cell>
          <table:table-cell table:style-name="ce4" table:formula="of:=EOMONTH([.A45];0)" office:value-type="date" office:date-value="2013-11-30" calcext:value-type="date">
            <text:p>30-Nov-13</text:p>
          </table:table-cell>
          <table:table-cell table:style-name="ce10" table:formula="of:=[.M45]*(([.L45]-[.K45])/([.J45]-[.I45]))+([.L45]-(([.L45]-[.K45])/([.J45]-[.I45]))*[.J45])" office:value-type="float" office:value="103061.606361116" calcext:value-type="float">
            <text:p>103061,6</text:p>
          </table:table-cell>
          <table:table-cell table:style-name="ce10" table:formula="of:=[.N45]-[.N44]" office:value-type="float" office:value="1060.14349271916" calcext:value-type="float">
            <text:p>1060,1</text:p>
          </table:table-cell>
        </table:table-row>
        <table:table-row table:style-name="ro2">
          <table:table-cell office:value-type="date" office:date-value="2013-12-02" calcext:value-type="date">
            <text:p>02-Des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,3</text:p>
          </table:table-cell>
          <table:table-cell table:number-columns-repeated="4"/>
          <table:table-cell table:formula="of:=[.H34]" office:value-type="float" office:value="10" calcext:value-type="float">
            <text:p>10</text:p>
          </table:table-cell>
          <table:table-cell table:style-name="ce4" table:formula="of:=[.A46]+[.B46]" office:value-type="date" office:date-value="2013-12-02T19:24:00" calcext:value-type="date">
            <text:p>02-Des-13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10" table:formula="of:=[.C46]" office:value-type="float" office:value="103163.3" calcext:value-type="float">
            <text:p>103163,3</text:p>
          </table:table-cell>
          <table:table-cell table:style-name="ce10" table:formula="of:=[.C47]" office:value-type="float" office:value="104457.1" calcext:value-type="float">
            <text:p>104457,1</text:p>
          </table:table-cell>
          <table:table-cell table:style-name="ce4" table:formula="of:=EOMONTH([.A46];0)" office:value-type="date" office:date-value="2013-12-31" calcext:value-type="date">
            <text:p>31-Des-13</text:p>
          </table:table-cell>
          <table:table-cell table:style-name="ce10" table:formula="of:=[.M46]*(([.L46]-[.K46])/([.J46]-[.I46]))+([.L46]-(([.L46]-[.K46])/([.J46]-[.I46]))*[.J46])" office:value-type="float" office:value="104058.331010685" calcext:value-type="float">
            <text:p>104058,3</text:p>
          </table:table-cell>
          <table:table-cell table:style-name="ce10" table:formula="of:=[.N46]-[.N45]" office:value-type="float" office:value="996.72464956902" calcext:value-type="float">
            <text:p>996,7</text:p>
          </table:table-cell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,1</text:p>
          </table:table-cell>
          <table:table-cell table:number-columns-repeated="4"/>
          <table:table-cell table:formula="of:=[.H35]" office:value-type="float" office:value="11" calcext:value-type="float">
            <text:p>11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10" table:formula="of:=[.C47]" office:value-type="float" office:value="104457.1" calcext:value-type="float">
            <text:p>104457,1</text:p>
          </table:table-cell>
          <table:table-cell table:style-name="ce10" table:formula="of:=[.C48]" office:value-type="float" office:value="105231" calcext:value-type="float">
            <text:p>105231,0</text:p>
          </table:table-cell>
          <table:table-cell table:style-name="ce4" table:formula="of:=EOMONTH([.A47];0)" office:value-type="date" office:date-value="2014-01-31" calcext:value-type="date">
            <text:p>31-Jan-14</text:p>
          </table:table-cell>
          <table:table-cell table:style-name="ce10" table:formula="of:=[.M47]*(([.L47]-[.K47])/([.J47]-[.I47]))+([.L47]-(([.L47]-[.K47])/([.J47]-[.I47]))*[.J47])" office:value-type="float" office:value="105100.514324629" calcext:value-type="float">
            <text:p>105100,5</text:p>
          </table:table-cell>
          <table:table-cell table:style-name="ce10" table:formula="of:=[.N47]-[.N46]" office:value-type="float" office:value="1042.18331394438" calcext:value-type="float">
            <text:p>1042,2</text:p>
          </table:table-cell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,0</text:p>
          </table:table-cell>
          <table:table-cell table:number-columns-repeated="4"/>
          <table:table-cell table:formula="of:=[.H36]" office:value-type="float" office:value="12" calcext:value-type="float">
            <text:p>12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4" table:formula="of:=[.A49]+[.B49]" office:value-type="date" office:date-value="2014-03-31" calcext:value-type="date">
            <text:p>31-Mrt-14</text:p>
          </table:table-cell>
          <table:table-cell table:style-name="ce10" table:formula="of:=[.C48]" office:value-type="float" office:value="105231" calcext:value-type="float">
            <text:p>105231,0</text:p>
          </table:table-cell>
          <table:table-cell table:style-name="ce10" table:formula="of:=[.C49]" office:value-type="float" office:value="107212.415382911" calcext:value-type="float">
            <text:p>107212,4</text:p>
          </table:table-cell>
          <table:table-cell table:style-name="ce4" table:formula="of:=EOMONTH([.A48];0)" office:value-type="date" office:date-value="2014-02-28" calcext:value-type="date">
            <text:p>28-Feb-14</text:p>
          </table:table-cell>
          <table:table-cell table:style-name="ce10" table:formula="of:=[.M48]*(([.L48]-[.K48])/([.J48]-[.I48]))+([.L48]-(([.L48]-[.K48])/([.J48]-[.I48]))*[.J48])" office:value-type="float" office:value="106100.880570556" calcext:value-type="float">
            <text:p>106100,9</text:p>
          </table:table-cell>
          <table:table-cell table:style-name="ce10" table:formula="of:=[.N48]-[.N47]" office:value-type="float" office:value="1000.36624592682" calcext:value-type="float">
            <text:p>1000,4</text:p>
          </table:table-cell>
        </table:table-row>
        <table:table-row table:style-name="ro2">
          <table:table-cell table:formula="of:=EOMONTH([.A48];1)" office:value-type="date" office:date-value="2014-03-31" calcext:value-type="date">
            <text:p>31-Mrt-14</text:p>
          </table:table-cell>
          <table:table-cell office:value-type="time" office:time-value="PT00H00M00S" calcext:value-type="time">
            <text:p>00:00</text:p>
          </table:table-cell>
          <table:table-cell table:formula="of:=([.A49]+[.B49])*(([.C50]-[.C48])/(([.A50]+[.B50])-([.A48]-[.B48])))+([.C50]-(([.C50]-[.C48])/(([.A50]+[.B50])-([.A48]-[.B48])))*([.A50]+[.B50]))" office:value-type="float" office:value="107212.415382911" calcext:value-type="float">
            <text:p>107212,4</text:p>
          </table:table-cell>
          <table:table-cell table:number-columns-repeated="2"/>
          <table:table-cell table:formula="of:=YEAR([.I49])" office:value-type="float" office:value="2014" calcext:value-type="float">
            <text:p>2014</text:p>
          </table:table-cell>
          <table:table-cell table:style-name="ce19" table:formula="of:=SUM([.O49:.O60])" office:value-type="float" office:value="10710.015159406" calcext:value-type="float">
            <text:p>10710</text:p>
          </table:table-cell>
          <table:table-cell table:formula="of:=[.H37]" office:value-type="float" office:value="1" calcext:value-type="float">
            <text:p>1</text:p>
          </table:table-cell>
          <table:table-cell table:style-name="ce4" table:formula="of:=[.A49]+[.B49]" office:value-type="date" office:date-value="2014-03-31" calcext:value-type="date">
            <text:p>31-Mrt-14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10" table:formula="of:=[.C49]" office:value-type="float" office:value="107212.415382911" calcext:value-type="float">
            <text:p>107212,4</text:p>
          </table:table-cell>
          <table:table-cell table:style-name="ce10" table:formula="of:=[.C50]" office:value-type="float" office:value="108075.6" calcext:value-type="float">
            <text:p>108075,6</text:p>
          </table:table-cell>
          <table:table-cell table:style-name="ce4" table:formula="of:=EOMONTH([.A49];0)" office:value-type="date" office:date-value="2014-03-31" calcext:value-type="date">
            <text:p>31-Mrt-14</text:p>
          </table:table-cell>
          <table:table-cell table:style-name="ce10" table:formula="of:=[.M49]*(([.L49]-[.K49])/([.J49]-[.I49]))+([.L49]-(([.L49]-[.K49])/([.J49]-[.I49]))*[.J49])" office:value-type="float" office:value="107212.415382911" calcext:value-type="float">
            <text:p>107212,4</text:p>
          </table:table-cell>
          <table:table-cell table:style-name="ce10" table:formula="of:=[.N49]-[.N48]" office:value-type="float" office:value="1111.53481235472" calcext:value-type="float">
            <text:p>1111,5</text:p>
          </table:table-cell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,6</text:p>
          </table:table-cell>
          <table:table-cell table:number-columns-repeated="4"/>
          <table:table-cell table:formula="of:=[.H38]" office:value-type="float" office:value="2" calcext:value-type="float">
            <text:p>2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4" table:formula="of:=[.A51]+[.B51]" office:value-type="date" office:date-value="2014-05-08T22:02:00" calcext:value-type="date">
            <text:p>08-Mei-14</text:p>
          </table:table-cell>
          <table:table-cell table:style-name="ce10" table:formula="of:=[.C50]" office:value-type="float" office:value="108075.6" calcext:value-type="float">
            <text:p>108075,6</text:p>
          </table:table-cell>
          <table:table-cell table:style-name="ce10" table:formula="of:=[.C51]" office:value-type="float" office:value="108444" calcext:value-type="float">
            <text:p>108444,0</text:p>
          </table:table-cell>
          <table:table-cell table:style-name="ce4" table:formula="of:=EOMONTH([.A50];0)" office:value-type="date" office:date-value="2014-04-30" calcext:value-type="date">
            <text:p>30-Apr-14</text:p>
          </table:table-cell>
          <table:table-cell table:style-name="ce10" table:formula="of:=[.M50]*(([.L50]-[.K50])/([.J50]-[.I50]))+([.L50]-(([.L50]-[.K50])/([.J50]-[.I50]))*[.J50])" office:value-type="float" office:value="108212.632981221" calcext:value-type="float">
            <text:p>108212,6</text:p>
          </table:table-cell>
          <table:table-cell table:style-name="ce10" table:formula="of:=[.N50]-[.N49]" office:value-type="float" office:value="1000.21759831021" calcext:value-type="float">
            <text:p>1000,2</text:p>
          </table:table-cell>
        </table:table-row>
        <table:table-row table:style-name="ro2">
          <table:table-cell office:value-type="date" office:date-value="2014-05-08" calcext:value-type="date">
            <text:p>08-Mei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,0</text:p>
          </table:table-cell>
          <table:table-cell table:number-columns-repeated="4"/>
          <table:table-cell table:formula="of:=[.H39]" office:value-type="float" office:value="3" calcext:value-type="float">
            <text:p>3</text:p>
          </table:table-cell>
          <table:table-cell table:style-name="ce4" table:formula="of:=[.A51]+[.B51]" office:value-type="date" office:date-value="2014-05-08T22:02:00" calcext:value-type="date">
            <text:p>08-Mei-1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10" table:formula="of:=[.C51]" office:value-type="float" office:value="108444" calcext:value-type="float">
            <text:p>108444,0</text:p>
          </table:table-cell>
          <table:table-cell table:style-name="ce10" table:formula="of:=[.C52]" office:value-type="float" office:value="109266.9" calcext:value-type="float">
            <text:p>109266,9</text:p>
          </table:table-cell>
          <table:table-cell table:style-name="ce4" table:formula="of:=EOMONTH([.A51];0)" office:value-type="date" office:date-value="2014-05-31" calcext:value-type="date">
            <text:p>31-Mei-14</text:p>
          </table:table-cell>
          <table:table-cell table:style-name="ce10" table:formula="of:=[.M51]*(([.L51]-[.K51])/([.J51]-[.I51]))+([.L51]-(([.L51]-[.K51])/([.J51]-[.I51]))*[.J51])" office:value-type="float" office:value="109117.996708137" calcext:value-type="float">
            <text:p>109118,0</text:p>
          </table:table-cell>
          <table:table-cell table:style-name="ce10" table:formula="of:=[.N51]-[.N50]" office:value-type="float" office:value="905.363726916257" calcext:value-type="float">
            <text:p>905,4</text:p>
          </table:table-cell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,9</text:p>
          </table:table-cell>
          <table:table-cell table:number-columns-repeated="4"/>
          <table:table-cell table:formula="of:=[.H40]" office:value-type="float" office:value="4" calcext:value-type="float">
            <text:p>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10" table:formula="of:=[.C52]" office:value-type="float" office:value="109266.9" calcext:value-type="float">
            <text:p>109266,9</text:p>
          </table:table-cell>
          <table:table-cell table:style-name="ce10" table:formula="of:=[.C53]" office:value-type="float" office:value="110490.3" calcext:value-type="float">
            <text:p>110490,3</text:p>
          </table:table-cell>
          <table:table-cell table:style-name="ce4" table:formula="of:=EOMONTH([.A52];0)" office:value-type="date" office:date-value="2014-06-30" calcext:value-type="date">
            <text:p>30-Jun-14</text:p>
          </table:table-cell>
          <table:table-cell table:style-name="ce10" table:formula="of:=[.M52]*(([.L52]-[.K52])/([.J52]-[.I52]))+([.L52]-(([.L52]-[.K52])/([.J52]-[.I52]))*[.J52])" office:value-type="float" office:value="110146.24381768" calcext:value-type="float">
            <text:p>110146,2</text:p>
          </table:table-cell>
          <table:table-cell table:style-name="ce10" table:formula="of:=[.N52]-[.N51]" office:value-type="float" office:value="1028.24710954307" calcext:value-type="float">
            <text:p>1028,2</text:p>
          </table:table-cell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,3</text:p>
          </table:table-cell>
          <table:table-cell table:number-columns-repeated="4"/>
          <table:table-cell table:formula="of:=[.H41]" office:value-type="float" office:value="5" calcext:value-type="float">
            <text:p>5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10" table:formula="of:=[.C53]" office:value-type="float" office:value="110490.3" calcext:value-type="float">
            <text:p>110490,3</text:p>
          </table:table-cell>
          <table:table-cell table:style-name="ce10" table:formula="of:=[.C54]" office:value-type="float" office:value="111830.3" calcext:value-type="float">
            <text:p>111830,3</text:p>
          </table:table-cell>
          <table:table-cell table:style-name="ce4" table:formula="of:=EOMONTH([.A53];0)" office:value-type="date" office:date-value="2014-07-31" calcext:value-type="date">
            <text:p>31-Jul-14</text:p>
          </table:table-cell>
          <table:table-cell table:style-name="ce10" table:formula="of:=[.M53]*(([.L53]-[.K53])/([.J53]-[.I53]))+([.L53]-(([.L53]-[.K53])/([.J53]-[.I53]))*[.J53])" office:value-type="float" office:value="111165.929134692" calcext:value-type="float">
            <text:p>111165,9</text:p>
          </table:table-cell>
          <table:table-cell table:style-name="ce10" table:formula="of:=[.N53]-[.N52]" office:value-type="float" office:value="1019.68531701178" calcext:value-type="float">
            <text:p>1019,7</text:p>
          </table:table-cell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,3</text:p>
          </table:table-cell>
          <table:table-cell table:number-columns-repeated="4"/>
          <table:table-cell table:formula="of:=[.H42]" office:value-type="float" office:value="6" calcext:value-type="float">
            <text:p>6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10" table:formula="of:=[.C54]" office:value-type="float" office:value="111830.3" calcext:value-type="float">
            <text:p>111830,3</text:p>
          </table:table-cell>
          <table:table-cell table:style-name="ce10" table:formula="of:=[.C55]" office:value-type="float" office:value="112249.7" calcext:value-type="float">
            <text:p>112249,7</text:p>
          </table:table-cell>
          <table:table-cell table:style-name="ce4" table:formula="of:=EOMONTH([.A54];0)" office:value-type="date" office:date-value="2014-08-31" calcext:value-type="date">
            <text:p>31-Aug-14</text:p>
          </table:table-cell>
          <table:table-cell table:style-name="ce10" table:formula="of:=[.M54]*(([.L54]-[.K54])/([.J54]-[.I54]))+([.L54]-(([.L54]-[.K54])/([.J54]-[.I54]))*[.J54])" office:value-type="float" office:value="112135.700685374" calcext:value-type="float">
            <text:p>112135,7</text:p>
          </table:table-cell>
          <table:table-cell table:style-name="ce10" table:formula="of:=[.N54]-[.N53]" office:value-type="float" office:value="969.771550681908" calcext:value-type="float">
            <text:p>969,8</text:p>
          </table:table-cell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,7</text:p>
          </table:table-cell>
          <table:table-cell table:number-columns-repeated="4"/>
          <table:table-cell table:formula="of:=[.H43]" office:value-type="float" office:value="7" calcext:value-type="float">
            <text:p>7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4" table:formula="of:=[.A56]+[.B56]" office:value-type="date" office:date-value="2014-10-02T21:51:00" calcext:value-type="date">
            <text:p>02-Okt-14</text:p>
          </table:table-cell>
          <table:table-cell table:style-name="ce10" table:formula="of:=[.C55]" office:value-type="float" office:value="112249.7" calcext:value-type="float">
            <text:p>112249,7</text:p>
          </table:table-cell>
          <table:table-cell table:style-name="ce10" table:formula="of:=[.C56]" office:value-type="float" office:value="113032.7" calcext:value-type="float">
            <text:p>113032,7</text:p>
          </table:table-cell>
          <table:table-cell table:style-name="ce4" table:formula="of:=EOMONTH([.A55];0)" office:value-type="date" office:date-value="2014-09-30" calcext:value-type="date">
            <text:p>30-Sep-14</text:p>
          </table:table-cell>
          <table:table-cell table:style-name="ce10" table:formula="of:=[.M55]*(([.L55]-[.K55])/([.J55]-[.I55]))+([.L55]-(([.L55]-[.K55])/([.J55]-[.I55]))*[.J55])" office:value-type="float" office:value="112954.414943461" calcext:value-type="float">
            <text:p>112954,4</text:p>
          </table:table-cell>
          <table:table-cell table:style-name="ce10" table:formula="of:=[.N55]-[.N54]" office:value-type="float" office:value="818.714258087333" calcext:value-type="float">
            <text:p>818,7</text:p>
          </table:table-cell>
        </table:table-row>
        <table:table-row table:style-name="ro2">
          <table:table-cell office:value-type="date" office:date-value="2014-10-02" calcext:value-type="date">
            <text:p>02-Ok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,7</text:p>
          </table:table-cell>
          <table:table-cell table:number-columns-repeated="4"/>
          <table:table-cell table:formula="of:=[.H44]" office:value-type="float" office:value="8" calcext:value-type="float">
            <text:p>8</text:p>
          </table:table-cell>
          <table:table-cell table:style-name="ce4" table:formula="of:=[.A56]+[.B56]" office:value-type="date" office:date-value="2014-10-02T21:51:00" calcext:value-type="date">
            <text:p>02-Okt-14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10" table:formula="of:=[.C56]" office:value-type="float" office:value="113032.7" calcext:value-type="float">
            <text:p>113032,7</text:p>
          </table:table-cell>
          <table:table-cell table:style-name="ce10" table:formula="of:=[.C57]" office:value-type="float" office:value="114147.6" calcext:value-type="float">
            <text:p>114147,6</text:p>
          </table:table-cell>
          <table:table-cell table:style-name="ce4" table:formula="of:=EOMONTH([.A56];0)" office:value-type="date" office:date-value="2014-10-31" calcext:value-type="date">
            <text:p>31-Okt-14</text:p>
          </table:table-cell>
          <table:table-cell table:style-name="ce10" table:formula="of:=[.M56]*(([.L56]-[.K56])/([.J56]-[.I56]))+([.L56]-(([.L56]-[.K56])/([.J56]-[.I56]))*[.J56])" office:value-type="float" office:value="113762.938197098" calcext:value-type="float">
            <text:p>113762,9</text:p>
          </table:table-cell>
          <table:table-cell table:style-name="ce10" table:formula="of:=[.N56]-[.N55]" office:value-type="float" office:value="808.52325363725" calcext:value-type="float">
            <text:p>808,5</text:p>
          </table:table-cell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,6</text:p>
          </table:table-cell>
          <table:table-cell table:number-columns-repeated="4"/>
          <table:table-cell table:formula="of:=[.H45]" office:value-type="float" office:value="9" calcext:value-type="float">
            <text:p>9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4" table:formula="of:=[.A58]+[.B58]" office:value-type="date" office:date-value="2014-12-11T00:02:00" calcext:value-type="date">
            <text:p>11-Des-14</text:p>
          </table:table-cell>
          <table:table-cell table:style-name="ce10" table:formula="of:=[.C57]" office:value-type="float" office:value="114147.6" calcext:value-type="float">
            <text:p>114147,6</text:p>
          </table:table-cell>
          <table:table-cell table:style-name="ce10" table:formula="of:=[.C58]" office:value-type="float" office:value="114881.9" calcext:value-type="float">
            <text:p>114881,9</text:p>
          </table:table-cell>
          <table:table-cell table:style-name="ce4" table:formula="of:=EOMONTH([.A57];0)" office:value-type="date" office:date-value="2014-11-30" calcext:value-type="date">
            <text:p>30-Nov-14</text:p>
          </table:table-cell>
          <table:table-cell table:style-name="ce10" table:formula="of:=[.M57]*(([.L57]-[.K57])/([.J57]-[.I57]))+([.L57]-(([.L57]-[.K57])/([.J57]-[.I57]))*[.J57])" office:value-type="float" office:value="114573.624377898" calcext:value-type="float">
            <text:p>114573,6</text:p>
          </table:table-cell>
          <table:table-cell table:style-name="ce10" table:formula="of:=[.N57]-[.N56]" office:value-type="float" office:value="810.686180800083" calcext:value-type="float">
            <text:p>810,7</text:p>
          </table:table-cell>
        </table:table-row>
        <table:table-row table:style-name="ro2">
          <table:table-cell office:value-type="date" office:date-value="2014-12-11" calcext:value-type="date">
            <text:p>11-Des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,9</text:p>
          </table:table-cell>
          <table:table-cell table:number-columns-repeated="4"/>
          <table:table-cell table:formula="of:=[.H46]" office:value-type="float" office:value="10" calcext:value-type="float">
            <text:p>10</text:p>
          </table:table-cell>
          <table:table-cell table:style-name="ce4" table:formula="of:=[.A58]+[.B58]" office:value-type="date" office:date-value="2014-12-11T00:02:00" calcext:value-type="date">
            <text:p>11-Des-14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10" table:formula="of:=[.C58]" office:value-type="float" office:value="114881.9" calcext:value-type="float">
            <text:p>114881,9</text:p>
          </table:table-cell>
          <table:table-cell table:style-name="ce10" table:formula="of:=[.C59]" office:value-type="float" office:value="115281.4" calcext:value-type="float">
            <text:p>115281,4</text:p>
          </table:table-cell>
          <table:table-cell table:style-name="ce4" table:formula="of:=EOMONTH([.A58];0)" office:value-type="date" office:date-value="2014-12-31" calcext:value-type="date">
            <text:p>31-Des-14</text:p>
          </table:table-cell>
          <table:table-cell table:style-name="ce10" table:formula="of:=[.M58]*(([.L58]-[.K58])/([.J58]-[.I58]))+([.L58]-(([.L58]-[.K58])/([.J58]-[.I58]))*[.J58])" office:value-type="float" office:value="115256.039869919" calcext:value-type="float">
            <text:p>115256,0</text:p>
          </table:table-cell>
          <table:table-cell table:style-name="ce10" table:formula="of:=[.N58]-[.N57]" office:value-type="float" office:value="682.415492020315" calcext:value-type="float">
            <text:p>682,4</text:p>
          </table:table-cell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,4</text:p>
          </table:table-cell>
          <table:table-cell table:number-columns-repeated="4"/>
          <table:table-cell table:formula="of:=[.H47]" office:value-type="float" office:value="11" calcext:value-type="float">
            <text:p>11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10" table:formula="of:=[.C59]" office:value-type="float" office:value="115281.4" calcext:value-type="float">
            <text:p>115281,4</text:p>
          </table:table-cell>
          <table:table-cell table:style-name="ce10" table:formula="of:=[.C60]" office:value-type="float" office:value="116549.8" calcext:value-type="float">
            <text:p>116549,8</text:p>
          </table:table-cell>
          <table:table-cell table:style-name="ce4" table:formula="of:=EOMONTH([.A59];0)" office:value-type="date" office:date-value="2015-01-31" calcext:value-type="date">
            <text:p>31-Jan-15</text:p>
          </table:table-cell>
          <table:table-cell table:style-name="ce10" table:formula="of:=[.M59]*(([.L59]-[.K59])/([.J59]-[.I59]))+([.L59]-(([.L59]-[.K59])/([.J59]-[.I59]))*[.J59])" office:value-type="float" office:value="116074.426336834" calcext:value-type="float">
            <text:p>116074,4</text:p>
          </table:table-cell>
          <table:table-cell table:style-name="ce10" table:formula="of:=[.N59]-[.N58]" office:value-type="float" office:value="818.386466915254" calcext:value-type="float">
            <text:p>818,4</text:p>
          </table:table-cell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,8</text:p>
          </table:table-cell>
          <table:table-cell table:number-columns-repeated="4"/>
          <table:table-cell table:formula="of:=[.H48]" office:value-type="float" office:value="12" calcext:value-type="float">
            <text:p>12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4" table:formula="of:=[.A61]+[.B61]" office:value-type="date" office:date-value="2015-03-27T14:45:00" calcext:value-type="date">
            <text:p>27-Mrt-15</text:p>
          </table:table-cell>
          <table:table-cell table:style-name="ce10" table:formula="of:=[.C60]" office:value-type="float" office:value="116549.8" calcext:value-type="float">
            <text:p>116549,8</text:p>
          </table:table-cell>
          <table:table-cell table:style-name="ce10" table:formula="of:=[.C61]" office:value-type="float" office:value="117515.7" calcext:value-type="float">
            <text:p>117515,7</text:p>
          </table:table-cell>
          <table:table-cell table:style-name="ce4" table:formula="of:=EOMONTH([.A60];0)" office:value-type="date" office:date-value="2015-02-28" calcext:value-type="date">
            <text:p>28-Feb-15</text:p>
          </table:table-cell>
          <table:table-cell table:style-name="ce10" table:formula="of:=[.M60]*(([.L60]-[.K60])/([.J60]-[.I60]))+([.L60]-(([.L60]-[.K60])/([.J60]-[.I60]))*[.J60])" office:value-type="float" office:value="116810.895729962" calcext:value-type="float">
            <text:p>116810,9</text:p>
          </table:table-cell>
          <table:table-cell table:style-name="ce10" table:formula="of:=[.N60]-[.N59]" office:value-type="float" office:value="736.469393127831" calcext:value-type="float">
            <text:p>736,5</text:p>
          </table:table-cell>
        </table:table-row>
        <table:table-row table:style-name="ro2">
          <table:table-cell office:value-type="date" office:date-value="2015-03-27" calcext:value-type="date">
            <text:p>27-Mrt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,7</text:p>
          </table:table-cell>
          <table:table-cell table:number-columns-repeated="2"/>
          <table:table-cell table:formula="of:=YEAR([.I61])" office:value-type="float" office:value="2015" calcext:value-type="float">
            <text:p>2015</text:p>
          </table:table-cell>
          <table:table-cell table:style-name="ce19" table:formula="of:=SUM([.O61:.O72])" office:value-type="float" office:value="9883.89581886632" calcext:value-type="float">
            <text:p>9884</text:p>
          </table:table-cell>
          <table:table-cell table:formula="of:=[.H49]" office:value-type="float" office:value="1" calcext:value-type="float">
            <text:p>1</text:p>
          </table:table-cell>
          <table:table-cell table:style-name="ce4" table:formula="of:=[.A61]+[.B61]" office:value-type="date" office:date-value="2015-03-27T14:45:00" calcext:value-type="date">
            <text:p>27-Mrt-15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10" table:formula="of:=[.C61]" office:value-type="float" office:value="117515.7" calcext:value-type="float">
            <text:p>117515,7</text:p>
          </table:table-cell>
          <table:table-cell table:style-name="ce10" table:formula="of:=[.C62]" office:value-type="float" office:value="118421.699655643" calcext:value-type="float">
            <text:p>118421,7</text:p>
          </table:table-cell>
          <table:table-cell table:style-name="ce4" table:formula="of:=EOMONTH([.A61];0)" office:value-type="date" office:date-value="2015-03-31" calcext:value-type="date">
            <text:p>31-Mrt-15</text:p>
          </table:table-cell>
          <table:table-cell table:style-name="ce10" table:formula="of:=[.M61]*(([.L61]-[.K61])/([.J61]-[.I61]))+([.L61]-(([.L61]-[.K61])/([.J61]-[.I61]))*[.J61])" office:value-type="float" office:value="117607.572039964" calcext:value-type="float">
            <text:p>117607,6</text:p>
          </table:table-cell>
          <table:table-cell table:style-name="ce10" table:formula="of:=[.N61]-[.N60]" office:value-type="float" office:value="796.676310001873" calcext:value-type="float">
            <text:p>796,7</text:p>
          </table:table-cell>
        </table:table-row>
        <table:table-row table:style-name="ro2">
          <table:table-cell table:formula="of:=EOMONTH([.A61];1)" office:value-type="date" office:date-value="2015-04-30" calcext:value-type="date">
            <text:p>30-Apr-15</text:p>
          </table:table-cell>
          <table:table-cell office:value-type="time" office:time-value="PT00H00M00S" calcext:value-type="time">
            <text:p>00:00</text:p>
          </table:table-cell>
          <table:table-cell table:formula="of:=([.A62]+[.B62])*(([.C63]-[.C61])/(([.A63]+[.B63])-([.A61]-[.B61])))+([.C63]-(([.C63]-[.C61])/(([.A63]+[.B63])-([.A61]-[.B61])))*([.A63]+[.B63]))" office:value-type="float" office:value="118421.699655643" calcext:value-type="float">
            <text:p>118421,7</text:p>
          </table:table-cell>
          <table:table-cell table:number-columns-repeated="4"/>
          <table:table-cell table:formula="of:=[.H50]" office:value-type="float" office:value="2" calcext:value-type="float">
            <text:p>2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4" table:formula="of:=[.A63]+[.B63]" office:value-type="date" office:date-value="2015-05-13T18:50:00" calcext:value-type="date">
            <text:p>13-Mei-15</text:p>
          </table:table-cell>
          <table:table-cell table:style-name="ce10" table:formula="of:=[.C62]" office:value-type="float" office:value="118421.699655643" calcext:value-type="float">
            <text:p>118421,7</text:p>
          </table:table-cell>
          <table:table-cell table:style-name="ce10" table:formula="of:=[.C63]" office:value-type="float" office:value="118782.5" calcext:value-type="float">
            <text:p>118782,5</text:p>
          </table:table-cell>
          <table:table-cell table:style-name="ce4" table:formula="of:=EOMONTH([.A62];0)" office:value-type="date" office:date-value="2015-04-30" calcext:value-type="date">
            <text:p>30-Apr-15</text:p>
          </table:table-cell>
          <table:table-cell table:style-name="ce10" table:formula="of:=[.M62]*(([.L62]-[.K62])/([.J62]-[.I62]))+([.L62]-(([.L62]-[.K62])/([.J62]-[.I62]))*[.J62])" office:value-type="float" office:value="118421.699655643" calcext:value-type="float">
            <text:p>118421,7</text:p>
          </table:table-cell>
          <table:table-cell table:style-name="ce10" table:formula="of:=[.N62]-[.N61]" office:value-type="float" office:value="814.127615679288" calcext:value-type="float">
            <text:p>814,1</text:p>
          </table:table-cell>
        </table:table-row>
        <table:table-row table:style-name="ro2">
          <table:table-cell office:value-type="date" office:date-value="2015-05-13" calcext:value-type="date">
            <text:p>13-Mei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,5</text:p>
          </table:table-cell>
          <table:table-cell table:number-columns-repeated="4"/>
          <table:table-cell table:formula="of:=[.H51]" office:value-type="float" office:value="3" calcext:value-type="float">
            <text:p>3</text:p>
          </table:table-cell>
          <table:table-cell table:style-name="ce4" table:formula="of:=[.A63]+[.B63]" office:value-type="date" office:date-value="2015-05-13T18:50:00" calcext:value-type="date">
            <text:p>13-Mei-15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10" table:formula="of:=[.C63]" office:value-type="float" office:value="118782.5" calcext:value-type="float">
            <text:p>118782,5</text:p>
          </table:table-cell>
          <table:table-cell table:style-name="ce10" table:formula="of:=[.C64]" office:value-type="float" office:value="119364.3" calcext:value-type="float">
            <text:p>119364,3</text:p>
          </table:table-cell>
          <table:table-cell table:style-name="ce4" table:formula="of:=EOMONTH([.A63];0)" office:value-type="date" office:date-value="2015-05-31" calcext:value-type="date">
            <text:p>31-Mei-15</text:p>
          </table:table-cell>
          <table:table-cell table:style-name="ce10" table:formula="of:=[.M63]*(([.L63]-[.K63])/([.J63]-[.I63]))+([.L63]-(([.L63]-[.K63])/([.J63]-[.I63]))*[.J63])" office:value-type="float" office:value="119234.881343705" calcext:value-type="float">
            <text:p>119234,9</text:p>
          </table:table-cell>
          <table:table-cell table:style-name="ce10" table:formula="of:=[.N63]-[.N62]" office:value-type="float" office:value="813.181688062148" calcext:value-type="float">
            <text:p>813,2</text:p>
          </table:table-cell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,3</text:p>
          </table:table-cell>
          <table:table-cell table:number-columns-repeated="4"/>
          <table:table-cell table:formula="of:=[.H52]" office:value-type="float" office:value="4" calcext:value-type="float">
            <text:p>4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10" table:formula="of:=[.C64]" office:value-type="float" office:value="119364.3" calcext:value-type="float">
            <text:p>119364,3</text:p>
          </table:table-cell>
          <table:table-cell table:style-name="ce10" table:formula="of:=[.C65]" office:value-type="float" office:value="120671.5" calcext:value-type="float">
            <text:p>120671,5</text:p>
          </table:table-cell>
          <table:table-cell table:style-name="ce4" table:formula="of:=EOMONTH([.A64];0)" office:value-type="date" office:date-value="2015-06-30" calcext:value-type="date">
            <text:p>30-Jun-15</text:p>
          </table:table-cell>
          <table:table-cell table:style-name="ce10" table:formula="of:=[.M64]*(([.L64]-[.K64])/([.J64]-[.I64]))+([.L64]-(([.L64]-[.K64])/([.J64]-[.I64]))*[.J64])" office:value-type="float" office:value="120147.630748805" calcext:value-type="float">
            <text:p>120147,6</text:p>
          </table:table-cell>
          <table:table-cell table:style-name="ce10" table:formula="of:=[.N64]-[.N63]" office:value-type="float" office:value="912.749405100243" calcext:value-type="float">
            <text:p>912,7</text:p>
          </table:table-cell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,5</text:p>
          </table:table-cell>
          <table:table-cell table:number-columns-repeated="4"/>
          <table:table-cell table:formula="of:=[.H53]" office:value-type="float" office:value="5" calcext:value-type="float">
            <text:p>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10" table:formula="of:=[.C65]" office:value-type="float" office:value="120671.5" calcext:value-type="float">
            <text:p>120671,5</text:p>
          </table:table-cell>
          <table:table-cell table:style-name="ce10" table:formula="of:=[.C66]" office:value-type="float" office:value="121560.2" calcext:value-type="float">
            <text:p>121560,2</text:p>
          </table:table-cell>
          <table:table-cell table:style-name="ce4" table:formula="of:=EOMONTH([.A65];0)" office:value-type="date" office:date-value="2015-07-31" calcext:value-type="date">
            <text:p>31-Jul-15</text:p>
          </table:table-cell>
          <table:table-cell table:style-name="ce10" table:formula="of:=[.M65]*(([.L65]-[.K65])/([.J65]-[.I65]))+([.L65]-(([.L65]-[.K65])/([.J65]-[.I65]))*[.J65])" office:value-type="float" office:value="121123.739698031" calcext:value-type="float">
            <text:p>121123,7</text:p>
          </table:table-cell>
          <table:table-cell table:style-name="ce10" table:formula="of:=[.N65]-[.N64]" office:value-type="float" office:value="976.108949225396" calcext:value-type="float">
            <text:p>976,1</text:p>
          </table:table-cell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,2</text:p>
          </table:table-cell>
          <table:table-cell table:number-columns-repeated="4"/>
          <table:table-cell table:formula="of:=[.H54]" office:value-type="float" office:value="6" calcext:value-type="float">
            <text:p>6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10" table:formula="of:=[.C66]" office:value-type="float" office:value="121560.2" calcext:value-type="float">
            <text:p>121560,2</text:p>
          </table:table-cell>
          <table:table-cell table:style-name="ce10" table:formula="of:=[.C67]" office:value-type="float" office:value="122302.1" calcext:value-type="float">
            <text:p>122302,1</text:p>
          </table:table-cell>
          <table:table-cell table:style-name="ce4" table:formula="of:=EOMONTH([.A66];0)" office:value-type="date" office:date-value="2015-08-31" calcext:value-type="date">
            <text:p>31-Aug-15</text:p>
          </table:table-cell>
          <table:table-cell table:style-name="ce10" table:formula="of:=[.M66]*(([.L66]-[.K66])/([.J66]-[.I66]))+([.L66]-(([.L66]-[.K66])/([.J66]-[.I66]))*[.J66])" office:value-type="float" office:value="122033.267801087" calcext:value-type="float">
            <text:p>122033,3</text:p>
          </table:table-cell>
          <table:table-cell table:style-name="ce10" table:formula="of:=[.N66]-[.N65]" office:value-type="float" office:value="909.528103056713" calcext:value-type="float">
            <text:p>909,5</text:p>
          </table:table-cell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,1</text:p>
          </table:table-cell>
          <table:table-cell table:number-columns-repeated="4"/>
          <table:table-cell table:formula="of:=[.H55]" office:value-type="float" office:value="7" calcext:value-type="float">
            <text:p>7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4" table:formula="of:=[.A68]+[.B68]" office:value-type="date" office:date-value="2015-10-31" calcext:value-type="date">
            <text:p>31-Okt-15</text:p>
          </table:table-cell>
          <table:table-cell table:style-name="ce10" table:formula="of:=[.C67]" office:value-type="float" office:value="122302.1" calcext:value-type="float">
            <text:p>122302,1</text:p>
          </table:table-cell>
          <table:table-cell table:style-name="ce10" table:formula="of:=[.C68]" office:value-type="float" office:value="123592.789064432" calcext:value-type="float">
            <text:p>123592,8</text:p>
          </table:table-cell>
          <table:table-cell table:style-name="ce4" table:formula="of:=EOMONTH([.A67];0)" office:value-type="date" office:date-value="2015-09-30" calcext:value-type="date">
            <text:p>30-Sep-15</text:p>
          </table:table-cell>
          <table:table-cell table:style-name="ce10" table:formula="of:=[.M67]*(([.L67]-[.K67])/([.J67]-[.I67]))+([.L67]-(([.L67]-[.K67])/([.J67]-[.I67]))*[.J67])" office:value-type="float" office:value="122811.136938749" calcext:value-type="float">
            <text:p>122811,1</text:p>
          </table:table-cell>
          <table:table-cell table:style-name="ce10" table:formula="of:=[.N67]-[.N66]" office:value-type="float" office:value="777.869137661066" calcext:value-type="float">
            <text:p>777,9</text:p>
          </table:table-cell>
        </table:table-row>
        <table:table-row table:style-name="ro2">
          <table:table-cell table:formula="of:=EOMONTH([.A67];1)" office:value-type="date" office:date-value="2015-10-31" calcext:value-type="date">
            <text:p>31-Okt-15</text:p>
          </table:table-cell>
          <table:table-cell office:value-type="time" office:time-value="PT00H00M00S" calcext:value-type="time">
            <text:p>00:00</text:p>
          </table:table-cell>
          <table:table-cell table:formula="of:=([.A68]+[.B68])*(([.C72]-[.C67])/(([.A72]+[.B72])-([.A67]-[.B67])))+([.C72]-(([.C72]-[.C67])/(([.A72]+[.B72])-([.A67]-[.B67])))*([.A72]+[.B72]))" office:value-type="float" office:value="123592.789064432" calcext:value-type="float">
            <text:p>123592,8</text:p>
          </table:table-cell>
          <table:table-cell table:number-columns-repeated="4"/>
          <table:table-cell table:formula="of:=[.H56]" office:value-type="float" office:value="8" calcext:value-type="float">
            <text:p>8</text:p>
          </table:table-cell>
          <table:table-cell table:style-name="ce4" table:formula="of:=[.A68]+[.B68]" office:value-type="date" office:date-value="2015-10-31" calcext:value-type="date">
            <text:p>31-Okt-15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10" table:formula="of:=[.C68]" office:value-type="float" office:value="123592.789064432" calcext:value-type="float">
            <text:p>123592,8</text:p>
          </table:table-cell>
          <table:table-cell table:style-name="ce10" table:formula="of:=[.C69]" office:value-type="float" office:value="124325.971191527" calcext:value-type="float">
            <text:p>124326,0</text:p>
          </table:table-cell>
          <table:table-cell table:style-name="ce4" table:formula="of:=EOMONTH([.A68];0)" office:value-type="date" office:date-value="2015-10-31" calcext:value-type="date">
            <text:p>31-Okt-15</text:p>
          </table:table-cell>
          <table:table-cell table:style-name="ce10" table:formula="of:=[.M68]*(([.L68]-[.K68])/([.J68]-[.I68]))+([.L68]-(([.L68]-[.K68])/([.J68]-[.I68]))*[.J68])" office:value-type="float" office:value="123592.789064432" calcext:value-type="float">
            <text:p>123592,8</text:p>
          </table:table-cell>
          <table:table-cell table:style-name="ce10" table:formula="of:=[.N68]-[.N67]" office:value-type="float" office:value="781.65212568338" calcext:value-type="float">
            <text:p>781,7</text:p>
          </table:table-cell>
        </table:table-row>
        <table:table-row table:style-name="ro2">
          <table:table-cell table:formula="of:=EOMONTH([.A68];1)" office:value-type="date" office:date-value="2015-11-30" calcext:value-type="date">
            <text:p>30-Nov-15</text:p>
          </table:table-cell>
          <table:table-cell office:value-type="time" office:time-value="PT00H00M00S" calcext:value-type="time">
            <text:p>00:00</text:p>
          </table:table-cell>
          <table:table-cell table:formula="of:=([.A69]+[.B69])*(([.C72]-[.C67])/(([.A72]+[.B72])-([.A67]-[.B67])))+([.C72]-(([.C72]-[.C67])/(([.A72]+[.B72])-([.A67]-[.B67])))*([.A72]+[.B72]))" office:value-type="float" office:value="124325.971191527" calcext:value-type="float">
            <text:p>124326,0</text:p>
          </table:table-cell>
          <table:table-cell table:number-columns-repeated="4"/>
          <table:table-cell table:formula="of:=[.H57]" office:value-type="float" office:value="9" calcext:value-type="float">
            <text:p>9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4" table:formula="of:=[.A70]+[.B70]" office:value-type="date" office:date-value="2015-12-31" calcext:value-type="date">
            <text:p>31-Des-15</text:p>
          </table:table-cell>
          <table:table-cell table:style-name="ce10" table:formula="of:=[.C69]" office:value-type="float" office:value="124325.971191527" calcext:value-type="float">
            <text:p>124326,0</text:p>
          </table:table-cell>
          <table:table-cell table:style-name="ce10" table:formula="of:=[.C70]" office:value-type="float" office:value="125083.592722859" calcext:value-type="float">
            <text:p>125083,6</text:p>
          </table:table-cell>
          <table:table-cell table:style-name="ce4" table:formula="of:=EOMONTH([.A69];0)" office:value-type="date" office:date-value="2015-11-30" calcext:value-type="date">
            <text:p>30-Nov-15</text:p>
          </table:table-cell>
          <table:table-cell table:style-name="ce10" table:formula="of:=[.M69]*(([.L69]-[.K69])/([.J69]-[.I69]))+([.L69]-(([.L69]-[.K69])/([.J69]-[.I69]))*[.J69])" office:value-type="float" office:value="124325.971191527" calcext:value-type="float">
            <text:p>124326,0</text:p>
          </table:table-cell>
          <table:table-cell table:style-name="ce10" table:formula="of:=[.N69]-[.N68]" office:value-type="float" office:value="733.18212709506" calcext:value-type="float">
            <text:p>733,2</text:p>
          </table:table-cell>
        </table:table-row>
        <table:table-row table:style-name="ro2">
          <table:table-cell table:formula="of:=EOMONTH([.A69];1)" office:value-type="date" office:date-value="2015-12-31" calcext:value-type="date">
            <text:p>31-Des-15</text:p>
          </table:table-cell>
          <table:table-cell office:value-type="time" office:time-value="PT00H00M00S" calcext:value-type="time">
            <text:p>00:00</text:p>
          </table:table-cell>
          <table:table-cell table:formula="of:=([.A70]+[.B70])*(([.C72]-[.C67])/(([.A72]+[.B72])-([.A67]-[.B67])))+([.C72]-(([.C72]-[.C67])/(([.A72]+[.B72])-([.A67]-[.B67])))*([.A72]+[.B72]))" office:value-type="float" office:value="125083.592722859" calcext:value-type="float">
            <text:p>125083,6</text:p>
          </table:table-cell>
          <table:table-cell table:number-columns-repeated="4"/>
          <table:table-cell table:formula="of:=[.H58]" office:value-type="float" office:value="10" calcext:value-type="float">
            <text:p>10</text:p>
          </table:table-cell>
          <table:table-cell table:style-name="ce4" table:formula="of:=[.A70]+[.B70]" office:value-type="date" office:date-value="2015-12-31" calcext:value-type="date">
            <text:p>31-Des-15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10" table:formula="of:=[.C70]" office:value-type="float" office:value="125083.592722859" calcext:value-type="float">
            <text:p>125083,6</text:p>
          </table:table-cell>
          <table:table-cell table:style-name="ce10" table:formula="of:=[.C71]" office:value-type="float" office:value="125841.21425419" calcext:value-type="float">
            <text:p>125841,2</text:p>
          </table:table-cell>
          <table:table-cell table:style-name="ce4" table:formula="of:=EOMONTH([.A70];0)" office:value-type="date" office:date-value="2015-12-31" calcext:value-type="date">
            <text:p>31-Des-15</text:p>
          </table:table-cell>
          <table:table-cell table:style-name="ce10" table:formula="of:=[.M70]*(([.L70]-[.K70])/([.J70]-[.I70]))+([.L70]-(([.L70]-[.K70])/([.J70]-[.I70]))*[.J70])" office:value-type="float" office:value="125083.592722859" calcext:value-type="float">
            <text:p>125083,6</text:p>
          </table:table-cell>
          <table:table-cell table:style-name="ce10" table:formula="of:=[.N70]-[.N69]" office:value-type="float" office:value="757.621531331679" calcext:value-type="float">
            <text:p>757,6</text:p>
          </table:table-cell>
        </table:table-row>
        <table:table-row table:style-name="ro2">
          <table:table-cell table:formula="of:=EOMONTH([.A70];1)" office:value-type="date" office:date-value="2016-01-31" calcext:value-type="date">
            <text:p>31-Jan-16</text:p>
          </table:table-cell>
          <table:table-cell office:value-type="time" office:time-value="PT00H00M00S" calcext:value-type="time">
            <text:p>00:00</text:p>
          </table:table-cell>
          <table:table-cell table:formula="of:=([.A71]+[.B71])*(([.C72]-[.C67])/(([.A72]+[.B72])-([.A67]-[.B67])))+([.C72]-(([.C72]-[.C67])/(([.A72]+[.B72])-([.A67]-[.B67])))*([.A72]+[.B72]))" office:value-type="float" office:value="125841.21425419" calcext:value-type="float">
            <text:p>125841,2</text:p>
          </table:table-cell>
          <table:table-cell table:number-columns-repeated="4"/>
          <table:table-cell table:formula="of:=[.H59]" office:value-type="float" office:value="11" calcext:value-type="float">
            <text:p>11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10" table:formula="of:=[.C71]" office:value-type="float" office:value="125841.21425419" calcext:value-type="float">
            <text:p>125841,2</text:p>
          </table:table-cell>
          <table:table-cell table:style-name="ce10" table:formula="of:=[.C72]" office:value-type="float" office:value="126447.6" calcext:value-type="float">
            <text:p>126447,6</text:p>
          </table:table-cell>
          <table:table-cell table:style-name="ce4" table:formula="of:=EOMONTH([.A71];0)" office:value-type="date" office:date-value="2016-01-31" calcext:value-type="date">
            <text:p>31-Jan-16</text:p>
          </table:table-cell>
          <table:table-cell table:style-name="ce10" table:formula="of:=[.M71]*(([.L71]-[.K71])/([.J71]-[.I71]))+([.L71]-(([.L71]-[.K71])/([.J71]-[.I71]))*[.J71])" office:value-type="float" office:value="125841.21425419" calcext:value-type="float">
            <text:p>125841,2</text:p>
          </table:table-cell>
          <table:table-cell table:style-name="ce10" table:formula="of:=[.N71]-[.N70]" office:value-type="float" office:value="757.621531331562" calcext:value-type="float">
            <text:p>757,6</text:p>
          </table:table-cell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,6</text:p>
          </table:table-cell>
          <table:table-cell table:number-columns-repeated="4"/>
          <table:table-cell table:formula="of:=[.H60]" office:value-type="float" office:value="12" calcext:value-type="float">
            <text:p>12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4" table:formula="of:=[.A73]+[.B73]" office:value-type="date" office:date-value="2016-03-18T19:05:00" calcext:value-type="date">
            <text:p>18-Mrt-16</text:p>
          </table:table-cell>
          <table:table-cell table:style-name="ce10" table:formula="of:=[.C72]" office:value-type="float" office:value="126447.6" calcext:value-type="float">
            <text:p>126447,6</text:p>
          </table:table-cell>
          <table:table-cell table:style-name="ce10" table:formula="of:=[.C73]" office:value-type="float" office:value="127804.1" calcext:value-type="float">
            <text:p>127804,1</text:p>
          </table:table-cell>
          <table:table-cell table:style-name="ce4" table:formula="of:=EOMONTH([.A72];0)" office:value-type="date" office:date-value="2016-02-29" calcext:value-type="date">
            <text:p>29-Feb-16</text:p>
          </table:table-cell>
          <table:table-cell table:style-name="ce10" table:formula="of:=[.M72]*(([.L72]-[.K72])/([.J72]-[.I72]))+([.L72]-(([.L72]-[.K72])/([.J72]-[.I72]))*[.J72])" office:value-type="float" office:value="126694.791548828" calcext:value-type="float">
            <text:p>126694,8</text:p>
          </table:table-cell>
          <table:table-cell table:style-name="ce10" table:formula="of:=[.N72]-[.N71]" office:value-type="float" office:value="853.577294637915" calcext:value-type="float">
            <text:p>853,6</text:p>
          </table:table-cell>
        </table:table-row>
        <table:table-row table:style-name="ro2">
          <table:table-cell office:value-type="date" office:date-value="2016-03-18" calcext:value-type="date">
            <text:p>18-Mrt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,1</text:p>
          </table:table-cell>
          <table:table-cell table:number-columns-repeated="2"/>
          <table:table-cell table:formula="of:=YEAR([.I72])" office:value-type="float" office:value="2016" calcext:value-type="float">
            <text:p>2016</text:p>
          </table:table-cell>
          <table:table-cell table:style-name="ce19" table:formula="of:=SUM([.O73:.O84])" office:value-type="float" office:value="9491.24976736214" calcext:value-type="float">
            <text:p>9491</text:p>
          </table:table-cell>
          <table:table-cell table:formula="of:=[.H61]" office:value-type="float" office:value="1" calcext:value-type="float">
            <text:p>1</text:p>
          </table:table-cell>
          <table:table-cell table:style-name="ce4" table:formula="of:=[.A73]+[.B73]" office:value-type="date" office:date-value="2016-03-18T19:05:00" calcext:value-type="date">
            <text:p>18-Mrt-16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10" table:formula="of:=[.C73]" office:value-type="float" office:value="127804.1" calcext:value-type="float">
            <text:p>127804,1</text:p>
          </table:table-cell>
          <table:table-cell table:style-name="ce10" table:formula="of:=[.C74]" office:value-type="float" office:value="128132.868767716" calcext:value-type="float">
            <text:p>128132,9</text:p>
          </table:table-cell>
          <table:table-cell table:style-name="ce4" table:formula="of:=EOMONTH([.A73];0)" office:value-type="date" office:date-value="2016-03-31" calcext:value-type="date">
            <text:p>31-Mrt-16</text:p>
          </table:table-cell>
          <table:table-cell table:style-name="ce10" table:formula="of:=[.M73]*(([.L73]-[.K73])/([.J73]-[.I73]))+([.L73]-(([.L73]-[.K73])/([.J73]-[.I73]))*[.J73])" office:value-type="float" office:value="127899.173814769" calcext:value-type="float">
            <text:p>127899,2</text:p>
          </table:table-cell>
          <table:table-cell table:style-name="ce10" table:formula="of:=[.N73]-[.N72]" office:value-type="float" office:value="1204.38226594121" calcext:value-type="float">
            <text:p>1204,4</text:p>
          </table:table-cell>
        </table:table-row>
        <table:table-row table:style-name="ro2">
          <table:table-cell table:formula="of:=EOMONTH([.A73];1)" office:value-type="date" office:date-value="2016-04-30" calcext:value-type="date">
            <text:p>30-Apr-16</text:p>
          </table:table-cell>
          <table:table-cell office:value-type="time" office:time-value="PT00H00M00S" calcext:value-type="time">
            <text:p>00:00</text:p>
          </table:table-cell>
          <table:table-cell table:formula="of:=([.A74]+[.B74])*(([.C75]-[.C73])/(([.A75]+[.B75])-([.A73]-[.B73])))+([.C75]-(([.C75]-[.C73])/(([.A75]+[.B75])-([.A73]-[.B73])))*([.A75]+[.B75]))" office:value-type="float" office:value="128132.868767716" calcext:value-type="float">
            <text:p>128132,9</text:p>
          </table:table-cell>
          <table:table-cell table:number-columns-repeated="4"/>
          <table:table-cell table:formula="of:=[.H62]" office:value-type="float" office:value="2" calcext:value-type="float">
            <text:p>2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4" table:formula="of:=[.A75]+[.B75]" office:value-type="date" office:date-value="2016-05-03T17:37:00" calcext:value-type="date">
            <text:p>03-Mei-16</text:p>
          </table:table-cell>
          <table:table-cell table:style-name="ce10" table:formula="of:=[.C74]" office:value-type="float" office:value="128132.868767716" calcext:value-type="float">
            <text:p>128132,9</text:p>
          </table:table-cell>
          <table:table-cell table:style-name="ce10" table:formula="of:=[.C75]" office:value-type="float" office:value="128160.9" calcext:value-type="float">
            <text:p>128160,9</text:p>
          </table:table-cell>
          <table:table-cell table:style-name="ce4" table:formula="of:=EOMONTH([.A74];0)" office:value-type="date" office:date-value="2016-04-30" calcext:value-type="date">
            <text:p>30-Apr-16</text:p>
          </table:table-cell>
          <table:table-cell table:style-name="ce10" table:formula="of:=[.M74]*(([.L74]-[.K74])/([.J74]-[.I74]))+([.L74]-(([.L74]-[.K74])/([.J74]-[.I74]))*[.J74])" office:value-type="float" office:value="128132.868767716" calcext:value-type="float">
            <text:p>128132,9</text:p>
          </table:table-cell>
          <table:table-cell table:style-name="ce10" table:formula="of:=[.N74]-[.N73]" office:value-type="float" office:value="233.694952946389" calcext:value-type="float">
            <text:p>233,7</text:p>
          </table:table-cell>
        </table:table-row>
        <table:table-row table:style-name="ro2">
          <table:table-cell office:value-type="date" office:date-value="2016-05-03" calcext:value-type="date">
            <text:p>03-Mei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,9</text:p>
          </table:table-cell>
          <table:table-cell table:number-columns-repeated="4"/>
          <table:table-cell table:formula="of:=[.H63]" office:value-type="float" office:value="3" calcext:value-type="float">
            <text:p>3</text:p>
          </table:table-cell>
          <table:table-cell table:style-name="ce4" table:formula="of:=[.A75]+[.B75]" office:value-type="date" office:date-value="2016-05-03T17:37:00" calcext:value-type="date">
            <text:p>03-Mei-16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10" table:formula="of:=[.C75]" office:value-type="float" office:value="128160.9" calcext:value-type="float">
            <text:p>128160,9</text:p>
          </table:table-cell>
          <table:table-cell table:style-name="ce10" table:formula="of:=[.C76]" office:value-type="float" office:value="128979.9" calcext:value-type="float">
            <text:p>128979,9</text:p>
          </table:table-cell>
          <table:table-cell table:style-name="ce4" table:formula="of:=EOMONTH([.A75];0)" office:value-type="date" office:date-value="2016-05-31" calcext:value-type="date">
            <text:p>31-Mei-16</text:p>
          </table:table-cell>
          <table:table-cell table:style-name="ce10" table:formula="of:=[.M75]*(([.L75]-[.K75])/([.J75]-[.I75]))+([.L75]-(([.L75]-[.K75])/([.J75]-[.I75]))*[.J75])" office:value-type="float" office:value="128881.992456384" calcext:value-type="float">
            <text:p>128882,0</text:p>
          </table:table-cell>
          <table:table-cell table:style-name="ce10" table:formula="of:=[.N75]-[.N74]" office:value-type="float" office:value="749.123688668624" calcext:value-type="float">
            <text:p>749,1</text:p>
          </table:table-cell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,9</text:p>
          </table:table-cell>
          <table:table-cell table:number-columns-repeated="4"/>
          <table:table-cell table:formula="of:=[.H64]" office:value-type="float" office:value="4" calcext:value-type="float">
            <text:p>4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10" table:formula="of:=[.C76]" office:value-type="float" office:value="128979.9" calcext:value-type="float">
            <text:p>128979,9</text:p>
          </table:table-cell>
          <table:table-cell table:style-name="ce10" table:formula="of:=[.C77]" office:value-type="float" office:value="130568.116115543" calcext:value-type="float">
            <text:p>130568,1</text:p>
          </table:table-cell>
          <table:table-cell table:style-name="ce4" table:formula="of:=EOMONTH([.A76];0)" office:value-type="date" office:date-value="2016-06-30" calcext:value-type="date">
            <text:p>30-Jun-16</text:p>
          </table:table-cell>
          <table:table-cell table:style-name="ce10" table:formula="of:=[.M76]*(([.L76]-[.K76])/([.J76]-[.I76]))+([.L76]-(([.L76]-[.K76])/([.J76]-[.I76]))*[.J76])" office:value-type="float" office:value="129708.840552903" calcext:value-type="float">
            <text:p>129708,8</text:p>
          </table:table-cell>
          <table:table-cell table:style-name="ce10" table:formula="of:=[.N76]-[.N75]" office:value-type="float" office:value="826.848096518661" calcext:value-type="float">
            <text:p>826,8</text:p>
          </table:table-cell>
        </table:table-row>
        <table:table-row table:style-name="ro2">
          <table:table-cell table:formula="of:=EOMONTH([.A76];1)" office:value-type="date" office:date-value="2016-07-31" calcext:value-type="date">
            <text:p>31-Jul-16</text:p>
          </table:table-cell>
          <table:table-cell office:value-type="time" office:time-value="PT00H00M00S" calcext:value-type="time">
            <text:p>00:00</text:p>
          </table:table-cell>
          <table:table-cell table:formula="of:=([.A77]+[.B77])*(([.C79]-[.C76])/(([.A79]+[.B79])-([.A76]-[.B76])))+([.C79]-(([.C79]-[.C76])/(([.A79]+[.B79])-([.A76]-[.B76])))*([.A79]+[.B79]))" office:value-type="float" office:value="130568.116115543" calcext:value-type="float">
            <text:p>130568,1</text:p>
          </table:table-cell>
          <table:table-cell table:number-columns-repeated="4"/>
          <table:table-cell table:formula="of:=[.H65]" office:value-type="float" office:value="5" calcext:value-type="float">
            <text:p>5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10" table:formula="of:=[.C77]" office:value-type="float" office:value="130568.116115543" calcext:value-type="float">
            <text:p>130568,1</text:p>
          </table:table-cell>
          <table:table-cell table:style-name="ce10" table:formula="of:=[.C78]" office:value-type="float" office:value="131406.83761887" calcext:value-type="float">
            <text:p>131406,8</text:p>
          </table:table-cell>
          <table:table-cell table:style-name="ce4" table:formula="of:=EOMONTH([.A77];0)" office:value-type="date" office:date-value="2016-07-31" calcext:value-type="date">
            <text:p>31-Jul-16</text:p>
          </table:table-cell>
          <table:table-cell table:style-name="ce10" table:formula="of:=[.M77]*(([.L77]-[.K77])/([.J77]-[.I77]))+([.L77]-(([.L77]-[.K77])/([.J77]-[.I77]))*[.J77])" office:value-type="float" office:value="130568.116115543" calcext:value-type="float">
            <text:p>130568,1</text:p>
          </table:table-cell>
          <table:table-cell table:style-name="ce10" table:formula="of:=[.N77]-[.N76]" office:value-type="float" office:value="859.275562639581" calcext:value-type="float">
            <text:p>859,3</text:p>
          </table:table-cell>
        </table:table-row>
        <table:table-row table:style-name="ro2">
          <table:table-cell table:formula="of:=EOMONTH([.A77];1)" office:value-type="date" office:date-value="2016-08-31" calcext:value-type="date">
            <text:p>31-Aug-16</text:p>
          </table:table-cell>
          <table:table-cell office:value-type="time" office:time-value="PT00H00M00S" calcext:value-type="time">
            <text:p>00:00</text:p>
          </table:table-cell>
          <table:table-cell table:formula="of:=([.A78]+[.B78])*(([.C79]-[.C76])/(([.A79]+[.B79])-([.A76]-[.B76])))+([.C79]-(([.C79]-[.C76])/(([.A79]+[.B79])-([.A76]-[.B76])))*([.A79]+[.B79]))" office:value-type="float" office:value="131406.83761887" calcext:value-type="float">
            <text:p>131406,8</text:p>
          </table:table-cell>
          <table:table-cell table:number-columns-repeated="4"/>
          <table:table-cell table:formula="of:=[.H66]" office:value-type="float" office:value="6" calcext:value-type="float">
            <text:p>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10" table:formula="of:=[.C78]" office:value-type="float" office:value="131406.83761887" calcext:value-type="float">
            <text:p>131406,8</text:p>
          </table:table-cell>
          <table:table-cell table:style-name="ce10" table:formula="of:=[.C79]" office:value-type="float" office:value="131455.5" calcext:value-type="float">
            <text:p>131455,5</text:p>
          </table:table-cell>
          <table:table-cell table:style-name="ce4" table:formula="of:=EOMONTH([.A78];0)" office:value-type="date" office:date-value="2016-08-31" calcext:value-type="date">
            <text:p>31-Aug-16</text:p>
          </table:table-cell>
          <table:table-cell table:style-name="ce10" table:formula="of:=[.M78]*(([.L78]-[.K78])/([.J78]-[.I78]))+([.L78]-(([.L78]-[.K78])/([.J78]-[.I78]))*[.J78])" office:value-type="float" office:value="131406.83761887" calcext:value-type="float">
            <text:p>131406,8</text:p>
          </table:table-cell>
          <table:table-cell table:style-name="ce10" table:formula="of:=[.N78]-[.N77]" office:value-type="float" office:value="838.721503327834" calcext:value-type="float">
            <text:p>838,7</text:p>
          </table:table-cell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,5</text:p>
          </table:table-cell>
          <table:table-cell table:number-columns-repeated="4"/>
          <table:table-cell table:formula="of:=[.H67]" office:value-type="float" office:value="7" calcext:value-type="float">
            <text:p>7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4" table:formula="of:=[.A80]+[.B80]" office:value-type="date" office:date-value="2016-10-31" calcext:value-type="date">
            <text:p>31-Okt-16</text:p>
          </table:table-cell>
          <table:table-cell table:style-name="ce10" table:formula="of:=[.C79]" office:value-type="float" office:value="131455.5" calcext:value-type="float">
            <text:p>131455,5</text:p>
          </table:table-cell>
          <table:table-cell table:style-name="ce10" table:formula="of:=[.C80]" office:value-type="float" office:value="133046.277385183" calcext:value-type="float">
            <text:p>133046,3</text:p>
          </table:table-cell>
          <table:table-cell table:style-name="ce4" table:formula="of:=EOMONTH([.A79];0)" office:value-type="date" office:date-value="2016-09-30" calcext:value-type="date">
            <text:p>30-Sep-16</text:p>
          </table:table-cell>
          <table:table-cell table:style-name="ce10" table:formula="of:=[.M79]*(([.L79]-[.K79])/([.J79]-[.I79]))+([.L79]-(([.L79]-[.K79])/([.J79]-[.I79]))*[.J79])" office:value-type="float" office:value="132213.288499851" calcext:value-type="float">
            <text:p>132213,3</text:p>
          </table:table-cell>
          <table:table-cell table:style-name="ce10" table:formula="of:=[.N79]-[.N78]" office:value-type="float" office:value="806.450880980585" calcext:value-type="float">
            <text:p>806,5</text:p>
          </table:table-cell>
        </table:table-row>
        <table:table-row table:style-name="ro2">
          <table:table-cell table:formula="of:=EOMONTH([.A79];1)" office:value-type="date" office:date-value="2016-10-31" calcext:value-type="date">
            <text:p>31-Okt-16</text:p>
          </table:table-cell>
          <table:table-cell office:value-type="time" office:time-value="PT00H00M00S" calcext:value-type="time">
            <text:p>00:00</text:p>
          </table:table-cell>
          <table:table-cell table:formula="of:=([.A80]+[.B80])*(([.C95]-[.C79])/(([.A95]+[.B95])-([.A79]-[.B79])))+([.C95]-(([.C95]-[.C79])/(([.A95]+[.B95])-([.A79]-[.B79])))*([.A95]+[.B95]))" office:value-type="float" office:value="133046.277385183" calcext:value-type="float">
            <text:p>133046,3</text:p>
          </table:table-cell>
          <table:table-cell table:number-columns-repeated="4"/>
          <table:table-cell table:formula="of:=[.H68]" office:value-type="float" office:value="8" calcext:value-type="float">
            <text:p>8</text:p>
          </table:table-cell>
          <table:table-cell table:style-name="ce4" table:formula="of:=[.A80]+[.B80]" office:value-type="date" office:date-value="2016-10-31" calcext:value-type="date">
            <text:p>31-Okt-16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10" table:formula="of:=[.C80]" office:value-type="float" office:value="133046.277385183" calcext:value-type="float">
            <text:p>133046,3</text:p>
          </table:table-cell>
          <table:table-cell table:style-name="ce10" table:formula="of:=[.C81]" office:value-type="float" office:value="133831.218367935" calcext:value-type="float">
            <text:p>133831,2</text:p>
          </table:table-cell>
          <table:table-cell table:style-name="ce4" table:formula="of:=EOMONTH([.A80];0)" office:value-type="date" office:date-value="2016-10-31" calcext:value-type="date">
            <text:p>31-Okt-16</text:p>
          </table:table-cell>
          <table:table-cell table:style-name="ce10" table:formula="of:=[.M80]*(([.L80]-[.K80])/([.J80]-[.I80]))+([.L80]-(([.L80]-[.K80])/([.J80]-[.I80]))*[.J80])" office:value-type="float" office:value="133046.277385183" calcext:value-type="float">
            <text:p>133046,3</text:p>
          </table:table-cell>
          <table:table-cell table:style-name="ce10" table:formula="of:=[.N80]-[.N79]" office:value-type="float" office:value="832.988885332132" calcext:value-type="float">
            <text:p>833,0</text:p>
          </table:table-cell>
        </table:table-row>
        <table:table-row table:style-name="ro2">
          <table:table-cell table:formula="of:=EOMONTH([.A80];1)" office:value-type="date" office:date-value="2016-11-30" calcext:value-type="date">
            <text:p>30-Nov-16</text:p>
          </table:table-cell>
          <table:table-cell office:value-type="time" office:time-value="PT00H00M00S" calcext:value-type="time">
            <text:p>00:00</text:p>
          </table:table-cell>
          <table:table-cell table:formula="of:=([.A81]+[.B81])*(([.C95]-[.C79])/(([.A95]+[.B95])-([.A79]-[.B79])))+([.C95]-(([.C95]-[.C79])/(([.A95]+[.B95])-([.A79]-[.B79])))*([.A95]+[.B95]))" office:value-type="float" office:value="133831.218367935" calcext:value-type="float">
            <text:p>133831,2</text:p>
          </table:table-cell>
          <table:table-cell table:number-columns-repeated="4"/>
          <table:table-cell table:formula="of:=[.H69]" office:value-type="float" office:value="9" calcext:value-type="float">
            <text:p>9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4" table:formula="of:=[.A82]+[.B82]" office:value-type="date" office:date-value="2016-12-31" calcext:value-type="date">
            <text:p>31-Des-16</text:p>
          </table:table-cell>
          <table:table-cell table:style-name="ce10" table:formula="of:=[.C81]" office:value-type="float" office:value="133831.218367935" calcext:value-type="float">
            <text:p>133831,2</text:p>
          </table:table-cell>
          <table:table-cell table:style-name="ce10" table:formula="of:=[.C82]" office:value-type="float" office:value="134642.324050112" calcext:value-type="float">
            <text:p>134642,3</text:p>
          </table:table-cell>
          <table:table-cell table:style-name="ce4" table:formula="of:=EOMONTH([.A81];0)" office:value-type="date" office:date-value="2016-11-30" calcext:value-type="date">
            <text:p>30-Nov-16</text:p>
          </table:table-cell>
          <table:table-cell table:style-name="ce10" table:formula="of:=[.M81]*(([.L81]-[.K81])/([.J81]-[.I81]))+([.L81]-(([.L81]-[.K81])/([.J81]-[.I81]))*[.J81])" office:value-type="float" office:value="133831.218367935" calcext:value-type="float">
            <text:p>133831,2</text:p>
          </table:table-cell>
          <table:table-cell table:style-name="ce10" table:formula="of:=[.N81]-[.N80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81];1)" office:value-type="date" office:date-value="2016-12-31" calcext:value-type="date">
            <text:p>31-Des-16</text:p>
          </table:table-cell>
          <table:table-cell office:value-type="time" office:time-value="PT00H00M00S" calcext:value-type="time">
            <text:p>00:00</text:p>
          </table:table-cell>
          <table:table-cell table:formula="of:=([.A82]+[.B82])*(([.C95]-[.C79])/(([.A95]+[.B95])-([.A79]-[.B79])))+([.C95]-(([.C95]-[.C79])/(([.A95]+[.B95])-([.A79]-[.B79])))*([.A95]+[.B95]))" office:value-type="float" office:value="134642.324050112" calcext:value-type="float">
            <text:p>134642,3</text:p>
          </table:table-cell>
          <table:table-cell table:number-columns-repeated="4"/>
          <table:table-cell table:formula="of:=[.H70]" office:value-type="float" office:value="10" calcext:value-type="float">
            <text:p>10</text:p>
          </table:table-cell>
          <table:table-cell table:style-name="ce4" table:formula="of:=[.A82]+[.B82]" office:value-type="date" office:date-value="2016-12-31" calcext:value-type="date">
            <text:p>31-Des-16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10" table:formula="of:=[.C82]" office:value-type="float" office:value="134642.324050112" calcext:value-type="float">
            <text:p>134642,3</text:p>
          </table:table-cell>
          <table:table-cell table:style-name="ce10" table:formula="of:=[.C83]" office:value-type="float" office:value="135453.429732288" calcext:value-type="float">
            <text:p>135453,4</text:p>
          </table:table-cell>
          <table:table-cell table:style-name="ce4" table:formula="of:=EOMONTH([.A82];0)" office:value-type="date" office:date-value="2016-12-31" calcext:value-type="date">
            <text:p>31-Des-16</text:p>
          </table:table-cell>
          <table:table-cell table:style-name="ce10" table:formula="of:=[.M82]*(([.L82]-[.K82])/([.J82]-[.I82]))+([.L82]-(([.L82]-[.K82])/([.J82]-[.I82]))*[.J82])" office:value-type="float" office:value="134642.324050112" calcext:value-type="float">
            <text:p>134642,3</text:p>
          </table:table-cell>
          <table:table-cell table:style-name="ce10" table:formula="of:=[.N82]-[.N81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2];1)" office:value-type="date" office:date-value="2017-01-31" calcext:value-type="date">
            <text:p>31-Jan-17</text:p>
          </table:table-cell>
          <table:table-cell office:value-type="time" office:time-value="PT00H00M00S" calcext:value-type="time">
            <text:p>00:00</text:p>
          </table:table-cell>
          <table:table-cell table:formula="of:=([.A83]+[.B83])*(([.C95]-[.C79])/(([.A95]+[.B95])-([.A79]-[.B79])))+([.C95]-(([.C95]-[.C79])/(([.A95]+[.B95])-([.A79]-[.B79])))*([.A95]+[.B95]))" office:value-type="float" office:value="135453.429732288" calcext:value-type="float">
            <text:p>135453,4</text:p>
          </table:table-cell>
          <table:table-cell table:number-columns-repeated="4"/>
          <table:table-cell table:formula="of:=[.H71]" office:value-type="float" office:value="11" calcext:value-type="float">
            <text:p>11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10" table:formula="of:=[.C83]" office:value-type="float" office:value="135453.429732288" calcext:value-type="float">
            <text:p>135453,4</text:p>
          </table:table-cell>
          <table:table-cell table:style-name="ce10" table:formula="of:=[.C84]" office:value-type="float" office:value="136186.04131619" calcext:value-type="float">
            <text:p>136186,0</text:p>
          </table:table-cell>
          <table:table-cell table:style-name="ce4" table:formula="of:=EOMONTH([.A83];0)" office:value-type="date" office:date-value="2017-01-31" calcext:value-type="date">
            <text:p>31-Jan-17</text:p>
          </table:table-cell>
          <table:table-cell table:style-name="ce10" table:formula="of:=[.M83]*(([.L83]-[.K83])/([.J83]-[.I83]))+([.L83]-(([.L83]-[.K83])/([.J83]-[.I83]))*[.J83])" office:value-type="float" office:value="135453.429732288" calcext:value-type="float">
            <text:p>135453,4</text:p>
          </table:table-cell>
          <table:table-cell table:style-name="ce10" table:formula="of:=[.N83]-[.N82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3];1)" office:value-type="date" office:date-value="2017-02-28" calcext:value-type="date">
            <text:p>28-Feb-17</text:p>
          </table:table-cell>
          <table:table-cell office:value-type="time" office:time-value="PT00H00M00S" calcext:value-type="time">
            <text:p>00:00</text:p>
          </table:table-cell>
          <table:table-cell table:formula="of:=([.A84]+[.B84])*(([.C95]-[.C79])/(([.A95]+[.B95])-([.A79]-[.B79])))+([.C95]-(([.C95]-[.C79])/(([.A95]+[.B95])-([.A79]-[.B79])))*([.A95]+[.B95]))" office:value-type="float" office:value="136186.04131619" calcext:value-type="float">
            <text:p>136186,0</text:p>
          </table:table-cell>
          <table:table-cell table:number-columns-repeated="4"/>
          <table:table-cell table:formula="of:=[.H72]" office:value-type="float" office:value="12" calcext:value-type="float">
            <text:p>12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4" table:formula="of:=[.A85]+[.B85]" office:value-type="date" office:date-value="2017-03-31" calcext:value-type="date">
            <text:p>31-Mrt-17</text:p>
          </table:table-cell>
          <table:table-cell table:style-name="ce10" table:formula="of:=[.C84]" office:value-type="float" office:value="136186.04131619" calcext:value-type="float">
            <text:p>136186,0</text:p>
          </table:table-cell>
          <table:table-cell table:style-name="ce10" table:formula="of:=[.C85]" office:value-type="float" office:value="136997.146998367" calcext:value-type="float">
            <text:p>136997,1</text:p>
          </table:table-cell>
          <table:table-cell table:style-name="ce4" table:formula="of:=EOMONTH([.A84];0)" office:value-type="date" office:date-value="2017-02-28" calcext:value-type="date">
            <text:p>28-Feb-17</text:p>
          </table:table-cell>
          <table:table-cell table:style-name="ce10" table:formula="of:=[.M84]*(([.L84]-[.K84])/([.J84]-[.I84]))+([.L84]-(([.L84]-[.K84])/([.J84]-[.I84]))*[.J84])" office:value-type="float" office:value="136186.04131619" calcext:value-type="float">
            <text:p>136186,0</text:p>
          </table:table-cell>
          <table:table-cell table:style-name="ce10" table:formula="of:=[.N84]-[.N83]" office:value-type="float" office:value="732.611583901802" calcext:value-type="float">
            <text:p>732,6</text:p>
          </table:table-cell>
        </table:table-row>
        <table:table-row table:style-name="ro2">
          <table:table-cell table:formula="of:=EOMONTH([.A84];1)" office:value-type="date" office:date-value="2017-03-31" calcext:value-type="date">
            <text:p>31-Mrt-17</text:p>
          </table:table-cell>
          <table:table-cell office:value-type="time" office:time-value="PT00H00M00S" calcext:value-type="time">
            <text:p>00:00</text:p>
          </table:table-cell>
          <table:table-cell table:formula="of:=([.A85]+[.B85])*(([.C95]-[.C79])/(([.A95]+[.B95])-([.A79]-[.B79])))+([.C95]-(([.C95]-[.C79])/(([.A95]+[.B95])-([.A79]-[.B79])))*([.A95]+[.B95]))" office:value-type="float" office:value="136997.146998367" calcext:value-type="float">
            <text:p>136997,1</text:p>
          </table:table-cell>
          <table:table-cell table:number-columns-repeated="2"/>
          <table:table-cell table:formula="of:=YEAR([.I84])" office:value-type="float" office:value="2017" calcext:value-type="float">
            <text:p>2017</text:p>
          </table:table-cell>
          <table:table-cell table:style-name="ce19" table:formula="of:=SUM([.O85:.O95])" office:value-type="float" office:value="8816.70635285636" calcext:value-type="float">
            <text:p>8817</text:p>
          </table:table-cell>
          <table:table-cell table:formula="of:=[.H73]" office:value-type="float" office:value="1" calcext:value-type="float">
            <text:p>1</text:p>
          </table:table-cell>
          <table:table-cell table:style-name="ce4" table:formula="of:=[.A85]+[.B85]" office:value-type="date" office:date-value="2017-03-31" calcext:value-type="date">
            <text:p>31-Mrt-17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10" table:formula="of:=[.C85]" office:value-type="float" office:value="136997.146998367" calcext:value-type="float">
            <text:p>136997,1</text:p>
          </table:table-cell>
          <table:table-cell table:style-name="ce10" table:formula="of:=[.C86]" office:value-type="float" office:value="137782.087981119" calcext:value-type="float">
            <text:p>137782,1</text:p>
          </table:table-cell>
          <table:table-cell table:style-name="ce4" table:formula="of:=EOMONTH([.A85];0)" office:value-type="date" office:date-value="2017-03-31" calcext:value-type="date">
            <text:p>31-Mrt-17</text:p>
          </table:table-cell>
          <table:table-cell table:style-name="ce10" table:formula="of:=[.M85]*(([.L85]-[.K85])/([.J85]-[.I85]))+([.L85]-(([.L85]-[.K85])/([.J85]-[.I85]))*[.J85])" office:value-type="float" office:value="136997.146998367" calcext:value-type="float">
            <text:p>136997,1</text:p>
          </table:table-cell>
          <table:table-cell table:style-name="ce10" table:formula="of:=[.N85]-[.N84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5];1)" office:value-type="date" office:date-value="2017-04-30" calcext:value-type="date">
            <text:p>30-Apr-17</text:p>
          </table:table-cell>
          <table:table-cell office:value-type="time" office:time-value="PT00H00M00S" calcext:value-type="time">
            <text:p>00:00</text:p>
          </table:table-cell>
          <table:table-cell table:formula="of:=([.A86]+[.B86])*(([.C95]-[.C79])/(([.A95]+[.B95])-([.A79]-[.B79])))+([.C95]-(([.C95]-[.C79])/(([.A95]+[.B95])-([.A79]-[.B79])))*([.A95]+[.B95]))" office:value-type="float" office:value="137782.087981119" calcext:value-type="float">
            <text:p>137782,1</text:p>
          </table:table-cell>
          <table:table-cell table:number-columns-repeated="4"/>
          <table:table-cell table:formula="of:=[.H74]" office:value-type="float" office:value="2" calcext:value-type="float">
            <text:p>2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4" table:formula="of:=[.A87]+[.B87]" office:value-type="date" office:date-value="2017-05-31" calcext:value-type="date">
            <text:p>31-Mei-17</text:p>
          </table:table-cell>
          <table:table-cell table:style-name="ce10" table:formula="of:=[.C86]" office:value-type="float" office:value="137782.087981119" calcext:value-type="float">
            <text:p>137782,1</text:p>
          </table:table-cell>
          <table:table-cell table:style-name="ce10" table:formula="of:=[.C87]" office:value-type="float" office:value="138593.193663296" calcext:value-type="float">
            <text:p>138593,2</text:p>
          </table:table-cell>
          <table:table-cell table:style-name="ce4" table:formula="of:=EOMONTH([.A86];0)" office:value-type="date" office:date-value="2017-04-30" calcext:value-type="date">
            <text:p>30-Apr-17</text:p>
          </table:table-cell>
          <table:table-cell table:style-name="ce10" table:formula="of:=[.M86]*(([.L86]-[.K86])/([.J86]-[.I86]))+([.L86]-(([.L86]-[.K86])/([.J86]-[.I86]))*[.J86])" office:value-type="float" office:value="137782.087981119" calcext:value-type="float">
            <text:p>137782,1</text:p>
          </table:table-cell>
          <table:table-cell table:style-name="ce10" table:formula="of:=[.N86]-[.N85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86];1)" office:value-type="date" office:date-value="2017-05-31" calcext:value-type="date">
            <text:p>31-Mei-17</text:p>
          </table:table-cell>
          <table:table-cell office:value-type="time" office:time-value="PT00H00M00S" calcext:value-type="time">
            <text:p>00:00</text:p>
          </table:table-cell>
          <table:table-cell table:formula="of:=([.A87]+[.B87])*(([.C95]-[.C79])/(([.A95]+[.B95])-([.A79]-[.B79])))+([.C95]-(([.C95]-[.C79])/(([.A95]+[.B95])-([.A79]-[.B79])))*([.A95]+[.B95]))" office:value-type="float" office:value="138593.193663296" calcext:value-type="float">
            <text:p>138593,2</text:p>
          </table:table-cell>
          <table:table-cell table:number-columns-repeated="4"/>
          <table:table-cell table:formula="of:=[.H75]" office:value-type="float" office:value="3" calcext:value-type="float">
            <text:p>3</text:p>
          </table:table-cell>
          <table:table-cell table:style-name="ce4" table:formula="of:=[.A87]+[.B87]" office:value-type="date" office:date-value="2017-05-31" calcext:value-type="date">
            <text:p>31-Mei-17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10" table:formula="of:=[.C87]" office:value-type="float" office:value="138593.193663296" calcext:value-type="float">
            <text:p>138593,2</text:p>
          </table:table-cell>
          <table:table-cell table:style-name="ce10" table:formula="of:=[.C88]" office:value-type="float" office:value="139378.134646047" calcext:value-type="float">
            <text:p>139378,1</text:p>
          </table:table-cell>
          <table:table-cell table:style-name="ce4" table:formula="of:=EOMONTH([.A87];0)" office:value-type="date" office:date-value="2017-05-31" calcext:value-type="date">
            <text:p>31-Mei-17</text:p>
          </table:table-cell>
          <table:table-cell table:style-name="ce10" table:formula="of:=[.M87]*(([.L87]-[.K87])/([.J87]-[.I87]))+([.L87]-(([.L87]-[.K87])/([.J87]-[.I87]))*[.J87])" office:value-type="float" office:value="138593.193663296" calcext:value-type="float">
            <text:p>138593,2</text:p>
          </table:table-cell>
          <table:table-cell table:style-name="ce10" table:formula="of:=[.N87]-[.N86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7];1)" office:value-type="date" office:date-value="2017-06-30" calcext:value-type="date">
            <text:p>30-Jun-17</text:p>
          </table:table-cell>
          <table:table-cell office:value-type="time" office:time-value="PT00H00M00S" calcext:value-type="time">
            <text:p>00:00</text:p>
          </table:table-cell>
          <table:table-cell table:formula="of:=([.A88]+[.B88])*(([.C95]-[.C79])/(([.A95]+[.B95])-([.A79]-[.B79])))+([.C95]-(([.C95]-[.C79])/(([.A95]+[.B95])-([.A79]-[.B79])))*([.A95]+[.B95]))" office:value-type="float" office:value="139378.134646047" calcext:value-type="float">
            <text:p>139378,1</text:p>
          </table:table-cell>
          <table:table-cell table:number-columns-repeated="4"/>
          <table:table-cell table:formula="of:=[.H76]" office:value-type="float" office:value="4" calcext:value-type="float">
            <text:p>4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10" table:formula="of:=[.C88]" office:value-type="float" office:value="139378.134646047" calcext:value-type="float">
            <text:p>139378,1</text:p>
          </table:table-cell>
          <table:table-cell table:style-name="ce10" table:formula="of:=[.C89]" office:value-type="float" office:value="140189.240328224" calcext:value-type="float">
            <text:p>140189,2</text:p>
          </table:table-cell>
          <table:table-cell table:style-name="ce4" table:formula="of:=EOMONTH([.A88];0)" office:value-type="date" office:date-value="2017-06-30" calcext:value-type="date">
            <text:p>30-Jun-17</text:p>
          </table:table-cell>
          <table:table-cell table:style-name="ce10" table:formula="of:=[.M88]*(([.L88]-[.K88])/([.J88]-[.I88]))+([.L88]-(([.L88]-[.K88])/([.J88]-[.I88]))*[.J88])" office:value-type="float" office:value="139378.134646047" calcext:value-type="float">
            <text:p>139378,1</text:p>
          </table:table-cell>
          <table:table-cell table:style-name="ce10" table:formula="of:=[.N88]-[.N87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88];1)" office:value-type="date" office:date-value="2017-07-31" calcext:value-type="date">
            <text:p>31-Jul-17</text:p>
          </table:table-cell>
          <table:table-cell office:value-type="time" office:time-value="PT00H00M00S" calcext:value-type="time">
            <text:p>00:00</text:p>
          </table:table-cell>
          <table:table-cell table:formula="of:=([.A89]+[.B89])*(([.C95]-[.C79])/(([.A95]+[.B95])-([.A79]-[.B79])))+([.C95]-(([.C95]-[.C79])/(([.A95]+[.B95])-([.A79]-[.B79])))*([.A95]+[.B95]))" office:value-type="float" office:value="140189.240328224" calcext:value-type="float">
            <text:p>140189,2</text:p>
          </table:table-cell>
          <table:table-cell table:number-columns-repeated="4"/>
          <table:table-cell table:formula="of:=[.H77]" office:value-type="float" office:value="5" calcext:value-type="float">
            <text:p>5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10" table:formula="of:=[.C89]" office:value-type="float" office:value="140189.240328224" calcext:value-type="float">
            <text:p>140189,2</text:p>
          </table:table-cell>
          <table:table-cell table:style-name="ce10" table:formula="of:=[.C90]" office:value-type="float" office:value="141000.346010401" calcext:value-type="float">
            <text:p>141000,3</text:p>
          </table:table-cell>
          <table:table-cell table:style-name="ce4" table:formula="of:=EOMONTH([.A89];0)" office:value-type="date" office:date-value="2017-07-31" calcext:value-type="date">
            <text:p>31-Jul-17</text:p>
          </table:table-cell>
          <table:table-cell table:style-name="ce10" table:formula="of:=[.M89]*(([.L89]-[.K89])/([.J89]-[.I89]))+([.L89]-(([.L89]-[.K89])/([.J89]-[.I89]))*[.J89])" office:value-type="float" office:value="140189.240328224" calcext:value-type="float">
            <text:p>140189,2</text:p>
          </table:table-cell>
          <table:table-cell table:style-name="ce10" table:formula="of:=[.N89]-[.N88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9];1)" office:value-type="date" office:date-value="2017-08-31" calcext:value-type="date">
            <text:p>31-Aug-17</text:p>
          </table:table-cell>
          <table:table-cell office:value-type="time" office:time-value="PT00H00M00S" calcext:value-type="time">
            <text:p>00:00</text:p>
          </table:table-cell>
          <table:table-cell table:formula="of:=([.A90]+[.B90])*(([.C95]-[.C79])/(([.A95]+[.B95])-([.A79]-[.B79])))+([.C95]-(([.C95]-[.C79])/(([.A95]+[.B95])-([.A79]-[.B79])))*([.A95]+[.B95]))" office:value-type="float" office:value="141000.346010401" calcext:value-type="float">
            <text:p>141000,3</text:p>
          </table:table-cell>
          <table:table-cell table:number-columns-repeated="4"/>
          <table:table-cell table:formula="of:=[.H78]" office:value-type="float" office:value="6" calcext:value-type="float">
            <text:p>6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10" table:formula="of:=[.C90]" office:value-type="float" office:value="141000.346010401" calcext:value-type="float">
            <text:p>141000,3</text:p>
          </table:table-cell>
          <table:table-cell table:style-name="ce10" table:formula="of:=[.C91]" office:value-type="float" office:value="141785.286993153" calcext:value-type="float">
            <text:p>141785,3</text:p>
          </table:table-cell>
          <table:table-cell table:style-name="ce4" table:formula="of:=EOMONTH([.A90];0)" office:value-type="date" office:date-value="2017-08-31" calcext:value-type="date">
            <text:p>31-Aug-17</text:p>
          </table:table-cell>
          <table:table-cell table:style-name="ce10" table:formula="of:=[.M90]*(([.L90]-[.K90])/([.J90]-[.I90]))+([.L90]-(([.L90]-[.K90])/([.J90]-[.I90]))*[.J90])" office:value-type="float" office:value="141000.346010401" calcext:value-type="float">
            <text:p>141000,3</text:p>
          </table:table-cell>
          <table:table-cell table:style-name="ce10" table:formula="of:=[.N90]-[.N89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90];1)" office:value-type="date" office:date-value="2017-09-30" calcext:value-type="date">
            <text:p>30-Sep-17</text:p>
          </table:table-cell>
          <table:table-cell office:value-type="time" office:time-value="PT00H00M00S" calcext:value-type="time">
            <text:p>00:00</text:p>
          </table:table-cell>
          <table:table-cell table:formula="of:=([.A91]+[.B91])*(([.C95]-[.C79])/(([.A95]+[.B95])-([.A79]-[.B79])))+([.C95]-(([.C95]-[.C79])/(([.A95]+[.B95])-([.A79]-[.B79])))*([.A95]+[.B95]))" office:value-type="float" office:value="141785.286993153" calcext:value-type="float">
            <text:p>141785,3</text:p>
          </table:table-cell>
          <table:table-cell table:number-columns-repeated="4"/>
          <table:table-cell table:formula="of:=[.H79]" office:value-type="float" office:value="7" calcext:value-type="float">
            <text:p>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4" table:formula="of:=[.A92]+[.B92]" office:value-type="date" office:date-value="2017-10-31" calcext:value-type="date">
            <text:p>31-Okt-17</text:p>
          </table:table-cell>
          <table:table-cell table:style-name="ce10" table:formula="of:=[.C91]" office:value-type="float" office:value="141785.286993153" calcext:value-type="float">
            <text:p>141785,3</text:p>
          </table:table-cell>
          <table:table-cell table:style-name="ce10" table:formula="of:=[.C92]" office:value-type="float" office:value="142596.392675329" calcext:value-type="float">
            <text:p>142596,4</text:p>
          </table:table-cell>
          <table:table-cell table:style-name="ce4" table:formula="of:=EOMONTH([.A91];0)" office:value-type="date" office:date-value="2017-09-30" calcext:value-type="date">
            <text:p>30-Sep-17</text:p>
          </table:table-cell>
          <table:table-cell table:style-name="ce10" table:formula="of:=[.M91]*(([.L91]-[.K91])/([.J91]-[.I91]))+([.L91]-(([.L91]-[.K91])/([.J91]-[.I91]))*[.J91])" office:value-type="float" office:value="141785.286993153" calcext:value-type="float">
            <text:p>141785,3</text:p>
          </table:table-cell>
          <table:table-cell table:style-name="ce10" table:formula="of:=[.N91]-[.N90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91];1)" office:value-type="date" office:date-value="2017-10-31" calcext:value-type="date">
            <text:p>31-Okt-17</text:p>
          </table:table-cell>
          <table:table-cell office:value-type="time" office:time-value="PT00H00M00S" calcext:value-type="time">
            <text:p>00:00</text:p>
          </table:table-cell>
          <table:table-cell table:formula="of:=([.A92]+[.B92])*(([.C95]-[.C79])/(([.A95]+[.B95])-([.A79]-[.B79])))+([.C95]-(([.C95]-[.C79])/(([.A95]+[.B95])-([.A79]-[.B79])))*([.A95]+[.B95]))" office:value-type="float" office:value="142596.392675329" calcext:value-type="float">
            <text:p>142596,4</text:p>
          </table:table-cell>
          <table:table-cell table:number-columns-repeated="4"/>
          <table:table-cell table:formula="of:=[.H80]" office:value-type="float" office:value="8" calcext:value-type="float">
            <text:p>8</text:p>
          </table:table-cell>
          <table:table-cell table:style-name="ce4" table:formula="of:=[.A92]+[.B92]" office:value-type="date" office:date-value="2017-10-31" calcext:value-type="date">
            <text:p>31-Okt-17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10" table:formula="of:=[.C92]" office:value-type="float" office:value="142596.392675329" calcext:value-type="float">
            <text:p>142596,4</text:p>
          </table:table-cell>
          <table:table-cell table:style-name="ce10" table:formula="of:=[.C93]" office:value-type="float" office:value="143381.333658081" calcext:value-type="float">
            <text:p>143381,3</text:p>
          </table:table-cell>
          <table:table-cell table:style-name="ce4" table:formula="of:=EOMONTH([.A92];0)" office:value-type="date" office:date-value="2017-10-31" calcext:value-type="date">
            <text:p>31-Okt-17</text:p>
          </table:table-cell>
          <table:table-cell table:style-name="ce10" table:formula="of:=[.M92]*(([.L92]-[.K92])/([.J92]-[.I92]))+([.L92]-(([.L92]-[.K92])/([.J92]-[.I92]))*[.J92])" office:value-type="float" office:value="142596.392675329" calcext:value-type="float">
            <text:p>142596,4</text:p>
          </table:table-cell>
          <table:table-cell table:style-name="ce10" table:formula="of:=[.N92]-[.N91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92];1)" office:value-type="date" office:date-value="2017-11-30" calcext:value-type="date">
            <text:p>30-Nov-17</text:p>
          </table:table-cell>
          <table:table-cell office:value-type="time" office:time-value="PT00H00M00S" calcext:value-type="time">
            <text:p>00:00</text:p>
          </table:table-cell>
          <table:table-cell table:formula="of:=([.A93]+[.B93])*(([.C95]-[.C79])/(([.A95]+[.B95])-([.A79]-[.B79])))+([.C95]-(([.C95]-[.C79])/(([.A95]+[.B95])-([.A79]-[.B79])))*([.A95]+[.B95]))" office:value-type="float" office:value="143381.333658081" calcext:value-type="float">
            <text:p>143381,3</text:p>
          </table:table-cell>
          <table:table-cell table:number-columns-repeated="4"/>
          <table:table-cell table:formula="of:=[.H81]" office:value-type="float" office:value="9" calcext:value-type="float">
            <text:p>9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4" table:formula="of:=[.A94]+[.B94]" office:value-type="date" office:date-value="2017-12-31" calcext:value-type="date">
            <text:p>31-Des-17</text:p>
          </table:table-cell>
          <table:table-cell table:style-name="ce10" table:formula="of:=[.C93]" office:value-type="float" office:value="143381.333658081" calcext:value-type="float">
            <text:p>143381,3</text:p>
          </table:table-cell>
          <table:table-cell table:style-name="ce10" table:formula="of:=[.C94]" office:value-type="float" office:value="144192.439340258" calcext:value-type="float">
            <text:p>144192,4</text:p>
          </table:table-cell>
          <table:table-cell table:style-name="ce4" table:formula="of:=EOMONTH([.A93];0)" office:value-type="date" office:date-value="2017-11-30" calcext:value-type="date">
            <text:p>30-Nov-17</text:p>
          </table:table-cell>
          <table:table-cell table:style-name="ce10" table:formula="of:=[.M93]*(([.L93]-[.K93])/([.J93]-[.I93]))+([.L93]-(([.L93]-[.K93])/([.J93]-[.I93]))*[.J93])" office:value-type="float" office:value="143381.333658081" calcext:value-type="float">
            <text:p>143381,3</text:p>
          </table:table-cell>
          <table:table-cell table:style-name="ce10" table:formula="of:=[.N93]-[.N92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93];1)" office:value-type="date" office:date-value="2017-12-31" calcext:value-type="date">
            <text:p>31-Des-17</text:p>
          </table:table-cell>
          <table:table-cell office:value-type="time" office:time-value="PT00H00M00S" calcext:value-type="time">
            <text:p>00:00</text:p>
          </table:table-cell>
          <table:table-cell table:formula="of:=([.A94]+[.B94])*(([.C95]-[.C79])/(([.A95]+[.B95])-([.A79]-[.B79])))+([.C95]-(([.C95]-[.C79])/(([.A95]+[.B95])-([.A79]-[.B79])))*([.A95]+[.B95]))" office:value-type="float" office:value="144192.439340258" calcext:value-type="float">
            <text:p>144192,4</text:p>
          </table:table-cell>
          <table:table-cell table:number-columns-repeated="4"/>
          <table:table-cell table:formula="of:=[.H82]" office:value-type="float" office:value="10" calcext:value-type="float">
            <text:p>10</text:p>
          </table:table-cell>
          <table:table-cell table:style-name="ce4" table:formula="of:=[.A94]+[.B94]" office:value-type="date" office:date-value="2017-12-31" calcext:value-type="date">
            <text:p>31-Des-17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10" table:formula="of:=[.C94]" office:value-type="float" office:value="144192.439340258" calcext:value-type="float">
            <text:p>144192,4</text:p>
          </table:table-cell>
          <table:table-cell table:style-name="ce10" table:formula="of:=[.C95]" office:value-type="float" office:value="144697.2" calcext:value-type="float">
            <text:p>144697,2</text:p>
          </table:table-cell>
          <table:table-cell table:style-name="ce4" table:formula="of:=EOMONTH([.A94];0)" office:value-type="date" office:date-value="2017-12-31" calcext:value-type="date">
            <text:p>31-Des-17</text:p>
          </table:table-cell>
          <table:table-cell table:style-name="ce10" table:formula="of:=[.M94]*(([.L94]-[.K94])/([.J94]-[.I94]))+([.L94]-(([.L94]-[.K94])/([.J94]-[.I94]))*[.J94])" office:value-type="float" office:value="144192.439340258" calcext:value-type="float">
            <text:p>144192,4</text:p>
          </table:table-cell>
          <table:table-cell table:style-name="ce10" table:formula="of:=[.N94]-[.N93]" office:value-type="float" office:value="811.105682177004" calcext:value-type="float">
            <text:p>811,1</text:p>
          </table:table-cell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,2</text:p>
          </table:table-cell>
          <table:table-cell table:number-columns-repeated="4"/>
          <table:table-cell table:formula="of:=[.H83]" office:value-type="float" office:value="11" calcext:value-type="float">
            <text:p>11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4" table:formula="of:=[.A96]+[.B96]" office:value-type="date" office:date-value="2018-02-14T17:56:00" calcext:value-type="date">
            <text:p>14-Feb-18</text:p>
          </table:table-cell>
          <table:table-cell table:style-name="ce10" table:formula="of:=[.C95]" office:value-type="float" office:value="144697.2" calcext:value-type="float">
            <text:p>144697,2</text:p>
          </table:table-cell>
          <table:table-cell table:style-name="ce10" table:formula="of:=[.C96]" office:value-type="float" office:value="145387.6" calcext:value-type="float">
            <text:p>145387,6</text:p>
          </table:table-cell>
          <table:table-cell table:style-name="ce4" table:formula="of:=EOMONTH([.A95];0)" office:value-type="date" office:date-value="2018-01-31" calcext:value-type="date">
            <text:p>31-Jan-18</text:p>
          </table:table-cell>
          <table:table-cell table:style-name="ce10" table:formula="of:=[.M95]*(([.L95]-[.K95])/([.J95]-[.I95]))+([.L95]-(([.L95]-[.K95])/([.J95]-[.I95]))*[.J95])" office:value-type="float" office:value="145002.747669047" calcext:value-type="float">
            <text:p>145002,7</text:p>
          </table:table-cell>
          <table:table-cell table:style-name="ce10" table:formula="of:=[.N95]-[.N94]" office:value-type="float" office:value="810.308328788378" calcext:value-type="float">
            <text:p>810,3</text:p>
          </table:table-cell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,6</text:p>
          </table:table-cell>
          <table:table-cell table:number-columns-repeated="5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</table:table-row>
        <table:table-row table:style-name="ro2" table:number-rows-repeated="5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2" office:value-type="string" calcext:value-type="string">
            <text:p>Oorspronklike data: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12"/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,3</text:p>
          </table:table-cell>
          <table:table-cell table:number-columns-repeated="12"/>
        </table:table-row>
        <table:table-row table:style-name="ro2">
          <table:table-cell office:value-type="date" office:date-value="2011-08-25" calcext:value-type="date">
            <text:p>25-Aug-11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72296.4" calcext:value-type="float">
            <text:p>72296,4</text:p>
          </table:table-cell>
          <table:table-cell table:number-columns-repeated="12"/>
        </table:table-row>
        <table:table-row table:style-name="ro2">
          <table:table-cell office:value-type="date" office:date-value="2011-08-26" calcext:value-type="date">
            <text:p>26-Aug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2330.5" calcext:value-type="float">
            <text:p>72330,5</text:p>
          </table:table-cell>
          <table:table-cell table:number-columns-repeated="12"/>
        </table:table-row>
        <table:table-row table:style-name="ro2">
          <table:table-cell office:value-type="date" office:date-value="2011-08-29" calcext:value-type="date">
            <text:p>29-Aug-1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72444.8" calcext:value-type="float">
            <text:p>72444,8</text:p>
          </table:table-cell>
          <table:table-cell table:number-columns-repeated="12"/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,0</text:p>
          </table:table-cell>
          <table:table-cell table:number-columns-repeated="12"/>
        </table:table-row>
        <table:table-row table:style-name="ro2">
          <table:table-cell office:value-type="date" office:date-value="2011-09-15" calcext:value-type="date">
            <text:p>15-Sep-11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73138" calcext:value-type="float">
            <text:p>73138,0</text:p>
          </table:table-cell>
          <table:table-cell table:number-columns-repeated="12"/>
        </table:table-row>
        <table:table-row table:style-name="ro2">
          <table:table-cell office:value-type="date" office:date-value="2011-09-16" calcext:value-type="date">
            <text:p>16-Sep-11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73177.7" calcext:value-type="float">
            <text:p>73177,7</text:p>
          </table:table-cell>
          <table:table-cell table:number-columns-repeated="12"/>
        </table:table-row>
        <table:table-row table:style-name="ro2">
          <table:table-cell office:value-type="date" office:date-value="2011-09-30" calcext:value-type="date">
            <text:p>30-Sep-11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73783.6" calcext:value-type="float">
            <text:p>73783,6</text:p>
          </table:table-cell>
          <table:table-cell table:number-columns-repeated="12"/>
        </table:table-row>
        <table:table-row table:style-name="ro2">
          <table:table-cell office:value-type="date" office:date-value="2011-10-18" calcext:value-type="date">
            <text:p>18-Ok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,4</text:p>
          </table:table-cell>
          <table:table-cell table:number-columns-repeated="12"/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,4</text:p>
          </table:table-cell>
          <table:table-cell table:number-columns-repeated="12"/>
        </table:table-row>
        <table:table-row table:style-name="ro2">
          <table:table-cell office:value-type="date" office:date-value="2011-11-08" calcext:value-type="date">
            <text:p>08-Nov-11</text:p>
          </table:table-cell>
          <table:table-cell office:value-type="time" office:time-value="PT17H29M00S" calcext:value-type="time">
            <text:p>17:29</text:p>
          </table:table-cell>
          <table:table-cell office:value-type="float" office:value="75266.5" calcext:value-type="float">
            <text:p>75266,5</text:p>
          </table:table-cell>
          <table:table-cell table:number-columns-repeated="12"/>
        </table:table-row>
        <table:table-row table:style-name="ro2">
          <table:table-cell office:value-type="date" office:date-value="2011-11-09" calcext:value-type="date">
            <text:p>09-Nov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5300.7" calcext:value-type="float">
            <text:p>75300,7</text:p>
          </table:table-cell>
          <table:table-cell table:number-columns-repeated="12"/>
        </table:table-row>
        <table:table-row table:style-name="ro2">
          <table:table-cell office:value-type="date" office:date-value="2011-11-10" calcext:value-type="date">
            <text:p>10-Nov-11</text:p>
          </table:table-cell>
          <table:table-cell office:value-type="time" office:time-value="PT18H47M00S" calcext:value-type="time">
            <text:p>18:47</text:p>
          </table:table-cell>
          <table:table-cell office:value-type="float" office:value="75341.6" calcext:value-type="float">
            <text:p>75341,6</text:p>
          </table:table-cell>
          <table:table-cell table:number-columns-repeated="12"/>
        </table:table-row>
        <table:table-row table:style-name="ro2">
          <table:table-cell office:value-type="date" office:date-value="2011-11-11" calcext:value-type="date">
            <text:p>11-Nov-11</text:p>
          </table:table-cell>
          <table:table-cell office:value-type="time" office:time-value="PT15H57M00S" calcext:value-type="time">
            <text:p>15:57</text:p>
          </table:table-cell>
          <table:table-cell office:value-type="float" office:value="75370.9" calcext:value-type="float">
            <text:p>75370,9</text:p>
          </table:table-cell>
          <table:table-cell table:number-columns-repeated="12"/>
        </table:table-row>
        <table:table-row table:style-name="ro2">
          <table:table-cell office:value-type="date" office:date-value="2011-11-16" calcext:value-type="date">
            <text:p>16-Nov-11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75537.2" calcext:value-type="float">
            <text:p>75537,2</text:p>
          </table:table-cell>
          <table:table-cell table:number-columns-repeated="12"/>
        </table:table-row>
        <table:table-row table:style-name="ro2">
          <table:table-cell office:value-type="date" office:date-value="2011-11-22" calcext:value-type="date">
            <text:p>22-Nov-11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75774.5" calcext:value-type="float">
            <text:p>75774,5</text:p>
          </table:table-cell>
          <table:table-cell table:number-columns-repeated="12"/>
        </table:table-row>
        <table:table-row table:style-name="ro2">
          <table:table-cell office:value-type="date" office:date-value="2011-12-12" calcext:value-type="date">
            <text:p>12-Des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,1</text:p>
          </table:table-cell>
          <table:table-cell table:number-columns-repeated="12"/>
        </table:table-row>
        <table:table-row table:style-name="ro2">
          <table:table-cell office:value-type="date" office:date-value="2011-12-15" calcext:value-type="date">
            <text:p>15-Des-11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76597.2" calcext:value-type="float">
            <text:p>76597,2</text:p>
          </table:table-cell>
          <table:table-cell table:number-columns-repeated="12"/>
        </table:table-row>
        <table:table-row table:style-name="ro2">
          <table:table-cell office:value-type="date" office:date-value="2011-12-19" calcext:value-type="date">
            <text:p>19-Des-1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76685.6" calcext:value-type="float">
            <text:p>76685,6</text:p>
          </table:table-cell>
          <table:table-cell table:number-columns-repeated="12"/>
        </table:table-row>
        <table:table-row table:style-name="ro2">
          <table:table-cell office:value-type="date" office:date-value="2011-12-21" calcext:value-type="date">
            <text:p>21-Des-11</text:p>
          </table:table-cell>
          <table:table-cell office:value-type="time" office:time-value="PT12H59M00S" calcext:value-type="time">
            <text:p>12:59</text:p>
          </table:table-cell>
          <table:table-cell office:value-type="float" office:value="76769.8" calcext:value-type="float">
            <text:p>76769,8</text:p>
          </table:table-cell>
          <table:table-cell table:number-columns-repeated="12"/>
        </table:table-row>
        <table:table-row table:style-name="ro2">
          <table:table-cell office:value-type="date" office:date-value="2011-12-23" calcext:value-type="date">
            <text:p>23-Des-11</text:p>
          </table:table-cell>
          <table:table-cell office:value-type="time" office:time-value="PT15H18M00S" calcext:value-type="time">
            <text:p>15:18</text:p>
          </table:table-cell>
          <table:table-cell office:value-type="float" office:value="76846.3" calcext:value-type="float">
            <text:p>76846,3</text:p>
          </table:table-cell>
          <table:table-cell table:number-columns-repeated="12"/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,0</text:p>
          </table:table-cell>
          <table:table-cell table:number-columns-repeated="12"/>
        </table:table-row>
        <table:table-row table:style-name="ro2">
          <table:table-cell office:value-type="date" office:date-value="2012-01-10" calcext:value-type="date">
            <text:p>10-Jan-12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77490.6" calcext:value-type="float">
            <text:p>77490,6</text:p>
          </table:table-cell>
          <table:table-cell table:number-columns-repeated="12"/>
        </table:table-row>
        <table:table-row table:style-name="ro2">
          <table:table-cell office:value-type="date" office:date-value="2012-01-17" calcext:value-type="date">
            <text:p>17-Jan-12</text:p>
          </table:table-cell>
          <table:table-cell office:value-type="time" office:time-value="PT17H48M00S" calcext:value-type="time">
            <text:p>17:48</text:p>
          </table:table-cell>
          <table:table-cell table:style-name="Default" office:value-type="float" office:value="77699.6" calcext:value-type="float">
            <text:p>77699,6</text:p>
          </table:table-cell>
          <table:table-cell table:number-columns-repeated="12"/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,4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2-09" calcext:value-type="date">
            <text:p>09-Feb-12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5"/>
          <table:table-cell table:number-columns-repeated="12"/>
        </table:table-row>
        <table:table-row table:style-name="ro2">
          <table:table-cell office:value-type="date" office:date-value="2012-02-29" calcext:value-type="date">
            <text:p>29-Feb-12</text:p>
          </table:table-cell>
          <table:table-cell office:value-type="time" office:time-value="PT18H56M00S" calcext:value-type="time">
            <text:p>18:56</text:p>
          </table:table-cell>
          <table:table-cell office:value-type="float" office:value="78985.6" calcext:value-type="float">
            <text:p>78985,6</text:p>
          </table:table-cell>
          <table:table-cell table:number-columns-repeated="12"/>
        </table:table-row>
        <table:table-row table:style-name="ro2">
          <table:table-cell office:value-type="date" office:date-value="2012-03-14" calcext:value-type="date">
            <text:p>14-Mrt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,9</text:p>
          </table:table-cell>
          <table:table-cell table:number-columns-repeated="12"/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,1</text:p>
          </table:table-cell>
          <table:table-cell table:number-columns-repeated="12"/>
        </table:table-row>
        <table:table-row table:style-name="ro2">
          <table:table-cell office:value-type="date" office:date-value="2012-05-15" calcext:value-type="date">
            <text:p>15-Mei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,9</text:p>
          </table:table-cell>
          <table:table-cell table:number-columns-repeated="12"/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,9</text:p>
          </table:table-cell>
          <table:table-cell table:number-columns-repeated="12"/>
        </table:table-row>
        <table:table-row table:style-name="ro2">
          <table:table-cell office:value-type="date" office:date-value="2012-06-19" calcext:value-type="date">
            <text:p>19-Jun-12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83034.7" calcext:value-type="float">
            <text:p>83034,7</text:p>
          </table:table-cell>
          <table:table-cell table:number-columns-repeated="12"/>
        </table:table-row>
        <table:table-row table:style-name="ro2">
          <table:table-cell office:value-type="date" office:date-value="2012-06-25" calcext:value-type="date">
            <text:p>25-Jun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3387.7" calcext:value-type="float">
            <text:p>83387,7</text:p>
          </table:table-cell>
          <table:table-cell table:number-columns-repeated="12"/>
        </table:table-row>
        <table:table-row table:style-name="ro2">
          <table:table-cell office:value-type="date" office:date-value="2012-06-26" calcext:value-type="date">
            <text:p>26-Jun-12</text:p>
          </table:table-cell>
          <table:table-cell office:value-type="time" office:time-value="PT19H36M00S" calcext:value-type="time">
            <text:p>19:36</text:p>
          </table:table-cell>
          <table:table-cell office:value-type="float" office:value="83491.5" calcext:value-type="float">
            <text:p>83491,5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544.1" calcext:value-type="float">
            <text:p>83544,1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18H26M00S" calcext:value-type="time">
            <text:p>18:26</text:p>
          </table:table-cell>
          <table:table-cell office:value-type="float" office:value="83549" calcext:value-type="float">
            <text:p>83549,0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614.2" calcext:value-type="float">
            <text:p>83614,2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3638.6" calcext:value-type="float">
            <text:p>83638,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83664.6" calcext:value-type="float">
            <text:p>83664,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83673.5" calcext:value-type="float">
            <text:p>83673,5</text:p>
          </table:table-cell>
          <table:table-cell table:number-columns-repeated="12"/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,3</text:p>
          </table:table-cell>
          <table:table-cell table:number-columns-repeated="12"/>
        </table:table-row>
        <table:table-row table:style-name="ro2">
          <table:table-cell office:value-type="date" office:date-value="2012-07-09" calcext:value-type="date">
            <text:p>09-Jul-12</text:p>
          </table:table-cell>
          <table:table-cell office:value-type="time" office:time-value="PT20H44M00S" calcext:value-type="time">
            <text:p>20:44</text:p>
          </table:table-cell>
          <table:table-cell office:value-type="float" office:value="84225.9" calcext:value-type="float">
            <text:p>84225,9</text:p>
          </table:table-cell>
          <table:table-cell table:number-columns-repeated="12"/>
        </table:table-row>
        <table:table-row table:style-name="ro2">
          <table:table-cell office:value-type="date" office:date-value="2012-07-16" calcext:value-type="date">
            <text:p>16-Jul-12</text:p>
          </table:table-cell>
          <table:table-cell office:value-type="time" office:time-value="PT13H04M00S" calcext:value-type="time">
            <text:p>13:04</text:p>
          </table:table-cell>
          <table:table-cell office:value-type="float" office:value="84598.8" calcext:value-type="float">
            <text:p>84598,8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85038.7" calcext:value-type="float">
            <text:p>85038,7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85044.6" calcext:value-type="float">
            <text:p>85044,6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076.2" calcext:value-type="float">
            <text:p>85076,2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85078.5" calcext:value-type="float">
            <text:p>85078,5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114.2" calcext:value-type="float">
            <text:p>85114,2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85126.2" calcext:value-type="float">
            <text:p>85126,2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07H09M00S" calcext:value-type="time">
            <text:p>07:09</text:p>
          </table:table-cell>
          <table:table-cell office:value-type="float" office:value="85164.5" calcext:value-type="float">
            <text:p>85164,5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85167.5" calcext:value-type="float">
            <text:p>85167,5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336.9" calcext:value-type="float">
            <text:p>85336,9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85346.3" calcext:value-type="float">
            <text:p>85346,3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396.5" calcext:value-type="float">
            <text:p>85396,5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85406.9" calcext:value-type="float">
            <text:p>85406,9</text:p>
          </table:table-cell>
          <table:table-cell table:number-columns-repeated="12"/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,6</text:p>
          </table:table-cell>
          <table:table-cell table:number-columns-repeated="12"/>
        </table:table-row>
        <table:table-row table:style-name="ro2">
          <table:table-cell office:value-type="date" office:date-value="2012-08-03" calcext:value-type="date">
            <text:p>03-Aug-12</text:p>
          </table:table-cell>
          <table:table-cell office:value-type="time" office:time-value="PT15H56M00S" calcext:value-type="time">
            <text:p>15:56</text:p>
          </table:table-cell>
          <table:table-cell office:value-type="float" office:value="85516.9" calcext:value-type="float">
            <text:p>85516,9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658" calcext:value-type="float">
            <text:p>85658,0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5668.2" calcext:value-type="float">
            <text:p>85668,2</text:p>
          </table:table-cell>
          <table:table-cell table:number-columns-repeated="12"/>
        </table:table-row>
        <table:table-row table:style-name="ro2">
          <table:table-cell office:value-type="date" office:date-value="2012-08-07" calcext:value-type="date">
            <text:p>07-Aug-12</text:p>
          </table:table-cell>
          <table:table-cell office:value-type="time" office:time-value="PT18H31M00S" calcext:value-type="time">
            <text:p>18:31</text:p>
          </table:table-cell>
          <table:table-cell office:value-type="float" office:value="85718.3" calcext:value-type="float">
            <text:p>85718,3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766.2" calcext:value-type="float">
            <text:p>85766,2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5783.6" calcext:value-type="float">
            <text:p>85783,6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07H33M00S" calcext:value-type="time">
            <text:p>07:33</text:p>
          </table:table-cell>
          <table:table-cell office:value-type="float" office:value="85864.3" calcext:value-type="float">
            <text:p>85864,3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85869.4" calcext:value-type="float">
            <text:p>85869,4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86011.9" calcext:value-type="float">
            <text:p>86011,9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18H44M00S" calcext:value-type="time">
            <text:p>18:44</text:p>
          </table:table-cell>
          <table:table-cell office:value-type="float" office:value="86023.6" calcext:value-type="float">
            <text:p>86023,6</text:p>
          </table:table-cell>
          <table:table-cell table:number-columns-repeated="12"/>
        </table:table-row>
        <table:table-row table:style-name="ro2">
          <table:table-cell office:value-type="date" office:date-value="2012-08-29" calcext:value-type="date">
            <text:p>29-Aug-12</text:p>
          </table:table-cell>
          <table:table-cell office:value-type="time" office:time-value="PT07H46M00S" calcext:value-type="time">
            <text:p>07:46</text:p>
          </table:table-cell>
          <table:table-cell office:value-type="float" office:value="86593.5" calcext:value-type="float">
            <text:p>86593,5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,2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18H24M00S" calcext:value-type="time">
            <text:p>18:24</text:p>
          </table:table-cell>
          <table:table-cell office:value-type="float" office:value="86816.2" calcext:value-type="float">
            <text:p>86816,2</text:p>
          </table:table-cell>
          <table:table-cell table:number-columns-repeated="12"/>
        </table:table-row>
        <table:table-row table:style-name="ro2">
          <table:table-cell office:value-type="date" office:date-value="2012-09-05" calcext:value-type="date">
            <text:p>05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6842.8" calcext:value-type="float">
            <text:p>86842,8</text:p>
          </table:table-cell>
          <table:table-cell table:number-columns-repeated="12"/>
        </table:table-row>
        <table:table-row table:style-name="ro2">
          <table:table-cell office:value-type="date" office:date-value="2012-09-06" calcext:value-type="date">
            <text:p>06-Sep-12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86873.9" calcext:value-type="float">
            <text:p>86873,9</text:p>
          </table:table-cell>
          <table:table-cell table:number-columns-repeated="12"/>
        </table:table-row>
        <table:table-row table:style-name="ro2">
          <table:table-cell office:value-type="date" office:date-value="2012-09-10" calcext:value-type="date">
            <text:p>10-Sep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7048.4" calcext:value-type="float">
            <text:p>87048,4</text:p>
          </table:table-cell>
          <table:table-cell table:number-columns-repeated="12"/>
        </table:table-row>
        <table:table-row table:style-name="ro2">
          <table:table-cell office:value-type="date" office:date-value="2012-09-17" calcext:value-type="date">
            <text:p>17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7305.3" calcext:value-type="float">
            <text:p>87305,3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9-21" calcext:value-type="date">
            <text:p>21-Sep-12</text:p>
          </table:table-cell>
          <table:table-cell table:style-name="ce23" office:value-type="time" office:time-value="PT16H11M00S" calcext:value-type="time">
            <text:p>16:11</text:p>
          </table:table-cell>
          <table:table-cell table:style-name="ce25" office:value-type="float" office:value="87433" calcext:value-type="float">
            <text:p>87433,0</text:p>
          </table:table-cell>
          <table:table-cell table:number-columns-repeated="12"/>
        </table:table-row>
        <table:table-row table:style-name="ro2">
          <table:table-cell office:value-type="date" office:date-value="2012-09-30" calcext:value-type="date">
            <text:p>30-Sep-12</text:p>
          </table:table-cell>
          <table:table-cell office:value-type="time" office:time-value="PT19H02M00S" calcext:value-type="time">
            <text:p>19:02</text:p>
          </table:table-cell>
          <table:table-cell office:value-type="float" office:value="87738.8" calcext:value-type="float">
            <text:p>87738,8</text:p>
          </table:table-cell>
          <table:table-cell table:number-columns-repeated="12"/>
        </table:table-row>
        <table:table-row table:style-name="ro2">
          <table:table-cell office:value-type="date" office:date-value="2012-10-06" calcext:value-type="date">
            <text:p>06-Ok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,1</text:p>
          </table:table-cell>
          <table:table-cell table:number-columns-repeated="12"/>
        </table:table-row>
        <table:table-row table:style-name="ro2">
          <table:table-cell office:value-type="date" office:date-value="2012-10-12" calcext:value-type="date">
            <text:p>12-Okt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8133.3" calcext:value-type="float">
            <text:p>88133,3</text:p>
          </table:table-cell>
          <table:table-cell table:number-columns-repeated="12"/>
        </table:table-row>
        <table:table-row table:style-name="ro2">
          <table:table-cell office:value-type="date" office:date-value="2012-10-15" calcext:value-type="date">
            <text:p>15-Okt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8214.7" calcext:value-type="float">
            <text:p>88214,7</text:p>
          </table:table-cell>
          <table:table-cell table:number-columns-repeated="12"/>
        </table:table-row>
        <table:table-row table:style-name="ro2">
          <table:table-cell office:value-type="date" office:date-value="2012-10-22" calcext:value-type="date">
            <text:p>22-Okt-12</text:p>
          </table:table-cell>
          <table:table-cell office:value-type="time" office:time-value="PT20H46M00S" calcext:value-type="time">
            <text:p>20:46</text:p>
          </table:table-cell>
          <table:table-cell office:value-type="float" office:value="88438.1" calcext:value-type="float">
            <text:p>88438,1</text:p>
          </table:table-cell>
          <table:table-cell table:number-columns-repeated="12"/>
        </table:table-row>
        <table:table-row table:style-name="ro2">
          <table:table-cell office:value-type="date" office:date-value="2012-10-30" calcext:value-type="date">
            <text:p>30-Okt-12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88729.1" calcext:value-type="float">
            <text:p>88729,1</text:p>
          </table:table-cell>
          <table:table-cell table:number-columns-repeated="12"/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,3</text:p>
          </table:table-cell>
          <table:table-cell table:number-columns-repeated="12"/>
        </table:table-row>
        <table:table-row table:style-name="ro2">
          <table:table-cell office:value-type="date" office:date-value="2012-11-20" calcext:value-type="date">
            <text:p>20-Nov-12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89343.2" calcext:value-type="float">
            <text:p>89343,2</text:p>
          </table:table-cell>
          <table:table-cell table:number-columns-repeated="12"/>
        </table:table-row>
        <table:table-row table:style-name="ro2">
          <table:table-cell office:value-type="date" office:date-value="2012-12-06" calcext:value-type="date">
            <text:p>06-Des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,5</text:p>
          </table:table-cell>
          <table:table-cell table:number-columns-repeated="12"/>
        </table:table-row>
        <table:table-row table:style-name="ro2">
          <table:table-cell office:value-type="date" office:date-value="2012-12-22" calcext:value-type="date">
            <text:p>22-Des-12</text:p>
          </table:table-cell>
          <table:table-cell office:value-type="time" office:time-value="PT15H47M00S" calcext:value-type="time">
            <text:p>15:47</text:p>
          </table:table-cell>
          <table:table-cell office:value-type="float" office:value="90192" calcext:value-type="float">
            <text:p>90192,0</text:p>
          </table:table-cell>
          <table:table-cell table:number-columns-repeated="12"/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,7</text:p>
          </table:table-cell>
          <table:table-cell table:number-columns-repeated="12"/>
        </table:table-row>
        <table:table-row table:style-name="ro2">
          <table:table-cell office:value-type="date" office:date-value="2013-01-23" calcext:value-type="date">
            <text:p>23-Jan-13</text:p>
          </table:table-cell>
          <table:table-cell office:value-type="time" office:time-value="PT18H13M00S" calcext:value-type="time">
            <text:p>18:13</text:p>
          </table:table-cell>
          <table:table-cell office:value-type="float" office:value="90894.3" calcext:value-type="float">
            <text:p>90894,3</text:p>
          </table:table-cell>
          <table:table-cell table:number-columns-repeated="12"/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,8</text:p>
          </table:table-cell>
          <table:table-cell table:number-columns-repeated="12"/>
        </table:table-row>
        <table:table-row table:style-name="ro2">
          <table:table-cell office:value-type="date" office:date-value="2013-02-13" calcext:value-type="date">
            <text:p>13-Feb-13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91502.4" calcext:value-type="float">
            <text:p>91502,4</text:p>
          </table:table-cell>
          <table:table-cell table:number-columns-repeated="12"/>
        </table:table-row>
        <table:table-row table:style-name="ro2">
          <table:table-cell office:value-type="date" office:date-value="2013-02-25" calcext:value-type="date">
            <text:p>25-Feb-1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91861.8" calcext:value-type="float">
            <text:p>91861,8</text:p>
          </table:table-cell>
          <table:table-cell table:number-columns-repeated="12"/>
        </table:table-row>
        <table:table-row table:style-name="ro2">
          <table:table-cell office:value-type="date" office:date-value="2013-03-05" calcext:value-type="date">
            <text:p>05-Mrt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,6</text:p>
          </table:table-cell>
          <table:table-cell table:number-columns-repeated="12"/>
        </table:table-row>
        <table:table-row table:style-name="ro2">
          <table:table-cell office:value-type="date" office:date-value="2013-03-12" calcext:value-type="date">
            <text:p>12-Mrt-13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92311.7" calcext:value-type="float">
            <text:p>92311,7</text:p>
          </table:table-cell>
          <table:table-cell table:number-columns-repeated="12"/>
        </table:table-row>
        <table:table-row table:style-name="ro2">
          <table:table-cell office:value-type="date" office:date-value="2013-03-19" calcext:value-type="date">
            <text:p>19-Mrt-13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92561.6" calcext:value-type="float">
            <text:p>92561,6</text:p>
          </table:table-cell>
          <table:table-cell table:number-columns-repeated="12"/>
        </table:table-row>
        <table:table-row table:style-name="ro2">
          <table:table-cell office:value-type="date" office:date-value="2013-03-27" calcext:value-type="date">
            <text:p>27-Mrt-13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92797.9" calcext:value-type="float">
            <text:p>92797,9</text:p>
          </table:table-cell>
          <table:table-cell table:number-columns-repeated="12"/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,7</text:p>
          </table:table-cell>
          <table:table-cell table:number-columns-repeated="12"/>
        </table:table-row>
        <table:table-row table:style-name="ro2">
          <table:table-cell office:value-type="date" office:date-value="2013-04-08" calcext:value-type="date">
            <text:p>08-Apr-13</text:p>
          </table:table-cell>
          <table:table-cell office:value-type="time" office:time-value="PT19H43M00S" calcext:value-type="time">
            <text:p>19:43</text:p>
          </table:table-cell>
          <table:table-cell office:value-type="float" office:value="93222.8" calcext:value-type="float">
            <text:p>93222,8</text:p>
          </table:table-cell>
          <table:table-cell table:number-columns-repeated="12"/>
        </table:table-row>
        <table:table-row table:style-name="ro2">
          <table:table-cell office:value-type="date" office:date-value="2013-04-15" calcext:value-type="date">
            <text:p>15-Apr-13</text:p>
          </table:table-cell>
          <table:table-cell office:value-type="time" office:time-value="PT21H24M00S" calcext:value-type="time">
            <text:p>21:24</text:p>
          </table:table-cell>
          <table:table-cell office:value-type="float" office:value="93485.9" calcext:value-type="float">
            <text:p>93485,9</text:p>
          </table:table-cell>
          <table:table-cell table:number-columns-repeated="12"/>
        </table:table-row>
        <table:table-row table:style-name="ro2">
          <table:table-cell office:value-type="date" office:date-value="2013-04-22" calcext:value-type="date">
            <text:p>22-Apr-13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93718.5" calcext:value-type="float">
            <text:p>93718,5</text:p>
          </table:table-cell>
          <table:table-cell table:number-columns-repeated="12"/>
        </table:table-row>
        <table:table-row table:style-name="ro2">
          <table:table-cell office:value-type="date" office:date-value="2013-04-24" calcext:value-type="date">
            <text:p>24-Apr-13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3794.3" calcext:value-type="float">
            <text:p>93794,3</text:p>
          </table:table-cell>
          <table:table-cell table:number-columns-repeated="12"/>
        </table:table-row>
        <table:table-row table:style-name="ro2">
          <table:table-cell office:value-type="date" office:date-value="2013-05-06" calcext:value-type="date">
            <text:p>06-Mei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,8</text:p>
          </table:table-cell>
          <table:table-cell table:number-columns-repeated="12"/>
        </table:table-row>
        <table:table-row table:style-name="ro2">
          <table:table-cell office:value-type="date" office:date-value="2013-05-13" calcext:value-type="date">
            <text:p>13-Mei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486.8" calcext:value-type="float">
            <text:p>94486,8</text:p>
          </table:table-cell>
          <table:table-cell table:number-columns-repeated="12"/>
        </table:table-row>
        <table:table-row table:style-name="ro2">
          <table:table-cell office:value-type="date" office:date-value="2013-05-17" calcext:value-type="date">
            <text:p>17-Mei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647.7" calcext:value-type="float">
            <text:p>94647,7</text:p>
          </table:table-cell>
          <table:table-cell table:number-columns-repeated="12"/>
        </table:table-row>
        <table:table-row table:style-name="ro2">
          <table:table-cell office:value-type="date" office:date-value="2013-05-20" calcext:value-type="date">
            <text:p>20-Mei-13</text:p>
          </table:table-cell>
          <table:table-cell office:value-type="time" office:time-value="PT21H32M00S" calcext:value-type="time">
            <text:p>21:32</text:p>
          </table:table-cell>
          <table:table-cell office:value-type="float" office:value="94777.1" calcext:value-type="float">
            <text:p>94777,1</text:p>
          </table:table-cell>
          <table:table-cell table:number-columns-repeated="12"/>
        </table:table-row>
        <table:table-row table:style-name="ro2">
          <table:table-cell office:value-type="date" office:date-value="2013-05-21" calcext:value-type="date">
            <text:p>21-Mei-13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94819.4" calcext:value-type="float">
            <text:p>94819,4</text:p>
          </table:table-cell>
          <table:table-cell table:number-columns-repeated="12"/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,7</text:p>
          </table:table-cell>
          <table:table-cell table:number-columns-repeated="12"/>
        </table:table-row>
        <table:table-row table:style-name="ro2">
          <table:table-cell office:value-type="date" office:date-value="2013-06-18" calcext:value-type="date">
            <text:p>18-Jun-13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96069.9" calcext:value-type="float">
            <text:p>96069,9</text:p>
          </table:table-cell>
          <table:table-cell table:number-columns-repeated="12"/>
        </table:table-row>
        <table:table-row table:style-name="ro2">
          <table:table-cell office:value-type="date" office:date-value="2013-06-24" calcext:value-type="date">
            <text:p>24-Jun-13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96317.4" calcext:value-type="float">
            <text:p>96317,4</text:p>
          </table:table-cell>
          <table:table-cell table:number-columns-repeated="12"/>
        </table:table-row>
        <table:table-row table:style-name="ro2">
          <table:table-cell office:value-type="date" office:date-value="2013-07-01" calcext:value-type="date">
            <text:p>01-Jul-13</text:p>
          </table:table-cell>
          <table:table-cell office:value-type="time" office:time-value="PT18H09M00S" calcext:value-type="time">
            <text:p>18:09</text:p>
          </table:table-cell>
          <table:table-cell table:number-columns-repeated="13"/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,8</text:p>
          </table:table-cell>
          <table:table-cell table:number-columns-repeated="12"/>
        </table:table-row>
        <table:table-row table:style-name="ro2">
          <table:table-cell office:value-type="date" office:date-value="2013-07-10" calcext:value-type="date">
            <text:p>10-Jul-13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97166.8" calcext:value-type="float">
            <text:p>97166,8</text:p>
          </table:table-cell>
          <table:table-cell table:number-columns-repeated="12"/>
        </table:table-row>
        <table:table-row table:style-name="ro2">
          <table:table-cell office:value-type="date" office:date-value="2013-07-16" calcext:value-type="date">
            <text:p>16-Jul-13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97542.6" calcext:value-type="float">
            <text:p>97542,6</text:p>
          </table:table-cell>
          <table:table-cell table:number-columns-repeated="12"/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,1</text:p>
          </table:table-cell>
          <table:table-cell table:number-columns-repeated="12"/>
        </table:table-row>
        <table:table-row table:style-name="ro2">
          <table:table-cell office:value-type="date" office:date-value="2013-08-05" calcext:value-type="date">
            <text:p>05-Aug-13</text:p>
          </table:table-cell>
          <table:table-cell office:value-type="time" office:time-value="PT23H23M00S" calcext:value-type="time">
            <text:p>23:23</text:p>
          </table:table-cell>
          <table:table-cell office:value-type="float" office:value="98644.9" calcext:value-type="float">
            <text:p>98644,9</text:p>
          </table:table-cell>
          <table:table-cell table:number-columns-repeated="12"/>
        </table:table-row>
        <table:table-row table:style-name="ro2">
          <table:table-cell office:value-type="date" office:date-value="2013-08-08" calcext:value-type="date">
            <text:p>08-Aug-13</text:p>
          </table:table-cell>
          <table:table-cell office:value-type="time" office:time-value="PT16H32M00S" calcext:value-type="time">
            <text:p>16:32</text:p>
          </table:table-cell>
          <table:table-cell office:value-type="float" office:value="98785.6" calcext:value-type="float">
            <text:p>98785,6</text:p>
          </table:table-cell>
          <table:table-cell table:number-columns-repeated="12"/>
        </table:table-row>
        <table:table-row table:style-name="ro2">
          <table:table-cell office:value-type="date" office:date-value="2013-08-13" calcext:value-type="date">
            <text:p>13-Aug-13</text:p>
          </table:table-cell>
          <table:table-cell office:value-type="time" office:time-value="PT18H41M00S" calcext:value-type="time">
            <text:p>18:41</text:p>
          </table:table-cell>
          <table:table-cell office:value-type="float" office:value="99036.1" calcext:value-type="float">
            <text:p>99036,1</text:p>
          </table:table-cell>
          <table:table-cell table:number-columns-repeated="12"/>
        </table:table-row>
        <table:table-row table:style-name="ro2">
          <table:table-cell office:value-type="date" office:date-value="2013-08-20" calcext:value-type="date">
            <text:p>20-Aug-13</text:p>
          </table:table-cell>
          <table:table-cell office:value-type="time" office:time-value="PT21H53M00S" calcext:value-type="time">
            <text:p>21:53</text:p>
          </table:table-cell>
          <table:table-cell office:value-type="float" office:value="99389.5" calcext:value-type="float">
            <text:p>99389,5</text:p>
          </table:table-cell>
          <table:table-cell table:number-columns-repeated="12"/>
        </table:table-row>
        <table:table-row table:style-name="ro2">
          <table:table-cell office:value-type="date" office:date-value="2013-08-24" calcext:value-type="date">
            <text:p>24-Aug-13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99562.5" calcext:value-type="float">
            <text:p>99562,5</text:p>
          </table:table-cell>
          <table:table-cell table:number-columns-repeated="12"/>
        </table:table-row>
        <table:table-row table:style-name="ro2">
          <table:table-cell office:value-type="date" office:date-value="2013-08-27" calcext:value-type="date">
            <text:p>27-Aug-13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99708.7" calcext:value-type="float">
            <text:p>99708,7</text:p>
          </table:table-cell>
          <table:table-cell table:number-columns-repeated="12"/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,2</text:p>
          </table:table-cell>
          <table:table-cell table:number-columns-repeated="12"/>
        </table:table-row>
        <table:table-row table:style-name="ro2">
          <table:table-cell office:value-type="date" office:date-value="2013-09-11" calcext:value-type="date">
            <text:p>11-Sep-13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00309.6" calcext:value-type="float">
            <text:p>100309,6</text:p>
          </table:table-cell>
          <table:table-cell table:number-columns-repeated="12"/>
        </table:table-row>
        <table:table-row table:style-name="ro2">
          <table:table-cell office:value-type="date" office:date-value="2013-09-17" calcext:value-type="date">
            <text:p>17-Sep-13</text:p>
          </table:table-cell>
          <table:table-cell office:value-type="time" office:time-value="PT19H35M00S" calcext:value-type="time">
            <text:p>19:35</text:p>
          </table:table-cell>
          <table:table-cell office:value-type="float" office:value="100534.8" calcext:value-type="float">
            <text:p>100534,8</text:p>
          </table:table-cell>
          <table:table-cell table:number-columns-repeated="12"/>
        </table:table-row>
        <table:table-row table:style-name="ro2">
          <table:table-cell office:value-type="date" office:date-value="2013-09-29" calcext:value-type="date">
            <text:p>29-Sep-13</text:p>
          </table:table-cell>
          <table:table-cell office:value-type="time" office:time-value="PT17H28M00S" calcext:value-type="time">
            <text:p>17:28</text:p>
          </table:table-cell>
          <table:table-cell office:value-type="float" office:value="100918.7" calcext:value-type="float">
            <text:p>100918,7</text:p>
          </table:table-cell>
          <table:table-cell table:number-columns-repeated="12"/>
        </table:table-row>
        <table:table-row table:style-name="ro2">
          <table:table-cell office:value-type="date" office:date-value="2013-10-06" calcext:value-type="date">
            <text:p>06-Ok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,7</text:p>
          </table:table-cell>
          <table:table-cell table:number-columns-repeated="12"/>
        </table:table-row>
        <table:table-row table:style-name="ro2">
          <table:table-cell office:value-type="date" office:date-value="2013-10-14" calcext:value-type="date">
            <text:p>14-Okt-1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01415.7" calcext:value-type="float">
            <text:p>101415,7</text:p>
          </table:table-cell>
          <table:table-cell table:number-columns-repeated="12"/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,6</text:p>
          </table:table-cell>
          <table:table-cell table:number-columns-repeated="12"/>
        </table:table-row>
        <table:table-row table:style-name="ro2">
          <table:table-cell office:value-type="date" office:date-value="2013-11-23" calcext:value-type="date">
            <text:p>23-Nov-13</text:p>
          </table:table-cell>
          <table:table-cell office:value-type="time" office:time-value="PT10H17M00S" calcext:value-type="time">
            <text:p>10:17</text:p>
          </table:table-cell>
          <table:table-cell office:value-type="float" office:value="102837.5" calcext:value-type="float">
            <text:p>102837,5</text:p>
          </table:table-cell>
          <table:table-cell table:number-columns-repeated="12"/>
        </table:table-row>
        <table:table-row table:style-name="ro2">
          <table:table-cell office:value-type="date" office:date-value="2013-12-02" calcext:value-type="date">
            <text:p>02-Des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,3</text:p>
          </table:table-cell>
          <table:table-cell table:number-columns-repeated="12"/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,1</text:p>
          </table:table-cell>
          <table:table-cell table:number-columns-repeated="12"/>
        </table:table-row>
        <table:table-row table:style-name="ro2">
          <table:table-cell office:value-type="date" office:date-value="2014-01-20" calcext:value-type="date">
            <text:p>20-Jan-14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04747.9" calcext:value-type="float">
            <text:p>104747,9</text:p>
          </table:table-cell>
          <table:table-cell table:number-columns-repeated="12"/>
        </table:table-row>
        <table:table-row table:style-name="ro2">
          <table:table-cell office:value-type="date" office:date-value="2014-01-27" calcext:value-type="date">
            <text:p>27-Jan-14</text:p>
          </table:table-cell>
          <table:table-cell office:value-type="time" office:time-value="PT21H18M00S" calcext:value-type="time">
            <text:p>21:18</text:p>
          </table:table-cell>
          <table:table-cell office:value-type="float" office:value="105000.8" calcext:value-type="float">
            <text:p>105000,8</text:p>
          </table:table-cell>
          <table:table-cell table:number-columns-repeated="12"/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,0</text:p>
          </table:table-cell>
          <table:table-cell table:number-columns-repeated="12"/>
        </table:table-row>
        <table:table-row table:style-name="ro2">
          <table:table-cell office:value-type="date" office:date-value="2014-02-17" calcext:value-type="date">
            <text:p>17-Feb-14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05742" calcext:value-type="float">
            <text:p>105742,0</text:p>
          </table:table-cell>
          <table:table-cell table:number-columns-repeated="12"/>
        </table:table-row>
        <table:table-row table:style-name="ro2">
          <table:table-cell office:value-type="date" office:date-value="2014-02-26" calcext:value-type="date">
            <text:p>26-Feb-14</text:p>
          </table:table-cell>
          <table:table-cell office:value-type="time" office:time-value="PT22H05M00S" calcext:value-type="time">
            <text:p>22:05</text:p>
          </table:table-cell>
          <table:table-cell office:value-type="float" office:value="106040.7" calcext:value-type="float">
            <text:p>106040,7</text:p>
          </table:table-cell>
          <table:table-cell table:number-columns-repeated="12"/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,6</text:p>
          </table:table-cell>
          <table:table-cell table:number-columns-repeated="12"/>
        </table:table-row>
        <table:table-row table:style-name="ro2">
          <table:table-cell office:value-type="date" office:date-value="2014-05-08" calcext:value-type="date">
            <text:p>08-Mei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,0</text:p>
          </table:table-cell>
          <table:table-cell table:number-columns-repeated="12"/>
        </table:table-row>
        <table:table-row table:style-name="ro2">
          <table:table-cell office:value-type="date" office:date-value="2014-05-12" calcext:value-type="date">
            <text:p>12-Mei-14</text:p>
          </table:table-cell>
          <table:table-cell office:value-type="time" office:time-value="PT17H53M00S" calcext:value-type="time">
            <text:p>17:53</text:p>
          </table:table-cell>
          <table:table-cell office:value-type="float" office:value="108558.5" calcext:value-type="float">
            <text:p>108558,5</text:p>
          </table:table-cell>
          <table:table-cell table:number-columns-repeated="12"/>
        </table:table-row>
        <table:table-row table:style-name="ro2">
          <table:table-cell office:value-type="date" office:date-value="2014-05-21" calcext:value-type="date">
            <text:p>21-Mei-14</text:p>
          </table:table-cell>
          <table:table-cell office:value-type="time" office:time-value="PT22H11M00S" calcext:value-type="time">
            <text:p>22:11</text:p>
          </table:table-cell>
          <table:table-cell office:value-type="float" office:value="108823.2" calcext:value-type="float">
            <text:p>108823,2</text:p>
          </table:table-cell>
          <table:table-cell table:number-columns-repeated="12"/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,9</text:p>
          </table:table-cell>
          <table:table-cell table:number-columns-repeated="12"/>
        </table:table-row>
        <table:table-row table:style-name="ro2">
          <table:table-cell office:value-type="date" office:date-value="2014-06-11" calcext:value-type="date">
            <text:p>11-Jun-14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109472" calcext:value-type="float">
            <text:p>109472,0</text:p>
          </table:table-cell>
          <table:table-cell table:number-columns-repeated="12"/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,3</text:p>
          </table:table-cell>
          <table:table-cell table:number-columns-repeated="12"/>
        </table:table-row>
        <table:table-row table:style-name="ro2">
          <table:table-cell office:value-type="date" office:date-value="2014-07-21" calcext:value-type="date">
            <text:p>21-Jul-14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110898" calcext:value-type="float">
            <text:p>110898,0</text:p>
          </table:table-cell>
          <table:table-cell table:number-columns-repeated="12"/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,3</text:p>
          </table:table-cell>
          <table:table-cell table:number-columns-repeated="12"/>
        </table:table-row>
        <table:table-row table:style-name="ro2">
          <table:table-cell office:value-type="date" office:date-value="2014-08-26" calcext:value-type="date">
            <text:p>26-Aug-14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11985.9" calcext:value-type="float">
            <text:p>111985,9</text:p>
          </table:table-cell>
          <table:table-cell table:number-columns-repeated="12"/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,7</text:p>
          </table:table-cell>
          <table:table-cell table:number-columns-repeated="12"/>
        </table:table-row>
        <table:table-row table:style-name="ro2">
          <table:table-cell office:value-type="date" office:date-value="2014-09-09" calcext:value-type="date">
            <text:p>09-Sep-14</text:p>
          </table:table-cell>
          <table:table-cell office:value-type="time" office:time-value="PT18H43M00S" calcext:value-type="time">
            <text:p>18:43</text:p>
          </table:table-cell>
          <table:table-cell office:value-type="float" office:value="112439" calcext:value-type="float">
            <text:p>112439,0</text:p>
          </table:table-cell>
          <table:table-cell table:number-columns-repeated="12"/>
        </table:table-row>
        <table:table-row table:style-name="ro2">
          <table:table-cell office:value-type="date" office:date-value="2014-09-17" calcext:value-type="date">
            <text:p>17-Sep-14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112680.1" calcext:value-type="float">
            <text:p>112680,1</text:p>
          </table:table-cell>
          <table:table-cell table:number-columns-repeated="12"/>
        </table:table-row>
        <table:table-row table:style-name="ro2">
          <table:table-cell office:value-type="date" office:date-value="2014-10-02" calcext:value-type="date">
            <text:p>02-Ok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,7</text:p>
          </table:table-cell>
          <table:table-cell table:number-columns-repeated="12"/>
        </table:table-row>
        <table:table-row table:style-name="ro2">
          <table:table-cell office:value-type="date" office:date-value="2014-10-15" calcext:value-type="date">
            <text:p>15-Okt-14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13394.9" calcext:value-type="float">
            <text:p>113394,9</text:p>
          </table:table-cell>
          <table:table-cell table:number-columns-repeated="12"/>
        </table:table-row>
        <table:table-row table:style-name="ro2">
          <table:table-cell office:value-type="date" office:date-value="2014-10-29" calcext:value-type="date">
            <text:p>29-Okt-14</text:p>
          </table:table-cell>
          <table:table-cell office:value-type="time" office:time-value="PT22H03M00S" calcext:value-type="time">
            <text:p>22:03</text:p>
          </table:table-cell>
          <table:table-cell office:value-type="float" office:value="113807.6" calcext:value-type="float">
            <text:p>113807,6</text:p>
          </table:table-cell>
          <table:table-cell table:number-columns-repeated="12"/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,6</text:p>
          </table:table-cell>
          <table:table-cell table:number-columns-repeated="12"/>
        </table:table-row>
        <table:table-row table:style-name="ro2">
          <table:table-cell office:value-type="date" office:date-value="2014-12-11" calcext:value-type="date">
            <text:p>11-Des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,9</text:p>
          </table:table-cell>
          <table:table-cell table:number-columns-repeated="12"/>
        </table:table-row>
        <table:table-row table:style-name="ro2">
          <table:table-cell office:value-type="date" office:date-value="2014-12-21" calcext:value-type="date">
            <text:p>21-Des-14</text:p>
          </table:table-cell>
          <table:table-cell office:value-type="time" office:time-value="PT10H56M00S" calcext:value-type="time">
            <text:p>10:56</text:p>
          </table:table-cell>
          <table:table-cell office:value-type="float" office:value="115158.3" calcext:value-type="float">
            <text:p>115158,3</text:p>
          </table:table-cell>
          <table:table-cell table:number-columns-repeated="12"/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,4</text:p>
          </table:table-cell>
          <table:table-cell table:number-columns-repeated="12"/>
        </table:table-row>
        <table:table-row table:style-name="ro2">
          <table:table-cell office:value-type="date" office:date-value="2015-01-07" calcext:value-type="date">
            <text:p>07-Jan-15</text:p>
          </table:table-cell>
          <table:table-cell office:value-type="time" office:time-value="PT23H38M00S" calcext:value-type="time">
            <text:p>23:38</text:p>
          </table:table-cell>
          <table:table-cell office:value-type="float" office:value="115453.5" calcext:value-type="float">
            <text:p>115453,5</text:p>
          </table:table-cell>
          <table:table-cell table:number-columns-repeated="12"/>
        </table:table-row>
        <table:table-row table:style-name="ro2">
          <table:table-cell office:value-type="date" office:date-value="2015-01-27" calcext:value-type="date">
            <text:p>27-Jan-1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15971.3" calcext:value-type="float">
            <text:p>115971,3</text:p>
          </table:table-cell>
          <table:table-cell table:number-columns-repeated="12"/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,8</text:p>
          </table:table-cell>
          <table:table-cell table:number-columns-repeated="12"/>
        </table:table-row>
        <table:table-row table:style-name="ro2">
          <table:table-cell office:value-type="date" office:date-value="2015-02-25" calcext:value-type="date">
            <text:p>25-Feb-15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116734.4" calcext:value-type="float">
            <text:p>116734,4</text:p>
          </table:table-cell>
          <table:table-cell table:number-columns-repeated="12"/>
        </table:table-row>
        <table:table-row table:style-name="ro2">
          <table:table-cell office:value-type="date" office:date-value="2015-03-27" calcext:value-type="date">
            <text:p>27-Mrt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,7</text:p>
          </table:table-cell>
          <table:table-cell table:number-columns-repeated="12"/>
        </table:table-row>
        <table:table-row table:style-name="ro2">
          <table:table-cell office:value-type="date" office:date-value="2015-05-13" calcext:value-type="date">
            <text:p>13-Mei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,5</text:p>
          </table:table-cell>
          <table:table-cell table:number-columns-repeated="12"/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,3</text:p>
          </table:table-cell>
          <table:table-cell table:number-columns-repeated="12"/>
        </table:table-row>
        <table:table-row table:style-name="ro2">
          <table:table-cell office:value-type="date" office:date-value="2015-06-15" calcext:value-type="date">
            <text:p>15-Jun-15</text:p>
          </table:table-cell>
          <table:table-cell office:value-type="time" office:time-value="PT12H03M00S" calcext:value-type="time">
            <text:p>12:03</text:p>
          </table:table-cell>
          <table:table-cell office:value-type="float" office:value="119691.7" calcext:value-type="float">
            <text:p>119691,7</text:p>
          </table:table-cell>
          <table:table-cell table:number-columns-repeated="12"/>
        </table:table-row>
        <table:table-row table:style-name="ro2">
          <table:table-cell office:value-type="date" office:date-value="2015-06-16" calcext:value-type="date">
            <text:p>16-Jun-15</text:p>
          </table:table-cell>
          <table:table-cell office:value-type="time" office:time-value="PT13H19M00S" calcext:value-type="time">
            <text:p>13:19</text:p>
          </table:table-cell>
          <table:table-cell office:value-type="float" office:value="119742.8" calcext:value-type="float">
            <text:p>119742,8</text:p>
          </table:table-cell>
          <table:table-cell table:number-columns-repeated="12"/>
        </table:table-row>
        <table:table-row table:style-name="ro2">
          <table:table-cell office:value-type="date" office:date-value="2015-06-19" calcext:value-type="date">
            <text:p>19-Jun-15</text:p>
          </table:table-cell>
          <table:table-cell office:value-type="time" office:time-value="PT14H02M00S" calcext:value-type="time">
            <text:p>14:02</text:p>
          </table:table-cell>
          <table:table-cell office:value-type="float" office:value="119766.8" calcext:value-type="float">
            <text:p>119766,8</text:p>
          </table:table-cell>
          <table:table-cell table:number-columns-repeated="12"/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,5</text:p>
          </table:table-cell>
          <table:table-cell table:number-columns-repeated="12"/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,2</text:p>
          </table:table-cell>
          <table:table-cell table:number-columns-repeated="12"/>
        </table:table-row>
        <table:table-row table:style-name="ro2">
          <table:table-cell office:value-type="date" office:date-value="2015-08-20" calcext:value-type="date">
            <text:p>20-Aug-15</text:p>
          </table:table-cell>
          <table:table-cell office:value-type="time" office:time-value="PT17H43M00S" calcext:value-type="time">
            <text:p>17:43</text:p>
          </table:table-cell>
          <table:table-cell office:value-type="float" office:value="121765.7" calcext:value-type="float">
            <text:p>121765,7</text:p>
          </table:table-cell>
          <table:table-cell table:number-columns-repeated="12"/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,1</text:p>
          </table:table-cell>
          <table:table-cell table:number-columns-repeated="12"/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,6</text:p>
          </table:table-cell>
          <table:table-cell table:number-columns-repeated="12"/>
        </table:table-row>
        <table:table-row table:style-name="ro2">
          <table:table-cell office:value-type="date" office:date-value="2016-03-18" calcext:value-type="date">
            <text:p>18-Mrt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,1</text:p>
          </table:table-cell>
          <table:table-cell table:number-columns-repeated="12"/>
        </table:table-row>
        <table:table-row table:style-name="ro2">
          <table:table-cell office:value-type="date" office:date-value="2016-05-03" calcext:value-type="date">
            <text:p>03-Mei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,9</text:p>
          </table:table-cell>
          <table:table-cell table:number-columns-repeated="12"/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,9</text:p>
          </table:table-cell>
          <table:table-cell table:number-columns-repeated="12"/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,5</text:p>
          </table:table-cell>
          <table:table-cell table:number-columns-repeated="12"/>
        </table:table-row>
        <table:table-row table:style-name="ro2">
          <table:table-cell office:value-type="date" office:date-value="2016-09-08" calcext:value-type="date">
            <text:p>08-Sep-16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131577.3" calcext:value-type="float">
            <text:p>131577,3</text:p>
          </table:table-cell>
          <table:table-cell table:number-columns-repeated="12"/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,2</text:p>
          </table:table-cell>
          <table:table-cell table:number-columns-repeated="12"/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,6</text:p>
          </table:table-cell>
          <table:table-cell table:number-columns-repeated="12"/>
        </table:table-row>
      </table:table>
      <table:table table:name="DataSolarAssistant" table:style-name="ta1">
        <table:table-column table:style-name="co2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1">
      <number:text>R </number:text>
      <number:number number:decimal-places="2" number:min-decimal-places="2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currency-style style:name="N133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month number:textual="true"/>
      <number:text>-</number:text>
      <number:year/>
    </number:date-style>
    <number:date-style style:name="N136">
      <number:month number:style="long"/>
      <number:text>/</number:text>
      <number:day number:style="long"/>
      <number:text>/</number:text>
      <number:year/>
    </number:date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text>R </number:text>
      <number:number number:decimal-places="0" number:min-decimal-places="0" number:min-integer-digits="1" number:grouping="true"/>
    </number:number-style>
    <number:number-style style:name="N140P0" style:volatile="true">
      <number:text>R </number:text>
      <number:number number:decimal-places="0" number:min-decimal-places="0" number:min-integer-digits="1" number:grouping="true"/>
    </number:number-style>
    <number:number-style style:name="N140">
      <number:text>R 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text>R 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R </number:text>
      <number:number number:decimal-places="2" number:min-decimal-places="2" number:min-integer-digits="1" number:grouping="true"/>
    </number:number-style>
    <number:number-style style:name="N142">
      <number:text>R 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R 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R </number:text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R 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R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R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R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R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9" number:min-decimal-places="9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3">
      <number:number number:decimal-places="6" number:min-decimal-places="6" number:min-integer-digits="1"/>
    </number:number-style>
    <number:number-style style:name="N164">
      <number:number number:decimal-places="5" number:min-decimal-places="5" number:min-integer-digits="1"/>
    </number:number-style>
    <number:number-style style:name="N165">
      <number:number number:decimal-places="4" number:min-decimal-places="4" number:min-integer-digits="1"/>
    </number:number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1P2" style:volatile="true">
      <number:text>-</number:text>
      <number:number number:decimal-places="0" number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R </number:text>
      <number:number number:decimal-places="0" number:min-decimal-places="0" number:min-integer-digits="1" number:grouping="true"/>
      <number:text> </number:text>
    </number:number-style>
    <number:number-style style:name="N193">
      <number:text>(R 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R </number:text>
      <number:number number:decimal-places="0" number:min-decimal-places="0" number:min-integer-digits="1" number:grouping="true"/>
      <number:text> </number:text>
    </number:number-style>
    <number:number-style style:name="N194">
      <style:text-properties fo:color="#ff0000"/>
      <number:text>(R 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text>R </number:text>
      <number:number number:decimal-places="2" number:min-decimal-places="2" number:min-integer-digits="1" number:grouping="true"/>
      <number:text> </number:text>
    </number:number-style>
    <number:number-style style:name="N196">
      <number:text>(R 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R </number:text>
      <number:number number:decimal-places="2" number:min-decimal-places="2" number:min-integer-digits="1" number:grouping="true"/>
      <number:text> </number:text>
    </number:number-style>
    <number:number-style style:name="N197">
      <style:text-properties fo:color="#ff0000"/>
      <number:text>(R 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 R </number:text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R (</number:text>
      <number:number number:decimal-places="0" number:min-decimal-places="0" number:min-integer-digits="1" number:grouping="true"/>
      <number:text>)</number:text>
    </number:number-style>
    <number:number-style style:name="N199P2" style:volatile="true">
      <number:text> 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R 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R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R 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4P0" style:volatile="true">
      <number:day/>
      <number:text>-</number:text>
      <number:month number:textual="true"/>
      <number:text>-</number:text>
      <number:year number:style="long"/>
    </number:date-style>
    <number:text-style style:name="N204">
      <number:text-content/>
      <style:map style:condition="value()&lt;=1.7976931348623157E+308" style:apply-style-name="N204P0"/>
    </number:text-style>
    <number:date-style style:name="N206P0" style:volatile="true">
      <number:day/>
      <number:text>-</number:text>
      <number:month number:textual="true"/>
      <number:text>-</number:text>
      <number:year/>
    </number:date-style>
    <number:text-style style:name="N206">
      <number:text-content/>
      <style:map style:condition="value()&lt;=1.7976931348623157E+308" style:apply-style-name="N206P0"/>
    </number:text-style>
    <number:number-style style:name="N208P0" style:volatile="true">
      <number:text/>
    </number:number-style>
    <number:number-style style:name="N208P1" style:volatile="true">
      <number:text/>
    </number:number-style>
    <number:number-style style:name="N208P2" style:volatile="true">
      <number:text/>
    </number:number-style>
    <number:text-style style:name="N208">
      <number:text/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3" number:min-decimal-places="3" number:min-integer-digits="1"/>
      <number:text> l</number:text>
    </number:number-style>
    <number:number-style style:name="N210">
      <number:text>R </number:text>
      <number:number number:decimal-places="3" number:min-decimal-places="3" number:min-integer-digits="1" number:grouping="true"/>
    </number:number-style>
    <number:number-style style:name="N211">
      <number:text>R</number:text>
      <number:number number:decimal-places="2" number:min-decimal-places="2" number:min-integer-digits="1" number:grouping="true"/>
    </number:number-style>
    <number:date-style style:name="N212">
      <number:month/>
      <number:text>/</number:text>
      <number:day/>
    </number:date-style>
    <number:number-style style:name="N213">
      <number:number number:decimal-places="2" number:min-decimal-places="2" number:min-integer-digits="1"/>
      <number:text>€</number:text>
    </number:number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number number:decimal-places="1" number:min-decimal-places="1" number:min-integer-digits="1" number:grouping="true"/>
    </number:number-style>
    <number:percentage-style style:name="N216">
      <number:number number:decimal-places="3" number:min-decimal-places="3" number:min-integer-digits="1"/>
      <number:text>%</number:text>
    </number:percentage-style>
    <number:date-style style:name="N218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18">
      <number:text-content/>
      <style:map style:condition="value()&lt;=1.7976931348623157E+308" style:apply-style-name="N218P0"/>
    </number:text-style>
    <number:number-style style:name="N219">
      <number:number number:decimal-places="3" number:min-decimal-places="3" number:min-integer-digits="1" number:grouping="true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date-style style:name="N222">
      <number:month number:textual="true"/>
      <number:text>-</number:text>
      <number:year number:style="long"/>
    </number:date-style>
    <number:number-style style:name="N223">
      <number:number number:decimal-places="12" number:min-decimal-places="12" number:min-integer-digits="1"/>
    </number:number-style>
    <number:number-style style:name="N224">
      <number:number number:decimal-places="13" number:min-decimal-places="13" number:min-integer-digits="1"/>
    </number:number-style>
    <number:number-style style:name="N225">
      <number:number number:decimal-places="14" number:min-decimal-places="14" number:min-integer-digits="1"/>
    </number:number-style>
    <number:number-style style:name="N226">
      <number:number number:decimal-places="15" number:min-decimal-places="15" number:min-integer-digits="1"/>
    </number:number-style>
    <number:number-style style:name="N227">
      <number:number number:decimal-places="16" number:min-decimal-places="16" number:min-integer-digits="1"/>
    </number:number-style>
    <number:number-style style:name="N229P0" style:volatile="true">
      <number:text>R</number:text>
      <number:number number:decimal-places="0" number:min-decimal-places="0" number:min-integer-digits="1" number:grouping="true"/>
    </number:number-style>
    <number:number-style style:name="N229">
      <number:text>-R</number:text>
      <number:number number:decimal-places="0" number:min-decimal-places="0" number:min-integer-digits="1" number:grouping="true"/>
      <style:map style:condition="value()&gt;=0" style:apply-style-name="N229P0"/>
    </number:number-style>
    <number:number-style style:name="N230P0" style:volatile="true">
      <number:text>R</number:text>
      <number:number number:decimal-places="0" number:min-decimal-places="0" number:min-integer-digits="1" number:grouping="true"/>
    </number:number-style>
    <number:number-style style:name="N230">
      <style:text-properties fo:color="#ff0000"/>
      <number:text>-R</number:text>
      <number:number number:decimal-places="0" number:min-decimal-places="0" number:min-integer-digits="1" number:grouping="true"/>
      <style:map style:condition="value()&gt;=0" style:apply-style-name="N230P0"/>
    </number:number-style>
    <number:number-style style:name="N231P0" style:volatile="true">
      <number:text>R</number:text>
      <number:number number:decimal-places="2" number:min-decimal-places="2" number:min-integer-digits="1" number:grouping="true"/>
    </number:number-style>
    <number:number-style style:name="N231">
      <number:text>-R</number:text>
      <number:number number:decimal-places="2" number:min-decimal-places="2" number:min-integer-digits="1" number:grouping="true"/>
      <style:map style:condition="value()&gt;=0" style:apply-style-name="N231P0"/>
    </number:number-style>
    <number:number-style style:name="N232P0" style:volatile="true">
      <number:text>R</number:text>
      <number:number number:decimal-places="2" number:min-decimal-places="2" number:min-integer-digits="1" number:grouping="true"/>
    </number:number-style>
    <number:number-style style:name="N232">
      <style:text-properties fo:color="#ff0000"/>
      <number:text>-R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4P0" style:volatile="true">
      <number:number number:decimal-places="0" number:min-decimal-places="0" number:min-integer-digits="1" number:grouping="true"/>
      <number:text> </number:text>
    </number:number-style>
    <number:number-style style:name="N234P1" style:volatile="true">
      <number:number number:decimal-places="0" number:min-decimal-places="0" number:min-integer-digits="1" number:grouping="true"/>
      <number:text> </number:text>
    </number:number-style>
    <number:number-style style:name="N234P2" style:volatile="true">
      <number:text>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number number:decimal-places="2" number:min-decimal-places="2" number:min-integer-digits="1" number:grouping="true"/>
      <number:text> </number:text>
    </number:number-style>
    <number:number-style style:name="N235P2" style:volatile="true"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237">
      <number:month number:style="long"/>
      <number:text>/</number:text>
      <number:day number:style="long"/>
    </number:date-style>
    <number:date-style style:name="N10121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2" number:language="en" number:country="ZA">
      <number:day number:style="long"/>
      <number:text>-</number:text>
      <number:month number:textual="true"/>
    </number:date-style>
    <number:date-style style:name="N10123" number:language="en" number:country="ZA">
      <number:month number:textual="true"/>
      <number:text>-</number:text>
      <number:year/>
    </number:date-style>
    <number:date-style style:name="N10124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6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6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9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9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0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00/00/00</text:date>, <text:time style:data-style-name="N2" text:time-value="15:22:21.935729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5:46:05.506801640</meta:creation-date>
    <dc:date>2025-01-25T16:50:29.990366763</dc:date>
    <meta:editing-duration>P2DT8H2M23S</meta:editing-duration>
    <meta:editing-cycles>81</meta:editing-cycles>
    <meta:generator>LibreOffice/24.2.7.2$Linux_X86_64 LibreOffice_project/420$Build-2</meta:generator>
    <meta:document-statistic meta:table-count="3" meta:cell-count="8837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9cm" svg:y="2.711cm" style:legend-expansion="high" chart:style-name="ch3"/>
        <chart:plot-area chart:style-name="ch4" table:cell-range-address="Data494Mississippi.C37:Data494Mississippi.C48 Data494Mississippi.A37:Data494Mississippi.A37 Data494Mississippi.G37:Data494Mississippi.G107 Data494Mississippi.A49:Data494Mississippi.A49 Data494Mississippi.A61:Data494Mississippi.A61 Data494Mississippi.A73:Data494Mississippi.A73 Data494Mississippi.A85:Data494Mississippi.A85 Data494Mississippi.A97:Data494Mississippi.A97 Data494Mississippi.A109:Data494Mississippi.A109 Data494Mississippi.G109:Data494Mississippi.G120" chart:data-source-has-labels="row" svg:x="0.319cm" svg:y="1.275cm" svg:width="13.271cm" svg:height="7.553cm">
          <chart:coordinate-region svg:x="1.602cm" svg:y="1.475cm" svg:width="11.801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494Mississippi.G37:Data494Mississippi.G48" chart:label-cell-address="Data494Mississippi.A37:Data494Mississippi.A37" chart:class="chart:scatter">
            <chart:domain table:cell-range-address="Data494Mississippi.C37:Data494Mississippi.C48"/>
            <chart:data-point chart:repeated="12"/>
          </chart:series>
          <chart:series chart:style-name="ch9" chart:values-cell-range-address="Data494Mississippi.G49:Data494Mississippi.G60" chart:label-cell-address="Data494Mississippi.A49:Data494Mississippi.A49" chart:class="chart:scatter">
            <chart:domain table:cell-range-address="Data494Mississippi.C49:Data494Mississippi.C60"/>
            <chart:data-point chart:repeated="12"/>
          </chart:series>
          <chart:series chart:style-name="ch10" chart:values-cell-range-address="Data494Mississippi.G61:Data494Mississippi.G72" chart:label-cell-address="Data494Mississippi.A61:Data494Mississippi.A61" chart:class="chart:scatter">
            <chart:domain table:cell-range-address="Data494Mississippi.C61:Data494Mississippi.C72"/>
            <chart:data-point chart:repeated="12"/>
          </chart:series>
          <chart:series chart:style-name="ch11" chart:values-cell-range-address="Data494Mississippi.G73:Data494Mississippi.G84" chart:label-cell-address="Data494Mississippi.A73:Data494Mississippi.A73" chart:class="chart:scatter">
            <chart:domain table:cell-range-address="Data494Mississippi.C73:Data494Mississippi.C84"/>
            <chart:data-point chart:repeated="12"/>
          </chart:series>
          <chart:series chart:style-name="ch12" chart:values-cell-range-address="Data494Mississippi.G85:Data494Mississippi.G96" chart:label-cell-address="Data494Mississippi.A85:Data494Mississippi.A85" chart:class="chart:scatter">
            <chart:domain table:cell-range-address="Data494Mississippi.C85:Data494Mississippi.C96"/>
            <chart:data-point chart:repeated="12"/>
          </chart:series>
          <chart:series chart:style-name="ch13" chart:values-cell-range-address="Data494Mississippi.G97:Data494Mississippi.G107" chart:label-cell-address="Data494Mississippi.A97:Data494Mississippi.A97" chart:class="chart:scatter">
            <chart:domain table:cell-range-address="Data494Mississippi.C97:Data494Mississippi.C108"/>
            <chart:data-point chart:repeated="12"/>
          </chart:series>
          <chart:series chart:style-name="ch14" chart:values-cell-range-address="Data494Mississippi.G109:Data494Mississippi.G120" chart:label-cell-address="Data494Mississippi.A109:Data494Mississippi.A109" chart:class="chart:scatter">
            <chart:domain table:cell-range-address="Data494Mississippi.C109:Data494Mississippi.C120"/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018</text:p>
                <draw:g>
                  <svg:desc>Data494Mississippi.A37:Data494Mississippi.A3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19</text:p>
                <draw:g>
                  <svg:desc>Data494Mississippi.A49:Data494Mississippi.A4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0</text:p>
                <draw:g>
                  <svg:desc>Data494Mississippi.A61:Data494Mississippi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1</text:p>
                <draw:g>
                  <svg:desc>Data494Mississippi.A73:Data494Mississippi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2</text:p>
                <draw:g>
                  <svg:desc>Data494Mississippi.A85:Data494Mississippi.A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3</text:p>
                <draw:g>
                  <svg:desc>Data494Mississippi.A97:Data494Mississippi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4</text:p>
                <draw:g>
                  <svg:desc>Data494Mississippi.A109:Data494Mississippi.A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494Mississippi.C37:Data494Mississippi.C48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48</svg:desc>
                </draw:g>
              </table:table-cell>
              <table:table-cell office:value-type="float" office:value="1">
                <text:p>1</text:p>
                <draw:g>
                  <svg:desc>Data494Mississippi.C49:Data494Mississippi.C60</svg:desc>
                </draw:g>
              </table:table-cell>
              <table:table-cell office:value-type="float" office:value="844.340614173841">
                <text:p>844.340614173841</text:p>
                <draw:g>
                  <svg:desc>Data494Mississippi.G49:Data494Mississippi.G60</svg:desc>
                </draw:g>
              </table:table-cell>
              <table:table-cell office:value-type="float" office:value="1">
                <text:p>1</text:p>
                <draw:g>
                  <svg:desc>Data494Mississippi.C61:Data494Mississippi.C72</svg:desc>
                </draw:g>
              </table:table-cell>
              <table:table-cell office:value-type="float" office:value="731.113066678308">
                <text:p>731.113066678308</text:p>
                <draw:g>
                  <svg:desc>Data494Mississippi.G61:Data494Mississippi.G72</svg:desc>
                </draw:g>
              </table:table-cell>
              <table:table-cell office:value-type="float" office:value="1">
                <text:p>1</text:p>
                <draw:g>
                  <svg:desc>Data494Mississippi.C73:Data494Mississippi.C84</svg:desc>
                </draw:g>
              </table:table-cell>
              <table:table-cell office:value-type="float" office:value="588.056087944238">
                <text:p>588.056087944238</text:p>
                <draw:g>
                  <svg:desc>Data494Mississippi.G73:Data494Mississippi.G84</svg:desc>
                </draw:g>
              </table:table-cell>
              <table:table-cell office:value-type="float" office:value="1">
                <text:p>1</text:p>
                <draw:g>
                  <svg:desc>Data494Mississippi.C85:Data494Mississippi.C96</svg:desc>
                </draw:g>
              </table:table-cell>
              <table:table-cell office:value-type="float" office:value="653.530336241256">
                <text:p>653.530336241256</text:p>
                <draw:g>
                  <svg:desc>Data494Mississippi.G85:Data494Mississippi.G96</svg:desc>
                </draw:g>
              </table:table-cell>
              <table:table-cell office:value-type="float" office:value="1">
                <text:p>1</text:p>
                <draw:g>
                  <svg:desc>Data494Mississippi.C97:Data494Mississippi.C108</svg:desc>
                </draw:g>
              </table:table-cell>
              <table:table-cell office:value-type="float" office:value="428.385208807876">
                <text:p>428.385208807876</text:p>
                <draw:g>
                  <svg:desc>Data494Mississippi.G97:Data494Mississippi.G107</svg:desc>
                </draw:g>
              </table:table-cell>
              <table:table-cell office:value-type="float" office:value="1">
                <text:p>1</text:p>
                <draw:g>
                  <svg:desc>Data494Mississippi.C109:Data494Mississippi.C120</svg:desc>
                </draw:g>
              </table:table-cell>
              <table:table-cell office:value-type="float" office:value="151.812749703987">
                <text:p>151.812749703987</text:p>
                <draw:g>
                  <svg:desc>Data494Mississippi.G109:Data494Mississippi.G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7.519273552301">
                <text:p>777.519273552301</text:p>
              </table:table-cell>
              <table:table-cell office:value-type="float" office:value="2">
                <text:p>2</text:p>
              </table:table-cell>
              <table:table-cell office:value-type="float" office:value="879.820253424812">
                <text:p>879.820253424812</text:p>
              </table:table-cell>
              <table:table-cell office:value-type="float" office:value="2">
                <text:p>2</text:p>
              </table:table-cell>
              <table:table-cell office:value-type="float" office:value="878.067982325936">
                <text:p>878.067982325936</text:p>
              </table:table-cell>
              <table:table-cell office:value-type="float" office:value="2">
                <text:p>2</text:p>
              </table:table-cell>
              <table:table-cell office:value-type="float" office:value="666.972254436463">
                <text:p>666.972254436463</text:p>
              </table:table-cell>
              <table:table-cell office:value-type="float" office:value="2">
                <text:p>2</text:p>
              </table:table-cell>
              <table:table-cell office:value-type="float" office:value="754.895494442769">
                <text:p>754.895494442769</text:p>
              </table:table-cell>
              <table:table-cell office:value-type="float" office:value="2">
                <text:p>2</text:p>
              </table:table-cell>
              <table:table-cell office:value-type="float" office:value="364.899457114241">
                <text:p>364.899457114241</text:p>
              </table:table-cell>
              <table:table-cell office:value-type="float" office:value="2">
                <text:p>2</text:p>
              </table:table-cell>
              <table:table-cell office:value-type="float" office:value="449.242534592589">
                <text:p>449.242534592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8.561684439236">
                <text:p>838.561684439236</text:p>
              </table:table-cell>
              <table:table-cell office:value-type="float" office:value="3">
                <text:p>3</text:p>
              </table:table-cell>
              <table:table-cell office:value-type="float" office:value="956.590041092178">
                <text:p>956.590041092178</text:p>
              </table:table-cell>
              <table:table-cell office:value-type="float" office:value="3">
                <text:p>3</text:p>
              </table:table-cell>
              <table:table-cell office:value-type="float" office:value="1036.54869159353">
                <text:p>1036.54869159353</text:p>
              </table:table-cell>
              <table:table-cell office:value-type="float" office:value="3">
                <text:p>3</text:p>
              </table:table-cell>
              <table:table-cell office:value-type="float" office:value="745.067642487003">
                <text:p>745.067642487003</text:p>
              </table:table-cell>
              <table:table-cell office:value-type="float" office:value="3">
                <text:p>3</text:p>
              </table:table-cell>
              <table:table-cell office:value-type="float" office:value="777.840345903523">
                <text:p>777.840345903523</text:p>
              </table:table-cell>
              <table:table-cell office:value-type="float" office:value="3">
                <text:p>3</text:p>
              </table:table-cell>
              <table:table-cell office:value-type="float" office:value="707.489132420234">
                <text:p>707.489132420234</text:p>
              </table:table-cell>
              <table:table-cell office:value-type="float" office:value="3">
                <text:p>3</text:p>
              </table:table-cell>
              <table:table-cell office:value-type="float" office:value="560.104364049686">
                <text:p>560.104364049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0.944858940737">
                <text:p>920.944858940737</text:p>
              </table:table-cell>
              <table:table-cell office:value-type="float" office:value="4">
                <text:p>4</text:p>
              </table:table-cell>
              <table:table-cell office:value-type="float" office:value="994.751611074479">
                <text:p>994.751611074479</text:p>
              </table:table-cell>
              <table:table-cell office:value-type="float" office:value="4">
                <text:p>4</text:p>
              </table:table-cell>
              <table:table-cell office:value-type="float" office:value="1121.50004002862">
                <text:p>1121.50004002862</text:p>
              </table:table-cell>
              <table:table-cell office:value-type="float" office:value="4">
                <text:p>4</text:p>
              </table:table-cell>
              <table:table-cell office:value-type="float" office:value="826.864185211249">
                <text:p>826.864185211249</text:p>
              </table:table-cell>
              <table:table-cell office:value-type="float" office:value="4">
                <text:p>4</text:p>
              </table:table-cell>
              <table:table-cell office:value-type="float" office:value="881.95462168823">
                <text:p>881.95462168823</text:p>
              </table:table-cell>
              <table:table-cell office:value-type="float" office:value="4">
                <text:p>4</text:p>
              </table:table-cell>
              <table:table-cell office:value-type="float" office:value="768.379080219585">
                <text:p>768.379080219585</text:p>
              </table:table-cell>
              <table:table-cell office:value-type="float" office:value="4">
                <text:p>4</text:p>
              </table:table-cell>
              <table:table-cell office:value-type="float" office:value="641.296216724012">
                <text:p>641.29621672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9.79270207868">
                <text:p>759.79270207868</text:p>
              </table:table-cell>
              <table:table-cell office:value-type="float" office:value="5">
                <text:p>5</text:p>
              </table:table-cell>
              <table:table-cell office:value-type="float" office:value="975.110625641653">
                <text:p>975.110625641653</text:p>
              </table:table-cell>
              <table:table-cell office:value-type="float" office:value="5">
                <text:p>5</text:p>
              </table:table-cell>
              <table:table-cell office:value-type="float" office:value="1073.22371442355">
                <text:p>1073.22371442355</text:p>
              </table:table-cell>
              <table:table-cell office:value-type="float" office:value="5">
                <text:p>5</text:p>
              </table:table-cell>
              <table:table-cell office:value-type="float" office:value="543.005960094836">
                <text:p>543.005960094836</text:p>
              </table:table-cell>
              <table:table-cell office:value-type="float" office:value="5">
                <text:p>5</text:p>
              </table:table-cell>
              <table:table-cell office:value-type="float" office:value="773.309246388245">
                <text:p>773.309246388245</text:p>
              </table:table-cell>
              <table:table-cell office:value-type="float" office:value="5">
                <text:p>5</text:p>
              </table:table-cell>
              <table:table-cell office:value-type="float" office:value="649.831406074436">
                <text:p>649.831406074436</text:p>
              </table:table-cell>
              <table:table-cell office:value-type="float" office:value="5">
                <text:p>5</text:p>
              </table:table-cell>
              <table:table-cell office:value-type="float" office:value="678.568009320875">
                <text:p>678.56800932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2.900413585174">
                <text:p>862.900413585174</text:p>
              </table:table-cell>
              <table:table-cell office:value-type="float" office:value="6">
                <text:p>6</text:p>
              </table:table-cell>
              <table:table-cell office:value-type="float" office:value="835.067821831629">
                <text:p>835.067821831629</text:p>
              </table:table-cell>
              <table:table-cell office:value-type="float" office:value="6">
                <text:p>6</text:p>
              </table:table-cell>
              <table:table-cell office:value-type="float" office:value="990.426673923107">
                <text:p>990.426673923107</text:p>
              </table:table-cell>
              <table:table-cell office:value-type="float" office:value="6">
                <text:p>6</text:p>
              </table:table-cell>
              <table:table-cell office:value-type="float" office:value="695.613782167853">
                <text:p>695.613782167853</text:p>
              </table:table-cell>
              <table:table-cell office:value-type="float" office:value="6">
                <text:p>6</text:p>
              </table:table-cell>
              <table:table-cell office:value-type="float" office:value="735.00441456907">
                <text:p>735.00441456907</text:p>
              </table:table-cell>
              <table:table-cell office:value-type="float" office:value="6">
                <text:p>6</text:p>
              </table:table-cell>
              <table:table-cell office:value-type="float" office:value="718.602441130248">
                <text:p>718.602441130248</text:p>
              </table:table-cell>
              <table:table-cell office:value-type="float" office:value="6">
                <text:p>6</text:p>
              </table:table-cell>
              <table:table-cell office:value-type="float" office:value="429.262328552459">
                <text:p>429.26232855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6.652384342626">
                <text:p>766.652384342626</text:p>
              </table:table-cell>
              <table:table-cell office:value-type="float" office:value="7">
                <text:p>7</text:p>
              </table:table-cell>
              <table:table-cell office:value-type="float" office:value="781.452034918917">
                <text:p>781.452034918917</text:p>
              </table:table-cell>
              <table:table-cell office:value-type="float" office:value="7">
                <text:p>7</text:p>
              </table:table-cell>
              <table:table-cell office:value-type="float" office:value="816.674628063105">
                <text:p>816.674628063105</text:p>
              </table:table-cell>
              <table:table-cell office:value-type="float" office:value="7">
                <text:p>7</text:p>
              </table:table-cell>
              <table:table-cell office:value-type="float" office:value="568.970405998268">
                <text:p>568.970405998268</text:p>
              </table:table-cell>
              <table:table-cell office:value-type="float" office:value="7">
                <text:p>7</text:p>
              </table:table-cell>
              <table:table-cell office:value-type="float" office:value="656.444193564071">
                <text:p>656.444193564071</text:p>
              </table:table-cell>
              <table:table-cell office:value-type="float" office:value="7">
                <text:p>7</text:p>
              </table:table-cell>
              <table:table-cell office:value-type="float" office:value="536.653408307233">
                <text:p>536.653408307233</text:p>
              </table:table-cell>
              <table:table-cell office:value-type="float" office:value="7">
                <text:p>7</text:p>
              </table:table-cell>
              <table:table-cell office:value-type="float" office:value="566.055401733201">
                <text:p>566.05540173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56.672948910017">
                <text:p>856.672948910017</text:p>
              </table:table-cell>
              <table:table-cell office:value-type="float" office:value="8">
                <text:p>8</text:p>
              </table:table-cell>
              <table:table-cell office:value-type="float" office:value="872.782080033236">
                <text:p>872.782080033236</text:p>
              </table:table-cell>
              <table:table-cell office:value-type="float" office:value="8">
                <text:p>8</text:p>
              </table:table-cell>
              <table:table-cell office:value-type="float" office:value="728.913041963707">
                <text:p>728.913041963707</text:p>
              </table:table-cell>
              <table:table-cell office:value-type="float" office:value="8">
                <text:p>8</text:p>
              </table:table-cell>
              <table:table-cell office:value-type="float" office:value="517.006969011109">
                <text:p>517.006969011109</text:p>
              </table:table-cell>
              <table:table-cell office:value-type="float" office:value="8">
                <text:p>8</text:p>
              </table:table-cell>
              <table:table-cell office:value-type="float" office:value="597.471821080661">
                <text:p>597.471821080661</text:p>
              </table:table-cell>
              <table:table-cell office:value-type="float" office:value="8">
                <text:p>8</text:p>
              </table:table-cell>
              <table:table-cell office:value-type="float" office:value="317.452575197923">
                <text:p>317.452575197923</text:p>
              </table:table-cell>
              <table:table-cell office:value-type="float" office:value="8">
                <text:p>8</text:p>
              </table:table-cell>
              <table:table-cell office:value-type="float" office:value="531.680916714426">
                <text:p>531.680916714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4.531334881903">
                <text:p>774.531334881903</text:p>
              </table:table-cell>
              <table:table-cell office:value-type="float" office:value="9">
                <text:p>9</text:p>
              </table:table-cell>
              <table:table-cell office:value-type="float" office:value="760.865592575445">
                <text:p>760.865592575445</text:p>
              </table:table-cell>
              <table:table-cell office:value-type="float" office:value="9">
                <text:p>9</text:p>
              </table:table-cell>
              <table:table-cell office:value-type="float" office:value="752.181208713562">
                <text:p>752.181208713562</text:p>
              </table:table-cell>
              <table:table-cell office:value-type="float" office:value="9">
                <text:p>9</text:p>
              </table:table-cell>
              <table:table-cell office:value-type="float" office:value="558.030899692862">
                <text:p>558.030899692862</text:p>
              </table:table-cell>
              <table:table-cell office:value-type="float" office:value="9">
                <text:p>9</text:p>
              </table:table-cell>
              <table:table-cell office:value-type="float" office:value="551.59162061485">
                <text:p>551.59162061485</text:p>
              </table:table-cell>
              <table:table-cell office:value-type="float" office:value="9">
                <text:p>9</text:p>
              </table:table-cell>
              <table:table-cell office:value-type="float" office:value="477.301801341376">
                <text:p>477.301801341376</text:p>
              </table:table-cell>
              <table:table-cell office:value-type="float" office:value="9">
                <text:p>9</text:p>
              </table:table-cell>
              <table:table-cell office:value-type="float" office:value="350.914200056056">
                <text:p>350.914200056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5.134518371034">
                <text:p>585.134518371034</text:p>
              </table:table-cell>
              <table:table-cell office:value-type="float" office:value="10">
                <text:p>10</text:p>
              </table:table-cell>
              <table:table-cell office:value-type="float" office:value="773.490209673555">
                <text:p>773.490209673555</text:p>
              </table:table-cell>
              <table:table-cell office:value-type="float" office:value="10">
                <text:p>10</text:p>
              </table:table-cell>
              <table:table-cell office:value-type="float" office:value="540.105817364355">
                <text:p>540.105817364355</text:p>
              </table:table-cell>
              <table:table-cell office:value-type="float" office:value="10">
                <text:p>10</text:p>
              </table:table-cell>
              <table:table-cell office:value-type="float" office:value="503.303702710704">
                <text:p>503.303702710704</text:p>
              </table:table-cell>
              <table:table-cell office:value-type="float" office:value="10">
                <text:p>10</text:p>
              </table:table-cell>
              <table:table-cell office:value-type="float" office:value="238.713968579546">
                <text:p>238.713968579546</text:p>
              </table:table-cell>
              <table:table-cell office:value-type="float" office:value="10">
                <text:p>10</text:p>
              </table:table-cell>
              <table:table-cell office:value-type="float" office:value="377.093748984558">
                <text:p>377.0937489845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0.551299067004">
                <text:p>780.551299067004</text:p>
              </table:table-cell>
              <table:table-cell office:value-type="float" office:value="11">
                <text:p>11</text:p>
              </table:table-cell>
              <table:table-cell office:value-type="float" office:value="772.342439702083">
                <text:p>772.342439702083</text:p>
              </table:table-cell>
              <table:table-cell office:value-type="float" office:value="11">
                <text:p>11</text:p>
              </table:table-cell>
              <table:table-cell office:value-type="float" office:value="515.814524769072">
                <text:p>515.814524769072</text:p>
              </table:table-cell>
              <table:table-cell office:value-type="float" office:value="11">
                <text:p>11</text:p>
              </table:table-cell>
              <table:table-cell office:value-type="float" office:value="435.036742883981">
                <text:p>435.036742883981</text:p>
              </table:table-cell>
              <table:table-cell office:value-type="float" office:value="11">
                <text:p>11</text:p>
              </table:table-cell>
              <table:table-cell office:value-type="float" office:value="391.415614814917">
                <text:p>391.415614814917</text:p>
              </table:table-cell>
              <table:table-cell office:value-type="float" office:value="11">
                <text:p>11</text:p>
              </table:table-cell>
              <table:table-cell office:value-type="float" office:value="161.871781418156">
                <text:p>161.87178141815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72.424016481452">
                <text:p>772.424016481452</text:p>
              </table:table-cell>
              <table:table-cell office:value-type="float" office:value="12">
                <text:p>12</text:p>
              </table:table-cell>
              <table:table-cell office:value-type="float" office:value="701.197226263769">
                <text:p>701.197226263769</text:p>
              </table:table-cell>
              <table:table-cell office:value-type="float" office:value="12">
                <text:p>12</text:p>
              </table:table-cell>
              <table:table-cell office:value-type="float" office:value="533.288214136381">
                <text:p>533.288214136381</text:p>
              </table:table-cell>
              <table:table-cell office:value-type="float" office:value="12">
                <text:p>12</text:p>
              </table:table-cell>
              <table:table-cell office:value-type="float" office:value="540.796525558974">
                <text:p>540.796525558974</text:p>
              </table:table-cell>
              <table:table-cell office:value-type="float" office:value="12">
                <text:p>12</text:p>
              </table:table-cell>
              <table:table-cell office:value-type="float" office:value="502.641957627125">
                <text:p>502.64195762712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date-style style:name="N135"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Kraggebruik per maand oor tyd</text:p>
        </chart:title>
        <chart:plot-area chart:style-name="ch3" table:cell-range-address="Data494Mississippi.F37:Data494Mississippi.G118" svg:x="0.32cm" svg:y="1.275cm" svg:width="15.36cm" svg:height="7.545cm">
          <chart:coordinate-region svg:x="1.603cm" svg:y="1.475cm" svg:width="13.533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494Mississippi.G37:Data494Mississippi.G118" chart:class="chart:scatter">
            <chart:domain table:cell-range-address="Data494Mississippi.F37:Data494Mississippi.F118"/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118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777.519273552301">
                <text:p>777.519273552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838.561684439236">
                <text:p>838.561684439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920.944858940737">
                <text:p>920.94485894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759.79270207868">
                <text:p>759.79270207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862.900413585174">
                <text:p>862.900413585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766.652384342626">
                <text:p>766.65238434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856.672948910017">
                <text:p>856.67294891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774.531334881903">
                <text:p>774.53133488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585.134518371034">
                <text:p>585.134518371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780.551299067004">
                <text:p>780.55129906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772.424016481452">
                <text:p>772.424016481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844.340614173841">
                <text:p>844.340614173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879.820253424812">
                <text:p>879.820253424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956.590041092178">
                <text:p>956.590041092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994.751611074479">
                <text:p>994.751611074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975.110625641653">
                <text:p>975.110625641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835.067821831629">
                <text:p>835.067821831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781.452034918917">
                <text:p>781.452034918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872.782080033236">
                <text:p>872.782080033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760.865592575445">
                <text:p>760.865592575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773.490209673555">
                <text:p>773.490209673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772.342439702083">
                <text:p>772.342439702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701.197226263769">
                <text:p>701.197226263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731.113066678308">
                <text:p>731.113066678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878.067982325936">
                <text:p>878.067982325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1036.54869159353">
                <text:p>1036.54869159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1121.50004002862">
                <text:p>1121.50004002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1073.22371442355">
                <text:p>1073.22371442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990.426673923107">
                <text:p>990.426673923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816.674628063105">
                <text:p>816.674628063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728.913041963707">
                <text:p>728.913041963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752.181208713562">
                <text:p>752.181208713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540.105817364355">
                <text:p>540.105817364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515.814524769072">
                <text:p>515.814524769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533.288214136381">
                <text:p>533.288214136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588.056087944238">
                <text:p>588.05608794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666.972254436463">
                <text:p>666.97225443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745.067642487003">
                <text:p>745.067642487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826.864185211249">
                <text:p>826.864185211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543.005960094836">
                <text:p>543.005960094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695.613782167853">
                <text:p>695.613782167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568.970405998268">
                <text:p>568.97040599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517.006969011109">
                <text:p>517.006969011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558.030899692862">
                <text:p>558.030899692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503.303702710704">
                <text:p>503.303702710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435.036742883981">
                <text:p>435.036742883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540.796525558974">
                <text:p>540.796525558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653.530336241256">
                <text:p>653.530336241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754.895494442769">
                <text:p>754.895494442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777.840345903523">
                <text:p>777.840345903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881.95462168823">
                <text:p>881.95462168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735.00441456907">
                <text:p>735.00441456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656.444193564071">
                <text:p>656.444193564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551.59162061485">
                <text:p>551.59162061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26">
                <text:p>44926</text:p>
              </table:table-cell>
              <table:table-cell office:value-type="float" office:value="238.713968579546">
                <text:p>238.71396857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957">
                <text:p>44957</text:p>
              </table:table-cell>
              <table:table-cell office:value-type="float" office:value="391.415614814917">
                <text:p>391.4156148149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85">
                <text:p>44985</text:p>
              </table:table-cell>
              <table:table-cell office:value-type="float" office:value="502.641957627125">
                <text:p>502.641957627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16">
                <text:p>45016</text:p>
              </table:table-cell>
              <table:table-cell office:value-type="float" office:value="428.385208807876">
                <text:p>428.38520880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046">
                <text:p>45046</text:p>
              </table:table-cell>
              <table:table-cell office:value-type="float" office:value="364.899457114241">
                <text:p>364.899457114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077">
                <text:p>45077</text:p>
              </table:table-cell>
              <table:table-cell office:value-type="float" office:value="707.489132420234">
                <text:p>707.489132420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07">
                <text:p>45107</text:p>
              </table:table-cell>
              <table:table-cell office:value-type="float" office:value="768.379080219585">
                <text:p>768.379080219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38">
                <text:p>45138</text:p>
              </table:table-cell>
              <table:table-cell office:value-type="float" office:value="649.831406074436">
                <text:p>649.831406074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169">
                <text:p>45169</text:p>
              </table:table-cell>
              <table:table-cell office:value-type="float" office:value="718.602441130248">
                <text:p>718.602441130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199">
                <text:p>45199</text:p>
              </table:table-cell>
              <table:table-cell office:value-type="float" office:value="536.653408307233">
                <text:p>536.65340830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230">
                <text:p>45230</text:p>
              </table:table-cell>
              <table:table-cell office:value-type="float" office:value="317.452575197923">
                <text:p>317.4525751979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260">
                <text:p>45260</text:p>
              </table:table-cell>
              <table:table-cell office:value-type="float" office:value="477.301801341376">
                <text:p>477.30180134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91">
                <text:p>45291</text:p>
              </table:table-cell>
              <table:table-cell office:value-type="float" office:value="377.093748984558">
                <text:p>377.093748984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322">
                <text:p>45322</text:p>
              </table:table-cell>
              <table:table-cell office:value-type="float" office:value="161.871781418156">
                <text:p>161.871781418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351">
                <text:p>45351</text:p>
              </table:table-cell>
              <table:table-cell office:value-type="float" office:value="391.548124125055">
                <text:p>391.548124125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382">
                <text:p>45382</text:p>
              </table:table-cell>
              <table:table-cell office:value-type="float" office:value="151.812749703987">
                <text:p>151.812749703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412">
                <text:p>45412</text:p>
              </table:table-cell>
              <table:table-cell office:value-type="float" office:value="449.242534592589">
                <text:p>449.242534592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443">
                <text:p>45443</text:p>
              </table:table-cell>
              <table:table-cell office:value-type="float" office:value="560.104364049686">
                <text:p>560.104364049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473">
                <text:p>45473</text:p>
              </table:table-cell>
              <table:table-cell office:value-type="float" office:value="641.296216724012">
                <text:p>641.296216724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504">
                <text:p>45504</text:p>
              </table:table-cell>
              <table:table-cell office:value-type="float" office:value="678.568009320875">
                <text:p>678.568009320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535">
                <text:p>45535</text:p>
              </table:table-cell>
              <table:table-cell office:value-type="float" office:value="429.262328552459">
                <text:p>429.262328552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65">
                <text:p>45565</text:p>
              </table:table-cell>
              <table:table-cell office:value-type="float" office:value="566.055401733201">
                <text:p>566.055401733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596">
                <text:p>45596</text:p>
              </table:table-cell>
              <table:table-cell office:value-type="float" office:value="531.680916714426">
                <text:p>531.6809167144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26">
                <text:p>45626</text:p>
              </table:table-cell>
              <table:table-cell office:value-type="float" office:value="350.914200056056">
                <text:p>350.914200056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657">
                <text:p>456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date-style style:name="N134">
      <number:day number:style="long"/>
      <number:text>-</number:text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Gebruik kumulatief</text:p>
        </chart:title>
        <chart:plot-area chart:style-name="ch3" table:cell-range-address="Data258AnnettevanZyl.A18:Data258AnnettevanZyl.A96 Data258AnnettevanZyl.C18:Data258AnnettevanZyl.C96" svg:x="0.32cm" svg:y="1.275cm" svg:width="15.36cm" svg:height="7.545cm">
          <chart:coordinate-region svg:x="2cm" svg:y="1.475cm" svg:width="12.898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258AnnettevanZyl.C18:Data258AnnettevanZyl.C96" chart:class="chart:scatter">
            <chart:domain table:cell-range-address="Data258AnnettevanZyl.A18:Data258AnnettevanZyl.A9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79">
                <text:p>40779</text:p>
                <draw:g>
                  <svg:desc>Data258AnnettevanZyl.A18:Data258AnnettevanZyl.A96</svg:desc>
                </draw:g>
              </table:table-cell>
              <table:table-cell office:value-type="float" office:value="72255.3">
                <text:p>72255.3</text:p>
                <draw:g>
                  <svg:desc>Data258AnnettevanZyl.C18:Data258AnnettevanZyl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87">
                <text:p>40787</text:p>
              </table:table-cell>
              <table:table-cell office:value-type="float" office:value="72546">
                <text:p>72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34">
                <text:p>40834</text:p>
              </table:table-cell>
              <table:table-cell office:value-type="float" office:value="74484.4">
                <text:p>7448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49">
                <text:p>40849</text:p>
              </table:table-cell>
              <table:table-cell office:value-type="float" office:value="75011.4">
                <text:p>750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89">
                <text:p>40889</text:p>
              </table:table-cell>
              <table:table-cell office:value-type="float" office:value="76505.1">
                <text:p>7650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13">
                <text:p>40913</text:p>
              </table:table-cell>
              <table:table-cell office:value-type="float" office:value="77331">
                <text:p>77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46">
                <text:p>40946</text:p>
              </table:table-cell>
              <table:table-cell office:value-type="float" office:value="78298.4">
                <text:p>7829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82">
                <text:p>40982</text:p>
              </table:table-cell>
              <table:table-cell office:value-type="float" office:value="79401.9">
                <text:p>7940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9">
                <text:p>41009</text:p>
              </table:table-cell>
              <table:table-cell office:value-type="float" office:value="80230.1">
                <text:p>8023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44">
                <text:p>41044</text:p>
              </table:table-cell>
              <table:table-cell office:value-type="float" office:value="81527.9">
                <text:p>8152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61">
                <text:p>41061</text:p>
              </table:table-cell>
              <table:table-cell office:value-type="float" office:value="82225.9">
                <text:p>8222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091">
                <text:p>41091</text:p>
              </table:table-cell>
              <table:table-cell office:value-type="float" office:value="83797.3">
                <text:p>8379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122">
                <text:p>41122</text:p>
              </table:table-cell>
              <table:table-cell office:value-type="float" office:value="85435.6">
                <text:p>8543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156">
                <text:p>41156</text:p>
              </table:table-cell>
              <table:table-cell office:value-type="float" office:value="86813.2">
                <text:p>868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88">
                <text:p>41188</text:p>
              </table:table-cell>
              <table:table-cell office:value-type="float" office:value="87925.1">
                <text:p>8792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19">
                <text:p>41219</text:p>
              </table:table-cell>
              <table:table-cell office:value-type="float" office:value="88915.3">
                <text:p>8891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249">
                <text:p>41249</text:p>
              </table:table-cell>
              <table:table-cell office:value-type="float" office:value="89753.5">
                <text:p>897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277">
                <text:p>41277</text:p>
              </table:table-cell>
              <table:table-cell office:value-type="float" office:value="90344.7">
                <text:p>903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09">
                <text:p>41309</text:p>
              </table:table-cell>
              <table:table-cell office:value-type="float" office:value="91231.8">
                <text:p>9123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38">
                <text:p>41338</text:p>
              </table:table-cell>
              <table:table-cell office:value-type="float" office:value="92098.6">
                <text:p>920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67">
                <text:p>41367</text:p>
              </table:table-cell>
              <table:table-cell office:value-type="float" office:value="93029.7">
                <text:p>9302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400">
                <text:p>41400</text:p>
              </table:table-cell>
              <table:table-cell office:value-type="float" office:value="94216.8">
                <text:p>9421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28">
                <text:p>41428</text:p>
              </table:table-cell>
              <table:table-cell office:value-type="float" office:value="95387.7">
                <text:p>9538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57">
                <text:p>41457</text:p>
              </table:table-cell>
              <table:table-cell office:value-type="float" office:value="96770.8">
                <text:p>9677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87">
                <text:p>41487</text:p>
              </table:table-cell>
              <table:table-cell office:value-type="float" office:value="98376.1">
                <text:p>9837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19">
                <text:p>41519</text:p>
              </table:table-cell>
              <table:table-cell office:value-type="float" office:value="99944.2">
                <text:p>9994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53">
                <text:p>41553</text:p>
              </table:table-cell>
              <table:table-cell office:value-type="float" office:value="101157.7">
                <text:p>10115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93">
                <text:p>41593</text:p>
              </table:table-cell>
              <table:table-cell office:value-type="float" office:value="102546.6">
                <text:p>10254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0">
                <text:p>41610</text:p>
              </table:table-cell>
              <table:table-cell office:value-type="float" office:value="103163.3">
                <text:p>10316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51">
                <text:p>41651</text:p>
              </table:table-cell>
              <table:table-cell office:value-type="float" office:value="104457.1">
                <text:p>10445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73">
                <text:p>41673</text:p>
              </table:table-cell>
              <table:table-cell office:value-type="float" office:value="105231">
                <text:p>105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29">
                <text:p>41729</text:p>
              </table:table-cell>
              <table:table-cell office:value-type="float" office:value="107212.415382911">
                <text:p>107212.415382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53">
                <text:p>41753</text:p>
              </table:table-cell>
              <table:table-cell office:value-type="float" office:value="108075.6">
                <text:p>10807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7">
                <text:p>41767</text:p>
              </table:table-cell>
              <table:table-cell office:value-type="float" office:value="108444">
                <text:p>108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94">
                <text:p>41794</text:p>
              </table:table-cell>
              <table:table-cell office:value-type="float" office:value="109266.9">
                <text:p>10926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29">
                <text:p>41829</text:p>
              </table:table-cell>
              <table:table-cell office:value-type="float" office:value="110490.3">
                <text:p>11049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71">
                <text:p>41871</text:p>
              </table:table-cell>
              <table:table-cell office:value-type="float" office:value="111830.3">
                <text:p>11183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85">
                <text:p>41885</text:p>
              </table:table-cell>
              <table:table-cell office:value-type="float" office:value="112249.7">
                <text:p>11224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14">
                <text:p>41914</text:p>
              </table:table-cell>
              <table:table-cell office:value-type="float" office:value="113032.7">
                <text:p>11303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57">
                <text:p>41957</text:p>
              </table:table-cell>
              <table:table-cell office:value-type="float" office:value="114147.6">
                <text:p>11414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984">
                <text:p>41984</text:p>
              </table:table-cell>
              <table:table-cell office:value-type="float" office:value="114881.9">
                <text:p>11488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5">
                <text:p>42005</text:p>
              </table:table-cell>
              <table:table-cell office:value-type="float" office:value="115281.4">
                <text:p>11528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52">
                <text:p>42052</text:p>
              </table:table-cell>
              <table:table-cell office:value-type="float" office:value="116549.8">
                <text:p>116549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90">
                <text:p>42090</text:p>
              </table:table-cell>
              <table:table-cell office:value-type="float" office:value="117515.7">
                <text:p>11751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24">
                <text:p>42124</text:p>
              </table:table-cell>
              <table:table-cell office:value-type="float" office:value="118421.699655643">
                <text:p>118421.699655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37">
                <text:p>42137</text:p>
              </table:table-cell>
              <table:table-cell office:value-type="float" office:value="118782.5">
                <text:p>11878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159">
                <text:p>42159</text:p>
              </table:table-cell>
              <table:table-cell office:value-type="float" office:value="119364.3">
                <text:p>11936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01">
                <text:p>42201</text:p>
              </table:table-cell>
              <table:table-cell office:value-type="float" office:value="120671.5">
                <text:p>1206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229">
                <text:p>42229</text:p>
              </table:table-cell>
              <table:table-cell office:value-type="float" office:value="121560.2">
                <text:p>12156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56">
                <text:p>42256</text:p>
              </table:table-cell>
              <table:table-cell office:value-type="float" office:value="122302.1">
                <text:p>12230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08">
                <text:p>42308</text:p>
              </table:table-cell>
              <table:table-cell office:value-type="float" office:value="123592.789064432">
                <text:p>123592.78906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38">
                <text:p>42338</text:p>
              </table:table-cell>
              <table:table-cell office:value-type="float" office:value="124325.971191527">
                <text:p>124325.971191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369">
                <text:p>42369</text:p>
              </table:table-cell>
              <table:table-cell office:value-type="float" office:value="125083.592722859">
                <text:p>125083.592722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00">
                <text:p>42400</text:p>
              </table:table-cell>
              <table:table-cell office:value-type="float" office:value="125841.21425419">
                <text:p>125841.2142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424">
                <text:p>42424</text:p>
              </table:table-cell>
              <table:table-cell office:value-type="float" office:value="126447.6">
                <text:p>12644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447">
                <text:p>42447</text:p>
              </table:table-cell>
              <table:table-cell office:value-type="float" office:value="127804.1">
                <text:p>12780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490">
                <text:p>42490</text:p>
              </table:table-cell>
              <table:table-cell office:value-type="float" office:value="128132.868767716">
                <text:p>128132.868767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93">
                <text:p>42493</text:p>
              </table:table-cell>
              <table:table-cell office:value-type="float" office:value="128160.9">
                <text:p>12816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524">
                <text:p>42524</text:p>
              </table:table-cell>
              <table:table-cell office:value-type="float" office:value="128979.9">
                <text:p>12897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82">
                <text:p>42582</text:p>
              </table:table-cell>
              <table:table-cell office:value-type="float" office:value="130568.116115543">
                <text:p>130568.116115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13">
                <text:p>42613</text:p>
              </table:table-cell>
              <table:table-cell office:value-type="float" office:value="131406.83761887">
                <text:p>131406.837618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614">
                <text:p>42614</text:p>
              </table:table-cell>
              <table:table-cell office:value-type="float" office:value="131455.5">
                <text:p>13145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74">
                <text:p>42674</text:p>
              </table:table-cell>
              <table:table-cell office:value-type="float" office:value="133046.277385183">
                <text:p>133046.277385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704">
                <text:p>42704</text:p>
              </table:table-cell>
              <table:table-cell office:value-type="float" office:value="133831.218367935">
                <text:p>133831.218367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35">
                <text:p>42735</text:p>
              </table:table-cell>
              <table:table-cell office:value-type="float" office:value="134642.324050112">
                <text:p>134642.324050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66">
                <text:p>42766</text:p>
              </table:table-cell>
              <table:table-cell office:value-type="float" office:value="135453.429732288">
                <text:p>135453.429732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94">
                <text:p>42794</text:p>
              </table:table-cell>
              <table:table-cell office:value-type="float" office:value="136186.04131619">
                <text:p>136186.04131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825">
                <text:p>42825</text:p>
              </table:table-cell>
              <table:table-cell office:value-type="float" office:value="136997.146998367">
                <text:p>136997.146998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855">
                <text:p>42855</text:p>
              </table:table-cell>
              <table:table-cell office:value-type="float" office:value="137782.087981119">
                <text:p>137782.087981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886">
                <text:p>42886</text:p>
              </table:table-cell>
              <table:table-cell office:value-type="float" office:value="138593.193663296">
                <text:p>138593.193663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16">
                <text:p>42916</text:p>
              </table:table-cell>
              <table:table-cell office:value-type="float" office:value="139378.134646047">
                <text:p>139378.134646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47">
                <text:p>42947</text:p>
              </table:table-cell>
              <table:table-cell office:value-type="float" office:value="140189.240328224">
                <text:p>140189.240328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78">
                <text:p>42978</text:p>
              </table:table-cell>
              <table:table-cell office:value-type="float" office:value="141000.346010401">
                <text:p>141000.34601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008">
                <text:p>43008</text:p>
              </table:table-cell>
              <table:table-cell office:value-type="float" office:value="141785.286993153">
                <text:p>141785.286993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039">
                <text:p>43039</text:p>
              </table:table-cell>
              <table:table-cell office:value-type="float" office:value="142596.392675329">
                <text:p>142596.39267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069">
                <text:p>43069</text:p>
              </table:table-cell>
              <table:table-cell office:value-type="float" office:value="143381.333658081">
                <text:p>143381.333658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100">
                <text:p>43100</text:p>
              </table:table-cell>
              <table:table-cell office:value-type="float" office:value="144192.439340258">
                <text:p>144192.439340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119">
                <text:p>43119</text:p>
              </table:table-cell>
              <table:table-cell office:value-type="float" office:value="144697.2">
                <text:p>14469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145">
                <text:p>43145</text:p>
              </table:table-cell>
              <table:table-cell office:value-type="float" office:value="145387.6">
                <text:p>14538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38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9cm" svg:y="2.96cm" style:legend-expansion="high" chart:style-name="ch3"/>
        <chart:plot-area chart:style-name="ch4" table:cell-range-address="Data258AnnettevanZyl.H25:Data258AnnettevanZyl.H36 Data258AnnettevanZyl.F25:Data258AnnettevanZyl.F25 Data258AnnettevanZyl.O25:Data258AnnettevanZyl.O95 Data258AnnettevanZyl.F37:Data258AnnettevanZyl.F37 Data258AnnettevanZyl.F49:Data258AnnettevanZyl.F49 Data258AnnettevanZyl.F61:Data258AnnettevanZyl.F61 Data258AnnettevanZyl.F73:Data258AnnettevanZyl.F73 Data258AnnettevanZyl.F85:Data258AnnettevanZyl.F85" chart:data-source-has-labels="row" svg:x="0.319cm" svg:y="1.275cm" svg:width="13.271cm" svg:height="7.553cm">
          <chart:coordinate-region svg:x="1.602cm" svg:y="1.474cm" svg:width="11.801cm" svg:height="6.7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258AnnettevanZyl.O25:Data258AnnettevanZyl.O36" chart:label-cell-address="Data258AnnettevanZyl.F25:Data258AnnettevanZyl.F25" chart:class="chart:scatter">
            <chart:domain table:cell-range-address="Data258AnnettevanZyl.H25:Data258AnnettevanZyl.H36"/>
            <chart:data-point chart:repeated="12"/>
          </chart:series>
          <chart:series chart:style-name="ch9" chart:values-cell-range-address="Data258AnnettevanZyl.O37:Data258AnnettevanZyl.O48" chart:label-cell-address="Data258AnnettevanZyl.F37:Data258AnnettevanZyl.F37" chart:class="chart:scatter">
            <chart:domain table:cell-range-address="Data258AnnettevanZyl.H37:Data258AnnettevanZyl.H48"/>
            <chart:data-point chart:repeated="12"/>
          </chart:series>
          <chart:series chart:style-name="ch10" chart:values-cell-range-address="Data258AnnettevanZyl.O49:Data258AnnettevanZyl.O60" chart:label-cell-address="Data258AnnettevanZyl.F49:Data258AnnettevanZyl.F49" chart:class="chart:scatter">
            <chart:domain table:cell-range-address="Data258AnnettevanZyl.H49:Data258AnnettevanZyl.H60"/>
            <chart:data-point chart:repeated="12"/>
          </chart:series>
          <chart:series chart:style-name="ch11" chart:values-cell-range-address="Data258AnnettevanZyl.O61:Data258AnnettevanZyl.O72" chart:label-cell-address="Data258AnnettevanZyl.F61:Data258AnnettevanZyl.F61" chart:class="chart:scatter">
            <chart:domain table:cell-range-address="Data258AnnettevanZyl.H61:Data258AnnettevanZyl.H72"/>
            <chart:data-point chart:repeated="12"/>
          </chart:series>
          <chart:series chart:style-name="ch12" chart:values-cell-range-address="Data258AnnettevanZyl.O73:Data258AnnettevanZyl.O84" chart:label-cell-address="Data258AnnettevanZyl.F73:Data258AnnettevanZyl.F73" chart:class="chart:scatter">
            <chart:domain table:cell-range-address="Data258AnnettevanZyl.H73:Data258AnnettevanZyl.H84"/>
            <chart:data-point chart:repeated="12"/>
          </chart:series>
          <chart:series chart:style-name="ch13" chart:values-cell-range-address="Data258AnnettevanZyl.O85:Data258AnnettevanZyl.O95" chart:label-cell-address="Data258AnnettevanZyl.F85:Data258AnnettevanZyl.F85" chart:class="chart:scatter">
            <chart:domain table:cell-range-address="Data258AnnettevanZyl.H85:Data258AnnettevanZyl.H9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2012</text:p>
                <draw:g>
                  <svg:desc>Data258AnnettevanZyl.F25:Data258AnnettevanZyl.F2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3</text:p>
                <draw:g>
                  <svg:desc>Data258AnnettevanZyl.F37:Data258AnnettevanZyl.F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4</text:p>
                <draw:g>
                  <svg:desc>Data258AnnettevanZyl.F49:Data258AnnettevanZyl.F4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5</text:p>
                <draw:g>
                  <svg:desc>Data258AnnettevanZyl.F61:Data258AnnettevanZyl.F6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6</text:p>
                <draw:g>
                  <svg:desc>Data258AnnettevanZyl.F73:Data258AnnettevanZyl.F7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7</text:p>
                <draw:g>
                  <svg:desc>Data258AnnettevanZyl.F85:Data258AnnettevanZyl.F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58AnnettevanZyl.H25:Data258AnnettevanZyl.H36</svg:desc>
                </draw:g>
              </table:table-cell>
              <table:table-cell office:value-type="float" office:value="950.263044981752">
                <text:p>950.263044981752</text:p>
                <draw:g>
                  <svg:desc>Data258AnnettevanZyl.O25:Data258AnnettevanZyl.O36</svg:desc>
                </draw:g>
              </table:table-cell>
              <table:table-cell office:value-type="float" office:value="1">
                <text:p>1</text:p>
                <draw:g>
                  <svg:desc>Data258AnnettevanZyl.H37:Data258AnnettevanZyl.H48</svg:desc>
                </draw:g>
              </table:table-cell>
              <table:table-cell office:value-type="float" office:value="981.711607746081">
                <text:p>981.711607746081</text:p>
                <draw:g>
                  <svg:desc>Data258AnnettevanZyl.O37:Data258AnnettevanZyl.O48</svg:desc>
                </draw:g>
              </table:table-cell>
              <table:table-cell office:value-type="float" office:value="1">
                <text:p>1</text:p>
                <draw:g>
                  <svg:desc>Data258AnnettevanZyl.H49:Data258AnnettevanZyl.H60</svg:desc>
                </draw:g>
              </table:table-cell>
              <table:table-cell office:value-type="float" office:value="1111.53481235472">
                <text:p>1111.53481235472</text:p>
                <draw:g>
                  <svg:desc>Data258AnnettevanZyl.O49:Data258AnnettevanZyl.O60</svg:desc>
                </draw:g>
              </table:table-cell>
              <table:table-cell office:value-type="float" office:value="1">
                <text:p>1</text:p>
                <draw:g>
                  <svg:desc>Data258AnnettevanZyl.H61:Data258AnnettevanZyl.H72</svg:desc>
                </draw:g>
              </table:table-cell>
              <table:table-cell office:value-type="float" office:value="796.676310001873">
                <text:p>796.676310001873</text:p>
                <draw:g>
                  <svg:desc>Data258AnnettevanZyl.O61:Data258AnnettevanZyl.O72</svg:desc>
                </draw:g>
              </table:table-cell>
              <table:table-cell office:value-type="float" office:value="1">
                <text:p>1</text:p>
                <draw:g>
                  <svg:desc>Data258AnnettevanZyl.H73:Data258AnnettevanZyl.H84</svg:desc>
                </draw:g>
              </table:table-cell>
              <table:table-cell office:value-type="float" office:value="1204.38226594121">
                <text:p>1204.38226594121</text:p>
                <draw:g>
                  <svg:desc>Data258AnnettevanZyl.O73:Data258AnnettevanZyl.O84</svg:desc>
                </draw:g>
              </table:table-cell>
              <table:table-cell office:value-type="float" office:value="1">
                <text:p>1</text:p>
                <draw:g>
                  <svg:desc>Data258AnnettevanZyl.H85:Data258AnnettevanZyl.H95</svg:desc>
                </draw:g>
              </table:table-cell>
              <table:table-cell office:value-type="float" office:value="811.105682176771">
                <text:p>811.105682176771</text:p>
                <draw:g>
                  <svg:desc>Data258AnnettevanZyl.O85:Data258AnnettevanZyl.O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2.82364023849">
                <text:p>1052.82364023849</text:p>
              </table:table-cell>
              <table:table-cell office:value-type="float" office:value="2">
                <text:p>2</text:p>
              </table:table-cell>
              <table:table-cell office:value-type="float" office:value="1065.09277823078">
                <text:p>1065.09277823078</text:p>
              </table:table-cell>
              <table:table-cell office:value-type="float" office:value="2">
                <text:p>2</text:p>
              </table:table-cell>
              <table:table-cell office:value-type="float" office:value="1000.21759831021">
                <text:p>1000.21759831021</text:p>
              </table:table-cell>
              <table:table-cell office:value-type="float" office:value="2">
                <text:p>2</text:p>
              </table:table-cell>
              <table:table-cell office:value-type="float" office:value="814.127615679288">
                <text:p>814.127615679288</text:p>
              </table:table-cell>
              <table:table-cell office:value-type="float" office:value="2">
                <text:p>2</text:p>
              </table:table-cell>
              <table:table-cell office:value-type="float" office:value="233.694952946389">
                <text:p>233.694952946389</text:p>
              </table:table-cell>
              <table:table-cell office:value-type="float" office:value="2">
                <text:p>2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07.62144365092">
                <text:p>1207.62144365092</text:p>
              </table:table-cell>
              <table:table-cell office:value-type="float" office:value="3">
                <text:p>3</text:p>
              </table:table-cell>
              <table:table-cell office:value-type="float" office:value="1258.37008369435">
                <text:p>1258.37008369435</text:p>
              </table:table-cell>
              <table:table-cell office:value-type="float" office:value="3">
                <text:p>3</text:p>
              </table:table-cell>
              <table:table-cell office:value-type="float" office:value="905.363726916257">
                <text:p>905.363726916257</text:p>
              </table:table-cell>
              <table:table-cell office:value-type="float" office:value="3">
                <text:p>3</text:p>
              </table:table-cell>
              <table:table-cell office:value-type="float" office:value="813.181688062148">
                <text:p>813.181688062148</text:p>
              </table:table-cell>
              <table:table-cell office:value-type="float" office:value="3">
                <text:p>3</text:p>
              </table:table-cell>
              <table:table-cell office:value-type="float" office:value="749.123688668624">
                <text:p>749.123688668624</text:p>
              </table:table-cell>
              <table:table-cell office:value-type="float" office:value="3">
                <text:p>3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6.22229653038">
                <text:p>1546.22229653038</text:p>
              </table:table-cell>
              <table:table-cell office:value-type="float" office:value="4">
                <text:p>4</text:p>
              </table:table-cell>
              <table:table-cell office:value-type="float" office:value="1412.19898458407">
                <text:p>1412.19898458407</text:p>
              </table:table-cell>
              <table:table-cell office:value-type="float" office:value="4">
                <text:p>4</text:p>
              </table:table-cell>
              <table:table-cell office:value-type="float" office:value="1028.24710954307">
                <text:p>1028.24710954307</text:p>
              </table:table-cell>
              <table:table-cell office:value-type="float" office:value="4">
                <text:p>4</text:p>
              </table:table-cell>
              <table:table-cell office:value-type="float" office:value="912.749405100243">
                <text:p>912.749405100243</text:p>
              </table:table-cell>
              <table:table-cell office:value-type="float" office:value="4">
                <text:p>4</text:p>
              </table:table-cell>
              <table:table-cell office:value-type="float" office:value="826.848096518661">
                <text:p>826.848096518661</text:p>
              </table:table-cell>
              <table:table-cell office:value-type="float" office:value="4">
                <text:p>4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58.96550976881">
                <text:p>1658.96550976881</text:p>
              </table:table-cell>
              <table:table-cell office:value-type="float" office:value="5">
                <text:p>5</text:p>
              </table:table-cell>
              <table:table-cell office:value-type="float" office:value="1640.06695965235">
                <text:p>1640.06695965235</text:p>
              </table:table-cell>
              <table:table-cell office:value-type="float" office:value="5">
                <text:p>5</text:p>
              </table:table-cell>
              <table:table-cell office:value-type="float" office:value="1019.68531701178">
                <text:p>1019.68531701178</text:p>
              </table:table-cell>
              <table:table-cell office:value-type="float" office:value="5">
                <text:p>5</text:p>
              </table:table-cell>
              <table:table-cell office:value-type="float" office:value="976.108949225396">
                <text:p>976.108949225396</text:p>
              </table:table-cell>
              <table:table-cell office:value-type="float" office:value="5">
                <text:p>5</text:p>
              </table:table-cell>
              <table:table-cell office:value-type="float" office:value="859.275562639581">
                <text:p>859.275562639581</text:p>
              </table:table-cell>
              <table:table-cell office:value-type="float" office:value="5">
                <text:p>5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73.18887182511">
                <text:p>1273.18887182511</text:p>
              </table:table-cell>
              <table:table-cell office:value-type="float" office:value="6">
                <text:p>6</text:p>
              </table:table-cell>
              <table:table-cell office:value-type="float" office:value="1549.74388265866">
                <text:p>1549.74388265866</text:p>
              </table:table-cell>
              <table:table-cell office:value-type="float" office:value="6">
                <text:p>6</text:p>
              </table:table-cell>
              <table:table-cell office:value-type="float" office:value="969.771550681908">
                <text:p>969.771550681908</text:p>
              </table:table-cell>
              <table:table-cell office:value-type="float" office:value="6">
                <text:p>6</text:p>
              </table:table-cell>
              <table:table-cell office:value-type="float" office:value="909.528103056713">
                <text:p>909.528103056713</text:p>
              </table:table-cell>
              <table:table-cell office:value-type="float" office:value="6">
                <text:p>6</text:p>
              </table:table-cell>
              <table:table-cell office:value-type="float" office:value="838.721503327834">
                <text:p>838.721503327834</text:p>
              </table:table-cell>
              <table:table-cell office:value-type="float" office:value="6">
                <text:p>6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65.14627655735">
                <text:p>1065.14627655735</text:p>
              </table:table-cell>
              <table:table-cell office:value-type="float" office:value="7">
                <text:p>7</text:p>
              </table:table-cell>
              <table:table-cell office:value-type="float" office:value="1094.61770289764">
                <text:p>1094.61770289764</text:p>
              </table:table-cell>
              <table:table-cell office:value-type="float" office:value="7">
                <text:p>7</text:p>
              </table:table-cell>
              <table:table-cell office:value-type="float" office:value="818.714258087333">
                <text:p>818.714258087333</text:p>
              </table:table-cell>
              <table:table-cell office:value-type="float" office:value="7">
                <text:p>7</text:p>
              </table:table-cell>
              <table:table-cell office:value-type="float" office:value="777.869137661066">
                <text:p>777.869137661066</text:p>
              </table:table-cell>
              <table:table-cell office:value-type="float" office:value="7">
                <text:p>7</text:p>
              </table:table-cell>
              <table:table-cell office:value-type="float" office:value="806.450880980585">
                <text:p>806.450880980585</text:p>
              </table:table-cell>
              <table:table-cell office:value-type="float" office:value="7">
                <text:p>7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9.25726913917">
                <text:p>1009.25726913917</text:p>
              </table:table-cell>
              <table:table-cell office:value-type="float" office:value="8">
                <text:p>8</text:p>
              </table:table-cell>
              <table:table-cell office:value-type="float" office:value="1076.59325844841">
                <text:p>1076.59325844841</text:p>
              </table:table-cell>
              <table:table-cell office:value-type="float" office:value="8">
                <text:p>8</text:p>
              </table:table-cell>
              <table:table-cell office:value-type="float" office:value="808.52325363725">
                <text:p>808.52325363725</text:p>
              </table:table-cell>
              <table:table-cell office:value-type="float" office:value="8">
                <text:p>8</text:p>
              </table:table-cell>
              <table:table-cell office:value-type="float" office:value="781.65212568338">
                <text:p>781.65212568338</text:p>
              </table:table-cell>
              <table:table-cell office:value-type="float" office:value="8">
                <text:p>8</text:p>
              </table:table-cell>
              <table:table-cell office:value-type="float" office:value="832.988885332132">
                <text:p>832.988885332132</text:p>
              </table:table-cell>
              <table:table-cell office:value-type="float" office:value="8">
                <text:p>8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3.382045808015">
                <text:p>863.382045808015</text:p>
              </table:table-cell>
              <table:table-cell office:value-type="float" office:value="9">
                <text:p>9</text:p>
              </table:table-cell>
              <table:table-cell office:value-type="float" office:value="1060.14349271916">
                <text:p>1060.14349271916</text:p>
              </table:table-cell>
              <table:table-cell office:value-type="float" office:value="9">
                <text:p>9</text:p>
              </table:table-cell>
              <table:table-cell office:value-type="float" office:value="810.686180800083">
                <text:p>810.686180800083</text:p>
              </table:table-cell>
              <table:table-cell office:value-type="float" office:value="9">
                <text:p>9</text:p>
              </table:table-cell>
              <table:table-cell office:value-type="float" office:value="733.18212709506">
                <text:p>733.18212709506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0.262297465932">
                <text:p>690.262297465932</text:p>
              </table:table-cell>
              <table:table-cell office:value-type="float" office:value="10">
                <text:p>10</text:p>
              </table:table-cell>
              <table:table-cell office:value-type="float" office:value="996.72464956902">
                <text:p>996.72464956902</text:p>
              </table:table-cell>
              <table:table-cell office:value-type="float" office:value="10">
                <text:p>10</text:p>
              </table:table-cell>
              <table:table-cell office:value-type="float" office:value="682.415492020315">
                <text:p>682.415492020315</text:p>
              </table:table-cell>
              <table:table-cell office:value-type="float" office:value="10">
                <text:p>10</text:p>
              </table:table-cell>
              <table:table-cell office:value-type="float" office:value="757.621531331679">
                <text:p>757.621531331679</text:p>
              </table:table-cell>
              <table:table-cell office:value-type="float" office:value="10">
                <text:p>10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0">
                <text:p>10</text:p>
              </table:table-cell>
              <table:table-cell office:value-type="float" office:value="811.105682177004">
                <text:p>811.105682177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31.288306218572">
                <text:p>831.288306218572</text:p>
              </table:table-cell>
              <table:table-cell office:value-type="float" office:value="11">
                <text:p>11</text:p>
              </table:table-cell>
              <table:table-cell office:value-type="float" office:value="1042.18331394438">
                <text:p>1042.18331394438</text:p>
              </table:table-cell>
              <table:table-cell office:value-type="float" office:value="11">
                <text:p>11</text:p>
              </table:table-cell>
              <table:table-cell office:value-type="float" office:value="818.386466915254">
                <text:p>818.386466915254</text:p>
              </table:table-cell>
              <table:table-cell office:value-type="float" office:value="11">
                <text:p>11</text:p>
              </table:table-cell>
              <table:table-cell office:value-type="float" office:value="757.621531331562">
                <text:p>757.621531331562</text:p>
              </table:table-cell>
              <table:table-cell office:value-type="float" office:value="11">
                <text:p>11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1">
                <text:p>11</text:p>
              </table:table-cell>
              <table:table-cell office:value-type="float" office:value="810.308328788378">
                <text:p>810.30832878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25.098510211334">
                <text:p>825.098510211334</text:p>
              </table:table-cell>
              <table:table-cell office:value-type="float" office:value="12">
                <text:p>12</text:p>
              </table:table-cell>
              <table:table-cell office:value-type="float" office:value="1000.36624592682">
                <text:p>1000.36624592682</text:p>
              </table:table-cell>
              <table:table-cell office:value-type="float" office:value="12">
                <text:p>12</text:p>
              </table:table-cell>
              <table:table-cell office:value-type="float" office:value="736.469393127831">
                <text:p>736.469393127831</text:p>
              </table:table-cell>
              <table:table-cell office:value-type="float" office:value="12">
                <text:p>12</text:p>
              </table:table-cell>
              <table:table-cell office:value-type="float" office:value="853.577294637915">
                <text:p>853.577294637915</text:p>
              </table:table-cell>
              <table:table-cell office:value-type="float" office:value="12">
                <text:p>12</text:p>
              </table:table-cell>
              <table:table-cell office:value-type="float" office:value="732.611583901802">
                <text:p>732.6115839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5"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5.139cm" svg:y="0.316cm" chart:style-name="ch2">
          <text:p>Kraggebruik per jaar oor tyd</text:p>
        </chart:title>
        <chart:plot-area chart:style-name="ch3" table:cell-range-address="Data494Mississippi.K83:Data494Mississippi.L89" svg:x="0.32cm" svg:y="1.275cm" svg:width="15.36cm" svg:height="7.545cm">
          <chart:coordinate-region svg:x="1.788cm" svg:y="1.474cm" svg:width="13.52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494Mississippi.L83:Data494Mississippi.L89" chart:class="chart:scatter">
            <chart:domain table:cell-range-address="Data494Mississippi.K83:Data494Mississippi.K8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8">
                <text:p>2018</text:p>
                <draw:g>
                  <svg:desc>Data494Mississippi.K83:Data494Mississippi.K89</svg:desc>
                </draw:g>
              </table:table-cell>
              <table:table-cell office:value-type="float" office:value="8885.1366874136">
                <text:p>8885.1366874136</text:p>
                <draw:g>
                  <svg:desc>Data494Mississippi.L83:Data494Mississippi.L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9">
                <text:p>2019</text:p>
              </table:table-cell>
              <table:table-cell office:value-type="float" office:value="10147.8105504056">
                <text:p>10147.810550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0">
                <text:p>2020</text:p>
              </table:table-cell>
              <table:table-cell office:value-type="float" office:value="9717.85760398323">
                <text:p>9717.85760398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1">
                <text:p>2021</text:p>
              </table:table-cell>
              <table:table-cell office:value-type="float" office:value="7188.72515819754">
                <text:p>7188.72515819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2">
                <text:p>2022</text:p>
              </table:table-cell>
              <table:table-cell office:value-type="float" office:value="7514.81363551426">
                <text:p>7514.81363551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3">
                <text:p>2023</text:p>
              </table:table-cell>
              <table:table-cell office:value-type="float" office:value="5899.50816514092">
                <text:p>5899.50816514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4">
                <text:p>2024</text:p>
              </table:table-cell>
              <table:table-cell office:value-type="float" office:value="4358.93672144729">
                <text:p>4358.93672144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3">
      <number:number number:decimal-places="0" number:min-decimal-places="0" number:min-integer-digits="1" number:grouping="true"/>
    </number:number-style>
    <number:date-style style:name="N135"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048cm" svg:y="0.316cm" chart:style-name="ch2">
          <text:p>Gebruik kumulatief</text:p>
        </chart:title>
        <chart:legend chart:legend-position="end" svg:x="10.681cm" svg:y="4.205cm" style:legend-expansion="high" chart:style-name="ch3"/>
        <chart:plot-area chart:style-name="ch4" table:cell-range-address="Data494Mississippi.F37:Data494Mississippi.F118 Data494Mississippi.G36:Data494Mississippi.G36 Data494Mississippi.H37:Data494Mississippi.H118" chart:data-source-has-labels="row" svg:x="0.96cm" svg:y="1.274cm" svg:width="15.575cm" svg:height="6.571cm">
          <chart:coordinate-region svg:x="2.428cm" svg:y="1.473cm" svg:width="13.563cm" svg:height="5.7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494Mississippi.H37:Data494Mississippi.H118" chart:label-cell-address="Data494Mississippi.G36:Data494Mississippi.G36" chart:class="chart:scatter">
            <chart:domain table:cell-range-address="Data494Mississippi.F37:Data494Mississippi.F118"/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raggebruik maand [kWh]</text:p>
                <draw:g>
                  <svg:desc>Data494Mississippi.G36:Data494Mississippi.G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118</svg:desc>
                </draw:g>
              </table:table-cell>
              <table:table-cell office:value-type="float" office:value="NaN">
                <text:p>NaN</text:p>
                <draw:g>
                  <svg:desc>Data494Mississippi.H37:Data494Mississippi.H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966.97052631574">
                <text:p>966.9705263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1805.53221075498">
                <text:p>1805.5322107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2726.47706969571">
                <text:p>2726.47706969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3486.26977177439">
                <text:p>3486.2697717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4349.17018535957">
                <text:p>4349.1701853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5115.82256970219">
                <text:p>5115.8225697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5972.49551861221">
                <text:p>5972.4955186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6747.02685349411">
                <text:p>6747.02685349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7332.16137186515">
                <text:p>7332.161371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8112.71267093215">
                <text:p>8112.71267093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8885.1366874136">
                <text:p>8885.1366874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9729.47730158745">
                <text:p>9729.4773015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10609.2975550123">
                <text:p>10609.2975550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11565.8875961044">
                <text:p>11565.887596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12560.6392071789">
                <text:p>12560.6392071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13535.7498328206">
                <text:p>13535.7498328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14370.8176546522">
                <text:p>14370.8176546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15152.2696895711">
                <text:p>15152.2696895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16025.0517696044">
                <text:p>16025.0517696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16785.9173621798">
                <text:p>16785.9173621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17559.4075718534">
                <text:p>17559.4075718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18331.7500115554">
                <text:p>18331.7500115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19032.9472378192">
                <text:p>19032.9472378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19764.0603044975">
                <text:p>19764.0603044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20642.1282868234">
                <text:p>20642.128286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21678.676978417">
                <text:p>21678.676978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22800.1770184456">
                <text:p>22800.1770184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23873.4007328691">
                <text:p>23873.4007328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24863.8274067922">
                <text:p>24863.8274067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25680.5020348553">
                <text:p>25680.5020348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26409.4150768191">
                <text:p>26409.415076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27161.5962855326">
                <text:p>27161.5962855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27701.702102897">
                <text:p>27701.702102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28217.516627666">
                <text:p>28217.516627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28750.8048418024">
                <text:p>28750.8048418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29338.8609297467">
                <text:p>29338.8609297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30005.8331841831">
                <text:p>30005.8331841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30750.9008266701">
                <text:p>30750.900826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31577.7650118814">
                <text:p>31577.7650118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32120.7709719762">
                <text:p>32120.7709719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32816.3847541441">
                <text:p>32816.384754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33385.3551601423">
                <text:p>33385.3551601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33902.3621291535">
                <text:p>33902.362129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34460.3930288463">
                <text:p>34460.3930288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34963.696731557">
                <text:p>34963.696731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35398.733474441">
                <text:p>35398.7334744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35939.53">
                <text:p>35939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36593.0603362412">
                <text:p>36593.0603362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37347.955830684">
                <text:p>37347.955830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38125.7961765875">
                <text:p>38125.7961765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39007.7507982758">
                <text:p>39007.7507982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39781.060044664">
                <text:p>39781.060044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40516.0644592331">
                <text:p>40516.0644592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41172.5086527971">
                <text:p>41172.5086527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41769.9804738778">
                <text:p>41769.980473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42321.5720944927">
                <text:p>42321.572094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26">
                <text:p>44926</text:p>
              </table:table-cell>
              <table:table-cell office:value-type="float" office:value="42560.2860630722">
                <text:p>42560.2860630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957">
                <text:p>44957</text:p>
              </table:table-cell>
              <table:table-cell office:value-type="float" office:value="42951.7016778871">
                <text:p>42951.7016778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85">
                <text:p>44985</text:p>
              </table:table-cell>
              <table:table-cell office:value-type="float" office:value="43454.3436355142">
                <text:p>43454.3436355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16">
                <text:p>45016</text:p>
              </table:table-cell>
              <table:table-cell office:value-type="float" office:value="43882.7288443221">
                <text:p>43882.7288443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046">
                <text:p>45046</text:p>
              </table:table-cell>
              <table:table-cell office:value-type="float" office:value="44247.6283014364">
                <text:p>44247.6283014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077">
                <text:p>45077</text:p>
              </table:table-cell>
              <table:table-cell office:value-type="float" office:value="44955.1174338566">
                <text:p>44955.1174338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07">
                <text:p>45107</text:p>
              </table:table-cell>
              <table:table-cell office:value-type="float" office:value="45723.4965140762">
                <text:p>45723.4965140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38">
                <text:p>45138</text:p>
              </table:table-cell>
              <table:table-cell office:value-type="float" office:value="46373.3279201506">
                <text:p>46373.3279201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169">
                <text:p>45169</text:p>
              </table:table-cell>
              <table:table-cell office:value-type="float" office:value="47091.9303612809">
                <text:p>47091.9303612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199">
                <text:p>45199</text:p>
              </table:table-cell>
              <table:table-cell office:value-type="float" office:value="47628.5837695881">
                <text:p>47628.5837695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230">
                <text:p>45230</text:p>
              </table:table-cell>
              <table:table-cell office:value-type="float" office:value="47946.036344786">
                <text:p>47946.036344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260">
                <text:p>45260</text:p>
              </table:table-cell>
              <table:table-cell office:value-type="float" office:value="48423.3381461274">
                <text:p>48423.3381461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91">
                <text:p>45291</text:p>
              </table:table-cell>
              <table:table-cell office:value-type="float" office:value="48800.431895112">
                <text:p>48800.431895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322">
                <text:p>45322</text:p>
              </table:table-cell>
              <table:table-cell office:value-type="float" office:value="49191.980019237">
                <text:p>49191.980019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351">
                <text:p>45351</text:p>
              </table:table-cell>
              <table:table-cell office:value-type="float" office:value="49641.2225538296">
                <text:p>49641.2225538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382">
                <text:p>45382</text:p>
              </table:table-cell>
              <table:table-cell office:value-type="float" office:value="50201.3269178793">
                <text:p>50201.3269178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412">
                <text:p>45412</text:p>
              </table:table-cell>
              <table:table-cell office:value-type="float" office:value="50842.6231346033">
                <text:p>50842.6231346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443">
                <text:p>45443</text:p>
              </table:table-cell>
              <table:table-cell office:value-type="float" office:value="51521.1911439242">
                <text:p>51521.1911439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473">
                <text:p>45473</text:p>
              </table:table-cell>
              <table:table-cell office:value-type="float" office:value="51950.4534724766">
                <text:p>51950.4534724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504">
                <text:p>45504</text:p>
              </table:table-cell>
              <table:table-cell office:value-type="float" office:value="52516.5088742098">
                <text:p>52516.5088742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535">
                <text:p>45535</text:p>
              </table:table-cell>
              <table:table-cell office:value-type="float" office:value="53048.1897909243">
                <text:p>53048.1897909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65">
                <text:p>45565</text:p>
              </table:table-cell>
              <table:table-cell office:value-type="float" office:value="53399.1039909803">
                <text:p>53399.1039909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596">
                <text:p>45596</text:p>
              </table:table-cell>
              <table:table-cell office:value-type="float" office:value="53930.7849076947">
                <text:p>53930.7849076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26">
                <text:p>45626</text:p>
              </table:table-cell>
              <table:table-cell office:value-type="float" office:value="54281.6991077508">
                <text:p>54281.6991077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657">
                <text:p>45657</text:p>
              </table:table-cell>
              <table:table-cell office:value-type="float" office:value="54281.6991077508">
                <text:p>54281.69910775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